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191cm" fo:margin-left="0cm" fo:margin-top="0cm" fo:margin-bottom="0cm" table:align="left" style:writing-mode="lr-tb"/>
    </style:style>
    <style:style style:name="Table1.A" style:family="table-column">
      <style:table-column-properties style:column-width="4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2cm" fo:margin-left="0cm" fo:margin-top="0cm" fo:margin-bottom="0cm" table:align="left" style:writing-mode="lr-tb"/>
    </style:style>
    <style:style style:name="Table3.A" style:family="table-column">
      <style:table-column-properties style:column-width="1.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328cm" fo:margin-left="0cm" fo:margin-top="0cm" fo:margin-bottom="0cm" table:align="left" style:writing-mode="lr-tb"/>
    </style:style>
    <style:style style:name="Table4.A" style:family="table-column">
      <style:table-column-properties style:column-width="2.32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397cm" fo:margin-left="0cm" fo:margin-top="0cm" fo:margin-bottom="0cm" table:align="left" style:writing-mode="lr-tb"/>
    </style:style>
    <style:style style:name="Table5.A" style:family="table-column">
      <style:table-column-properties style:column-width="1.39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397cm" fo:margin-left="0cm" fo:margin-top="0cm" fo:margin-bottom="0cm" table:align="left" style:writing-mode="lr-tb"/>
    </style:style>
    <style:style style:name="Table6.A" style:family="table-column">
      <style:table-column-properties style:column-width="1.3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03cm" style:rel-column-width="3715*"/>
    </style:style>
    <style:style style:name="Table7.B" style:family="table-column">
      <style:table-column-properties style:column-width="14.48cm" style:rel-column-width="59604*"/>
    </style:style>
    <style:style style:name="Table7.C" style:family="table-column">
      <style:table-column-properties style:column-width="0.538cm" style:rel-column-width="221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C1" style:family="table-cell">
      <style:table-cell-properties fo:padding="0cm" fo:border="none"/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3" style:family="table-row">
      <style:table-row-properties style:row-height="0cm" fo:keep-together="auto"/>
    </style:style>
    <style:style style:name="Table7.A3" style:family="table-cell">
      <style:table-cell-properties style:vertical-align="middle" fo:padding-left="0.503cm" fo:padding-right="0.265cm" fo:padding-top="0.132cm" fo:padding-bottom="0.265cm" fo:border="none"/>
    </style:style>
    <style:style style:name="Table7.C4" style:family="table-cell">
      <style:table-cell-properties fo:padding="0cm" fo:border="none"/>
    </style:style>
    <style:style style:name="Table7.A5" style:family="table-cell">
      <style:table-cell-properties style:vertical-align="middle" fo:padding-left="0.529cm" fo:padding-right="0.265cm" fo:padding-top="0.265cm" fo:padding-bottom="0.265cm" fo:border="none"/>
    </style:style>
    <style:style style:name="Table7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4.191cm" fo:margin-left="0cm" fo:margin-top="0cm" fo:margin-bottom="0cm" table:align="left" style:writing-mode="lr-tb"/>
    </style:style>
    <style:style style:name="Table1.A" style:family="table-column">
      <style:table-column-properties style:column-width="4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2cm" fo:margin-left="0cm" fo:margin-top="0cm" fo:margin-bottom="0cm" table:align="left" style:writing-mode="lr-tb"/>
    </style:style>
    <style:style style:name="Table3.A" style:family="table-column">
      <style:table-column-properties style:column-width="1.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328cm" fo:margin-left="0cm" fo:margin-top="0cm" fo:margin-bottom="0cm" table:align="left" style:writing-mode="lr-tb"/>
    </style:style>
    <style:style style:name="Table4.A" style:family="table-column">
      <style:table-column-properties style:column-width="2.32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397cm" fo:margin-left="0cm" fo:margin-top="0cm" fo:margin-bottom="0cm" table:align="left" style:writing-mode="lr-tb"/>
    </style:style>
    <style:style style:name="Table5.A" style:family="table-column">
      <style:table-column-properties style:column-width="1.39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397cm" fo:margin-left="0cm" fo:margin-top="0cm" fo:margin-bottom="0cm" table:align="left" style:writing-mode="lr-tb"/>
    </style:style>
    <style:style style:name="Table6.A" style:family="table-column">
      <style:table-column-properties style:column-width="1.3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8" style:family="table">
      <style:table-properties style:width="2.328cm" fo:margin-left="0cm" fo:margin-top="0cm" fo:margin-bottom="0cm" table:align="left" style:writing-mode="lr-tb"/>
    </style:style>
    <style:style style:name="Table8.A" style:family="table-column">
      <style:table-column-properties style:column-width="2.32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397cm" fo:margin-left="0cm" fo:margin-top="0cm" fo:margin-bottom="0cm" table:align="left" style:writing-mode="lr-tb"/>
    </style:style>
    <style:style style:name="Table9.A" style:family="table-column">
      <style:table-column-properties style:column-width="1.39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397cm" fo:margin-left="0cm" fo:margin-top="0cm" fo:margin-bottom="0cm" table:align="left" style:writing-mode="lr-tb"/>
    </style:style>
    <style:style style:name="Table10.A" style:family="table-column">
      <style:table-column-properties style:column-width="1.39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328cm" fo:margin-left="0cm" fo:margin-top="0cm" fo:margin-bottom="0cm" table:align="left" style:writing-mode="lr-tb"/>
    </style:style>
    <style:style style:name="Table12.A" style:family="table-column">
      <style:table-column-properties style:column-width="2.32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397cm" fo:margin-left="0cm" fo:margin-top="0cm" fo:margin-bottom="0cm" table:align="left" style:writing-mode="lr-tb"/>
    </style:style>
    <style:style style:name="Table13.A" style:family="table-column">
      <style:table-column-properties style:column-width="1.39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5.921cm" style:rel-width="100%" fo:margin-left="0cm" fo:margin-top="0cm" fo:margin-bottom="0cm" table:align="left" style:writing-mode="lr-tb"/>
    </style:style>
    <style:style style:name="Table14.A" style:family="table-column">
      <style:table-column-properties style:column-width="0.903cm" style:rel-column-width="3715*"/>
    </style:style>
    <style:style style:name="Table14.B" style:family="table-column">
      <style:table-column-properties style:column-width="14.48cm" style:rel-column-width="59604*"/>
    </style:style>
    <style:style style:name="Table14.C" style:family="table-column">
      <style:table-column-properties style:column-width="0.538cm" style:rel-column-width="221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8e4f3" fo:padding="0.265cm" fo:border="none">
        <style:background-image/>
      </style:table-cell-properties>
    </style:style>
    <style:style style:name="Table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.C1" style:family="table-cell">
      <style:table-cell-properties fo:padding="0cm" fo:border="none"/>
    </style:style>
    <style:style style:name="Table14.A2" style:family="table-cell">
      <style:table-cell-properties style:vertical-align="middle" fo:padding-left="0.529cm" fo:padding-right="0.265cm" fo:padding-top="0.265cm" fo:padding-bottom="0.265cm" fo:border="none"/>
    </style:style>
    <style:style style:name="Table14.3" style:family="table-row">
      <style:table-row-properties style:row-height="0cm" fo:keep-together="auto"/>
    </style:style>
    <style:style style:name="Table14.A3" style:family="table-cell">
      <style:table-cell-properties style:vertical-align="middle" fo:padding-left="0.503cm" fo:padding-right="0.265cm" fo:padding-top="0.132cm" fo:padding-bottom="0.265cm" fo:border="none"/>
    </style:style>
    <style:style style:name="Table14.C4" style:family="table-cell">
      <style:table-cell-properties fo:padding="0cm" fo:border="none"/>
    </style:style>
    <style:style style:name="Table14.A5" style:family="table-cell">
      <style:table-cell-properties style:vertical-align="middle" fo:padding-left="0.529cm" fo:padding-right="0.265cm" fo:padding-top="0.265cm" fo:padding-bottom="0.265cm" fo:border="none"/>
    </style:style>
    <style:style style:name="Table14.A6" style:family="table-cell">
      <style:table-cell-properties style:vertical-align="middle" fo:padding-left="0.503cm" fo:padding-right="0.265cm" fo:padding-top="0.132cm" fo:padding-bottom="0.265cm" fo:border="none"/>
    </style:style>
    <style:style style:name="Table8" style:family="table">
      <style:table-properties style:width="2.328cm" fo:margin-left="0cm" fo:margin-top="0cm" fo:margin-bottom="0cm" table:align="left" style:writing-mode="lr-tb"/>
    </style:style>
    <style:style style:name="Table8.A" style:family="table-column">
      <style:table-column-properties style:column-width="2.32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397cm" fo:margin-left="0cm" fo:margin-top="0cm" fo:margin-bottom="0cm" table:align="left" style:writing-mode="lr-tb"/>
    </style:style>
    <style:style style:name="Table9.A" style:family="table-column">
      <style:table-column-properties style:column-width="1.39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397cm" fo:margin-left="0cm" fo:margin-top="0cm" fo:margin-bottom="0cm" table:align="left" style:writing-mode="lr-tb"/>
    </style:style>
    <style:style style:name="Table10.A" style:family="table-column">
      <style:table-column-properties style:column-width="1.39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328cm" fo:margin-left="0cm" fo:margin-top="0cm" fo:margin-bottom="0cm" table:align="left" style:writing-mode="lr-tb"/>
    </style:style>
    <style:style style:name="Table12.A" style:family="table-column">
      <style:table-column-properties style:column-width="2.32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397cm" fo:margin-left="0cm" fo:margin-top="0cm" fo:margin-bottom="0cm" table:align="left" style:writing-mode="lr-tb"/>
    </style:style>
    <style:style style:name="Table13.A" style:family="table-column">
      <style:table-column-properties style:column-width="1.39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5" style:family="table">
      <style:table-properties style:width="2.328cm" fo:margin-left="0cm" fo:margin-top="0cm" fo:margin-bottom="0cm" table:align="left" style:writing-mode="lr-tb"/>
    </style:style>
    <style:style style:name="Table15.A" style:family="table-column">
      <style:table-column-properties style:column-width="2.32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328cm" fo:margin-left="0cm" fo:margin-top="0cm" fo:margin-bottom="0cm" table:align="left" style:writing-mode="lr-tb"/>
    </style:style>
    <style:style style:name="Table17.A" style:family="table-column">
      <style:table-column-properties style:column-width="2.328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328cm" fo:margin-left="0cm" fo:margin-top="0cm" fo:margin-bottom="0cm" table:align="left" style:writing-mode="lr-tb"/>
    </style:style>
    <style:style style:name="Table18.A" style:family="table-column">
      <style:table-column-properties style:column-width="2.32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328cm" fo:margin-left="0cm" fo:margin-top="0cm" fo:margin-bottom="0cm" table:align="left" style:writing-mode="lr-tb"/>
    </style:style>
    <style:style style:name="Table19.A" style:family="table-column">
      <style:table-column-properties style:column-width="2.32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5.921cm" style:rel-width="100%" fo:margin-left="0cm" fo:margin-top="0cm" fo:margin-bottom="0cm" table:align="left" style:writing-mode="lr-tb"/>
    </style:style>
    <style:style style:name="Table21.A" style:family="table-column">
      <style:table-column-properties style:column-width="0.903cm" style:rel-column-width="3715*"/>
    </style:style>
    <style:style style:name="Table21.B" style:family="table-column">
      <style:table-column-properties style:column-width="14.48cm" style:rel-column-width="59604*"/>
    </style:style>
    <style:style style:name="Table21.C" style:family="table-column">
      <style:table-column-properties style:column-width="0.538cm" style:rel-column-width="2216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8e4f3" fo:padding="0.265cm" fo:border="none">
        <style:background-image/>
      </style:table-cell-properties>
    </style:style>
    <style:style style:name="Table2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.C1" style:family="table-cell">
      <style:table-cell-properties fo:padding="0cm" fo:border="none"/>
    </style:style>
    <style:style style:name="Table21.A2" style:family="table-cell">
      <style:table-cell-properties style:vertical-align="middle" fo:padding-left="0.529cm" fo:padding-right="0.265cm" fo:padding-top="0.265cm" fo:padding-bottom="0.265cm" fo:border="none"/>
    </style:style>
    <style:style style:name="Table21.3" style:family="table-row">
      <style:table-row-properties style:row-height="0cm" fo:keep-together="auto"/>
    </style:style>
    <style:style style:name="Table21.A3" style:family="table-cell">
      <style:table-cell-properties style:vertical-align="middle" fo:padding-left="0.503cm" fo:padding-right="0.265cm" fo:padding-top="0.132cm" fo:padding-bottom="0.265cm" fo:border="none"/>
    </style:style>
    <style:style style:name="Table21.C4" style:family="table-cell">
      <style:table-cell-properties fo:padding="0cm" fo:border="none"/>
    </style:style>
    <style:style style:name="Table21.A5" style:family="table-cell">
      <style:table-cell-properties style:vertical-align="middle" fo:padding-left="0.529cm" fo:padding-right="0.265cm" fo:padding-top="0.265cm" fo:padding-bottom="0.265cm" fo:border="none"/>
    </style:style>
    <style:style style:name="Table21.A6" style:family="table-cell">
      <style:table-cell-properties style:vertical-align="middle" fo:padding-left="0.503cm" fo:padding-right="0.265cm" fo:padding-top="0.132cm" fo:padding-bottom="0.265cm" fo:border="none"/>
    </style:style>
    <style:style style:name="Table15" style:family="table">
      <style:table-properties style:width="2.328cm" fo:margin-left="0cm" fo:margin-top="0cm" fo:margin-bottom="0cm" table:align="left" style:writing-mode="lr-tb"/>
    </style:style>
    <style:style style:name="Table15.A" style:family="table-column">
      <style:table-column-properties style:column-width="2.32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328cm" fo:margin-left="0cm" fo:margin-top="0cm" fo:margin-bottom="0cm" table:align="left" style:writing-mode="lr-tb"/>
    </style:style>
    <style:style style:name="Table17.A" style:family="table-column">
      <style:table-column-properties style:column-width="2.328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328cm" fo:margin-left="0cm" fo:margin-top="0cm" fo:margin-bottom="0cm" table:align="left" style:writing-mode="lr-tb"/>
    </style:style>
    <style:style style:name="Table18.A" style:family="table-column">
      <style:table-column-properties style:column-width="2.32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328cm" fo:margin-left="0cm" fo:margin-top="0cm" fo:margin-bottom="0cm" table:align="left" style:writing-mode="lr-tb"/>
    </style:style>
    <style:style style:name="Table19.A" style:family="table-column">
      <style:table-column-properties style:column-width="2.32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2" style:family="table">
      <style:table-properties style:width="1.397cm" fo:margin-left="0cm" fo:margin-top="0cm" fo:margin-bottom="0cm" table:align="left" style:writing-mode="lr-tb"/>
    </style:style>
    <style:style style:name="Table22.A" style:family="table-column">
      <style:table-column-properties style:column-width="1.39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397cm" fo:margin-left="0cm" fo:margin-top="0cm" fo:margin-bottom="0cm" table:align="left" style:writing-mode="lr-tb"/>
    </style:style>
    <style:style style:name="Table23.A" style:family="table-column">
      <style:table-column-properties style:column-width="1.39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397cm" fo:margin-left="0cm" fo:margin-top="0cm" fo:margin-bottom="0cm" table:align="left" style:writing-mode="lr-tb"/>
    </style:style>
    <style:style style:name="Table24.A" style:family="table-column">
      <style:table-column-properties style:column-width="1.39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397cm" fo:margin-left="0cm" fo:margin-top="0cm" fo:margin-bottom="0cm" table:align="left" style:writing-mode="lr-tb"/>
    </style:style>
    <style:style style:name="Table26.A" style:family="table-column">
      <style:table-column-properties style:column-width="1.39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397cm" fo:margin-left="0cm" fo:margin-top="0cm" fo:margin-bottom="0cm" table:align="left" style:writing-mode="lr-tb"/>
    </style:style>
    <style:style style:name="Table27.A" style:family="table-column">
      <style:table-column-properties style:column-width="1.39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5.921cm" style:rel-width="100%" fo:margin-left="0cm" fo:margin-top="0cm" fo:margin-bottom="0cm" table:align="left" style:writing-mode="lr-tb"/>
    </style:style>
    <style:style style:name="Table28.A" style:family="table-column">
      <style:table-column-properties style:column-width="0.903cm" style:rel-column-width="3715*"/>
    </style:style>
    <style:style style:name="Table28.B" style:family="table-column">
      <style:table-column-properties style:column-width="14.48cm" style:rel-column-width="59604*"/>
    </style:style>
    <style:style style:name="Table28.C" style:family="table-column">
      <style:table-column-properties style:column-width="0.538cm" style:rel-column-width="2216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8e4f3" fo:padding="0.265cm" fo:border="none">
        <style:background-image/>
      </style:table-cell-properties>
    </style:style>
    <style:style style:name="Table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.C1" style:family="table-cell">
      <style:table-cell-properties fo:padding="0cm" fo:border="none"/>
    </style:style>
    <style:style style:name="Table28.A2" style:family="table-cell">
      <style:table-cell-properties style:vertical-align="middle" fo:padding-left="0.529cm" fo:padding-right="0.265cm" fo:padding-top="0.265cm" fo:padding-bottom="0.265cm" fo:border="none"/>
    </style:style>
    <style:style style:name="Table28.3" style:family="table-row">
      <style:table-row-properties style:row-height="0cm" fo:keep-together="auto"/>
    </style:style>
    <style:style style:name="Table28.A3" style:family="table-cell">
      <style:table-cell-properties style:vertical-align="middle" fo:padding-left="0.503cm" fo:padding-right="0.265cm" fo:padding-top="0.132cm" fo:padding-bottom="0.265cm" fo:border="none"/>
    </style:style>
    <style:style style:name="Table28.C4" style:family="table-cell">
      <style:table-cell-properties fo:padding="0cm" fo:border="none"/>
    </style:style>
    <style:style style:name="Table28.A5" style:family="table-cell">
      <style:table-cell-properties style:vertical-align="middle" fo:padding-left="0.529cm" fo:padding-right="0.265cm" fo:padding-top="0.265cm" fo:padding-bottom="0.265cm" fo:border="none"/>
    </style:style>
    <style:style style:name="Table28.A6" style:family="table-cell">
      <style:table-cell-properties style:vertical-align="middle" fo:padding-left="0.503cm" fo:padding-right="0.265cm" fo:padding-top="0.132cm" fo:padding-bottom="0.265cm" fo:border="none"/>
    </style:style>
    <style:style style:name="Table22" style:family="table">
      <style:table-properties style:width="1.397cm" fo:margin-left="0cm" fo:margin-top="0cm" fo:margin-bottom="0cm" table:align="left" style:writing-mode="lr-tb"/>
    </style:style>
    <style:style style:name="Table22.A" style:family="table-column">
      <style:table-column-properties style:column-width="1.39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397cm" fo:margin-left="0cm" fo:margin-top="0cm" fo:margin-bottom="0cm" table:align="left" style:writing-mode="lr-tb"/>
    </style:style>
    <style:style style:name="Table23.A" style:family="table-column">
      <style:table-column-properties style:column-width="1.39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397cm" fo:margin-left="0cm" fo:margin-top="0cm" fo:margin-bottom="0cm" table:align="left" style:writing-mode="lr-tb"/>
    </style:style>
    <style:style style:name="Table24.A" style:family="table-column">
      <style:table-column-properties style:column-width="1.39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328cm" fo:margin-left="0cm" fo:margin-top="0cm" fo:margin-bottom="0cm" table:align="left" style:writing-mode="lr-tb"/>
    </style:style>
    <style:style style:name="Table25.A" style:family="table-column">
      <style:table-column-properties style:column-width="2.328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397cm" fo:margin-left="0cm" fo:margin-top="0cm" fo:margin-bottom="0cm" table:align="left" style:writing-mode="lr-tb"/>
    </style:style>
    <style:style style:name="Table26.A" style:family="table-column">
      <style:table-column-properties style:column-width="1.39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397cm" fo:margin-left="0cm" fo:margin-top="0cm" fo:margin-bottom="0cm" table:align="left" style:writing-mode="lr-tb"/>
    </style:style>
    <style:style style:name="Table27.A" style:family="table-column">
      <style:table-column-properties style:column-width="1.39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9" style:family="table">
      <style:table-properties style:width="2.328cm" fo:margin-left="0cm" fo:margin-top="0cm" fo:margin-bottom="0cm" table:align="left" style:writing-mode="lr-tb"/>
    </style:style>
    <style:style style:name="Table29.A" style:family="table-column">
      <style:table-column-properties style:column-width="2.328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397cm" fo:margin-left="0cm" fo:margin-top="0cm" fo:margin-bottom="0cm" table:align="left" style:writing-mode="lr-tb"/>
    </style:style>
    <style:style style:name="Table30.A" style:family="table-column">
      <style:table-column-properties style:column-width="1.39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397cm" fo:margin-left="0cm" fo:margin-top="0cm" fo:margin-bottom="0cm" table:align="left" style:writing-mode="lr-tb"/>
    </style:style>
    <style:style style:name="Table31.A" style:family="table-column">
      <style:table-column-properties style:column-width="1.39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397cm" fo:margin-left="0cm" fo:margin-top="0cm" fo:margin-bottom="0cm" table:align="left" style:writing-mode="lr-tb"/>
    </style:style>
    <style:style style:name="Table33.A" style:family="table-column">
      <style:table-column-properties style:column-width="1.39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397cm" fo:margin-left="0cm" fo:margin-top="0cm" fo:margin-bottom="0cm" table:align="left" style:writing-mode="lr-tb"/>
    </style:style>
    <style:style style:name="Table34.A" style:family="table-column">
      <style:table-column-properties style:column-width="1.39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5.921cm" style:rel-width="100%" fo:margin-left="0cm" fo:margin-top="0cm" fo:margin-bottom="0cm" table:align="left" style:writing-mode="lr-tb"/>
    </style:style>
    <style:style style:name="Table35.A" style:family="table-column">
      <style:table-column-properties style:column-width="0.944cm" style:rel-column-width="3886*"/>
    </style:style>
    <style:style style:name="Table35.B" style:family="table-column">
      <style:table-column-properties style:column-width="0.182cm" style:rel-column-width="747*"/>
    </style:style>
    <style:style style:name="Table35.C" style:family="table-column">
      <style:table-column-properties style:column-width="14.261cm" style:rel-column-width="58706*"/>
    </style:style>
    <style:style style:name="Table35.D" style:family="table-column">
      <style:table-column-properties style:column-width="0.533cm" style:rel-column-width="2196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d8e4f3" fo:padding="0.265cm" fo:border="none">
        <style:background-image/>
      </style:table-cell-properties>
    </style:style>
    <style:style style:name="Table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.D1" style:family="table-cell">
      <style:table-cell-properties fo:padding="0cm" fo:border="none"/>
    </style:style>
    <style:style style:name="Table35.A2" style:family="table-cell">
      <style:table-cell-properties style:vertical-align="middle" fo:padding-left="0.529cm" fo:padding-right="0.265cm" fo:padding-top="0.265cm" fo:padding-bottom="0.265cm" fo:border="none"/>
    </style:style>
    <style:style style:name="Table35.3" style:family="table-row">
      <style:table-row-properties style:row-height="0cm" fo:keep-together="auto"/>
    </style:style>
    <style:style style:name="Table35.A3" style:family="table-cell">
      <style:table-cell-properties style:vertical-align="middle" fo:padding-left="0.503cm" fo:padding-right="0.265cm" fo:padding-top="0.132cm" fo:padding-bottom="0.265cm" fo:border="none"/>
    </style:style>
    <style:style style:name="Table35.D4" style:family="table-cell">
      <style:table-cell-properties fo:padding="0cm" fo:border="none"/>
    </style:style>
    <style:style style:name="Table35.A5" style:family="table-cell">
      <style:table-cell-properties style:vertical-align="middle" fo:padding-left="0.529cm" fo:padding-right="0.265cm" fo:padding-top="0.265cm" fo:padding-bottom="0.265cm" fo:border="none"/>
    </style:style>
    <style:style style:name="Table35.A6" style:family="table-cell">
      <style:table-cell-properties style:vertical-align="middle" fo:padding-left="0.503cm" fo:padding-right="0.265cm" fo:padding-top="0.132cm" fo:padding-bottom="0.265cm" fo:border="none"/>
    </style:style>
    <style:style style:name="Table29" style:family="table">
      <style:table-properties style:width="2.328cm" fo:margin-left="0cm" fo:margin-top="0cm" fo:margin-bottom="0cm" table:align="left" style:writing-mode="lr-tb"/>
    </style:style>
    <style:style style:name="Table29.A" style:family="table-column">
      <style:table-column-properties style:column-width="2.328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1.397cm" fo:margin-left="0cm" fo:margin-top="0cm" fo:margin-bottom="0cm" table:align="left" style:writing-mode="lr-tb"/>
    </style:style>
    <style:style style:name="Table30.A" style:family="table-column">
      <style:table-column-properties style:column-width="1.397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397cm" fo:margin-left="0cm" fo:margin-top="0cm" fo:margin-bottom="0cm" table:align="left" style:writing-mode="lr-tb"/>
    </style:style>
    <style:style style:name="Table31.A" style:family="table-column">
      <style:table-column-properties style:column-width="1.39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328cm" fo:margin-left="0cm" fo:margin-top="0cm" fo:margin-bottom="0cm" table:align="left" style:writing-mode="lr-tb"/>
    </style:style>
    <style:style style:name="Table32.A" style:family="table-column">
      <style:table-column-properties style:column-width="2.32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397cm" fo:margin-left="0cm" fo:margin-top="0cm" fo:margin-bottom="0cm" table:align="left" style:writing-mode="lr-tb"/>
    </style:style>
    <style:style style:name="Table33.A" style:family="table-column">
      <style:table-column-properties style:column-width="1.39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397cm" fo:margin-left="0cm" fo:margin-top="0cm" fo:margin-bottom="0cm" table:align="left" style:writing-mode="lr-tb"/>
    </style:style>
    <style:style style:name="Table34.A" style:family="table-column">
      <style:table-column-properties style:column-width="1.39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164cm" fo:margin-left="0cm" fo:margin-top="0cm" fo:margin-bottom="0cm" table:align="left" style:writing-mode="lr-tb"/>
    </style:style>
    <style:style style:name="Table37.A" style:family="table-column">
      <style:table-column-properties style:column-width="1.16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37cm" fo:margin-left="0cm" fo:margin-top="0cm" fo:margin-bottom="0cm" table:align="left" style:writing-mode="lr-tb"/>
    </style:style>
    <style:style style:name="Table39.A" style:family="table-column">
      <style:table-column-properties style:column-width="1.03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025cm" fo:margin-left="0cm" fo:margin-top="0cm" fo:margin-bottom="0cm" table:align="left" style:writing-mode="lr-tb"/>
    </style:style>
    <style:style style:name="Table40.A" style:family="table-column">
      <style:table-column-properties style:column-width="1.025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4.191cm" fo:margin-left="0cm" fo:margin-top="0cm" fo:margin-bottom="0cm" table:align="left" style:writing-mode="lr-tb"/>
    </style:style>
    <style:style style:name="Table41.A" style:family="table-column">
      <style:table-column-properties style:column-width="4.19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5.921cm" style:rel-width="100%" fo:margin-left="0cm" fo:margin-top="0cm" fo:margin-bottom="0cm" table:align="left" style:writing-mode="lr-tb"/>
    </style:style>
    <style:style style:name="Table42.A" style:family="table-column">
      <style:table-column-properties style:column-width="1.125cm" style:rel-column-width="4633*"/>
    </style:style>
    <style:style style:name="Table42.B" style:family="table-column">
      <style:table-column-properties style:column-width="14.261cm" style:rel-column-width="58706*"/>
    </style:style>
    <style:style style:name="Table42.C" style:family="table-column">
      <style:table-column-properties style:column-width="0.533cm" style:rel-column-width="2196*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d8e4f3" fo:padding="0.265cm" fo:border="none">
        <style:background-image/>
      </style:table-cell-properties>
    </style:style>
    <style:style style:name="Table4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2.C1" style:family="table-cell">
      <style:table-cell-properties fo:padding="0cm" fo:border="none"/>
    </style:style>
    <style:style style:name="Table42.A2" style:family="table-cell">
      <style:table-cell-properties style:vertical-align="middle" fo:padding-left="0.529cm" fo:padding-right="0.265cm" fo:padding-top="0.265cm" fo:padding-bottom="0.265cm" fo:border="none"/>
    </style:style>
    <style:style style:name="Table42.3" style:family="table-row">
      <style:table-row-properties style:row-height="0cm" fo:keep-together="auto"/>
    </style:style>
    <style:style style:name="Table42.A3" style:family="table-cell">
      <style:table-cell-properties style:vertical-align="middle" fo:padding-left="0.503cm" fo:padding-right="0.265cm" fo:padding-top="0.132cm" fo:padding-bottom="0.265cm" fo:border="none"/>
    </style:style>
    <style:style style:name="Table42.C4" style:family="table-cell">
      <style:table-cell-properties fo:padding="0cm" fo:border="none"/>
    </style:style>
    <style:style style:name="Table42.A5" style:family="table-cell">
      <style:table-cell-properties style:vertical-align="middle" fo:padding-left="0.529cm" fo:padding-right="0.265cm" fo:padding-top="0.265cm" fo:padding-bottom="0.265cm" fo:border="none"/>
    </style:style>
    <style:style style:name="Table42.A6" style:family="table-cell">
      <style:table-cell-properties style:vertical-align="middle" fo:padding-left="0.503cm" fo:padding-right="0.265cm" fo:padding-top="0.132cm" fo:padding-bottom="0.265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164cm" fo:margin-left="0cm" fo:margin-top="0cm" fo:margin-bottom="0cm" table:align="left" style:writing-mode="lr-tb"/>
    </style:style>
    <style:style style:name="Table37.A" style:family="table-column">
      <style:table-column-properties style:column-width="1.16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37cm" fo:margin-left="0cm" fo:margin-top="0cm" fo:margin-bottom="0cm" table:align="left" style:writing-mode="lr-tb"/>
    </style:style>
    <style:style style:name="Table39.A" style:family="table-column">
      <style:table-column-properties style:column-width="1.03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025cm" fo:margin-left="0cm" fo:margin-top="0cm" fo:margin-bottom="0cm" table:align="left" style:writing-mode="lr-tb"/>
    </style:style>
    <style:style style:name="Table40.A" style:family="table-column">
      <style:table-column-properties style:column-width="1.025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4.191cm" fo:margin-left="0cm" fo:margin-top="0cm" fo:margin-bottom="0cm" table:align="left" style:writing-mode="lr-tb"/>
    </style:style>
    <style:style style:name="Table41.A" style:family="table-column">
      <style:table-column-properties style:column-width="4.191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25cm" fo:margin-left="0cm" fo:margin-top="0cm" fo:margin-bottom="0cm" table:align="left" style:writing-mode="lr-tb"/>
    </style:style>
    <style:style style:name="Table44.A" style:family="table-column">
      <style:table-column-properties style:column-width="1.0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02cm" fo:margin-left="0cm" fo:margin-top="0cm" fo:margin-bottom="0cm" table:align="left" style:writing-mode="lr-tb"/>
    </style:style>
    <style:style style:name="Table45.A" style:family="table-column">
      <style:table-column-properties style:column-width="1.02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164cm" fo:margin-left="0cm" fo:margin-top="0cm" fo:margin-bottom="0cm" table:align="left" style:writing-mode="lr-tb"/>
    </style:style>
    <style:style style:name="Table46.A" style:family="table-column">
      <style:table-column-properties style:column-width="1.16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164cm" fo:margin-left="0cm" fo:margin-top="0cm" fo:margin-bottom="0cm" table:align="left" style:writing-mode="lr-tb"/>
    </style:style>
    <style:style style:name="Table47.A" style:family="table-column">
      <style:table-column-properties style:column-width="1.16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2cm" fo:margin-left="0cm" fo:margin-top="0cm" fo:margin-bottom="0cm" table:align="left" style:writing-mode="lr-tb"/>
    </style:style>
    <style:style style:name="Table48.A" style:family="table-column">
      <style:table-column-properties style:column-width="1.02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5.921cm" style:rel-width="100%" fo:margin-left="0cm" fo:margin-top="0cm" fo:margin-bottom="0cm" table:align="left" style:writing-mode="lr-tb"/>
    </style:style>
    <style:style style:name="Table49.A" style:family="table-column">
      <style:table-column-properties style:column-width="1.127cm" style:rel-column-width="4639*"/>
    </style:style>
    <style:style style:name="Table49.B" style:family="table-column">
      <style:table-column-properties style:column-width="14.249cm" style:rel-column-width="58654*"/>
    </style:style>
    <style:style style:name="Table49.C" style:family="table-column">
      <style:table-column-properties style:column-width="0.545cm" style:rel-column-width="2242*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#d8e4f3" fo:padding="0.265cm" fo:border="none">
        <style:background-image/>
      </style:table-cell-properties>
    </style:style>
    <style:style style:name="Table4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9.C1" style:family="table-cell">
      <style:table-cell-properties fo:padding="0cm" fo:border="none"/>
    </style:style>
    <style:style style:name="Table49.A2" style:family="table-cell">
      <style:table-cell-properties style:vertical-align="middle" fo:padding-left="0.529cm" fo:padding-right="0.265cm" fo:padding-top="0.265cm" fo:padding-bottom="0.265cm" fo:border="none"/>
    </style:style>
    <style:style style:name="Table49.3" style:family="table-row">
      <style:table-row-properties style:row-height="0cm" fo:keep-together="auto"/>
    </style:style>
    <style:style style:name="Table49.A3" style:family="table-cell">
      <style:table-cell-properties style:vertical-align="middle" fo:padding-left="0.503cm" fo:padding-right="0.265cm" fo:padding-top="0.132cm" fo:padding-bottom="0.265cm" fo:border="none"/>
    </style:style>
    <style:style style:name="Table49.C4" style:family="table-cell">
      <style:table-cell-properties fo:padding="0cm" fo:border="none"/>
    </style:style>
    <style:style style:name="Table49.A5" style:family="table-cell">
      <style:table-cell-properties style:vertical-align="middle" fo:padding-left="0.529cm" fo:padding-right="0.265cm" fo:padding-top="0.265cm" fo:padding-bottom="0.265cm" fo:border="none"/>
    </style:style>
    <style:style style:name="Table49.A6" style:family="table-cell">
      <style:table-cell-properties style:vertical-align="middle" fo:padding-left="0.503cm" fo:padding-right="0.265cm" fo:padding-top="0.132cm" fo:padding-bottom="0.265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25cm" fo:margin-left="0cm" fo:margin-top="0cm" fo:margin-bottom="0cm" table:align="left" style:writing-mode="lr-tb"/>
    </style:style>
    <style:style style:name="Table44.A" style:family="table-column">
      <style:table-column-properties style:column-width="1.0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02cm" fo:margin-left="0cm" fo:margin-top="0cm" fo:margin-bottom="0cm" table:align="left" style:writing-mode="lr-tb"/>
    </style:style>
    <style:style style:name="Table45.A" style:family="table-column">
      <style:table-column-properties style:column-width="1.02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164cm" fo:margin-left="0cm" fo:margin-top="0cm" fo:margin-bottom="0cm" table:align="left" style:writing-mode="lr-tb"/>
    </style:style>
    <style:style style:name="Table46.A" style:family="table-column">
      <style:table-column-properties style:column-width="1.16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164cm" fo:margin-left="0cm" fo:margin-top="0cm" fo:margin-bottom="0cm" table:align="left" style:writing-mode="lr-tb"/>
    </style:style>
    <style:style style:name="Table47.A" style:family="table-column">
      <style:table-column-properties style:column-width="1.16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2cm" fo:margin-left="0cm" fo:margin-top="0cm" fo:margin-bottom="0cm" table:align="left" style:writing-mode="lr-tb"/>
    </style:style>
    <style:style style:name="Table48.A" style:family="table-column">
      <style:table-column-properties style:column-width="1.02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50" style:family="table">
      <style:table-properties style:width="1.037cm" fo:margin-left="0cm" fo:margin-top="0cm" fo:margin-bottom="0cm" table:align="left" style:writing-mode="lr-tb"/>
    </style:style>
    <style:style style:name="Table50.A" style:family="table-column">
      <style:table-column-properties style:column-width="1.03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02cm" fo:margin-left="0cm" fo:margin-top="0cm" fo:margin-bottom="0cm" table:align="left" style:writing-mode="lr-tb"/>
    </style:style>
    <style:style style:name="Table52.A" style:family="table-column">
      <style:table-column-properties style:column-width="1.02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2.328cm" fo:margin-left="0cm" fo:margin-top="0cm" fo:margin-bottom="0cm" table:align="left" style:writing-mode="lr-tb"/>
    </style:style>
    <style:style style:name="Table53.A" style:family="table-column">
      <style:table-column-properties style:column-width="2.328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328cm" fo:margin-left="0cm" fo:margin-top="0cm" fo:margin-bottom="0cm" table:align="left" style:writing-mode="lr-tb"/>
    </style:style>
    <style:style style:name="Table54.A" style:family="table-column">
      <style:table-column-properties style:column-width="2.328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2.328cm" fo:margin-left="0cm" fo:margin-top="0cm" fo:margin-bottom="0cm" table:align="left" style:writing-mode="lr-tb"/>
    </style:style>
    <style:style style:name="Table55.A" style:family="table-column">
      <style:table-column-properties style:column-width="2.328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15.921cm" style:rel-width="100%" fo:margin-left="0cm" fo:margin-top="0cm" fo:margin-bottom="0cm" table:align="left" style:writing-mode="lr-tb"/>
    </style:style>
    <style:style style:name="Table56.A" style:family="table-column">
      <style:table-column-properties style:column-width="1.127cm" style:rel-column-width="4639*"/>
    </style:style>
    <style:style style:name="Table56.B" style:family="table-column">
      <style:table-column-properties style:column-width="14.249cm" style:rel-column-width="58654*"/>
    </style:style>
    <style:style style:name="Table56.C" style:family="table-column">
      <style:table-column-properties style:column-width="0.545cm" style:rel-column-width="2242*"/>
    </style:style>
    <style:style style:name="Table56.1" style:family="table-row">
      <style:table-row-properties fo:keep-together="auto"/>
    </style:style>
    <style:style style:name="Table56.A1" style:family="table-cell">
      <style:table-cell-properties fo:background-color="#d8e4f3" fo:padding="0.265cm" fo:border="none">
        <style:background-image/>
      </style:table-cell-properties>
    </style:style>
    <style:style style:name="Table5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6.C1" style:family="table-cell">
      <style:table-cell-properties fo:padding="0cm" fo:border="none"/>
    </style:style>
    <style:style style:name="Table56.A2" style:family="table-cell">
      <style:table-cell-properties style:vertical-align="middle" fo:padding-left="0.529cm" fo:padding-right="0.265cm" fo:padding-top="0.265cm" fo:padding-bottom="0.265cm" fo:border="none"/>
    </style:style>
    <style:style style:name="Table56.3" style:family="table-row">
      <style:table-row-properties style:row-height="0cm" fo:keep-together="auto"/>
    </style:style>
    <style:style style:name="Table56.A3" style:family="table-cell">
      <style:table-cell-properties style:vertical-align="middle" fo:padding-left="0.503cm" fo:padding-right="0.265cm" fo:padding-top="0.132cm" fo:padding-bottom="0.265cm" fo:border="none"/>
    </style:style>
    <style:style style:name="Table56.C4" style:family="table-cell">
      <style:table-cell-properties fo:padding="0cm" fo:border="none"/>
    </style:style>
    <style:style style:name="Table56.A5" style:family="table-cell">
      <style:table-cell-properties style:vertical-align="middle" fo:padding-left="0.529cm" fo:padding-right="0.265cm" fo:padding-top="0.265cm" fo:padding-bottom="0.265cm" fo:border="none"/>
    </style:style>
    <style:style style:name="Table56.A6" style:family="table-cell">
      <style:table-cell-properties style:vertical-align="middle" fo:padding-left="0.503cm" fo:padding-right="0.265cm" fo:padding-top="0.132cm" fo:padding-bottom="0.265cm" fo:border="none"/>
    </style:style>
    <style:style style:name="Table50" style:family="table">
      <style:table-properties style:width="1.037cm" fo:margin-left="0cm" fo:margin-top="0cm" fo:margin-bottom="0cm" table:align="left" style:writing-mode="lr-tb"/>
    </style:style>
    <style:style style:name="Table50.A" style:family="table-column">
      <style:table-column-properties style:column-width="1.03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02cm" fo:margin-left="0cm" fo:margin-top="0cm" fo:margin-bottom="0cm" table:align="left" style:writing-mode="lr-tb"/>
    </style:style>
    <style:style style:name="Table52.A" style:family="table-column">
      <style:table-column-properties style:column-width="1.02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2.328cm" fo:margin-left="0cm" fo:margin-top="0cm" fo:margin-bottom="0cm" table:align="left" style:writing-mode="lr-tb"/>
    </style:style>
    <style:style style:name="Table53.A" style:family="table-column">
      <style:table-column-properties style:column-width="2.328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2.328cm" fo:margin-left="0cm" fo:margin-top="0cm" fo:margin-bottom="0cm" table:align="left" style:writing-mode="lr-tb"/>
    </style:style>
    <style:style style:name="Table54.A" style:family="table-column">
      <style:table-column-properties style:column-width="2.328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2.328cm" fo:margin-left="0cm" fo:margin-top="0cm" fo:margin-bottom="0cm" table:align="left" style:writing-mode="lr-tb"/>
    </style:style>
    <style:style style:name="Table55.A" style:family="table-column">
      <style:table-column-properties style:column-width="2.328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7" style:family="table">
      <style:table-properties style:width="2.328cm" fo:margin-left="0cm" fo:margin-top="0cm" fo:margin-bottom="0cm" table:align="left" style:writing-mode="lr-tb"/>
    </style:style>
    <style:style style:name="Table57.A" style:family="table-column">
      <style:table-column-properties style:column-width="2.328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328cm" fo:margin-left="0cm" fo:margin-top="0cm" fo:margin-bottom="0cm" table:align="left" style:writing-mode="lr-tb"/>
    </style:style>
    <style:style style:name="Table59.A" style:family="table-column">
      <style:table-column-properties style:column-width="2.328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2.328cm" fo:margin-left="0cm" fo:margin-top="0cm" fo:margin-bottom="0cm" table:align="left" style:writing-mode="lr-tb"/>
    </style:style>
    <style:style style:name="Table61.A" style:family="table-column">
      <style:table-column-properties style:column-width="2.328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2.328cm" fo:margin-left="0cm" fo:margin-top="0cm" fo:margin-bottom="0cm" table:align="left" style:writing-mode="lr-tb"/>
    </style:style>
    <style:style style:name="Table62.A" style:family="table-column">
      <style:table-column-properties style:column-width="2.328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5.921cm" style:rel-width="100%" fo:margin-left="0cm" fo:margin-top="0cm" fo:margin-bottom="0cm" table:align="left" style:writing-mode="lr-tb"/>
    </style:style>
    <style:style style:name="Table63.A" style:family="table-column">
      <style:table-column-properties style:column-width="1.127cm" style:rel-column-width="4639*"/>
    </style:style>
    <style:style style:name="Table63.B" style:family="table-column">
      <style:table-column-properties style:column-width="14.249cm" style:rel-column-width="58654*"/>
    </style:style>
    <style:style style:name="Table63.C" style:family="table-column">
      <style:table-column-properties style:column-width="0.545cm" style:rel-column-width="2242*"/>
    </style:style>
    <style:style style:name="Table63.1" style:family="table-row">
      <style:table-row-properties fo:keep-together="auto"/>
    </style:style>
    <style:style style:name="Table63.A1" style:family="table-cell">
      <style:table-cell-properties fo:background-color="#d8e4f3" fo:padding="0.265cm" fo:border="none">
        <style:background-image/>
      </style:table-cell-properties>
    </style:style>
    <style:style style:name="Table6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3.C1" style:family="table-cell">
      <style:table-cell-properties fo:padding="0cm" fo:border="none"/>
    </style:style>
    <style:style style:name="Table63.A2" style:family="table-cell">
      <style:table-cell-properties style:vertical-align="middle" fo:padding-left="0.529cm" fo:padding-right="0.265cm" fo:padding-top="0.265cm" fo:padding-bottom="0.265cm" fo:border="none"/>
    </style:style>
    <style:style style:name="Table63.3" style:family="table-row">
      <style:table-row-properties style:row-height="0cm" fo:keep-together="auto"/>
    </style:style>
    <style:style style:name="Table63.A3" style:family="table-cell">
      <style:table-cell-properties style:vertical-align="middle" fo:padding-left="0.503cm" fo:padding-right="0.265cm" fo:padding-top="0.132cm" fo:padding-bottom="0.265cm" fo:border="none"/>
    </style:style>
    <style:style style:name="Table63.C4" style:family="table-cell">
      <style:table-cell-properties fo:padding="0cm" fo:border="none"/>
    </style:style>
    <style:style style:name="Table63.A5" style:family="table-cell">
      <style:table-cell-properties style:vertical-align="middle" fo:padding-left="0.529cm" fo:padding-right="0.265cm" fo:padding-top="0.265cm" fo:padding-bottom="0.265cm" fo:border="none"/>
    </style:style>
    <style:style style:name="Table63.A6" style:family="table-cell">
      <style:table-cell-properties style:vertical-align="middle" fo:padding-left="0.503cm" fo:padding-right="0.265cm" fo:padding-top="0.132cm" fo:padding-bottom="0.265cm" fo:border="none"/>
    </style:style>
    <style:style style:name="Table57" style:family="table">
      <style:table-properties style:width="2.328cm" fo:margin-left="0cm" fo:margin-top="0cm" fo:margin-bottom="0cm" table:align="left" style:writing-mode="lr-tb"/>
    </style:style>
    <style:style style:name="Table57.A" style:family="table-column">
      <style:table-column-properties style:column-width="2.328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328cm" fo:margin-left="0cm" fo:margin-top="0cm" fo:margin-bottom="0cm" table:align="left" style:writing-mode="lr-tb"/>
    </style:style>
    <style:style style:name="Table59.A" style:family="table-column">
      <style:table-column-properties style:column-width="2.328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2.328cm" fo:margin-left="0cm" fo:margin-top="0cm" fo:margin-bottom="0cm" table:align="left" style:writing-mode="lr-tb"/>
    </style:style>
    <style:style style:name="Table61.A" style:family="table-column">
      <style:table-column-properties style:column-width="2.328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2.328cm" fo:margin-left="0cm" fo:margin-top="0cm" fo:margin-bottom="0cm" table:align="left" style:writing-mode="lr-tb"/>
    </style:style>
    <style:style style:name="Table62.A" style:family="table-column">
      <style:table-column-properties style:column-width="2.328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4" style:family="table">
      <style:table-properties style:width="3.725cm" fo:margin-left="0cm" fo:margin-top="0cm" fo:margin-bottom="0cm" table:align="left" style:writing-mode="lr-tb"/>
    </style:style>
    <style:style style:name="Table64.A" style:family="table-column">
      <style:table-column-properties style:column-width="3.725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2.328cm" fo:margin-left="0cm" fo:margin-top="0cm" fo:margin-bottom="0cm" table:align="left" style:writing-mode="lr-tb"/>
    </style:style>
    <style:style style:name="Table65.A" style:family="table-column">
      <style:table-column-properties style:column-width="2.328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3.725cm" fo:margin-left="0cm" fo:margin-top="0cm" fo:margin-bottom="0cm" table:align="left" style:writing-mode="lr-tb"/>
    </style:style>
    <style:style style:name="Table66.A" style:family="table-column">
      <style:table-column-properties style:column-width="3.725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725cm" fo:margin-left="0cm" fo:margin-top="0cm" fo:margin-bottom="0cm" table:align="left" style:writing-mode="lr-tb"/>
    </style:style>
    <style:style style:name="Table67.A" style:family="table-column">
      <style:table-column-properties style:column-width="3.725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2.328cm" fo:margin-left="0cm" fo:margin-top="0cm" fo:margin-bottom="0cm" table:align="left" style:writing-mode="lr-tb"/>
    </style:style>
    <style:style style:name="Table68.A" style:family="table-column">
      <style:table-column-properties style:column-width="2.328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3.725cm" fo:margin-left="0cm" fo:margin-top="0cm" fo:margin-bottom="0cm" table:align="left" style:writing-mode="lr-tb"/>
    </style:style>
    <style:style style:name="Table69.A" style:family="table-column">
      <style:table-column-properties style:column-width="3.725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5.921cm" style:rel-width="100%" fo:margin-left="0cm" fo:margin-top="0cm" fo:margin-bottom="0cm" table:align="left" style:writing-mode="lr-tb"/>
    </style:style>
    <style:style style:name="Table70.A" style:family="table-column">
      <style:table-column-properties style:column-width="1.127cm" style:rel-column-width="4639*"/>
    </style:style>
    <style:style style:name="Table70.B" style:family="table-column">
      <style:table-column-properties style:column-width="14.249cm" style:rel-column-width="58654*"/>
    </style:style>
    <style:style style:name="Table70.C" style:family="table-column">
      <style:table-column-properties style:column-width="0.545cm" style:rel-column-width="2242*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#d8e4f3" fo:padding="0.265cm" fo:border="none">
        <style:background-image/>
      </style:table-cell-properties>
    </style:style>
    <style:style style:name="Table7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0.C1" style:family="table-cell">
      <style:table-cell-properties fo:padding="0cm" fo:border="none"/>
    </style:style>
    <style:style style:name="Table70.A2" style:family="table-cell">
      <style:table-cell-properties style:vertical-align="middle" fo:padding-left="0.529cm" fo:padding-right="0.265cm" fo:padding-top="0.265cm" fo:padding-bottom="0.265cm" fo:border="none"/>
    </style:style>
    <style:style style:name="Table70.3" style:family="table-row">
      <style:table-row-properties style:row-height="0cm" fo:keep-together="auto"/>
    </style:style>
    <style:style style:name="Table70.A3" style:family="table-cell">
      <style:table-cell-properties style:vertical-align="middle" fo:padding-left="0.503cm" fo:padding-right="0.265cm" fo:padding-top="0.132cm" fo:padding-bottom="0.265cm" fo:border="none"/>
    </style:style>
    <style:style style:name="Table70.C4" style:family="table-cell">
      <style:table-cell-properties fo:padding="0cm" fo:border="none"/>
    </style:style>
    <style:style style:name="Table70.A5" style:family="table-cell">
      <style:table-cell-properties style:vertical-align="middle" fo:padding-left="0.529cm" fo:padding-right="0.265cm" fo:padding-top="0.265cm" fo:padding-bottom="0.265cm" fo:border="none"/>
    </style:style>
    <style:style style:name="Table70.A6" style:family="table-cell">
      <style:table-cell-properties style:vertical-align="middle" fo:padding-left="0.503cm" fo:padding-right="0.265cm" fo:padding-top="0.132cm" fo:padding-bottom="0.265cm" fo:border="none"/>
    </style:style>
    <style:style style:name="Table64" style:family="table">
      <style:table-properties style:width="3.725cm" fo:margin-left="0cm" fo:margin-top="0cm" fo:margin-bottom="0cm" table:align="left" style:writing-mode="lr-tb"/>
    </style:style>
    <style:style style:name="Table64.A" style:family="table-column">
      <style:table-column-properties style:column-width="3.725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2.328cm" fo:margin-left="0cm" fo:margin-top="0cm" fo:margin-bottom="0cm" table:align="left" style:writing-mode="lr-tb"/>
    </style:style>
    <style:style style:name="Table65.A" style:family="table-column">
      <style:table-column-properties style:column-width="2.328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3.725cm" fo:margin-left="0cm" fo:margin-top="0cm" fo:margin-bottom="0cm" table:align="left" style:writing-mode="lr-tb"/>
    </style:style>
    <style:style style:name="Table66.A" style:family="table-column">
      <style:table-column-properties style:column-width="3.725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725cm" fo:margin-left="0cm" fo:margin-top="0cm" fo:margin-bottom="0cm" table:align="left" style:writing-mode="lr-tb"/>
    </style:style>
    <style:style style:name="Table67.A" style:family="table-column">
      <style:table-column-properties style:column-width="3.725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2.328cm" fo:margin-left="0cm" fo:margin-top="0cm" fo:margin-bottom="0cm" table:align="left" style:writing-mode="lr-tb"/>
    </style:style>
    <style:style style:name="Table68.A" style:family="table-column">
      <style:table-column-properties style:column-width="2.328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3.725cm" fo:margin-left="0cm" fo:margin-top="0cm" fo:margin-bottom="0cm" table:align="left" style:writing-mode="lr-tb"/>
    </style:style>
    <style:style style:name="Table69.A" style:family="table-column">
      <style:table-column-properties style:column-width="3.725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1" style:family="table">
      <style:table-properties style:width="3.725cm" fo:margin-left="0cm" fo:margin-top="0cm" fo:margin-bottom="0cm" table:align="left" style:writing-mode="lr-tb"/>
    </style:style>
    <style:style style:name="Table71.A" style:family="table-column">
      <style:table-column-properties style:column-width="3.725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3.027cm" fo:margin-left="0cm" fo:margin-top="0cm" fo:margin-bottom="0cm" table:align="left" style:writing-mode="lr-tb"/>
    </style:style>
    <style:style style:name="Table73.A" style:family="table-column">
      <style:table-column-properties style:column-width="3.027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725cm" fo:margin-left="0cm" fo:margin-top="0cm" fo:margin-bottom="0cm" table:align="left" style:writing-mode="lr-tb"/>
    </style:style>
    <style:style style:name="Table74.A" style:family="table-column">
      <style:table-column-properties style:column-width="3.725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2.794cm" fo:margin-left="0cm" fo:margin-top="0cm" fo:margin-bottom="0cm" table:align="left" style:writing-mode="lr-tb"/>
    </style:style>
    <style:style style:name="Table76.A" style:family="table-column">
      <style:table-column-properties style:column-width="2.794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15.921cm" style:rel-width="100%" fo:margin-left="0cm" fo:margin-top="0cm" fo:margin-bottom="0cm" table:align="left" style:writing-mode="lr-tb"/>
    </style:style>
    <style:style style:name="Table77.A" style:family="table-column">
      <style:table-column-properties style:column-width="1.127cm" style:rel-column-width="4639*"/>
    </style:style>
    <style:style style:name="Table77.B" style:family="table-column">
      <style:table-column-properties style:column-width="14.249cm" style:rel-column-width="58654*"/>
    </style:style>
    <style:style style:name="Table77.C" style:family="table-column">
      <style:table-column-properties style:column-width="0.545cm" style:rel-column-width="2242*"/>
    </style:style>
    <style:style style:name="Table77.1" style:family="table-row">
      <style:table-row-properties fo:keep-together="auto"/>
    </style:style>
    <style:style style:name="Table77.A1" style:family="table-cell">
      <style:table-cell-properties fo:background-color="#d8e4f3" fo:padding="0.265cm" fo:border="none">
        <style:background-image/>
      </style:table-cell-properties>
    </style:style>
    <style:style style:name="Table7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7.C1" style:family="table-cell">
      <style:table-cell-properties fo:padding="0cm" fo:border="none"/>
    </style:style>
    <style:style style:name="Table77.A2" style:family="table-cell">
      <style:table-cell-properties style:vertical-align="middle" fo:padding-left="0.529cm" fo:padding-right="0.265cm" fo:padding-top="0.265cm" fo:padding-bottom="0.265cm" fo:border="none"/>
    </style:style>
    <style:style style:name="Table77.3" style:family="table-row">
      <style:table-row-properties style:row-height="0cm" fo:keep-together="auto"/>
    </style:style>
    <style:style style:name="Table77.A3" style:family="table-cell">
      <style:table-cell-properties style:vertical-align="middle" fo:padding-left="0.503cm" fo:padding-right="0.265cm" fo:padding-top="0.132cm" fo:padding-bottom="0.265cm" fo:border="none"/>
    </style:style>
    <style:style style:name="Table77.C4" style:family="table-cell">
      <style:table-cell-properties fo:padding="0cm" fo:border="none"/>
    </style:style>
    <style:style style:name="Table77.A5" style:family="table-cell">
      <style:table-cell-properties style:vertical-align="middle" fo:padding-left="0.529cm" fo:padding-right="0.265cm" fo:padding-top="0.265cm" fo:padding-bottom="0.265cm" fo:border="none"/>
    </style:style>
    <style:style style:name="Table77.A6" style:family="table-cell">
      <style:table-cell-properties style:vertical-align="middle" fo:padding-left="0.503cm" fo:padding-right="0.265cm" fo:padding-top="0.132cm" fo:padding-bottom="0.265cm" fo:border="none"/>
    </style:style>
    <style:style style:name="Table71" style:family="table">
      <style:table-properties style:width="3.725cm" fo:margin-left="0cm" fo:margin-top="0cm" fo:margin-bottom="0cm" table:align="left" style:writing-mode="lr-tb"/>
    </style:style>
    <style:style style:name="Table71.A" style:family="table-column">
      <style:table-column-properties style:column-width="3.725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3.027cm" fo:margin-left="0cm" fo:margin-top="0cm" fo:margin-bottom="0cm" table:align="left" style:writing-mode="lr-tb"/>
    </style:style>
    <style:style style:name="Table73.A" style:family="table-column">
      <style:table-column-properties style:column-width="3.027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725cm" fo:margin-left="0cm" fo:margin-top="0cm" fo:margin-bottom="0cm" table:align="left" style:writing-mode="lr-tb"/>
    </style:style>
    <style:style style:name="Table74.A" style:family="table-column">
      <style:table-column-properties style:column-width="3.725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2.794cm" fo:margin-left="0cm" fo:margin-top="0cm" fo:margin-bottom="0cm" table:align="left" style:writing-mode="lr-tb"/>
    </style:style>
    <style:style style:name="Table76.A" style:family="table-column">
      <style:table-column-properties style:column-width="2.794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8" style:family="table">
      <style:table-properties style:width="3.725cm" fo:margin-left="0cm" fo:margin-top="0cm" fo:margin-bottom="0cm" table:align="left" style:writing-mode="lr-tb"/>
    </style:style>
    <style:style style:name="Table78.A" style:family="table-column">
      <style:table-column-properties style:column-width="3.725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4.424cm" fo:margin-left="0cm" fo:margin-top="0cm" fo:margin-bottom="0cm" table:align="left" style:writing-mode="lr-tb"/>
    </style:style>
    <style:style style:name="Table79.A" style:family="table-column">
      <style:table-column-properties style:column-width="4.42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2.794cm" fo:margin-left="0cm" fo:margin-top="0cm" fo:margin-bottom="0cm" table:align="left" style:writing-mode="lr-tb"/>
    </style:style>
    <style:style style:name="Table80.A" style:family="table-column">
      <style:table-column-properties style:column-width="2.794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3.725cm" fo:margin-left="0cm" fo:margin-top="0cm" fo:margin-bottom="0cm" table:align="left" style:writing-mode="lr-tb"/>
    </style:style>
    <style:style style:name="Table81.A" style:family="table-column">
      <style:table-column-properties style:column-width="3.7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3.725cm" fo:margin-left="0cm" fo:margin-top="0cm" fo:margin-bottom="0cm" table:align="left" style:writing-mode="lr-tb"/>
    </style:style>
    <style:style style:name="Table82.A" style:family="table-column">
      <style:table-column-properties style:column-width="3.725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164cm" fo:margin-left="0cm" fo:margin-top="0cm" fo:margin-bottom="0cm" table:align="left" style:writing-mode="lr-tb"/>
    </style:style>
    <style:style style:name="Table83.A" style:family="table-column">
      <style:table-column-properties style:column-width="1.164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5.921cm" style:rel-width="100%" fo:margin-left="0cm" fo:margin-top="0cm" fo:margin-bottom="0cm" table:align="left" style:writing-mode="lr-tb"/>
    </style:style>
    <style:style style:name="Table84.A" style:family="table-column">
      <style:table-column-properties style:column-width="1.127cm" style:rel-column-width="4639*"/>
    </style:style>
    <style:style style:name="Table84.B" style:family="table-column">
      <style:table-column-properties style:column-width="14.249cm" style:rel-column-width="58654*"/>
    </style:style>
    <style:style style:name="Table84.C" style:family="table-column">
      <style:table-column-properties style:column-width="0.545cm" style:rel-column-width="2242*"/>
    </style:style>
    <style:style style:name="Table84.1" style:family="table-row">
      <style:table-row-properties fo:keep-together="auto"/>
    </style:style>
    <style:style style:name="Table84.A1" style:family="table-cell">
      <style:table-cell-properties fo:background-color="#d8e4f3" fo:padding="0.265cm" fo:border="none">
        <style:background-image/>
      </style:table-cell-properties>
    </style:style>
    <style:style style:name="Table8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4.C1" style:family="table-cell">
      <style:table-cell-properties fo:padding="0cm" fo:border="none"/>
    </style:style>
    <style:style style:name="Table84.A2" style:family="table-cell">
      <style:table-cell-properties style:vertical-align="middle" fo:padding-left="0.529cm" fo:padding-right="0.265cm" fo:padding-top="0.265cm" fo:padding-bottom="0.265cm" fo:border="none"/>
    </style:style>
    <style:style style:name="Table84.3" style:family="table-row">
      <style:table-row-properties style:row-height="0cm" fo:keep-together="auto"/>
    </style:style>
    <style:style style:name="Table84.A3" style:family="table-cell">
      <style:table-cell-properties style:vertical-align="middle" fo:padding-left="0.503cm" fo:padding-right="0.265cm" fo:padding-top="0.132cm" fo:padding-bottom="0.265cm" fo:border="none"/>
    </style:style>
    <style:style style:name="Table84.C4" style:family="table-cell">
      <style:table-cell-properties fo:padding="0cm" fo:border="none"/>
    </style:style>
    <style:style style:name="Table84.A5" style:family="table-cell">
      <style:table-cell-properties style:vertical-align="middle" fo:padding-left="0.529cm" fo:padding-right="0.265cm" fo:padding-top="0.265cm" fo:padding-bottom="0.265cm" fo:border="none"/>
    </style:style>
    <style:style style:name="Table84.A6" style:family="table-cell">
      <style:table-cell-properties style:vertical-align="middle" fo:padding-left="0.503cm" fo:padding-right="0.265cm" fo:padding-top="0.132cm" fo:padding-bottom="0.265cm" fo:border="none"/>
    </style:style>
    <style:style style:name="Table78" style:family="table">
      <style:table-properties style:width="3.725cm" fo:margin-left="0cm" fo:margin-top="0cm" fo:margin-bottom="0cm" table:align="left" style:writing-mode="lr-tb"/>
    </style:style>
    <style:style style:name="Table78.A" style:family="table-column">
      <style:table-column-properties style:column-width="3.725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4.424cm" fo:margin-left="0cm" fo:margin-top="0cm" fo:margin-bottom="0cm" table:align="left" style:writing-mode="lr-tb"/>
    </style:style>
    <style:style style:name="Table79.A" style:family="table-column">
      <style:table-column-properties style:column-width="4.42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2.794cm" fo:margin-left="0cm" fo:margin-top="0cm" fo:margin-bottom="0cm" table:align="left" style:writing-mode="lr-tb"/>
    </style:style>
    <style:style style:name="Table80.A" style:family="table-column">
      <style:table-column-properties style:column-width="2.794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3.725cm" fo:margin-left="0cm" fo:margin-top="0cm" fo:margin-bottom="0cm" table:align="left" style:writing-mode="lr-tb"/>
    </style:style>
    <style:style style:name="Table81.A" style:family="table-column">
      <style:table-column-properties style:column-width="3.7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3.725cm" fo:margin-left="0cm" fo:margin-top="0cm" fo:margin-bottom="0cm" table:align="left" style:writing-mode="lr-tb"/>
    </style:style>
    <style:style style:name="Table82.A" style:family="table-column">
      <style:table-column-properties style:column-width="3.725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164cm" fo:margin-left="0cm" fo:margin-top="0cm" fo:margin-bottom="0cm" table:align="left" style:writing-mode="lr-tb"/>
    </style:style>
    <style:style style:name="Table83.A" style:family="table-column">
      <style:table-column-properties style:column-width="1.164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5" style:family="table">
      <style:table-properties style:width="3.725cm" fo:margin-left="0cm" fo:margin-top="0cm" fo:margin-bottom="0cm" table:align="left" style:writing-mode="lr-tb"/>
    </style:style>
    <style:style style:name="Table85.A" style:family="table-column">
      <style:table-column-properties style:column-width="3.725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3.725cm" fo:margin-left="0cm" fo:margin-top="0cm" fo:margin-bottom="0cm" table:align="left" style:writing-mode="lr-tb"/>
    </style:style>
    <style:style style:name="Table86.A" style:family="table-column">
      <style:table-column-properties style:column-width="3.725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164cm" fo:margin-left="0cm" fo:margin-top="0cm" fo:margin-bottom="0cm" table:align="left" style:writing-mode="lr-tb"/>
    </style:style>
    <style:style style:name="Table87.A" style:family="table-column">
      <style:table-column-properties style:column-width="1.164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3.725cm" fo:margin-left="0cm" fo:margin-top="0cm" fo:margin-bottom="0cm" table:align="left" style:writing-mode="lr-tb"/>
    </style:style>
    <style:style style:name="Table89.A" style:family="table-column">
      <style:table-column-properties style:column-width="3.725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164cm" fo:margin-left="0cm" fo:margin-top="0cm" fo:margin-bottom="0cm" table:align="left" style:writing-mode="lr-tb"/>
    </style:style>
    <style:style style:name="Table90.A" style:family="table-column">
      <style:table-column-properties style:column-width="1.164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5.921cm" style:rel-width="100%" fo:margin-left="0cm" fo:margin-top="0cm" fo:margin-bottom="0cm" table:align="left" style:writing-mode="lr-tb"/>
    </style:style>
    <style:style style:name="Table91.A" style:family="table-column">
      <style:table-column-properties style:column-width="1.127cm" style:rel-column-width="4639*"/>
    </style:style>
    <style:style style:name="Table91.B" style:family="table-column">
      <style:table-column-properties style:column-width="14.249cm" style:rel-column-width="58654*"/>
    </style:style>
    <style:style style:name="Table91.C" style:family="table-column">
      <style:table-column-properties style:column-width="0.545cm" style:rel-column-width="2242*"/>
    </style:style>
    <style:style style:name="Table91.1" style:family="table-row">
      <style:table-row-properties fo:keep-together="auto"/>
    </style:style>
    <style:style style:name="Table91.A1" style:family="table-cell">
      <style:table-cell-properties fo:background-color="#d8e4f3" fo:padding="0.265cm" fo:border="none">
        <style:background-image/>
      </style:table-cell-properties>
    </style:style>
    <style:style style:name="Table9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1.C1" style:family="table-cell">
      <style:table-cell-properties fo:padding="0cm" fo:border="none"/>
    </style:style>
    <style:style style:name="Table91.A2" style:family="table-cell">
      <style:table-cell-properties style:vertical-align="middle" fo:padding-left="0.529cm" fo:padding-right="0.265cm" fo:padding-top="0.265cm" fo:padding-bottom="0.265cm" fo:border="none"/>
    </style:style>
    <style:style style:name="Table91.3" style:family="table-row">
      <style:table-row-properties style:row-height="0cm" fo:keep-together="auto"/>
    </style:style>
    <style:style style:name="Table91.A3" style:family="table-cell">
      <style:table-cell-properties style:vertical-align="middle" fo:padding-left="0.503cm" fo:padding-right="0.265cm" fo:padding-top="0.132cm" fo:padding-bottom="0.265cm" fo:border="none"/>
    </style:style>
    <style:style style:name="Table91.C4" style:family="table-cell">
      <style:table-cell-properties fo:padding="0cm" fo:border="none"/>
    </style:style>
    <style:style style:name="Table91.A5" style:family="table-cell">
      <style:table-cell-properties style:vertical-align="middle" fo:padding-left="0.529cm" fo:padding-right="0.265cm" fo:padding-top="0.265cm" fo:padding-bottom="0.265cm" fo:border="none"/>
    </style:style>
    <style:style style:name="Table91.A6" style:family="table-cell">
      <style:table-cell-properties style:vertical-align="middle" fo:padding-left="0.503cm" fo:padding-right="0.265cm" fo:padding-top="0.132cm" fo:padding-bottom="0.265cm" fo:border="none"/>
    </style:style>
    <style:style style:name="Table85" style:family="table">
      <style:table-properties style:width="3.725cm" fo:margin-left="0cm" fo:margin-top="0cm" fo:margin-bottom="0cm" table:align="left" style:writing-mode="lr-tb"/>
    </style:style>
    <style:style style:name="Table85.A" style:family="table-column">
      <style:table-column-properties style:column-width="3.725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3.725cm" fo:margin-left="0cm" fo:margin-top="0cm" fo:margin-bottom="0cm" table:align="left" style:writing-mode="lr-tb"/>
    </style:style>
    <style:style style:name="Table86.A" style:family="table-column">
      <style:table-column-properties style:column-width="3.725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164cm" fo:margin-left="0cm" fo:margin-top="0cm" fo:margin-bottom="0cm" table:align="left" style:writing-mode="lr-tb"/>
    </style:style>
    <style:style style:name="Table87.A" style:family="table-column">
      <style:table-column-properties style:column-width="1.164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3.725cm" fo:margin-left="0cm" fo:margin-top="0cm" fo:margin-bottom="0cm" table:align="left" style:writing-mode="lr-tb"/>
    </style:style>
    <style:style style:name="Table89.A" style:family="table-column">
      <style:table-column-properties style:column-width="3.725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164cm" fo:margin-left="0cm" fo:margin-top="0cm" fo:margin-bottom="0cm" table:align="left" style:writing-mode="lr-tb"/>
    </style:style>
    <style:style style:name="Table90.A" style:family="table-column">
      <style:table-column-properties style:column-width="1.164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2" style:family="table">
      <style:table-properties style:width="2.328cm" fo:margin-left="0cm" fo:margin-top="0cm" fo:margin-bottom="0cm" table:align="left" style:writing-mode="lr-tb"/>
    </style:style>
    <style:style style:name="Table92.A" style:family="table-column">
      <style:table-column-properties style:column-width="2.328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4.424cm" fo:margin-left="0cm" fo:margin-top="0cm" fo:margin-bottom="0cm" table:align="left" style:writing-mode="lr-tb"/>
    </style:style>
    <style:style style:name="Table93.A" style:family="table-column">
      <style:table-column-properties style:column-width="4.424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1.164cm" fo:margin-left="0cm" fo:margin-top="0cm" fo:margin-bottom="0cm" table:align="left" style:writing-mode="lr-tb"/>
    </style:style>
    <style:style style:name="Table94.A" style:family="table-column">
      <style:table-column-properties style:column-width="1.164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2.328cm" fo:margin-left="0cm" fo:margin-top="0cm" fo:margin-bottom="0cm" table:align="left" style:writing-mode="lr-tb"/>
    </style:style>
    <style:style style:name="Table95.A" style:family="table-column">
      <style:table-column-properties style:column-width="2.328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4.424cm" fo:margin-left="0cm" fo:margin-top="0cm" fo:margin-bottom="0cm" table:align="left" style:writing-mode="lr-tb"/>
    </style:style>
    <style:style style:name="Table96.A" style:family="table-column">
      <style:table-column-properties style:column-width="4.424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2.328cm" fo:margin-left="0cm" fo:margin-top="0cm" fo:margin-bottom="0cm" table:align="left" style:writing-mode="lr-tb"/>
    </style:style>
    <style:style style:name="Table97.A" style:family="table-column">
      <style:table-column-properties style:column-width="2.328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5.921cm" style:rel-width="100%" fo:margin-left="0cm" fo:margin-top="0cm" fo:margin-bottom="0cm" table:align="left" style:writing-mode="lr-tb"/>
    </style:style>
    <style:style style:name="Table98.A" style:family="table-column">
      <style:table-column-properties style:column-width="1.127cm" style:rel-column-width="4639*"/>
    </style:style>
    <style:style style:name="Table98.B" style:family="table-column">
      <style:table-column-properties style:column-width="14.249cm" style:rel-column-width="58654*"/>
    </style:style>
    <style:style style:name="Table98.C" style:family="table-column">
      <style:table-column-properties style:column-width="0.545cm" style:rel-column-width="2242*"/>
    </style:style>
    <style:style style:name="Table98.1" style:family="table-row">
      <style:table-row-properties fo:keep-together="auto"/>
    </style:style>
    <style:style style:name="Table98.A1" style:family="table-cell">
      <style:table-cell-properties fo:background-color="#d8e4f3" fo:padding="0.265cm" fo:border="none">
        <style:background-image/>
      </style:table-cell-properties>
    </style:style>
    <style:style style:name="Table9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8.C1" style:family="table-cell">
      <style:table-cell-properties fo:padding="0cm" fo:border="none"/>
    </style:style>
    <style:style style:name="Table98.A2" style:family="table-cell">
      <style:table-cell-properties style:vertical-align="middle" fo:padding-left="0.529cm" fo:padding-right="0.265cm" fo:padding-top="0.265cm" fo:padding-bottom="0.265cm" fo:border="none"/>
    </style:style>
    <style:style style:name="Table98.3" style:family="table-row">
      <style:table-row-properties style:row-height="0cm" fo:keep-together="auto"/>
    </style:style>
    <style:style style:name="Table98.A3" style:family="table-cell">
      <style:table-cell-properties style:vertical-align="middle" fo:padding-left="0.503cm" fo:padding-right="0.265cm" fo:padding-top="0.132cm" fo:padding-bottom="0.265cm" fo:border="none"/>
    </style:style>
    <style:style style:name="Table98.C4" style:family="table-cell">
      <style:table-cell-properties fo:padding="0cm" fo:border="none"/>
    </style:style>
    <style:style style:name="Table98.A5" style:family="table-cell">
      <style:table-cell-properties style:vertical-align="middle" fo:padding-left="0.529cm" fo:padding-right="0.265cm" fo:padding-top="0.265cm" fo:padding-bottom="0.265cm" fo:border="none"/>
    </style:style>
    <style:style style:name="Table98.A6" style:family="table-cell">
      <style:table-cell-properties style:vertical-align="middle" fo:padding-left="0.503cm" fo:padding-right="0.265cm" fo:padding-top="0.132cm" fo:padding-bottom="0.265cm" fo:border="none"/>
    </style:style>
    <style:style style:name="Table92" style:family="table">
      <style:table-properties style:width="2.328cm" fo:margin-left="0cm" fo:margin-top="0cm" fo:margin-bottom="0cm" table:align="left" style:writing-mode="lr-tb"/>
    </style:style>
    <style:style style:name="Table92.A" style:family="table-column">
      <style:table-column-properties style:column-width="2.328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4.424cm" fo:margin-left="0cm" fo:margin-top="0cm" fo:margin-bottom="0cm" table:align="left" style:writing-mode="lr-tb"/>
    </style:style>
    <style:style style:name="Table93.A" style:family="table-column">
      <style:table-column-properties style:column-width="4.424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1.164cm" fo:margin-left="0cm" fo:margin-top="0cm" fo:margin-bottom="0cm" table:align="left" style:writing-mode="lr-tb"/>
    </style:style>
    <style:style style:name="Table94.A" style:family="table-column">
      <style:table-column-properties style:column-width="1.164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2.328cm" fo:margin-left="0cm" fo:margin-top="0cm" fo:margin-bottom="0cm" table:align="left" style:writing-mode="lr-tb"/>
    </style:style>
    <style:style style:name="Table95.A" style:family="table-column">
      <style:table-column-properties style:column-width="2.328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4.424cm" fo:margin-left="0cm" fo:margin-top="0cm" fo:margin-bottom="0cm" table:align="left" style:writing-mode="lr-tb"/>
    </style:style>
    <style:style style:name="Table96.A" style:family="table-column">
      <style:table-column-properties style:column-width="4.424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2.328cm" fo:margin-left="0cm" fo:margin-top="0cm" fo:margin-bottom="0cm" table:align="left" style:writing-mode="lr-tb"/>
    </style:style>
    <style:style style:name="Table97.A" style:family="table-column">
      <style:table-column-properties style:column-width="2.328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9" style:family="table">
      <style:table-properties style:width="2.328cm" fo:margin-left="0cm" fo:margin-top="0cm" fo:margin-bottom="0cm" table:align="left" style:writing-mode="lr-tb"/>
    </style:style>
    <style:style style:name="Table99.A" style:family="table-column">
      <style:table-column-properties style:column-width="2.328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4.424cm" fo:margin-left="0cm" fo:margin-top="0cm" fo:margin-bottom="0cm" table:align="left" style:writing-mode="lr-tb"/>
    </style:style>
    <style:style style:name="Table100.A" style:family="table-column">
      <style:table-column-properties style:column-width="4.424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725cm" fo:margin-left="0cm" fo:margin-top="0cm" fo:margin-bottom="0cm" table:align="left" style:writing-mode="lr-tb"/>
    </style:style>
    <style:style style:name="Table101.A" style:family="table-column">
      <style:table-column-properties style:column-width="3.725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2.794cm" fo:margin-left="0cm" fo:margin-top="0cm" fo:margin-bottom="0cm" table:align="left" style:writing-mode="lr-tb"/>
    </style:style>
    <style:style style:name="Table102.A" style:family="table-column">
      <style:table-column-properties style:column-width="2.794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4.424cm" fo:margin-left="0cm" fo:margin-top="0cm" fo:margin-bottom="0cm" table:align="left" style:writing-mode="lr-tb"/>
    </style:style>
    <style:style style:name="Table103.A" style:family="table-column">
      <style:table-column-properties style:column-width="4.424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2.794cm" fo:margin-left="0cm" fo:margin-top="0cm" fo:margin-bottom="0cm" table:align="left" style:writing-mode="lr-tb"/>
    </style:style>
    <style:style style:name="Table104.A" style:family="table-column">
      <style:table-column-properties style:column-width="2.794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15.921cm" style:rel-width="100%" fo:margin-left="0cm" fo:margin-top="0cm" fo:margin-bottom="0cm" table:align="left" style:writing-mode="lr-tb"/>
    </style:style>
    <style:style style:name="Table105.A" style:family="table-column">
      <style:table-column-properties style:column-width="1.125cm" style:rel-column-width="4633*"/>
    </style:style>
    <style:style style:name="Table105.B" style:family="table-column">
      <style:table-column-properties style:column-width="14.268cm" style:rel-column-width="58732*"/>
    </style:style>
    <style:style style:name="Table105.C" style:family="table-column">
      <style:table-column-properties style:column-width="0.527cm" style:rel-column-width="2170*"/>
    </style:style>
    <style:style style:name="Table105.1" style:family="table-row">
      <style:table-row-properties fo:keep-together="auto"/>
    </style:style>
    <style:style style:name="Table105.A1" style:family="table-cell">
      <style:table-cell-properties fo:background-color="#d8e4f3" fo:padding="0.265cm" fo:border="none">
        <style:background-image/>
      </style:table-cell-properties>
    </style:style>
    <style:style style:name="Table10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5.C1" style:family="table-cell">
      <style:table-cell-properties fo:padding="0cm" fo:border="none"/>
    </style:style>
    <style:style style:name="Table105.A2" style:family="table-cell">
      <style:table-cell-properties style:vertical-align="middle" fo:padding-left="0.529cm" fo:padding-right="0.265cm" fo:padding-top="0.265cm" fo:padding-bottom="0.265cm" fo:border="none"/>
    </style:style>
    <style:style style:name="Table105.3" style:family="table-row">
      <style:table-row-properties style:row-height="0cm" fo:keep-together="auto"/>
    </style:style>
    <style:style style:name="Table105.A3" style:family="table-cell">
      <style:table-cell-properties style:vertical-align="middle" fo:padding-left="0.503cm" fo:padding-right="0.265cm" fo:padding-top="0.132cm" fo:padding-bottom="0.265cm" fo:border="none"/>
    </style:style>
    <style:style style:name="Table105.C4" style:family="table-cell">
      <style:table-cell-properties fo:padding="0cm" fo:border="none"/>
    </style:style>
    <style:style style:name="Table105.A5" style:family="table-cell">
      <style:table-cell-properties style:vertical-align="middle" fo:padding-left="0.529cm" fo:padding-right="0.265cm" fo:padding-top="0.265cm" fo:padding-bottom="0.265cm" fo:border="none"/>
    </style:style>
    <style:style style:name="Table105.A6" style:family="table-cell">
      <style:table-cell-properties style:vertical-align="middle" fo:padding-left="0.503cm" fo:padding-right="0.265cm" fo:padding-top="0.132cm" fo:padding-bottom="0.265cm" fo:border="none"/>
    </style:style>
    <style:style style:name="Table99" style:family="table">
      <style:table-properties style:width="2.328cm" fo:margin-left="0cm" fo:margin-top="0cm" fo:margin-bottom="0cm" table:align="left" style:writing-mode="lr-tb"/>
    </style:style>
    <style:style style:name="Table99.A" style:family="table-column">
      <style:table-column-properties style:column-width="2.328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4.424cm" fo:margin-left="0cm" fo:margin-top="0cm" fo:margin-bottom="0cm" table:align="left" style:writing-mode="lr-tb"/>
    </style:style>
    <style:style style:name="Table100.A" style:family="table-column">
      <style:table-column-properties style:column-width="4.424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725cm" fo:margin-left="0cm" fo:margin-top="0cm" fo:margin-bottom="0cm" table:align="left" style:writing-mode="lr-tb"/>
    </style:style>
    <style:style style:name="Table101.A" style:family="table-column">
      <style:table-column-properties style:column-width="3.725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2.794cm" fo:margin-left="0cm" fo:margin-top="0cm" fo:margin-bottom="0cm" table:align="left" style:writing-mode="lr-tb"/>
    </style:style>
    <style:style style:name="Table102.A" style:family="table-column">
      <style:table-column-properties style:column-width="2.794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4.424cm" fo:margin-left="0cm" fo:margin-top="0cm" fo:margin-bottom="0cm" table:align="left" style:writing-mode="lr-tb"/>
    </style:style>
    <style:style style:name="Table103.A" style:family="table-column">
      <style:table-column-properties style:column-width="4.424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2.794cm" fo:margin-left="0cm" fo:margin-top="0cm" fo:margin-bottom="0cm" table:align="left" style:writing-mode="lr-tb"/>
    </style:style>
    <style:style style:name="Table104.A" style:family="table-column">
      <style:table-column-properties style:column-width="2.794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6" style:family="table">
      <style:table-properties style:width="2.794cm" fo:margin-left="0cm" fo:margin-top="0cm" fo:margin-bottom="0cm" table:align="left" style:writing-mode="lr-tb"/>
    </style:style>
    <style:style style:name="Table106.A" style:family="table-column">
      <style:table-column-properties style:column-width="2.79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4.424cm" fo:margin-left="0cm" fo:margin-top="0cm" fo:margin-bottom="0cm" table:align="left" style:writing-mode="lr-tb"/>
    </style:style>
    <style:style style:name="Table107.A" style:family="table-column">
      <style:table-column-properties style:column-width="4.424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3.027cm" fo:margin-left="0cm" fo:margin-top="0cm" fo:margin-bottom="0cm" table:align="left" style:writing-mode="lr-tb"/>
    </style:style>
    <style:style style:name="Table108.A" style:family="table-column">
      <style:table-column-properties style:column-width="3.027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3.027cm" fo:margin-left="0cm" fo:margin-top="0cm" fo:margin-bottom="0cm" table:align="left" style:writing-mode="lr-tb"/>
    </style:style>
    <style:style style:name="Table109.A" style:family="table-column">
      <style:table-column-properties style:column-width="3.027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3.027cm" fo:margin-left="0cm" fo:margin-top="0cm" fo:margin-bottom="0cm" table:align="left" style:writing-mode="lr-tb"/>
    </style:style>
    <style:style style:name="Table111.A" style:family="table-column">
      <style:table-column-properties style:column-width="3.027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15.921cm" style:rel-width="100%" fo:margin-left="0cm" fo:margin-top="0cm" fo:margin-bottom="0cm" table:align="left" style:writing-mode="lr-tb"/>
    </style:style>
    <style:style style:name="Table112.A" style:family="table-column">
      <style:table-column-properties style:column-width="1.125cm" style:rel-column-width="4633*"/>
    </style:style>
    <style:style style:name="Table112.B" style:family="table-column">
      <style:table-column-properties style:column-width="14.268cm" style:rel-column-width="58732*"/>
    </style:style>
    <style:style style:name="Table112.C" style:family="table-column">
      <style:table-column-properties style:column-width="0.527cm" style:rel-column-width="2170*"/>
    </style:style>
    <style:style style:name="Table112.1" style:family="table-row">
      <style:table-row-properties fo:keep-together="auto"/>
    </style:style>
    <style:style style:name="Table112.A1" style:family="table-cell">
      <style:table-cell-properties fo:background-color="#d8e4f3" fo:padding="0.265cm" fo:border="none">
        <style:background-image/>
      </style:table-cell-properties>
    </style:style>
    <style:style style:name="Table11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2.C1" style:family="table-cell">
      <style:table-cell-properties fo:padding="0cm" fo:border="none"/>
    </style:style>
    <style:style style:name="Table112.A2" style:family="table-cell">
      <style:table-cell-properties style:vertical-align="middle" fo:padding-left="0.529cm" fo:padding-right="0.265cm" fo:padding-top="0.265cm" fo:padding-bottom="0.265cm" fo:border="none"/>
    </style:style>
    <style:style style:name="Table112.3" style:family="table-row">
      <style:table-row-properties style:row-height="0cm" fo:keep-together="auto"/>
    </style:style>
    <style:style style:name="Table112.A3" style:family="table-cell">
      <style:table-cell-properties style:vertical-align="middle" fo:padding-left="0.503cm" fo:padding-right="0.265cm" fo:padding-top="0.132cm" fo:padding-bottom="0.265cm" fo:border="none"/>
    </style:style>
    <style:style style:name="Table112.C4" style:family="table-cell">
      <style:table-cell-properties fo:padding="0cm" fo:border="none"/>
    </style:style>
    <style:style style:name="Table112.A5" style:family="table-cell">
      <style:table-cell-properties style:vertical-align="middle" fo:padding-left="0.529cm" fo:padding-right="0.265cm" fo:padding-top="0.265cm" fo:padding-bottom="0.265cm" fo:border="none"/>
    </style:style>
    <style:style style:name="Table112.A6" style:family="table-cell">
      <style:table-cell-properties style:vertical-align="middle" fo:padding-left="0.503cm" fo:padding-right="0.265cm" fo:padding-top="0.132cm" fo:padding-bottom="0.265cm" fo:border="none"/>
    </style:style>
    <style:style style:name="Table106" style:family="table">
      <style:table-properties style:width="2.794cm" fo:margin-left="0cm" fo:margin-top="0cm" fo:margin-bottom="0cm" table:align="left" style:writing-mode="lr-tb"/>
    </style:style>
    <style:style style:name="Table106.A" style:family="table-column">
      <style:table-column-properties style:column-width="2.79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4.424cm" fo:margin-left="0cm" fo:margin-top="0cm" fo:margin-bottom="0cm" table:align="left" style:writing-mode="lr-tb"/>
    </style:style>
    <style:style style:name="Table107.A" style:family="table-column">
      <style:table-column-properties style:column-width="4.424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3.027cm" fo:margin-left="0cm" fo:margin-top="0cm" fo:margin-bottom="0cm" table:align="left" style:writing-mode="lr-tb"/>
    </style:style>
    <style:style style:name="Table108.A" style:family="table-column">
      <style:table-column-properties style:column-width="3.027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3.027cm" fo:margin-left="0cm" fo:margin-top="0cm" fo:margin-bottom="0cm" table:align="left" style:writing-mode="lr-tb"/>
    </style:style>
    <style:style style:name="Table109.A" style:family="table-column">
      <style:table-column-properties style:column-width="3.027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3.027cm" fo:margin-left="0cm" fo:margin-top="0cm" fo:margin-bottom="0cm" table:align="left" style:writing-mode="lr-tb"/>
    </style:style>
    <style:style style:name="Table111.A" style:family="table-column">
      <style:table-column-properties style:column-width="3.027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3" style:family="table">
      <style:table-properties style:width="4.424cm" fo:margin-left="0cm" fo:margin-top="0cm" fo:margin-bottom="0cm" table:align="left" style:writing-mode="lr-tb"/>
    </style:style>
    <style:style style:name="Table113.A" style:family="table-column">
      <style:table-column-properties style:column-width="4.424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2.328cm" fo:margin-left="0cm" fo:margin-top="0cm" fo:margin-bottom="0cm" table:align="left" style:writing-mode="lr-tb"/>
    </style:style>
    <style:style style:name="Table114.A" style:family="table-column">
      <style:table-column-properties style:column-width="2.328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328cm" fo:margin-left="0cm" fo:margin-top="0cm" fo:margin-bottom="0cm" table:align="left" style:writing-mode="lr-tb"/>
    </style:style>
    <style:style style:name="Table115.A" style:family="table-column">
      <style:table-column-properties style:column-width="2.328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2.328cm" fo:margin-left="0cm" fo:margin-top="0cm" fo:margin-bottom="0cm" table:align="left" style:writing-mode="lr-tb"/>
    </style:style>
    <style:style style:name="Table116.A" style:family="table-column">
      <style:table-column-properties style:column-width="2.328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2.328cm" fo:margin-left="0cm" fo:margin-top="0cm" fo:margin-bottom="0cm" table:align="left" style:writing-mode="lr-tb"/>
    </style:style>
    <style:style style:name="Table117.A" style:family="table-column">
      <style:table-column-properties style:column-width="2.328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2.328cm" fo:margin-left="0cm" fo:margin-top="0cm" fo:margin-bottom="0cm" table:align="left" style:writing-mode="lr-tb"/>
    </style:style>
    <style:style style:name="Table118.A" style:family="table-column">
      <style:table-column-properties style:column-width="2.328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15.921cm" style:rel-width="100%" fo:margin-left="0cm" fo:margin-top="0cm" fo:margin-bottom="0cm" table:align="left" style:writing-mode="lr-tb"/>
    </style:style>
    <style:style style:name="Table119.A" style:family="table-column">
      <style:table-column-properties style:column-width="1.125cm" style:rel-column-width="4633*"/>
    </style:style>
    <style:style style:name="Table119.B" style:family="table-column">
      <style:table-column-properties style:column-width="14.261cm" style:rel-column-width="58706*"/>
    </style:style>
    <style:style style:name="Table119.C" style:family="table-column">
      <style:table-column-properties style:column-width="0.533cm" style:rel-column-width="2196*"/>
    </style:style>
    <style:style style:name="Table119.1" style:family="table-row">
      <style:table-row-properties fo:keep-together="auto"/>
    </style:style>
    <style:style style:name="Table119.A1" style:family="table-cell">
      <style:table-cell-properties fo:background-color="#d8e4f3" fo:padding="0.265cm" fo:border="none">
        <style:background-image/>
      </style:table-cell-properties>
    </style:style>
    <style:style style:name="Table1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9.C1" style:family="table-cell">
      <style:table-cell-properties fo:padding="0cm" fo:border="none"/>
    </style:style>
    <style:style style:name="Table119.A2" style:family="table-cell">
      <style:table-cell-properties style:vertical-align="middle" fo:padding-left="0.529cm" fo:padding-right="0.265cm" fo:padding-top="0.265cm" fo:padding-bottom="0.265cm" fo:border="none"/>
    </style:style>
    <style:style style:name="Table119.3" style:family="table-row">
      <style:table-row-properties style:row-height="0cm" fo:keep-together="auto"/>
    </style:style>
    <style:style style:name="Table119.A3" style:family="table-cell">
      <style:table-cell-properties style:vertical-align="middle" fo:padding-left="0.503cm" fo:padding-right="0.265cm" fo:padding-top="0.132cm" fo:padding-bottom="0.265cm" fo:border="none"/>
    </style:style>
    <style:style style:name="Table119.C4" style:family="table-cell">
      <style:table-cell-properties fo:padding="0cm" fo:border="none"/>
    </style:style>
    <style:style style:name="Table119.A5" style:family="table-cell">
      <style:table-cell-properties style:vertical-align="middle" fo:padding-left="0.529cm" fo:padding-right="0.265cm" fo:padding-top="0.265cm" fo:padding-bottom="0.265cm" fo:border="none"/>
    </style:style>
    <style:style style:name="Table119.A6" style:family="table-cell">
      <style:table-cell-properties style:vertical-align="middle" fo:padding-left="0.503cm" fo:padding-right="0.265cm" fo:padding-top="0.132cm" fo:padding-bottom="0.265cm" fo:border="none"/>
    </style:style>
    <style:style style:name="Table113" style:family="table">
      <style:table-properties style:width="4.424cm" fo:margin-left="0cm" fo:margin-top="0cm" fo:margin-bottom="0cm" table:align="left" style:writing-mode="lr-tb"/>
    </style:style>
    <style:style style:name="Table113.A" style:family="table-column">
      <style:table-column-properties style:column-width="4.424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2.328cm" fo:margin-left="0cm" fo:margin-top="0cm" fo:margin-bottom="0cm" table:align="left" style:writing-mode="lr-tb"/>
    </style:style>
    <style:style style:name="Table114.A" style:family="table-column">
      <style:table-column-properties style:column-width="2.328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328cm" fo:margin-left="0cm" fo:margin-top="0cm" fo:margin-bottom="0cm" table:align="left" style:writing-mode="lr-tb"/>
    </style:style>
    <style:style style:name="Table115.A" style:family="table-column">
      <style:table-column-properties style:column-width="2.328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2.328cm" fo:margin-left="0cm" fo:margin-top="0cm" fo:margin-bottom="0cm" table:align="left" style:writing-mode="lr-tb"/>
    </style:style>
    <style:style style:name="Table116.A" style:family="table-column">
      <style:table-column-properties style:column-width="2.328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2.328cm" fo:margin-left="0cm" fo:margin-top="0cm" fo:margin-bottom="0cm" table:align="left" style:writing-mode="lr-tb"/>
    </style:style>
    <style:style style:name="Table117.A" style:family="table-column">
      <style:table-column-properties style:column-width="2.328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2.328cm" fo:margin-left="0cm" fo:margin-top="0cm" fo:margin-bottom="0cm" table:align="left" style:writing-mode="lr-tb"/>
    </style:style>
    <style:style style:name="Table118.A" style:family="table-column">
      <style:table-column-properties style:column-width="2.328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20" style:family="table">
      <style:table-properties style:width="2.328cm" fo:margin-left="0cm" fo:margin-top="0cm" fo:margin-bottom="0cm" table:align="left" style:writing-mode="lr-tb"/>
    </style:style>
    <style:style style:name="Table120.A" style:family="table-column">
      <style:table-column-properties style:column-width="2.328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2.328cm" fo:margin-left="0cm" fo:margin-top="0cm" fo:margin-bottom="0cm" table:align="left" style:writing-mode="lr-tb"/>
    </style:style>
    <style:style style:name="Table121.A" style:family="table-column">
      <style:table-column-properties style:column-width="2.328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2.328cm" fo:margin-left="0cm" fo:margin-top="0cm" fo:margin-bottom="0cm" table:align="left" style:writing-mode="lr-tb"/>
    </style:style>
    <style:style style:name="Table122.A" style:family="table-column">
      <style:table-column-properties style:column-width="2.328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2.328cm" fo:margin-left="0cm" fo:margin-top="0cm" fo:margin-bottom="0cm" table:align="left" style:writing-mode="lr-tb"/>
    </style:style>
    <style:style style:name="Table123.A" style:family="table-column">
      <style:table-column-properties style:column-width="2.328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328cm" fo:margin-left="0cm" fo:margin-top="0cm" fo:margin-bottom="0cm" table:align="left" style:writing-mode="lr-tb"/>
    </style:style>
    <style:style style:name="Table124.A" style:family="table-column">
      <style:table-column-properties style:column-width="2.328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2.328cm" fo:margin-left="0cm" fo:margin-top="0cm" fo:margin-bottom="0cm" table:align="left" style:writing-mode="lr-tb"/>
    </style:style>
    <style:style style:name="Table125.A" style:family="table-column">
      <style:table-column-properties style:column-width="2.328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5.921cm" style:rel-width="100%" fo:margin-left="0cm" fo:margin-top="0cm" fo:margin-bottom="0cm" table:align="left" style:writing-mode="lr-tb"/>
    </style:style>
    <style:style style:name="Table126.A" style:family="table-column">
      <style:table-column-properties style:column-width="1.125cm" style:rel-column-width="4633*"/>
    </style:style>
    <style:style style:name="Table126.B" style:family="table-column">
      <style:table-column-properties style:column-width="14.261cm" style:rel-column-width="58706*"/>
    </style:style>
    <style:style style:name="Table126.C" style:family="table-column">
      <style:table-column-properties style:column-width="0.533cm" style:rel-column-width="2196*"/>
    </style:style>
    <style:style style:name="Table126.1" style:family="table-row">
      <style:table-row-properties fo:keep-together="auto"/>
    </style:style>
    <style:style style:name="Table126.A1" style:family="table-cell">
      <style:table-cell-properties fo:background-color="#d8e4f3" fo:padding="0.265cm" fo:border="none">
        <style:background-image/>
      </style:table-cell-properties>
    </style:style>
    <style:style style:name="Table1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6.C1" style:family="table-cell">
      <style:table-cell-properties fo:padding="0cm" fo:border="none"/>
    </style:style>
    <style:style style:name="Table126.A2" style:family="table-cell">
      <style:table-cell-properties style:vertical-align="middle" fo:padding-left="0.529cm" fo:padding-right="0.265cm" fo:padding-top="0.265cm" fo:padding-bottom="0.265cm" fo:border="none"/>
    </style:style>
    <style:style style:name="Table126.3" style:family="table-row">
      <style:table-row-properties style:row-height="0cm" fo:keep-together="auto"/>
    </style:style>
    <style:style style:name="Table126.A3" style:family="table-cell">
      <style:table-cell-properties style:vertical-align="middle" fo:padding-left="0.503cm" fo:padding-right="0.265cm" fo:padding-top="0.132cm" fo:padding-bottom="0.265cm" fo:border="none"/>
    </style:style>
    <style:style style:name="Table126.C4" style:family="table-cell">
      <style:table-cell-properties fo:padding="0cm" fo:border="none"/>
    </style:style>
    <style:style style:name="Table126.A5" style:family="table-cell">
      <style:table-cell-properties style:vertical-align="middle" fo:padding-left="0.529cm" fo:padding-right="0.265cm" fo:padding-top="0.265cm" fo:padding-bottom="0.265cm" fo:border="none"/>
    </style:style>
    <style:style style:name="Table126.A6" style:family="table-cell">
      <style:table-cell-properties style:vertical-align="middle" fo:padding-left="0.503cm" fo:padding-right="0.265cm" fo:padding-top="0.132cm" fo:padding-bottom="0.265cm" fo:border="none"/>
    </style:style>
    <style:style style:name="Table120" style:family="table">
      <style:table-properties style:width="2.328cm" fo:margin-left="0cm" fo:margin-top="0cm" fo:margin-bottom="0cm" table:align="left" style:writing-mode="lr-tb"/>
    </style:style>
    <style:style style:name="Table120.A" style:family="table-column">
      <style:table-column-properties style:column-width="2.328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2.328cm" fo:margin-left="0cm" fo:margin-top="0cm" fo:margin-bottom="0cm" table:align="left" style:writing-mode="lr-tb"/>
    </style:style>
    <style:style style:name="Table121.A" style:family="table-column">
      <style:table-column-properties style:column-width="2.328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2.328cm" fo:margin-left="0cm" fo:margin-top="0cm" fo:margin-bottom="0cm" table:align="left" style:writing-mode="lr-tb"/>
    </style:style>
    <style:style style:name="Table122.A" style:family="table-column">
      <style:table-column-properties style:column-width="2.328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2.328cm" fo:margin-left="0cm" fo:margin-top="0cm" fo:margin-bottom="0cm" table:align="left" style:writing-mode="lr-tb"/>
    </style:style>
    <style:style style:name="Table123.A" style:family="table-column">
      <style:table-column-properties style:column-width="2.328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328cm" fo:margin-left="0cm" fo:margin-top="0cm" fo:margin-bottom="0cm" table:align="left" style:writing-mode="lr-tb"/>
    </style:style>
    <style:style style:name="Table124.A" style:family="table-column">
      <style:table-column-properties style:column-width="2.328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2.328cm" fo:margin-left="0cm" fo:margin-top="0cm" fo:margin-bottom="0cm" table:align="left" style:writing-mode="lr-tb"/>
    </style:style>
    <style:style style:name="Table125.A" style:family="table-column">
      <style:table-column-properties style:column-width="2.328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7" style:family="table">
      <style:table-properties style:width="2.328cm" fo:margin-left="0cm" fo:margin-top="0cm" fo:margin-bottom="0cm" table:align="left" style:writing-mode="lr-tb"/>
    </style:style>
    <style:style style:name="Table127.A" style:family="table-column">
      <style:table-column-properties style:column-width="2.328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328cm" fo:margin-left="0cm" fo:margin-top="0cm" fo:margin-bottom="0cm" table:align="left" style:writing-mode="lr-tb"/>
    </style:style>
    <style:style style:name="Table128.A" style:family="table-column">
      <style:table-column-properties style:column-width="2.328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2.328cm" fo:margin-left="0cm" fo:margin-top="0cm" fo:margin-bottom="0cm" table:align="left" style:writing-mode="lr-tb"/>
    </style:style>
    <style:style style:name="Table129.A" style:family="table-column">
      <style:table-column-properties style:column-width="2.328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2.328cm" fo:margin-left="0cm" fo:margin-top="0cm" fo:margin-bottom="0cm" table:align="left" style:writing-mode="lr-tb"/>
    </style:style>
    <style:style style:name="Table130.A" style:family="table-column">
      <style:table-column-properties style:column-width="2.328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2.328cm" fo:margin-left="0cm" fo:margin-top="0cm" fo:margin-bottom="0cm" table:align="left" style:writing-mode="lr-tb"/>
    </style:style>
    <style:style style:name="Table131.A" style:family="table-column">
      <style:table-column-properties style:column-width="2.328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2.328cm" fo:margin-left="0cm" fo:margin-top="0cm" fo:margin-bottom="0cm" table:align="left" style:writing-mode="lr-tb"/>
    </style:style>
    <style:style style:name="Table132.A" style:family="table-column">
      <style:table-column-properties style:column-width="2.328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15.921cm" style:rel-width="100%" fo:margin-left="0cm" fo:margin-top="0cm" fo:margin-bottom="0cm" table:align="left" style:writing-mode="lr-tb"/>
    </style:style>
    <style:style style:name="Table133.A" style:family="table-column">
      <style:table-column-properties style:column-width="1.125cm" style:rel-column-width="4633*"/>
    </style:style>
    <style:style style:name="Table133.B" style:family="table-column">
      <style:table-column-properties style:column-width="14.261cm" style:rel-column-width="58706*"/>
    </style:style>
    <style:style style:name="Table133.C" style:family="table-column">
      <style:table-column-properties style:column-width="0.533cm" style:rel-column-width="2196*"/>
    </style:style>
    <style:style style:name="Table133.1" style:family="table-row">
      <style:table-row-properties fo:keep-together="auto"/>
    </style:style>
    <style:style style:name="Table133.A1" style:family="table-cell">
      <style:table-cell-properties fo:background-color="#d8e4f3" fo:padding="0.265cm" fo:border="none">
        <style:background-image/>
      </style:table-cell-properties>
    </style:style>
    <style:style style:name="Table13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3.C1" style:family="table-cell">
      <style:table-cell-properties fo:padding="0cm" fo:border="none"/>
    </style:style>
    <style:style style:name="Table133.A2" style:family="table-cell">
      <style:table-cell-properties style:vertical-align="middle" fo:padding-left="0.529cm" fo:padding-right="0.265cm" fo:padding-top="0.265cm" fo:padding-bottom="0.265cm" fo:border="none"/>
    </style:style>
    <style:style style:name="Table133.3" style:family="table-row">
      <style:table-row-properties style:row-height="0cm" fo:keep-together="auto"/>
    </style:style>
    <style:style style:name="Table133.A3" style:family="table-cell">
      <style:table-cell-properties style:vertical-align="middle" fo:padding-left="0.503cm" fo:padding-right="0.265cm" fo:padding-top="0.132cm" fo:padding-bottom="0.265cm" fo:border="none"/>
    </style:style>
    <style:style style:name="Table133.C4" style:family="table-cell">
      <style:table-cell-properties fo:padding="0cm" fo:border="none"/>
    </style:style>
    <style:style style:name="Table133.A5" style:family="table-cell">
      <style:table-cell-properties style:vertical-align="middle" fo:padding-left="0.529cm" fo:padding-right="0.265cm" fo:padding-top="0.265cm" fo:padding-bottom="0.265cm" fo:border="none"/>
    </style:style>
    <style:style style:name="Table133.A6" style:family="table-cell">
      <style:table-cell-properties style:vertical-align="middle" fo:padding-left="0.503cm" fo:padding-right="0.265cm" fo:padding-top="0.132cm" fo:padding-bottom="0.265cm" fo:border="none"/>
    </style:style>
    <style:style style:name="Table127" style:family="table">
      <style:table-properties style:width="2.328cm" fo:margin-left="0cm" fo:margin-top="0cm" fo:margin-bottom="0cm" table:align="left" style:writing-mode="lr-tb"/>
    </style:style>
    <style:style style:name="Table127.A" style:family="table-column">
      <style:table-column-properties style:column-width="2.328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328cm" fo:margin-left="0cm" fo:margin-top="0cm" fo:margin-bottom="0cm" table:align="left" style:writing-mode="lr-tb"/>
    </style:style>
    <style:style style:name="Table128.A" style:family="table-column">
      <style:table-column-properties style:column-width="2.328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2.328cm" fo:margin-left="0cm" fo:margin-top="0cm" fo:margin-bottom="0cm" table:align="left" style:writing-mode="lr-tb"/>
    </style:style>
    <style:style style:name="Table129.A" style:family="table-column">
      <style:table-column-properties style:column-width="2.328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2.328cm" fo:margin-left="0cm" fo:margin-top="0cm" fo:margin-bottom="0cm" table:align="left" style:writing-mode="lr-tb"/>
    </style:style>
    <style:style style:name="Table130.A" style:family="table-column">
      <style:table-column-properties style:column-width="2.328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2.328cm" fo:margin-left="0cm" fo:margin-top="0cm" fo:margin-bottom="0cm" table:align="left" style:writing-mode="lr-tb"/>
    </style:style>
    <style:style style:name="Table131.A" style:family="table-column">
      <style:table-column-properties style:column-width="2.328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2.328cm" fo:margin-left="0cm" fo:margin-top="0cm" fo:margin-bottom="0cm" table:align="left" style:writing-mode="lr-tb"/>
    </style:style>
    <style:style style:name="Table132.A" style:family="table-column">
      <style:table-column-properties style:column-width="2.328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4" style:family="table">
      <style:table-properties style:width="2.328cm" fo:margin-left="0cm" fo:margin-top="0cm" fo:margin-bottom="0cm" table:align="left" style:writing-mode="lr-tb"/>
    </style:style>
    <style:style style:name="Table134.A" style:family="table-column">
      <style:table-column-properties style:column-width="2.328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2.328cm" fo:margin-left="0cm" fo:margin-top="0cm" fo:margin-bottom="0cm" table:align="left" style:writing-mode="lr-tb"/>
    </style:style>
    <style:style style:name="Table135.A" style:family="table-column">
      <style:table-column-properties style:column-width="2.328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2.328cm" fo:margin-left="0cm" fo:margin-top="0cm" fo:margin-bottom="0cm" table:align="left" style:writing-mode="lr-tb"/>
    </style:style>
    <style:style style:name="Table136.A" style:family="table-column">
      <style:table-column-properties style:column-width="2.328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2.328cm" fo:margin-left="0cm" fo:margin-top="0cm" fo:margin-bottom="0cm" table:align="left" style:writing-mode="lr-tb"/>
    </style:style>
    <style:style style:name="Table137.A" style:family="table-column">
      <style:table-column-properties style:column-width="2.328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2.328cm" fo:margin-left="0cm" fo:margin-top="0cm" fo:margin-bottom="0cm" table:align="left" style:writing-mode="lr-tb"/>
    </style:style>
    <style:style style:name="Table138.A" style:family="table-column">
      <style:table-column-properties style:column-width="2.328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9" style:family="table">
      <style:table-properties style:width="2.328cm" fo:margin-left="0cm" fo:margin-top="0cm" fo:margin-bottom="0cm" table:align="left" style:writing-mode="lr-tb"/>
    </style:style>
    <style:style style:name="Table139.A" style:family="table-column">
      <style:table-column-properties style:column-width="2.328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0" style:family="table">
      <style:table-properties style:width="15.921cm" style:rel-width="100%" fo:margin-left="0cm" fo:margin-top="0cm" fo:margin-bottom="0cm" table:align="left" style:writing-mode="lr-tb"/>
    </style:style>
    <style:style style:name="Table140.A" style:family="table-column">
      <style:table-column-properties style:column-width="1.125cm" style:rel-column-width="4633*"/>
    </style:style>
    <style:style style:name="Table140.B" style:family="table-column">
      <style:table-column-properties style:column-width="14.261cm" style:rel-column-width="58706*"/>
    </style:style>
    <style:style style:name="Table140.C" style:family="table-column">
      <style:table-column-properties style:column-width="0.533cm" style:rel-column-width="2196*"/>
    </style:style>
    <style:style style:name="Table140.1" style:family="table-row">
      <style:table-row-properties fo:keep-together="auto"/>
    </style:style>
    <style:style style:name="Table140.A1" style:family="table-cell">
      <style:table-cell-properties fo:background-color="#d8e4f3" fo:padding="0.265cm" fo:border="none">
        <style:background-image/>
      </style:table-cell-properties>
    </style:style>
    <style:style style:name="Table1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0.C1" style:family="table-cell">
      <style:table-cell-properties fo:padding="0cm" fo:border="none"/>
    </style:style>
    <style:style style:name="Table140.A2" style:family="table-cell">
      <style:table-cell-properties style:vertical-align="middle" fo:padding-left="0.529cm" fo:padding-right="0.265cm" fo:padding-top="0.265cm" fo:padding-bottom="0.265cm" fo:border="none"/>
    </style:style>
    <style:style style:name="Table140.3" style:family="table-row">
      <style:table-row-properties style:row-height="0cm" fo:keep-together="auto"/>
    </style:style>
    <style:style style:name="Table140.A3" style:family="table-cell">
      <style:table-cell-properties style:vertical-align="middle" fo:padding-left="0.503cm" fo:padding-right="0.265cm" fo:padding-top="0.132cm" fo:padding-bottom="0.265cm" fo:border="none"/>
    </style:style>
    <style:style style:name="Table140.C4" style:family="table-cell">
      <style:table-cell-properties fo:padding="0cm" fo:border="none"/>
    </style:style>
    <style:style style:name="Table140.A5" style:family="table-cell">
      <style:table-cell-properties style:vertical-align="middle" fo:padding-left="0.529cm" fo:padding-right="0.265cm" fo:padding-top="0.265cm" fo:padding-bottom="0.265cm" fo:border="none"/>
    </style:style>
    <style:style style:name="Table140.A6" style:family="table-cell">
      <style:table-cell-properties style:vertical-align="middle" fo:padding-left="0.503cm" fo:padding-right="0.265cm" fo:padding-top="0.132cm" fo:padding-bottom="0.265cm" fo:border="none"/>
    </style:style>
    <style:style style:name="Table134" style:family="table">
      <style:table-properties style:width="2.328cm" fo:margin-left="0cm" fo:margin-top="0cm" fo:margin-bottom="0cm" table:align="left" style:writing-mode="lr-tb"/>
    </style:style>
    <style:style style:name="Table134.A" style:family="table-column">
      <style:table-column-properties style:column-width="2.328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2.328cm" fo:margin-left="0cm" fo:margin-top="0cm" fo:margin-bottom="0cm" table:align="left" style:writing-mode="lr-tb"/>
    </style:style>
    <style:style style:name="Table135.A" style:family="table-column">
      <style:table-column-properties style:column-width="2.328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2.328cm" fo:margin-left="0cm" fo:margin-top="0cm" fo:margin-bottom="0cm" table:align="left" style:writing-mode="lr-tb"/>
    </style:style>
    <style:style style:name="Table136.A" style:family="table-column">
      <style:table-column-properties style:column-width="2.328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2.328cm" fo:margin-left="0cm" fo:margin-top="0cm" fo:margin-bottom="0cm" table:align="left" style:writing-mode="lr-tb"/>
    </style:style>
    <style:style style:name="Table137.A" style:family="table-column">
      <style:table-column-properties style:column-width="2.328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2.328cm" fo:margin-left="0cm" fo:margin-top="0cm" fo:margin-bottom="0cm" table:align="left" style:writing-mode="lr-tb"/>
    </style:style>
    <style:style style:name="Table138.A" style:family="table-column">
      <style:table-column-properties style:column-width="2.328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9" style:family="table">
      <style:table-properties style:width="2.328cm" fo:margin-left="0cm" fo:margin-top="0cm" fo:margin-bottom="0cm" table:align="left" style:writing-mode="lr-tb"/>
    </style:style>
    <style:style style:name="Table139.A" style:family="table-column">
      <style:table-column-properties style:column-width="2.328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1" style:family="table">
      <style:table-properties style:width="2.328cm" fo:margin-left="0cm" fo:margin-top="0cm" fo:margin-bottom="0cm" table:align="left" style:writing-mode="lr-tb"/>
    </style:style>
    <style:style style:name="Table141.A" style:family="table-column">
      <style:table-column-properties style:column-width="2.328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2.328cm" fo:margin-left="0cm" fo:margin-top="0cm" fo:margin-bottom="0cm" table:align="left" style:writing-mode="lr-tb"/>
    </style:style>
    <style:style style:name="Table142.A" style:family="table-column">
      <style:table-column-properties style:column-width="2.328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2.328cm" fo:margin-left="0cm" fo:margin-top="0cm" fo:margin-bottom="0cm" table:align="left" style:writing-mode="lr-tb"/>
    </style:style>
    <style:style style:name="Table143.A" style:family="table-column">
      <style:table-column-properties style:column-width="2.328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2.328cm" fo:margin-left="0cm" fo:margin-top="0cm" fo:margin-bottom="0cm" table:align="left" style:writing-mode="lr-tb"/>
    </style:style>
    <style:style style:name="Table144.A" style:family="table-column">
      <style:table-column-properties style:column-width="2.328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2.328cm" fo:margin-left="0cm" fo:margin-top="0cm" fo:margin-bottom="0cm" table:align="left" style:writing-mode="lr-tb"/>
    </style:style>
    <style:style style:name="Table145.A" style:family="table-column">
      <style:table-column-properties style:column-width="2.328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2.328cm" fo:margin-left="0cm" fo:margin-top="0cm" fo:margin-bottom="0cm" table:align="left" style:writing-mode="lr-tb"/>
    </style:style>
    <style:style style:name="Table146.A" style:family="table-column">
      <style:table-column-properties style:column-width="2.328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5.921cm" style:rel-width="100%" fo:margin-left="0cm" fo:margin-top="0cm" fo:margin-bottom="0cm" table:align="left" style:writing-mode="lr-tb"/>
    </style:style>
    <style:style style:name="Table147.A" style:family="table-column">
      <style:table-column-properties style:column-width="1.125cm" style:rel-column-width="4633*"/>
    </style:style>
    <style:style style:name="Table147.B" style:family="table-column">
      <style:table-column-properties style:column-width="14.261cm" style:rel-column-width="58706*"/>
    </style:style>
    <style:style style:name="Table147.C" style:family="table-column">
      <style:table-column-properties style:column-width="0.533cm" style:rel-column-width="2196*"/>
    </style:style>
    <style:style style:name="Table147.1" style:family="table-row">
      <style:table-row-properties fo:keep-together="auto"/>
    </style:style>
    <style:style style:name="Table147.A1" style:family="table-cell">
      <style:table-cell-properties fo:background-color="#d8e4f3" fo:padding="0.265cm" fo:border="none">
        <style:background-image/>
      </style:table-cell-properties>
    </style:style>
    <style:style style:name="Table14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7.C1" style:family="table-cell">
      <style:table-cell-properties fo:padding="0cm" fo:border="none"/>
    </style:style>
    <style:style style:name="Table147.A2" style:family="table-cell">
      <style:table-cell-properties style:vertical-align="middle" fo:padding-left="0.529cm" fo:padding-right="0.265cm" fo:padding-top="0.265cm" fo:padding-bottom="0.265cm" fo:border="none"/>
    </style:style>
    <style:style style:name="Table147.3" style:family="table-row">
      <style:table-row-properties style:row-height="0cm" fo:keep-together="auto"/>
    </style:style>
    <style:style style:name="Table147.A3" style:family="table-cell">
      <style:table-cell-properties style:vertical-align="middle" fo:padding-left="0.503cm" fo:padding-right="0.265cm" fo:padding-top="0.132cm" fo:padding-bottom="0.265cm" fo:border="none"/>
    </style:style>
    <style:style style:name="Table147.C4" style:family="table-cell">
      <style:table-cell-properties fo:padding="0cm" fo:border="none"/>
    </style:style>
    <style:style style:name="Table147.A5" style:family="table-cell">
      <style:table-cell-properties style:vertical-align="middle" fo:padding-left="0.529cm" fo:padding-right="0.265cm" fo:padding-top="0.265cm" fo:padding-bottom="0.265cm" fo:border="none"/>
    </style:style>
    <style:style style:name="Table147.A6" style:family="table-cell">
      <style:table-cell-properties style:vertical-align="middle" fo:padding-left="0.503cm" fo:padding-right="0.265cm" fo:padding-top="0.132cm" fo:padding-bottom="0.265cm" fo:border="none"/>
    </style:style>
    <style:style style:name="Table141" style:family="table">
      <style:table-properties style:width="2.328cm" fo:margin-left="0cm" fo:margin-top="0cm" fo:margin-bottom="0cm" table:align="left" style:writing-mode="lr-tb"/>
    </style:style>
    <style:style style:name="Table141.A" style:family="table-column">
      <style:table-column-properties style:column-width="2.328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2.328cm" fo:margin-left="0cm" fo:margin-top="0cm" fo:margin-bottom="0cm" table:align="left" style:writing-mode="lr-tb"/>
    </style:style>
    <style:style style:name="Table142.A" style:family="table-column">
      <style:table-column-properties style:column-width="2.328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2.328cm" fo:margin-left="0cm" fo:margin-top="0cm" fo:margin-bottom="0cm" table:align="left" style:writing-mode="lr-tb"/>
    </style:style>
    <style:style style:name="Table143.A" style:family="table-column">
      <style:table-column-properties style:column-width="2.328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2.328cm" fo:margin-left="0cm" fo:margin-top="0cm" fo:margin-bottom="0cm" table:align="left" style:writing-mode="lr-tb"/>
    </style:style>
    <style:style style:name="Table144.A" style:family="table-column">
      <style:table-column-properties style:column-width="2.328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2.328cm" fo:margin-left="0cm" fo:margin-top="0cm" fo:margin-bottom="0cm" table:align="left" style:writing-mode="lr-tb"/>
    </style:style>
    <style:style style:name="Table145.A" style:family="table-column">
      <style:table-column-properties style:column-width="2.328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2.328cm" fo:margin-left="0cm" fo:margin-top="0cm" fo:margin-bottom="0cm" table:align="left" style:writing-mode="lr-tb"/>
    </style:style>
    <style:style style:name="Table146.A" style:family="table-column">
      <style:table-column-properties style:column-width="2.328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8" style:family="table">
      <style:table-properties style:width="2.328cm" fo:margin-left="0cm" fo:margin-top="0cm" fo:margin-bottom="0cm" table:align="left" style:writing-mode="lr-tb"/>
    </style:style>
    <style:style style:name="Table148.A" style:family="table-column">
      <style:table-column-properties style:column-width="2.328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2.328cm" fo:margin-left="0cm" fo:margin-top="0cm" fo:margin-bottom="0cm" table:align="left" style:writing-mode="lr-tb"/>
    </style:style>
    <style:style style:name="Table149.A" style:family="table-column">
      <style:table-column-properties style:column-width="2.32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2.328cm" fo:margin-left="0cm" fo:margin-top="0cm" fo:margin-bottom="0cm" table:align="left" style:writing-mode="lr-tb"/>
    </style:style>
    <style:style style:name="Table150.A" style:family="table-column">
      <style:table-column-properties style:column-width="2.328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2.328cm" fo:margin-left="0cm" fo:margin-top="0cm" fo:margin-bottom="0cm" table:align="left" style:writing-mode="lr-tb"/>
    </style:style>
    <style:style style:name="Table151.A" style:family="table-column">
      <style:table-column-properties style:column-width="2.328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2.328cm" fo:margin-left="0cm" fo:margin-top="0cm" fo:margin-bottom="0cm" table:align="left" style:writing-mode="lr-tb"/>
    </style:style>
    <style:style style:name="Table152.A" style:family="table-column">
      <style:table-column-properties style:column-width="2.328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2.328cm" fo:margin-left="0cm" fo:margin-top="0cm" fo:margin-bottom="0cm" table:align="left" style:writing-mode="lr-tb"/>
    </style:style>
    <style:style style:name="Table153.A" style:family="table-column">
      <style:table-column-properties style:column-width="2.328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5.921cm" style:rel-width="100%" fo:margin-left="0cm" fo:margin-top="0cm" fo:margin-bottom="0cm" table:align="left" style:writing-mode="lr-tb"/>
    </style:style>
    <style:style style:name="Table154.A" style:family="table-column">
      <style:table-column-properties style:column-width="1.125cm" style:rel-column-width="4633*"/>
    </style:style>
    <style:style style:name="Table154.B" style:family="table-column">
      <style:table-column-properties style:column-width="14.261cm" style:rel-column-width="58706*"/>
    </style:style>
    <style:style style:name="Table154.C" style:family="table-column">
      <style:table-column-properties style:column-width="0.533cm" style:rel-column-width="2196*"/>
    </style:style>
    <style:style style:name="Table154.1" style:family="table-row">
      <style:table-row-properties fo:keep-together="auto"/>
    </style:style>
    <style:style style:name="Table154.A1" style:family="table-cell">
      <style:table-cell-properties fo:background-color="#d8e4f3" fo:padding="0.265cm" fo:border="none">
        <style:background-image/>
      </style:table-cell-properties>
    </style:style>
    <style:style style:name="Table15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4.C1" style:family="table-cell">
      <style:table-cell-properties fo:padding="0cm" fo:border="none"/>
    </style:style>
    <style:style style:name="Table154.A2" style:family="table-cell">
      <style:table-cell-properties style:vertical-align="middle" fo:padding-left="0.529cm" fo:padding-right="0.265cm" fo:padding-top="0.265cm" fo:padding-bottom="0.265cm" fo:border="none"/>
    </style:style>
    <style:style style:name="Table154.3" style:family="table-row">
      <style:table-row-properties style:row-height="0cm" fo:keep-together="auto"/>
    </style:style>
    <style:style style:name="Table154.A3" style:family="table-cell">
      <style:table-cell-properties style:vertical-align="middle" fo:padding-left="0.503cm" fo:padding-right="0.265cm" fo:padding-top="0.132cm" fo:padding-bottom="0.265cm" fo:border="none"/>
    </style:style>
    <style:style style:name="Table154.C4" style:family="table-cell">
      <style:table-cell-properties fo:padding="0cm" fo:border="none"/>
    </style:style>
    <style:style style:name="Table154.A5" style:family="table-cell">
      <style:table-cell-properties style:vertical-align="middle" fo:padding-left="0.529cm" fo:padding-right="0.265cm" fo:padding-top="0.265cm" fo:padding-bottom="0.265cm" fo:border="none"/>
    </style:style>
    <style:style style:name="Table154.A6" style:family="table-cell">
      <style:table-cell-properties style:vertical-align="middle" fo:padding-left="0.503cm" fo:padding-right="0.265cm" fo:padding-top="0.132cm" fo:padding-bottom="0.265cm" fo:border="none"/>
    </style:style>
    <style:style style:name="Table148" style:family="table">
      <style:table-properties style:width="2.328cm" fo:margin-left="0cm" fo:margin-top="0cm" fo:margin-bottom="0cm" table:align="left" style:writing-mode="lr-tb"/>
    </style:style>
    <style:style style:name="Table148.A" style:family="table-column">
      <style:table-column-properties style:column-width="2.328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2.328cm" fo:margin-left="0cm" fo:margin-top="0cm" fo:margin-bottom="0cm" table:align="left" style:writing-mode="lr-tb"/>
    </style:style>
    <style:style style:name="Table149.A" style:family="table-column">
      <style:table-column-properties style:column-width="2.32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2.328cm" fo:margin-left="0cm" fo:margin-top="0cm" fo:margin-bottom="0cm" table:align="left" style:writing-mode="lr-tb"/>
    </style:style>
    <style:style style:name="Table150.A" style:family="table-column">
      <style:table-column-properties style:column-width="2.328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2.328cm" fo:margin-left="0cm" fo:margin-top="0cm" fo:margin-bottom="0cm" table:align="left" style:writing-mode="lr-tb"/>
    </style:style>
    <style:style style:name="Table151.A" style:family="table-column">
      <style:table-column-properties style:column-width="2.328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2.328cm" fo:margin-left="0cm" fo:margin-top="0cm" fo:margin-bottom="0cm" table:align="left" style:writing-mode="lr-tb"/>
    </style:style>
    <style:style style:name="Table152.A" style:family="table-column">
      <style:table-column-properties style:column-width="2.328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2.328cm" fo:margin-left="0cm" fo:margin-top="0cm" fo:margin-bottom="0cm" table:align="left" style:writing-mode="lr-tb"/>
    </style:style>
    <style:style style:name="Table153.A" style:family="table-column">
      <style:table-column-properties style:column-width="2.328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5" style:family="table">
      <style:table-properties style:width="2.328cm" fo:margin-left="0cm" fo:margin-top="0cm" fo:margin-bottom="0cm" table:align="left" style:writing-mode="lr-tb"/>
    </style:style>
    <style:style style:name="Table155.A" style:family="table-column">
      <style:table-column-properties style:column-width="2.328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2.328cm" fo:margin-left="0cm" fo:margin-top="0cm" fo:margin-bottom="0cm" table:align="left" style:writing-mode="lr-tb"/>
    </style:style>
    <style:style style:name="Table156.A" style:family="table-column">
      <style:table-column-properties style:column-width="2.328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2.328cm" fo:margin-left="0cm" fo:margin-top="0cm" fo:margin-bottom="0cm" table:align="left" style:writing-mode="lr-tb"/>
    </style:style>
    <style:style style:name="Table157.A" style:family="table-column">
      <style:table-column-properties style:column-width="2.328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2.328cm" fo:margin-left="0cm" fo:margin-top="0cm" fo:margin-bottom="0cm" table:align="left" style:writing-mode="lr-tb"/>
    </style:style>
    <style:style style:name="Table158.A" style:family="table-column">
      <style:table-column-properties style:column-width="2.328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2.328cm" fo:margin-left="0cm" fo:margin-top="0cm" fo:margin-bottom="0cm" table:align="left" style:writing-mode="lr-tb"/>
    </style:style>
    <style:style style:name="Table159.A" style:family="table-column">
      <style:table-column-properties style:column-width="2.328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2.328cm" fo:margin-left="0cm" fo:margin-top="0cm" fo:margin-bottom="0cm" table:align="left" style:writing-mode="lr-tb"/>
    </style:style>
    <style:style style:name="Table160.A" style:family="table-column">
      <style:table-column-properties style:column-width="2.328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5.921cm" style:rel-width="100%" fo:margin-left="0cm" fo:margin-top="0cm" fo:margin-bottom="0cm" table:align="left" style:writing-mode="lr-tb"/>
    </style:style>
    <style:style style:name="Table161.A" style:family="table-column">
      <style:table-column-properties style:column-width="1.125cm" style:rel-column-width="4633*"/>
    </style:style>
    <style:style style:name="Table161.B" style:family="table-column">
      <style:table-column-properties style:column-width="14.261cm" style:rel-column-width="58706*"/>
    </style:style>
    <style:style style:name="Table161.C" style:family="table-column">
      <style:table-column-properties style:column-width="0.533cm" style:rel-column-width="2196*"/>
    </style:style>
    <style:style style:name="Table161.1" style:family="table-row">
      <style:table-row-properties fo:keep-together="auto"/>
    </style:style>
    <style:style style:name="Table161.A1" style:family="table-cell">
      <style:table-cell-properties fo:background-color="#d8e4f3" fo:padding="0.265cm" fo:border="none">
        <style:background-image/>
      </style:table-cell-properties>
    </style:style>
    <style:style style:name="Table16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1.C1" style:family="table-cell">
      <style:table-cell-properties fo:padding="0cm" fo:border="none"/>
    </style:style>
    <style:style style:name="Table161.A2" style:family="table-cell">
      <style:table-cell-properties style:vertical-align="middle" fo:padding-left="0.529cm" fo:padding-right="0.265cm" fo:padding-top="0.265cm" fo:padding-bottom="0.265cm" fo:border="none"/>
    </style:style>
    <style:style style:name="Table161.3" style:family="table-row">
      <style:table-row-properties style:row-height="0cm" fo:keep-together="auto"/>
    </style:style>
    <style:style style:name="Table161.A3" style:family="table-cell">
      <style:table-cell-properties style:vertical-align="middle" fo:padding-left="0.503cm" fo:padding-right="0.265cm" fo:padding-top="0.132cm" fo:padding-bottom="0.265cm" fo:border="none"/>
    </style:style>
    <style:style style:name="Table161.C4" style:family="table-cell">
      <style:table-cell-properties fo:padding="0cm" fo:border="none"/>
    </style:style>
    <style:style style:name="Table161.A5" style:family="table-cell">
      <style:table-cell-properties style:vertical-align="middle" fo:padding-left="0.529cm" fo:padding-right="0.265cm" fo:padding-top="0.265cm" fo:padding-bottom="0.265cm" fo:border="none"/>
    </style:style>
    <style:style style:name="Table161.A6" style:family="table-cell">
      <style:table-cell-properties style:vertical-align="middle" fo:padding-left="0.503cm" fo:padding-right="0.265cm" fo:padding-top="0.132cm" fo:padding-bottom="0.265cm" fo:border="none"/>
    </style:style>
    <style:style style:name="Table155" style:family="table">
      <style:table-properties style:width="2.328cm" fo:margin-left="0cm" fo:margin-top="0cm" fo:margin-bottom="0cm" table:align="left" style:writing-mode="lr-tb"/>
    </style:style>
    <style:style style:name="Table155.A" style:family="table-column">
      <style:table-column-properties style:column-width="2.328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2.328cm" fo:margin-left="0cm" fo:margin-top="0cm" fo:margin-bottom="0cm" table:align="left" style:writing-mode="lr-tb"/>
    </style:style>
    <style:style style:name="Table156.A" style:family="table-column">
      <style:table-column-properties style:column-width="2.328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2.328cm" fo:margin-left="0cm" fo:margin-top="0cm" fo:margin-bottom="0cm" table:align="left" style:writing-mode="lr-tb"/>
    </style:style>
    <style:style style:name="Table157.A" style:family="table-column">
      <style:table-column-properties style:column-width="2.328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2.328cm" fo:margin-left="0cm" fo:margin-top="0cm" fo:margin-bottom="0cm" table:align="left" style:writing-mode="lr-tb"/>
    </style:style>
    <style:style style:name="Table158.A" style:family="table-column">
      <style:table-column-properties style:column-width="2.328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2.328cm" fo:margin-left="0cm" fo:margin-top="0cm" fo:margin-bottom="0cm" table:align="left" style:writing-mode="lr-tb"/>
    </style:style>
    <style:style style:name="Table159.A" style:family="table-column">
      <style:table-column-properties style:column-width="2.328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2.328cm" fo:margin-left="0cm" fo:margin-top="0cm" fo:margin-bottom="0cm" table:align="left" style:writing-mode="lr-tb"/>
    </style:style>
    <style:style style:name="Table160.A" style:family="table-column">
      <style:table-column-properties style:column-width="2.328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2" style:family="table">
      <style:table-properties style:width="2.328cm" fo:margin-left="0cm" fo:margin-top="0cm" fo:margin-bottom="0cm" table:align="left" style:writing-mode="lr-tb"/>
    </style:style>
    <style:style style:name="Table162.A" style:family="table-column">
      <style:table-column-properties style:column-width="2.328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2.328cm" fo:margin-left="0cm" fo:margin-top="0cm" fo:margin-bottom="0cm" table:align="left" style:writing-mode="lr-tb"/>
    </style:style>
    <style:style style:name="Table163.A" style:family="table-column">
      <style:table-column-properties style:column-width="2.328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2.328cm" fo:margin-left="0cm" fo:margin-top="0cm" fo:margin-bottom="0cm" table:align="left" style:writing-mode="lr-tb"/>
    </style:style>
    <style:style style:name="Table164.A" style:family="table-column">
      <style:table-column-properties style:column-width="2.328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2.328cm" fo:margin-left="0cm" fo:margin-top="0cm" fo:margin-bottom="0cm" table:align="left" style:writing-mode="lr-tb"/>
    </style:style>
    <style:style style:name="Table165.A" style:family="table-column">
      <style:table-column-properties style:column-width="2.328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2.328cm" fo:margin-left="0cm" fo:margin-top="0cm" fo:margin-bottom="0cm" table:align="left" style:writing-mode="lr-tb"/>
    </style:style>
    <style:style style:name="Table166.A" style:family="table-column">
      <style:table-column-properties style:column-width="2.328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2.328cm" fo:margin-left="0cm" fo:margin-top="0cm" fo:margin-bottom="0cm" table:align="left" style:writing-mode="lr-tb"/>
    </style:style>
    <style:style style:name="Table167.A" style:family="table-column">
      <style:table-column-properties style:column-width="2.328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15.921cm" style:rel-width="100%" fo:margin-left="0cm" fo:margin-top="0cm" fo:margin-bottom="0cm" table:align="left" style:writing-mode="lr-tb"/>
    </style:style>
    <style:style style:name="Table168.A" style:family="table-column">
      <style:table-column-properties style:column-width="1.125cm" style:rel-column-width="4633*"/>
    </style:style>
    <style:style style:name="Table168.B" style:family="table-column">
      <style:table-column-properties style:column-width="14.261cm" style:rel-column-width="58706*"/>
    </style:style>
    <style:style style:name="Table168.C" style:family="table-column">
      <style:table-column-properties style:column-width="0.533cm" style:rel-column-width="2196*"/>
    </style:style>
    <style:style style:name="Table168.1" style:family="table-row">
      <style:table-row-properties fo:keep-together="auto"/>
    </style:style>
    <style:style style:name="Table168.A1" style:family="table-cell">
      <style:table-cell-properties fo:background-color="#d8e4f3" fo:padding="0.265cm" fo:border="none">
        <style:background-image/>
      </style:table-cell-properties>
    </style:style>
    <style:style style:name="Table16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8.C1" style:family="table-cell">
      <style:table-cell-properties fo:padding="0cm" fo:border="none"/>
    </style:style>
    <style:style style:name="Table168.A2" style:family="table-cell">
      <style:table-cell-properties style:vertical-align="middle" fo:padding-left="0.529cm" fo:padding-right="0.265cm" fo:padding-top="0.265cm" fo:padding-bottom="0.265cm" fo:border="none"/>
    </style:style>
    <style:style style:name="Table168.3" style:family="table-row">
      <style:table-row-properties style:row-height="0cm" fo:keep-together="auto"/>
    </style:style>
    <style:style style:name="Table168.A3" style:family="table-cell">
      <style:table-cell-properties style:vertical-align="middle" fo:padding-left="0.503cm" fo:padding-right="0.265cm" fo:padding-top="0.132cm" fo:padding-bottom="0.265cm" fo:border="none"/>
    </style:style>
    <style:style style:name="Table168.C4" style:family="table-cell">
      <style:table-cell-properties fo:padding="0cm" fo:border="none"/>
    </style:style>
    <style:style style:name="Table168.A5" style:family="table-cell">
      <style:table-cell-properties style:vertical-align="middle" fo:padding-left="0.529cm" fo:padding-right="0.265cm" fo:padding-top="0.265cm" fo:padding-bottom="0.265cm" fo:border="none"/>
    </style:style>
    <style:style style:name="Table168.A6" style:family="table-cell">
      <style:table-cell-properties style:vertical-align="middle" fo:padding-left="0.503cm" fo:padding-right="0.265cm" fo:padding-top="0.132cm" fo:padding-bottom="0.265cm" fo:border="none"/>
    </style:style>
    <style:style style:name="Table162" style:family="table">
      <style:table-properties style:width="2.328cm" fo:margin-left="0cm" fo:margin-top="0cm" fo:margin-bottom="0cm" table:align="left" style:writing-mode="lr-tb"/>
    </style:style>
    <style:style style:name="Table162.A" style:family="table-column">
      <style:table-column-properties style:column-width="2.328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2.328cm" fo:margin-left="0cm" fo:margin-top="0cm" fo:margin-bottom="0cm" table:align="left" style:writing-mode="lr-tb"/>
    </style:style>
    <style:style style:name="Table163.A" style:family="table-column">
      <style:table-column-properties style:column-width="2.328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2.328cm" fo:margin-left="0cm" fo:margin-top="0cm" fo:margin-bottom="0cm" table:align="left" style:writing-mode="lr-tb"/>
    </style:style>
    <style:style style:name="Table164.A" style:family="table-column">
      <style:table-column-properties style:column-width="2.328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2.328cm" fo:margin-left="0cm" fo:margin-top="0cm" fo:margin-bottom="0cm" table:align="left" style:writing-mode="lr-tb"/>
    </style:style>
    <style:style style:name="Table165.A" style:family="table-column">
      <style:table-column-properties style:column-width="2.328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2.328cm" fo:margin-left="0cm" fo:margin-top="0cm" fo:margin-bottom="0cm" table:align="left" style:writing-mode="lr-tb"/>
    </style:style>
    <style:style style:name="Table166.A" style:family="table-column">
      <style:table-column-properties style:column-width="2.328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2.328cm" fo:margin-left="0cm" fo:margin-top="0cm" fo:margin-bottom="0cm" table:align="left" style:writing-mode="lr-tb"/>
    </style:style>
    <style:style style:name="Table167.A" style:family="table-column">
      <style:table-column-properties style:column-width="2.328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2.328cm" fo:margin-left="0cm" fo:margin-top="0cm" fo:margin-bottom="0cm" table:align="left" style:writing-mode="lr-tb"/>
    </style:style>
    <style:style style:name="Table170.A" style:family="table-column">
      <style:table-column-properties style:column-width="2.328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2.328cm" fo:margin-left="0cm" fo:margin-top="0cm" fo:margin-bottom="0cm" table:align="left" style:writing-mode="lr-tb"/>
    </style:style>
    <style:style style:name="Table171.A" style:family="table-column">
      <style:table-column-properties style:column-width="2.328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1.164cm" fo:margin-left="0cm" fo:margin-top="0cm" fo:margin-bottom="0cm" table:align="left" style:writing-mode="lr-tb"/>
    </style:style>
    <style:style style:name="Table172.A" style:family="table-column">
      <style:table-column-properties style:column-width="1.164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2.328cm" fo:margin-left="0cm" fo:margin-top="0cm" fo:margin-bottom="0cm" table:align="left" style:writing-mode="lr-tb"/>
    </style:style>
    <style:style style:name="Table173.A" style:family="table-column">
      <style:table-column-properties style:column-width="2.328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15.921cm" style:rel-width="100%" fo:margin-left="0cm" fo:margin-top="0cm" fo:margin-bottom="0cm" table:align="left" style:writing-mode="lr-tb"/>
    </style:style>
    <style:style style:name="Table174.A" style:family="table-column">
      <style:table-column-properties style:column-width="1.125cm" style:rel-column-width="4633*"/>
    </style:style>
    <style:style style:name="Table174.B" style:family="table-column">
      <style:table-column-properties style:column-width="14.261cm" style:rel-column-width="58706*"/>
    </style:style>
    <style:style style:name="Table174.C" style:family="table-column">
      <style:table-column-properties style:column-width="0.533cm" style:rel-column-width="2196*"/>
    </style:style>
    <style:style style:name="Table174.1" style:family="table-row">
      <style:table-row-properties fo:keep-together="auto"/>
    </style:style>
    <style:style style:name="Table174.A1" style:family="table-cell">
      <style:table-cell-properties fo:background-color="#d8e4f3" fo:padding="0.265cm" fo:border="none">
        <style:background-image/>
      </style:table-cell-properties>
    </style:style>
    <style:style style:name="Table17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4.C1" style:family="table-cell">
      <style:table-cell-properties fo:padding="0cm" fo:border="none"/>
    </style:style>
    <style:style style:name="Table174.A2" style:family="table-cell">
      <style:table-cell-properties style:vertical-align="middle" fo:padding-left="0.529cm" fo:padding-right="0.265cm" fo:padding-top="0.265cm" fo:padding-bottom="0.265cm" fo:border="none"/>
    </style:style>
    <style:style style:name="Table174.3" style:family="table-row">
      <style:table-row-properties style:row-height="0cm" fo:keep-together="auto"/>
    </style:style>
    <style:style style:name="Table174.A3" style:family="table-cell">
      <style:table-cell-properties style:vertical-align="middle" fo:padding-left="0.503cm" fo:padding-right="0.265cm" fo:padding-top="0.132cm" fo:padding-bottom="0.265cm" fo:border="none"/>
    </style:style>
    <style:style style:name="Table174.C4" style:family="table-cell">
      <style:table-cell-properties fo:padding="0cm" fo:border="none"/>
    </style:style>
    <style:style style:name="Table174.A5" style:family="table-cell">
      <style:table-cell-properties style:vertical-align="middle" fo:padding-left="0.529cm" fo:padding-right="0.265cm" fo:padding-top="0.265cm" fo:padding-bottom="0.265cm" fo:border="none"/>
    </style:style>
    <style:style style:name="Table174.A6" style:family="table-cell">
      <style:table-cell-properties style:vertical-align="middle" fo:padding-left="0.503cm" fo:padding-right="0.265cm" fo:padding-top="0.132cm" fo:padding-bottom="0.265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2.328cm" fo:margin-left="0cm" fo:margin-top="0cm" fo:margin-bottom="0cm" table:align="left" style:writing-mode="lr-tb"/>
    </style:style>
    <style:style style:name="Table170.A" style:family="table-column">
      <style:table-column-properties style:column-width="2.328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2.328cm" fo:margin-left="0cm" fo:margin-top="0cm" fo:margin-bottom="0cm" table:align="left" style:writing-mode="lr-tb"/>
    </style:style>
    <style:style style:name="Table171.A" style:family="table-column">
      <style:table-column-properties style:column-width="2.328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1.164cm" fo:margin-left="0cm" fo:margin-top="0cm" fo:margin-bottom="0cm" table:align="left" style:writing-mode="lr-tb"/>
    </style:style>
    <style:style style:name="Table172.A" style:family="table-column">
      <style:table-column-properties style:column-width="1.164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2.328cm" fo:margin-left="0cm" fo:margin-top="0cm" fo:margin-bottom="0cm" table:align="left" style:writing-mode="lr-tb"/>
    </style:style>
    <style:style style:name="Table173.A" style:family="table-column">
      <style:table-column-properties style:column-width="2.328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5" style:family="table">
      <style:table-properties style:width="4.424cm" fo:margin-left="0cm" fo:margin-top="0cm" fo:margin-bottom="0cm" table:align="left" style:writing-mode="lr-tb"/>
    </style:style>
    <style:style style:name="Table175.A" style:family="table-column">
      <style:table-column-properties style:column-width="4.42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2.328cm" fo:margin-left="0cm" fo:margin-top="0cm" fo:margin-bottom="0cm" table:align="left" style:writing-mode="lr-tb"/>
    </style:style>
    <style:style style:name="Table176.A" style:family="table-column">
      <style:table-column-properties style:column-width="2.328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2.328cm" fo:margin-left="0cm" fo:margin-top="0cm" fo:margin-bottom="0cm" table:align="left" style:writing-mode="lr-tb"/>
    </style:style>
    <style:style style:name="Table177.A" style:family="table-column">
      <style:table-column-properties style:column-width="2.328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424cm" fo:margin-left="0cm" fo:margin-top="0cm" fo:margin-bottom="0cm" table:align="left" style:writing-mode="lr-tb"/>
    </style:style>
    <style:style style:name="Table178.A" style:family="table-column">
      <style:table-column-properties style:column-width="4.424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2.328cm" fo:margin-left="0cm" fo:margin-top="0cm" fo:margin-bottom="0cm" table:align="left" style:writing-mode="lr-tb"/>
    </style:style>
    <style:style style:name="Table179.A" style:family="table-column">
      <style:table-column-properties style:column-width="2.328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2.328cm" fo:margin-left="0cm" fo:margin-top="0cm" fo:margin-bottom="0cm" table:align="left" style:writing-mode="lr-tb"/>
    </style:style>
    <style:style style:name="Table180.A" style:family="table-column">
      <style:table-column-properties style:column-width="2.328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15.921cm" style:rel-width="100%" fo:margin-left="0cm" fo:margin-top="0cm" fo:margin-bottom="0cm" table:align="left" style:writing-mode="lr-tb"/>
    </style:style>
    <style:style style:name="Table181.A" style:family="table-column">
      <style:table-column-properties style:column-width="1.125cm" style:rel-column-width="4633*"/>
    </style:style>
    <style:style style:name="Table181.B" style:family="table-column">
      <style:table-column-properties style:column-width="14.261cm" style:rel-column-width="58706*"/>
    </style:style>
    <style:style style:name="Table181.C" style:family="table-column">
      <style:table-column-properties style:column-width="0.533cm" style:rel-column-width="2196*"/>
    </style:style>
    <style:style style:name="Table181.1" style:family="table-row">
      <style:table-row-properties fo:keep-together="auto"/>
    </style:style>
    <style:style style:name="Table181.A1" style:family="table-cell">
      <style:table-cell-properties fo:background-color="#d8e4f3" fo:padding="0.265cm" fo:border="none">
        <style:background-image/>
      </style:table-cell-properties>
    </style:style>
    <style:style style:name="Table1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1.C1" style:family="table-cell">
      <style:table-cell-properties fo:padding="0cm" fo:border="none"/>
    </style:style>
    <style:style style:name="Table181.A2" style:family="table-cell">
      <style:table-cell-properties style:vertical-align="middle" fo:padding-left="0.529cm" fo:padding-right="0.265cm" fo:padding-top="0.265cm" fo:padding-bottom="0.265cm" fo:border="none"/>
    </style:style>
    <style:style style:name="Table181.3" style:family="table-row">
      <style:table-row-properties style:row-height="0cm" fo:keep-together="auto"/>
    </style:style>
    <style:style style:name="Table181.A3" style:family="table-cell">
      <style:table-cell-properties style:vertical-align="middle" fo:padding-left="0.503cm" fo:padding-right="0.265cm" fo:padding-top="0.132cm" fo:padding-bottom="0.265cm" fo:border="none"/>
    </style:style>
    <style:style style:name="Table181.C4" style:family="table-cell">
      <style:table-cell-properties fo:padding="0cm" fo:border="none"/>
    </style:style>
    <style:style style:name="Table181.A5" style:family="table-cell">
      <style:table-cell-properties style:vertical-align="middle" fo:padding-left="0.529cm" fo:padding-right="0.265cm" fo:padding-top="0.265cm" fo:padding-bottom="0.265cm" fo:border="none"/>
    </style:style>
    <style:style style:name="Table181.A6" style:family="table-cell">
      <style:table-cell-properties style:vertical-align="middle" fo:padding-left="0.503cm" fo:padding-right="0.265cm" fo:padding-top="0.132cm" fo:padding-bottom="0.265cm" fo:border="none"/>
    </style:style>
    <style:style style:name="Table175" style:family="table">
      <style:table-properties style:width="4.424cm" fo:margin-left="0cm" fo:margin-top="0cm" fo:margin-bottom="0cm" table:align="left" style:writing-mode="lr-tb"/>
    </style:style>
    <style:style style:name="Table175.A" style:family="table-column">
      <style:table-column-properties style:column-width="4.42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2.328cm" fo:margin-left="0cm" fo:margin-top="0cm" fo:margin-bottom="0cm" table:align="left" style:writing-mode="lr-tb"/>
    </style:style>
    <style:style style:name="Table176.A" style:family="table-column">
      <style:table-column-properties style:column-width="2.328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2.328cm" fo:margin-left="0cm" fo:margin-top="0cm" fo:margin-bottom="0cm" table:align="left" style:writing-mode="lr-tb"/>
    </style:style>
    <style:style style:name="Table177.A" style:family="table-column">
      <style:table-column-properties style:column-width="2.328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424cm" fo:margin-left="0cm" fo:margin-top="0cm" fo:margin-bottom="0cm" table:align="left" style:writing-mode="lr-tb"/>
    </style:style>
    <style:style style:name="Table178.A" style:family="table-column">
      <style:table-column-properties style:column-width="4.424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2.328cm" fo:margin-left="0cm" fo:margin-top="0cm" fo:margin-bottom="0cm" table:align="left" style:writing-mode="lr-tb"/>
    </style:style>
    <style:style style:name="Table179.A" style:family="table-column">
      <style:table-column-properties style:column-width="2.328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2.328cm" fo:margin-left="0cm" fo:margin-top="0cm" fo:margin-bottom="0cm" table:align="left" style:writing-mode="lr-tb"/>
    </style:style>
    <style:style style:name="Table180.A" style:family="table-column">
      <style:table-column-properties style:column-width="2.328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2" style:family="table">
      <style:table-properties style:width="4.424cm" fo:margin-left="0cm" fo:margin-top="0cm" fo:margin-bottom="0cm" table:align="left" style:writing-mode="lr-tb"/>
    </style:style>
    <style:style style:name="Table182.A" style:family="table-column">
      <style:table-column-properties style:column-width="4.42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2.328cm" fo:margin-left="0cm" fo:margin-top="0cm" fo:margin-bottom="0cm" table:align="left" style:writing-mode="lr-tb"/>
    </style:style>
    <style:style style:name="Table183.A" style:family="table-column">
      <style:table-column-properties style:column-width="2.328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2.328cm" fo:margin-left="0cm" fo:margin-top="0cm" fo:margin-bottom="0cm" table:align="left" style:writing-mode="lr-tb"/>
    </style:style>
    <style:style style:name="Table184.A" style:family="table-column">
      <style:table-column-properties style:column-width="2.328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2.328cm" fo:margin-left="0cm" fo:margin-top="0cm" fo:margin-bottom="0cm" table:align="left" style:writing-mode="lr-tb"/>
    </style:style>
    <style:style style:name="Table186.A" style:family="table-column">
      <style:table-column-properties style:column-width="2.328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2.328cm" fo:margin-left="0cm" fo:margin-top="0cm" fo:margin-bottom="0cm" table:align="left" style:writing-mode="lr-tb"/>
    </style:style>
    <style:style style:name="Table187.A" style:family="table-column">
      <style:table-column-properties style:column-width="2.328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15.921cm" style:rel-width="100%" fo:margin-left="0cm" fo:margin-top="0cm" fo:margin-bottom="0cm" table:align="left" style:writing-mode="lr-tb"/>
    </style:style>
    <style:style style:name="Table188.A" style:family="table-column">
      <style:table-column-properties style:column-width="1.125cm" style:rel-column-width="4633*"/>
    </style:style>
    <style:style style:name="Table188.B" style:family="table-column">
      <style:table-column-properties style:column-width="14.261cm" style:rel-column-width="58706*"/>
    </style:style>
    <style:style style:name="Table188.C" style:family="table-column">
      <style:table-column-properties style:column-width="0.533cm" style:rel-column-width="2196*"/>
    </style:style>
    <style:style style:name="Table188.1" style:family="table-row">
      <style:table-row-properties fo:keep-together="auto"/>
    </style:style>
    <style:style style:name="Table188.A1" style:family="table-cell">
      <style:table-cell-properties fo:background-color="#d8e4f3" fo:padding="0.265cm" fo:border="none">
        <style:background-image/>
      </style:table-cell-properties>
    </style:style>
    <style:style style:name="Table18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8.C1" style:family="table-cell">
      <style:table-cell-properties fo:padding="0cm" fo:border="none"/>
    </style:style>
    <style:style style:name="Table188.A2" style:family="table-cell">
      <style:table-cell-properties style:vertical-align="middle" fo:padding-left="0.529cm" fo:padding-right="0.265cm" fo:padding-top="0.265cm" fo:padding-bottom="0.265cm" fo:border="none"/>
    </style:style>
    <style:style style:name="Table188.3" style:family="table-row">
      <style:table-row-properties style:row-height="0cm" fo:keep-together="auto"/>
    </style:style>
    <style:style style:name="Table188.A3" style:family="table-cell">
      <style:table-cell-properties style:vertical-align="middle" fo:padding-left="0.503cm" fo:padding-right="0.265cm" fo:padding-top="0.132cm" fo:padding-bottom="0.265cm" fo:border="none"/>
    </style:style>
    <style:style style:name="Table188.C4" style:family="table-cell">
      <style:table-cell-properties fo:padding="0cm" fo:border="none"/>
    </style:style>
    <style:style style:name="Table188.A5" style:family="table-cell">
      <style:table-cell-properties style:vertical-align="middle" fo:padding-left="0.529cm" fo:padding-right="0.265cm" fo:padding-top="0.265cm" fo:padding-bottom="0.265cm" fo:border="none"/>
    </style:style>
    <style:style style:name="Table188.A6" style:family="table-cell">
      <style:table-cell-properties style:vertical-align="middle" fo:padding-left="0.503cm" fo:padding-right="0.265cm" fo:padding-top="0.132cm" fo:padding-bottom="0.265cm" fo:border="none"/>
    </style:style>
    <style:style style:name="Table182" style:family="table">
      <style:table-properties style:width="4.424cm" fo:margin-left="0cm" fo:margin-top="0cm" fo:margin-bottom="0cm" table:align="left" style:writing-mode="lr-tb"/>
    </style:style>
    <style:style style:name="Table182.A" style:family="table-column">
      <style:table-column-properties style:column-width="4.42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2.328cm" fo:margin-left="0cm" fo:margin-top="0cm" fo:margin-bottom="0cm" table:align="left" style:writing-mode="lr-tb"/>
    </style:style>
    <style:style style:name="Table183.A" style:family="table-column">
      <style:table-column-properties style:column-width="2.328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2.328cm" fo:margin-left="0cm" fo:margin-top="0cm" fo:margin-bottom="0cm" table:align="left" style:writing-mode="lr-tb"/>
    </style:style>
    <style:style style:name="Table184.A" style:family="table-column">
      <style:table-column-properties style:column-width="2.328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2.328cm" fo:margin-left="0cm" fo:margin-top="0cm" fo:margin-bottom="0cm" table:align="left" style:writing-mode="lr-tb"/>
    </style:style>
    <style:style style:name="Table186.A" style:family="table-column">
      <style:table-column-properties style:column-width="2.328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2.328cm" fo:margin-left="0cm" fo:margin-top="0cm" fo:margin-bottom="0cm" table:align="left" style:writing-mode="lr-tb"/>
    </style:style>
    <style:style style:name="Table187.A" style:family="table-column">
      <style:table-column-properties style:column-width="2.328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9" style:family="table">
      <style:table-properties style:width="2.328cm" fo:margin-left="0cm" fo:margin-top="0cm" fo:margin-bottom="0cm" table:align="left" style:writing-mode="lr-tb"/>
    </style:style>
    <style:style style:name="Table189.A" style:family="table-column">
      <style:table-column-properties style:column-width="2.328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2.328cm" fo:margin-left="0cm" fo:margin-top="0cm" fo:margin-bottom="0cm" table:align="left" style:writing-mode="lr-tb"/>
    </style:style>
    <style:style style:name="Table190.A" style:family="table-column">
      <style:table-column-properties style:column-width="2.328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328cm" fo:margin-left="0cm" fo:margin-top="0cm" fo:margin-bottom="0cm" table:align="left" style:writing-mode="lr-tb"/>
    </style:style>
    <style:style style:name="Table192.A" style:family="table-column">
      <style:table-column-properties style:column-width="2.328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4.424cm" fo:margin-left="0cm" fo:margin-top="0cm" fo:margin-bottom="0cm" table:align="left" style:writing-mode="lr-tb"/>
    </style:style>
    <style:style style:name="Table193.A" style:family="table-column">
      <style:table-column-properties style:column-width="4.42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2.328cm" fo:margin-left="0cm" fo:margin-top="0cm" fo:margin-bottom="0cm" table:align="left" style:writing-mode="lr-tb"/>
    </style:style>
    <style:style style:name="Table194.A" style:family="table-column">
      <style:table-column-properties style:column-width="2.328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15.921cm" style:rel-width="100%" fo:margin-left="0cm" fo:margin-top="0cm" fo:margin-bottom="0cm" table:align="left" style:writing-mode="lr-tb"/>
    </style:style>
    <style:style style:name="Table195.A" style:family="table-column">
      <style:table-column-properties style:column-width="1.125cm" style:rel-column-width="4633*"/>
    </style:style>
    <style:style style:name="Table195.B" style:family="table-column">
      <style:table-column-properties style:column-width="14.261cm" style:rel-column-width="58706*"/>
    </style:style>
    <style:style style:name="Table195.C" style:family="table-column">
      <style:table-column-properties style:column-width="0.533cm" style:rel-column-width="2196*"/>
    </style:style>
    <style:style style:name="Table195.1" style:family="table-row">
      <style:table-row-properties fo:keep-together="auto"/>
    </style:style>
    <style:style style:name="Table195.A1" style:family="table-cell">
      <style:table-cell-properties fo:background-color="#d8e4f3" fo:padding="0.265cm" fo:border="none">
        <style:background-image/>
      </style:table-cell-properties>
    </style:style>
    <style:style style:name="Table19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5.C1" style:family="table-cell">
      <style:table-cell-properties fo:padding="0cm" fo:border="none"/>
    </style:style>
    <style:style style:name="Table195.A2" style:family="table-cell">
      <style:table-cell-properties style:vertical-align="middle" fo:padding-left="0.529cm" fo:padding-right="0.265cm" fo:padding-top="0.265cm" fo:padding-bottom="0.265cm" fo:border="none"/>
    </style:style>
    <style:style style:name="Table195.3" style:family="table-row">
      <style:table-row-properties style:row-height="0cm" fo:keep-together="auto"/>
    </style:style>
    <style:style style:name="Table195.A3" style:family="table-cell">
      <style:table-cell-properties style:vertical-align="middle" fo:padding-left="0.503cm" fo:padding-right="0.265cm" fo:padding-top="0.132cm" fo:padding-bottom="0.265cm" fo:border="none"/>
    </style:style>
    <style:style style:name="Table195.C4" style:family="table-cell">
      <style:table-cell-properties fo:padding="0cm" fo:border="none"/>
    </style:style>
    <style:style style:name="Table195.A5" style:family="table-cell">
      <style:table-cell-properties style:vertical-align="middle" fo:padding-left="0.529cm" fo:padding-right="0.265cm" fo:padding-top="0.265cm" fo:padding-bottom="0.265cm" fo:border="none"/>
    </style:style>
    <style:style style:name="Table195.A6" style:family="table-cell">
      <style:table-cell-properties style:vertical-align="middle" fo:padding-left="0.503cm" fo:padding-right="0.265cm" fo:padding-top="0.132cm" fo:padding-bottom="0.265cm" fo:border="none"/>
    </style:style>
    <style:style style:name="Table189" style:family="table">
      <style:table-properties style:width="2.328cm" fo:margin-left="0cm" fo:margin-top="0cm" fo:margin-bottom="0cm" table:align="left" style:writing-mode="lr-tb"/>
    </style:style>
    <style:style style:name="Table189.A" style:family="table-column">
      <style:table-column-properties style:column-width="2.328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2.328cm" fo:margin-left="0cm" fo:margin-top="0cm" fo:margin-bottom="0cm" table:align="left" style:writing-mode="lr-tb"/>
    </style:style>
    <style:style style:name="Table190.A" style:family="table-column">
      <style:table-column-properties style:column-width="2.328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328cm" fo:margin-left="0cm" fo:margin-top="0cm" fo:margin-bottom="0cm" table:align="left" style:writing-mode="lr-tb"/>
    </style:style>
    <style:style style:name="Table192.A" style:family="table-column">
      <style:table-column-properties style:column-width="2.328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4.424cm" fo:margin-left="0cm" fo:margin-top="0cm" fo:margin-bottom="0cm" table:align="left" style:writing-mode="lr-tb"/>
    </style:style>
    <style:style style:name="Table193.A" style:family="table-column">
      <style:table-column-properties style:column-width="4.42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2.328cm" fo:margin-left="0cm" fo:margin-top="0cm" fo:margin-bottom="0cm" table:align="left" style:writing-mode="lr-tb"/>
    </style:style>
    <style:style style:name="Table194.A" style:family="table-column">
      <style:table-column-properties style:column-width="2.328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6" style:family="table">
      <style:table-properties style:width="2.328cm" fo:margin-left="0cm" fo:margin-top="0cm" fo:margin-bottom="0cm" table:align="left" style:writing-mode="lr-tb"/>
    </style:style>
    <style:style style:name="Table196.A" style:family="table-column">
      <style:table-column-properties style:column-width="2.328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4.424cm" fo:margin-left="0cm" fo:margin-top="0cm" fo:margin-bottom="0cm" table:align="left" style:writing-mode="lr-tb"/>
    </style:style>
    <style:style style:name="Table197.A" style:family="table-column">
      <style:table-column-properties style:column-width="4.42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328cm" fo:margin-left="0cm" fo:margin-top="0cm" fo:margin-bottom="0cm" table:align="left" style:writing-mode="lr-tb"/>
    </style:style>
    <style:style style:name="Table198.A" style:family="table-column">
      <style:table-column-properties style:column-width="2.328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2.328cm" fo:margin-left="0cm" fo:margin-top="0cm" fo:margin-bottom="0cm" table:align="left" style:writing-mode="lr-tb"/>
    </style:style>
    <style:style style:name="Table199.A" style:family="table-column">
      <style:table-column-properties style:column-width="2.328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4.424cm" fo:margin-left="0cm" fo:margin-top="0cm" fo:margin-bottom="0cm" table:align="left" style:writing-mode="lr-tb"/>
    </style:style>
    <style:style style:name="Table200.A" style:family="table-column">
      <style:table-column-properties style:column-width="4.424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2.328cm" fo:margin-left="0cm" fo:margin-top="0cm" fo:margin-bottom="0cm" table:align="left" style:writing-mode="lr-tb"/>
    </style:style>
    <style:style style:name="Table201.A" style:family="table-column">
      <style:table-column-properties style:column-width="2.328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15.921cm" style:rel-width="100%" fo:margin-left="0cm" fo:margin-top="0cm" fo:margin-bottom="0cm" table:align="left" style:writing-mode="lr-tb"/>
    </style:style>
    <style:style style:name="Table202.A" style:family="table-column">
      <style:table-column-properties style:column-width="1.125cm" style:rel-column-width="4633*"/>
    </style:style>
    <style:style style:name="Table202.B" style:family="table-column">
      <style:table-column-properties style:column-width="14.261cm" style:rel-column-width="58706*"/>
    </style:style>
    <style:style style:name="Table202.C" style:family="table-column">
      <style:table-column-properties style:column-width="0.533cm" style:rel-column-width="2196*"/>
    </style:style>
    <style:style style:name="Table202.1" style:family="table-row">
      <style:table-row-properties fo:keep-together="auto"/>
    </style:style>
    <style:style style:name="Table202.A1" style:family="table-cell">
      <style:table-cell-properties fo:background-color="#d8e4f3" fo:padding="0.265cm" fo:border="none">
        <style:background-image/>
      </style:table-cell-properties>
    </style:style>
    <style:style style:name="Table20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2.C1" style:family="table-cell">
      <style:table-cell-properties fo:padding="0cm" fo:border="none"/>
    </style:style>
    <style:style style:name="Table202.A2" style:family="table-cell">
      <style:table-cell-properties style:vertical-align="middle" fo:padding-left="0.529cm" fo:padding-right="0.265cm" fo:padding-top="0.265cm" fo:padding-bottom="0.265cm" fo:border="none"/>
    </style:style>
    <style:style style:name="Table202.3" style:family="table-row">
      <style:table-row-properties style:row-height="0cm" fo:keep-together="auto"/>
    </style:style>
    <style:style style:name="Table202.A3" style:family="table-cell">
      <style:table-cell-properties style:vertical-align="middle" fo:padding-left="0.503cm" fo:padding-right="0.265cm" fo:padding-top="0.132cm" fo:padding-bottom="0.265cm" fo:border="none"/>
    </style:style>
    <style:style style:name="Table202.C4" style:family="table-cell">
      <style:table-cell-properties fo:padding="0cm" fo:border="none"/>
    </style:style>
    <style:style style:name="Table202.A5" style:family="table-cell">
      <style:table-cell-properties style:vertical-align="middle" fo:padding-left="0.529cm" fo:padding-right="0.265cm" fo:padding-top="0.265cm" fo:padding-bottom="0.265cm" fo:border="none"/>
    </style:style>
    <style:style style:name="Table202.A6" style:family="table-cell">
      <style:table-cell-properties style:vertical-align="middle" fo:padding-left="0.503cm" fo:padding-right="0.265cm" fo:padding-top="0.132cm" fo:padding-bottom="0.265cm" fo:border="none"/>
    </style:style>
    <style:style style:name="Table196" style:family="table">
      <style:table-properties style:width="2.328cm" fo:margin-left="0cm" fo:margin-top="0cm" fo:margin-bottom="0cm" table:align="left" style:writing-mode="lr-tb"/>
    </style:style>
    <style:style style:name="Table196.A" style:family="table-column">
      <style:table-column-properties style:column-width="2.328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4.424cm" fo:margin-left="0cm" fo:margin-top="0cm" fo:margin-bottom="0cm" table:align="left" style:writing-mode="lr-tb"/>
    </style:style>
    <style:style style:name="Table197.A" style:family="table-column">
      <style:table-column-properties style:column-width="4.42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328cm" fo:margin-left="0cm" fo:margin-top="0cm" fo:margin-bottom="0cm" table:align="left" style:writing-mode="lr-tb"/>
    </style:style>
    <style:style style:name="Table198.A" style:family="table-column">
      <style:table-column-properties style:column-width="2.328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2.328cm" fo:margin-left="0cm" fo:margin-top="0cm" fo:margin-bottom="0cm" table:align="left" style:writing-mode="lr-tb"/>
    </style:style>
    <style:style style:name="Table199.A" style:family="table-column">
      <style:table-column-properties style:column-width="2.328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4.424cm" fo:margin-left="0cm" fo:margin-top="0cm" fo:margin-bottom="0cm" table:align="left" style:writing-mode="lr-tb"/>
    </style:style>
    <style:style style:name="Table200.A" style:family="table-column">
      <style:table-column-properties style:column-width="4.424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2.328cm" fo:margin-left="0cm" fo:margin-top="0cm" fo:margin-bottom="0cm" table:align="left" style:writing-mode="lr-tb"/>
    </style:style>
    <style:style style:name="Table201.A" style:family="table-column">
      <style:table-column-properties style:column-width="2.328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3" style:family="table">
      <style:table-properties style:width="2.328cm" fo:margin-left="0cm" fo:margin-top="0cm" fo:margin-bottom="0cm" table:align="left" style:writing-mode="lr-tb"/>
    </style:style>
    <style:style style:name="Table203.A" style:family="table-column">
      <style:table-column-properties style:column-width="2.328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2.328cm" fo:margin-left="0cm" fo:margin-top="0cm" fo:margin-bottom="0cm" table:align="left" style:writing-mode="lr-tb"/>
    </style:style>
    <style:style style:name="Table204.A" style:family="table-column">
      <style:table-column-properties style:column-width="2.328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2.794cm" fo:margin-left="0cm" fo:margin-top="0cm" fo:margin-bottom="0cm" table:align="left" style:writing-mode="lr-tb"/>
    </style:style>
    <style:style style:name="Table205.A" style:family="table-column">
      <style:table-column-properties style:column-width="2.794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2.794cm" fo:margin-left="0cm" fo:margin-top="0cm" fo:margin-bottom="0cm" table:align="left" style:writing-mode="lr-tb"/>
    </style:style>
    <style:style style:name="Table206.A" style:family="table-column">
      <style:table-column-properties style:column-width="2.794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3.027cm" fo:margin-left="0cm" fo:margin-top="0cm" fo:margin-bottom="0cm" table:align="left" style:writing-mode="lr-tb"/>
    </style:style>
    <style:style style:name="Table207.A" style:family="table-column">
      <style:table-column-properties style:column-width="3.027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5.921cm" style:rel-width="100%" fo:margin-left="0cm" fo:margin-top="0cm" fo:margin-bottom="0cm" table:align="left" style:writing-mode="lr-tb"/>
    </style:style>
    <style:style style:name="Table208.A" style:family="table-column">
      <style:table-column-properties style:column-width="1.127cm" style:rel-column-width="4639*"/>
    </style:style>
    <style:style style:name="Table208.B" style:family="table-column">
      <style:table-column-properties style:column-width="14.249cm" style:rel-column-width="58654*"/>
    </style:style>
    <style:style style:name="Table208.C" style:family="table-column">
      <style:table-column-properties style:column-width="0.545cm" style:rel-column-width="2242*"/>
    </style:style>
    <style:style style:name="Table208.1" style:family="table-row">
      <style:table-row-properties fo:keep-together="auto"/>
    </style:style>
    <style:style style:name="Table208.A1" style:family="table-cell">
      <style:table-cell-properties fo:background-color="#d8e4f3" fo:padding="0.265cm" fo:border="none">
        <style:background-image/>
      </style:table-cell-properties>
    </style:style>
    <style:style style:name="Table20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8.C1" style:family="table-cell">
      <style:table-cell-properties fo:padding="0cm" fo:border="none"/>
    </style:style>
    <style:style style:name="Table208.A2" style:family="table-cell">
      <style:table-cell-properties style:vertical-align="middle" fo:padding-left="0.529cm" fo:padding-right="0.265cm" fo:padding-top="0.265cm" fo:padding-bottom="0.265cm" fo:border="none"/>
    </style:style>
    <style:style style:name="Table208.3" style:family="table-row">
      <style:table-row-properties style:row-height="0cm" fo:keep-together="auto"/>
    </style:style>
    <style:style style:name="Table208.A3" style:family="table-cell">
      <style:table-cell-properties style:vertical-align="middle" fo:padding-left="0.503cm" fo:padding-right="0.265cm" fo:padding-top="0.132cm" fo:padding-bottom="0.265cm" fo:border="none"/>
    </style:style>
    <style:style style:name="Table208.C4" style:family="table-cell">
      <style:table-cell-properties fo:padding="0cm" fo:border="none"/>
    </style:style>
    <style:style style:name="Table208.A5" style:family="table-cell">
      <style:table-cell-properties style:vertical-align="middle" fo:padding-left="0.529cm" fo:padding-right="0.265cm" fo:padding-top="0.265cm" fo:padding-bottom="0.265cm" fo:border="none"/>
    </style:style>
    <style:style style:name="Table208.A6" style:family="table-cell">
      <style:table-cell-properties style:vertical-align="middle" fo:padding-left="0.503cm" fo:padding-right="0.265cm" fo:padding-top="0.132cm" fo:padding-bottom="0.265cm" fo:border="none"/>
    </style:style>
    <style:style style:name="Table203" style:family="table">
      <style:table-properties style:width="2.328cm" fo:margin-left="0cm" fo:margin-top="0cm" fo:margin-bottom="0cm" table:align="left" style:writing-mode="lr-tb"/>
    </style:style>
    <style:style style:name="Table203.A" style:family="table-column">
      <style:table-column-properties style:column-width="2.328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2.328cm" fo:margin-left="0cm" fo:margin-top="0cm" fo:margin-bottom="0cm" table:align="left" style:writing-mode="lr-tb"/>
    </style:style>
    <style:style style:name="Table204.A" style:family="table-column">
      <style:table-column-properties style:column-width="2.328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2.794cm" fo:margin-left="0cm" fo:margin-top="0cm" fo:margin-bottom="0cm" table:align="left" style:writing-mode="lr-tb"/>
    </style:style>
    <style:style style:name="Table205.A" style:family="table-column">
      <style:table-column-properties style:column-width="2.794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2.794cm" fo:margin-left="0cm" fo:margin-top="0cm" fo:margin-bottom="0cm" table:align="left" style:writing-mode="lr-tb"/>
    </style:style>
    <style:style style:name="Table206.A" style:family="table-column">
      <style:table-column-properties style:column-width="2.794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3.027cm" fo:margin-left="0cm" fo:margin-top="0cm" fo:margin-bottom="0cm" table:align="left" style:writing-mode="lr-tb"/>
    </style:style>
    <style:style style:name="Table207.A" style:family="table-column">
      <style:table-column-properties style:column-width="3.027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9" style:family="table">
      <style:table-properties style:width="3.027cm" fo:margin-left="0cm" fo:margin-top="0cm" fo:margin-bottom="0cm" table:align="left" style:writing-mode="lr-tb"/>
    </style:style>
    <style:style style:name="Table209.A" style:family="table-column">
      <style:table-column-properties style:column-width="3.027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2.328cm" fo:margin-left="0cm" fo:margin-top="0cm" fo:margin-bottom="0cm" table:align="left" style:writing-mode="lr-tb"/>
    </style:style>
    <style:style style:name="Table210.A" style:family="table-column">
      <style:table-column-properties style:column-width="2.328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2.794cm" fo:margin-left="0cm" fo:margin-top="0cm" fo:margin-bottom="0cm" table:align="left" style:writing-mode="lr-tb"/>
    </style:style>
    <style:style style:name="Table211.A" style:family="table-column">
      <style:table-column-properties style:column-width="2.79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794cm" fo:margin-left="0cm" fo:margin-top="0cm" fo:margin-bottom="0cm" table:align="left" style:writing-mode="lr-tb"/>
    </style:style>
    <style:style style:name="Table212.A" style:family="table-column">
      <style:table-column-properties style:column-width="2.79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2.328cm" fo:margin-left="0cm" fo:margin-top="0cm" fo:margin-bottom="0cm" table:align="left" style:writing-mode="lr-tb"/>
    </style:style>
    <style:style style:name="Table213.A" style:family="table-column">
      <style:table-column-properties style:column-width="2.328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2.328cm" fo:margin-left="0cm" fo:margin-top="0cm" fo:margin-bottom="0cm" table:align="left" style:writing-mode="lr-tb"/>
    </style:style>
    <style:style style:name="Table214.A" style:family="table-column">
      <style:table-column-properties style:column-width="2.328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15.921cm" style:rel-width="100%" fo:margin-left="0cm" fo:margin-top="0cm" fo:margin-bottom="0cm" table:align="left" style:writing-mode="lr-tb"/>
    </style:style>
    <style:style style:name="Table215.A" style:family="table-column">
      <style:table-column-properties style:column-width="1.127cm" style:rel-column-width="4639*"/>
    </style:style>
    <style:style style:name="Table215.B" style:family="table-column">
      <style:table-column-properties style:column-width="14.249cm" style:rel-column-width="58654*"/>
    </style:style>
    <style:style style:name="Table215.C" style:family="table-column">
      <style:table-column-properties style:column-width="0.545cm" style:rel-column-width="2242*"/>
    </style:style>
    <style:style style:name="Table215.1" style:family="table-row">
      <style:table-row-properties fo:keep-together="auto"/>
    </style:style>
    <style:style style:name="Table215.A1" style:family="table-cell">
      <style:table-cell-properties fo:background-color="#d8e4f3" fo:padding="0.265cm" fo:border="none">
        <style:background-image/>
      </style:table-cell-properties>
    </style:style>
    <style:style style:name="Table2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5.C1" style:family="table-cell">
      <style:table-cell-properties fo:padding="0cm" fo:border="none"/>
    </style:style>
    <style:style style:name="Table215.A2" style:family="table-cell">
      <style:table-cell-properties style:vertical-align="middle" fo:padding-left="0.529cm" fo:padding-right="0.265cm" fo:padding-top="0.265cm" fo:padding-bottom="0.265cm" fo:border="none"/>
    </style:style>
    <style:style style:name="Table215.3" style:family="table-row">
      <style:table-row-properties style:row-height="0cm" fo:keep-together="auto"/>
    </style:style>
    <style:style style:name="Table215.A3" style:family="table-cell">
      <style:table-cell-properties style:vertical-align="middle" fo:padding-left="0.503cm" fo:padding-right="0.265cm" fo:padding-top="0.132cm" fo:padding-bottom="0.265cm" fo:border="none"/>
    </style:style>
    <style:style style:name="Table215.C4" style:family="table-cell">
      <style:table-cell-properties fo:padding="0cm" fo:border="none"/>
    </style:style>
    <style:style style:name="Table215.A5" style:family="table-cell">
      <style:table-cell-properties style:vertical-align="middle" fo:padding-left="0.529cm" fo:padding-right="0.265cm" fo:padding-top="0.265cm" fo:padding-bottom="0.265cm" fo:border="none"/>
    </style:style>
    <style:style style:name="Table215.A6" style:family="table-cell">
      <style:table-cell-properties style:vertical-align="middle" fo:padding-left="0.503cm" fo:padding-right="0.265cm" fo:padding-top="0.132cm" fo:padding-bottom="0.265cm" fo:border="none"/>
    </style:style>
    <style:style style:name="Table209" style:family="table">
      <style:table-properties style:width="3.027cm" fo:margin-left="0cm" fo:margin-top="0cm" fo:margin-bottom="0cm" table:align="left" style:writing-mode="lr-tb"/>
    </style:style>
    <style:style style:name="Table209.A" style:family="table-column">
      <style:table-column-properties style:column-width="3.027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2.328cm" fo:margin-left="0cm" fo:margin-top="0cm" fo:margin-bottom="0cm" table:align="left" style:writing-mode="lr-tb"/>
    </style:style>
    <style:style style:name="Table210.A" style:family="table-column">
      <style:table-column-properties style:column-width="2.328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2.794cm" fo:margin-left="0cm" fo:margin-top="0cm" fo:margin-bottom="0cm" table:align="left" style:writing-mode="lr-tb"/>
    </style:style>
    <style:style style:name="Table211.A" style:family="table-column">
      <style:table-column-properties style:column-width="2.79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794cm" fo:margin-left="0cm" fo:margin-top="0cm" fo:margin-bottom="0cm" table:align="left" style:writing-mode="lr-tb"/>
    </style:style>
    <style:style style:name="Table212.A" style:family="table-column">
      <style:table-column-properties style:column-width="2.79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2.328cm" fo:margin-left="0cm" fo:margin-top="0cm" fo:margin-bottom="0cm" table:align="left" style:writing-mode="lr-tb"/>
    </style:style>
    <style:style style:name="Table213.A" style:family="table-column">
      <style:table-column-properties style:column-width="2.328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2.328cm" fo:margin-left="0cm" fo:margin-top="0cm" fo:margin-bottom="0cm" table:align="left" style:writing-mode="lr-tb"/>
    </style:style>
    <style:style style:name="Table214.A" style:family="table-column">
      <style:table-column-properties style:column-width="2.328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6" style:family="table">
      <style:table-properties style:width="2.561cm" fo:margin-left="0cm" fo:margin-top="0cm" fo:margin-bottom="0cm" table:align="left" style:writing-mode="lr-tb"/>
    </style:style>
    <style:style style:name="Table216.A" style:family="table-column">
      <style:table-column-properties style:column-width="2.561cm"/>
    </style:style>
    <style:style style:name="Table216.1" style:family="table-row">
      <style:table-row-properties fo:keep-together="auto"/>
    </style:style>
    <style:style style:name="Table216.A1" style:family="table-cell">
      <style:table-cell-properties style:vertical-align="middle" fo:padding="0cm" fo:border="none"/>
    </style:style>
    <style:style style:name="Table217" style:family="table">
      <style:table-properties style:width="2.328cm" fo:margin-left="0cm" fo:margin-top="0cm" fo:margin-bottom="0cm" table:align="left" style:writing-mode="lr-tb"/>
    </style:style>
    <style:style style:name="Table217.A" style:family="table-column">
      <style:table-column-properties style:column-width="2.328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2.328cm" fo:margin-left="0cm" fo:margin-top="0cm" fo:margin-bottom="0cm" table:align="left" style:writing-mode="lr-tb"/>
    </style:style>
    <style:style style:name="Table218.A" style:family="table-column">
      <style:table-column-properties style:column-width="2.328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3.958cm" fo:margin-left="0cm" fo:margin-top="0cm" fo:margin-bottom="0cm" table:align="left" style:writing-mode="lr-tb"/>
    </style:style>
    <style:style style:name="Table219.A" style:family="table-column">
      <style:table-column-properties style:column-width="3.958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2.328cm" fo:margin-left="0cm" fo:margin-top="0cm" fo:margin-bottom="0cm" table:align="left" style:writing-mode="lr-tb"/>
    </style:style>
    <style:style style:name="Table220.A" style:family="table-column">
      <style:table-column-properties style:column-width="2.328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2.096cm" fo:margin-left="0cm" fo:margin-top="0cm" fo:margin-bottom="0cm" table:align="left" style:writing-mode="lr-tb"/>
    </style:style>
    <style:style style:name="Table221.A" style:family="table-column">
      <style:table-column-properties style:column-width="2.096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15.921cm" style:rel-width="100%" fo:margin-left="0cm" fo:margin-top="0cm" fo:margin-bottom="0cm" table:align="left" style:writing-mode="lr-tb"/>
    </style:style>
    <style:style style:name="Table222.A" style:family="table-column">
      <style:table-column-properties style:column-width="1.127cm" style:rel-column-width="4639*"/>
    </style:style>
    <style:style style:name="Table222.B" style:family="table-column">
      <style:table-column-properties style:column-width="14.249cm" style:rel-column-width="58654*"/>
    </style:style>
    <style:style style:name="Table222.C" style:family="table-column">
      <style:table-column-properties style:column-width="0.545cm" style:rel-column-width="2242*"/>
    </style:style>
    <style:style style:name="Table222.1" style:family="table-row">
      <style:table-row-properties fo:keep-together="auto"/>
    </style:style>
    <style:style style:name="Table222.A1" style:family="table-cell">
      <style:table-cell-properties fo:background-color="#d8e4f3" fo:padding="0.265cm" fo:border="none">
        <style:background-image/>
      </style:table-cell-properties>
    </style:style>
    <style:style style:name="Table22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2.C1" style:family="table-cell">
      <style:table-cell-properties fo:padding="0cm" fo:border="none"/>
    </style:style>
    <style:style style:name="Table222.A2" style:family="table-cell">
      <style:table-cell-properties style:vertical-align="middle" fo:padding-left="0.529cm" fo:padding-right="0.265cm" fo:padding-top="0.265cm" fo:padding-bottom="0.265cm" fo:border="none"/>
    </style:style>
    <style:style style:name="Table222.3" style:family="table-row">
      <style:table-row-properties style:row-height="0cm" fo:keep-together="auto"/>
    </style:style>
    <style:style style:name="Table222.A3" style:family="table-cell">
      <style:table-cell-properties style:vertical-align="middle" fo:padding-left="0.503cm" fo:padding-right="0.265cm" fo:padding-top="0.132cm" fo:padding-bottom="0.265cm" fo:border="none"/>
    </style:style>
    <style:style style:name="Table222.C4" style:family="table-cell">
      <style:table-cell-properties fo:padding="0cm" fo:border="none"/>
    </style:style>
    <style:style style:name="Table222.A5" style:family="table-cell">
      <style:table-cell-properties style:vertical-align="middle" fo:padding-left="0.529cm" fo:padding-right="0.265cm" fo:padding-top="0.265cm" fo:padding-bottom="0.265cm" fo:border="none"/>
    </style:style>
    <style:style style:name="Table222.A6" style:family="table-cell">
      <style:table-cell-properties style:vertical-align="middle" fo:padding-left="0.503cm" fo:padding-right="0.265cm" fo:padding-top="0.132cm" fo:padding-bottom="0.265cm" fo:border="none"/>
    </style:style>
    <style:style style:name="Table216" style:family="table">
      <style:table-properties style:width="2.561cm" fo:margin-left="0cm" fo:margin-top="0cm" fo:margin-bottom="0cm" table:align="left" style:writing-mode="lr-tb"/>
    </style:style>
    <style:style style:name="Table216.A" style:family="table-column">
      <style:table-column-properties style:column-width="2.561cm"/>
    </style:style>
    <style:style style:name="Table216.1" style:family="table-row">
      <style:table-row-properties fo:keep-together="auto"/>
    </style:style>
    <style:style style:name="Table216.A1" style:family="table-cell">
      <style:table-cell-properties style:vertical-align="middle" fo:padding="0cm" fo:border="none"/>
    </style:style>
    <style:style style:name="Table217" style:family="table">
      <style:table-properties style:width="2.328cm" fo:margin-left="0cm" fo:margin-top="0cm" fo:margin-bottom="0cm" table:align="left" style:writing-mode="lr-tb"/>
    </style:style>
    <style:style style:name="Table217.A" style:family="table-column">
      <style:table-column-properties style:column-width="2.328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2.328cm" fo:margin-left="0cm" fo:margin-top="0cm" fo:margin-bottom="0cm" table:align="left" style:writing-mode="lr-tb"/>
    </style:style>
    <style:style style:name="Table218.A" style:family="table-column">
      <style:table-column-properties style:column-width="2.328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3.958cm" fo:margin-left="0cm" fo:margin-top="0cm" fo:margin-bottom="0cm" table:align="left" style:writing-mode="lr-tb"/>
    </style:style>
    <style:style style:name="Table219.A" style:family="table-column">
      <style:table-column-properties style:column-width="3.958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2.328cm" fo:margin-left="0cm" fo:margin-top="0cm" fo:margin-bottom="0cm" table:align="left" style:writing-mode="lr-tb"/>
    </style:style>
    <style:style style:name="Table220.A" style:family="table-column">
      <style:table-column-properties style:column-width="2.328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2.096cm" fo:margin-left="0cm" fo:margin-top="0cm" fo:margin-bottom="0cm" table:align="left" style:writing-mode="lr-tb"/>
    </style:style>
    <style:style style:name="Table221.A" style:family="table-column">
      <style:table-column-properties style:column-width="2.096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3" style:family="table">
      <style:table-properties style:width="2.328cm" fo:margin-left="0cm" fo:margin-top="0cm" fo:margin-bottom="0cm" table:align="left" style:writing-mode="lr-tb"/>
    </style:style>
    <style:style style:name="Table223.A" style:family="table-column">
      <style:table-column-properties style:column-width="2.328cm"/>
    </style:style>
    <style:style style:name="Table223.1" style:family="table-row">
      <style:table-row-properties fo:keep-together="auto"/>
    </style:style>
    <style:style style:name="Table223.A1" style:family="table-cell">
      <style:table-cell-properties style:vertical-align="middle" fo:padding="0cm" fo:border="none"/>
    </style:style>
    <style:style style:name="Table224" style:family="table">
      <style:table-properties style:width="2.328cm" fo:margin-left="0cm" fo:margin-top="0cm" fo:margin-bottom="0cm" table:align="left" style:writing-mode="lr-tb"/>
    </style:style>
    <style:style style:name="Table224.A" style:family="table-column">
      <style:table-column-properties style:column-width="2.328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2.328cm" fo:margin-left="0cm" fo:margin-top="0cm" fo:margin-bottom="0cm" table:align="left" style:writing-mode="lr-tb"/>
    </style:style>
    <style:style style:name="Table225.A" style:family="table-column">
      <style:table-column-properties style:column-width="2.328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2.794cm" fo:margin-left="0cm" fo:margin-top="0cm" fo:margin-bottom="0cm" table:align="left" style:writing-mode="lr-tb"/>
    </style:style>
    <style:style style:name="Table226.A" style:family="table-column">
      <style:table-column-properties style:column-width="2.794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2.328cm" fo:margin-left="0cm" fo:margin-top="0cm" fo:margin-bottom="0cm" table:align="left" style:writing-mode="lr-tb"/>
    </style:style>
    <style:style style:name="Table227.A" style:family="table-column">
      <style:table-column-properties style:column-width="2.328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2.794cm" fo:margin-left="0cm" fo:margin-top="0cm" fo:margin-bottom="0cm" table:align="left" style:writing-mode="lr-tb"/>
    </style:style>
    <style:style style:name="Table228.A" style:family="table-column">
      <style:table-column-properties style:column-width="2.794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2.794cm" fo:margin-left="0cm" fo:margin-top="0cm" fo:margin-bottom="0cm" table:align="left" style:writing-mode="lr-tb"/>
    </style:style>
    <style:style style:name="Table229.A" style:family="table-column">
      <style:table-column-properties style:column-width="2.79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15.921cm" style:rel-width="100%" fo:margin-left="0cm" fo:margin-top="0cm" fo:margin-bottom="0cm" table:align="left" style:writing-mode="lr-tb"/>
    </style:style>
    <style:style style:name="Table230.A" style:family="table-column">
      <style:table-column-properties style:column-width="1.127cm" style:rel-column-width="4639*"/>
    </style:style>
    <style:style style:name="Table230.B" style:family="table-column">
      <style:table-column-properties style:column-width="14.249cm" style:rel-column-width="58654*"/>
    </style:style>
    <style:style style:name="Table230.C" style:family="table-column">
      <style:table-column-properties style:column-width="0.545cm" style:rel-column-width="2242*"/>
    </style:style>
    <style:style style:name="Table230.1" style:family="table-row">
      <style:table-row-properties fo:keep-together="auto"/>
    </style:style>
    <style:style style:name="Table230.A1" style:family="table-cell">
      <style:table-cell-properties fo:background-color="#d8e4f3" fo:padding="0.265cm" fo:border="none">
        <style:background-image/>
      </style:table-cell-properties>
    </style:style>
    <style:style style:name="Table2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0.C1" style:family="table-cell">
      <style:table-cell-properties fo:padding="0cm" fo:border="none"/>
    </style:style>
    <style:style style:name="Table230.A2" style:family="table-cell">
      <style:table-cell-properties style:vertical-align="middle" fo:padding-left="0.529cm" fo:padding-right="0.265cm" fo:padding-top="0.265cm" fo:padding-bottom="0.265cm" fo:border="none"/>
    </style:style>
    <style:style style:name="Table230.3" style:family="table-row">
      <style:table-row-properties style:row-height="0cm" fo:keep-together="auto"/>
    </style:style>
    <style:style style:name="Table230.A3" style:family="table-cell">
      <style:table-cell-properties style:vertical-align="middle" fo:padding-left="0.503cm" fo:padding-right="0.265cm" fo:padding-top="0.132cm" fo:padding-bottom="0.265cm" fo:border="none"/>
    </style:style>
    <style:style style:name="Table230.C4" style:family="table-cell">
      <style:table-cell-properties fo:padding="0cm" fo:border="none"/>
    </style:style>
    <style:style style:name="Table230.A5" style:family="table-cell">
      <style:table-cell-properties style:vertical-align="middle" fo:padding-left="0.529cm" fo:padding-right="0.265cm" fo:padding-top="0.265cm" fo:padding-bottom="0.265cm" fo:border="none"/>
    </style:style>
    <style:style style:name="Table230.A6" style:family="table-cell">
      <style:table-cell-properties style:vertical-align="middle" fo:padding-left="0.503cm" fo:padding-right="0.265cm" fo:padding-top="0.132cm" fo:padding-bottom="0.265cm" fo:border="none"/>
    </style:style>
    <style:style style:name="Table223" style:family="table">
      <style:table-properties style:width="2.328cm" fo:margin-left="0cm" fo:margin-top="0cm" fo:margin-bottom="0cm" table:align="left" style:writing-mode="lr-tb"/>
    </style:style>
    <style:style style:name="Table223.A" style:family="table-column">
      <style:table-column-properties style:column-width="2.328cm"/>
    </style:style>
    <style:style style:name="Table223.1" style:family="table-row">
      <style:table-row-properties fo:keep-together="auto"/>
    </style:style>
    <style:style style:name="Table223.A1" style:family="table-cell">
      <style:table-cell-properties style:vertical-align="middle" fo:padding="0cm" fo:border="none"/>
    </style:style>
    <style:style style:name="Table224" style:family="table">
      <style:table-properties style:width="2.328cm" fo:margin-left="0cm" fo:margin-top="0cm" fo:margin-bottom="0cm" table:align="left" style:writing-mode="lr-tb"/>
    </style:style>
    <style:style style:name="Table224.A" style:family="table-column">
      <style:table-column-properties style:column-width="2.328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2.328cm" fo:margin-left="0cm" fo:margin-top="0cm" fo:margin-bottom="0cm" table:align="left" style:writing-mode="lr-tb"/>
    </style:style>
    <style:style style:name="Table225.A" style:family="table-column">
      <style:table-column-properties style:column-width="2.328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2.794cm" fo:margin-left="0cm" fo:margin-top="0cm" fo:margin-bottom="0cm" table:align="left" style:writing-mode="lr-tb"/>
    </style:style>
    <style:style style:name="Table226.A" style:family="table-column">
      <style:table-column-properties style:column-width="2.794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2.328cm" fo:margin-left="0cm" fo:margin-top="0cm" fo:margin-bottom="0cm" table:align="left" style:writing-mode="lr-tb"/>
    </style:style>
    <style:style style:name="Table227.A" style:family="table-column">
      <style:table-column-properties style:column-width="2.328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2.794cm" fo:margin-left="0cm" fo:margin-top="0cm" fo:margin-bottom="0cm" table:align="left" style:writing-mode="lr-tb"/>
    </style:style>
    <style:style style:name="Table228.A" style:family="table-column">
      <style:table-column-properties style:column-width="2.794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2.794cm" fo:margin-left="0cm" fo:margin-top="0cm" fo:margin-bottom="0cm" table:align="left" style:writing-mode="lr-tb"/>
    </style:style>
    <style:style style:name="Table229.A" style:family="table-column">
      <style:table-column-properties style:column-width="2.79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1" style:family="table">
      <style:table-properties style:width="2.328cm" fo:margin-left="0cm" fo:margin-top="0cm" fo:margin-bottom="0cm" table:align="left" style:writing-mode="lr-tb"/>
    </style:style>
    <style:style style:name="Table231.A" style:family="table-column">
      <style:table-column-properties style:column-width="2.328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2.328cm" fo:margin-left="0cm" fo:margin-top="0cm" fo:margin-bottom="0cm" table:align="left" style:writing-mode="lr-tb"/>
    </style:style>
    <style:style style:name="Table232.A" style:family="table-column">
      <style:table-column-properties style:column-width="2.328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2.794cm" fo:margin-left="0cm" fo:margin-top="0cm" fo:margin-bottom="0cm" table:align="left" style:writing-mode="lr-tb"/>
    </style:style>
    <style:style style:name="Table233.A" style:family="table-column">
      <style:table-column-properties style:column-width="2.794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3.26cm" fo:margin-left="0cm" fo:margin-top="0cm" fo:margin-bottom="0cm" table:align="left" style:writing-mode="lr-tb"/>
    </style:style>
    <style:style style:name="Table234.A" style:family="table-column">
      <style:table-column-properties style:column-width="3.26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2.328cm" fo:margin-left="0cm" fo:margin-top="0cm" fo:margin-bottom="0cm" table:align="left" style:writing-mode="lr-tb"/>
    </style:style>
    <style:style style:name="Table235.A" style:family="table-column">
      <style:table-column-properties style:column-width="2.328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2.328cm" fo:margin-left="0cm" fo:margin-top="0cm" fo:margin-bottom="0cm" table:align="left" style:writing-mode="lr-tb"/>
    </style:style>
    <style:style style:name="Table236.A" style:family="table-column">
      <style:table-column-properties style:column-width="2.328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7" style:family="table">
      <style:table-properties style:width="15.921cm" style:rel-width="100%" fo:margin-left="0cm" fo:margin-top="0cm" fo:margin-bottom="0cm" table:align="left" style:writing-mode="lr-tb"/>
    </style:style>
    <style:style style:name="Table237.A" style:family="table-column">
      <style:table-column-properties style:column-width="1.127cm" style:rel-column-width="4639*"/>
    </style:style>
    <style:style style:name="Table237.B" style:family="table-column">
      <style:table-column-properties style:column-width="14.249cm" style:rel-column-width="58654*"/>
    </style:style>
    <style:style style:name="Table237.C" style:family="table-column">
      <style:table-column-properties style:column-width="0.545cm" style:rel-column-width="2242*"/>
    </style:style>
    <style:style style:name="Table237.1" style:family="table-row">
      <style:table-row-properties fo:keep-together="auto"/>
    </style:style>
    <style:style style:name="Table237.A1" style:family="table-cell">
      <style:table-cell-properties fo:background-color="#d8e4f3" fo:padding="0.265cm" fo:border="none">
        <style:background-image/>
      </style:table-cell-properties>
    </style:style>
    <style:style style:name="Table23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7.C1" style:family="table-cell">
      <style:table-cell-properties fo:padding="0cm" fo:border="none"/>
    </style:style>
    <style:style style:name="Table237.A2" style:family="table-cell">
      <style:table-cell-properties style:vertical-align="middle" fo:padding-left="0.529cm" fo:padding-right="0.265cm" fo:padding-top="0.265cm" fo:padding-bottom="0.265cm" fo:border="none"/>
    </style:style>
    <style:style style:name="Table237.3" style:family="table-row">
      <style:table-row-properties style:row-height="0cm" fo:keep-together="auto"/>
    </style:style>
    <style:style style:name="Table237.A3" style:family="table-cell">
      <style:table-cell-properties style:vertical-align="middle" fo:padding-left="0.503cm" fo:padding-right="0.265cm" fo:padding-top="0.132cm" fo:padding-bottom="0.265cm" fo:border="none"/>
    </style:style>
    <style:style style:name="Table237.C4" style:family="table-cell">
      <style:table-cell-properties fo:padding="0cm" fo:border="none"/>
    </style:style>
    <style:style style:name="Table237.A5" style:family="table-cell">
      <style:table-cell-properties style:vertical-align="middle" fo:padding-left="0.529cm" fo:padding-right="0.265cm" fo:padding-top="0.265cm" fo:padding-bottom="0.265cm" fo:border="none"/>
    </style:style>
    <style:style style:name="Table237.A6" style:family="table-cell">
      <style:table-cell-properties style:vertical-align="middle" fo:padding-left="0.503cm" fo:padding-right="0.265cm" fo:padding-top="0.132cm" fo:padding-bottom="0.265cm" fo:border="none"/>
    </style:style>
    <style:style style:name="Table231" style:family="table">
      <style:table-properties style:width="2.328cm" fo:margin-left="0cm" fo:margin-top="0cm" fo:margin-bottom="0cm" table:align="left" style:writing-mode="lr-tb"/>
    </style:style>
    <style:style style:name="Table231.A" style:family="table-column">
      <style:table-column-properties style:column-width="2.328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2.328cm" fo:margin-left="0cm" fo:margin-top="0cm" fo:margin-bottom="0cm" table:align="left" style:writing-mode="lr-tb"/>
    </style:style>
    <style:style style:name="Table232.A" style:family="table-column">
      <style:table-column-properties style:column-width="2.328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2.794cm" fo:margin-left="0cm" fo:margin-top="0cm" fo:margin-bottom="0cm" table:align="left" style:writing-mode="lr-tb"/>
    </style:style>
    <style:style style:name="Table233.A" style:family="table-column">
      <style:table-column-properties style:column-width="2.794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3.26cm" fo:margin-left="0cm" fo:margin-top="0cm" fo:margin-bottom="0cm" table:align="left" style:writing-mode="lr-tb"/>
    </style:style>
    <style:style style:name="Table234.A" style:family="table-column">
      <style:table-column-properties style:column-width="3.26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2.328cm" fo:margin-left="0cm" fo:margin-top="0cm" fo:margin-bottom="0cm" table:align="left" style:writing-mode="lr-tb"/>
    </style:style>
    <style:style style:name="Table235.A" style:family="table-column">
      <style:table-column-properties style:column-width="2.328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2.328cm" fo:margin-left="0cm" fo:margin-top="0cm" fo:margin-bottom="0cm" table:align="left" style:writing-mode="lr-tb"/>
    </style:style>
    <style:style style:name="Table236.A" style:family="table-column">
      <style:table-column-properties style:column-width="2.328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8" style:family="table">
      <style:table-properties style:width="3.26cm" fo:margin-left="0cm" fo:margin-top="0cm" fo:margin-bottom="0cm" table:align="left" style:writing-mode="lr-tb"/>
    </style:style>
    <style:style style:name="Table238.A" style:family="table-column">
      <style:table-column-properties style:column-width="3.26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3.26cm" fo:margin-left="0cm" fo:margin-top="0cm" fo:margin-bottom="0cm" table:align="left" style:writing-mode="lr-tb"/>
    </style:style>
    <style:style style:name="Table239.A" style:family="table-column">
      <style:table-column-properties style:column-width="3.26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3.26cm" fo:margin-left="0cm" fo:margin-top="0cm" fo:margin-bottom="0cm" table:align="left" style:writing-mode="lr-tb"/>
    </style:style>
    <style:style style:name="Table240.A" style:family="table-column">
      <style:table-column-properties style:column-width="3.26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2.794cm" fo:margin-left="0cm" fo:margin-top="0cm" fo:margin-bottom="0cm" table:align="left" style:writing-mode="lr-tb"/>
    </style:style>
    <style:style style:name="Table241.A" style:family="table-column">
      <style:table-column-properties style:column-width="2.794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2.328cm" fo:margin-left="0cm" fo:margin-top="0cm" fo:margin-bottom="0cm" table:align="left" style:writing-mode="lr-tb"/>
    </style:style>
    <style:style style:name="Table242.A" style:family="table-column">
      <style:table-column-properties style:column-width="2.328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2.328cm" fo:margin-left="0cm" fo:margin-top="0cm" fo:margin-bottom="0cm" table:align="left" style:writing-mode="lr-tb"/>
    </style:style>
    <style:style style:name="Table243.A" style:family="table-column">
      <style:table-column-properties style:column-width="2.328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4" style:family="table">
      <style:table-properties style:width="15.921cm" style:rel-width="100%" fo:margin-left="0cm" fo:margin-top="0cm" fo:margin-bottom="0cm" table:align="left" style:writing-mode="lr-tb"/>
    </style:style>
    <style:style style:name="Table244.A" style:family="table-column">
      <style:table-column-properties style:column-width="1.127cm" style:rel-column-width="4639*"/>
    </style:style>
    <style:style style:name="Table244.B" style:family="table-column">
      <style:table-column-properties style:column-width="14.249cm" style:rel-column-width="58654*"/>
    </style:style>
    <style:style style:name="Table244.C" style:family="table-column">
      <style:table-column-properties style:column-width="0.545cm" style:rel-column-width="2242*"/>
    </style:style>
    <style:style style:name="Table244.1" style:family="table-row">
      <style:table-row-properties fo:keep-together="auto"/>
    </style:style>
    <style:style style:name="Table244.A1" style:family="table-cell">
      <style:table-cell-properties fo:background-color="#d8e4f3" fo:padding="0.265cm" fo:border="none">
        <style:background-image/>
      </style:table-cell-properties>
    </style:style>
    <style:style style:name="Table2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4.C1" style:family="table-cell">
      <style:table-cell-properties fo:padding="0cm" fo:border="none"/>
    </style:style>
    <style:style style:name="Table244.A2" style:family="table-cell">
      <style:table-cell-properties style:vertical-align="middle" fo:padding-left="0.529cm" fo:padding-right="0.265cm" fo:padding-top="0.265cm" fo:padding-bottom="0.265cm" fo:border="none"/>
    </style:style>
    <style:style style:name="Table244.3" style:family="table-row">
      <style:table-row-properties style:row-height="0cm" fo:keep-together="auto"/>
    </style:style>
    <style:style style:name="Table244.A3" style:family="table-cell">
      <style:table-cell-properties style:vertical-align="middle" fo:padding-left="0.503cm" fo:padding-right="0.265cm" fo:padding-top="0.132cm" fo:padding-bottom="0.265cm" fo:border="none"/>
    </style:style>
    <style:style style:name="Table244.C4" style:family="table-cell">
      <style:table-cell-properties fo:padding="0cm" fo:border="none"/>
    </style:style>
    <style:style style:name="Table244.A5" style:family="table-cell">
      <style:table-cell-properties style:vertical-align="middle" fo:padding-left="0.529cm" fo:padding-right="0.265cm" fo:padding-top="0.265cm" fo:padding-bottom="0.265cm" fo:border="none"/>
    </style:style>
    <style:style style:name="Table244.A6" style:family="table-cell">
      <style:table-cell-properties style:vertical-align="middle" fo:padding-left="0.503cm" fo:padding-right="0.265cm" fo:padding-top="0.132cm" fo:padding-bottom="0.265cm" fo:border="none"/>
    </style:style>
    <style:style style:name="Table238" style:family="table">
      <style:table-properties style:width="3.26cm" fo:margin-left="0cm" fo:margin-top="0cm" fo:margin-bottom="0cm" table:align="left" style:writing-mode="lr-tb"/>
    </style:style>
    <style:style style:name="Table238.A" style:family="table-column">
      <style:table-column-properties style:column-width="3.26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3.26cm" fo:margin-left="0cm" fo:margin-top="0cm" fo:margin-bottom="0cm" table:align="left" style:writing-mode="lr-tb"/>
    </style:style>
    <style:style style:name="Table239.A" style:family="table-column">
      <style:table-column-properties style:column-width="3.26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3.26cm" fo:margin-left="0cm" fo:margin-top="0cm" fo:margin-bottom="0cm" table:align="left" style:writing-mode="lr-tb"/>
    </style:style>
    <style:style style:name="Table240.A" style:family="table-column">
      <style:table-column-properties style:column-width="3.26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2.794cm" fo:margin-left="0cm" fo:margin-top="0cm" fo:margin-bottom="0cm" table:align="left" style:writing-mode="lr-tb"/>
    </style:style>
    <style:style style:name="Table241.A" style:family="table-column">
      <style:table-column-properties style:column-width="2.794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2.328cm" fo:margin-left="0cm" fo:margin-top="0cm" fo:margin-bottom="0cm" table:align="left" style:writing-mode="lr-tb"/>
    </style:style>
    <style:style style:name="Table242.A" style:family="table-column">
      <style:table-column-properties style:column-width="2.328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2.328cm" fo:margin-left="0cm" fo:margin-top="0cm" fo:margin-bottom="0cm" table:align="left" style:writing-mode="lr-tb"/>
    </style:style>
    <style:style style:name="Table243.A" style:family="table-column">
      <style:table-column-properties style:column-width="2.328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45" style:family="table">
      <style:table-properties style:width="2.328cm" fo:margin-left="0cm" fo:margin-top="0cm" fo:margin-bottom="0cm" table:align="left" style:writing-mode="lr-tb"/>
    </style:style>
    <style:style style:name="Table245.A" style:family="table-column">
      <style:table-column-properties style:column-width="2.328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2.561cm" fo:margin-left="0cm" fo:margin-top="0cm" fo:margin-bottom="0cm" table:align="left" style:writing-mode="lr-tb"/>
    </style:style>
    <style:style style:name="Table246.A" style:family="table-column">
      <style:table-column-properties style:column-width="2.561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2.328cm" fo:margin-left="0cm" fo:margin-top="0cm" fo:margin-bottom="0cm" table:align="left" style:writing-mode="lr-tb"/>
    </style:style>
    <style:style style:name="Table247.A" style:family="table-column">
      <style:table-column-properties style:column-width="2.328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328cm" fo:margin-left="0cm" fo:margin-top="0cm" fo:margin-bottom="0cm" table:align="left" style:writing-mode="lr-tb"/>
    </style:style>
    <style:style style:name="Table248.A" style:family="table-column">
      <style:table-column-properties style:column-width="2.328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2.328cm" fo:margin-left="0cm" fo:margin-top="0cm" fo:margin-bottom="0cm" table:align="left" style:writing-mode="lr-tb"/>
    </style:style>
    <style:style style:name="Table249.A" style:family="table-column">
      <style:table-column-properties style:column-width="2.328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15.921cm" style:rel-width="100%" fo:margin-left="0cm" fo:margin-top="0cm" fo:margin-bottom="0cm" table:align="left" style:writing-mode="lr-tb"/>
    </style:style>
    <style:style style:name="Table250.A" style:family="table-column">
      <style:table-column-properties style:column-width="1.127cm" style:rel-column-width="4639*"/>
    </style:style>
    <style:style style:name="Table250.B" style:family="table-column">
      <style:table-column-properties style:column-width="14.249cm" style:rel-column-width="58654*"/>
    </style:style>
    <style:style style:name="Table250.C" style:family="table-column">
      <style:table-column-properties style:column-width="0.545cm" style:rel-column-width="2242*"/>
    </style:style>
    <style:style style:name="Table250.1" style:family="table-row">
      <style:table-row-properties fo:keep-together="auto"/>
    </style:style>
    <style:style style:name="Table250.A1" style:family="table-cell">
      <style:table-cell-properties fo:background-color="#d8e4f3" fo:padding="0.265cm" fo:border="none">
        <style:background-image/>
      </style:table-cell-properties>
    </style:style>
    <style:style style:name="Table25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0.C1" style:family="table-cell">
      <style:table-cell-properties fo:padding="0cm" fo:border="none"/>
    </style:style>
    <style:style style:name="Table250.A2" style:family="table-cell">
      <style:table-cell-properties style:vertical-align="middle" fo:padding-left="0.529cm" fo:padding-right="0.265cm" fo:padding-top="0.265cm" fo:padding-bottom="0.265cm" fo:border="none"/>
    </style:style>
    <style:style style:name="Table250.3" style:family="table-row">
      <style:table-row-properties style:row-height="0cm" fo:keep-together="auto"/>
    </style:style>
    <style:style style:name="Table250.A3" style:family="table-cell">
      <style:table-cell-properties style:vertical-align="middle" fo:padding-left="0.503cm" fo:padding-right="0.265cm" fo:padding-top="0.132cm" fo:padding-bottom="0.265cm" fo:border="none"/>
    </style:style>
    <style:style style:name="Table250.C4" style:family="table-cell">
      <style:table-cell-properties fo:padding="0cm" fo:border="none"/>
    </style:style>
    <style:style style:name="Table250.A5" style:family="table-cell">
      <style:table-cell-properties style:vertical-align="middle" fo:padding-left="0.529cm" fo:padding-right="0.265cm" fo:padding-top="0.265cm" fo:padding-bottom="0.265cm" fo:border="none"/>
    </style:style>
    <style:style style:name="Table250.A6" style:family="table-cell">
      <style:table-cell-properties style:vertical-align="middle" fo:padding-left="0.503cm" fo:padding-right="0.265cm" fo:padding-top="0.132cm" fo:padding-bottom="0.265cm" fo:border="none"/>
    </style:style>
    <style:style style:name="Table245" style:family="table">
      <style:table-properties style:width="2.328cm" fo:margin-left="0cm" fo:margin-top="0cm" fo:margin-bottom="0cm" table:align="left" style:writing-mode="lr-tb"/>
    </style:style>
    <style:style style:name="Table245.A" style:family="table-column">
      <style:table-column-properties style:column-width="2.328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2.561cm" fo:margin-left="0cm" fo:margin-top="0cm" fo:margin-bottom="0cm" table:align="left" style:writing-mode="lr-tb"/>
    </style:style>
    <style:style style:name="Table246.A" style:family="table-column">
      <style:table-column-properties style:column-width="2.561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2.328cm" fo:margin-left="0cm" fo:margin-top="0cm" fo:margin-bottom="0cm" table:align="left" style:writing-mode="lr-tb"/>
    </style:style>
    <style:style style:name="Table247.A" style:family="table-column">
      <style:table-column-properties style:column-width="2.328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328cm" fo:margin-left="0cm" fo:margin-top="0cm" fo:margin-bottom="0cm" table:align="left" style:writing-mode="lr-tb"/>
    </style:style>
    <style:style style:name="Table248.A" style:family="table-column">
      <style:table-column-properties style:column-width="2.328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2.328cm" fo:margin-left="0cm" fo:margin-top="0cm" fo:margin-bottom="0cm" table:align="left" style:writing-mode="lr-tb"/>
    </style:style>
    <style:style style:name="Table249.A" style:family="table-column">
      <style:table-column-properties style:column-width="2.328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1" style:family="table">
      <style:table-properties style:width="2.328cm" fo:margin-left="0cm" fo:margin-top="0cm" fo:margin-bottom="0cm" table:align="left" style:writing-mode="lr-tb"/>
    </style:style>
    <style:style style:name="Table251.A" style:family="table-column">
      <style:table-column-properties style:column-width="2.328cm"/>
    </style:style>
    <style:style style:name="Table251.1" style:family="table-row">
      <style:table-row-properties fo:keep-together="auto"/>
    </style:style>
    <style:style style:name="Table251.A1" style:family="table-cell">
      <style:table-cell-properties style:vertical-align="middle" fo:padding="0cm" fo:border="none"/>
    </style:style>
    <style:style style:name="Table252" style:family="table">
      <style:table-properties style:width="2.794cm" fo:margin-left="0cm" fo:margin-top="0cm" fo:margin-bottom="0cm" table:align="left" style:writing-mode="lr-tb"/>
    </style:style>
    <style:style style:name="Table252.A" style:family="table-column">
      <style:table-column-properties style:column-width="2.794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2.794cm" fo:margin-left="0cm" fo:margin-top="0cm" fo:margin-bottom="0cm" table:align="left" style:writing-mode="lr-tb"/>
    </style:style>
    <style:style style:name="Table253.A" style:family="table-column">
      <style:table-column-properties style:column-width="2.794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3.958cm" fo:margin-left="0cm" fo:margin-top="0cm" fo:margin-bottom="0cm" table:align="left" style:writing-mode="lr-tb"/>
    </style:style>
    <style:style style:name="Table254.A" style:family="table-column">
      <style:table-column-properties style:column-width="3.958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3.958cm" fo:margin-left="0cm" fo:margin-top="0cm" fo:margin-bottom="0cm" table:align="left" style:writing-mode="lr-tb"/>
    </style:style>
    <style:style style:name="Table255.A" style:family="table-column">
      <style:table-column-properties style:column-width="3.958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3.958cm" fo:margin-left="0cm" fo:margin-top="0cm" fo:margin-bottom="0cm" table:align="left" style:writing-mode="lr-tb"/>
    </style:style>
    <style:style style:name="Table256.A" style:family="table-column">
      <style:table-column-properties style:column-width="3.958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15.921cm" style:rel-width="100%" fo:margin-left="0cm" fo:margin-top="0cm" fo:margin-bottom="0cm" table:align="left" style:writing-mode="lr-tb"/>
    </style:style>
    <style:style style:name="Table257.A" style:family="table-column">
      <style:table-column-properties style:column-width="1.127cm" style:rel-column-width="4639*"/>
    </style:style>
    <style:style style:name="Table257.B" style:family="table-column">
      <style:table-column-properties style:column-width="14.249cm" style:rel-column-width="58654*"/>
    </style:style>
    <style:style style:name="Table257.C" style:family="table-column">
      <style:table-column-properties style:column-width="0.545cm" style:rel-column-width="2242*"/>
    </style:style>
    <style:style style:name="Table257.1" style:family="table-row">
      <style:table-row-properties fo:keep-together="auto"/>
    </style:style>
    <style:style style:name="Table257.A1" style:family="table-cell">
      <style:table-cell-properties fo:background-color="#d8e4f3" fo:padding="0.265cm" fo:border="none">
        <style:background-image/>
      </style:table-cell-properties>
    </style:style>
    <style:style style:name="Table25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7.C1" style:family="table-cell">
      <style:table-cell-properties fo:padding="0cm" fo:border="none"/>
    </style:style>
    <style:style style:name="Table257.A2" style:family="table-cell">
      <style:table-cell-properties style:vertical-align="middle" fo:padding-left="0.529cm" fo:padding-right="0.265cm" fo:padding-top="0.265cm" fo:padding-bottom="0.265cm" fo:border="none"/>
    </style:style>
    <style:style style:name="Table257.3" style:family="table-row">
      <style:table-row-properties style:row-height="0cm" fo:keep-together="auto"/>
    </style:style>
    <style:style style:name="Table257.A3" style:family="table-cell">
      <style:table-cell-properties style:vertical-align="middle" fo:padding-left="0.503cm" fo:padding-right="0.265cm" fo:padding-top="0.132cm" fo:padding-bottom="0.265cm" fo:border="none"/>
    </style:style>
    <style:style style:name="Table257.C4" style:family="table-cell">
      <style:table-cell-properties fo:padding="0cm" fo:border="none"/>
    </style:style>
    <style:style style:name="Table257.A5" style:family="table-cell">
      <style:table-cell-properties style:vertical-align="middle" fo:padding-left="0.529cm" fo:padding-right="0.265cm" fo:padding-top="0.265cm" fo:padding-bottom="0.265cm" fo:border="none"/>
    </style:style>
    <style:style style:name="Table257.A6" style:family="table-cell">
      <style:table-cell-properties style:vertical-align="middle" fo:padding-left="0.503cm" fo:padding-right="0.265cm" fo:padding-top="0.132cm" fo:padding-bottom="0.265cm" fo:border="none"/>
    </style:style>
    <style:style style:name="Table251" style:family="table">
      <style:table-properties style:width="2.328cm" fo:margin-left="0cm" fo:margin-top="0cm" fo:margin-bottom="0cm" table:align="left" style:writing-mode="lr-tb"/>
    </style:style>
    <style:style style:name="Table251.A" style:family="table-column">
      <style:table-column-properties style:column-width="2.328cm"/>
    </style:style>
    <style:style style:name="Table251.1" style:family="table-row">
      <style:table-row-properties fo:keep-together="auto"/>
    </style:style>
    <style:style style:name="Table251.A1" style:family="table-cell">
      <style:table-cell-properties style:vertical-align="middle" fo:padding="0cm" fo:border="none"/>
    </style:style>
    <style:style style:name="Table252" style:family="table">
      <style:table-properties style:width="2.794cm" fo:margin-left="0cm" fo:margin-top="0cm" fo:margin-bottom="0cm" table:align="left" style:writing-mode="lr-tb"/>
    </style:style>
    <style:style style:name="Table252.A" style:family="table-column">
      <style:table-column-properties style:column-width="2.794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2.794cm" fo:margin-left="0cm" fo:margin-top="0cm" fo:margin-bottom="0cm" table:align="left" style:writing-mode="lr-tb"/>
    </style:style>
    <style:style style:name="Table253.A" style:family="table-column">
      <style:table-column-properties style:column-width="2.794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3.958cm" fo:margin-left="0cm" fo:margin-top="0cm" fo:margin-bottom="0cm" table:align="left" style:writing-mode="lr-tb"/>
    </style:style>
    <style:style style:name="Table254.A" style:family="table-column">
      <style:table-column-properties style:column-width="3.958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3.958cm" fo:margin-left="0cm" fo:margin-top="0cm" fo:margin-bottom="0cm" table:align="left" style:writing-mode="lr-tb"/>
    </style:style>
    <style:style style:name="Table255.A" style:family="table-column">
      <style:table-column-properties style:column-width="3.958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3.958cm" fo:margin-left="0cm" fo:margin-top="0cm" fo:margin-bottom="0cm" table:align="left" style:writing-mode="lr-tb"/>
    </style:style>
    <style:style style:name="Table256.A" style:family="table-column">
      <style:table-column-properties style:column-width="3.958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8" style:family="table">
      <style:table-properties style:width="3.958cm" fo:margin-left="0cm" fo:margin-top="0cm" fo:margin-bottom="0cm" table:align="left" style:writing-mode="lr-tb"/>
    </style:style>
    <style:style style:name="Table258.A" style:family="table-column">
      <style:table-column-properties style:column-width="3.958cm"/>
    </style:style>
    <style:style style:name="Table258.1" style:family="table-row">
      <style:table-row-properties fo:keep-together="auto"/>
    </style:style>
    <style:style style:name="Table258.A1" style:family="table-cell">
      <style:table-cell-properties style:vertical-align="middle" fo:padding="0cm" fo:border="none"/>
    </style:style>
    <style:style style:name="Table259" style:family="table">
      <style:table-properties style:width="3.493cm" fo:margin-left="0cm" fo:margin-top="0cm" fo:margin-bottom="0cm" table:align="left" style:writing-mode="lr-tb"/>
    </style:style>
    <style:style style:name="Table259.A" style:family="table-column">
      <style:table-column-properties style:column-width="3.493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2.328cm" fo:margin-left="0cm" fo:margin-top="0cm" fo:margin-bottom="0cm" table:align="left" style:writing-mode="lr-tb"/>
    </style:style>
    <style:style style:name="Table260.A" style:family="table-column">
      <style:table-column-properties style:column-width="2.328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3.958cm" fo:margin-left="0cm" fo:margin-top="0cm" fo:margin-bottom="0cm" table:align="left" style:writing-mode="lr-tb"/>
    </style:style>
    <style:style style:name="Table261.A" style:family="table-column">
      <style:table-column-properties style:column-width="3.958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3.958cm" fo:margin-left="0cm" fo:margin-top="0cm" fo:margin-bottom="0cm" table:align="left" style:writing-mode="lr-tb"/>
    </style:style>
    <style:style style:name="Table262.A" style:family="table-column">
      <style:table-column-properties style:column-width="3.958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15.921cm" style:rel-width="100%" fo:margin-left="0cm" fo:margin-top="0cm" fo:margin-bottom="0cm" table:align="left" style:writing-mode="lr-tb"/>
    </style:style>
    <style:style style:name="Table263.A" style:family="table-column">
      <style:table-column-properties style:column-width="1.127cm" style:rel-column-width="4639*"/>
    </style:style>
    <style:style style:name="Table263.B" style:family="table-column">
      <style:table-column-properties style:column-width="14.249cm" style:rel-column-width="58654*"/>
    </style:style>
    <style:style style:name="Table263.C" style:family="table-column">
      <style:table-column-properties style:column-width="0.545cm" style:rel-column-width="2242*"/>
    </style:style>
    <style:style style:name="Table263.1" style:family="table-row">
      <style:table-row-properties fo:keep-together="auto"/>
    </style:style>
    <style:style style:name="Table263.A1" style:family="table-cell">
      <style:table-cell-properties fo:background-color="#d8e4f3" fo:padding="0.265cm" fo:border="none">
        <style:background-image/>
      </style:table-cell-properties>
    </style:style>
    <style:style style:name="Table26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3.C1" style:family="table-cell">
      <style:table-cell-properties fo:padding="0cm" fo:border="none"/>
    </style:style>
    <style:style style:name="Table263.A2" style:family="table-cell">
      <style:table-cell-properties style:vertical-align="middle" fo:padding-left="0.529cm" fo:padding-right="0.265cm" fo:padding-top="0.265cm" fo:padding-bottom="0.265cm" fo:border="none"/>
    </style:style>
    <style:style style:name="Table263.3" style:family="table-row">
      <style:table-row-properties style:row-height="0cm" fo:keep-together="auto"/>
    </style:style>
    <style:style style:name="Table263.A3" style:family="table-cell">
      <style:table-cell-properties style:vertical-align="middle" fo:padding-left="0.503cm" fo:padding-right="0.265cm" fo:padding-top="0.132cm" fo:padding-bottom="0.265cm" fo:border="none"/>
    </style:style>
    <style:style style:name="Table263.C4" style:family="table-cell">
      <style:table-cell-properties fo:padding="0cm" fo:border="none"/>
    </style:style>
    <style:style style:name="Table263.A5" style:family="table-cell">
      <style:table-cell-properties style:vertical-align="middle" fo:padding-left="0.529cm" fo:padding-right="0.265cm" fo:padding-top="0.265cm" fo:padding-bottom="0.265cm" fo:border="none"/>
    </style:style>
    <style:style style:name="Table263.A6" style:family="table-cell">
      <style:table-cell-properties style:vertical-align="middle" fo:padding-left="0.503cm" fo:padding-right="0.265cm" fo:padding-top="0.132cm" fo:padding-bottom="0.265cm" fo:border="none"/>
    </style:style>
    <style:style style:name="Table258" style:family="table">
      <style:table-properties style:width="3.958cm" fo:margin-left="0cm" fo:margin-top="0cm" fo:margin-bottom="0cm" table:align="left" style:writing-mode="lr-tb"/>
    </style:style>
    <style:style style:name="Table258.A" style:family="table-column">
      <style:table-column-properties style:column-width="3.958cm"/>
    </style:style>
    <style:style style:name="Table258.1" style:family="table-row">
      <style:table-row-properties fo:keep-together="auto"/>
    </style:style>
    <style:style style:name="Table258.A1" style:family="table-cell">
      <style:table-cell-properties style:vertical-align="middle" fo:padding="0cm" fo:border="none"/>
    </style:style>
    <style:style style:name="Table259" style:family="table">
      <style:table-properties style:width="3.493cm" fo:margin-left="0cm" fo:margin-top="0cm" fo:margin-bottom="0cm" table:align="left" style:writing-mode="lr-tb"/>
    </style:style>
    <style:style style:name="Table259.A" style:family="table-column">
      <style:table-column-properties style:column-width="3.493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2.328cm" fo:margin-left="0cm" fo:margin-top="0cm" fo:margin-bottom="0cm" table:align="left" style:writing-mode="lr-tb"/>
    </style:style>
    <style:style style:name="Table260.A" style:family="table-column">
      <style:table-column-properties style:column-width="2.328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3.958cm" fo:margin-left="0cm" fo:margin-top="0cm" fo:margin-bottom="0cm" table:align="left" style:writing-mode="lr-tb"/>
    </style:style>
    <style:style style:name="Table261.A" style:family="table-column">
      <style:table-column-properties style:column-width="3.958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3.958cm" fo:margin-left="0cm" fo:margin-top="0cm" fo:margin-bottom="0cm" table:align="left" style:writing-mode="lr-tb"/>
    </style:style>
    <style:style style:name="Table262.A" style:family="table-column">
      <style:table-column-properties style:column-width="3.958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4" style:family="table">
      <style:table-properties style:width="2.794cm" fo:margin-left="0cm" fo:margin-top="0cm" fo:margin-bottom="0cm" table:align="left" style:writing-mode="lr-tb"/>
    </style:style>
    <style:style style:name="Table264.A" style:family="table-column">
      <style:table-column-properties style:column-width="2.794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65" style:family="table">
      <style:table-properties style:width="2.328cm" fo:margin-left="0cm" fo:margin-top="0cm" fo:margin-bottom="0cm" table:align="left" style:writing-mode="lr-tb"/>
    </style:style>
    <style:style style:name="Table265.A" style:family="table-column">
      <style:table-column-properties style:column-width="2.328cm"/>
    </style:style>
    <style:style style:name="Table265.1" style:family="table-row">
      <style:table-row-properties fo:keep-together="auto"/>
    </style:style>
    <style:style style:name="Table265.A1" style:family="table-cell">
      <style:table-cell-properties style:vertical-align="middle" fo:padding="0cm" fo:border="none"/>
    </style:style>
    <style:style style:name="Table266" style:family="table">
      <style:table-properties style:width="3.958cm" fo:margin-left="0cm" fo:margin-top="0cm" fo:margin-bottom="0cm" table:align="left" style:writing-mode="lr-tb"/>
    </style:style>
    <style:style style:name="Table266.A" style:family="table-column">
      <style:table-column-properties style:column-width="3.958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3.958cm" fo:margin-left="0cm" fo:margin-top="0cm" fo:margin-bottom="0cm" table:align="left" style:writing-mode="lr-tb"/>
    </style:style>
    <style:style style:name="Table267.A" style:family="table-column">
      <style:table-column-properties style:column-width="3.958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2.794cm" fo:margin-left="0cm" fo:margin-top="0cm" fo:margin-bottom="0cm" table:align="left" style:writing-mode="lr-tb"/>
    </style:style>
    <style:style style:name="Table268.A" style:family="table-column">
      <style:table-column-properties style:column-width="2.79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15.921cm" style:rel-width="100%" fo:margin-left="0cm" fo:margin-top="0cm" fo:margin-bottom="0cm" table:align="left" style:writing-mode="lr-tb"/>
    </style:style>
    <style:style style:name="Table269.A" style:family="table-column">
      <style:table-column-properties style:column-width="1.127cm" style:rel-column-width="4639*"/>
    </style:style>
    <style:style style:name="Table269.B" style:family="table-column">
      <style:table-column-properties style:column-width="14.249cm" style:rel-column-width="58654*"/>
    </style:style>
    <style:style style:name="Table269.C" style:family="table-column">
      <style:table-column-properties style:column-width="0.545cm" style:rel-column-width="2242*"/>
    </style:style>
    <style:style style:name="Table269.1" style:family="table-row">
      <style:table-row-properties fo:keep-together="auto"/>
    </style:style>
    <style:style style:name="Table269.A1" style:family="table-cell">
      <style:table-cell-properties fo:background-color="#d8e4f3" fo:padding="0.265cm" fo:border="none">
        <style:background-image/>
      </style:table-cell-properties>
    </style:style>
    <style:style style:name="Table26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9.C1" style:family="table-cell">
      <style:table-cell-properties fo:padding="0cm" fo:border="none"/>
    </style:style>
    <style:style style:name="Table269.A2" style:family="table-cell">
      <style:table-cell-properties style:vertical-align="middle" fo:padding-left="0.529cm" fo:padding-right="0.265cm" fo:padding-top="0.265cm" fo:padding-bottom="0.265cm" fo:border="none"/>
    </style:style>
    <style:style style:name="Table269.3" style:family="table-row">
      <style:table-row-properties style:row-height="0cm" fo:keep-together="auto"/>
    </style:style>
    <style:style style:name="Table269.A3" style:family="table-cell">
      <style:table-cell-properties style:vertical-align="middle" fo:padding-left="0.503cm" fo:padding-right="0.265cm" fo:padding-top="0.132cm" fo:padding-bottom="0.265cm" fo:border="none"/>
    </style:style>
    <style:style style:name="Table269.C4" style:family="table-cell">
      <style:table-cell-properties fo:padding="0cm" fo:border="none"/>
    </style:style>
    <style:style style:name="Table269.A5" style:family="table-cell">
      <style:table-cell-properties style:vertical-align="middle" fo:padding-left="0.529cm" fo:padding-right="0.265cm" fo:padding-top="0.265cm" fo:padding-bottom="0.265cm" fo:border="none"/>
    </style:style>
    <style:style style:name="Table269.A6" style:family="table-cell">
      <style:table-cell-properties style:vertical-align="middle" fo:padding-left="0.503cm" fo:padding-right="0.265cm" fo:padding-top="0.132cm" fo:padding-bottom="0.265cm" fo:border="none"/>
    </style:style>
    <style:style style:name="Table264" style:family="table">
      <style:table-properties style:width="2.794cm" fo:margin-left="0cm" fo:margin-top="0cm" fo:margin-bottom="0cm" table:align="left" style:writing-mode="lr-tb"/>
    </style:style>
    <style:style style:name="Table264.A" style:family="table-column">
      <style:table-column-properties style:column-width="2.794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65" style:family="table">
      <style:table-properties style:width="2.328cm" fo:margin-left="0cm" fo:margin-top="0cm" fo:margin-bottom="0cm" table:align="left" style:writing-mode="lr-tb"/>
    </style:style>
    <style:style style:name="Table265.A" style:family="table-column">
      <style:table-column-properties style:column-width="2.328cm"/>
    </style:style>
    <style:style style:name="Table265.1" style:family="table-row">
      <style:table-row-properties fo:keep-together="auto"/>
    </style:style>
    <style:style style:name="Table265.A1" style:family="table-cell">
      <style:table-cell-properties style:vertical-align="middle" fo:padding="0cm" fo:border="none"/>
    </style:style>
    <style:style style:name="Table266" style:family="table">
      <style:table-properties style:width="3.958cm" fo:margin-left="0cm" fo:margin-top="0cm" fo:margin-bottom="0cm" table:align="left" style:writing-mode="lr-tb"/>
    </style:style>
    <style:style style:name="Table266.A" style:family="table-column">
      <style:table-column-properties style:column-width="3.958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3.958cm" fo:margin-left="0cm" fo:margin-top="0cm" fo:margin-bottom="0cm" table:align="left" style:writing-mode="lr-tb"/>
    </style:style>
    <style:style style:name="Table267.A" style:family="table-column">
      <style:table-column-properties style:column-width="3.958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2.794cm" fo:margin-left="0cm" fo:margin-top="0cm" fo:margin-bottom="0cm" table:align="left" style:writing-mode="lr-tb"/>
    </style:style>
    <style:style style:name="Table268.A" style:family="table-column">
      <style:table-column-properties style:column-width="2.79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70" style:family="table">
      <style:table-properties style:width="3.958cm" fo:margin-left="0cm" fo:margin-top="0cm" fo:margin-bottom="0cm" table:align="left" style:writing-mode="lr-tb"/>
    </style:style>
    <style:style style:name="Table270.A" style:family="table-column">
      <style:table-column-properties style:column-width="3.958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2.794cm" fo:margin-left="0cm" fo:margin-top="0cm" fo:margin-bottom="0cm" table:align="left" style:writing-mode="lr-tb"/>
    </style:style>
    <style:style style:name="Table271.A" style:family="table-column">
      <style:table-column-properties style:column-width="2.794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72" style:family="table">
      <style:table-properties style:width="2.328cm" fo:margin-left="0cm" fo:margin-top="0cm" fo:margin-bottom="0cm" table:align="left" style:writing-mode="lr-tb"/>
    </style:style>
    <style:style style:name="Table272.A" style:family="table-column">
      <style:table-column-properties style:column-width="2.328cm"/>
    </style:style>
    <style:style style:name="Table272.1" style:family="table-row">
      <style:table-row-properties fo:keep-together="auto"/>
    </style:style>
    <style:style style:name="Table272.A1" style:family="table-cell">
      <style:table-cell-properties style:vertical-align="middle" fo:padding="0cm" fo:border="none"/>
    </style:style>
    <style:style style:name="Table273" style:family="table">
      <style:table-properties style:width="2.794cm" fo:margin-left="0cm" fo:margin-top="0cm" fo:margin-bottom="0cm" table:align="left" style:writing-mode="lr-tb"/>
    </style:style>
    <style:style style:name="Table273.A" style:family="table-column">
      <style:table-column-properties style:column-width="2.794cm"/>
    </style:style>
    <style:style style:name="Table273.1" style:family="table-row">
      <style:table-row-properties fo:keep-together="auto"/>
    </style:style>
    <style:style style:name="Table273.A1" style:family="table-cell">
      <style:table-cell-properties style:vertical-align="middle" fo:padding="0cm" fo:border="none"/>
    </style:style>
    <style:style style:name="Table274" style:family="table">
      <style:table-properties style:width="2.328cm" fo:margin-left="0cm" fo:margin-top="0cm" fo:margin-bottom="0cm" table:align="left" style:writing-mode="lr-tb"/>
    </style:style>
    <style:style style:name="Table274.A" style:family="table-column">
      <style:table-column-properties style:column-width="2.328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3.958cm" fo:margin-left="0cm" fo:margin-top="0cm" fo:margin-bottom="0cm" table:align="left" style:writing-mode="lr-tb"/>
    </style:style>
    <style:style style:name="Table275.A" style:family="table-column">
      <style:table-column-properties style:column-width="3.958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3.958cm" fo:margin-left="0cm" fo:margin-top="0cm" fo:margin-bottom="0cm" table:align="left" style:writing-mode="lr-tb"/>
    </style:style>
    <style:style style:name="Table276.A" style:family="table-column">
      <style:table-column-properties style:column-width="3.95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15.921cm" style:rel-width="100%" fo:margin-left="0cm" fo:margin-top="0cm" fo:margin-bottom="0cm" table:align="left" style:writing-mode="lr-tb"/>
    </style:style>
    <style:style style:name="Table277.A" style:family="table-column">
      <style:table-column-properties style:column-width="1.127cm" style:rel-column-width="4639*"/>
    </style:style>
    <style:style style:name="Table277.B" style:family="table-column">
      <style:table-column-properties style:column-width="14.249cm" style:rel-column-width="58654*"/>
    </style:style>
    <style:style style:name="Table277.C" style:family="table-column">
      <style:table-column-properties style:column-width="0.545cm" style:rel-column-width="2242*"/>
    </style:style>
    <style:style style:name="Table277.1" style:family="table-row">
      <style:table-row-properties fo:keep-together="auto"/>
    </style:style>
    <style:style style:name="Table277.A1" style:family="table-cell">
      <style:table-cell-properties fo:background-color="#d8e4f3" fo:padding="0.265cm" fo:border="none">
        <style:background-image/>
      </style:table-cell-properties>
    </style:style>
    <style:style style:name="Table27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7.C1" style:family="table-cell">
      <style:table-cell-properties fo:padding="0cm" fo:border="none"/>
    </style:style>
    <style:style style:name="Table277.A2" style:family="table-cell">
      <style:table-cell-properties style:vertical-align="middle" fo:padding-left="0.529cm" fo:padding-right="0.265cm" fo:padding-top="0.265cm" fo:padding-bottom="0.265cm" fo:border="none"/>
    </style:style>
    <style:style style:name="Table277.3" style:family="table-row">
      <style:table-row-properties style:row-height="0cm" fo:keep-together="auto"/>
    </style:style>
    <style:style style:name="Table277.A3" style:family="table-cell">
      <style:table-cell-properties style:vertical-align="middle" fo:padding-left="0.503cm" fo:padding-right="0.265cm" fo:padding-top="0.132cm" fo:padding-bottom="0.265cm" fo:border="none"/>
    </style:style>
    <style:style style:name="Table277.C4" style:family="table-cell">
      <style:table-cell-properties fo:padding="0cm" fo:border="none"/>
    </style:style>
    <style:style style:name="Table277.A5" style:family="table-cell">
      <style:table-cell-properties style:vertical-align="middle" fo:padding-left="0.529cm" fo:padding-right="0.265cm" fo:padding-top="0.265cm" fo:padding-bottom="0.265cm" fo:border="none"/>
    </style:style>
    <style:style style:name="Table277.A6" style:family="table-cell">
      <style:table-cell-properties style:vertical-align="middle" fo:padding-left="0.503cm" fo:padding-right="0.265cm" fo:padding-top="0.132cm" fo:padding-bottom="0.265cm" fo:border="none"/>
    </style:style>
    <style:style style:name="Table270" style:family="table">
      <style:table-properties style:width="3.958cm" fo:margin-left="0cm" fo:margin-top="0cm" fo:margin-bottom="0cm" table:align="left" style:writing-mode="lr-tb"/>
    </style:style>
    <style:style style:name="Table270.A" style:family="table-column">
      <style:table-column-properties style:column-width="3.958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2.794cm" fo:margin-left="0cm" fo:margin-top="0cm" fo:margin-bottom="0cm" table:align="left" style:writing-mode="lr-tb"/>
    </style:style>
    <style:style style:name="Table271.A" style:family="table-column">
      <style:table-column-properties style:column-width="2.794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72" style:family="table">
      <style:table-properties style:width="2.328cm" fo:margin-left="0cm" fo:margin-top="0cm" fo:margin-bottom="0cm" table:align="left" style:writing-mode="lr-tb"/>
    </style:style>
    <style:style style:name="Table272.A" style:family="table-column">
      <style:table-column-properties style:column-width="2.328cm"/>
    </style:style>
    <style:style style:name="Table272.1" style:family="table-row">
      <style:table-row-properties fo:keep-together="auto"/>
    </style:style>
    <style:style style:name="Table272.A1" style:family="table-cell">
      <style:table-cell-properties style:vertical-align="middle" fo:padding="0cm" fo:border="none"/>
    </style:style>
    <style:style style:name="Table273" style:family="table">
      <style:table-properties style:width="2.794cm" fo:margin-left="0cm" fo:margin-top="0cm" fo:margin-bottom="0cm" table:align="left" style:writing-mode="lr-tb"/>
    </style:style>
    <style:style style:name="Table273.A" style:family="table-column">
      <style:table-column-properties style:column-width="2.794cm"/>
    </style:style>
    <style:style style:name="Table273.1" style:family="table-row">
      <style:table-row-properties fo:keep-together="auto"/>
    </style:style>
    <style:style style:name="Table273.A1" style:family="table-cell">
      <style:table-cell-properties style:vertical-align="middle" fo:padding="0cm" fo:border="none"/>
    </style:style>
    <style:style style:name="Table274" style:family="table">
      <style:table-properties style:width="2.328cm" fo:margin-left="0cm" fo:margin-top="0cm" fo:margin-bottom="0cm" table:align="left" style:writing-mode="lr-tb"/>
    </style:style>
    <style:style style:name="Table274.A" style:family="table-column">
      <style:table-column-properties style:column-width="2.328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3.958cm" fo:margin-left="0cm" fo:margin-top="0cm" fo:margin-bottom="0cm" table:align="left" style:writing-mode="lr-tb"/>
    </style:style>
    <style:style style:name="Table275.A" style:family="table-column">
      <style:table-column-properties style:column-width="3.958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3.958cm" fo:margin-left="0cm" fo:margin-top="0cm" fo:margin-bottom="0cm" table:align="left" style:writing-mode="lr-tb"/>
    </style:style>
    <style:style style:name="Table276.A" style:family="table-column">
      <style:table-column-properties style:column-width="3.95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8" style:family="table">
      <style:table-properties style:width="3.958cm" fo:margin-left="0cm" fo:margin-top="0cm" fo:margin-bottom="0cm" table:align="left" style:writing-mode="lr-tb"/>
    </style:style>
    <style:style style:name="Table278.A" style:family="table-column">
      <style:table-column-properties style:column-width="3.958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3.958cm" fo:margin-left="0cm" fo:margin-top="0cm" fo:margin-bottom="0cm" table:align="left" style:writing-mode="lr-tb"/>
    </style:style>
    <style:style style:name="Table279.A" style:family="table-column">
      <style:table-column-properties style:column-width="3.958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Table280" style:family="table">
      <style:table-properties style:width="3.958cm" fo:margin-left="0cm" fo:margin-top="0cm" fo:margin-bottom="0cm" table:align="left" style:writing-mode="lr-tb"/>
    </style:style>
    <style:style style:name="Table280.A" style:family="table-column">
      <style:table-column-properties style:column-width="3.958cm"/>
    </style:style>
    <style:style style:name="Table280.1" style:family="table-row">
      <style:table-row-properties fo:keep-together="auto"/>
    </style:style>
    <style:style style:name="Table280.A1" style:family="table-cell">
      <style:table-cell-properties style:vertical-align="middle" fo:padding="0cm" fo:border="none"/>
    </style:style>
    <style:style style:name="Table281" style:family="table">
      <style:table-properties style:width="2.328cm" fo:margin-left="0cm" fo:margin-top="0cm" fo:margin-bottom="0cm" table:align="left" style:writing-mode="lr-tb"/>
    </style:style>
    <style:style style:name="Table281.A" style:family="table-column">
      <style:table-column-properties style:column-width="2.328cm"/>
    </style:style>
    <style:style style:name="Table281.1" style:family="table-row">
      <style:table-row-properties fo:keep-together="auto"/>
    </style:style>
    <style:style style:name="Table281.A1" style:family="table-cell">
      <style:table-cell-properties style:vertical-align="middle" fo:padding="0cm" fo:border="none"/>
    </style:style>
    <style:style style:name="Table282" style:family="table">
      <style:table-properties style:width="2.328cm" fo:margin-left="0cm" fo:margin-top="0cm" fo:margin-bottom="0cm" table:align="left" style:writing-mode="lr-tb"/>
    </style:style>
    <style:style style:name="Table282.A" style:family="table-column">
      <style:table-column-properties style:column-width="2.328cm"/>
    </style:style>
    <style:style style:name="Table282.1" style:family="table-row">
      <style:table-row-properties fo:keep-together="auto"/>
    </style:style>
    <style:style style:name="Table282.A1" style:family="table-cell">
      <style:table-cell-properties style:vertical-align="middle" fo:padding="0cm" fo:border="none"/>
    </style:style>
    <style:style style:name="Table283" style:family="table">
      <style:table-properties style:width="15.921cm" style:rel-width="100%" fo:margin-left="0cm" fo:margin-top="0cm" fo:margin-bottom="0cm" table:align="left" style:writing-mode="lr-tb"/>
    </style:style>
    <style:style style:name="Table283.A" style:family="table-column">
      <style:table-column-properties style:column-width="1.127cm" style:rel-column-width="4639*"/>
    </style:style>
    <style:style style:name="Table283.B" style:family="table-column">
      <style:table-column-properties style:column-width="14.249cm" style:rel-column-width="58654*"/>
    </style:style>
    <style:style style:name="Table283.C" style:family="table-column">
      <style:table-column-properties style:column-width="0.545cm" style:rel-column-width="2242*"/>
    </style:style>
    <style:style style:name="Table283.1" style:family="table-row">
      <style:table-row-properties fo:keep-together="auto"/>
    </style:style>
    <style:style style:name="Table283.A1" style:family="table-cell">
      <style:table-cell-properties fo:background-color="#d8e4f3" fo:padding="0.265cm" fo:border="none">
        <style:background-image/>
      </style:table-cell-properties>
    </style:style>
    <style:style style:name="Table28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3.C1" style:family="table-cell">
      <style:table-cell-properties fo:padding="0cm" fo:border="none"/>
    </style:style>
    <style:style style:name="Table283.A2" style:family="table-cell">
      <style:table-cell-properties style:vertical-align="middle" fo:padding-left="0.529cm" fo:padding-right="0.265cm" fo:padding-top="0.265cm" fo:padding-bottom="0.265cm" fo:border="none"/>
    </style:style>
    <style:style style:name="Table283.3" style:family="table-row">
      <style:table-row-properties style:row-height="0cm" fo:keep-together="auto"/>
    </style:style>
    <style:style style:name="Table283.A3" style:family="table-cell">
      <style:table-cell-properties style:vertical-align="middle" fo:padding-left="0.503cm" fo:padding-right="0.265cm" fo:padding-top="0.132cm" fo:padding-bottom="0.265cm" fo:border="none"/>
    </style:style>
    <style:style style:name="Table283.C4" style:family="table-cell">
      <style:table-cell-properties fo:padding="0cm" fo:border="none"/>
    </style:style>
    <style:style style:name="Table283.A5" style:family="table-cell">
      <style:table-cell-properties style:vertical-align="middle" fo:padding-left="0.529cm" fo:padding-right="0.265cm" fo:padding-top="0.265cm" fo:padding-bottom="0.265cm" fo:border="none"/>
    </style:style>
    <style:style style:name="Table283.A6" style:family="table-cell">
      <style:table-cell-properties style:vertical-align="middle" fo:padding-left="0.503cm" fo:padding-right="0.265cm" fo:padding-top="0.132cm" fo:padding-bottom="0.265cm" fo:border="none"/>
    </style:style>
    <style:style style:name="Table278" style:family="table">
      <style:table-properties style:width="3.958cm" fo:margin-left="0cm" fo:margin-top="0cm" fo:margin-bottom="0cm" table:align="left" style:writing-mode="lr-tb"/>
    </style:style>
    <style:style style:name="Table278.A" style:family="table-column">
      <style:table-column-properties style:column-width="3.958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3.958cm" fo:margin-left="0cm" fo:margin-top="0cm" fo:margin-bottom="0cm" table:align="left" style:writing-mode="lr-tb"/>
    </style:style>
    <style:style style:name="Table279.A" style:family="table-column">
      <style:table-column-properties style:column-width="3.958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Table280" style:family="table">
      <style:table-properties style:width="3.958cm" fo:margin-left="0cm" fo:margin-top="0cm" fo:margin-bottom="0cm" table:align="left" style:writing-mode="lr-tb"/>
    </style:style>
    <style:style style:name="Table280.A" style:family="table-column">
      <style:table-column-properties style:column-width="3.958cm"/>
    </style:style>
    <style:style style:name="Table280.1" style:family="table-row">
      <style:table-row-properties fo:keep-together="auto"/>
    </style:style>
    <style:style style:name="Table280.A1" style:family="table-cell">
      <style:table-cell-properties style:vertical-align="middle" fo:padding="0cm" fo:border="none"/>
    </style:style>
    <style:style style:name="Table281" style:family="table">
      <style:table-properties style:width="2.328cm" fo:margin-left="0cm" fo:margin-top="0cm" fo:margin-bottom="0cm" table:align="left" style:writing-mode="lr-tb"/>
    </style:style>
    <style:style style:name="Table281.A" style:family="table-column">
      <style:table-column-properties style:column-width="2.328cm"/>
    </style:style>
    <style:style style:name="Table281.1" style:family="table-row">
      <style:table-row-properties fo:keep-together="auto"/>
    </style:style>
    <style:style style:name="Table281.A1" style:family="table-cell">
      <style:table-cell-properties style:vertical-align="middle" fo:padding="0cm" fo:border="none"/>
    </style:style>
    <style:style style:name="Table282" style:family="table">
      <style:table-properties style:width="2.328cm" fo:margin-left="0cm" fo:margin-top="0cm" fo:margin-bottom="0cm" table:align="left" style:writing-mode="lr-tb"/>
    </style:style>
    <style:style style:name="Table282.A" style:family="table-column">
      <style:table-column-properties style:column-width="2.328cm"/>
    </style:style>
    <style:style style:name="Table282.1" style:family="table-row">
      <style:table-row-properties fo:keep-together="auto"/>
    </style:style>
    <style:style style:name="Table282.A1" style:family="table-cell">
      <style:table-cell-properties style:vertical-align="middle" fo:padding="0cm" fo:border="none"/>
    </style:style>
    <style:style style:name="Table284" style:family="table">
      <style:table-properties style:width="2.328cm" fo:margin-left="0cm" fo:margin-top="0cm" fo:margin-bottom="0cm" table:align="left" style:writing-mode="lr-tb"/>
    </style:style>
    <style:style style:name="Table284.A" style:family="table-column">
      <style:table-column-properties style:column-width="2.328cm"/>
    </style:style>
    <style:style style:name="Table284.1" style:family="table-row">
      <style:table-row-properties fo:keep-together="auto"/>
    </style:style>
    <style:style style:name="Table284.A1" style:family="table-cell">
      <style:table-cell-properties style:vertical-align="middle" fo:padding="0cm" fo:border="none"/>
    </style:style>
    <style:style style:name="Table285" style:family="table">
      <style:table-properties style:width="3.958cm" fo:margin-left="0cm" fo:margin-top="0cm" fo:margin-bottom="0cm" table:align="left" style:writing-mode="lr-tb"/>
    </style:style>
    <style:style style:name="Table285.A" style:family="table-column">
      <style:table-column-properties style:column-width="3.958cm"/>
    </style:style>
    <style:style style:name="Table285.1" style:family="table-row">
      <style:table-row-properties fo:keep-together="auto"/>
    </style:style>
    <style:style style:name="Table285.A1" style:family="table-cell">
      <style:table-cell-properties style:vertical-align="middle" fo:padding="0cm" fo:border="none"/>
    </style:style>
    <style:style style:name="Table286" style:family="table">
      <style:table-properties style:width="2.328cm" fo:margin-left="0cm" fo:margin-top="0cm" fo:margin-bottom="0cm" table:align="left" style:writing-mode="lr-tb"/>
    </style:style>
    <style:style style:name="Table286.A" style:family="table-column">
      <style:table-column-properties style:column-width="2.328cm"/>
    </style:style>
    <style:style style:name="Table286.1" style:family="table-row">
      <style:table-row-properties fo:keep-together="auto"/>
    </style:style>
    <style:style style:name="Table286.A1" style:family="table-cell">
      <style:table-cell-properties style:vertical-align="middle" fo:padding="0cm" fo:border="none"/>
    </style:style>
    <style:style style:name="Table287" style:family="table">
      <style:table-properties style:width="2.794cm" fo:margin-left="0cm" fo:margin-top="0cm" fo:margin-bottom="0cm" table:align="left" style:writing-mode="lr-tb"/>
    </style:style>
    <style:style style:name="Table287.A" style:family="table-column">
      <style:table-column-properties style:column-width="2.794cm"/>
    </style:style>
    <style:style style:name="Table287.1" style:family="table-row">
      <style:table-row-properties fo:keep-together="auto"/>
    </style:style>
    <style:style style:name="Table287.A1" style:family="table-cell">
      <style:table-cell-properties style:vertical-align="middle" fo:padding="0cm" fo:border="none"/>
    </style:style>
    <style:style style:name="Table288" style:family="table">
      <style:table-properties style:width="3.958cm" fo:margin-left="0cm" fo:margin-top="0cm" fo:margin-bottom="0cm" table:align="left" style:writing-mode="lr-tb"/>
    </style:style>
    <style:style style:name="Table288.A" style:family="table-column">
      <style:table-column-properties style:column-width="3.958cm"/>
    </style:style>
    <style:style style:name="Table288.1" style:family="table-row">
      <style:table-row-properties fo:keep-together="auto"/>
    </style:style>
    <style:style style:name="Table288.A1" style:family="table-cell">
      <style:table-cell-properties style:vertical-align="middle" fo:padding="0cm" fo:border="none"/>
    </style:style>
    <style:style style:name="Table289" style:family="table">
      <style:table-properties style:width="2.328cm" fo:margin-left="0cm" fo:margin-top="0cm" fo:margin-bottom="0cm" table:align="left" style:writing-mode="lr-tb"/>
    </style:style>
    <style:style style:name="Table289.A" style:family="table-column">
      <style:table-column-properties style:column-width="2.328cm"/>
    </style:style>
    <style:style style:name="Table289.1" style:family="table-row">
      <style:table-row-properties fo:keep-together="auto"/>
    </style:style>
    <style:style style:name="Table289.A1" style:family="table-cell">
      <style:table-cell-properties style:vertical-align="middle" fo:padding="0cm" fo:border="none"/>
    </style:style>
    <style:style style:name="Table290" style:family="table">
      <style:table-properties style:width="15.921cm" style:rel-width="100%" fo:margin-left="0cm" fo:margin-top="0cm" fo:margin-bottom="0cm" table:align="left" style:writing-mode="lr-tb"/>
    </style:style>
    <style:style style:name="Table290.A" style:family="table-column">
      <style:table-column-properties style:column-width="1.127cm" style:rel-column-width="4639*"/>
    </style:style>
    <style:style style:name="Table290.B" style:family="table-column">
      <style:table-column-properties style:column-width="14.249cm" style:rel-column-width="58654*"/>
    </style:style>
    <style:style style:name="Table290.C" style:family="table-column">
      <style:table-column-properties style:column-width="0.545cm" style:rel-column-width="2242*"/>
    </style:style>
    <style:style style:name="Table290.1" style:family="table-row">
      <style:table-row-properties fo:keep-together="auto"/>
    </style:style>
    <style:style style:name="Table290.A1" style:family="table-cell">
      <style:table-cell-properties fo:background-color="#d8e4f3" fo:padding="0.265cm" fo:border="none">
        <style:background-image/>
      </style:table-cell-properties>
    </style:style>
    <style:style style:name="Table29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90.C1" style:family="table-cell">
      <style:table-cell-properties fo:padding="0cm" fo:border="none"/>
    </style:style>
    <style:style style:name="Table290.A2" style:family="table-cell">
      <style:table-cell-properties style:vertical-align="middle" fo:padding-left="0.529cm" fo:padding-right="0.265cm" fo:padding-top="0.265cm" fo:padding-bottom="0.265cm" fo:border="none"/>
    </style:style>
    <style:style style:name="Table290.3" style:family="table-row">
      <style:table-row-properties style:row-height="0cm" fo:keep-together="auto"/>
    </style:style>
    <style:style style:name="Table290.A3" style:family="table-cell">
      <style:table-cell-properties style:vertical-align="middle" fo:padding-left="0.503cm" fo:padding-right="0.265cm" fo:padding-top="0.132cm" fo:padding-bottom="0.265cm" fo:border="none"/>
    </style:style>
    <style:style style:name="Table290.C4" style:family="table-cell">
      <style:table-cell-properties fo:padding="0cm" fo:border="none"/>
    </style:style>
    <style:style style:name="Table290.A5" style:family="table-cell">
      <style:table-cell-properties style:vertical-align="middle" fo:padding-left="0.529cm" fo:padding-right="0.265cm" fo:padding-top="0.265cm" fo:padding-bottom="0.265cm" fo:border="none"/>
    </style:style>
    <style:style style:name="Table290.A6" style:family="table-cell">
      <style:table-cell-properties style:vertical-align="middle" fo:padding-left="0.503cm" fo:padding-right="0.265cm" fo:padding-top="0.132cm" fo:padding-bottom="0.265cm" fo:border="none"/>
    </style:style>
    <style:style style:name="Table284" style:family="table">
      <style:table-properties style:width="2.328cm" fo:margin-left="0cm" fo:margin-top="0cm" fo:margin-bottom="0cm" table:align="left" style:writing-mode="lr-tb"/>
    </style:style>
    <style:style style:name="Table284.A" style:family="table-column">
      <style:table-column-properties style:column-width="2.328cm"/>
    </style:style>
    <style:style style:name="Table284.1" style:family="table-row">
      <style:table-row-properties fo:keep-together="auto"/>
    </style:style>
    <style:style style:name="Table284.A1" style:family="table-cell">
      <style:table-cell-properties style:vertical-align="middle" fo:padding="0cm" fo:border="none"/>
    </style:style>
    <style:style style:name="Table285" style:family="table">
      <style:table-properties style:width="3.958cm" fo:margin-left="0cm" fo:margin-top="0cm" fo:margin-bottom="0cm" table:align="left" style:writing-mode="lr-tb"/>
    </style:style>
    <style:style style:name="Table285.A" style:family="table-column">
      <style:table-column-properties style:column-width="3.958cm"/>
    </style:style>
    <style:style style:name="Table285.1" style:family="table-row">
      <style:table-row-properties fo:keep-together="auto"/>
    </style:style>
    <style:style style:name="Table285.A1" style:family="table-cell">
      <style:table-cell-properties style:vertical-align="middle" fo:padding="0cm" fo:border="none"/>
    </style:style>
    <style:style style:name="Table286" style:family="table">
      <style:table-properties style:width="2.328cm" fo:margin-left="0cm" fo:margin-top="0cm" fo:margin-bottom="0cm" table:align="left" style:writing-mode="lr-tb"/>
    </style:style>
    <style:style style:name="Table286.A" style:family="table-column">
      <style:table-column-properties style:column-width="2.328cm"/>
    </style:style>
    <style:style style:name="Table286.1" style:family="table-row">
      <style:table-row-properties fo:keep-together="auto"/>
    </style:style>
    <style:style style:name="Table286.A1" style:family="table-cell">
      <style:table-cell-properties style:vertical-align="middle" fo:padding="0cm" fo:border="none"/>
    </style:style>
    <style:style style:name="Table287" style:family="table">
      <style:table-properties style:width="2.794cm" fo:margin-left="0cm" fo:margin-top="0cm" fo:margin-bottom="0cm" table:align="left" style:writing-mode="lr-tb"/>
    </style:style>
    <style:style style:name="Table287.A" style:family="table-column">
      <style:table-column-properties style:column-width="2.794cm"/>
    </style:style>
    <style:style style:name="Table287.1" style:family="table-row">
      <style:table-row-properties fo:keep-together="auto"/>
    </style:style>
    <style:style style:name="Table287.A1" style:family="table-cell">
      <style:table-cell-properties style:vertical-align="middle" fo:padding="0cm" fo:border="none"/>
    </style:style>
    <style:style style:name="Table288" style:family="table">
      <style:table-properties style:width="3.958cm" fo:margin-left="0cm" fo:margin-top="0cm" fo:margin-bottom="0cm" table:align="left" style:writing-mode="lr-tb"/>
    </style:style>
    <style:style style:name="Table288.A" style:family="table-column">
      <style:table-column-properties style:column-width="3.958cm"/>
    </style:style>
    <style:style style:name="Table288.1" style:family="table-row">
      <style:table-row-properties fo:keep-together="auto"/>
    </style:style>
    <style:style style:name="Table288.A1" style:family="table-cell">
      <style:table-cell-properties style:vertical-align="middle" fo:padding="0cm" fo:border="none"/>
    </style:style>
    <style:style style:name="Table289" style:family="table">
      <style:table-properties style:width="2.328cm" fo:margin-left="0cm" fo:margin-top="0cm" fo:margin-bottom="0cm" table:align="left" style:writing-mode="lr-tb"/>
    </style:style>
    <style:style style:name="Table289.A" style:family="table-column">
      <style:table-column-properties style:column-width="2.328cm"/>
    </style:style>
    <style:style style:name="Table289.1" style:family="table-row">
      <style:table-row-properties fo:keep-together="auto"/>
    </style:style>
    <style:style style:name="Table289.A1" style:family="table-cell">
      <style:table-cell-properties style:vertical-align="middle" fo:padding="0cm" fo:border="none"/>
    </style:style>
    <style:style style:name="Table291" style:family="table">
      <style:table-properties style:width="2.561cm" fo:margin-left="0cm" fo:margin-top="0cm" fo:margin-bottom="0cm" table:align="left" style:writing-mode="lr-tb"/>
    </style:style>
    <style:style style:name="Table291.A" style:family="table-column">
      <style:table-column-properties style:column-width="2.561cm"/>
    </style:style>
    <style:style style:name="Table291.1" style:family="table-row">
      <style:table-row-properties fo:keep-together="auto"/>
    </style:style>
    <style:style style:name="Table291.A1" style:family="table-cell">
      <style:table-cell-properties style:vertical-align="middle" fo:padding="0cm" fo:border="none"/>
    </style:style>
    <style:style style:name="Table292" style:family="table">
      <style:table-properties style:width="2.561cm" fo:margin-left="0cm" fo:margin-top="0cm" fo:margin-bottom="0cm" table:align="left" style:writing-mode="lr-tb"/>
    </style:style>
    <style:style style:name="Table292.A" style:family="table-column">
      <style:table-column-properties style:column-width="2.561cm"/>
    </style:style>
    <style:style style:name="Table292.1" style:family="table-row">
      <style:table-row-properties fo:keep-together="auto"/>
    </style:style>
    <style:style style:name="Table292.A1" style:family="table-cell">
      <style:table-cell-properties style:vertical-align="middle" fo:padding="0cm" fo:border="none"/>
    </style:style>
    <style:style style:name="Table293" style:family="table">
      <style:table-properties style:width="2.561cm" fo:margin-left="0cm" fo:margin-top="0cm" fo:margin-bottom="0cm" table:align="left" style:writing-mode="lr-tb"/>
    </style:style>
    <style:style style:name="Table293.A" style:family="table-column">
      <style:table-column-properties style:column-width="2.561cm"/>
    </style:style>
    <style:style style:name="Table293.1" style:family="table-row">
      <style:table-row-properties fo:keep-together="auto"/>
    </style:style>
    <style:style style:name="Table293.A1" style:family="table-cell">
      <style:table-cell-properties style:vertical-align="middle" fo:padding="0cm" fo:border="none"/>
    </style:style>
    <style:style style:name="Table294" style:family="table">
      <style:table-properties style:width="2.328cm" fo:margin-left="0cm" fo:margin-top="0cm" fo:margin-bottom="0cm" table:align="left" style:writing-mode="lr-tb"/>
    </style:style>
    <style:style style:name="Table294.A" style:family="table-column">
      <style:table-column-properties style:column-width="2.328cm"/>
    </style:style>
    <style:style style:name="Table294.1" style:family="table-row">
      <style:table-row-properties fo:keep-together="auto"/>
    </style:style>
    <style:style style:name="Table294.A1" style:family="table-cell">
      <style:table-cell-properties style:vertical-align="middle" fo:padding="0cm" fo:border="none"/>
    </style:style>
    <style:style style:name="Table295" style:family="table">
      <style:table-properties style:width="2.328cm" fo:margin-left="0cm" fo:margin-top="0cm" fo:margin-bottom="0cm" table:align="left" style:writing-mode="lr-tb"/>
    </style:style>
    <style:style style:name="Table295.A" style:family="table-column">
      <style:table-column-properties style:column-width="2.328cm"/>
    </style:style>
    <style:style style:name="Table295.1" style:family="table-row">
      <style:table-row-properties fo:keep-together="auto"/>
    </style:style>
    <style:style style:name="Table295.A1" style:family="table-cell">
      <style:table-cell-properties style:vertical-align="middle" fo:padding="0cm" fo:border="none"/>
    </style:style>
    <style:style style:name="Table296" style:family="table">
      <style:table-properties style:width="2.328cm" fo:margin-left="0cm" fo:margin-top="0cm" fo:margin-bottom="0cm" table:align="left" style:writing-mode="lr-tb"/>
    </style:style>
    <style:style style:name="Table296.A" style:family="table-column">
      <style:table-column-properties style:column-width="2.328cm"/>
    </style:style>
    <style:style style:name="Table296.1" style:family="table-row">
      <style:table-row-properties fo:keep-together="auto"/>
    </style:style>
    <style:style style:name="Table296.A1" style:family="table-cell">
      <style:table-cell-properties style:vertical-align="middle" fo:padding="0cm" fo:border="none"/>
    </style:style>
    <style:style style:name="Table297" style:family="table">
      <style:table-properties style:width="15.921cm" style:rel-width="100%" fo:margin-left="0cm" fo:margin-top="0cm" fo:margin-bottom="0cm" table:align="left" style:writing-mode="lr-tb"/>
    </style:style>
    <style:style style:name="Table297.A" style:family="table-column">
      <style:table-column-properties style:column-width="1.125cm" style:rel-column-width="4633*"/>
    </style:style>
    <style:style style:name="Table297.B" style:family="table-column">
      <style:table-column-properties style:column-width="14.261cm" style:rel-column-width="58706*"/>
    </style:style>
    <style:style style:name="Table297.C" style:family="table-column">
      <style:table-column-properties style:column-width="0.533cm" style:rel-column-width="2196*"/>
    </style:style>
    <style:style style:name="Table297.1" style:family="table-row">
      <style:table-row-properties fo:keep-together="auto"/>
    </style:style>
    <style:style style:name="Table297.A1" style:family="table-cell">
      <style:table-cell-properties fo:background-color="#d8e4f3" fo:padding="0.265cm" fo:border="none">
        <style:background-image/>
      </style:table-cell-properties>
    </style:style>
    <style:style style:name="Table29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97.C1" style:family="table-cell">
      <style:table-cell-properties fo:padding="0cm" fo:border="none"/>
    </style:style>
    <style:style style:name="Table297.A2" style:family="table-cell">
      <style:table-cell-properties style:vertical-align="middle" fo:padding-left="0.529cm" fo:padding-right="0.265cm" fo:padding-top="0.265cm" fo:padding-bottom="0.265cm" fo:border="none"/>
    </style:style>
    <style:style style:name="Table297.3" style:family="table-row">
      <style:table-row-properties style:row-height="0cm" fo:keep-together="auto"/>
    </style:style>
    <style:style style:name="Table297.A3" style:family="table-cell">
      <style:table-cell-properties style:vertical-align="middle" fo:padding-left="0.503cm" fo:padding-right="0.265cm" fo:padding-top="0.132cm" fo:padding-bottom="0.265cm" fo:border="none"/>
    </style:style>
    <style:style style:name="Table297.C4" style:family="table-cell">
      <style:table-cell-properties fo:padding="0cm" fo:border="none"/>
    </style:style>
    <style:style style:name="Table297.A5" style:family="table-cell">
      <style:table-cell-properties style:vertical-align="middle" fo:padding-left="0.529cm" fo:padding-right="0.265cm" fo:padding-top="0.265cm" fo:padding-bottom="0.265cm" fo:border="none"/>
    </style:style>
    <style:style style:name="Table297.A6" style:family="table-cell">
      <style:table-cell-properties style:vertical-align="middle" fo:padding-left="0.503cm" fo:padding-right="0.265cm" fo:padding-top="0.132cm" fo:padding-bottom="0.265cm" fo:border="none"/>
    </style:style>
    <style:style style:name="Table291" style:family="table">
      <style:table-properties style:width="2.561cm" fo:margin-left="0cm" fo:margin-top="0cm" fo:margin-bottom="0cm" table:align="left" style:writing-mode="lr-tb"/>
    </style:style>
    <style:style style:name="Table291.A" style:family="table-column">
      <style:table-column-properties style:column-width="2.561cm"/>
    </style:style>
    <style:style style:name="Table291.1" style:family="table-row">
      <style:table-row-properties fo:keep-together="auto"/>
    </style:style>
    <style:style style:name="Table291.A1" style:family="table-cell">
      <style:table-cell-properties style:vertical-align="middle" fo:padding="0cm" fo:border="none"/>
    </style:style>
    <style:style style:name="Table292" style:family="table">
      <style:table-properties style:width="2.561cm" fo:margin-left="0cm" fo:margin-top="0cm" fo:margin-bottom="0cm" table:align="left" style:writing-mode="lr-tb"/>
    </style:style>
    <style:style style:name="Table292.A" style:family="table-column">
      <style:table-column-properties style:column-width="2.561cm"/>
    </style:style>
    <style:style style:name="Table292.1" style:family="table-row">
      <style:table-row-properties fo:keep-together="auto"/>
    </style:style>
    <style:style style:name="Table292.A1" style:family="table-cell">
      <style:table-cell-properties style:vertical-align="middle" fo:padding="0cm" fo:border="none"/>
    </style:style>
    <style:style style:name="Table293" style:family="table">
      <style:table-properties style:width="2.561cm" fo:margin-left="0cm" fo:margin-top="0cm" fo:margin-bottom="0cm" table:align="left" style:writing-mode="lr-tb"/>
    </style:style>
    <style:style style:name="Table293.A" style:family="table-column">
      <style:table-column-properties style:column-width="2.561cm"/>
    </style:style>
    <style:style style:name="Table293.1" style:family="table-row">
      <style:table-row-properties fo:keep-together="auto"/>
    </style:style>
    <style:style style:name="Table293.A1" style:family="table-cell">
      <style:table-cell-properties style:vertical-align="middle" fo:padding="0cm" fo:border="none"/>
    </style:style>
    <style:style style:name="Table294" style:family="table">
      <style:table-properties style:width="2.328cm" fo:margin-left="0cm" fo:margin-top="0cm" fo:margin-bottom="0cm" table:align="left" style:writing-mode="lr-tb"/>
    </style:style>
    <style:style style:name="Table294.A" style:family="table-column">
      <style:table-column-properties style:column-width="2.328cm"/>
    </style:style>
    <style:style style:name="Table294.1" style:family="table-row">
      <style:table-row-properties fo:keep-together="auto"/>
    </style:style>
    <style:style style:name="Table294.A1" style:family="table-cell">
      <style:table-cell-properties style:vertical-align="middle" fo:padding="0cm" fo:border="none"/>
    </style:style>
    <style:style style:name="Table295" style:family="table">
      <style:table-properties style:width="2.328cm" fo:margin-left="0cm" fo:margin-top="0cm" fo:margin-bottom="0cm" table:align="left" style:writing-mode="lr-tb"/>
    </style:style>
    <style:style style:name="Table295.A" style:family="table-column">
      <style:table-column-properties style:column-width="2.328cm"/>
    </style:style>
    <style:style style:name="Table295.1" style:family="table-row">
      <style:table-row-properties fo:keep-together="auto"/>
    </style:style>
    <style:style style:name="Table295.A1" style:family="table-cell">
      <style:table-cell-properties style:vertical-align="middle" fo:padding="0cm" fo:border="none"/>
    </style:style>
    <style:style style:name="Table296" style:family="table">
      <style:table-properties style:width="2.328cm" fo:margin-left="0cm" fo:margin-top="0cm" fo:margin-bottom="0cm" table:align="left" style:writing-mode="lr-tb"/>
    </style:style>
    <style:style style:name="Table296.A" style:family="table-column">
      <style:table-column-properties style:column-width="2.328cm"/>
    </style:style>
    <style:style style:name="Table296.1" style:family="table-row">
      <style:table-row-properties fo:keep-together="auto"/>
    </style:style>
    <style:style style:name="Table296.A1" style:family="table-cell">
      <style:table-cell-properties style:vertical-align="middle" fo:padding="0cm" fo:border="none"/>
    </style:style>
    <style:style style:name="Table298" style:family="table">
      <style:table-properties style:width="2.328cm" fo:margin-left="0cm" fo:margin-top="0cm" fo:margin-bottom="0cm" table:align="left" style:writing-mode="lr-tb"/>
    </style:style>
    <style:style style:name="Table298.A" style:family="table-column">
      <style:table-column-properties style:column-width="2.328cm"/>
    </style:style>
    <style:style style:name="Table298.1" style:family="table-row">
      <style:table-row-properties fo:keep-together="auto"/>
    </style:style>
    <style:style style:name="Table298.A1" style:family="table-cell">
      <style:table-cell-properties style:vertical-align="middle" fo:padding="0cm" fo:border="none"/>
    </style:style>
    <style:style style:name="Table299" style:family="table">
      <style:table-properties style:width="2.328cm" fo:margin-left="0cm" fo:margin-top="0cm" fo:margin-bottom="0cm" table:align="left" style:writing-mode="lr-tb"/>
    </style:style>
    <style:style style:name="Table299.A" style:family="table-column">
      <style:table-column-properties style:column-width="2.328cm"/>
    </style:style>
    <style:style style:name="Table299.1" style:family="table-row">
      <style:table-row-properties fo:keep-together="auto"/>
    </style:style>
    <style:style style:name="Table299.A1" style:family="table-cell">
      <style:table-cell-properties style:vertical-align="middle" fo:padding="0cm" fo:border="none"/>
    </style:style>
    <style:style style:name="Table300" style:family="table">
      <style:table-properties style:width="4.424cm" fo:margin-left="0cm" fo:margin-top="0cm" fo:margin-bottom="0cm" table:align="left" style:writing-mode="lr-tb"/>
    </style:style>
    <style:style style:name="Table300.A" style:family="table-column">
      <style:table-column-properties style:column-width="4.424cm"/>
    </style:style>
    <style:style style:name="Table300.1" style:family="table-row">
      <style:table-row-properties fo:keep-together="auto"/>
    </style:style>
    <style:style style:name="Table300.A1" style:family="table-cell">
      <style:table-cell-properties style:vertical-align="middle" fo:padding="0cm" fo:border="none"/>
    </style:style>
    <style:style style:name="Table301" style:family="table">
      <style:table-properties style:width="2.328cm" fo:margin-left="0cm" fo:margin-top="0cm" fo:margin-bottom="0cm" table:align="left" style:writing-mode="lr-tb"/>
    </style:style>
    <style:style style:name="Table301.A" style:family="table-column">
      <style:table-column-properties style:column-width="2.328cm"/>
    </style:style>
    <style:style style:name="Table301.1" style:family="table-row">
      <style:table-row-properties fo:keep-together="auto"/>
    </style:style>
    <style:style style:name="Table301.A1" style:family="table-cell">
      <style:table-cell-properties style:vertical-align="middle" fo:padding="0cm" fo:border="none"/>
    </style:style>
    <style:style style:name="Table302" style:family="table">
      <style:table-properties style:width="2.328cm" fo:margin-left="0cm" fo:margin-top="0cm" fo:margin-bottom="0cm" table:align="left" style:writing-mode="lr-tb"/>
    </style:style>
    <style:style style:name="Table302.A" style:family="table-column">
      <style:table-column-properties style:column-width="2.328cm"/>
    </style:style>
    <style:style style:name="Table302.1" style:family="table-row">
      <style:table-row-properties fo:keep-together="auto"/>
    </style:style>
    <style:style style:name="Table302.A1" style:family="table-cell">
      <style:table-cell-properties style:vertical-align="middle" fo:padding="0cm" fo:border="none"/>
    </style:style>
    <style:style style:name="Table303" style:family="table">
      <style:table-properties style:width="2.328cm" fo:margin-left="0cm" fo:margin-top="0cm" fo:margin-bottom="0cm" table:align="left" style:writing-mode="lr-tb"/>
    </style:style>
    <style:style style:name="Table303.A" style:family="table-column">
      <style:table-column-properties style:column-width="2.328cm"/>
    </style:style>
    <style:style style:name="Table303.1" style:family="table-row">
      <style:table-row-properties fo:keep-together="auto"/>
    </style:style>
    <style:style style:name="Table303.A1" style:family="table-cell">
      <style:table-cell-properties style:vertical-align="middle" fo:padding="0cm" fo:border="none"/>
    </style:style>
    <style:style style:name="Table304" style:family="table">
      <style:table-properties style:width="15.921cm" style:rel-width="100%" fo:margin-left="0cm" fo:margin-top="0cm" fo:margin-bottom="0cm" table:align="left" style:writing-mode="lr-tb"/>
    </style:style>
    <style:style style:name="Table304.A" style:family="table-column">
      <style:table-column-properties style:column-width="1.125cm" style:rel-column-width="4633*"/>
    </style:style>
    <style:style style:name="Table304.B" style:family="table-column">
      <style:table-column-properties style:column-width="14.261cm" style:rel-column-width="58706*"/>
    </style:style>
    <style:style style:name="Table304.C" style:family="table-column">
      <style:table-column-properties style:column-width="0.533cm" style:rel-column-width="2196*"/>
    </style:style>
    <style:style style:name="Table304.1" style:family="table-row">
      <style:table-row-properties fo:keep-together="auto"/>
    </style:style>
    <style:style style:name="Table304.A1" style:family="table-cell">
      <style:table-cell-properties fo:background-color="#d8e4f3" fo:padding="0.265cm" fo:border="none">
        <style:background-image/>
      </style:table-cell-properties>
    </style:style>
    <style:style style:name="Table30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04.C1" style:family="table-cell">
      <style:table-cell-properties fo:padding="0cm" fo:border="none"/>
    </style:style>
    <style:style style:name="Table304.A2" style:family="table-cell">
      <style:table-cell-properties style:vertical-align="middle" fo:padding-left="0.529cm" fo:padding-right="0.265cm" fo:padding-top="0.265cm" fo:padding-bottom="0.265cm" fo:border="none"/>
    </style:style>
    <style:style style:name="Table304.3" style:family="table-row">
      <style:table-row-properties style:row-height="0cm" fo:keep-together="auto"/>
    </style:style>
    <style:style style:name="Table304.A3" style:family="table-cell">
      <style:table-cell-properties style:vertical-align="middle" fo:padding-left="0.503cm" fo:padding-right="0.265cm" fo:padding-top="0.132cm" fo:padding-bottom="0.265cm" fo:border="none"/>
    </style:style>
    <style:style style:name="Table304.C4" style:family="table-cell">
      <style:table-cell-properties fo:padding="0cm" fo:border="none"/>
    </style:style>
    <style:style style:name="Table304.A5" style:family="table-cell">
      <style:table-cell-properties style:vertical-align="middle" fo:padding-left="0.529cm" fo:padding-right="0.265cm" fo:padding-top="0.265cm" fo:padding-bottom="0.265cm" fo:border="none"/>
    </style:style>
    <style:style style:name="Table304.A6" style:family="table-cell">
      <style:table-cell-properties style:vertical-align="middle" fo:padding-left="0.503cm" fo:padding-right="0.265cm" fo:padding-top="0.132cm" fo:padding-bottom="0.265cm" fo:border="none"/>
    </style:style>
    <style:style style:name="Table298" style:family="table">
      <style:table-properties style:width="2.328cm" fo:margin-left="0cm" fo:margin-top="0cm" fo:margin-bottom="0cm" table:align="left" style:writing-mode="lr-tb"/>
    </style:style>
    <style:style style:name="Table298.A" style:family="table-column">
      <style:table-column-properties style:column-width="2.328cm"/>
    </style:style>
    <style:style style:name="Table298.1" style:family="table-row">
      <style:table-row-properties fo:keep-together="auto"/>
    </style:style>
    <style:style style:name="Table298.A1" style:family="table-cell">
      <style:table-cell-properties style:vertical-align="middle" fo:padding="0cm" fo:border="none"/>
    </style:style>
    <style:style style:name="Table299" style:family="table">
      <style:table-properties style:width="2.328cm" fo:margin-left="0cm" fo:margin-top="0cm" fo:margin-bottom="0cm" table:align="left" style:writing-mode="lr-tb"/>
    </style:style>
    <style:style style:name="Table299.A" style:family="table-column">
      <style:table-column-properties style:column-width="2.328cm"/>
    </style:style>
    <style:style style:name="Table299.1" style:family="table-row">
      <style:table-row-properties fo:keep-together="auto"/>
    </style:style>
    <style:style style:name="Table299.A1" style:family="table-cell">
      <style:table-cell-properties style:vertical-align="middle" fo:padding="0cm" fo:border="none"/>
    </style:style>
    <style:style style:name="Table300" style:family="table">
      <style:table-properties style:width="4.424cm" fo:margin-left="0cm" fo:margin-top="0cm" fo:margin-bottom="0cm" table:align="left" style:writing-mode="lr-tb"/>
    </style:style>
    <style:style style:name="Table300.A" style:family="table-column">
      <style:table-column-properties style:column-width="4.424cm"/>
    </style:style>
    <style:style style:name="Table300.1" style:family="table-row">
      <style:table-row-properties fo:keep-together="auto"/>
    </style:style>
    <style:style style:name="Table300.A1" style:family="table-cell">
      <style:table-cell-properties style:vertical-align="middle" fo:padding="0cm" fo:border="none"/>
    </style:style>
    <style:style style:name="Table301" style:family="table">
      <style:table-properties style:width="2.328cm" fo:margin-left="0cm" fo:margin-top="0cm" fo:margin-bottom="0cm" table:align="left" style:writing-mode="lr-tb"/>
    </style:style>
    <style:style style:name="Table301.A" style:family="table-column">
      <style:table-column-properties style:column-width="2.328cm"/>
    </style:style>
    <style:style style:name="Table301.1" style:family="table-row">
      <style:table-row-properties fo:keep-together="auto"/>
    </style:style>
    <style:style style:name="Table301.A1" style:family="table-cell">
      <style:table-cell-properties style:vertical-align="middle" fo:padding="0cm" fo:border="none"/>
    </style:style>
    <style:style style:name="Table302" style:family="table">
      <style:table-properties style:width="2.328cm" fo:margin-left="0cm" fo:margin-top="0cm" fo:margin-bottom="0cm" table:align="left" style:writing-mode="lr-tb"/>
    </style:style>
    <style:style style:name="Table302.A" style:family="table-column">
      <style:table-column-properties style:column-width="2.328cm"/>
    </style:style>
    <style:style style:name="Table302.1" style:family="table-row">
      <style:table-row-properties fo:keep-together="auto"/>
    </style:style>
    <style:style style:name="Table302.A1" style:family="table-cell">
      <style:table-cell-properties style:vertical-align="middle" fo:padding="0cm" fo:border="none"/>
    </style:style>
    <style:style style:name="Table303" style:family="table">
      <style:table-properties style:width="2.328cm" fo:margin-left="0cm" fo:margin-top="0cm" fo:margin-bottom="0cm" table:align="left" style:writing-mode="lr-tb"/>
    </style:style>
    <style:style style:name="Table303.A" style:family="table-column">
      <style:table-column-properties style:column-width="2.328cm"/>
    </style:style>
    <style:style style:name="Table303.1" style:family="table-row">
      <style:table-row-properties fo:keep-together="auto"/>
    </style:style>
    <style:style style:name="Table303.A1" style:family="table-cell">
      <style:table-cell-properties style:vertical-align="middle" fo:padding="0cm" fo:border="none"/>
    </style:style>
    <style:style style:name="Table305" style:family="table">
      <style:table-properties style:width="2.561cm" fo:margin-left="0cm" fo:margin-top="0cm" fo:margin-bottom="0cm" table:align="left" style:writing-mode="lr-tb"/>
    </style:style>
    <style:style style:name="Table305.A" style:family="table-column">
      <style:table-column-properties style:column-width="2.561cm"/>
    </style:style>
    <style:style style:name="Table305.1" style:family="table-row">
      <style:table-row-properties fo:keep-together="auto"/>
    </style:style>
    <style:style style:name="Table305.A1" style:family="table-cell">
      <style:table-cell-properties style:vertical-align="middle" fo:padding="0cm" fo:border="none"/>
    </style:style>
    <style:style style:name="Table306" style:family="table">
      <style:table-properties style:width="2.561cm" fo:margin-left="0cm" fo:margin-top="0cm" fo:margin-bottom="0cm" table:align="left" style:writing-mode="lr-tb"/>
    </style:style>
    <style:style style:name="Table306.A" style:family="table-column">
      <style:table-column-properties style:column-width="2.561cm"/>
    </style:style>
    <style:style style:name="Table306.1" style:family="table-row">
      <style:table-row-properties fo:keep-together="auto"/>
    </style:style>
    <style:style style:name="Table306.A1" style:family="table-cell">
      <style:table-cell-properties style:vertical-align="middle" fo:padding="0cm" fo:border="none"/>
    </style:style>
    <style:style style:name="Table307" style:family="table">
      <style:table-properties style:width="2.561cm" fo:margin-left="0cm" fo:margin-top="0cm" fo:margin-bottom="0cm" table:align="left" style:writing-mode="lr-tb"/>
    </style:style>
    <style:style style:name="Table307.A" style:family="table-column">
      <style:table-column-properties style:column-width="2.561cm"/>
    </style:style>
    <style:style style:name="Table307.1" style:family="table-row">
      <style:table-row-properties fo:keep-together="auto"/>
    </style:style>
    <style:style style:name="Table307.A1" style:family="table-cell">
      <style:table-cell-properties style:vertical-align="middle" fo:padding="0cm" fo:border="none"/>
    </style:style>
    <style:style style:name="Table308" style:family="table">
      <style:table-properties style:width="2.328cm" fo:margin-left="0cm" fo:margin-top="0cm" fo:margin-bottom="0cm" table:align="left" style:writing-mode="lr-tb"/>
    </style:style>
    <style:style style:name="Table308.A" style:family="table-column">
      <style:table-column-properties style:column-width="2.328cm"/>
    </style:style>
    <style:style style:name="Table308.1" style:family="table-row">
      <style:table-row-properties fo:keep-together="auto"/>
    </style:style>
    <style:style style:name="Table308.A1" style:family="table-cell">
      <style:table-cell-properties style:vertical-align="middle" fo:padding="0cm" fo:border="none"/>
    </style:style>
    <style:style style:name="Table309" style:family="table">
      <style:table-properties style:width="2.328cm" fo:margin-left="0cm" fo:margin-top="0cm" fo:margin-bottom="0cm" table:align="left" style:writing-mode="lr-tb"/>
    </style:style>
    <style:style style:name="Table309.A" style:family="table-column">
      <style:table-column-properties style:column-width="2.328cm"/>
    </style:style>
    <style:style style:name="Table309.1" style:family="table-row">
      <style:table-row-properties fo:keep-together="auto"/>
    </style:style>
    <style:style style:name="Table309.A1" style:family="table-cell">
      <style:table-cell-properties style:vertical-align="middle" fo:padding="0cm" fo:border="none"/>
    </style:style>
    <style:style style:name="Table310" style:family="table">
      <style:table-properties style:width="4.424cm" fo:margin-left="0cm" fo:margin-top="0cm" fo:margin-bottom="0cm" table:align="left" style:writing-mode="lr-tb"/>
    </style:style>
    <style:style style:name="Table310.A" style:family="table-column">
      <style:table-column-properties style:column-width="4.424cm"/>
    </style:style>
    <style:style style:name="Table310.1" style:family="table-row">
      <style:table-row-properties fo:keep-together="auto"/>
    </style:style>
    <style:style style:name="Table310.A1" style:family="table-cell">
      <style:table-cell-properties style:vertical-align="middle" fo:padding="0cm" fo:border="none"/>
    </style:style>
    <style:style style:name="Table311" style:family="table">
      <style:table-properties style:width="15.921cm" style:rel-width="100%" fo:margin-left="0cm" fo:margin-top="0cm" fo:margin-bottom="0cm" table:align="left" style:writing-mode="lr-tb"/>
    </style:style>
    <style:style style:name="Table311.A" style:family="table-column">
      <style:table-column-properties style:column-width="1.125cm" style:rel-column-width="4633*"/>
    </style:style>
    <style:style style:name="Table311.B" style:family="table-column">
      <style:table-column-properties style:column-width="14.261cm" style:rel-column-width="58706*"/>
    </style:style>
    <style:style style:name="Table311.C" style:family="table-column">
      <style:table-column-properties style:column-width="0.533cm" style:rel-column-width="2196*"/>
    </style:style>
    <style:style style:name="Table311.1" style:family="table-row">
      <style:table-row-properties fo:keep-together="auto"/>
    </style:style>
    <style:style style:name="Table311.A1" style:family="table-cell">
      <style:table-cell-properties fo:background-color="#d8e4f3" fo:padding="0.265cm" fo:border="none">
        <style:background-image/>
      </style:table-cell-properties>
    </style:style>
    <style:style style:name="Table3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11.C1" style:family="table-cell">
      <style:table-cell-properties fo:padding="0cm" fo:border="none"/>
    </style:style>
    <style:style style:name="Table311.A2" style:family="table-cell">
      <style:table-cell-properties style:vertical-align="middle" fo:padding-left="0.529cm" fo:padding-right="0.265cm" fo:padding-top="0.265cm" fo:padding-bottom="0.265cm" fo:border="none"/>
    </style:style>
    <style:style style:name="Table311.3" style:family="table-row">
      <style:table-row-properties style:row-height="0cm" fo:keep-together="auto"/>
    </style:style>
    <style:style style:name="Table311.A3" style:family="table-cell">
      <style:table-cell-properties style:vertical-align="middle" fo:padding-left="0.503cm" fo:padding-right="0.265cm" fo:padding-top="0.132cm" fo:padding-bottom="0.265cm" fo:border="none"/>
    </style:style>
    <style:style style:name="Table311.C4" style:family="table-cell">
      <style:table-cell-properties fo:padding="0cm" fo:border="none"/>
    </style:style>
    <style:style style:name="Table311.A5" style:family="table-cell">
      <style:table-cell-properties style:vertical-align="middle" fo:padding-left="0.529cm" fo:padding-right="0.265cm" fo:padding-top="0.265cm" fo:padding-bottom="0.265cm" fo:border="none"/>
    </style:style>
    <style:style style:name="Table311.A6" style:family="table-cell">
      <style:table-cell-properties style:vertical-align="middle" fo:padding-left="0.503cm" fo:padding-right="0.265cm" fo:padding-top="0.132cm" fo:padding-bottom="0.265cm" fo:border="none"/>
    </style:style>
    <style:style style:name="Table305" style:family="table">
      <style:table-properties style:width="2.561cm" fo:margin-left="0cm" fo:margin-top="0cm" fo:margin-bottom="0cm" table:align="left" style:writing-mode="lr-tb"/>
    </style:style>
    <style:style style:name="Table305.A" style:family="table-column">
      <style:table-column-properties style:column-width="2.561cm"/>
    </style:style>
    <style:style style:name="Table305.1" style:family="table-row">
      <style:table-row-properties fo:keep-together="auto"/>
    </style:style>
    <style:style style:name="Table305.A1" style:family="table-cell">
      <style:table-cell-properties style:vertical-align="middle" fo:padding="0cm" fo:border="none"/>
    </style:style>
    <style:style style:name="Table306" style:family="table">
      <style:table-properties style:width="2.561cm" fo:margin-left="0cm" fo:margin-top="0cm" fo:margin-bottom="0cm" table:align="left" style:writing-mode="lr-tb"/>
    </style:style>
    <style:style style:name="Table306.A" style:family="table-column">
      <style:table-column-properties style:column-width="2.561cm"/>
    </style:style>
    <style:style style:name="Table306.1" style:family="table-row">
      <style:table-row-properties fo:keep-together="auto"/>
    </style:style>
    <style:style style:name="Table306.A1" style:family="table-cell">
      <style:table-cell-properties style:vertical-align="middle" fo:padding="0cm" fo:border="none"/>
    </style:style>
    <style:style style:name="Table307" style:family="table">
      <style:table-properties style:width="2.561cm" fo:margin-left="0cm" fo:margin-top="0cm" fo:margin-bottom="0cm" table:align="left" style:writing-mode="lr-tb"/>
    </style:style>
    <style:style style:name="Table307.A" style:family="table-column">
      <style:table-column-properties style:column-width="2.561cm"/>
    </style:style>
    <style:style style:name="Table307.1" style:family="table-row">
      <style:table-row-properties fo:keep-together="auto"/>
    </style:style>
    <style:style style:name="Table307.A1" style:family="table-cell">
      <style:table-cell-properties style:vertical-align="middle" fo:padding="0cm" fo:border="none"/>
    </style:style>
    <style:style style:name="Table308" style:family="table">
      <style:table-properties style:width="2.328cm" fo:margin-left="0cm" fo:margin-top="0cm" fo:margin-bottom="0cm" table:align="left" style:writing-mode="lr-tb"/>
    </style:style>
    <style:style style:name="Table308.A" style:family="table-column">
      <style:table-column-properties style:column-width="2.328cm"/>
    </style:style>
    <style:style style:name="Table308.1" style:family="table-row">
      <style:table-row-properties fo:keep-together="auto"/>
    </style:style>
    <style:style style:name="Table308.A1" style:family="table-cell">
      <style:table-cell-properties style:vertical-align="middle" fo:padding="0cm" fo:border="none"/>
    </style:style>
    <style:style style:name="Table309" style:family="table">
      <style:table-properties style:width="2.328cm" fo:margin-left="0cm" fo:margin-top="0cm" fo:margin-bottom="0cm" table:align="left" style:writing-mode="lr-tb"/>
    </style:style>
    <style:style style:name="Table309.A" style:family="table-column">
      <style:table-column-properties style:column-width="2.328cm"/>
    </style:style>
    <style:style style:name="Table309.1" style:family="table-row">
      <style:table-row-properties fo:keep-together="auto"/>
    </style:style>
    <style:style style:name="Table309.A1" style:family="table-cell">
      <style:table-cell-properties style:vertical-align="middle" fo:padding="0cm" fo:border="none"/>
    </style:style>
    <style:style style:name="Table310" style:family="table">
      <style:table-properties style:width="4.424cm" fo:margin-left="0cm" fo:margin-top="0cm" fo:margin-bottom="0cm" table:align="left" style:writing-mode="lr-tb"/>
    </style:style>
    <style:style style:name="Table310.A" style:family="table-column">
      <style:table-column-properties style:column-width="4.424cm"/>
    </style:style>
    <style:style style:name="Table310.1" style:family="table-row">
      <style:table-row-properties fo:keep-together="auto"/>
    </style:style>
    <style:style style:name="Table310.A1" style:family="table-cell">
      <style:table-cell-properties style:vertical-align="middle" fo:padding="0cm" fo:border="none"/>
    </style:style>
    <style:style style:name="Table312" style:family="table">
      <style:table-properties style:width="2.328cm" fo:margin-left="0cm" fo:margin-top="0cm" fo:margin-bottom="0cm" table:align="left" style:writing-mode="lr-tb"/>
    </style:style>
    <style:style style:name="Table312.A" style:family="table-column">
      <style:table-column-properties style:column-width="2.328cm"/>
    </style:style>
    <style:style style:name="Table312.1" style:family="table-row">
      <style:table-row-properties fo:keep-together="auto"/>
    </style:style>
    <style:style style:name="Table312.A1" style:family="table-cell">
      <style:table-cell-properties style:vertical-align="middle" fo:padding="0cm" fo:border="none"/>
    </style:style>
    <style:style style:name="Table313" style:family="table">
      <style:table-properties style:width="4.424cm" fo:margin-left="0cm" fo:margin-top="0cm" fo:margin-bottom="0cm" table:align="left" style:writing-mode="lr-tb"/>
    </style:style>
    <style:style style:name="Table313.A" style:family="table-column">
      <style:table-column-properties style:column-width="4.424cm"/>
    </style:style>
    <style:style style:name="Table313.1" style:family="table-row">
      <style:table-row-properties fo:keep-together="auto"/>
    </style:style>
    <style:style style:name="Table313.A1" style:family="table-cell">
      <style:table-cell-properties style:vertical-align="middle" fo:padding="0cm" fo:border="none"/>
    </style:style>
    <style:style style:name="Table314" style:family="table">
      <style:table-properties style:width="2.328cm" fo:margin-left="0cm" fo:margin-top="0cm" fo:margin-bottom="0cm" table:align="left" style:writing-mode="lr-tb"/>
    </style:style>
    <style:style style:name="Table314.A" style:family="table-column">
      <style:table-column-properties style:column-width="2.328cm"/>
    </style:style>
    <style:style style:name="Table314.1" style:family="table-row">
      <style:table-row-properties fo:keep-together="auto"/>
    </style:style>
    <style:style style:name="Table314.A1" style:family="table-cell">
      <style:table-cell-properties style:vertical-align="middle" fo:padding="0cm" fo:border="none"/>
    </style:style>
    <style:style style:name="Table315" style:family="table">
      <style:table-properties style:width="4.424cm" fo:margin-left="0cm" fo:margin-top="0cm" fo:margin-bottom="0cm" table:align="left" style:writing-mode="lr-tb"/>
    </style:style>
    <style:style style:name="Table315.A" style:family="table-column">
      <style:table-column-properties style:column-width="4.424cm"/>
    </style:style>
    <style:style style:name="Table315.1" style:family="table-row">
      <style:table-row-properties fo:keep-together="auto"/>
    </style:style>
    <style:style style:name="Table315.A1" style:family="table-cell">
      <style:table-cell-properties style:vertical-align="middle" fo:padding="0cm" fo:border="none"/>
    </style:style>
    <style:style style:name="Table316" style:family="table">
      <style:table-properties style:width="2.328cm" fo:margin-left="0cm" fo:margin-top="0cm" fo:margin-bottom="0cm" table:align="left" style:writing-mode="lr-tb"/>
    </style:style>
    <style:style style:name="Table316.A" style:family="table-column">
      <style:table-column-properties style:column-width="2.328cm"/>
    </style:style>
    <style:style style:name="Table316.1" style:family="table-row">
      <style:table-row-properties fo:keep-together="auto"/>
    </style:style>
    <style:style style:name="Table316.A1" style:family="table-cell">
      <style:table-cell-properties style:vertical-align="middle" fo:padding="0cm" fo:border="none"/>
    </style:style>
    <style:style style:name="Table317" style:family="table">
      <style:table-properties style:width="2.561cm" fo:margin-left="0cm" fo:margin-top="0cm" fo:margin-bottom="0cm" table:align="left" style:writing-mode="lr-tb"/>
    </style:style>
    <style:style style:name="Table317.A" style:family="table-column">
      <style:table-column-properties style:column-width="2.561cm"/>
    </style:style>
    <style:style style:name="Table317.1" style:family="table-row">
      <style:table-row-properties fo:keep-together="auto"/>
    </style:style>
    <style:style style:name="Table317.A1" style:family="table-cell">
      <style:table-cell-properties style:vertical-align="middle" fo:padding="0cm" fo:border="none"/>
    </style:style>
    <style:style style:name="Table318" style:family="table">
      <style:table-properties style:width="3.493cm" fo:margin-left="0cm" fo:margin-top="0cm" fo:margin-bottom="0cm" table:align="left" style:writing-mode="lr-tb"/>
    </style:style>
    <style:style style:name="Table318.A" style:family="table-column">
      <style:table-column-properties style:column-width="3.493cm"/>
    </style:style>
    <style:style style:name="Table318.1" style:family="table-row">
      <style:table-row-properties fo:keep-together="auto"/>
    </style:style>
    <style:style style:name="Table318.A1" style:family="table-cell">
      <style:table-cell-properties style:vertical-align="middle" fo:padding="0cm" fo:border="none"/>
    </style:style>
    <style:style style:name="Table319" style:family="table">
      <style:table-properties style:width="15.921cm" style:rel-width="100%" fo:margin-left="0cm" fo:margin-top="0cm" fo:margin-bottom="0cm" table:align="left" style:writing-mode="lr-tb"/>
    </style:style>
    <style:style style:name="Table319.A" style:family="table-column">
      <style:table-column-properties style:column-width="1.125cm" style:rel-column-width="4633*"/>
    </style:style>
    <style:style style:name="Table319.B" style:family="table-column">
      <style:table-column-properties style:column-width="14.261cm" style:rel-column-width="58706*"/>
    </style:style>
    <style:style style:name="Table319.C" style:family="table-column">
      <style:table-column-properties style:column-width="0.533cm" style:rel-column-width="2196*"/>
    </style:style>
    <style:style style:name="Table319.1" style:family="table-row">
      <style:table-row-properties fo:keep-together="auto"/>
    </style:style>
    <style:style style:name="Table319.A1" style:family="table-cell">
      <style:table-cell-properties fo:background-color="#d8e4f3" fo:padding="0.265cm" fo:border="none">
        <style:background-image/>
      </style:table-cell-properties>
    </style:style>
    <style:style style:name="Table3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19.C1" style:family="table-cell">
      <style:table-cell-properties fo:padding="0cm" fo:border="none"/>
    </style:style>
    <style:style style:name="Table319.A2" style:family="table-cell">
      <style:table-cell-properties style:vertical-align="middle" fo:padding-left="0.529cm" fo:padding-right="0.265cm" fo:padding-top="0.265cm" fo:padding-bottom="0.265cm" fo:border="none"/>
    </style:style>
    <style:style style:name="Table319.3" style:family="table-row">
      <style:table-row-properties style:row-height="0cm" fo:keep-together="auto"/>
    </style:style>
    <style:style style:name="Table319.A3" style:family="table-cell">
      <style:table-cell-properties style:vertical-align="middle" fo:padding-left="0.503cm" fo:padding-right="0.265cm" fo:padding-top="0.132cm" fo:padding-bottom="0.265cm" fo:border="none"/>
    </style:style>
    <style:style style:name="Table319.C4" style:family="table-cell">
      <style:table-cell-properties fo:padding="0cm" fo:border="none"/>
    </style:style>
    <style:style style:name="Table319.A5" style:family="table-cell">
      <style:table-cell-properties style:vertical-align="middle" fo:padding-left="0.529cm" fo:padding-right="0.265cm" fo:padding-top="0.265cm" fo:padding-bottom="0.265cm" fo:border="none"/>
    </style:style>
    <style:style style:name="Table319.A6" style:family="table-cell">
      <style:table-cell-properties style:vertical-align="middle" fo:padding-left="0.503cm" fo:padding-right="0.265cm" fo:padding-top="0.132cm" fo:padding-bottom="0.265cm" fo:border="none"/>
    </style:style>
    <style:style style:name="Table312" style:family="table">
      <style:table-properties style:width="2.328cm" fo:margin-left="0cm" fo:margin-top="0cm" fo:margin-bottom="0cm" table:align="left" style:writing-mode="lr-tb"/>
    </style:style>
    <style:style style:name="Table312.A" style:family="table-column">
      <style:table-column-properties style:column-width="2.328cm"/>
    </style:style>
    <style:style style:name="Table312.1" style:family="table-row">
      <style:table-row-properties fo:keep-together="auto"/>
    </style:style>
    <style:style style:name="Table312.A1" style:family="table-cell">
      <style:table-cell-properties style:vertical-align="middle" fo:padding="0cm" fo:border="none"/>
    </style:style>
    <style:style style:name="Table313" style:family="table">
      <style:table-properties style:width="4.424cm" fo:margin-left="0cm" fo:margin-top="0cm" fo:margin-bottom="0cm" table:align="left" style:writing-mode="lr-tb"/>
    </style:style>
    <style:style style:name="Table313.A" style:family="table-column">
      <style:table-column-properties style:column-width="4.424cm"/>
    </style:style>
    <style:style style:name="Table313.1" style:family="table-row">
      <style:table-row-properties fo:keep-together="auto"/>
    </style:style>
    <style:style style:name="Table313.A1" style:family="table-cell">
      <style:table-cell-properties style:vertical-align="middle" fo:padding="0cm" fo:border="none"/>
    </style:style>
    <style:style style:name="Table314" style:family="table">
      <style:table-properties style:width="2.328cm" fo:margin-left="0cm" fo:margin-top="0cm" fo:margin-bottom="0cm" table:align="left" style:writing-mode="lr-tb"/>
    </style:style>
    <style:style style:name="Table314.A" style:family="table-column">
      <style:table-column-properties style:column-width="2.328cm"/>
    </style:style>
    <style:style style:name="Table314.1" style:family="table-row">
      <style:table-row-properties fo:keep-together="auto"/>
    </style:style>
    <style:style style:name="Table314.A1" style:family="table-cell">
      <style:table-cell-properties style:vertical-align="middle" fo:padding="0cm" fo:border="none"/>
    </style:style>
    <style:style style:name="Table315" style:family="table">
      <style:table-properties style:width="4.424cm" fo:margin-left="0cm" fo:margin-top="0cm" fo:margin-bottom="0cm" table:align="left" style:writing-mode="lr-tb"/>
    </style:style>
    <style:style style:name="Table315.A" style:family="table-column">
      <style:table-column-properties style:column-width="4.424cm"/>
    </style:style>
    <style:style style:name="Table315.1" style:family="table-row">
      <style:table-row-properties fo:keep-together="auto"/>
    </style:style>
    <style:style style:name="Table315.A1" style:family="table-cell">
      <style:table-cell-properties style:vertical-align="middle" fo:padding="0cm" fo:border="none"/>
    </style:style>
    <style:style style:name="Table316" style:family="table">
      <style:table-properties style:width="2.328cm" fo:margin-left="0cm" fo:margin-top="0cm" fo:margin-bottom="0cm" table:align="left" style:writing-mode="lr-tb"/>
    </style:style>
    <style:style style:name="Table316.A" style:family="table-column">
      <style:table-column-properties style:column-width="2.328cm"/>
    </style:style>
    <style:style style:name="Table316.1" style:family="table-row">
      <style:table-row-properties fo:keep-together="auto"/>
    </style:style>
    <style:style style:name="Table316.A1" style:family="table-cell">
      <style:table-cell-properties style:vertical-align="middle" fo:padding="0cm" fo:border="none"/>
    </style:style>
    <style:style style:name="Table317" style:family="table">
      <style:table-properties style:width="2.561cm" fo:margin-left="0cm" fo:margin-top="0cm" fo:margin-bottom="0cm" table:align="left" style:writing-mode="lr-tb"/>
    </style:style>
    <style:style style:name="Table317.A" style:family="table-column">
      <style:table-column-properties style:column-width="2.561cm"/>
    </style:style>
    <style:style style:name="Table317.1" style:family="table-row">
      <style:table-row-properties fo:keep-together="auto"/>
    </style:style>
    <style:style style:name="Table317.A1" style:family="table-cell">
      <style:table-cell-properties style:vertical-align="middle" fo:padding="0cm" fo:border="none"/>
    </style:style>
    <style:style style:name="Table318" style:family="table">
      <style:table-properties style:width="3.493cm" fo:margin-left="0cm" fo:margin-top="0cm" fo:margin-bottom="0cm" table:align="left" style:writing-mode="lr-tb"/>
    </style:style>
    <style:style style:name="Table318.A" style:family="table-column">
      <style:table-column-properties style:column-width="3.493cm"/>
    </style:style>
    <style:style style:name="Table318.1" style:family="table-row">
      <style:table-row-properties fo:keep-together="auto"/>
    </style:style>
    <style:style style:name="Table318.A1" style:family="table-cell">
      <style:table-cell-properties style:vertical-align="middle" fo:padding="0cm" fo:border="none"/>
    </style:style>
    <style:style style:name="Table320" style:family="table">
      <style:table-properties style:width="2.561cm" fo:margin-left="0cm" fo:margin-top="0cm" fo:margin-bottom="0cm" table:align="left" style:writing-mode="lr-tb"/>
    </style:style>
    <style:style style:name="Table320.A" style:family="table-column">
      <style:table-column-properties style:column-width="2.561cm"/>
    </style:style>
    <style:style style:name="Table320.1" style:family="table-row">
      <style:table-row-properties fo:keep-together="auto"/>
    </style:style>
    <style:style style:name="Table320.A1" style:family="table-cell">
      <style:table-cell-properties style:vertical-align="middle" fo:padding="0cm" fo:border="none"/>
    </style:style>
    <style:style style:name="Table321" style:family="table">
      <style:table-properties style:width="2.561cm" fo:margin-left="0cm" fo:margin-top="0cm" fo:margin-bottom="0cm" table:align="left" style:writing-mode="lr-tb"/>
    </style:style>
    <style:style style:name="Table321.A" style:family="table-column">
      <style:table-column-properties style:column-width="2.561cm"/>
    </style:style>
    <style:style style:name="Table321.1" style:family="table-row">
      <style:table-row-properties fo:keep-together="auto"/>
    </style:style>
    <style:style style:name="Table321.A1" style:family="table-cell">
      <style:table-cell-properties style:vertical-align="middle" fo:padding="0cm" fo:border="none"/>
    </style:style>
    <style:style style:name="Table322" style:family="table">
      <style:table-properties style:width="4.424cm" fo:margin-left="0cm" fo:margin-top="0cm" fo:margin-bottom="0cm" table:align="left" style:writing-mode="lr-tb"/>
    </style:style>
    <style:style style:name="Table322.A" style:family="table-column">
      <style:table-column-properties style:column-width="4.424cm"/>
    </style:style>
    <style:style style:name="Table322.1" style:family="table-row">
      <style:table-row-properties fo:keep-together="auto"/>
    </style:style>
    <style:style style:name="Table322.A1" style:family="table-cell">
      <style:table-cell-properties style:vertical-align="middle" fo:padding="0cm" fo:border="none"/>
    </style:style>
    <style:style style:name="Table323" style:family="table">
      <style:table-properties style:width="2.328cm" fo:margin-left="0cm" fo:margin-top="0cm" fo:margin-bottom="0cm" table:align="left" style:writing-mode="lr-tb"/>
    </style:style>
    <style:style style:name="Table323.A" style:family="table-column">
      <style:table-column-properties style:column-width="2.328cm"/>
    </style:style>
    <style:style style:name="Table323.1" style:family="table-row">
      <style:table-row-properties fo:keep-together="auto"/>
    </style:style>
    <style:style style:name="Table323.A1" style:family="table-cell">
      <style:table-cell-properties style:vertical-align="middle" fo:padding="0cm" fo:border="none"/>
    </style:style>
    <style:style style:name="Table324" style:family="table">
      <style:table-properties style:width="2.328cm" fo:margin-left="0cm" fo:margin-top="0cm" fo:margin-bottom="0cm" table:align="left" style:writing-mode="lr-tb"/>
    </style:style>
    <style:style style:name="Table324.A" style:family="table-column">
      <style:table-column-properties style:column-width="2.328cm"/>
    </style:style>
    <style:style style:name="Table324.1" style:family="table-row">
      <style:table-row-properties fo:keep-together="auto"/>
    </style:style>
    <style:style style:name="Table324.A1" style:family="table-cell">
      <style:table-cell-properties style:vertical-align="middle" fo:padding="0cm" fo:border="none"/>
    </style:style>
    <style:style style:name="Table325" style:family="table">
      <style:table-properties style:width="2.328cm" fo:margin-left="0cm" fo:margin-top="0cm" fo:margin-bottom="0cm" table:align="left" style:writing-mode="lr-tb"/>
    </style:style>
    <style:style style:name="Table325.A" style:family="table-column">
      <style:table-column-properties style:column-width="2.328cm"/>
    </style:style>
    <style:style style:name="Table325.1" style:family="table-row">
      <style:table-row-properties fo:keep-together="auto"/>
    </style:style>
    <style:style style:name="Table325.A1" style:family="table-cell">
      <style:table-cell-properties style:vertical-align="middle" fo:padding="0cm" fo:border="none"/>
    </style:style>
    <style:style style:name="Table326" style:family="table">
      <style:table-properties style:width="4.191cm" fo:margin-left="0cm" fo:margin-top="0cm" fo:margin-bottom="0cm" table:align="left" style:writing-mode="lr-tb"/>
    </style:style>
    <style:style style:name="Table326.A" style:family="table-column">
      <style:table-column-properties style:column-width="4.191cm"/>
    </style:style>
    <style:style style:name="Table326.1" style:family="table-row">
      <style:table-row-properties fo:keep-together="auto"/>
    </style:style>
    <style:style style:name="Table326.A1" style:family="table-cell">
      <style:table-cell-properties style:vertical-align="middle" fo:padding="0cm" fo:border="none"/>
    </style:style>
    <style:style style:name="Table327" style:family="table">
      <style:table-properties style:width="15.921cm" style:rel-width="100%" fo:margin-left="0cm" fo:margin-top="0cm" fo:margin-bottom="0cm" table:align="left" style:writing-mode="lr-tb"/>
    </style:style>
    <style:style style:name="Table327.A" style:family="table-column">
      <style:table-column-properties style:column-width="1.125cm" style:rel-column-width="4633*"/>
    </style:style>
    <style:style style:name="Table327.B" style:family="table-column">
      <style:table-column-properties style:column-width="14.261cm" style:rel-column-width="58706*"/>
    </style:style>
    <style:style style:name="Table327.C" style:family="table-column">
      <style:table-column-properties style:column-width="0.533cm" style:rel-column-width="2196*"/>
    </style:style>
    <style:style style:name="Table327.1" style:family="table-row">
      <style:table-row-properties fo:keep-together="auto"/>
    </style:style>
    <style:style style:name="Table327.A1" style:family="table-cell">
      <style:table-cell-properties fo:background-color="#d8e4f3" fo:padding="0.265cm" fo:border="none">
        <style:background-image/>
      </style:table-cell-properties>
    </style:style>
    <style:style style:name="Table32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27.C1" style:family="table-cell">
      <style:table-cell-properties fo:padding="0cm" fo:border="none"/>
    </style:style>
    <style:style style:name="Table327.A2" style:family="table-cell">
      <style:table-cell-properties style:vertical-align="middle" fo:padding-left="0.529cm" fo:padding-right="0.265cm" fo:padding-top="0.265cm" fo:padding-bottom="0.265cm" fo:border="none"/>
    </style:style>
    <style:style style:name="Table327.3" style:family="table-row">
      <style:table-row-properties style:row-height="0cm" fo:keep-together="auto"/>
    </style:style>
    <style:style style:name="Table327.A3" style:family="table-cell">
      <style:table-cell-properties style:vertical-align="middle" fo:padding-left="0.503cm" fo:padding-right="0.265cm" fo:padding-top="0.132cm" fo:padding-bottom="0.265cm" fo:border="none"/>
    </style:style>
    <style:style style:name="Table327.C4" style:family="table-cell">
      <style:table-cell-properties fo:padding="0cm" fo:border="none"/>
    </style:style>
    <style:style style:name="Table327.A5" style:family="table-cell">
      <style:table-cell-properties style:vertical-align="middle" fo:padding-left="0.529cm" fo:padding-right="0.265cm" fo:padding-top="0.265cm" fo:padding-bottom="0.265cm" fo:border="none"/>
    </style:style>
    <style:style style:name="Table327.A6" style:family="table-cell">
      <style:table-cell-properties style:vertical-align="middle" fo:padding-left="0.503cm" fo:padding-right="0.265cm" fo:padding-top="0.132cm" fo:padding-bottom="0.265cm" fo:border="none"/>
    </style:style>
    <style:style style:name="Table320" style:family="table">
      <style:table-properties style:width="2.561cm" fo:margin-left="0cm" fo:margin-top="0cm" fo:margin-bottom="0cm" table:align="left" style:writing-mode="lr-tb"/>
    </style:style>
    <style:style style:name="Table320.A" style:family="table-column">
      <style:table-column-properties style:column-width="2.561cm"/>
    </style:style>
    <style:style style:name="Table320.1" style:family="table-row">
      <style:table-row-properties fo:keep-together="auto"/>
    </style:style>
    <style:style style:name="Table320.A1" style:family="table-cell">
      <style:table-cell-properties style:vertical-align="middle" fo:padding="0cm" fo:border="none"/>
    </style:style>
    <style:style style:name="Table321" style:family="table">
      <style:table-properties style:width="2.561cm" fo:margin-left="0cm" fo:margin-top="0cm" fo:margin-bottom="0cm" table:align="left" style:writing-mode="lr-tb"/>
    </style:style>
    <style:style style:name="Table321.A" style:family="table-column">
      <style:table-column-properties style:column-width="2.561cm"/>
    </style:style>
    <style:style style:name="Table321.1" style:family="table-row">
      <style:table-row-properties fo:keep-together="auto"/>
    </style:style>
    <style:style style:name="Table321.A1" style:family="table-cell">
      <style:table-cell-properties style:vertical-align="middle" fo:padding="0cm" fo:border="none"/>
    </style:style>
    <style:style style:name="Table322" style:family="table">
      <style:table-properties style:width="4.424cm" fo:margin-left="0cm" fo:margin-top="0cm" fo:margin-bottom="0cm" table:align="left" style:writing-mode="lr-tb"/>
    </style:style>
    <style:style style:name="Table322.A" style:family="table-column">
      <style:table-column-properties style:column-width="4.424cm"/>
    </style:style>
    <style:style style:name="Table322.1" style:family="table-row">
      <style:table-row-properties fo:keep-together="auto"/>
    </style:style>
    <style:style style:name="Table322.A1" style:family="table-cell">
      <style:table-cell-properties style:vertical-align="middle" fo:padding="0cm" fo:border="none"/>
    </style:style>
    <style:style style:name="Table323" style:family="table">
      <style:table-properties style:width="2.328cm" fo:margin-left="0cm" fo:margin-top="0cm" fo:margin-bottom="0cm" table:align="left" style:writing-mode="lr-tb"/>
    </style:style>
    <style:style style:name="Table323.A" style:family="table-column">
      <style:table-column-properties style:column-width="2.328cm"/>
    </style:style>
    <style:style style:name="Table323.1" style:family="table-row">
      <style:table-row-properties fo:keep-together="auto"/>
    </style:style>
    <style:style style:name="Table323.A1" style:family="table-cell">
      <style:table-cell-properties style:vertical-align="middle" fo:padding="0cm" fo:border="none"/>
    </style:style>
    <style:style style:name="Table324" style:family="table">
      <style:table-properties style:width="2.328cm" fo:margin-left="0cm" fo:margin-top="0cm" fo:margin-bottom="0cm" table:align="left" style:writing-mode="lr-tb"/>
    </style:style>
    <style:style style:name="Table324.A" style:family="table-column">
      <style:table-column-properties style:column-width="2.328cm"/>
    </style:style>
    <style:style style:name="Table324.1" style:family="table-row">
      <style:table-row-properties fo:keep-together="auto"/>
    </style:style>
    <style:style style:name="Table324.A1" style:family="table-cell">
      <style:table-cell-properties style:vertical-align="middle" fo:padding="0cm" fo:border="none"/>
    </style:style>
    <style:style style:name="Table325" style:family="table">
      <style:table-properties style:width="2.328cm" fo:margin-left="0cm" fo:margin-top="0cm" fo:margin-bottom="0cm" table:align="left" style:writing-mode="lr-tb"/>
    </style:style>
    <style:style style:name="Table325.A" style:family="table-column">
      <style:table-column-properties style:column-width="2.328cm"/>
    </style:style>
    <style:style style:name="Table325.1" style:family="table-row">
      <style:table-row-properties fo:keep-together="auto"/>
    </style:style>
    <style:style style:name="Table325.A1" style:family="table-cell">
      <style:table-cell-properties style:vertical-align="middle" fo:padding="0cm" fo:border="none"/>
    </style:style>
    <style:style style:name="Table326" style:family="table">
      <style:table-properties style:width="4.191cm" fo:margin-left="0cm" fo:margin-top="0cm" fo:margin-bottom="0cm" table:align="left" style:writing-mode="lr-tb"/>
    </style:style>
    <style:style style:name="Table326.A" style:family="table-column">
      <style:table-column-properties style:column-width="4.191cm"/>
    </style:style>
    <style:style style:name="Table326.1" style:family="table-row">
      <style:table-row-properties fo:keep-together="auto"/>
    </style:style>
    <style:style style:name="Table326.A1" style:family="table-cell">
      <style:table-cell-properties style:vertical-align="middle" fo:padding="0cm" fo:border="none"/>
    </style:style>
    <style:style style:name="Table328" style:family="table">
      <style:table-properties style:width="2.328cm" fo:margin-left="0cm" fo:margin-top="0cm" fo:margin-bottom="0cm" table:align="left" style:writing-mode="lr-tb"/>
    </style:style>
    <style:style style:name="Table328.A" style:family="table-column">
      <style:table-column-properties style:column-width="2.328cm"/>
    </style:style>
    <style:style style:name="Table328.1" style:family="table-row">
      <style:table-row-properties fo:keep-together="auto"/>
    </style:style>
    <style:style style:name="Table328.A1" style:family="table-cell">
      <style:table-cell-properties style:vertical-align="middle" fo:padding="0cm" fo:border="none"/>
    </style:style>
    <style:style style:name="Table329" style:family="table">
      <style:table-properties style:width="2.328cm" fo:margin-left="0cm" fo:margin-top="0cm" fo:margin-bottom="0cm" table:align="left" style:writing-mode="lr-tb"/>
    </style:style>
    <style:style style:name="Table329.A" style:family="table-column">
      <style:table-column-properties style:column-width="2.328cm"/>
    </style:style>
    <style:style style:name="Table329.1" style:family="table-row">
      <style:table-row-properties fo:keep-together="auto"/>
    </style:style>
    <style:style style:name="Table329.A1" style:family="table-cell">
      <style:table-cell-properties style:vertical-align="middle" fo:padding="0cm" fo:border="none"/>
    </style:style>
    <style:style style:name="Table330" style:family="table">
      <style:table-properties style:width="2.328cm" fo:margin-left="0cm" fo:margin-top="0cm" fo:margin-bottom="0cm" table:align="left" style:writing-mode="lr-tb"/>
    </style:style>
    <style:style style:name="Table330.A" style:family="table-column">
      <style:table-column-properties style:column-width="2.328cm"/>
    </style:style>
    <style:style style:name="Table330.1" style:family="table-row">
      <style:table-row-properties fo:keep-together="auto"/>
    </style:style>
    <style:style style:name="Table330.A1" style:family="table-cell">
      <style:table-cell-properties style:vertical-align="middle" fo:padding="0cm" fo:border="none"/>
    </style:style>
    <style:style style:name="Table331" style:family="table">
      <style:table-properties style:width="4.191cm" fo:margin-left="0cm" fo:margin-top="0cm" fo:margin-bottom="0cm" table:align="left" style:writing-mode="lr-tb"/>
    </style:style>
    <style:style style:name="Table331.A" style:family="table-column">
      <style:table-column-properties style:column-width="4.191cm"/>
    </style:style>
    <style:style style:name="Table331.1" style:family="table-row">
      <style:table-row-properties fo:keep-together="auto"/>
    </style:style>
    <style:style style:name="Table331.A1" style:family="table-cell">
      <style:table-cell-properties style:vertical-align="middle" fo:padding="0cm" fo:border="none"/>
    </style:style>
    <style:style style:name="Table332" style:family="table">
      <style:table-properties style:width="2.328cm" fo:margin-left="0cm" fo:margin-top="0cm" fo:margin-bottom="0cm" table:align="left" style:writing-mode="lr-tb"/>
    </style:style>
    <style:style style:name="Table332.A" style:family="table-column">
      <style:table-column-properties style:column-width="2.328cm"/>
    </style:style>
    <style:style style:name="Table332.1" style:family="table-row">
      <style:table-row-properties fo:keep-together="auto"/>
    </style:style>
    <style:style style:name="Table332.A1" style:family="table-cell">
      <style:table-cell-properties style:vertical-align="middle" fo:padding="0cm" fo:border="none"/>
    </style:style>
    <style:style style:name="Table333" style:family="table">
      <style:table-properties style:width="2.328cm" fo:margin-left="0cm" fo:margin-top="0cm" fo:margin-bottom="0cm" table:align="left" style:writing-mode="lr-tb"/>
    </style:style>
    <style:style style:name="Table333.A" style:family="table-column">
      <style:table-column-properties style:column-width="2.328cm"/>
    </style:style>
    <style:style style:name="Table333.1" style:family="table-row">
      <style:table-row-properties fo:keep-together="auto"/>
    </style:style>
    <style:style style:name="Table333.A1" style:family="table-cell">
      <style:table-cell-properties style:vertical-align="middle" fo:padding="0cm" fo:border="none"/>
    </style:style>
    <style:style style:name="Table334" style:family="table">
      <style:table-properties style:width="2.328cm" fo:margin-left="0cm" fo:margin-top="0cm" fo:margin-bottom="0cm" table:align="left" style:writing-mode="lr-tb"/>
    </style:style>
    <style:style style:name="Table334.A" style:family="table-column">
      <style:table-column-properties style:column-width="2.328cm"/>
    </style:style>
    <style:style style:name="Table334.1" style:family="table-row">
      <style:table-row-properties fo:keep-together="auto"/>
    </style:style>
    <style:style style:name="Table334.A1" style:family="table-cell">
      <style:table-cell-properties style:vertical-align="middle" fo:padding="0cm" fo:border="none"/>
    </style:style>
    <style:style style:name="Table335" style:family="table">
      <style:table-properties style:width="4.191cm" fo:margin-left="0cm" fo:margin-top="0cm" fo:margin-bottom="0cm" table:align="left" style:writing-mode="lr-tb"/>
    </style:style>
    <style:style style:name="Table335.A" style:family="table-column">
      <style:table-column-properties style:column-width="4.191cm"/>
    </style:style>
    <style:style style:name="Table335.1" style:family="table-row">
      <style:table-row-properties fo:keep-together="auto"/>
    </style:style>
    <style:style style:name="Table335.A1" style:family="table-cell">
      <style:table-cell-properties style:vertical-align="middle" fo:padding="0cm" fo:border="none"/>
    </style:style>
    <style:style style:name="Table336" style:family="table">
      <style:table-properties style:width="15.921cm" style:rel-width="100%" fo:margin-left="0cm" fo:margin-top="0cm" fo:margin-bottom="0cm" table:align="left" style:writing-mode="lr-tb"/>
    </style:style>
    <style:style style:name="Table336.A" style:family="table-column">
      <style:table-column-properties style:column-width="1.127cm" style:rel-column-width="4639*"/>
    </style:style>
    <style:style style:name="Table336.B" style:family="table-column">
      <style:table-column-properties style:column-width="14.249cm" style:rel-column-width="58654*"/>
    </style:style>
    <style:style style:name="Table336.C" style:family="table-column">
      <style:table-column-properties style:column-width="0.545cm" style:rel-column-width="2242*"/>
    </style:style>
    <style:style style:name="Table336.1" style:family="table-row">
      <style:table-row-properties fo:keep-together="auto"/>
    </style:style>
    <style:style style:name="Table336.A1" style:family="table-cell">
      <style:table-cell-properties fo:background-color="#d8e4f3" fo:padding="0.265cm" fo:border="none">
        <style:background-image/>
      </style:table-cell-properties>
    </style:style>
    <style:style style:name="Table33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36.C1" style:family="table-cell">
      <style:table-cell-properties fo:padding="0cm" fo:border="none"/>
    </style:style>
    <style:style style:name="Table336.A2" style:family="table-cell">
      <style:table-cell-properties style:vertical-align="middle" fo:padding-left="0.529cm" fo:padding-right="0.265cm" fo:padding-top="0.265cm" fo:padding-bottom="0.265cm" fo:border="none"/>
    </style:style>
    <style:style style:name="Table336.3" style:family="table-row">
      <style:table-row-properties style:row-height="0cm" fo:keep-together="auto"/>
    </style:style>
    <style:style style:name="Table336.A3" style:family="table-cell">
      <style:table-cell-properties style:vertical-align="middle" fo:padding-left="0.503cm" fo:padding-right="0.265cm" fo:padding-top="0.132cm" fo:padding-bottom="0.265cm" fo:border="none"/>
    </style:style>
    <style:style style:name="Table336.C4" style:family="table-cell">
      <style:table-cell-properties fo:padding="0cm" fo:border="none"/>
    </style:style>
    <style:style style:name="Table336.A5" style:family="table-cell">
      <style:table-cell-properties style:vertical-align="middle" fo:padding-left="0.529cm" fo:padding-right="0.265cm" fo:padding-top="0.265cm" fo:padding-bottom="0.265cm" fo:border="none"/>
    </style:style>
    <style:style style:name="Table336.A6" style:family="table-cell">
      <style:table-cell-properties style:vertical-align="middle" fo:padding-left="0.503cm" fo:padding-right="0.265cm" fo:padding-top="0.132cm" fo:padding-bottom="0.265cm" fo:border="none"/>
    </style:style>
    <style:style style:name="Table328" style:family="table">
      <style:table-properties style:width="2.328cm" fo:margin-left="0cm" fo:margin-top="0cm" fo:margin-bottom="0cm" table:align="left" style:writing-mode="lr-tb"/>
    </style:style>
    <style:style style:name="Table328.A" style:family="table-column">
      <style:table-column-properties style:column-width="2.328cm"/>
    </style:style>
    <style:style style:name="Table328.1" style:family="table-row">
      <style:table-row-properties fo:keep-together="auto"/>
    </style:style>
    <style:style style:name="Table328.A1" style:family="table-cell">
      <style:table-cell-properties style:vertical-align="middle" fo:padding="0cm" fo:border="none"/>
    </style:style>
    <style:style style:name="Table329" style:family="table">
      <style:table-properties style:width="2.328cm" fo:margin-left="0cm" fo:margin-top="0cm" fo:margin-bottom="0cm" table:align="left" style:writing-mode="lr-tb"/>
    </style:style>
    <style:style style:name="Table329.A" style:family="table-column">
      <style:table-column-properties style:column-width="2.328cm"/>
    </style:style>
    <style:style style:name="Table329.1" style:family="table-row">
      <style:table-row-properties fo:keep-together="auto"/>
    </style:style>
    <style:style style:name="Table329.A1" style:family="table-cell">
      <style:table-cell-properties style:vertical-align="middle" fo:padding="0cm" fo:border="none"/>
    </style:style>
    <style:style style:name="Table330" style:family="table">
      <style:table-properties style:width="2.328cm" fo:margin-left="0cm" fo:margin-top="0cm" fo:margin-bottom="0cm" table:align="left" style:writing-mode="lr-tb"/>
    </style:style>
    <style:style style:name="Table330.A" style:family="table-column">
      <style:table-column-properties style:column-width="2.328cm"/>
    </style:style>
    <style:style style:name="Table330.1" style:family="table-row">
      <style:table-row-properties fo:keep-together="auto"/>
    </style:style>
    <style:style style:name="Table330.A1" style:family="table-cell">
      <style:table-cell-properties style:vertical-align="middle" fo:padding="0cm" fo:border="none"/>
    </style:style>
    <style:style style:name="Table331" style:family="table">
      <style:table-properties style:width="4.191cm" fo:margin-left="0cm" fo:margin-top="0cm" fo:margin-bottom="0cm" table:align="left" style:writing-mode="lr-tb"/>
    </style:style>
    <style:style style:name="Table331.A" style:family="table-column">
      <style:table-column-properties style:column-width="4.191cm"/>
    </style:style>
    <style:style style:name="Table331.1" style:family="table-row">
      <style:table-row-properties fo:keep-together="auto"/>
    </style:style>
    <style:style style:name="Table331.A1" style:family="table-cell">
      <style:table-cell-properties style:vertical-align="middle" fo:padding="0cm" fo:border="none"/>
    </style:style>
    <style:style style:name="Table332" style:family="table">
      <style:table-properties style:width="2.328cm" fo:margin-left="0cm" fo:margin-top="0cm" fo:margin-bottom="0cm" table:align="left" style:writing-mode="lr-tb"/>
    </style:style>
    <style:style style:name="Table332.A" style:family="table-column">
      <style:table-column-properties style:column-width="2.328cm"/>
    </style:style>
    <style:style style:name="Table332.1" style:family="table-row">
      <style:table-row-properties fo:keep-together="auto"/>
    </style:style>
    <style:style style:name="Table332.A1" style:family="table-cell">
      <style:table-cell-properties style:vertical-align="middle" fo:padding="0cm" fo:border="none"/>
    </style:style>
    <style:style style:name="Table333" style:family="table">
      <style:table-properties style:width="2.328cm" fo:margin-left="0cm" fo:margin-top="0cm" fo:margin-bottom="0cm" table:align="left" style:writing-mode="lr-tb"/>
    </style:style>
    <style:style style:name="Table333.A" style:family="table-column">
      <style:table-column-properties style:column-width="2.328cm"/>
    </style:style>
    <style:style style:name="Table333.1" style:family="table-row">
      <style:table-row-properties fo:keep-together="auto"/>
    </style:style>
    <style:style style:name="Table333.A1" style:family="table-cell">
      <style:table-cell-properties style:vertical-align="middle" fo:padding="0cm" fo:border="none"/>
    </style:style>
    <style:style style:name="Table334" style:family="table">
      <style:table-properties style:width="2.328cm" fo:margin-left="0cm" fo:margin-top="0cm" fo:margin-bottom="0cm" table:align="left" style:writing-mode="lr-tb"/>
    </style:style>
    <style:style style:name="Table334.A" style:family="table-column">
      <style:table-column-properties style:column-width="2.328cm"/>
    </style:style>
    <style:style style:name="Table334.1" style:family="table-row">
      <style:table-row-properties fo:keep-together="auto"/>
    </style:style>
    <style:style style:name="Table334.A1" style:family="table-cell">
      <style:table-cell-properties style:vertical-align="middle" fo:padding="0cm" fo:border="none"/>
    </style:style>
    <style:style style:name="Table335" style:family="table">
      <style:table-properties style:width="4.191cm" fo:margin-left="0cm" fo:margin-top="0cm" fo:margin-bottom="0cm" table:align="left" style:writing-mode="lr-tb"/>
    </style:style>
    <style:style style:name="Table335.A" style:family="table-column">
      <style:table-column-properties style:column-width="4.191cm"/>
    </style:style>
    <style:style style:name="Table335.1" style:family="table-row">
      <style:table-row-properties fo:keep-together="auto"/>
    </style:style>
    <style:style style:name="Table335.A1" style:family="table-cell">
      <style:table-cell-properties style:vertical-align="middle" fo:padding="0cm" fo:border="none"/>
    </style:style>
    <style:style style:name="Table337" style:family="table">
      <style:table-properties style:width="2.328cm" fo:margin-left="0cm" fo:margin-top="0cm" fo:margin-bottom="0cm" table:align="left" style:writing-mode="lr-tb"/>
    </style:style>
    <style:style style:name="Table337.A" style:family="table-column">
      <style:table-column-properties style:column-width="2.328cm"/>
    </style:style>
    <style:style style:name="Table337.1" style:family="table-row">
      <style:table-row-properties fo:keep-together="auto"/>
    </style:style>
    <style:style style:name="Table337.A1" style:family="table-cell">
      <style:table-cell-properties style:vertical-align="middle" fo:padding="0cm" fo:border="none"/>
    </style:style>
    <style:style style:name="Table338" style:family="table">
      <style:table-properties style:width="2.328cm" fo:margin-left="0cm" fo:margin-top="0cm" fo:margin-bottom="0cm" table:align="left" style:writing-mode="lr-tb"/>
    </style:style>
    <style:style style:name="Table338.A" style:family="table-column">
      <style:table-column-properties style:column-width="2.328cm"/>
    </style:style>
    <style:style style:name="Table338.1" style:family="table-row">
      <style:table-row-properties fo:keep-together="auto"/>
    </style:style>
    <style:style style:name="Table338.A1" style:family="table-cell">
      <style:table-cell-properties style:vertical-align="middle" fo:padding="0cm" fo:border="none"/>
    </style:style>
    <style:style style:name="Table339" style:family="table">
      <style:table-properties style:width="2.328cm" fo:margin-left="0cm" fo:margin-top="0cm" fo:margin-bottom="0cm" table:align="left" style:writing-mode="lr-tb"/>
    </style:style>
    <style:style style:name="Table339.A" style:family="table-column">
      <style:table-column-properties style:column-width="2.328cm"/>
    </style:style>
    <style:style style:name="Table339.1" style:family="table-row">
      <style:table-row-properties fo:keep-together="auto"/>
    </style:style>
    <style:style style:name="Table339.A1" style:family="table-cell">
      <style:table-cell-properties style:vertical-align="middle" fo:padding="0cm" fo:border="none"/>
    </style:style>
    <style:style style:name="Table340" style:family="table">
      <style:table-properties style:width="4.191cm" fo:margin-left="0cm" fo:margin-top="0cm" fo:margin-bottom="0cm" table:align="left" style:writing-mode="lr-tb"/>
    </style:style>
    <style:style style:name="Table340.A" style:family="table-column">
      <style:table-column-properties style:column-width="4.191cm"/>
    </style:style>
    <style:style style:name="Table340.1" style:family="table-row">
      <style:table-row-properties fo:keep-together="auto"/>
    </style:style>
    <style:style style:name="Table340.A1" style:family="table-cell">
      <style:table-cell-properties style:vertical-align="middle" fo:padding="0cm" fo:border="none"/>
    </style:style>
    <style:style style:name="Table341" style:family="table">
      <style:table-properties style:width="2.328cm" fo:margin-left="0cm" fo:margin-top="0cm" fo:margin-bottom="0cm" table:align="left" style:writing-mode="lr-tb"/>
    </style:style>
    <style:style style:name="Table341.A" style:family="table-column">
      <style:table-column-properties style:column-width="2.328cm"/>
    </style:style>
    <style:style style:name="Table341.1" style:family="table-row">
      <style:table-row-properties fo:keep-together="auto"/>
    </style:style>
    <style:style style:name="Table341.A1" style:family="table-cell">
      <style:table-cell-properties style:vertical-align="middle" fo:padding="0cm" fo:border="none"/>
    </style:style>
    <style:style style:name="Table342" style:family="table">
      <style:table-properties style:width="2.328cm" fo:margin-left="0cm" fo:margin-top="0cm" fo:margin-bottom="0cm" table:align="left" style:writing-mode="lr-tb"/>
    </style:style>
    <style:style style:name="Table342.A" style:family="table-column">
      <style:table-column-properties style:column-width="2.328cm"/>
    </style:style>
    <style:style style:name="Table342.1" style:family="table-row">
      <style:table-row-properties fo:keep-together="auto"/>
    </style:style>
    <style:style style:name="Table342.A1" style:family="table-cell">
      <style:table-cell-properties style:vertical-align="middle" fo:padding="0cm" fo:border="none"/>
    </style:style>
    <style:style style:name="Table343" style:family="table">
      <style:table-properties style:width="2.328cm" fo:margin-left="0cm" fo:margin-top="0cm" fo:margin-bottom="0cm" table:align="left" style:writing-mode="lr-tb"/>
    </style:style>
    <style:style style:name="Table343.A" style:family="table-column">
      <style:table-column-properties style:column-width="2.328cm"/>
    </style:style>
    <style:style style:name="Table343.1" style:family="table-row">
      <style:table-row-properties fo:keep-together="auto"/>
    </style:style>
    <style:style style:name="Table343.A1" style:family="table-cell">
      <style:table-cell-properties style:vertical-align="middle" fo:padding="0cm" fo:border="none"/>
    </style:style>
    <style:style style:name="Table344" style:family="table">
      <style:table-properties style:width="4.191cm" fo:margin-left="0cm" fo:margin-top="0cm" fo:margin-bottom="0cm" table:align="left" style:writing-mode="lr-tb"/>
    </style:style>
    <style:style style:name="Table344.A" style:family="table-column">
      <style:table-column-properties style:column-width="4.191cm"/>
    </style:style>
    <style:style style:name="Table344.1" style:family="table-row">
      <style:table-row-properties fo:keep-together="auto"/>
    </style:style>
    <style:style style:name="Table344.A1" style:family="table-cell">
      <style:table-cell-properties style:vertical-align="middle" fo:padding="0cm" fo:border="none"/>
    </style:style>
    <style:style style:name="Table345" style:family="table">
      <style:table-properties style:width="15.921cm" style:rel-width="100%" fo:margin-left="0cm" fo:margin-top="0cm" fo:margin-bottom="0cm" table:align="left" style:writing-mode="lr-tb"/>
    </style:style>
    <style:style style:name="Table345.A" style:family="table-column">
      <style:table-column-properties style:column-width="1.127cm" style:rel-column-width="4639*"/>
    </style:style>
    <style:style style:name="Table345.B" style:family="table-column">
      <style:table-column-properties style:column-width="14.249cm" style:rel-column-width="58654*"/>
    </style:style>
    <style:style style:name="Table345.C" style:family="table-column">
      <style:table-column-properties style:column-width="0.545cm" style:rel-column-width="2242*"/>
    </style:style>
    <style:style style:name="Table345.1" style:family="table-row">
      <style:table-row-properties fo:keep-together="auto"/>
    </style:style>
    <style:style style:name="Table345.A1" style:family="table-cell">
      <style:table-cell-properties fo:background-color="#d8e4f3" fo:padding="0.265cm" fo:border="none">
        <style:background-image/>
      </style:table-cell-properties>
    </style:style>
    <style:style style:name="Table34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45.C1" style:family="table-cell">
      <style:table-cell-properties fo:padding="0cm" fo:border="none"/>
    </style:style>
    <style:style style:name="Table345.A2" style:family="table-cell">
      <style:table-cell-properties style:vertical-align="middle" fo:padding-left="0.529cm" fo:padding-right="0.265cm" fo:padding-top="0.265cm" fo:padding-bottom="0.265cm" fo:border="none"/>
    </style:style>
    <style:style style:name="Table345.3" style:family="table-row">
      <style:table-row-properties style:row-height="0cm" fo:keep-together="auto"/>
    </style:style>
    <style:style style:name="Table345.A3" style:family="table-cell">
      <style:table-cell-properties style:vertical-align="middle" fo:padding-left="0.503cm" fo:padding-right="0.265cm" fo:padding-top="0.132cm" fo:padding-bottom="0.265cm" fo:border="none"/>
    </style:style>
    <style:style style:name="Table345.C4" style:family="table-cell">
      <style:table-cell-properties fo:padding="0cm" fo:border="none"/>
    </style:style>
    <style:style style:name="Table345.A5" style:family="table-cell">
      <style:table-cell-properties style:vertical-align="middle" fo:padding-left="0.529cm" fo:padding-right="0.265cm" fo:padding-top="0.265cm" fo:padding-bottom="0.265cm" fo:border="none"/>
    </style:style>
    <style:style style:name="Table345.A6" style:family="table-cell">
      <style:table-cell-properties style:vertical-align="middle" fo:padding-left="0.503cm" fo:padding-right="0.265cm" fo:padding-top="0.132cm" fo:padding-bottom="0.265cm" fo:border="none"/>
    </style:style>
    <style:style style:name="Table337" style:family="table">
      <style:table-properties style:width="2.328cm" fo:margin-left="0cm" fo:margin-top="0cm" fo:margin-bottom="0cm" table:align="left" style:writing-mode="lr-tb"/>
    </style:style>
    <style:style style:name="Table337.A" style:family="table-column">
      <style:table-column-properties style:column-width="2.328cm"/>
    </style:style>
    <style:style style:name="Table337.1" style:family="table-row">
      <style:table-row-properties fo:keep-together="auto"/>
    </style:style>
    <style:style style:name="Table337.A1" style:family="table-cell">
      <style:table-cell-properties style:vertical-align="middle" fo:padding="0cm" fo:border="none"/>
    </style:style>
    <style:style style:name="Table338" style:family="table">
      <style:table-properties style:width="2.328cm" fo:margin-left="0cm" fo:margin-top="0cm" fo:margin-bottom="0cm" table:align="left" style:writing-mode="lr-tb"/>
    </style:style>
    <style:style style:name="Table338.A" style:family="table-column">
      <style:table-column-properties style:column-width="2.328cm"/>
    </style:style>
    <style:style style:name="Table338.1" style:family="table-row">
      <style:table-row-properties fo:keep-together="auto"/>
    </style:style>
    <style:style style:name="Table338.A1" style:family="table-cell">
      <style:table-cell-properties style:vertical-align="middle" fo:padding="0cm" fo:border="none"/>
    </style:style>
    <style:style style:name="Table339" style:family="table">
      <style:table-properties style:width="2.328cm" fo:margin-left="0cm" fo:margin-top="0cm" fo:margin-bottom="0cm" table:align="left" style:writing-mode="lr-tb"/>
    </style:style>
    <style:style style:name="Table339.A" style:family="table-column">
      <style:table-column-properties style:column-width="2.328cm"/>
    </style:style>
    <style:style style:name="Table339.1" style:family="table-row">
      <style:table-row-properties fo:keep-together="auto"/>
    </style:style>
    <style:style style:name="Table339.A1" style:family="table-cell">
      <style:table-cell-properties style:vertical-align="middle" fo:padding="0cm" fo:border="none"/>
    </style:style>
    <style:style style:name="Table340" style:family="table">
      <style:table-properties style:width="4.191cm" fo:margin-left="0cm" fo:margin-top="0cm" fo:margin-bottom="0cm" table:align="left" style:writing-mode="lr-tb"/>
    </style:style>
    <style:style style:name="Table340.A" style:family="table-column">
      <style:table-column-properties style:column-width="4.191cm"/>
    </style:style>
    <style:style style:name="Table340.1" style:family="table-row">
      <style:table-row-properties fo:keep-together="auto"/>
    </style:style>
    <style:style style:name="Table340.A1" style:family="table-cell">
      <style:table-cell-properties style:vertical-align="middle" fo:padding="0cm" fo:border="none"/>
    </style:style>
    <style:style style:name="Table341" style:family="table">
      <style:table-properties style:width="2.328cm" fo:margin-left="0cm" fo:margin-top="0cm" fo:margin-bottom="0cm" table:align="left" style:writing-mode="lr-tb"/>
    </style:style>
    <style:style style:name="Table341.A" style:family="table-column">
      <style:table-column-properties style:column-width="2.328cm"/>
    </style:style>
    <style:style style:name="Table341.1" style:family="table-row">
      <style:table-row-properties fo:keep-together="auto"/>
    </style:style>
    <style:style style:name="Table341.A1" style:family="table-cell">
      <style:table-cell-properties style:vertical-align="middle" fo:padding="0cm" fo:border="none"/>
    </style:style>
    <style:style style:name="Table342" style:family="table">
      <style:table-properties style:width="2.328cm" fo:margin-left="0cm" fo:margin-top="0cm" fo:margin-bottom="0cm" table:align="left" style:writing-mode="lr-tb"/>
    </style:style>
    <style:style style:name="Table342.A" style:family="table-column">
      <style:table-column-properties style:column-width="2.328cm"/>
    </style:style>
    <style:style style:name="Table342.1" style:family="table-row">
      <style:table-row-properties fo:keep-together="auto"/>
    </style:style>
    <style:style style:name="Table342.A1" style:family="table-cell">
      <style:table-cell-properties style:vertical-align="middle" fo:padding="0cm" fo:border="none"/>
    </style:style>
    <style:style style:name="Table343" style:family="table">
      <style:table-properties style:width="2.328cm" fo:margin-left="0cm" fo:margin-top="0cm" fo:margin-bottom="0cm" table:align="left" style:writing-mode="lr-tb"/>
    </style:style>
    <style:style style:name="Table343.A" style:family="table-column">
      <style:table-column-properties style:column-width="2.328cm"/>
    </style:style>
    <style:style style:name="Table343.1" style:family="table-row">
      <style:table-row-properties fo:keep-together="auto"/>
    </style:style>
    <style:style style:name="Table343.A1" style:family="table-cell">
      <style:table-cell-properties style:vertical-align="middle" fo:padding="0cm" fo:border="none"/>
    </style:style>
    <style:style style:name="Table344" style:family="table">
      <style:table-properties style:width="4.191cm" fo:margin-left="0cm" fo:margin-top="0cm" fo:margin-bottom="0cm" table:align="left" style:writing-mode="lr-tb"/>
    </style:style>
    <style:style style:name="Table344.A" style:family="table-column">
      <style:table-column-properties style:column-width="4.191cm"/>
    </style:style>
    <style:style style:name="Table344.1" style:family="table-row">
      <style:table-row-properties fo:keep-together="auto"/>
    </style:style>
    <style:style style:name="Table344.A1" style:family="table-cell">
      <style:table-cell-properties style:vertical-align="middle" fo:padding="0cm" fo:border="none"/>
    </style:style>
    <style:style style:name="Table346" style:family="table">
      <style:table-properties style:width="2.328cm" fo:margin-left="0cm" fo:margin-top="0cm" fo:margin-bottom="0cm" table:align="left" style:writing-mode="lr-tb"/>
    </style:style>
    <style:style style:name="Table346.A" style:family="table-column">
      <style:table-column-properties style:column-width="2.328cm"/>
    </style:style>
    <style:style style:name="Table346.1" style:family="table-row">
      <style:table-row-properties fo:keep-together="auto"/>
    </style:style>
    <style:style style:name="Table346.A1" style:family="table-cell">
      <style:table-cell-properties style:vertical-align="middle" fo:padding="0cm" fo:border="none"/>
    </style:style>
    <style:style style:name="Table347" style:family="table">
      <style:table-properties style:width="2.328cm" fo:margin-left="0cm" fo:margin-top="0cm" fo:margin-bottom="0cm" table:align="left" style:writing-mode="lr-tb"/>
    </style:style>
    <style:style style:name="Table347.A" style:family="table-column">
      <style:table-column-properties style:column-width="2.328cm"/>
    </style:style>
    <style:style style:name="Table347.1" style:family="table-row">
      <style:table-row-properties fo:keep-together="auto"/>
    </style:style>
    <style:style style:name="Table347.A1" style:family="table-cell">
      <style:table-cell-properties style:vertical-align="middle" fo:padding="0cm" fo:border="none"/>
    </style:style>
    <style:style style:name="Table348" style:family="table">
      <style:table-properties style:width="2.328cm" fo:margin-left="0cm" fo:margin-top="0cm" fo:margin-bottom="0cm" table:align="left" style:writing-mode="lr-tb"/>
    </style:style>
    <style:style style:name="Table348.A" style:family="table-column">
      <style:table-column-properties style:column-width="2.328cm"/>
    </style:style>
    <style:style style:name="Table348.1" style:family="table-row">
      <style:table-row-properties fo:keep-together="auto"/>
    </style:style>
    <style:style style:name="Table348.A1" style:family="table-cell">
      <style:table-cell-properties style:vertical-align="middle" fo:padding="0cm" fo:border="none"/>
    </style:style>
    <style:style style:name="Table349" style:family="table">
      <style:table-properties style:width="4.191cm" fo:margin-left="0cm" fo:margin-top="0cm" fo:margin-bottom="0cm" table:align="left" style:writing-mode="lr-tb"/>
    </style:style>
    <style:style style:name="Table349.A" style:family="table-column">
      <style:table-column-properties style:column-width="4.191cm"/>
    </style:style>
    <style:style style:name="Table349.1" style:family="table-row">
      <style:table-row-properties fo:keep-together="auto"/>
    </style:style>
    <style:style style:name="Table349.A1" style:family="table-cell">
      <style:table-cell-properties style:vertical-align="middle" fo:padding="0cm" fo:border="none"/>
    </style:style>
    <style:style style:name="Table350" style:family="table">
      <style:table-properties style:width="2.328cm" fo:margin-left="0cm" fo:margin-top="0cm" fo:margin-bottom="0cm" table:align="left" style:writing-mode="lr-tb"/>
    </style:style>
    <style:style style:name="Table350.A" style:family="table-column">
      <style:table-column-properties style:column-width="2.328cm"/>
    </style:style>
    <style:style style:name="Table350.1" style:family="table-row">
      <style:table-row-properties fo:keep-together="auto"/>
    </style:style>
    <style:style style:name="Table350.A1" style:family="table-cell">
      <style:table-cell-properties style:vertical-align="middle" fo:padding="0cm" fo:border="none"/>
    </style:style>
    <style:style style:name="Table351" style:family="table">
      <style:table-properties style:width="2.328cm" fo:margin-left="0cm" fo:margin-top="0cm" fo:margin-bottom="0cm" table:align="left" style:writing-mode="lr-tb"/>
    </style:style>
    <style:style style:name="Table351.A" style:family="table-column">
      <style:table-column-properties style:column-width="2.328cm"/>
    </style:style>
    <style:style style:name="Table351.1" style:family="table-row">
      <style:table-row-properties fo:keep-together="auto"/>
    </style:style>
    <style:style style:name="Table351.A1" style:family="table-cell">
      <style:table-cell-properties style:vertical-align="middle" fo:padding="0cm" fo:border="none"/>
    </style:style>
    <style:style style:name="Table352" style:family="table">
      <style:table-properties style:width="2.328cm" fo:margin-left="0cm" fo:margin-top="0cm" fo:margin-bottom="0cm" table:align="left" style:writing-mode="lr-tb"/>
    </style:style>
    <style:style style:name="Table352.A" style:family="table-column">
      <style:table-column-properties style:column-width="2.328cm"/>
    </style:style>
    <style:style style:name="Table352.1" style:family="table-row">
      <style:table-row-properties fo:keep-together="auto"/>
    </style:style>
    <style:style style:name="Table352.A1" style:family="table-cell">
      <style:table-cell-properties style:vertical-align="middle" fo:padding="0cm" fo:border="none"/>
    </style:style>
    <style:style style:name="Table353" style:family="table">
      <style:table-properties style:width="4.191cm" fo:margin-left="0cm" fo:margin-top="0cm" fo:margin-bottom="0cm" table:align="left" style:writing-mode="lr-tb"/>
    </style:style>
    <style:style style:name="Table353.A" style:family="table-column">
      <style:table-column-properties style:column-width="4.191cm"/>
    </style:style>
    <style:style style:name="Table353.1" style:family="table-row">
      <style:table-row-properties fo:keep-together="auto"/>
    </style:style>
    <style:style style:name="Table353.A1" style:family="table-cell">
      <style:table-cell-properties style:vertical-align="middle" fo:padding="0cm" fo:border="none"/>
    </style:style>
    <style:style style:name="Table354" style:family="table">
      <style:table-properties style:width="15.921cm" style:rel-width="100%" fo:margin-left="0cm" fo:margin-top="0cm" fo:margin-bottom="0cm" table:align="left" style:writing-mode="lr-tb"/>
    </style:style>
    <style:style style:name="Table354.A" style:family="table-column">
      <style:table-column-properties style:column-width="1.184cm" style:rel-column-width="4875*"/>
    </style:style>
    <style:style style:name="Table354.B" style:family="table-column">
      <style:table-column-properties style:column-width="0.171cm" style:rel-column-width="702*"/>
    </style:style>
    <style:style style:name="Table354.C" style:family="table-column">
      <style:table-column-properties style:column-width="14.026cm" style:rel-column-width="57736*"/>
    </style:style>
    <style:style style:name="Table354.D" style:family="table-column">
      <style:table-column-properties style:column-width="0.54cm" style:rel-column-width="2222*"/>
    </style:style>
    <style:style style:name="Table354.1" style:family="table-row">
      <style:table-row-properties fo:keep-together="auto"/>
    </style:style>
    <style:style style:name="Table354.A1" style:family="table-cell">
      <style:table-cell-properties fo:background-color="#d8e4f3" fo:padding="0.265cm" fo:border="none">
        <style:background-image/>
      </style:table-cell-properties>
    </style:style>
    <style:style style:name="Table35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4.D1" style:family="table-cell">
      <style:table-cell-properties fo:padding="0cm" fo:border="none"/>
    </style:style>
    <style:style style:name="Table354.A2" style:family="table-cell">
      <style:table-cell-properties style:vertical-align="middle" fo:padding-left="0.529cm" fo:padding-right="0.265cm" fo:padding-top="0.265cm" fo:padding-bottom="0.265cm" fo:border="none"/>
    </style:style>
    <style:style style:name="Table354.3" style:family="table-row">
      <style:table-row-properties style:row-height="0cm" fo:keep-together="auto"/>
    </style:style>
    <style:style style:name="Table354.A3" style:family="table-cell">
      <style:table-cell-properties style:vertical-align="middle" fo:padding-left="0.503cm" fo:padding-right="0.265cm" fo:padding-top="0.132cm" fo:padding-bottom="0.265cm" fo:border="none"/>
    </style:style>
    <style:style style:name="Table354.D4" style:family="table-cell">
      <style:table-cell-properties fo:padding="0cm" fo:border="none"/>
    </style:style>
    <style:style style:name="Table354.A5" style:family="table-cell">
      <style:table-cell-properties style:vertical-align="middle" fo:padding-left="0.529cm" fo:padding-right="0.265cm" fo:padding-top="0.265cm" fo:padding-bottom="0.265cm" fo:border="none"/>
    </style:style>
    <style:style style:name="Table354.A6" style:family="table-cell">
      <style:table-cell-properties style:vertical-align="middle" fo:padding-left="0.503cm" fo:padding-right="0.265cm" fo:padding-top="0.132cm" fo:padding-bottom="0.265cm" fo:border="none"/>
    </style:style>
    <style:style style:name="Table346" style:family="table">
      <style:table-properties style:width="2.328cm" fo:margin-left="0cm" fo:margin-top="0cm" fo:margin-bottom="0cm" table:align="left" style:writing-mode="lr-tb"/>
    </style:style>
    <style:style style:name="Table346.A" style:family="table-column">
      <style:table-column-properties style:column-width="2.328cm"/>
    </style:style>
    <style:style style:name="Table346.1" style:family="table-row">
      <style:table-row-properties fo:keep-together="auto"/>
    </style:style>
    <style:style style:name="Table346.A1" style:family="table-cell">
      <style:table-cell-properties style:vertical-align="middle" fo:padding="0cm" fo:border="none"/>
    </style:style>
    <style:style style:name="Table347" style:family="table">
      <style:table-properties style:width="2.328cm" fo:margin-left="0cm" fo:margin-top="0cm" fo:margin-bottom="0cm" table:align="left" style:writing-mode="lr-tb"/>
    </style:style>
    <style:style style:name="Table347.A" style:family="table-column">
      <style:table-column-properties style:column-width="2.328cm"/>
    </style:style>
    <style:style style:name="Table347.1" style:family="table-row">
      <style:table-row-properties fo:keep-together="auto"/>
    </style:style>
    <style:style style:name="Table347.A1" style:family="table-cell">
      <style:table-cell-properties style:vertical-align="middle" fo:padding="0cm" fo:border="none"/>
    </style:style>
    <style:style style:name="Table348" style:family="table">
      <style:table-properties style:width="2.328cm" fo:margin-left="0cm" fo:margin-top="0cm" fo:margin-bottom="0cm" table:align="left" style:writing-mode="lr-tb"/>
    </style:style>
    <style:style style:name="Table348.A" style:family="table-column">
      <style:table-column-properties style:column-width="2.328cm"/>
    </style:style>
    <style:style style:name="Table348.1" style:family="table-row">
      <style:table-row-properties fo:keep-together="auto"/>
    </style:style>
    <style:style style:name="Table348.A1" style:family="table-cell">
      <style:table-cell-properties style:vertical-align="middle" fo:padding="0cm" fo:border="none"/>
    </style:style>
    <style:style style:name="Table349" style:family="table">
      <style:table-properties style:width="4.191cm" fo:margin-left="0cm" fo:margin-top="0cm" fo:margin-bottom="0cm" table:align="left" style:writing-mode="lr-tb"/>
    </style:style>
    <style:style style:name="Table349.A" style:family="table-column">
      <style:table-column-properties style:column-width="4.191cm"/>
    </style:style>
    <style:style style:name="Table349.1" style:family="table-row">
      <style:table-row-properties fo:keep-together="auto"/>
    </style:style>
    <style:style style:name="Table349.A1" style:family="table-cell">
      <style:table-cell-properties style:vertical-align="middle" fo:padding="0cm" fo:border="none"/>
    </style:style>
    <style:style style:name="Table350" style:family="table">
      <style:table-properties style:width="2.328cm" fo:margin-left="0cm" fo:margin-top="0cm" fo:margin-bottom="0cm" table:align="left" style:writing-mode="lr-tb"/>
    </style:style>
    <style:style style:name="Table350.A" style:family="table-column">
      <style:table-column-properties style:column-width="2.328cm"/>
    </style:style>
    <style:style style:name="Table350.1" style:family="table-row">
      <style:table-row-properties fo:keep-together="auto"/>
    </style:style>
    <style:style style:name="Table350.A1" style:family="table-cell">
      <style:table-cell-properties style:vertical-align="middle" fo:padding="0cm" fo:border="none"/>
    </style:style>
    <style:style style:name="Table351" style:family="table">
      <style:table-properties style:width="2.328cm" fo:margin-left="0cm" fo:margin-top="0cm" fo:margin-bottom="0cm" table:align="left" style:writing-mode="lr-tb"/>
    </style:style>
    <style:style style:name="Table351.A" style:family="table-column">
      <style:table-column-properties style:column-width="2.328cm"/>
    </style:style>
    <style:style style:name="Table351.1" style:family="table-row">
      <style:table-row-properties fo:keep-together="auto"/>
    </style:style>
    <style:style style:name="Table351.A1" style:family="table-cell">
      <style:table-cell-properties style:vertical-align="middle" fo:padding="0cm" fo:border="none"/>
    </style:style>
    <style:style style:name="Table352" style:family="table">
      <style:table-properties style:width="2.328cm" fo:margin-left="0cm" fo:margin-top="0cm" fo:margin-bottom="0cm" table:align="left" style:writing-mode="lr-tb"/>
    </style:style>
    <style:style style:name="Table352.A" style:family="table-column">
      <style:table-column-properties style:column-width="2.328cm"/>
    </style:style>
    <style:style style:name="Table352.1" style:family="table-row">
      <style:table-row-properties fo:keep-together="auto"/>
    </style:style>
    <style:style style:name="Table352.A1" style:family="table-cell">
      <style:table-cell-properties style:vertical-align="middle" fo:padding="0cm" fo:border="none"/>
    </style:style>
    <style:style style:name="Table353" style:family="table">
      <style:table-properties style:width="4.191cm" fo:margin-left="0cm" fo:margin-top="0cm" fo:margin-bottom="0cm" table:align="left" style:writing-mode="lr-tb"/>
    </style:style>
    <style:style style:name="Table353.A" style:family="table-column">
      <style:table-column-properties style:column-width="4.191cm"/>
    </style:style>
    <style:style style:name="Table353.1" style:family="table-row">
      <style:table-row-properties fo:keep-together="auto"/>
    </style:style>
    <style:style style:name="Table353.A1" style:family="table-cell">
      <style:table-cell-properties style:vertical-align="middle" fo:padding="0cm" fo:border="none"/>
    </style:style>
    <style:style style:name="Table355" style:family="table">
      <style:table-properties style:width="3.493cm" fo:margin-left="0cm" fo:margin-top="0cm" fo:margin-bottom="0cm" table:align="left" style:writing-mode="lr-tb"/>
    </style:style>
    <style:style style:name="Table355.A" style:family="table-column">
      <style:table-column-properties style:column-width="3.493cm"/>
    </style:style>
    <style:style style:name="Table355.1" style:family="table-row">
      <style:table-row-properties fo:keep-together="auto"/>
    </style:style>
    <style:style style:name="Table355.A1" style:family="table-cell">
      <style:table-cell-properties style:vertical-align="middle" fo:padding="0cm" fo:border="none"/>
    </style:style>
    <style:style style:name="Table356" style:family="table">
      <style:table-properties style:width="2.328cm" fo:margin-left="0cm" fo:margin-top="0cm" fo:margin-bottom="0cm" table:align="left" style:writing-mode="lr-tb"/>
    </style:style>
    <style:style style:name="Table356.A" style:family="table-column">
      <style:table-column-properties style:column-width="2.328cm"/>
    </style:style>
    <style:style style:name="Table356.1" style:family="table-row">
      <style:table-row-properties fo:keep-together="auto"/>
    </style:style>
    <style:style style:name="Table356.A1" style:family="table-cell">
      <style:table-cell-properties style:vertical-align="middle" fo:padding="0cm" fo:border="none"/>
    </style:style>
    <style:style style:name="Table357" style:family="table">
      <style:table-properties style:width="3.493cm" fo:margin-left="0cm" fo:margin-top="0cm" fo:margin-bottom="0cm" table:align="left" style:writing-mode="lr-tb"/>
    </style:style>
    <style:style style:name="Table357.A" style:family="table-column">
      <style:table-column-properties style:column-width="3.493cm"/>
    </style:style>
    <style:style style:name="Table357.1" style:family="table-row">
      <style:table-row-properties fo:keep-together="auto"/>
    </style:style>
    <style:style style:name="Table357.A1" style:family="table-cell">
      <style:table-cell-properties style:vertical-align="middle" fo:padding="0cm" fo:border="none"/>
    </style:style>
    <style:style style:name="Table358" style:family="table">
      <style:table-properties style:width="4.191cm" fo:margin-left="0cm" fo:margin-top="0cm" fo:margin-bottom="0cm" table:align="left" style:writing-mode="lr-tb"/>
    </style:style>
    <style:style style:name="Table358.A" style:family="table-column">
      <style:table-column-properties style:column-width="4.191cm"/>
    </style:style>
    <style:style style:name="Table358.1" style:family="table-row">
      <style:table-row-properties fo:keep-together="auto"/>
    </style:style>
    <style:style style:name="Table358.A1" style:family="table-cell">
      <style:table-cell-properties style:vertical-align="middle" fo:padding="0cm" fo:border="none"/>
    </style:style>
    <style:style style:name="Table359" style:family="table">
      <style:table-properties style:width="2.328cm" fo:margin-left="0cm" fo:margin-top="0cm" fo:margin-bottom="0cm" table:align="left" style:writing-mode="lr-tb"/>
    </style:style>
    <style:style style:name="Table359.A" style:family="table-column">
      <style:table-column-properties style:column-width="2.328cm"/>
    </style:style>
    <style:style style:name="Table359.1" style:family="table-row">
      <style:table-row-properties fo:keep-together="auto"/>
    </style:style>
    <style:style style:name="Table359.A1" style:family="table-cell">
      <style:table-cell-properties style:vertical-align="middle" fo:padding="0cm" fo:border="none"/>
    </style:style>
    <style:style style:name="Table360" style:family="table">
      <style:table-properties style:width="2.328cm" fo:margin-left="0cm" fo:margin-top="0cm" fo:margin-bottom="0cm" table:align="left" style:writing-mode="lr-tb"/>
    </style:style>
    <style:style style:name="Table360.A" style:family="table-column">
      <style:table-column-properties style:column-width="2.328cm"/>
    </style:style>
    <style:style style:name="Table360.1" style:family="table-row">
      <style:table-row-properties fo:keep-together="auto"/>
    </style:style>
    <style:style style:name="Table360.A1" style:family="table-cell">
      <style:table-cell-properties style:vertical-align="middle" fo:padding="0cm" fo:border="none"/>
    </style:style>
    <style:style style:name="Table361" style:family="table">
      <style:table-properties style:width="2.328cm" fo:margin-left="0cm" fo:margin-top="0cm" fo:margin-bottom="0cm" table:align="left" style:writing-mode="lr-tb"/>
    </style:style>
    <style:style style:name="Table361.A" style:family="table-column">
      <style:table-column-properties style:column-width="2.328cm"/>
    </style:style>
    <style:style style:name="Table361.1" style:family="table-row">
      <style:table-row-properties fo:keep-together="auto"/>
    </style:style>
    <style:style style:name="Table361.A1" style:family="table-cell">
      <style:table-cell-properties style:vertical-align="middle" fo:padding="0cm" fo:border="none"/>
    </style:style>
    <style:style style:name="Table362" style:family="table">
      <style:table-properties style:width="4.191cm" fo:margin-left="0cm" fo:margin-top="0cm" fo:margin-bottom="0cm" table:align="left" style:writing-mode="lr-tb"/>
    </style:style>
    <style:style style:name="Table362.A" style:family="table-column">
      <style:table-column-properties style:column-width="4.191cm"/>
    </style:style>
    <style:style style:name="Table362.1" style:family="table-row">
      <style:table-row-properties fo:keep-together="auto"/>
    </style:style>
    <style:style style:name="Table362.A1" style:family="table-cell">
      <style:table-cell-properties style:vertical-align="middle" fo:padding="0cm" fo:border="none"/>
    </style:style>
    <style:style style:name="Table363" style:family="table">
      <style:table-properties style:width="15.921cm" style:rel-width="100%" fo:margin-left="0cm" fo:margin-top="0cm" fo:margin-bottom="0cm" table:align="left" style:writing-mode="lr-tb"/>
    </style:style>
    <style:style style:name="Table363.A" style:family="table-column">
      <style:table-column-properties style:column-width="1.355cm" style:rel-column-width="5577*"/>
    </style:style>
    <style:style style:name="Table363.B" style:family="table-column">
      <style:table-column-properties style:column-width="14.026cm" style:rel-column-width="57736*"/>
    </style:style>
    <style:style style:name="Table363.C" style:family="table-column">
      <style:table-column-properties style:column-width="0.54cm" style:rel-column-width="2222*"/>
    </style:style>
    <style:style style:name="Table363.1" style:family="table-row">
      <style:table-row-properties fo:keep-together="auto"/>
    </style:style>
    <style:style style:name="Table363.A1" style:family="table-cell">
      <style:table-cell-properties fo:background-color="#d8e4f3" fo:padding="0.265cm" fo:border="none">
        <style:background-image/>
      </style:table-cell-properties>
    </style:style>
    <style:style style:name="Table36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63.C1" style:family="table-cell">
      <style:table-cell-properties fo:padding="0cm" fo:border="none"/>
    </style:style>
    <style:style style:name="Table363.A2" style:family="table-cell">
      <style:table-cell-properties style:vertical-align="middle" fo:padding-left="0.529cm" fo:padding-right="0.265cm" fo:padding-top="0.265cm" fo:padding-bottom="0.265cm" fo:border="none"/>
    </style:style>
    <style:style style:name="Table363.3" style:family="table-row">
      <style:table-row-properties style:row-height="0cm" fo:keep-together="auto"/>
    </style:style>
    <style:style style:name="Table363.A3" style:family="table-cell">
      <style:table-cell-properties style:vertical-align="middle" fo:padding-left="0.503cm" fo:padding-right="0.265cm" fo:padding-top="0.132cm" fo:padding-bottom="0.265cm" fo:border="none"/>
    </style:style>
    <style:style style:name="Table363.C4" style:family="table-cell">
      <style:table-cell-properties fo:padding="0cm" fo:border="none"/>
    </style:style>
    <style:style style:name="Table363.A5" style:family="table-cell">
      <style:table-cell-properties style:vertical-align="middle" fo:padding-left="0.529cm" fo:padding-right="0.265cm" fo:padding-top="0.265cm" fo:padding-bottom="0.265cm" fo:border="none"/>
    </style:style>
    <style:style style:name="Table363.A6" style:family="table-cell">
      <style:table-cell-properties style:vertical-align="middle" fo:padding-left="0.503cm" fo:padding-right="0.265cm" fo:padding-top="0.132cm" fo:padding-bottom="0.265cm" fo:border="none"/>
    </style:style>
    <style:style style:name="Table355" style:family="table">
      <style:table-properties style:width="3.493cm" fo:margin-left="0cm" fo:margin-top="0cm" fo:margin-bottom="0cm" table:align="left" style:writing-mode="lr-tb"/>
    </style:style>
    <style:style style:name="Table355.A" style:family="table-column">
      <style:table-column-properties style:column-width="3.493cm"/>
    </style:style>
    <style:style style:name="Table355.1" style:family="table-row">
      <style:table-row-properties fo:keep-together="auto"/>
    </style:style>
    <style:style style:name="Table355.A1" style:family="table-cell">
      <style:table-cell-properties style:vertical-align="middle" fo:padding="0cm" fo:border="none"/>
    </style:style>
    <style:style style:name="Table356" style:family="table">
      <style:table-properties style:width="2.328cm" fo:margin-left="0cm" fo:margin-top="0cm" fo:margin-bottom="0cm" table:align="left" style:writing-mode="lr-tb"/>
    </style:style>
    <style:style style:name="Table356.A" style:family="table-column">
      <style:table-column-properties style:column-width="2.328cm"/>
    </style:style>
    <style:style style:name="Table356.1" style:family="table-row">
      <style:table-row-properties fo:keep-together="auto"/>
    </style:style>
    <style:style style:name="Table356.A1" style:family="table-cell">
      <style:table-cell-properties style:vertical-align="middle" fo:padding="0cm" fo:border="none"/>
    </style:style>
    <style:style style:name="Table357" style:family="table">
      <style:table-properties style:width="3.493cm" fo:margin-left="0cm" fo:margin-top="0cm" fo:margin-bottom="0cm" table:align="left" style:writing-mode="lr-tb"/>
    </style:style>
    <style:style style:name="Table357.A" style:family="table-column">
      <style:table-column-properties style:column-width="3.493cm"/>
    </style:style>
    <style:style style:name="Table357.1" style:family="table-row">
      <style:table-row-properties fo:keep-together="auto"/>
    </style:style>
    <style:style style:name="Table357.A1" style:family="table-cell">
      <style:table-cell-properties style:vertical-align="middle" fo:padding="0cm" fo:border="none"/>
    </style:style>
    <style:style style:name="Table358" style:family="table">
      <style:table-properties style:width="4.191cm" fo:margin-left="0cm" fo:margin-top="0cm" fo:margin-bottom="0cm" table:align="left" style:writing-mode="lr-tb"/>
    </style:style>
    <style:style style:name="Table358.A" style:family="table-column">
      <style:table-column-properties style:column-width="4.191cm"/>
    </style:style>
    <style:style style:name="Table358.1" style:family="table-row">
      <style:table-row-properties fo:keep-together="auto"/>
    </style:style>
    <style:style style:name="Table358.A1" style:family="table-cell">
      <style:table-cell-properties style:vertical-align="middle" fo:padding="0cm" fo:border="none"/>
    </style:style>
    <style:style style:name="Table359" style:family="table">
      <style:table-properties style:width="2.328cm" fo:margin-left="0cm" fo:margin-top="0cm" fo:margin-bottom="0cm" table:align="left" style:writing-mode="lr-tb"/>
    </style:style>
    <style:style style:name="Table359.A" style:family="table-column">
      <style:table-column-properties style:column-width="2.328cm"/>
    </style:style>
    <style:style style:name="Table359.1" style:family="table-row">
      <style:table-row-properties fo:keep-together="auto"/>
    </style:style>
    <style:style style:name="Table359.A1" style:family="table-cell">
      <style:table-cell-properties style:vertical-align="middle" fo:padding="0cm" fo:border="none"/>
    </style:style>
    <style:style style:name="Table360" style:family="table">
      <style:table-properties style:width="2.328cm" fo:margin-left="0cm" fo:margin-top="0cm" fo:margin-bottom="0cm" table:align="left" style:writing-mode="lr-tb"/>
    </style:style>
    <style:style style:name="Table360.A" style:family="table-column">
      <style:table-column-properties style:column-width="2.328cm"/>
    </style:style>
    <style:style style:name="Table360.1" style:family="table-row">
      <style:table-row-properties fo:keep-together="auto"/>
    </style:style>
    <style:style style:name="Table360.A1" style:family="table-cell">
      <style:table-cell-properties style:vertical-align="middle" fo:padding="0cm" fo:border="none"/>
    </style:style>
    <style:style style:name="Table361" style:family="table">
      <style:table-properties style:width="2.328cm" fo:margin-left="0cm" fo:margin-top="0cm" fo:margin-bottom="0cm" table:align="left" style:writing-mode="lr-tb"/>
    </style:style>
    <style:style style:name="Table361.A" style:family="table-column">
      <style:table-column-properties style:column-width="2.328cm"/>
    </style:style>
    <style:style style:name="Table361.1" style:family="table-row">
      <style:table-row-properties fo:keep-together="auto"/>
    </style:style>
    <style:style style:name="Table361.A1" style:family="table-cell">
      <style:table-cell-properties style:vertical-align="middle" fo:padding="0cm" fo:border="none"/>
    </style:style>
    <style:style style:name="Table362" style:family="table">
      <style:table-properties style:width="4.191cm" fo:margin-left="0cm" fo:margin-top="0cm" fo:margin-bottom="0cm" table:align="left" style:writing-mode="lr-tb"/>
    </style:style>
    <style:style style:name="Table362.A" style:family="table-column">
      <style:table-column-properties style:column-width="4.191cm"/>
    </style:style>
    <style:style style:name="Table362.1" style:family="table-row">
      <style:table-row-properties fo:keep-together="auto"/>
    </style:style>
    <style:style style:name="Table362.A1" style:family="table-cell">
      <style:table-cell-properties style:vertical-align="middle" fo:padding="0cm" fo:border="none"/>
    </style:style>
    <style:style style:name="Table364" style:family="table">
      <style:table-properties style:width="2.328cm" fo:margin-left="0cm" fo:margin-top="0cm" fo:margin-bottom="0cm" table:align="left" style:writing-mode="lr-tb"/>
    </style:style>
    <style:style style:name="Table364.A" style:family="table-column">
      <style:table-column-properties style:column-width="2.328cm"/>
    </style:style>
    <style:style style:name="Table364.1" style:family="table-row">
      <style:table-row-properties fo:keep-together="auto"/>
    </style:style>
    <style:style style:name="Table364.A1" style:family="table-cell">
      <style:table-cell-properties style:vertical-align="middle" fo:padding="0cm" fo:border="none"/>
    </style:style>
    <style:style style:name="Table365" style:family="table">
      <style:table-properties style:width="2.328cm" fo:margin-left="0cm" fo:margin-top="0cm" fo:margin-bottom="0cm" table:align="left" style:writing-mode="lr-tb"/>
    </style:style>
    <style:style style:name="Table365.A" style:family="table-column">
      <style:table-column-properties style:column-width="2.328cm"/>
    </style:style>
    <style:style style:name="Table365.1" style:family="table-row">
      <style:table-row-properties fo:keep-together="auto"/>
    </style:style>
    <style:style style:name="Table365.A1" style:family="table-cell">
      <style:table-cell-properties style:vertical-align="middle" fo:padding="0cm" fo:border="none"/>
    </style:style>
    <style:style style:name="Table366" style:family="table">
      <style:table-properties style:width="2.328cm" fo:margin-left="0cm" fo:margin-top="0cm" fo:margin-bottom="0cm" table:align="left" style:writing-mode="lr-tb"/>
    </style:style>
    <style:style style:name="Table366.A" style:family="table-column">
      <style:table-column-properties style:column-width="2.328cm"/>
    </style:style>
    <style:style style:name="Table366.1" style:family="table-row">
      <style:table-row-properties fo:keep-together="auto"/>
    </style:style>
    <style:style style:name="Table366.A1" style:family="table-cell">
      <style:table-cell-properties style:vertical-align="middle" fo:padding="0cm" fo:border="none"/>
    </style:style>
    <style:style style:name="Table367" style:family="table">
      <style:table-properties style:width="4.191cm" fo:margin-left="0cm" fo:margin-top="0cm" fo:margin-bottom="0cm" table:align="left" style:writing-mode="lr-tb"/>
    </style:style>
    <style:style style:name="Table367.A" style:family="table-column">
      <style:table-column-properties style:column-width="4.191cm"/>
    </style:style>
    <style:style style:name="Table367.1" style:family="table-row">
      <style:table-row-properties fo:keep-together="auto"/>
    </style:style>
    <style:style style:name="Table367.A1" style:family="table-cell">
      <style:table-cell-properties style:vertical-align="middle" fo:padding="0cm" fo:border="none"/>
    </style:style>
    <style:style style:name="Table368" style:family="table">
      <style:table-properties style:width="2.328cm" fo:margin-left="0cm" fo:margin-top="0cm" fo:margin-bottom="0cm" table:align="left" style:writing-mode="lr-tb"/>
    </style:style>
    <style:style style:name="Table368.A" style:family="table-column">
      <style:table-column-properties style:column-width="2.328cm"/>
    </style:style>
    <style:style style:name="Table368.1" style:family="table-row">
      <style:table-row-properties fo:keep-together="auto"/>
    </style:style>
    <style:style style:name="Table368.A1" style:family="table-cell">
      <style:table-cell-properties style:vertical-align="middle" fo:padding="0cm" fo:border="none"/>
    </style:style>
    <style:style style:name="Table369" style:family="table">
      <style:table-properties style:width="2.328cm" fo:margin-left="0cm" fo:margin-top="0cm" fo:margin-bottom="0cm" table:align="left" style:writing-mode="lr-tb"/>
    </style:style>
    <style:style style:name="Table369.A" style:family="table-column">
      <style:table-column-properties style:column-width="2.328cm"/>
    </style:style>
    <style:style style:name="Table369.1" style:family="table-row">
      <style:table-row-properties fo:keep-together="auto"/>
    </style:style>
    <style:style style:name="Table369.A1" style:family="table-cell">
      <style:table-cell-properties style:vertical-align="middle" fo:padding="0cm" fo:border="none"/>
    </style:style>
    <style:style style:name="Table370" style:family="table">
      <style:table-properties style:width="2.328cm" fo:margin-left="0cm" fo:margin-top="0cm" fo:margin-bottom="0cm" table:align="left" style:writing-mode="lr-tb"/>
    </style:style>
    <style:style style:name="Table370.A" style:family="table-column">
      <style:table-column-properties style:column-width="2.328cm"/>
    </style:style>
    <style:style style:name="Table370.1" style:family="table-row">
      <style:table-row-properties fo:keep-together="auto"/>
    </style:style>
    <style:style style:name="Table370.A1" style:family="table-cell">
      <style:table-cell-properties style:vertical-align="middle" fo:padding="0cm" fo:border="none"/>
    </style:style>
    <style:style style:name="Table371" style:family="table">
      <style:table-properties style:width="4.191cm" fo:margin-left="0cm" fo:margin-top="0cm" fo:margin-bottom="0cm" table:align="left" style:writing-mode="lr-tb"/>
    </style:style>
    <style:style style:name="Table371.A" style:family="table-column">
      <style:table-column-properties style:column-width="4.191cm"/>
    </style:style>
    <style:style style:name="Table371.1" style:family="table-row">
      <style:table-row-properties fo:keep-together="auto"/>
    </style:style>
    <style:style style:name="Table371.A1" style:family="table-cell">
      <style:table-cell-properties style:vertical-align="middle" fo:padding="0cm" fo:border="none"/>
    </style:style>
    <style:style style:name="Table372" style:family="table">
      <style:table-properties style:width="15.921cm" style:rel-width="100%" fo:margin-left="0cm" fo:margin-top="0cm" fo:margin-bottom="0cm" table:align="left" style:writing-mode="lr-tb"/>
    </style:style>
    <style:style style:name="Table372.A" style:family="table-column">
      <style:table-column-properties style:column-width="1.355cm" style:rel-column-width="5577*"/>
    </style:style>
    <style:style style:name="Table372.B" style:family="table-column">
      <style:table-column-properties style:column-width="14.026cm" style:rel-column-width="57736*"/>
    </style:style>
    <style:style style:name="Table372.C" style:family="table-column">
      <style:table-column-properties style:column-width="0.54cm" style:rel-column-width="2222*"/>
    </style:style>
    <style:style style:name="Table372.1" style:family="table-row">
      <style:table-row-properties fo:keep-together="auto"/>
    </style:style>
    <style:style style:name="Table372.A1" style:family="table-cell">
      <style:table-cell-properties fo:background-color="#d8e4f3" fo:padding="0.265cm" fo:border="none">
        <style:background-image/>
      </style:table-cell-properties>
    </style:style>
    <style:style style:name="Table3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72.C1" style:family="table-cell">
      <style:table-cell-properties fo:padding="0cm" fo:border="none"/>
    </style:style>
    <style:style style:name="Table372.A2" style:family="table-cell">
      <style:table-cell-properties style:vertical-align="middle" fo:padding-left="0.529cm" fo:padding-right="0.265cm" fo:padding-top="0.265cm" fo:padding-bottom="0.265cm" fo:border="none"/>
    </style:style>
    <style:style style:name="Table372.3" style:family="table-row">
      <style:table-row-properties style:row-height="0cm" fo:keep-together="auto"/>
    </style:style>
    <style:style style:name="Table372.A3" style:family="table-cell">
      <style:table-cell-properties style:vertical-align="middle" fo:padding-left="0.503cm" fo:padding-right="0.265cm" fo:padding-top="0.132cm" fo:padding-bottom="0.265cm" fo:border="none"/>
    </style:style>
    <style:style style:name="Table372.C4" style:family="table-cell">
      <style:table-cell-properties fo:padding="0cm" fo:border="none"/>
    </style:style>
    <style:style style:name="Table372.A5" style:family="table-cell">
      <style:table-cell-properties style:vertical-align="middle" fo:padding-left="0.529cm" fo:padding-right="0.265cm" fo:padding-top="0.265cm" fo:padding-bottom="0.265cm" fo:border="none"/>
    </style:style>
    <style:style style:name="Table372.A6" style:family="table-cell">
      <style:table-cell-properties style:vertical-align="middle" fo:padding-left="0.503cm" fo:padding-right="0.265cm" fo:padding-top="0.132cm" fo:padding-bottom="0.265cm" fo:border="none"/>
    </style:style>
    <style:style style:name="Table364" style:family="table">
      <style:table-properties style:width="2.328cm" fo:margin-left="0cm" fo:margin-top="0cm" fo:margin-bottom="0cm" table:align="left" style:writing-mode="lr-tb"/>
    </style:style>
    <style:style style:name="Table364.A" style:family="table-column">
      <style:table-column-properties style:column-width="2.328cm"/>
    </style:style>
    <style:style style:name="Table364.1" style:family="table-row">
      <style:table-row-properties fo:keep-together="auto"/>
    </style:style>
    <style:style style:name="Table364.A1" style:family="table-cell">
      <style:table-cell-properties style:vertical-align="middle" fo:padding="0cm" fo:border="none"/>
    </style:style>
    <style:style style:name="Table365" style:family="table">
      <style:table-properties style:width="2.328cm" fo:margin-left="0cm" fo:margin-top="0cm" fo:margin-bottom="0cm" table:align="left" style:writing-mode="lr-tb"/>
    </style:style>
    <style:style style:name="Table365.A" style:family="table-column">
      <style:table-column-properties style:column-width="2.328cm"/>
    </style:style>
    <style:style style:name="Table365.1" style:family="table-row">
      <style:table-row-properties fo:keep-together="auto"/>
    </style:style>
    <style:style style:name="Table365.A1" style:family="table-cell">
      <style:table-cell-properties style:vertical-align="middle" fo:padding="0cm" fo:border="none"/>
    </style:style>
    <style:style style:name="Table366" style:family="table">
      <style:table-properties style:width="2.328cm" fo:margin-left="0cm" fo:margin-top="0cm" fo:margin-bottom="0cm" table:align="left" style:writing-mode="lr-tb"/>
    </style:style>
    <style:style style:name="Table366.A" style:family="table-column">
      <style:table-column-properties style:column-width="2.328cm"/>
    </style:style>
    <style:style style:name="Table366.1" style:family="table-row">
      <style:table-row-properties fo:keep-together="auto"/>
    </style:style>
    <style:style style:name="Table366.A1" style:family="table-cell">
      <style:table-cell-properties style:vertical-align="middle" fo:padding="0cm" fo:border="none"/>
    </style:style>
    <style:style style:name="Table367" style:family="table">
      <style:table-properties style:width="4.191cm" fo:margin-left="0cm" fo:margin-top="0cm" fo:margin-bottom="0cm" table:align="left" style:writing-mode="lr-tb"/>
    </style:style>
    <style:style style:name="Table367.A" style:family="table-column">
      <style:table-column-properties style:column-width="4.191cm"/>
    </style:style>
    <style:style style:name="Table367.1" style:family="table-row">
      <style:table-row-properties fo:keep-together="auto"/>
    </style:style>
    <style:style style:name="Table367.A1" style:family="table-cell">
      <style:table-cell-properties style:vertical-align="middle" fo:padding="0cm" fo:border="none"/>
    </style:style>
    <style:style style:name="Table368" style:family="table">
      <style:table-properties style:width="2.328cm" fo:margin-left="0cm" fo:margin-top="0cm" fo:margin-bottom="0cm" table:align="left" style:writing-mode="lr-tb"/>
    </style:style>
    <style:style style:name="Table368.A" style:family="table-column">
      <style:table-column-properties style:column-width="2.328cm"/>
    </style:style>
    <style:style style:name="Table368.1" style:family="table-row">
      <style:table-row-properties fo:keep-together="auto"/>
    </style:style>
    <style:style style:name="Table368.A1" style:family="table-cell">
      <style:table-cell-properties style:vertical-align="middle" fo:padding="0cm" fo:border="none"/>
    </style:style>
    <style:style style:name="Table369" style:family="table">
      <style:table-properties style:width="2.328cm" fo:margin-left="0cm" fo:margin-top="0cm" fo:margin-bottom="0cm" table:align="left" style:writing-mode="lr-tb"/>
    </style:style>
    <style:style style:name="Table369.A" style:family="table-column">
      <style:table-column-properties style:column-width="2.328cm"/>
    </style:style>
    <style:style style:name="Table369.1" style:family="table-row">
      <style:table-row-properties fo:keep-together="auto"/>
    </style:style>
    <style:style style:name="Table369.A1" style:family="table-cell">
      <style:table-cell-properties style:vertical-align="middle" fo:padding="0cm" fo:border="none"/>
    </style:style>
    <style:style style:name="Table370" style:family="table">
      <style:table-properties style:width="2.328cm" fo:margin-left="0cm" fo:margin-top="0cm" fo:margin-bottom="0cm" table:align="left" style:writing-mode="lr-tb"/>
    </style:style>
    <style:style style:name="Table370.A" style:family="table-column">
      <style:table-column-properties style:column-width="2.328cm"/>
    </style:style>
    <style:style style:name="Table370.1" style:family="table-row">
      <style:table-row-properties fo:keep-together="auto"/>
    </style:style>
    <style:style style:name="Table370.A1" style:family="table-cell">
      <style:table-cell-properties style:vertical-align="middle" fo:padding="0cm" fo:border="none"/>
    </style:style>
    <style:style style:name="Table371" style:family="table">
      <style:table-properties style:width="4.191cm" fo:margin-left="0cm" fo:margin-top="0cm" fo:margin-bottom="0cm" table:align="left" style:writing-mode="lr-tb"/>
    </style:style>
    <style:style style:name="Table371.A" style:family="table-column">
      <style:table-column-properties style:column-width="4.191cm"/>
    </style:style>
    <style:style style:name="Table371.1" style:family="table-row">
      <style:table-row-properties fo:keep-together="auto"/>
    </style:style>
    <style:style style:name="Table371.A1" style:family="table-cell">
      <style:table-cell-properties style:vertical-align="middle" fo:padding="0cm" fo:border="none"/>
    </style:style>
    <style:style style:name="Table373" style:family="table">
      <style:table-properties style:width="2.328cm" fo:margin-left="0cm" fo:margin-top="0cm" fo:margin-bottom="0cm" table:align="left" style:writing-mode="lr-tb"/>
    </style:style>
    <style:style style:name="Table373.A" style:family="table-column">
      <style:table-column-properties style:column-width="2.328cm"/>
    </style:style>
    <style:style style:name="Table373.1" style:family="table-row">
      <style:table-row-properties fo:keep-together="auto"/>
    </style:style>
    <style:style style:name="Table373.A1" style:family="table-cell">
      <style:table-cell-properties style:vertical-align="middle" fo:padding="0cm" fo:border="none"/>
    </style:style>
    <style:style style:name="Table374" style:family="table">
      <style:table-properties style:width="2.328cm" fo:margin-left="0cm" fo:margin-top="0cm" fo:margin-bottom="0cm" table:align="left" style:writing-mode="lr-tb"/>
    </style:style>
    <style:style style:name="Table374.A" style:family="table-column">
      <style:table-column-properties style:column-width="2.328cm"/>
    </style:style>
    <style:style style:name="Table374.1" style:family="table-row">
      <style:table-row-properties fo:keep-together="auto"/>
    </style:style>
    <style:style style:name="Table374.A1" style:family="table-cell">
      <style:table-cell-properties style:vertical-align="middle" fo:padding="0cm" fo:border="none"/>
    </style:style>
    <style:style style:name="Table375" style:family="table">
      <style:table-properties style:width="2.328cm" fo:margin-left="0cm" fo:margin-top="0cm" fo:margin-bottom="0cm" table:align="left" style:writing-mode="lr-tb"/>
    </style:style>
    <style:style style:name="Table375.A" style:family="table-column">
      <style:table-column-properties style:column-width="2.328cm"/>
    </style:style>
    <style:style style:name="Table375.1" style:family="table-row">
      <style:table-row-properties fo:keep-together="auto"/>
    </style:style>
    <style:style style:name="Table375.A1" style:family="table-cell">
      <style:table-cell-properties style:vertical-align="middle" fo:padding="0cm" fo:border="none"/>
    </style:style>
    <style:style style:name="Table376" style:family="table">
      <style:table-properties style:width="4.191cm" fo:margin-left="0cm" fo:margin-top="0cm" fo:margin-bottom="0cm" table:align="left" style:writing-mode="lr-tb"/>
    </style:style>
    <style:style style:name="Table376.A" style:family="table-column">
      <style:table-column-properties style:column-width="4.191cm"/>
    </style:style>
    <style:style style:name="Table376.1" style:family="table-row">
      <style:table-row-properties fo:keep-together="auto"/>
    </style:style>
    <style:style style:name="Table376.A1" style:family="table-cell">
      <style:table-cell-properties style:vertical-align="middle" fo:padding="0cm" fo:border="none"/>
    </style:style>
    <style:style style:name="Table377" style:family="table">
      <style:table-properties style:width="2.328cm" fo:margin-left="0cm" fo:margin-top="0cm" fo:margin-bottom="0cm" table:align="left" style:writing-mode="lr-tb"/>
    </style:style>
    <style:style style:name="Table377.A" style:family="table-column">
      <style:table-column-properties style:column-width="2.328cm"/>
    </style:style>
    <style:style style:name="Table377.1" style:family="table-row">
      <style:table-row-properties fo:keep-together="auto"/>
    </style:style>
    <style:style style:name="Table377.A1" style:family="table-cell">
      <style:table-cell-properties style:vertical-align="middle" fo:padding="0cm" fo:border="none"/>
    </style:style>
    <style:style style:name="Table378" style:family="table">
      <style:table-properties style:width="2.328cm" fo:margin-left="0cm" fo:margin-top="0cm" fo:margin-bottom="0cm" table:align="left" style:writing-mode="lr-tb"/>
    </style:style>
    <style:style style:name="Table378.A" style:family="table-column">
      <style:table-column-properties style:column-width="2.328cm"/>
    </style:style>
    <style:style style:name="Table378.1" style:family="table-row">
      <style:table-row-properties fo:keep-together="auto"/>
    </style:style>
    <style:style style:name="Table378.A1" style:family="table-cell">
      <style:table-cell-properties style:vertical-align="middle" fo:padding="0cm" fo:border="none"/>
    </style:style>
    <style:style style:name="Table379" style:family="table">
      <style:table-properties style:width="2.328cm" fo:margin-left="0cm" fo:margin-top="0cm" fo:margin-bottom="0cm" table:align="left" style:writing-mode="lr-tb"/>
    </style:style>
    <style:style style:name="Table379.A" style:family="table-column">
      <style:table-column-properties style:column-width="2.328cm"/>
    </style:style>
    <style:style style:name="Table379.1" style:family="table-row">
      <style:table-row-properties fo:keep-together="auto"/>
    </style:style>
    <style:style style:name="Table379.A1" style:family="table-cell">
      <style:table-cell-properties style:vertical-align="middle" fo:padding="0cm" fo:border="none"/>
    </style:style>
    <style:style style:name="Table380" style:family="table">
      <style:table-properties style:width="4.191cm" fo:margin-left="0cm" fo:margin-top="0cm" fo:margin-bottom="0cm" table:align="left" style:writing-mode="lr-tb"/>
    </style:style>
    <style:style style:name="Table380.A" style:family="table-column">
      <style:table-column-properties style:column-width="4.191cm"/>
    </style:style>
    <style:style style:name="Table380.1" style:family="table-row">
      <style:table-row-properties fo:keep-together="auto"/>
    </style:style>
    <style:style style:name="Table380.A1" style:family="table-cell">
      <style:table-cell-properties style:vertical-align="middle" fo:padding="0cm" fo:border="none"/>
    </style:style>
    <style:style style:name="Table381" style:family="table">
      <style:table-properties style:width="15.921cm" style:rel-width="100%" fo:margin-left="0cm" fo:margin-top="0cm" fo:margin-bottom="0cm" table:align="left" style:writing-mode="lr-tb"/>
    </style:style>
    <style:style style:name="Table381.A" style:family="table-column">
      <style:table-column-properties style:column-width="1.355cm" style:rel-column-width="5577*"/>
    </style:style>
    <style:style style:name="Table381.B" style:family="table-column">
      <style:table-column-properties style:column-width="14.026cm" style:rel-column-width="57736*"/>
    </style:style>
    <style:style style:name="Table381.C" style:family="table-column">
      <style:table-column-properties style:column-width="0.54cm" style:rel-column-width="2222*"/>
    </style:style>
    <style:style style:name="Table381.1" style:family="table-row">
      <style:table-row-properties fo:keep-together="auto"/>
    </style:style>
    <style:style style:name="Table381.A1" style:family="table-cell">
      <style:table-cell-properties fo:background-color="#d8e4f3" fo:padding="0.265cm" fo:border="none">
        <style:background-image/>
      </style:table-cell-properties>
    </style:style>
    <style:style style:name="Table3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81.C1" style:family="table-cell">
      <style:table-cell-properties fo:padding="0cm" fo:border="none"/>
    </style:style>
    <style:style style:name="Table381.A2" style:family="table-cell">
      <style:table-cell-properties style:vertical-align="middle" fo:padding-left="0.529cm" fo:padding-right="0.265cm" fo:padding-top="0.265cm" fo:padding-bottom="0.265cm" fo:border="none"/>
    </style:style>
    <style:style style:name="Table381.3" style:family="table-row">
      <style:table-row-properties style:row-height="0cm" fo:keep-together="auto"/>
    </style:style>
    <style:style style:name="Table381.A3" style:family="table-cell">
      <style:table-cell-properties style:vertical-align="middle" fo:padding-left="0.503cm" fo:padding-right="0.265cm" fo:padding-top="0.132cm" fo:padding-bottom="0.265cm" fo:border="none"/>
    </style:style>
    <style:style style:name="Table381.C4" style:family="table-cell">
      <style:table-cell-properties fo:padding="0cm" fo:border="none"/>
    </style:style>
    <style:style style:name="Table381.A5" style:family="table-cell">
      <style:table-cell-properties style:vertical-align="middle" fo:padding-left="0.529cm" fo:padding-right="0.265cm" fo:padding-top="0.265cm" fo:padding-bottom="0.265cm" fo:border="none"/>
    </style:style>
    <style:style style:name="Table381.A6" style:family="table-cell">
      <style:table-cell-properties style:vertical-align="middle" fo:padding-left="0.503cm" fo:padding-right="0.265cm" fo:padding-top="0.132cm" fo:padding-bottom="0.265cm" fo:border="none"/>
    </style:style>
    <style:style style:name="Table373" style:family="table">
      <style:table-properties style:width="2.328cm" fo:margin-left="0cm" fo:margin-top="0cm" fo:margin-bottom="0cm" table:align="left" style:writing-mode="lr-tb"/>
    </style:style>
    <style:style style:name="Table373.A" style:family="table-column">
      <style:table-column-properties style:column-width="2.328cm"/>
    </style:style>
    <style:style style:name="Table373.1" style:family="table-row">
      <style:table-row-properties fo:keep-together="auto"/>
    </style:style>
    <style:style style:name="Table373.A1" style:family="table-cell">
      <style:table-cell-properties style:vertical-align="middle" fo:padding="0cm" fo:border="none"/>
    </style:style>
    <style:style style:name="Table374" style:family="table">
      <style:table-properties style:width="2.328cm" fo:margin-left="0cm" fo:margin-top="0cm" fo:margin-bottom="0cm" table:align="left" style:writing-mode="lr-tb"/>
    </style:style>
    <style:style style:name="Table374.A" style:family="table-column">
      <style:table-column-properties style:column-width="2.328cm"/>
    </style:style>
    <style:style style:name="Table374.1" style:family="table-row">
      <style:table-row-properties fo:keep-together="auto"/>
    </style:style>
    <style:style style:name="Table374.A1" style:family="table-cell">
      <style:table-cell-properties style:vertical-align="middle" fo:padding="0cm" fo:border="none"/>
    </style:style>
    <style:style style:name="Table375" style:family="table">
      <style:table-properties style:width="2.328cm" fo:margin-left="0cm" fo:margin-top="0cm" fo:margin-bottom="0cm" table:align="left" style:writing-mode="lr-tb"/>
    </style:style>
    <style:style style:name="Table375.A" style:family="table-column">
      <style:table-column-properties style:column-width="2.328cm"/>
    </style:style>
    <style:style style:name="Table375.1" style:family="table-row">
      <style:table-row-properties fo:keep-together="auto"/>
    </style:style>
    <style:style style:name="Table375.A1" style:family="table-cell">
      <style:table-cell-properties style:vertical-align="middle" fo:padding="0cm" fo:border="none"/>
    </style:style>
    <style:style style:name="Table376" style:family="table">
      <style:table-properties style:width="4.191cm" fo:margin-left="0cm" fo:margin-top="0cm" fo:margin-bottom="0cm" table:align="left" style:writing-mode="lr-tb"/>
    </style:style>
    <style:style style:name="Table376.A" style:family="table-column">
      <style:table-column-properties style:column-width="4.191cm"/>
    </style:style>
    <style:style style:name="Table376.1" style:family="table-row">
      <style:table-row-properties fo:keep-together="auto"/>
    </style:style>
    <style:style style:name="Table376.A1" style:family="table-cell">
      <style:table-cell-properties style:vertical-align="middle" fo:padding="0cm" fo:border="none"/>
    </style:style>
    <style:style style:name="Table377" style:family="table">
      <style:table-properties style:width="2.328cm" fo:margin-left="0cm" fo:margin-top="0cm" fo:margin-bottom="0cm" table:align="left" style:writing-mode="lr-tb"/>
    </style:style>
    <style:style style:name="Table377.A" style:family="table-column">
      <style:table-column-properties style:column-width="2.328cm"/>
    </style:style>
    <style:style style:name="Table377.1" style:family="table-row">
      <style:table-row-properties fo:keep-together="auto"/>
    </style:style>
    <style:style style:name="Table377.A1" style:family="table-cell">
      <style:table-cell-properties style:vertical-align="middle" fo:padding="0cm" fo:border="none"/>
    </style:style>
    <style:style style:name="Table378" style:family="table">
      <style:table-properties style:width="2.328cm" fo:margin-left="0cm" fo:margin-top="0cm" fo:margin-bottom="0cm" table:align="left" style:writing-mode="lr-tb"/>
    </style:style>
    <style:style style:name="Table378.A" style:family="table-column">
      <style:table-column-properties style:column-width="2.328cm"/>
    </style:style>
    <style:style style:name="Table378.1" style:family="table-row">
      <style:table-row-properties fo:keep-together="auto"/>
    </style:style>
    <style:style style:name="Table378.A1" style:family="table-cell">
      <style:table-cell-properties style:vertical-align="middle" fo:padding="0cm" fo:border="none"/>
    </style:style>
    <style:style style:name="Table379" style:family="table">
      <style:table-properties style:width="2.328cm" fo:margin-left="0cm" fo:margin-top="0cm" fo:margin-bottom="0cm" table:align="left" style:writing-mode="lr-tb"/>
    </style:style>
    <style:style style:name="Table379.A" style:family="table-column">
      <style:table-column-properties style:column-width="2.328cm"/>
    </style:style>
    <style:style style:name="Table379.1" style:family="table-row">
      <style:table-row-properties fo:keep-together="auto"/>
    </style:style>
    <style:style style:name="Table379.A1" style:family="table-cell">
      <style:table-cell-properties style:vertical-align="middle" fo:padding="0cm" fo:border="none"/>
    </style:style>
    <style:style style:name="Table380" style:family="table">
      <style:table-properties style:width="4.191cm" fo:margin-left="0cm" fo:margin-top="0cm" fo:margin-bottom="0cm" table:align="left" style:writing-mode="lr-tb"/>
    </style:style>
    <style:style style:name="Table380.A" style:family="table-column">
      <style:table-column-properties style:column-width="4.191cm"/>
    </style:style>
    <style:style style:name="Table380.1" style:family="table-row">
      <style:table-row-properties fo:keep-together="auto"/>
    </style:style>
    <style:style style:name="Table380.A1" style:family="table-cell">
      <style:table-cell-properties style:vertical-align="middle" fo:padding="0cm" fo:border="none"/>
    </style:style>
    <style:style style:name="Table382" style:family="table">
      <style:table-properties style:width="2.561cm" fo:margin-left="0cm" fo:margin-top="0cm" fo:margin-bottom="0cm" table:align="left" style:writing-mode="lr-tb"/>
    </style:style>
    <style:style style:name="Table382.A" style:family="table-column">
      <style:table-column-properties style:column-width="2.561cm"/>
    </style:style>
    <style:style style:name="Table382.1" style:family="table-row">
      <style:table-row-properties fo:keep-together="auto"/>
    </style:style>
    <style:style style:name="Table382.A1" style:family="table-cell">
      <style:table-cell-properties style:vertical-align="middle" fo:padding="0cm" fo:border="none"/>
    </style:style>
    <style:style style:name="Table383" style:family="table">
      <style:table-properties style:width="2.328cm" fo:margin-left="0cm" fo:margin-top="0cm" fo:margin-bottom="0cm" table:align="left" style:writing-mode="lr-tb"/>
    </style:style>
    <style:style style:name="Table383.A" style:family="table-column">
      <style:table-column-properties style:column-width="2.328cm"/>
    </style:style>
    <style:style style:name="Table383.1" style:family="table-row">
      <style:table-row-properties fo:keep-together="auto"/>
    </style:style>
    <style:style style:name="Table383.A1" style:family="table-cell">
      <style:table-cell-properties style:vertical-align="middle" fo:padding="0cm" fo:border="none"/>
    </style:style>
    <style:style style:name="Table384" style:family="table">
      <style:table-properties style:width="2.794cm" fo:margin-left="0cm" fo:margin-top="0cm" fo:margin-bottom="0cm" table:align="left" style:writing-mode="lr-tb"/>
    </style:style>
    <style:style style:name="Table384.A" style:family="table-column">
      <style:table-column-properties style:column-width="2.794cm"/>
    </style:style>
    <style:style style:name="Table384.1" style:family="table-row">
      <style:table-row-properties fo:keep-together="auto"/>
    </style:style>
    <style:style style:name="Table384.A1" style:family="table-cell">
      <style:table-cell-properties style:vertical-align="middle" fo:padding="0cm" fo:border="none"/>
    </style:style>
    <style:style style:name="Table385" style:family="table">
      <style:table-properties style:width="4.191cm" fo:margin-left="0cm" fo:margin-top="0cm" fo:margin-bottom="0cm" table:align="left" style:writing-mode="lr-tb"/>
    </style:style>
    <style:style style:name="Table385.A" style:family="table-column">
      <style:table-column-properties style:column-width="4.191cm"/>
    </style:style>
    <style:style style:name="Table385.1" style:family="table-row">
      <style:table-row-properties fo:keep-together="auto"/>
    </style:style>
    <style:style style:name="Table385.A1" style:family="table-cell">
      <style:table-cell-properties style:vertical-align="middle" fo:padding="0cm" fo:border="none"/>
    </style:style>
    <style:style style:name="Table386" style:family="table">
      <style:table-properties style:width="2.794cm" fo:margin-left="0cm" fo:margin-top="0cm" fo:margin-bottom="0cm" table:align="left" style:writing-mode="lr-tb"/>
    </style:style>
    <style:style style:name="Table386.A" style:family="table-column">
      <style:table-column-properties style:column-width="2.794cm"/>
    </style:style>
    <style:style style:name="Table386.1" style:family="table-row">
      <style:table-row-properties fo:keep-together="auto"/>
    </style:style>
    <style:style style:name="Table386.A1" style:family="table-cell">
      <style:table-cell-properties style:vertical-align="middle" fo:padding="0cm" fo:border="none"/>
    </style:style>
    <style:style style:name="Table387" style:family="table">
      <style:table-properties style:width="2.794cm" fo:margin-left="0cm" fo:margin-top="0cm" fo:margin-bottom="0cm" table:align="left" style:writing-mode="lr-tb"/>
    </style:style>
    <style:style style:name="Table387.A" style:family="table-column">
      <style:table-column-properties style:column-width="2.794cm"/>
    </style:style>
    <style:style style:name="Table387.1" style:family="table-row">
      <style:table-row-properties fo:keep-together="auto"/>
    </style:style>
    <style:style style:name="Table387.A1" style:family="table-cell">
      <style:table-cell-properties style:vertical-align="middle" fo:padding="0cm" fo:border="none"/>
    </style:style>
    <style:style style:name="Table388" style:family="table">
      <style:table-properties style:width="2.794cm" fo:margin-left="0cm" fo:margin-top="0cm" fo:margin-bottom="0cm" table:align="left" style:writing-mode="lr-tb"/>
    </style:style>
    <style:style style:name="Table388.A" style:family="table-column">
      <style:table-column-properties style:column-width="2.794cm"/>
    </style:style>
    <style:style style:name="Table388.1" style:family="table-row">
      <style:table-row-properties fo:keep-together="auto"/>
    </style:style>
    <style:style style:name="Table388.A1" style:family="table-cell">
      <style:table-cell-properties style:vertical-align="middle" fo:padding="0cm" fo:border="none"/>
    </style:style>
    <style:style style:name="Table389" style:family="table">
      <style:table-properties style:width="4.191cm" fo:margin-left="0cm" fo:margin-top="0cm" fo:margin-bottom="0cm" table:align="left" style:writing-mode="lr-tb"/>
    </style:style>
    <style:style style:name="Table389.A" style:family="table-column">
      <style:table-column-properties style:column-width="4.191cm"/>
    </style:style>
    <style:style style:name="Table389.1" style:family="table-row">
      <style:table-row-properties fo:keep-together="auto"/>
    </style:style>
    <style:style style:name="Table389.A1" style:family="table-cell">
      <style:table-cell-properties style:vertical-align="middle" fo:padding="0cm" fo:border="none"/>
    </style:style>
    <style:style style:name="Table390" style:family="table">
      <style:table-properties style:width="15.921cm" style:rel-width="100%" fo:margin-left="0cm" fo:margin-top="0cm" fo:margin-bottom="0cm" table:align="left" style:writing-mode="lr-tb"/>
    </style:style>
    <style:style style:name="Table390.A" style:family="table-column">
      <style:table-column-properties style:column-width="1.355cm" style:rel-column-width="5577*"/>
    </style:style>
    <style:style style:name="Table390.B" style:family="table-column">
      <style:table-column-properties style:column-width="14.026cm" style:rel-column-width="57736*"/>
    </style:style>
    <style:style style:name="Table390.C" style:family="table-column">
      <style:table-column-properties style:column-width="0.54cm" style:rel-column-width="2222*"/>
    </style:style>
    <style:style style:name="Table390.1" style:family="table-row">
      <style:table-row-properties fo:keep-together="auto"/>
    </style:style>
    <style:style style:name="Table390.A1" style:family="table-cell">
      <style:table-cell-properties fo:background-color="#d8e4f3" fo:padding="0.265cm" fo:border="none">
        <style:background-image/>
      </style:table-cell-properties>
    </style:style>
    <style:style style:name="Table39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90.C1" style:family="table-cell">
      <style:table-cell-properties fo:padding="0cm" fo:border="none"/>
    </style:style>
    <style:style style:name="Table390.A2" style:family="table-cell">
      <style:table-cell-properties style:vertical-align="middle" fo:padding-left="0.529cm" fo:padding-right="0.265cm" fo:padding-top="0.265cm" fo:padding-bottom="0.265cm" fo:border="none"/>
    </style:style>
    <style:style style:name="Table390.3" style:family="table-row">
      <style:table-row-properties style:row-height="0cm" fo:keep-together="auto"/>
    </style:style>
    <style:style style:name="Table390.A3" style:family="table-cell">
      <style:table-cell-properties style:vertical-align="middle" fo:padding-left="0.503cm" fo:padding-right="0.265cm" fo:padding-top="0.132cm" fo:padding-bottom="0.265cm" fo:border="none"/>
    </style:style>
    <style:style style:name="Table390.C4" style:family="table-cell">
      <style:table-cell-properties fo:padding="0cm" fo:border="none"/>
    </style:style>
    <style:style style:name="Table390.A5" style:family="table-cell">
      <style:table-cell-properties style:vertical-align="middle" fo:padding-left="0.529cm" fo:padding-right="0.265cm" fo:padding-top="0.265cm" fo:padding-bottom="0.265cm" fo:border="none"/>
    </style:style>
    <style:style style:name="Table390.A6" style:family="table-cell">
      <style:table-cell-properties style:vertical-align="middle" fo:padding-left="0.503cm" fo:padding-right="0.265cm" fo:padding-top="0.132cm" fo:padding-bottom="0.265cm" fo:border="none"/>
    </style:style>
    <style:style style:name="Table382" style:family="table">
      <style:table-properties style:width="2.561cm" fo:margin-left="0cm" fo:margin-top="0cm" fo:margin-bottom="0cm" table:align="left" style:writing-mode="lr-tb"/>
    </style:style>
    <style:style style:name="Table382.A" style:family="table-column">
      <style:table-column-properties style:column-width="2.561cm"/>
    </style:style>
    <style:style style:name="Table382.1" style:family="table-row">
      <style:table-row-properties fo:keep-together="auto"/>
    </style:style>
    <style:style style:name="Table382.A1" style:family="table-cell">
      <style:table-cell-properties style:vertical-align="middle" fo:padding="0cm" fo:border="none"/>
    </style:style>
    <style:style style:name="Table383" style:family="table">
      <style:table-properties style:width="2.328cm" fo:margin-left="0cm" fo:margin-top="0cm" fo:margin-bottom="0cm" table:align="left" style:writing-mode="lr-tb"/>
    </style:style>
    <style:style style:name="Table383.A" style:family="table-column">
      <style:table-column-properties style:column-width="2.328cm"/>
    </style:style>
    <style:style style:name="Table383.1" style:family="table-row">
      <style:table-row-properties fo:keep-together="auto"/>
    </style:style>
    <style:style style:name="Table383.A1" style:family="table-cell">
      <style:table-cell-properties style:vertical-align="middle" fo:padding="0cm" fo:border="none"/>
    </style:style>
    <style:style style:name="Table384" style:family="table">
      <style:table-properties style:width="2.794cm" fo:margin-left="0cm" fo:margin-top="0cm" fo:margin-bottom="0cm" table:align="left" style:writing-mode="lr-tb"/>
    </style:style>
    <style:style style:name="Table384.A" style:family="table-column">
      <style:table-column-properties style:column-width="2.794cm"/>
    </style:style>
    <style:style style:name="Table384.1" style:family="table-row">
      <style:table-row-properties fo:keep-together="auto"/>
    </style:style>
    <style:style style:name="Table384.A1" style:family="table-cell">
      <style:table-cell-properties style:vertical-align="middle" fo:padding="0cm" fo:border="none"/>
    </style:style>
    <style:style style:name="Table385" style:family="table">
      <style:table-properties style:width="4.191cm" fo:margin-left="0cm" fo:margin-top="0cm" fo:margin-bottom="0cm" table:align="left" style:writing-mode="lr-tb"/>
    </style:style>
    <style:style style:name="Table385.A" style:family="table-column">
      <style:table-column-properties style:column-width="4.191cm"/>
    </style:style>
    <style:style style:name="Table385.1" style:family="table-row">
      <style:table-row-properties fo:keep-together="auto"/>
    </style:style>
    <style:style style:name="Table385.A1" style:family="table-cell">
      <style:table-cell-properties style:vertical-align="middle" fo:padding="0cm" fo:border="none"/>
    </style:style>
    <style:style style:name="Table386" style:family="table">
      <style:table-properties style:width="2.794cm" fo:margin-left="0cm" fo:margin-top="0cm" fo:margin-bottom="0cm" table:align="left" style:writing-mode="lr-tb"/>
    </style:style>
    <style:style style:name="Table386.A" style:family="table-column">
      <style:table-column-properties style:column-width="2.794cm"/>
    </style:style>
    <style:style style:name="Table386.1" style:family="table-row">
      <style:table-row-properties fo:keep-together="auto"/>
    </style:style>
    <style:style style:name="Table386.A1" style:family="table-cell">
      <style:table-cell-properties style:vertical-align="middle" fo:padding="0cm" fo:border="none"/>
    </style:style>
    <style:style style:name="Table387" style:family="table">
      <style:table-properties style:width="2.794cm" fo:margin-left="0cm" fo:margin-top="0cm" fo:margin-bottom="0cm" table:align="left" style:writing-mode="lr-tb"/>
    </style:style>
    <style:style style:name="Table387.A" style:family="table-column">
      <style:table-column-properties style:column-width="2.794cm"/>
    </style:style>
    <style:style style:name="Table387.1" style:family="table-row">
      <style:table-row-properties fo:keep-together="auto"/>
    </style:style>
    <style:style style:name="Table387.A1" style:family="table-cell">
      <style:table-cell-properties style:vertical-align="middle" fo:padding="0cm" fo:border="none"/>
    </style:style>
    <style:style style:name="Table388" style:family="table">
      <style:table-properties style:width="2.794cm" fo:margin-left="0cm" fo:margin-top="0cm" fo:margin-bottom="0cm" table:align="left" style:writing-mode="lr-tb"/>
    </style:style>
    <style:style style:name="Table388.A" style:family="table-column">
      <style:table-column-properties style:column-width="2.794cm"/>
    </style:style>
    <style:style style:name="Table388.1" style:family="table-row">
      <style:table-row-properties fo:keep-together="auto"/>
    </style:style>
    <style:style style:name="Table388.A1" style:family="table-cell">
      <style:table-cell-properties style:vertical-align="middle" fo:padding="0cm" fo:border="none"/>
    </style:style>
    <style:style style:name="Table389" style:family="table">
      <style:table-properties style:width="4.191cm" fo:margin-left="0cm" fo:margin-top="0cm" fo:margin-bottom="0cm" table:align="left" style:writing-mode="lr-tb"/>
    </style:style>
    <style:style style:name="Table389.A" style:family="table-column">
      <style:table-column-properties style:column-width="4.191cm"/>
    </style:style>
    <style:style style:name="Table389.1" style:family="table-row">
      <style:table-row-properties fo:keep-together="auto"/>
    </style:style>
    <style:style style:name="Table389.A1" style:family="table-cell">
      <style:table-cell-properties style:vertical-align="middle" fo:padding="0cm" fo:border="none"/>
    </style:style>
    <style:style style:name="Table391" style:family="table">
      <style:table-properties style:width="2.328cm" fo:margin-left="0cm" fo:margin-top="0cm" fo:margin-bottom="0cm" table:align="left" style:writing-mode="lr-tb"/>
    </style:style>
    <style:style style:name="Table391.A" style:family="table-column">
      <style:table-column-properties style:column-width="2.328cm"/>
    </style:style>
    <style:style style:name="Table391.1" style:family="table-row">
      <style:table-row-properties fo:keep-together="auto"/>
    </style:style>
    <style:style style:name="Table391.A1" style:family="table-cell">
      <style:table-cell-properties style:vertical-align="middle" fo:padding="0cm" fo:border="none"/>
    </style:style>
    <style:style style:name="Table392" style:family="table">
      <style:table-properties style:width="2.328cm" fo:margin-left="0cm" fo:margin-top="0cm" fo:margin-bottom="0cm" table:align="left" style:writing-mode="lr-tb"/>
    </style:style>
    <style:style style:name="Table392.A" style:family="table-column">
      <style:table-column-properties style:column-width="2.328cm"/>
    </style:style>
    <style:style style:name="Table392.1" style:family="table-row">
      <style:table-row-properties fo:keep-together="auto"/>
    </style:style>
    <style:style style:name="Table392.A1" style:family="table-cell">
      <style:table-cell-properties style:vertical-align="middle" fo:padding="0cm" fo:border="none"/>
    </style:style>
    <style:style style:name="Table393" style:family="table">
      <style:table-properties style:width="2.328cm" fo:margin-left="0cm" fo:margin-top="0cm" fo:margin-bottom="0cm" table:align="left" style:writing-mode="lr-tb"/>
    </style:style>
    <style:style style:name="Table393.A" style:family="table-column">
      <style:table-column-properties style:column-width="2.328cm"/>
    </style:style>
    <style:style style:name="Table393.1" style:family="table-row">
      <style:table-row-properties fo:keep-together="auto"/>
    </style:style>
    <style:style style:name="Table393.A1" style:family="table-cell">
      <style:table-cell-properties style:vertical-align="middle" fo:padding="0cm" fo:border="none"/>
    </style:style>
    <style:style style:name="Table394" style:family="table">
      <style:table-properties style:width="4.191cm" fo:margin-left="0cm" fo:margin-top="0cm" fo:margin-bottom="0cm" table:align="left" style:writing-mode="lr-tb"/>
    </style:style>
    <style:style style:name="Table394.A" style:family="table-column">
      <style:table-column-properties style:column-width="4.191cm"/>
    </style:style>
    <style:style style:name="Table394.1" style:family="table-row">
      <style:table-row-properties fo:keep-together="auto"/>
    </style:style>
    <style:style style:name="Table394.A1" style:family="table-cell">
      <style:table-cell-properties style:vertical-align="middle" fo:padding="0cm" fo:border="none"/>
    </style:style>
    <style:style style:name="Table395" style:family="table">
      <style:table-properties style:width="2.328cm" fo:margin-left="0cm" fo:margin-top="0cm" fo:margin-bottom="0cm" table:align="left" style:writing-mode="lr-tb"/>
    </style:style>
    <style:style style:name="Table395.A" style:family="table-column">
      <style:table-column-properties style:column-width="2.328cm"/>
    </style:style>
    <style:style style:name="Table395.1" style:family="table-row">
      <style:table-row-properties fo:keep-together="auto"/>
    </style:style>
    <style:style style:name="Table395.A1" style:family="table-cell">
      <style:table-cell-properties style:vertical-align="middle" fo:padding="0cm" fo:border="none"/>
    </style:style>
    <style:style style:name="Table396" style:family="table">
      <style:table-properties style:width="2.328cm" fo:margin-left="0cm" fo:margin-top="0cm" fo:margin-bottom="0cm" table:align="left" style:writing-mode="lr-tb"/>
    </style:style>
    <style:style style:name="Table396.A" style:family="table-column">
      <style:table-column-properties style:column-width="2.328cm"/>
    </style:style>
    <style:style style:name="Table396.1" style:family="table-row">
      <style:table-row-properties fo:keep-together="auto"/>
    </style:style>
    <style:style style:name="Table396.A1" style:family="table-cell">
      <style:table-cell-properties style:vertical-align="middle" fo:padding="0cm" fo:border="none"/>
    </style:style>
    <style:style style:name="Table397" style:family="table">
      <style:table-properties style:width="2.328cm" fo:margin-left="0cm" fo:margin-top="0cm" fo:margin-bottom="0cm" table:align="left" style:writing-mode="lr-tb"/>
    </style:style>
    <style:style style:name="Table397.A" style:family="table-column">
      <style:table-column-properties style:column-width="2.328cm"/>
    </style:style>
    <style:style style:name="Table397.1" style:family="table-row">
      <style:table-row-properties fo:keep-together="auto"/>
    </style:style>
    <style:style style:name="Table397.A1" style:family="table-cell">
      <style:table-cell-properties style:vertical-align="middle" fo:padding="0cm" fo:border="none"/>
    </style:style>
    <style:style style:name="Table398" style:family="table">
      <style:table-properties style:width="4.191cm" fo:margin-left="0cm" fo:margin-top="0cm" fo:margin-bottom="0cm" table:align="left" style:writing-mode="lr-tb"/>
    </style:style>
    <style:style style:name="Table398.A" style:family="table-column">
      <style:table-column-properties style:column-width="4.191cm"/>
    </style:style>
    <style:style style:name="Table398.1" style:family="table-row">
      <style:table-row-properties fo:keep-together="auto"/>
    </style:style>
    <style:style style:name="Table398.A1" style:family="table-cell">
      <style:table-cell-properties style:vertical-align="middle" fo:padding="0cm" fo:border="none"/>
    </style:style>
    <style:style style:name="Table399" style:family="table">
      <style:table-properties style:width="15.921cm" style:rel-width="100%" fo:margin-left="0cm" fo:margin-top="0cm" fo:margin-bottom="0cm" table:align="left" style:writing-mode="lr-tb"/>
    </style:style>
    <style:style style:name="Table399.A" style:family="table-column">
      <style:table-column-properties style:column-width="1.355cm" style:rel-column-width="5577*"/>
    </style:style>
    <style:style style:name="Table399.B" style:family="table-column">
      <style:table-column-properties style:column-width="14.026cm" style:rel-column-width="57736*"/>
    </style:style>
    <style:style style:name="Table399.C" style:family="table-column">
      <style:table-column-properties style:column-width="0.54cm" style:rel-column-width="2222*"/>
    </style:style>
    <style:style style:name="Table399.1" style:family="table-row">
      <style:table-row-properties fo:keep-together="auto"/>
    </style:style>
    <style:style style:name="Table399.A1" style:family="table-cell">
      <style:table-cell-properties fo:background-color="#d8e4f3" fo:padding="0.265cm" fo:border="none">
        <style:background-image/>
      </style:table-cell-properties>
    </style:style>
    <style:style style:name="Table39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99.C1" style:family="table-cell">
      <style:table-cell-properties fo:padding="0cm" fo:border="none"/>
    </style:style>
    <style:style style:name="Table399.A2" style:family="table-cell">
      <style:table-cell-properties style:vertical-align="middle" fo:padding-left="0.529cm" fo:padding-right="0.265cm" fo:padding-top="0.265cm" fo:padding-bottom="0.265cm" fo:border="none"/>
    </style:style>
    <style:style style:name="Table399.3" style:family="table-row">
      <style:table-row-properties style:row-height="0cm" fo:keep-together="auto"/>
    </style:style>
    <style:style style:name="Table399.A3" style:family="table-cell">
      <style:table-cell-properties style:vertical-align="middle" fo:padding-left="0.503cm" fo:padding-right="0.265cm" fo:padding-top="0.132cm" fo:padding-bottom="0.265cm" fo:border="none"/>
    </style:style>
    <style:style style:name="Table399.C4" style:family="table-cell">
      <style:table-cell-properties fo:padding="0cm" fo:border="none"/>
    </style:style>
    <style:style style:name="Table399.A5" style:family="table-cell">
      <style:table-cell-properties style:vertical-align="middle" fo:padding-left="0.529cm" fo:padding-right="0.265cm" fo:padding-top="0.265cm" fo:padding-bottom="0.265cm" fo:border="none"/>
    </style:style>
    <style:style style:name="Table399.A6" style:family="table-cell">
      <style:table-cell-properties style:vertical-align="middle" fo:padding-left="0.503cm" fo:padding-right="0.265cm" fo:padding-top="0.132cm" fo:padding-bottom="0.265cm" fo:border="none"/>
    </style:style>
    <style:style style:name="Table391" style:family="table">
      <style:table-properties style:width="2.328cm" fo:margin-left="0cm" fo:margin-top="0cm" fo:margin-bottom="0cm" table:align="left" style:writing-mode="lr-tb"/>
    </style:style>
    <style:style style:name="Table391.A" style:family="table-column">
      <style:table-column-properties style:column-width="2.328cm"/>
    </style:style>
    <style:style style:name="Table391.1" style:family="table-row">
      <style:table-row-properties fo:keep-together="auto"/>
    </style:style>
    <style:style style:name="Table391.A1" style:family="table-cell">
      <style:table-cell-properties style:vertical-align="middle" fo:padding="0cm" fo:border="none"/>
    </style:style>
    <style:style style:name="Table392" style:family="table">
      <style:table-properties style:width="2.328cm" fo:margin-left="0cm" fo:margin-top="0cm" fo:margin-bottom="0cm" table:align="left" style:writing-mode="lr-tb"/>
    </style:style>
    <style:style style:name="Table392.A" style:family="table-column">
      <style:table-column-properties style:column-width="2.328cm"/>
    </style:style>
    <style:style style:name="Table392.1" style:family="table-row">
      <style:table-row-properties fo:keep-together="auto"/>
    </style:style>
    <style:style style:name="Table392.A1" style:family="table-cell">
      <style:table-cell-properties style:vertical-align="middle" fo:padding="0cm" fo:border="none"/>
    </style:style>
    <style:style style:name="Table393" style:family="table">
      <style:table-properties style:width="2.328cm" fo:margin-left="0cm" fo:margin-top="0cm" fo:margin-bottom="0cm" table:align="left" style:writing-mode="lr-tb"/>
    </style:style>
    <style:style style:name="Table393.A" style:family="table-column">
      <style:table-column-properties style:column-width="2.328cm"/>
    </style:style>
    <style:style style:name="Table393.1" style:family="table-row">
      <style:table-row-properties fo:keep-together="auto"/>
    </style:style>
    <style:style style:name="Table393.A1" style:family="table-cell">
      <style:table-cell-properties style:vertical-align="middle" fo:padding="0cm" fo:border="none"/>
    </style:style>
    <style:style style:name="Table394" style:family="table">
      <style:table-properties style:width="4.191cm" fo:margin-left="0cm" fo:margin-top="0cm" fo:margin-bottom="0cm" table:align="left" style:writing-mode="lr-tb"/>
    </style:style>
    <style:style style:name="Table394.A" style:family="table-column">
      <style:table-column-properties style:column-width="4.191cm"/>
    </style:style>
    <style:style style:name="Table394.1" style:family="table-row">
      <style:table-row-properties fo:keep-together="auto"/>
    </style:style>
    <style:style style:name="Table394.A1" style:family="table-cell">
      <style:table-cell-properties style:vertical-align="middle" fo:padding="0cm" fo:border="none"/>
    </style:style>
    <style:style style:name="Table395" style:family="table">
      <style:table-properties style:width="2.328cm" fo:margin-left="0cm" fo:margin-top="0cm" fo:margin-bottom="0cm" table:align="left" style:writing-mode="lr-tb"/>
    </style:style>
    <style:style style:name="Table395.A" style:family="table-column">
      <style:table-column-properties style:column-width="2.328cm"/>
    </style:style>
    <style:style style:name="Table395.1" style:family="table-row">
      <style:table-row-properties fo:keep-together="auto"/>
    </style:style>
    <style:style style:name="Table395.A1" style:family="table-cell">
      <style:table-cell-properties style:vertical-align="middle" fo:padding="0cm" fo:border="none"/>
    </style:style>
    <style:style style:name="Table396" style:family="table">
      <style:table-properties style:width="2.328cm" fo:margin-left="0cm" fo:margin-top="0cm" fo:margin-bottom="0cm" table:align="left" style:writing-mode="lr-tb"/>
    </style:style>
    <style:style style:name="Table396.A" style:family="table-column">
      <style:table-column-properties style:column-width="2.328cm"/>
    </style:style>
    <style:style style:name="Table396.1" style:family="table-row">
      <style:table-row-properties fo:keep-together="auto"/>
    </style:style>
    <style:style style:name="Table396.A1" style:family="table-cell">
      <style:table-cell-properties style:vertical-align="middle" fo:padding="0cm" fo:border="none"/>
    </style:style>
    <style:style style:name="Table397" style:family="table">
      <style:table-properties style:width="2.328cm" fo:margin-left="0cm" fo:margin-top="0cm" fo:margin-bottom="0cm" table:align="left" style:writing-mode="lr-tb"/>
    </style:style>
    <style:style style:name="Table397.A" style:family="table-column">
      <style:table-column-properties style:column-width="2.328cm"/>
    </style:style>
    <style:style style:name="Table397.1" style:family="table-row">
      <style:table-row-properties fo:keep-together="auto"/>
    </style:style>
    <style:style style:name="Table397.A1" style:family="table-cell">
      <style:table-cell-properties style:vertical-align="middle" fo:padding="0cm" fo:border="none"/>
    </style:style>
    <style:style style:name="Table398" style:family="table">
      <style:table-properties style:width="4.191cm" fo:margin-left="0cm" fo:margin-top="0cm" fo:margin-bottom="0cm" table:align="left" style:writing-mode="lr-tb"/>
    </style:style>
    <style:style style:name="Table398.A" style:family="table-column">
      <style:table-column-properties style:column-width="4.191cm"/>
    </style:style>
    <style:style style:name="Table398.1" style:family="table-row">
      <style:table-row-properties fo:keep-together="auto"/>
    </style:style>
    <style:style style:name="Table398.A1" style:family="table-cell">
      <style:table-cell-properties style:vertical-align="middle" fo:padding="0cm" fo:border="none"/>
    </style:style>
    <style:style style:name="Table400" style:family="table">
      <style:table-properties style:width="2.328cm" fo:margin-left="0cm" fo:margin-top="0cm" fo:margin-bottom="0cm" table:align="left" style:writing-mode="lr-tb"/>
    </style:style>
    <style:style style:name="Table400.A" style:family="table-column">
      <style:table-column-properties style:column-width="2.328cm"/>
    </style:style>
    <style:style style:name="Table400.1" style:family="table-row">
      <style:table-row-properties fo:keep-together="auto"/>
    </style:style>
    <style:style style:name="Table400.A1" style:family="table-cell">
      <style:table-cell-properties style:vertical-align="middle" fo:padding="0cm" fo:border="none"/>
    </style:style>
    <style:style style:name="Table401" style:family="table">
      <style:table-properties style:width="2.328cm" fo:margin-left="0cm" fo:margin-top="0cm" fo:margin-bottom="0cm" table:align="left" style:writing-mode="lr-tb"/>
    </style:style>
    <style:style style:name="Table401.A" style:family="table-column">
      <style:table-column-properties style:column-width="2.328cm"/>
    </style:style>
    <style:style style:name="Table401.1" style:family="table-row">
      <style:table-row-properties fo:keep-together="auto"/>
    </style:style>
    <style:style style:name="Table401.A1" style:family="table-cell">
      <style:table-cell-properties style:vertical-align="middle" fo:padding="0cm" fo:border="none"/>
    </style:style>
    <style:style style:name="Table402" style:family="table">
      <style:table-properties style:width="2.328cm" fo:margin-left="0cm" fo:margin-top="0cm" fo:margin-bottom="0cm" table:align="left" style:writing-mode="lr-tb"/>
    </style:style>
    <style:style style:name="Table402.A" style:family="table-column">
      <style:table-column-properties style:column-width="2.328cm"/>
    </style:style>
    <style:style style:name="Table402.1" style:family="table-row">
      <style:table-row-properties fo:keep-together="auto"/>
    </style:style>
    <style:style style:name="Table402.A1" style:family="table-cell">
      <style:table-cell-properties style:vertical-align="middle" fo:padding="0cm" fo:border="none"/>
    </style:style>
    <style:style style:name="Table403" style:family="table">
      <style:table-properties style:width="4.191cm" fo:margin-left="0cm" fo:margin-top="0cm" fo:margin-bottom="0cm" table:align="left" style:writing-mode="lr-tb"/>
    </style:style>
    <style:style style:name="Table403.A" style:family="table-column">
      <style:table-column-properties style:column-width="4.191cm"/>
    </style:style>
    <style:style style:name="Table403.1" style:family="table-row">
      <style:table-row-properties fo:keep-together="auto"/>
    </style:style>
    <style:style style:name="Table403.A1" style:family="table-cell">
      <style:table-cell-properties style:vertical-align="middle" fo:padding="0cm" fo:border="none"/>
    </style:style>
    <style:style style:name="Table404" style:family="table">
      <style:table-properties style:width="2.328cm" fo:margin-left="0cm" fo:margin-top="0cm" fo:margin-bottom="0cm" table:align="left" style:writing-mode="lr-tb"/>
    </style:style>
    <style:style style:name="Table404.A" style:family="table-column">
      <style:table-column-properties style:column-width="2.328cm"/>
    </style:style>
    <style:style style:name="Table404.1" style:family="table-row">
      <style:table-row-properties fo:keep-together="auto"/>
    </style:style>
    <style:style style:name="Table404.A1" style:family="table-cell">
      <style:table-cell-properties style:vertical-align="middle" fo:padding="0cm" fo:border="none"/>
    </style:style>
    <style:style style:name="Table405" style:family="table">
      <style:table-properties style:width="2.328cm" fo:margin-left="0cm" fo:margin-top="0cm" fo:margin-bottom="0cm" table:align="left" style:writing-mode="lr-tb"/>
    </style:style>
    <style:style style:name="Table405.A" style:family="table-column">
      <style:table-column-properties style:column-width="2.328cm"/>
    </style:style>
    <style:style style:name="Table405.1" style:family="table-row">
      <style:table-row-properties fo:keep-together="auto"/>
    </style:style>
    <style:style style:name="Table405.A1" style:family="table-cell">
      <style:table-cell-properties style:vertical-align="middle" fo:padding="0cm" fo:border="none"/>
    </style:style>
    <style:style style:name="Table406" style:family="table">
      <style:table-properties style:width="2.328cm" fo:margin-left="0cm" fo:margin-top="0cm" fo:margin-bottom="0cm" table:align="left" style:writing-mode="lr-tb"/>
    </style:style>
    <style:style style:name="Table406.A" style:family="table-column">
      <style:table-column-properties style:column-width="2.328cm"/>
    </style:style>
    <style:style style:name="Table406.1" style:family="table-row">
      <style:table-row-properties fo:keep-together="auto"/>
    </style:style>
    <style:style style:name="Table406.A1" style:family="table-cell">
      <style:table-cell-properties style:vertical-align="middle" fo:padding="0cm" fo:border="none"/>
    </style:style>
    <style:style style:name="Table407" style:family="table">
      <style:table-properties style:width="4.191cm" fo:margin-left="0cm" fo:margin-top="0cm" fo:margin-bottom="0cm" table:align="left" style:writing-mode="lr-tb"/>
    </style:style>
    <style:style style:name="Table407.A" style:family="table-column">
      <style:table-column-properties style:column-width="4.191cm"/>
    </style:style>
    <style:style style:name="Table407.1" style:family="table-row">
      <style:table-row-properties fo:keep-together="auto"/>
    </style:style>
    <style:style style:name="Table407.A1" style:family="table-cell">
      <style:table-cell-properties style:vertical-align="middle" fo:padding="0cm" fo:border="none"/>
    </style:style>
    <style:style style:name="Table408" style:family="table">
      <style:table-properties style:width="15.921cm" style:rel-width="100%" fo:margin-left="0cm" fo:margin-top="0cm" fo:margin-bottom="0cm" table:align="left" style:writing-mode="lr-tb"/>
    </style:style>
    <style:style style:name="Table408.A" style:family="table-column">
      <style:table-column-properties style:column-width="1.355cm" style:rel-column-width="5577*"/>
    </style:style>
    <style:style style:name="Table408.B" style:family="table-column">
      <style:table-column-properties style:column-width="14.026cm" style:rel-column-width="57736*"/>
    </style:style>
    <style:style style:name="Table408.C" style:family="table-column">
      <style:table-column-properties style:column-width="0.54cm" style:rel-column-width="2222*"/>
    </style:style>
    <style:style style:name="Table408.1" style:family="table-row">
      <style:table-row-properties fo:keep-together="auto"/>
    </style:style>
    <style:style style:name="Table408.A1" style:family="table-cell">
      <style:table-cell-properties fo:background-color="#d8e4f3" fo:padding="0.265cm" fo:border="none">
        <style:background-image/>
      </style:table-cell-properties>
    </style:style>
    <style:style style:name="Table40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08.C1" style:family="table-cell">
      <style:table-cell-properties fo:padding="0cm" fo:border="none"/>
    </style:style>
    <style:style style:name="Table408.A2" style:family="table-cell">
      <style:table-cell-properties style:vertical-align="middle" fo:padding-left="0.529cm" fo:padding-right="0.265cm" fo:padding-top="0.265cm" fo:padding-bottom="0.265cm" fo:border="none"/>
    </style:style>
    <style:style style:name="Table408.3" style:family="table-row">
      <style:table-row-properties style:row-height="0cm" fo:keep-together="auto"/>
    </style:style>
    <style:style style:name="Table408.A3" style:family="table-cell">
      <style:table-cell-properties style:vertical-align="middle" fo:padding-left="0.503cm" fo:padding-right="0.265cm" fo:padding-top="0.132cm" fo:padding-bottom="0.265cm" fo:border="none"/>
    </style:style>
    <style:style style:name="Table408.C4" style:family="table-cell">
      <style:table-cell-properties fo:padding="0cm" fo:border="none"/>
    </style:style>
    <style:style style:name="Table408.A5" style:family="table-cell">
      <style:table-cell-properties style:vertical-align="middle" fo:padding-left="0.529cm" fo:padding-right="0.265cm" fo:padding-top="0.265cm" fo:padding-bottom="0.265cm" fo:border="none"/>
    </style:style>
    <style:style style:name="Table408.A6" style:family="table-cell">
      <style:table-cell-properties style:vertical-align="middle" fo:padding-left="0.503cm" fo:padding-right="0.265cm" fo:padding-top="0.132cm" fo:padding-bottom="0.265cm" fo:border="none"/>
    </style:style>
    <style:style style:name="Table400" style:family="table">
      <style:table-properties style:width="2.328cm" fo:margin-left="0cm" fo:margin-top="0cm" fo:margin-bottom="0cm" table:align="left" style:writing-mode="lr-tb"/>
    </style:style>
    <style:style style:name="Table400.A" style:family="table-column">
      <style:table-column-properties style:column-width="2.328cm"/>
    </style:style>
    <style:style style:name="Table400.1" style:family="table-row">
      <style:table-row-properties fo:keep-together="auto"/>
    </style:style>
    <style:style style:name="Table400.A1" style:family="table-cell">
      <style:table-cell-properties style:vertical-align="middle" fo:padding="0cm" fo:border="none"/>
    </style:style>
    <style:style style:name="Table401" style:family="table">
      <style:table-properties style:width="2.328cm" fo:margin-left="0cm" fo:margin-top="0cm" fo:margin-bottom="0cm" table:align="left" style:writing-mode="lr-tb"/>
    </style:style>
    <style:style style:name="Table401.A" style:family="table-column">
      <style:table-column-properties style:column-width="2.328cm"/>
    </style:style>
    <style:style style:name="Table401.1" style:family="table-row">
      <style:table-row-properties fo:keep-together="auto"/>
    </style:style>
    <style:style style:name="Table401.A1" style:family="table-cell">
      <style:table-cell-properties style:vertical-align="middle" fo:padding="0cm" fo:border="none"/>
    </style:style>
    <style:style style:name="Table402" style:family="table">
      <style:table-properties style:width="2.328cm" fo:margin-left="0cm" fo:margin-top="0cm" fo:margin-bottom="0cm" table:align="left" style:writing-mode="lr-tb"/>
    </style:style>
    <style:style style:name="Table402.A" style:family="table-column">
      <style:table-column-properties style:column-width="2.328cm"/>
    </style:style>
    <style:style style:name="Table402.1" style:family="table-row">
      <style:table-row-properties fo:keep-together="auto"/>
    </style:style>
    <style:style style:name="Table402.A1" style:family="table-cell">
      <style:table-cell-properties style:vertical-align="middle" fo:padding="0cm" fo:border="none"/>
    </style:style>
    <style:style style:name="Table403" style:family="table">
      <style:table-properties style:width="4.191cm" fo:margin-left="0cm" fo:margin-top="0cm" fo:margin-bottom="0cm" table:align="left" style:writing-mode="lr-tb"/>
    </style:style>
    <style:style style:name="Table403.A" style:family="table-column">
      <style:table-column-properties style:column-width="4.191cm"/>
    </style:style>
    <style:style style:name="Table403.1" style:family="table-row">
      <style:table-row-properties fo:keep-together="auto"/>
    </style:style>
    <style:style style:name="Table403.A1" style:family="table-cell">
      <style:table-cell-properties style:vertical-align="middle" fo:padding="0cm" fo:border="none"/>
    </style:style>
    <style:style style:name="Table404" style:family="table">
      <style:table-properties style:width="2.328cm" fo:margin-left="0cm" fo:margin-top="0cm" fo:margin-bottom="0cm" table:align="left" style:writing-mode="lr-tb"/>
    </style:style>
    <style:style style:name="Table404.A" style:family="table-column">
      <style:table-column-properties style:column-width="2.328cm"/>
    </style:style>
    <style:style style:name="Table404.1" style:family="table-row">
      <style:table-row-properties fo:keep-together="auto"/>
    </style:style>
    <style:style style:name="Table404.A1" style:family="table-cell">
      <style:table-cell-properties style:vertical-align="middle" fo:padding="0cm" fo:border="none"/>
    </style:style>
    <style:style style:name="Table405" style:family="table">
      <style:table-properties style:width="2.328cm" fo:margin-left="0cm" fo:margin-top="0cm" fo:margin-bottom="0cm" table:align="left" style:writing-mode="lr-tb"/>
    </style:style>
    <style:style style:name="Table405.A" style:family="table-column">
      <style:table-column-properties style:column-width="2.328cm"/>
    </style:style>
    <style:style style:name="Table405.1" style:family="table-row">
      <style:table-row-properties fo:keep-together="auto"/>
    </style:style>
    <style:style style:name="Table405.A1" style:family="table-cell">
      <style:table-cell-properties style:vertical-align="middle" fo:padding="0cm" fo:border="none"/>
    </style:style>
    <style:style style:name="Table406" style:family="table">
      <style:table-properties style:width="2.328cm" fo:margin-left="0cm" fo:margin-top="0cm" fo:margin-bottom="0cm" table:align="left" style:writing-mode="lr-tb"/>
    </style:style>
    <style:style style:name="Table406.A" style:family="table-column">
      <style:table-column-properties style:column-width="2.328cm"/>
    </style:style>
    <style:style style:name="Table406.1" style:family="table-row">
      <style:table-row-properties fo:keep-together="auto"/>
    </style:style>
    <style:style style:name="Table406.A1" style:family="table-cell">
      <style:table-cell-properties style:vertical-align="middle" fo:padding="0cm" fo:border="none"/>
    </style:style>
    <style:style style:name="Table407" style:family="table">
      <style:table-properties style:width="4.191cm" fo:margin-left="0cm" fo:margin-top="0cm" fo:margin-bottom="0cm" table:align="left" style:writing-mode="lr-tb"/>
    </style:style>
    <style:style style:name="Table407.A" style:family="table-column">
      <style:table-column-properties style:column-width="4.191cm"/>
    </style:style>
    <style:style style:name="Table407.1" style:family="table-row">
      <style:table-row-properties fo:keep-together="auto"/>
    </style:style>
    <style:style style:name="Table407.A1" style:family="table-cell">
      <style:table-cell-properties style:vertical-align="middle" fo:padding="0cm" fo:border="none"/>
    </style:style>
    <style:style style:name="Table409" style:family="table">
      <style:table-properties style:width="2.328cm" fo:margin-left="0cm" fo:margin-top="0cm" fo:margin-bottom="0cm" table:align="left" style:writing-mode="lr-tb"/>
    </style:style>
    <style:style style:name="Table409.A" style:family="table-column">
      <style:table-column-properties style:column-width="2.328cm"/>
    </style:style>
    <style:style style:name="Table409.1" style:family="table-row">
      <style:table-row-properties fo:keep-together="auto"/>
    </style:style>
    <style:style style:name="Table409.A1" style:family="table-cell">
      <style:table-cell-properties style:vertical-align="middle" fo:padding="0cm" fo:border="none"/>
    </style:style>
    <style:style style:name="Table410" style:family="table">
      <style:table-properties style:width="2.328cm" fo:margin-left="0cm" fo:margin-top="0cm" fo:margin-bottom="0cm" table:align="left" style:writing-mode="lr-tb"/>
    </style:style>
    <style:style style:name="Table410.A" style:family="table-column">
      <style:table-column-properties style:column-width="2.328cm"/>
    </style:style>
    <style:style style:name="Table410.1" style:family="table-row">
      <style:table-row-properties fo:keep-together="auto"/>
    </style:style>
    <style:style style:name="Table410.A1" style:family="table-cell">
      <style:table-cell-properties style:vertical-align="middle" fo:padding="0cm" fo:border="none"/>
    </style:style>
    <style:style style:name="Table411" style:family="table">
      <style:table-properties style:width="2.328cm" fo:margin-left="0cm" fo:margin-top="0cm" fo:margin-bottom="0cm" table:align="left" style:writing-mode="lr-tb"/>
    </style:style>
    <style:style style:name="Table411.A" style:family="table-column">
      <style:table-column-properties style:column-width="2.328cm"/>
    </style:style>
    <style:style style:name="Table411.1" style:family="table-row">
      <style:table-row-properties fo:keep-together="auto"/>
    </style:style>
    <style:style style:name="Table411.A1" style:family="table-cell">
      <style:table-cell-properties style:vertical-align="middle" fo:padding="0cm" fo:border="none"/>
    </style:style>
    <style:style style:name="Table412" style:family="table">
      <style:table-properties style:width="4.191cm" fo:margin-left="0cm" fo:margin-top="0cm" fo:margin-bottom="0cm" table:align="left" style:writing-mode="lr-tb"/>
    </style:style>
    <style:style style:name="Table412.A" style:family="table-column">
      <style:table-column-properties style:column-width="4.191cm"/>
    </style:style>
    <style:style style:name="Table412.1" style:family="table-row">
      <style:table-row-properties fo:keep-together="auto"/>
    </style:style>
    <style:style style:name="Table412.A1" style:family="table-cell">
      <style:table-cell-properties style:vertical-align="middle" fo:padding="0cm" fo:border="none"/>
    </style:style>
    <style:style style:name="Table413" style:family="table">
      <style:table-properties style:width="2.328cm" fo:margin-left="0cm" fo:margin-top="0cm" fo:margin-bottom="0cm" table:align="left" style:writing-mode="lr-tb"/>
    </style:style>
    <style:style style:name="Table413.A" style:family="table-column">
      <style:table-column-properties style:column-width="2.328cm"/>
    </style:style>
    <style:style style:name="Table413.1" style:family="table-row">
      <style:table-row-properties fo:keep-together="auto"/>
    </style:style>
    <style:style style:name="Table413.A1" style:family="table-cell">
      <style:table-cell-properties style:vertical-align="middle" fo:padding="0cm" fo:border="none"/>
    </style:style>
    <style:style style:name="Table414" style:family="table">
      <style:table-properties style:width="2.328cm" fo:margin-left="0cm" fo:margin-top="0cm" fo:margin-bottom="0cm" table:align="left" style:writing-mode="lr-tb"/>
    </style:style>
    <style:style style:name="Table414.A" style:family="table-column">
      <style:table-column-properties style:column-width="2.328cm"/>
    </style:style>
    <style:style style:name="Table414.1" style:family="table-row">
      <style:table-row-properties fo:keep-together="auto"/>
    </style:style>
    <style:style style:name="Table414.A1" style:family="table-cell">
      <style:table-cell-properties style:vertical-align="middle" fo:padding="0cm" fo:border="none"/>
    </style:style>
    <style:style style:name="Table415" style:family="table">
      <style:table-properties style:width="2.328cm" fo:margin-left="0cm" fo:margin-top="0cm" fo:margin-bottom="0cm" table:align="left" style:writing-mode="lr-tb"/>
    </style:style>
    <style:style style:name="Table415.A" style:family="table-column">
      <style:table-column-properties style:column-width="2.328cm"/>
    </style:style>
    <style:style style:name="Table415.1" style:family="table-row">
      <style:table-row-properties fo:keep-together="auto"/>
    </style:style>
    <style:style style:name="Table415.A1" style:family="table-cell">
      <style:table-cell-properties style:vertical-align="middle" fo:padding="0cm" fo:border="none"/>
    </style:style>
    <style:style style:name="Table416" style:family="table">
      <style:table-properties style:width="4.191cm" fo:margin-left="0cm" fo:margin-top="0cm" fo:margin-bottom="0cm" table:align="left" style:writing-mode="lr-tb"/>
    </style:style>
    <style:style style:name="Table416.A" style:family="table-column">
      <style:table-column-properties style:column-width="4.191cm"/>
    </style:style>
    <style:style style:name="Table416.1" style:family="table-row">
      <style:table-row-properties fo:keep-together="auto"/>
    </style:style>
    <style:style style:name="Table416.A1" style:family="table-cell">
      <style:table-cell-properties style:vertical-align="middle" fo:padding="0cm" fo:border="none"/>
    </style:style>
    <style:style style:name="Table417" style:family="table">
      <style:table-properties style:width="15.921cm" style:rel-width="100%" fo:margin-left="0cm" fo:margin-top="0cm" fo:margin-bottom="0cm" table:align="left" style:writing-mode="lr-tb"/>
    </style:style>
    <style:style style:name="Table417.A" style:family="table-column">
      <style:table-column-properties style:column-width="1.355cm" style:rel-column-width="5577*"/>
    </style:style>
    <style:style style:name="Table417.B" style:family="table-column">
      <style:table-column-properties style:column-width="14.026cm" style:rel-column-width="57736*"/>
    </style:style>
    <style:style style:name="Table417.C" style:family="table-column">
      <style:table-column-properties style:column-width="0.54cm" style:rel-column-width="2222*"/>
    </style:style>
    <style:style style:name="Table417.1" style:family="table-row">
      <style:table-row-properties fo:keep-together="auto"/>
    </style:style>
    <style:style style:name="Table417.A1" style:family="table-cell">
      <style:table-cell-properties fo:background-color="#d8e4f3" fo:padding="0.265cm" fo:border="none">
        <style:background-image/>
      </style:table-cell-properties>
    </style:style>
    <style:style style:name="Table41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7.C1" style:family="table-cell">
      <style:table-cell-properties fo:padding="0cm" fo:border="none"/>
    </style:style>
    <style:style style:name="Table417.A2" style:family="table-cell">
      <style:table-cell-properties style:vertical-align="middle" fo:padding-left="0.529cm" fo:padding-right="0.265cm" fo:padding-top="0.265cm" fo:padding-bottom="0.265cm" fo:border="none"/>
    </style:style>
    <style:style style:name="Table417.3" style:family="table-row">
      <style:table-row-properties style:row-height="0cm" fo:keep-together="auto"/>
    </style:style>
    <style:style style:name="Table417.A3" style:family="table-cell">
      <style:table-cell-properties style:vertical-align="middle" fo:padding-left="0.503cm" fo:padding-right="0.265cm" fo:padding-top="0.132cm" fo:padding-bottom="0.265cm" fo:border="none"/>
    </style:style>
    <style:style style:name="Table417.C4" style:family="table-cell">
      <style:table-cell-properties fo:padding="0cm" fo:border="none"/>
    </style:style>
    <style:style style:name="Table417.A5" style:family="table-cell">
      <style:table-cell-properties style:vertical-align="middle" fo:padding-left="0.529cm" fo:padding-right="0.265cm" fo:padding-top="0.265cm" fo:padding-bottom="0.265cm" fo:border="none"/>
    </style:style>
    <style:style style:name="Table417.A6" style:family="table-cell">
      <style:table-cell-properties style:vertical-align="middle" fo:padding-left="0.503cm" fo:padding-right="0.265cm" fo:padding-top="0.132cm" fo:padding-bottom="0.265cm" fo:border="none"/>
    </style:style>
    <style:style style:name="Table409" style:family="table">
      <style:table-properties style:width="2.328cm" fo:margin-left="0cm" fo:margin-top="0cm" fo:margin-bottom="0cm" table:align="left" style:writing-mode="lr-tb"/>
    </style:style>
    <style:style style:name="Table409.A" style:family="table-column">
      <style:table-column-properties style:column-width="2.328cm"/>
    </style:style>
    <style:style style:name="Table409.1" style:family="table-row">
      <style:table-row-properties fo:keep-together="auto"/>
    </style:style>
    <style:style style:name="Table409.A1" style:family="table-cell">
      <style:table-cell-properties style:vertical-align="middle" fo:padding="0cm" fo:border="none"/>
    </style:style>
    <style:style style:name="Table410" style:family="table">
      <style:table-properties style:width="2.328cm" fo:margin-left="0cm" fo:margin-top="0cm" fo:margin-bottom="0cm" table:align="left" style:writing-mode="lr-tb"/>
    </style:style>
    <style:style style:name="Table410.A" style:family="table-column">
      <style:table-column-properties style:column-width="2.328cm"/>
    </style:style>
    <style:style style:name="Table410.1" style:family="table-row">
      <style:table-row-properties fo:keep-together="auto"/>
    </style:style>
    <style:style style:name="Table410.A1" style:family="table-cell">
      <style:table-cell-properties style:vertical-align="middle" fo:padding="0cm" fo:border="none"/>
    </style:style>
    <style:style style:name="Table411" style:family="table">
      <style:table-properties style:width="2.328cm" fo:margin-left="0cm" fo:margin-top="0cm" fo:margin-bottom="0cm" table:align="left" style:writing-mode="lr-tb"/>
    </style:style>
    <style:style style:name="Table411.A" style:family="table-column">
      <style:table-column-properties style:column-width="2.328cm"/>
    </style:style>
    <style:style style:name="Table411.1" style:family="table-row">
      <style:table-row-properties fo:keep-together="auto"/>
    </style:style>
    <style:style style:name="Table411.A1" style:family="table-cell">
      <style:table-cell-properties style:vertical-align="middle" fo:padding="0cm" fo:border="none"/>
    </style:style>
    <style:style style:name="Table412" style:family="table">
      <style:table-properties style:width="4.191cm" fo:margin-left="0cm" fo:margin-top="0cm" fo:margin-bottom="0cm" table:align="left" style:writing-mode="lr-tb"/>
    </style:style>
    <style:style style:name="Table412.A" style:family="table-column">
      <style:table-column-properties style:column-width="4.191cm"/>
    </style:style>
    <style:style style:name="Table412.1" style:family="table-row">
      <style:table-row-properties fo:keep-together="auto"/>
    </style:style>
    <style:style style:name="Table412.A1" style:family="table-cell">
      <style:table-cell-properties style:vertical-align="middle" fo:padding="0cm" fo:border="none"/>
    </style:style>
    <style:style style:name="Table413" style:family="table">
      <style:table-properties style:width="2.328cm" fo:margin-left="0cm" fo:margin-top="0cm" fo:margin-bottom="0cm" table:align="left" style:writing-mode="lr-tb"/>
    </style:style>
    <style:style style:name="Table413.A" style:family="table-column">
      <style:table-column-properties style:column-width="2.328cm"/>
    </style:style>
    <style:style style:name="Table413.1" style:family="table-row">
      <style:table-row-properties fo:keep-together="auto"/>
    </style:style>
    <style:style style:name="Table413.A1" style:family="table-cell">
      <style:table-cell-properties style:vertical-align="middle" fo:padding="0cm" fo:border="none"/>
    </style:style>
    <style:style style:name="Table414" style:family="table">
      <style:table-properties style:width="2.328cm" fo:margin-left="0cm" fo:margin-top="0cm" fo:margin-bottom="0cm" table:align="left" style:writing-mode="lr-tb"/>
    </style:style>
    <style:style style:name="Table414.A" style:family="table-column">
      <style:table-column-properties style:column-width="2.328cm"/>
    </style:style>
    <style:style style:name="Table414.1" style:family="table-row">
      <style:table-row-properties fo:keep-together="auto"/>
    </style:style>
    <style:style style:name="Table414.A1" style:family="table-cell">
      <style:table-cell-properties style:vertical-align="middle" fo:padding="0cm" fo:border="none"/>
    </style:style>
    <style:style style:name="Table415" style:family="table">
      <style:table-properties style:width="2.328cm" fo:margin-left="0cm" fo:margin-top="0cm" fo:margin-bottom="0cm" table:align="left" style:writing-mode="lr-tb"/>
    </style:style>
    <style:style style:name="Table415.A" style:family="table-column">
      <style:table-column-properties style:column-width="2.328cm"/>
    </style:style>
    <style:style style:name="Table415.1" style:family="table-row">
      <style:table-row-properties fo:keep-together="auto"/>
    </style:style>
    <style:style style:name="Table415.A1" style:family="table-cell">
      <style:table-cell-properties style:vertical-align="middle" fo:padding="0cm" fo:border="none"/>
    </style:style>
    <style:style style:name="Table416" style:family="table">
      <style:table-properties style:width="4.191cm" fo:margin-left="0cm" fo:margin-top="0cm" fo:margin-bottom="0cm" table:align="left" style:writing-mode="lr-tb"/>
    </style:style>
    <style:style style:name="Table416.A" style:family="table-column">
      <style:table-column-properties style:column-width="4.191cm"/>
    </style:style>
    <style:style style:name="Table416.1" style:family="table-row">
      <style:table-row-properties fo:keep-together="auto"/>
    </style:style>
    <style:style style:name="Table416.A1" style:family="table-cell">
      <style:table-cell-properties style:vertical-align="middle" fo:padding="0cm" fo:border="none"/>
    </style:style>
    <style:style style:name="Table418" style:family="table">
      <style:table-properties style:width="2.328cm" fo:margin-left="0cm" fo:margin-top="0cm" fo:margin-bottom="0cm" table:align="left" style:writing-mode="lr-tb"/>
    </style:style>
    <style:style style:name="Table418.A" style:family="table-column">
      <style:table-column-properties style:column-width="2.328cm"/>
    </style:style>
    <style:style style:name="Table418.1" style:family="table-row">
      <style:table-row-properties fo:keep-together="auto"/>
    </style:style>
    <style:style style:name="Table418.A1" style:family="table-cell">
      <style:table-cell-properties style:vertical-align="middle" fo:padding="0cm" fo:border="none"/>
    </style:style>
    <style:style style:name="Table419" style:family="table">
      <style:table-properties style:width="2.328cm" fo:margin-left="0cm" fo:margin-top="0cm" fo:margin-bottom="0cm" table:align="left" style:writing-mode="lr-tb"/>
    </style:style>
    <style:style style:name="Table419.A" style:family="table-column">
      <style:table-column-properties style:column-width="2.328cm"/>
    </style:style>
    <style:style style:name="Table419.1" style:family="table-row">
      <style:table-row-properties fo:keep-together="auto"/>
    </style:style>
    <style:style style:name="Table419.A1" style:family="table-cell">
      <style:table-cell-properties style:vertical-align="middle" fo:padding="0cm" fo:border="none"/>
    </style:style>
    <style:style style:name="Table420" style:family="table">
      <style:table-properties style:width="2.328cm" fo:margin-left="0cm" fo:margin-top="0cm" fo:margin-bottom="0cm" table:align="left" style:writing-mode="lr-tb"/>
    </style:style>
    <style:style style:name="Table420.A" style:family="table-column">
      <style:table-column-properties style:column-width="2.328cm"/>
    </style:style>
    <style:style style:name="Table420.1" style:family="table-row">
      <style:table-row-properties fo:keep-together="auto"/>
    </style:style>
    <style:style style:name="Table420.A1" style:family="table-cell">
      <style:table-cell-properties style:vertical-align="middle" fo:padding="0cm" fo:border="none"/>
    </style:style>
    <style:style style:name="Table421" style:family="table">
      <style:table-properties style:width="4.191cm" fo:margin-left="0cm" fo:margin-top="0cm" fo:margin-bottom="0cm" table:align="left" style:writing-mode="lr-tb"/>
    </style:style>
    <style:style style:name="Table421.A" style:family="table-column">
      <style:table-column-properties style:column-width="4.191cm"/>
    </style:style>
    <style:style style:name="Table421.1" style:family="table-row">
      <style:table-row-properties fo:keep-together="auto"/>
    </style:style>
    <style:style style:name="Table421.A1" style:family="table-cell">
      <style:table-cell-properties style:vertical-align="middle" fo:padding="0cm" fo:border="none"/>
    </style:style>
    <style:style style:name="Table422" style:family="table">
      <style:table-properties style:width="2.328cm" fo:margin-left="0cm" fo:margin-top="0cm" fo:margin-bottom="0cm" table:align="left" style:writing-mode="lr-tb"/>
    </style:style>
    <style:style style:name="Table422.A" style:family="table-column">
      <style:table-column-properties style:column-width="2.328cm"/>
    </style:style>
    <style:style style:name="Table422.1" style:family="table-row">
      <style:table-row-properties fo:keep-together="auto"/>
    </style:style>
    <style:style style:name="Table422.A1" style:family="table-cell">
      <style:table-cell-properties style:vertical-align="middle" fo:padding="0cm" fo:border="none"/>
    </style:style>
    <style:style style:name="Table423" style:family="table">
      <style:table-properties style:width="2.328cm" fo:margin-left="0cm" fo:margin-top="0cm" fo:margin-bottom="0cm" table:align="left" style:writing-mode="lr-tb"/>
    </style:style>
    <style:style style:name="Table423.A" style:family="table-column">
      <style:table-column-properties style:column-width="2.328cm"/>
    </style:style>
    <style:style style:name="Table423.1" style:family="table-row">
      <style:table-row-properties fo:keep-together="auto"/>
    </style:style>
    <style:style style:name="Table423.A1" style:family="table-cell">
      <style:table-cell-properties style:vertical-align="middle" fo:padding="0cm" fo:border="none"/>
    </style:style>
    <style:style style:name="Table424" style:family="table">
      <style:table-properties style:width="2.328cm" fo:margin-left="0cm" fo:margin-top="0cm" fo:margin-bottom="0cm" table:align="left" style:writing-mode="lr-tb"/>
    </style:style>
    <style:style style:name="Table424.A" style:family="table-column">
      <style:table-column-properties style:column-width="2.328cm"/>
    </style:style>
    <style:style style:name="Table424.1" style:family="table-row">
      <style:table-row-properties fo:keep-together="auto"/>
    </style:style>
    <style:style style:name="Table424.A1" style:family="table-cell">
      <style:table-cell-properties style:vertical-align="middle" fo:padding="0cm" fo:border="none"/>
    </style:style>
    <style:style style:name="Table425" style:family="table">
      <style:table-properties style:width="4.191cm" fo:margin-left="0cm" fo:margin-top="0cm" fo:margin-bottom="0cm" table:align="left" style:writing-mode="lr-tb"/>
    </style:style>
    <style:style style:name="Table425.A" style:family="table-column">
      <style:table-column-properties style:column-width="4.191cm"/>
    </style:style>
    <style:style style:name="Table425.1" style:family="table-row">
      <style:table-row-properties fo:keep-together="auto"/>
    </style:style>
    <style:style style:name="Table425.A1" style:family="table-cell">
      <style:table-cell-properties style:vertical-align="middle" fo:padding="0cm" fo:border="none"/>
    </style:style>
    <style:style style:name="Table426" style:family="table">
      <style:table-properties style:width="15.921cm" style:rel-width="100%" fo:margin-left="0cm" fo:margin-top="0cm" fo:margin-bottom="0cm" table:align="left" style:writing-mode="lr-tb"/>
    </style:style>
    <style:style style:name="Table426.A" style:family="table-column">
      <style:table-column-properties style:column-width="1.355cm" style:rel-column-width="5577*"/>
    </style:style>
    <style:style style:name="Table426.B" style:family="table-column">
      <style:table-column-properties style:column-width="14.026cm" style:rel-column-width="57736*"/>
    </style:style>
    <style:style style:name="Table426.C" style:family="table-column">
      <style:table-column-properties style:column-width="0.54cm" style:rel-column-width="2222*"/>
    </style:style>
    <style:style style:name="Table426.1" style:family="table-row">
      <style:table-row-properties fo:keep-together="auto"/>
    </style:style>
    <style:style style:name="Table426.A1" style:family="table-cell">
      <style:table-cell-properties fo:background-color="#d8e4f3" fo:padding="0.265cm" fo:border="none">
        <style:background-image/>
      </style:table-cell-properties>
    </style:style>
    <style:style style:name="Table42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26.C1" style:family="table-cell">
      <style:table-cell-properties fo:padding="0cm" fo:border="none"/>
    </style:style>
    <style:style style:name="Table426.A2" style:family="table-cell">
      <style:table-cell-properties style:vertical-align="middle" fo:padding-left="0.529cm" fo:padding-right="0.265cm" fo:padding-top="0.265cm" fo:padding-bottom="0.265cm" fo:border="none"/>
    </style:style>
    <style:style style:name="Table426.3" style:family="table-row">
      <style:table-row-properties style:row-height="0cm" fo:keep-together="auto"/>
    </style:style>
    <style:style style:name="Table426.A3" style:family="table-cell">
      <style:table-cell-properties style:vertical-align="middle" fo:padding-left="0.503cm" fo:padding-right="0.265cm" fo:padding-top="0.132cm" fo:padding-bottom="0.265cm" fo:border="none"/>
    </style:style>
    <style:style style:name="Table426.C4" style:family="table-cell">
      <style:table-cell-properties fo:padding="0cm" fo:border="none"/>
    </style:style>
    <style:style style:name="Table426.A5" style:family="table-cell">
      <style:table-cell-properties style:vertical-align="middle" fo:padding-left="0.529cm" fo:padding-right="0.265cm" fo:padding-top="0.265cm" fo:padding-bottom="0.265cm" fo:border="none"/>
    </style:style>
    <style:style style:name="Table426.A6" style:family="table-cell">
      <style:table-cell-properties style:vertical-align="middle" fo:padding-left="0.503cm" fo:padding-right="0.265cm" fo:padding-top="0.132cm" fo:padding-bottom="0.265cm" fo:border="none"/>
    </style:style>
    <style:style style:name="Table418" style:family="table">
      <style:table-properties style:width="2.328cm" fo:margin-left="0cm" fo:margin-top="0cm" fo:margin-bottom="0cm" table:align="left" style:writing-mode="lr-tb"/>
    </style:style>
    <style:style style:name="Table418.A" style:family="table-column">
      <style:table-column-properties style:column-width="2.328cm"/>
    </style:style>
    <style:style style:name="Table418.1" style:family="table-row">
      <style:table-row-properties fo:keep-together="auto"/>
    </style:style>
    <style:style style:name="Table418.A1" style:family="table-cell">
      <style:table-cell-properties style:vertical-align="middle" fo:padding="0cm" fo:border="none"/>
    </style:style>
    <style:style style:name="Table419" style:family="table">
      <style:table-properties style:width="2.328cm" fo:margin-left="0cm" fo:margin-top="0cm" fo:margin-bottom="0cm" table:align="left" style:writing-mode="lr-tb"/>
    </style:style>
    <style:style style:name="Table419.A" style:family="table-column">
      <style:table-column-properties style:column-width="2.328cm"/>
    </style:style>
    <style:style style:name="Table419.1" style:family="table-row">
      <style:table-row-properties fo:keep-together="auto"/>
    </style:style>
    <style:style style:name="Table419.A1" style:family="table-cell">
      <style:table-cell-properties style:vertical-align="middle" fo:padding="0cm" fo:border="none"/>
    </style:style>
    <style:style style:name="Table420" style:family="table">
      <style:table-properties style:width="2.328cm" fo:margin-left="0cm" fo:margin-top="0cm" fo:margin-bottom="0cm" table:align="left" style:writing-mode="lr-tb"/>
    </style:style>
    <style:style style:name="Table420.A" style:family="table-column">
      <style:table-column-properties style:column-width="2.328cm"/>
    </style:style>
    <style:style style:name="Table420.1" style:family="table-row">
      <style:table-row-properties fo:keep-together="auto"/>
    </style:style>
    <style:style style:name="Table420.A1" style:family="table-cell">
      <style:table-cell-properties style:vertical-align="middle" fo:padding="0cm" fo:border="none"/>
    </style:style>
    <style:style style:name="Table421" style:family="table">
      <style:table-properties style:width="4.191cm" fo:margin-left="0cm" fo:margin-top="0cm" fo:margin-bottom="0cm" table:align="left" style:writing-mode="lr-tb"/>
    </style:style>
    <style:style style:name="Table421.A" style:family="table-column">
      <style:table-column-properties style:column-width="4.191cm"/>
    </style:style>
    <style:style style:name="Table421.1" style:family="table-row">
      <style:table-row-properties fo:keep-together="auto"/>
    </style:style>
    <style:style style:name="Table421.A1" style:family="table-cell">
      <style:table-cell-properties style:vertical-align="middle" fo:padding="0cm" fo:border="none"/>
    </style:style>
    <style:style style:name="Table422" style:family="table">
      <style:table-properties style:width="2.328cm" fo:margin-left="0cm" fo:margin-top="0cm" fo:margin-bottom="0cm" table:align="left" style:writing-mode="lr-tb"/>
    </style:style>
    <style:style style:name="Table422.A" style:family="table-column">
      <style:table-column-properties style:column-width="2.328cm"/>
    </style:style>
    <style:style style:name="Table422.1" style:family="table-row">
      <style:table-row-properties fo:keep-together="auto"/>
    </style:style>
    <style:style style:name="Table422.A1" style:family="table-cell">
      <style:table-cell-properties style:vertical-align="middle" fo:padding="0cm" fo:border="none"/>
    </style:style>
    <style:style style:name="Table423" style:family="table">
      <style:table-properties style:width="2.328cm" fo:margin-left="0cm" fo:margin-top="0cm" fo:margin-bottom="0cm" table:align="left" style:writing-mode="lr-tb"/>
    </style:style>
    <style:style style:name="Table423.A" style:family="table-column">
      <style:table-column-properties style:column-width="2.328cm"/>
    </style:style>
    <style:style style:name="Table423.1" style:family="table-row">
      <style:table-row-properties fo:keep-together="auto"/>
    </style:style>
    <style:style style:name="Table423.A1" style:family="table-cell">
      <style:table-cell-properties style:vertical-align="middle" fo:padding="0cm" fo:border="none"/>
    </style:style>
    <style:style style:name="Table424" style:family="table">
      <style:table-properties style:width="2.328cm" fo:margin-left="0cm" fo:margin-top="0cm" fo:margin-bottom="0cm" table:align="left" style:writing-mode="lr-tb"/>
    </style:style>
    <style:style style:name="Table424.A" style:family="table-column">
      <style:table-column-properties style:column-width="2.328cm"/>
    </style:style>
    <style:style style:name="Table424.1" style:family="table-row">
      <style:table-row-properties fo:keep-together="auto"/>
    </style:style>
    <style:style style:name="Table424.A1" style:family="table-cell">
      <style:table-cell-properties style:vertical-align="middle" fo:padding="0cm" fo:border="none"/>
    </style:style>
    <style:style style:name="Table425" style:family="table">
      <style:table-properties style:width="4.191cm" fo:margin-left="0cm" fo:margin-top="0cm" fo:margin-bottom="0cm" table:align="left" style:writing-mode="lr-tb"/>
    </style:style>
    <style:style style:name="Table425.A" style:family="table-column">
      <style:table-column-properties style:column-width="4.191cm"/>
    </style:style>
    <style:style style:name="Table425.1" style:family="table-row">
      <style:table-row-properties fo:keep-together="auto"/>
    </style:style>
    <style:style style:name="Table425.A1" style:family="table-cell">
      <style:table-cell-properties style:vertical-align="middle" fo:padding="0cm" fo:border="none"/>
    </style:style>
    <style:style style:name="Table427" style:family="table">
      <style:table-properties style:width="2.328cm" fo:margin-left="0cm" fo:margin-top="0cm" fo:margin-bottom="0cm" table:align="left" style:writing-mode="lr-tb"/>
    </style:style>
    <style:style style:name="Table427.A" style:family="table-column">
      <style:table-column-properties style:column-width="2.328cm"/>
    </style:style>
    <style:style style:name="Table427.1" style:family="table-row">
      <style:table-row-properties fo:keep-together="auto"/>
    </style:style>
    <style:style style:name="Table427.A1" style:family="table-cell">
      <style:table-cell-properties style:vertical-align="middle" fo:padding="0cm" fo:border="none"/>
    </style:style>
    <style:style style:name="Table428" style:family="table">
      <style:table-properties style:width="2.328cm" fo:margin-left="0cm" fo:margin-top="0cm" fo:margin-bottom="0cm" table:align="left" style:writing-mode="lr-tb"/>
    </style:style>
    <style:style style:name="Table428.A" style:family="table-column">
      <style:table-column-properties style:column-width="2.328cm"/>
    </style:style>
    <style:style style:name="Table428.1" style:family="table-row">
      <style:table-row-properties fo:keep-together="auto"/>
    </style:style>
    <style:style style:name="Table428.A1" style:family="table-cell">
      <style:table-cell-properties style:vertical-align="middle" fo:padding="0cm" fo:border="none"/>
    </style:style>
    <style:style style:name="Table429" style:family="table">
      <style:table-properties style:width="2.328cm" fo:margin-left="0cm" fo:margin-top="0cm" fo:margin-bottom="0cm" table:align="left" style:writing-mode="lr-tb"/>
    </style:style>
    <style:style style:name="Table429.A" style:family="table-column">
      <style:table-column-properties style:column-width="2.328cm"/>
    </style:style>
    <style:style style:name="Table429.1" style:family="table-row">
      <style:table-row-properties fo:keep-together="auto"/>
    </style:style>
    <style:style style:name="Table429.A1" style:family="table-cell">
      <style:table-cell-properties style:vertical-align="middle" fo:padding="0cm" fo:border="none"/>
    </style:style>
    <style:style style:name="Table430" style:family="table">
      <style:table-properties style:width="4.191cm" fo:margin-left="0cm" fo:margin-top="0cm" fo:margin-bottom="0cm" table:align="left" style:writing-mode="lr-tb"/>
    </style:style>
    <style:style style:name="Table430.A" style:family="table-column">
      <style:table-column-properties style:column-width="4.191cm"/>
    </style:style>
    <style:style style:name="Table430.1" style:family="table-row">
      <style:table-row-properties fo:keep-together="auto"/>
    </style:style>
    <style:style style:name="Table430.A1" style:family="table-cell">
      <style:table-cell-properties style:vertical-align="middle" fo:padding="0cm" fo:border="none"/>
    </style:style>
    <style:style style:name="Table431" style:family="table">
      <style:table-properties style:width="2.328cm" fo:margin-left="0cm" fo:margin-top="0cm" fo:margin-bottom="0cm" table:align="left" style:writing-mode="lr-tb"/>
    </style:style>
    <style:style style:name="Table431.A" style:family="table-column">
      <style:table-column-properties style:column-width="2.328cm"/>
    </style:style>
    <style:style style:name="Table431.1" style:family="table-row">
      <style:table-row-properties fo:keep-together="auto"/>
    </style:style>
    <style:style style:name="Table431.A1" style:family="table-cell">
      <style:table-cell-properties style:vertical-align="middle" fo:padding="0cm" fo:border="none"/>
    </style:style>
    <style:style style:name="Table432" style:family="table">
      <style:table-properties style:width="2.328cm" fo:margin-left="0cm" fo:margin-top="0cm" fo:margin-bottom="0cm" table:align="left" style:writing-mode="lr-tb"/>
    </style:style>
    <style:style style:name="Table432.A" style:family="table-column">
      <style:table-column-properties style:column-width="2.328cm"/>
    </style:style>
    <style:style style:name="Table432.1" style:family="table-row">
      <style:table-row-properties fo:keep-together="auto"/>
    </style:style>
    <style:style style:name="Table432.A1" style:family="table-cell">
      <style:table-cell-properties style:vertical-align="middle" fo:padding="0cm" fo:border="none"/>
    </style:style>
    <style:style style:name="Table433" style:family="table">
      <style:table-properties style:width="2.328cm" fo:margin-left="0cm" fo:margin-top="0cm" fo:margin-bottom="0cm" table:align="left" style:writing-mode="lr-tb"/>
    </style:style>
    <style:style style:name="Table433.A" style:family="table-column">
      <style:table-column-properties style:column-width="2.328cm"/>
    </style:style>
    <style:style style:name="Table433.1" style:family="table-row">
      <style:table-row-properties fo:keep-together="auto"/>
    </style:style>
    <style:style style:name="Table433.A1" style:family="table-cell">
      <style:table-cell-properties style:vertical-align="middle" fo:padding="0cm" fo:border="none"/>
    </style:style>
    <style:style style:name="Table434" style:family="table">
      <style:table-properties style:width="4.191cm" fo:margin-left="0cm" fo:margin-top="0cm" fo:margin-bottom="0cm" table:align="left" style:writing-mode="lr-tb"/>
    </style:style>
    <style:style style:name="Table434.A" style:family="table-column">
      <style:table-column-properties style:column-width="4.191cm"/>
    </style:style>
    <style:style style:name="Table434.1" style:family="table-row">
      <style:table-row-properties fo:keep-together="auto"/>
    </style:style>
    <style:style style:name="Table434.A1" style:family="table-cell">
      <style:table-cell-properties style:vertical-align="middle" fo:padding="0cm" fo:border="none"/>
    </style:style>
    <style:style style:name="Table435" style:family="table">
      <style:table-properties style:width="15.921cm" style:rel-width="100%" fo:margin-left="0cm" fo:margin-top="0cm" fo:margin-bottom="0cm" table:align="left" style:writing-mode="lr-tb"/>
    </style:style>
    <style:style style:name="Table435.A" style:family="table-column">
      <style:table-column-properties style:column-width="1.355cm" style:rel-column-width="5577*"/>
    </style:style>
    <style:style style:name="Table435.B" style:family="table-column">
      <style:table-column-properties style:column-width="14.026cm" style:rel-column-width="57736*"/>
    </style:style>
    <style:style style:name="Table435.C" style:family="table-column">
      <style:table-column-properties style:column-width="0.54cm" style:rel-column-width="2222*"/>
    </style:style>
    <style:style style:name="Table435.1" style:family="table-row">
      <style:table-row-properties fo:keep-together="auto"/>
    </style:style>
    <style:style style:name="Table435.A1" style:family="table-cell">
      <style:table-cell-properties fo:background-color="#d8e4f3" fo:padding="0.265cm" fo:border="none">
        <style:background-image/>
      </style:table-cell-properties>
    </style:style>
    <style:style style:name="Table4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35.C1" style:family="table-cell">
      <style:table-cell-properties fo:padding="0cm" fo:border="none"/>
    </style:style>
    <style:style style:name="Table435.A2" style:family="table-cell">
      <style:table-cell-properties style:vertical-align="middle" fo:padding-left="0.529cm" fo:padding-right="0.265cm" fo:padding-top="0.265cm" fo:padding-bottom="0.265cm" fo:border="none"/>
    </style:style>
    <style:style style:name="Table435.3" style:family="table-row">
      <style:table-row-properties style:row-height="0cm" fo:keep-together="auto"/>
    </style:style>
    <style:style style:name="Table435.A3" style:family="table-cell">
      <style:table-cell-properties style:vertical-align="middle" fo:padding-left="0.503cm" fo:padding-right="0.265cm" fo:padding-top="0.132cm" fo:padding-bottom="0.265cm" fo:border="none"/>
    </style:style>
    <style:style style:name="Table435.C4" style:family="table-cell">
      <style:table-cell-properties fo:padding="0cm" fo:border="none"/>
    </style:style>
    <style:style style:name="Table435.A5" style:family="table-cell">
      <style:table-cell-properties style:vertical-align="middle" fo:padding-left="0.529cm" fo:padding-right="0.265cm" fo:padding-top="0.265cm" fo:padding-bottom="0.265cm" fo:border="none"/>
    </style:style>
    <style:style style:name="Table435.A6" style:family="table-cell">
      <style:table-cell-properties style:vertical-align="middle" fo:padding-left="0.503cm" fo:padding-right="0.265cm" fo:padding-top="0.132cm" fo:padding-bottom="0.265cm" fo:border="none"/>
    </style:style>
    <style:style style:name="Table427" style:family="table">
      <style:table-properties style:width="2.328cm" fo:margin-left="0cm" fo:margin-top="0cm" fo:margin-bottom="0cm" table:align="left" style:writing-mode="lr-tb"/>
    </style:style>
    <style:style style:name="Table427.A" style:family="table-column">
      <style:table-column-properties style:column-width="2.328cm"/>
    </style:style>
    <style:style style:name="Table427.1" style:family="table-row">
      <style:table-row-properties fo:keep-together="auto"/>
    </style:style>
    <style:style style:name="Table427.A1" style:family="table-cell">
      <style:table-cell-properties style:vertical-align="middle" fo:padding="0cm" fo:border="none"/>
    </style:style>
    <style:style style:name="Table428" style:family="table">
      <style:table-properties style:width="2.328cm" fo:margin-left="0cm" fo:margin-top="0cm" fo:margin-bottom="0cm" table:align="left" style:writing-mode="lr-tb"/>
    </style:style>
    <style:style style:name="Table428.A" style:family="table-column">
      <style:table-column-properties style:column-width="2.328cm"/>
    </style:style>
    <style:style style:name="Table428.1" style:family="table-row">
      <style:table-row-properties fo:keep-together="auto"/>
    </style:style>
    <style:style style:name="Table428.A1" style:family="table-cell">
      <style:table-cell-properties style:vertical-align="middle" fo:padding="0cm" fo:border="none"/>
    </style:style>
    <style:style style:name="Table429" style:family="table">
      <style:table-properties style:width="2.328cm" fo:margin-left="0cm" fo:margin-top="0cm" fo:margin-bottom="0cm" table:align="left" style:writing-mode="lr-tb"/>
    </style:style>
    <style:style style:name="Table429.A" style:family="table-column">
      <style:table-column-properties style:column-width="2.328cm"/>
    </style:style>
    <style:style style:name="Table429.1" style:family="table-row">
      <style:table-row-properties fo:keep-together="auto"/>
    </style:style>
    <style:style style:name="Table429.A1" style:family="table-cell">
      <style:table-cell-properties style:vertical-align="middle" fo:padding="0cm" fo:border="none"/>
    </style:style>
    <style:style style:name="Table430" style:family="table">
      <style:table-properties style:width="4.191cm" fo:margin-left="0cm" fo:margin-top="0cm" fo:margin-bottom="0cm" table:align="left" style:writing-mode="lr-tb"/>
    </style:style>
    <style:style style:name="Table430.A" style:family="table-column">
      <style:table-column-properties style:column-width="4.191cm"/>
    </style:style>
    <style:style style:name="Table430.1" style:family="table-row">
      <style:table-row-properties fo:keep-together="auto"/>
    </style:style>
    <style:style style:name="Table430.A1" style:family="table-cell">
      <style:table-cell-properties style:vertical-align="middle" fo:padding="0cm" fo:border="none"/>
    </style:style>
    <style:style style:name="Table431" style:family="table">
      <style:table-properties style:width="2.328cm" fo:margin-left="0cm" fo:margin-top="0cm" fo:margin-bottom="0cm" table:align="left" style:writing-mode="lr-tb"/>
    </style:style>
    <style:style style:name="Table431.A" style:family="table-column">
      <style:table-column-properties style:column-width="2.328cm"/>
    </style:style>
    <style:style style:name="Table431.1" style:family="table-row">
      <style:table-row-properties fo:keep-together="auto"/>
    </style:style>
    <style:style style:name="Table431.A1" style:family="table-cell">
      <style:table-cell-properties style:vertical-align="middle" fo:padding="0cm" fo:border="none"/>
    </style:style>
    <style:style style:name="Table432" style:family="table">
      <style:table-properties style:width="2.328cm" fo:margin-left="0cm" fo:margin-top="0cm" fo:margin-bottom="0cm" table:align="left" style:writing-mode="lr-tb"/>
    </style:style>
    <style:style style:name="Table432.A" style:family="table-column">
      <style:table-column-properties style:column-width="2.328cm"/>
    </style:style>
    <style:style style:name="Table432.1" style:family="table-row">
      <style:table-row-properties fo:keep-together="auto"/>
    </style:style>
    <style:style style:name="Table432.A1" style:family="table-cell">
      <style:table-cell-properties style:vertical-align="middle" fo:padding="0cm" fo:border="none"/>
    </style:style>
    <style:style style:name="Table433" style:family="table">
      <style:table-properties style:width="2.328cm" fo:margin-left="0cm" fo:margin-top="0cm" fo:margin-bottom="0cm" table:align="left" style:writing-mode="lr-tb"/>
    </style:style>
    <style:style style:name="Table433.A" style:family="table-column">
      <style:table-column-properties style:column-width="2.328cm"/>
    </style:style>
    <style:style style:name="Table433.1" style:family="table-row">
      <style:table-row-properties fo:keep-together="auto"/>
    </style:style>
    <style:style style:name="Table433.A1" style:family="table-cell">
      <style:table-cell-properties style:vertical-align="middle" fo:padding="0cm" fo:border="none"/>
    </style:style>
    <style:style style:name="Table434" style:family="table">
      <style:table-properties style:width="4.191cm" fo:margin-left="0cm" fo:margin-top="0cm" fo:margin-bottom="0cm" table:align="left" style:writing-mode="lr-tb"/>
    </style:style>
    <style:style style:name="Table434.A" style:family="table-column">
      <style:table-column-properties style:column-width="4.191cm"/>
    </style:style>
    <style:style style:name="Table434.1" style:family="table-row">
      <style:table-row-properties fo:keep-together="auto"/>
    </style:style>
    <style:style style:name="Table434.A1" style:family="table-cell">
      <style:table-cell-properties style:vertical-align="middle" fo:padding="0cm" fo:border="none"/>
    </style:style>
    <style:style style:name="Table436" style:family="table">
      <style:table-properties style:width="2.328cm" fo:margin-left="0cm" fo:margin-top="0cm" fo:margin-bottom="0cm" table:align="left" style:writing-mode="lr-tb"/>
    </style:style>
    <style:style style:name="Table436.A" style:family="table-column">
      <style:table-column-properties style:column-width="2.328cm"/>
    </style:style>
    <style:style style:name="Table436.1" style:family="table-row">
      <style:table-row-properties fo:keep-together="auto"/>
    </style:style>
    <style:style style:name="Table436.A1" style:family="table-cell">
      <style:table-cell-properties style:vertical-align="middle" fo:padding="0cm" fo:border="none"/>
    </style:style>
    <style:style style:name="Table437" style:family="table">
      <style:table-properties style:width="2.328cm" fo:margin-left="0cm" fo:margin-top="0cm" fo:margin-bottom="0cm" table:align="left" style:writing-mode="lr-tb"/>
    </style:style>
    <style:style style:name="Table437.A" style:family="table-column">
      <style:table-column-properties style:column-width="2.328cm"/>
    </style:style>
    <style:style style:name="Table437.1" style:family="table-row">
      <style:table-row-properties fo:keep-together="auto"/>
    </style:style>
    <style:style style:name="Table437.A1" style:family="table-cell">
      <style:table-cell-properties style:vertical-align="middle" fo:padding="0cm" fo:border="none"/>
    </style:style>
    <style:style style:name="Table438" style:family="table">
      <style:table-properties style:width="2.328cm" fo:margin-left="0cm" fo:margin-top="0cm" fo:margin-bottom="0cm" table:align="left" style:writing-mode="lr-tb"/>
    </style:style>
    <style:style style:name="Table438.A" style:family="table-column">
      <style:table-column-properties style:column-width="2.328cm"/>
    </style:style>
    <style:style style:name="Table438.1" style:family="table-row">
      <style:table-row-properties fo:keep-together="auto"/>
    </style:style>
    <style:style style:name="Table438.A1" style:family="table-cell">
      <style:table-cell-properties style:vertical-align="middle" fo:padding="0cm" fo:border="none"/>
    </style:style>
    <style:style style:name="Table439" style:family="table">
      <style:table-properties style:width="4.191cm" fo:margin-left="0cm" fo:margin-top="0cm" fo:margin-bottom="0cm" table:align="left" style:writing-mode="lr-tb"/>
    </style:style>
    <style:style style:name="Table439.A" style:family="table-column">
      <style:table-column-properties style:column-width="4.191cm"/>
    </style:style>
    <style:style style:name="Table439.1" style:family="table-row">
      <style:table-row-properties fo:keep-together="auto"/>
    </style:style>
    <style:style style:name="Table439.A1" style:family="table-cell">
      <style:table-cell-properties style:vertical-align="middle" fo:padding="0cm" fo:border="none"/>
    </style:style>
    <style:style style:name="Table440" style:family="table">
      <style:table-properties style:width="2.328cm" fo:margin-left="0cm" fo:margin-top="0cm" fo:margin-bottom="0cm" table:align="left" style:writing-mode="lr-tb"/>
    </style:style>
    <style:style style:name="Table440.A" style:family="table-column">
      <style:table-column-properties style:column-width="2.328cm"/>
    </style:style>
    <style:style style:name="Table440.1" style:family="table-row">
      <style:table-row-properties fo:keep-together="auto"/>
    </style:style>
    <style:style style:name="Table440.A1" style:family="table-cell">
      <style:table-cell-properties style:vertical-align="middle" fo:padding="0cm" fo:border="none"/>
    </style:style>
    <style:style style:name="Table441" style:family="table">
      <style:table-properties style:width="2.328cm" fo:margin-left="0cm" fo:margin-top="0cm" fo:margin-bottom="0cm" table:align="left" style:writing-mode="lr-tb"/>
    </style:style>
    <style:style style:name="Table441.A" style:family="table-column">
      <style:table-column-properties style:column-width="2.328cm"/>
    </style:style>
    <style:style style:name="Table441.1" style:family="table-row">
      <style:table-row-properties fo:keep-together="auto"/>
    </style:style>
    <style:style style:name="Table441.A1" style:family="table-cell">
      <style:table-cell-properties style:vertical-align="middle" fo:padding="0cm" fo:border="none"/>
    </style:style>
    <style:style style:name="Table442" style:family="table">
      <style:table-properties style:width="2.328cm" fo:margin-left="0cm" fo:margin-top="0cm" fo:margin-bottom="0cm" table:align="left" style:writing-mode="lr-tb"/>
    </style:style>
    <style:style style:name="Table442.A" style:family="table-column">
      <style:table-column-properties style:column-width="2.328cm"/>
    </style:style>
    <style:style style:name="Table442.1" style:family="table-row">
      <style:table-row-properties fo:keep-together="auto"/>
    </style:style>
    <style:style style:name="Table442.A1" style:family="table-cell">
      <style:table-cell-properties style:vertical-align="middle" fo:padding="0cm" fo:border="none"/>
    </style:style>
    <style:style style:name="Table443" style:family="table">
      <style:table-properties style:width="4.191cm" fo:margin-left="0cm" fo:margin-top="0cm" fo:margin-bottom="0cm" table:align="left" style:writing-mode="lr-tb"/>
    </style:style>
    <style:style style:name="Table443.A" style:family="table-column">
      <style:table-column-properties style:column-width="4.191cm"/>
    </style:style>
    <style:style style:name="Table443.1" style:family="table-row">
      <style:table-row-properties fo:keep-together="auto"/>
    </style:style>
    <style:style style:name="Table443.A1" style:family="table-cell">
      <style:table-cell-properties style:vertical-align="middle" fo:padding="0cm" fo:border="none"/>
    </style:style>
    <style:style style:name="Table444" style:family="table">
      <style:table-properties style:width="15.921cm" style:rel-width="100%" fo:margin-left="0cm" fo:margin-top="0cm" fo:margin-bottom="0cm" table:align="left" style:writing-mode="lr-tb"/>
    </style:style>
    <style:style style:name="Table444.A" style:family="table-column">
      <style:table-column-properties style:column-width="1.355cm" style:rel-column-width="5577*"/>
    </style:style>
    <style:style style:name="Table444.B" style:family="table-column">
      <style:table-column-properties style:column-width="14.026cm" style:rel-column-width="57736*"/>
    </style:style>
    <style:style style:name="Table444.C" style:family="table-column">
      <style:table-column-properties style:column-width="0.54cm" style:rel-column-width="2222*"/>
    </style:style>
    <style:style style:name="Table444.1" style:family="table-row">
      <style:table-row-properties fo:keep-together="auto"/>
    </style:style>
    <style:style style:name="Table444.A1" style:family="table-cell">
      <style:table-cell-properties fo:background-color="#d8e4f3" fo:padding="0.265cm" fo:border="none">
        <style:background-image/>
      </style:table-cell-properties>
    </style:style>
    <style:style style:name="Table4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44.C1" style:family="table-cell">
      <style:table-cell-properties fo:padding="0cm" fo:border="none"/>
    </style:style>
    <style:style style:name="Table444.A2" style:family="table-cell">
      <style:table-cell-properties style:vertical-align="middle" fo:padding-left="0.529cm" fo:padding-right="0.265cm" fo:padding-top="0.265cm" fo:padding-bottom="0.265cm" fo:border="none"/>
    </style:style>
    <style:style style:name="Table444.3" style:family="table-row">
      <style:table-row-properties style:row-height="0cm" fo:keep-together="auto"/>
    </style:style>
    <style:style style:name="Table444.A3" style:family="table-cell">
      <style:table-cell-properties style:vertical-align="middle" fo:padding-left="0.503cm" fo:padding-right="0.265cm" fo:padding-top="0.132cm" fo:padding-bottom="0.265cm" fo:border="none"/>
    </style:style>
    <style:style style:name="Table444.C4" style:family="table-cell">
      <style:table-cell-properties fo:padding="0cm" fo:border="none"/>
    </style:style>
    <style:style style:name="Table444.A5" style:family="table-cell">
      <style:table-cell-properties style:vertical-align="middle" fo:padding-left="0.529cm" fo:padding-right="0.265cm" fo:padding-top="0.265cm" fo:padding-bottom="0.265cm" fo:border="none"/>
    </style:style>
    <style:style style:name="Table444.A6" style:family="table-cell">
      <style:table-cell-properties style:vertical-align="middle" fo:padding-left="0.503cm" fo:padding-right="0.265cm" fo:padding-top="0.132cm" fo:padding-bottom="0.265cm" fo:border="none"/>
    </style:style>
    <style:style style:name="Table436" style:family="table">
      <style:table-properties style:width="2.328cm" fo:margin-left="0cm" fo:margin-top="0cm" fo:margin-bottom="0cm" table:align="left" style:writing-mode="lr-tb"/>
    </style:style>
    <style:style style:name="Table436.A" style:family="table-column">
      <style:table-column-properties style:column-width="2.328cm"/>
    </style:style>
    <style:style style:name="Table436.1" style:family="table-row">
      <style:table-row-properties fo:keep-together="auto"/>
    </style:style>
    <style:style style:name="Table436.A1" style:family="table-cell">
      <style:table-cell-properties style:vertical-align="middle" fo:padding="0cm" fo:border="none"/>
    </style:style>
    <style:style style:name="Table437" style:family="table">
      <style:table-properties style:width="2.328cm" fo:margin-left="0cm" fo:margin-top="0cm" fo:margin-bottom="0cm" table:align="left" style:writing-mode="lr-tb"/>
    </style:style>
    <style:style style:name="Table437.A" style:family="table-column">
      <style:table-column-properties style:column-width="2.328cm"/>
    </style:style>
    <style:style style:name="Table437.1" style:family="table-row">
      <style:table-row-properties fo:keep-together="auto"/>
    </style:style>
    <style:style style:name="Table437.A1" style:family="table-cell">
      <style:table-cell-properties style:vertical-align="middle" fo:padding="0cm" fo:border="none"/>
    </style:style>
    <style:style style:name="Table438" style:family="table">
      <style:table-properties style:width="2.328cm" fo:margin-left="0cm" fo:margin-top="0cm" fo:margin-bottom="0cm" table:align="left" style:writing-mode="lr-tb"/>
    </style:style>
    <style:style style:name="Table438.A" style:family="table-column">
      <style:table-column-properties style:column-width="2.328cm"/>
    </style:style>
    <style:style style:name="Table438.1" style:family="table-row">
      <style:table-row-properties fo:keep-together="auto"/>
    </style:style>
    <style:style style:name="Table438.A1" style:family="table-cell">
      <style:table-cell-properties style:vertical-align="middle" fo:padding="0cm" fo:border="none"/>
    </style:style>
    <style:style style:name="Table439" style:family="table">
      <style:table-properties style:width="4.191cm" fo:margin-left="0cm" fo:margin-top="0cm" fo:margin-bottom="0cm" table:align="left" style:writing-mode="lr-tb"/>
    </style:style>
    <style:style style:name="Table439.A" style:family="table-column">
      <style:table-column-properties style:column-width="4.191cm"/>
    </style:style>
    <style:style style:name="Table439.1" style:family="table-row">
      <style:table-row-properties fo:keep-together="auto"/>
    </style:style>
    <style:style style:name="Table439.A1" style:family="table-cell">
      <style:table-cell-properties style:vertical-align="middle" fo:padding="0cm" fo:border="none"/>
    </style:style>
    <style:style style:name="Table440" style:family="table">
      <style:table-properties style:width="2.328cm" fo:margin-left="0cm" fo:margin-top="0cm" fo:margin-bottom="0cm" table:align="left" style:writing-mode="lr-tb"/>
    </style:style>
    <style:style style:name="Table440.A" style:family="table-column">
      <style:table-column-properties style:column-width="2.328cm"/>
    </style:style>
    <style:style style:name="Table440.1" style:family="table-row">
      <style:table-row-properties fo:keep-together="auto"/>
    </style:style>
    <style:style style:name="Table440.A1" style:family="table-cell">
      <style:table-cell-properties style:vertical-align="middle" fo:padding="0cm" fo:border="none"/>
    </style:style>
    <style:style style:name="Table441" style:family="table">
      <style:table-properties style:width="2.328cm" fo:margin-left="0cm" fo:margin-top="0cm" fo:margin-bottom="0cm" table:align="left" style:writing-mode="lr-tb"/>
    </style:style>
    <style:style style:name="Table441.A" style:family="table-column">
      <style:table-column-properties style:column-width="2.328cm"/>
    </style:style>
    <style:style style:name="Table441.1" style:family="table-row">
      <style:table-row-properties fo:keep-together="auto"/>
    </style:style>
    <style:style style:name="Table441.A1" style:family="table-cell">
      <style:table-cell-properties style:vertical-align="middle" fo:padding="0cm" fo:border="none"/>
    </style:style>
    <style:style style:name="Table442" style:family="table">
      <style:table-properties style:width="2.328cm" fo:margin-left="0cm" fo:margin-top="0cm" fo:margin-bottom="0cm" table:align="left" style:writing-mode="lr-tb"/>
    </style:style>
    <style:style style:name="Table442.A" style:family="table-column">
      <style:table-column-properties style:column-width="2.328cm"/>
    </style:style>
    <style:style style:name="Table442.1" style:family="table-row">
      <style:table-row-properties fo:keep-together="auto"/>
    </style:style>
    <style:style style:name="Table442.A1" style:family="table-cell">
      <style:table-cell-properties style:vertical-align="middle" fo:padding="0cm" fo:border="none"/>
    </style:style>
    <style:style style:name="Table443" style:family="table">
      <style:table-properties style:width="4.191cm" fo:margin-left="0cm" fo:margin-top="0cm" fo:margin-bottom="0cm" table:align="left" style:writing-mode="lr-tb"/>
    </style:style>
    <style:style style:name="Table443.A" style:family="table-column">
      <style:table-column-properties style:column-width="4.191cm"/>
    </style:style>
    <style:style style:name="Table443.1" style:family="table-row">
      <style:table-row-properties fo:keep-together="auto"/>
    </style:style>
    <style:style style:name="Table443.A1" style:family="table-cell">
      <style:table-cell-properties style:vertical-align="middle" fo:padding="0cm" fo:border="none"/>
    </style:style>
    <style:style style:name="Table445" style:family="table">
      <style:table-properties style:width="3.26cm" fo:margin-left="0cm" fo:margin-top="0cm" fo:margin-bottom="0cm" table:align="left" style:writing-mode="lr-tb"/>
    </style:style>
    <style:style style:name="Table445.A" style:family="table-column">
      <style:table-column-properties style:column-width="3.26cm"/>
    </style:style>
    <style:style style:name="Table445.1" style:family="table-row">
      <style:table-row-properties fo:keep-together="auto"/>
    </style:style>
    <style:style style:name="Table445.A1" style:family="table-cell">
      <style:table-cell-properties style:vertical-align="middle" fo:padding="0cm" fo:border="none"/>
    </style:style>
    <style:style style:name="Table446" style:family="table">
      <style:table-properties style:width="2.328cm" fo:margin-left="0cm" fo:margin-top="0cm" fo:margin-bottom="0cm" table:align="left" style:writing-mode="lr-tb"/>
    </style:style>
    <style:style style:name="Table446.A" style:family="table-column">
      <style:table-column-properties style:column-width="2.328cm"/>
    </style:style>
    <style:style style:name="Table446.1" style:family="table-row">
      <style:table-row-properties fo:keep-together="auto"/>
    </style:style>
    <style:style style:name="Table446.A1" style:family="table-cell">
      <style:table-cell-properties style:vertical-align="middle" fo:padding="0cm" fo:border="none"/>
    </style:style>
    <style:style style:name="Table447" style:family="table">
      <style:table-properties style:width="3.26cm" fo:margin-left="0cm" fo:margin-top="0cm" fo:margin-bottom="0cm" table:align="left" style:writing-mode="lr-tb"/>
    </style:style>
    <style:style style:name="Table447.A" style:family="table-column">
      <style:table-column-properties style:column-width="3.26cm"/>
    </style:style>
    <style:style style:name="Table447.1" style:family="table-row">
      <style:table-row-properties fo:keep-together="auto"/>
    </style:style>
    <style:style style:name="Table447.A1" style:family="table-cell">
      <style:table-cell-properties style:vertical-align="middle" fo:padding="0cm" fo:border="none"/>
    </style:style>
    <style:style style:name="Table448" style:family="table">
      <style:table-properties style:width="4.191cm" fo:margin-left="0cm" fo:margin-top="0cm" fo:margin-bottom="0cm" table:align="left" style:writing-mode="lr-tb"/>
    </style:style>
    <style:style style:name="Table448.A" style:family="table-column">
      <style:table-column-properties style:column-width="4.191cm"/>
    </style:style>
    <style:style style:name="Table448.1" style:family="table-row">
      <style:table-row-properties fo:keep-together="auto"/>
    </style:style>
    <style:style style:name="Table448.A1" style:family="table-cell">
      <style:table-cell-properties style:vertical-align="middle" fo:padding="0cm" fo:border="none"/>
    </style:style>
    <style:style style:name="Table449" style:family="table">
      <style:table-properties style:width="3.493cm" fo:margin-left="0cm" fo:margin-top="0cm" fo:margin-bottom="0cm" table:align="left" style:writing-mode="lr-tb"/>
    </style:style>
    <style:style style:name="Table449.A" style:family="table-column">
      <style:table-column-properties style:column-width="3.493cm"/>
    </style:style>
    <style:style style:name="Table449.1" style:family="table-row">
      <style:table-row-properties fo:keep-together="auto"/>
    </style:style>
    <style:style style:name="Table449.A1" style:family="table-cell">
      <style:table-cell-properties style:vertical-align="middle" fo:padding="0cm" fo:border="none"/>
    </style:style>
    <style:style style:name="Table450" style:family="table">
      <style:table-properties style:width="2.328cm" fo:margin-left="0cm" fo:margin-top="0cm" fo:margin-bottom="0cm" table:align="left" style:writing-mode="lr-tb"/>
    </style:style>
    <style:style style:name="Table450.A" style:family="table-column">
      <style:table-column-properties style:column-width="2.328cm"/>
    </style:style>
    <style:style style:name="Table450.1" style:family="table-row">
      <style:table-row-properties fo:keep-together="auto"/>
    </style:style>
    <style:style style:name="Table450.A1" style:family="table-cell">
      <style:table-cell-properties style:vertical-align="middle" fo:padding="0cm" fo:border="none"/>
    </style:style>
    <style:style style:name="Table451" style:family="table">
      <style:table-properties style:width="3.493cm" fo:margin-left="0cm" fo:margin-top="0cm" fo:margin-bottom="0cm" table:align="left" style:writing-mode="lr-tb"/>
    </style:style>
    <style:style style:name="Table451.A" style:family="table-column">
      <style:table-column-properties style:column-width="3.493cm"/>
    </style:style>
    <style:style style:name="Table451.1" style:family="table-row">
      <style:table-row-properties fo:keep-together="auto"/>
    </style:style>
    <style:style style:name="Table451.A1" style:family="table-cell">
      <style:table-cell-properties style:vertical-align="middle" fo:padding="0cm" fo:border="none"/>
    </style:style>
    <style:style style:name="Table452" style:family="table">
      <style:table-properties style:width="4.191cm" fo:margin-left="0cm" fo:margin-top="0cm" fo:margin-bottom="0cm" table:align="left" style:writing-mode="lr-tb"/>
    </style:style>
    <style:style style:name="Table452.A" style:family="table-column">
      <style:table-column-properties style:column-width="4.191cm"/>
    </style:style>
    <style:style style:name="Table452.1" style:family="table-row">
      <style:table-row-properties fo:keep-together="auto"/>
    </style:style>
    <style:style style:name="Table452.A1" style:family="table-cell">
      <style:table-cell-properties style:vertical-align="middle" fo:padding="0cm" fo:border="none"/>
    </style:style>
    <style:style style:name="Table453" style:family="table">
      <style:table-properties style:width="15.921cm" style:rel-width="100%" fo:margin-left="0cm" fo:margin-top="0cm" fo:margin-bottom="0cm" table:align="left" style:writing-mode="lr-tb"/>
    </style:style>
    <style:style style:name="Table453.A" style:family="table-column">
      <style:table-column-properties style:column-width="1.355cm" style:rel-column-width="5577*"/>
    </style:style>
    <style:style style:name="Table453.B" style:family="table-column">
      <style:table-column-properties style:column-width="14.026cm" style:rel-column-width="57736*"/>
    </style:style>
    <style:style style:name="Table453.C" style:family="table-column">
      <style:table-column-properties style:column-width="0.54cm" style:rel-column-width="2222*"/>
    </style:style>
    <style:style style:name="Table453.1" style:family="table-row">
      <style:table-row-properties fo:keep-together="auto"/>
    </style:style>
    <style:style style:name="Table453.A1" style:family="table-cell">
      <style:table-cell-properties fo:background-color="#d8e4f3" fo:padding="0.265cm" fo:border="none">
        <style:background-image/>
      </style:table-cell-properties>
    </style:style>
    <style:style style:name="Table4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53.C1" style:family="table-cell">
      <style:table-cell-properties fo:padding="0cm" fo:border="none"/>
    </style:style>
    <style:style style:name="Table453.A2" style:family="table-cell">
      <style:table-cell-properties style:vertical-align="middle" fo:padding-left="0.529cm" fo:padding-right="0.265cm" fo:padding-top="0.265cm" fo:padding-bottom="0.265cm" fo:border="none"/>
    </style:style>
    <style:style style:name="Table453.3" style:family="table-row">
      <style:table-row-properties style:row-height="0cm" fo:keep-together="auto"/>
    </style:style>
    <style:style style:name="Table453.A3" style:family="table-cell">
      <style:table-cell-properties style:vertical-align="middle" fo:padding-left="0.503cm" fo:padding-right="0.265cm" fo:padding-top="0.132cm" fo:padding-bottom="0.265cm" fo:border="none"/>
    </style:style>
    <style:style style:name="Table453.C4" style:family="table-cell">
      <style:table-cell-properties fo:padding="0cm" fo:border="none"/>
    </style:style>
    <style:style style:name="Table453.A5" style:family="table-cell">
      <style:table-cell-properties style:vertical-align="middle" fo:padding-left="0.529cm" fo:padding-right="0.265cm" fo:padding-top="0.265cm" fo:padding-bottom="0.265cm" fo:border="none"/>
    </style:style>
    <style:style style:name="Table453.A6" style:family="table-cell">
      <style:table-cell-properties style:vertical-align="middle" fo:padding-left="0.503cm" fo:padding-right="0.265cm" fo:padding-top="0.132cm" fo:padding-bottom="0.265cm" fo:border="none"/>
    </style:style>
    <style:style style:name="Table445" style:family="table">
      <style:table-properties style:width="3.26cm" fo:margin-left="0cm" fo:margin-top="0cm" fo:margin-bottom="0cm" table:align="left" style:writing-mode="lr-tb"/>
    </style:style>
    <style:style style:name="Table445.A" style:family="table-column">
      <style:table-column-properties style:column-width="3.26cm"/>
    </style:style>
    <style:style style:name="Table445.1" style:family="table-row">
      <style:table-row-properties fo:keep-together="auto"/>
    </style:style>
    <style:style style:name="Table445.A1" style:family="table-cell">
      <style:table-cell-properties style:vertical-align="middle" fo:padding="0cm" fo:border="none"/>
    </style:style>
    <style:style style:name="Table446" style:family="table">
      <style:table-properties style:width="2.328cm" fo:margin-left="0cm" fo:margin-top="0cm" fo:margin-bottom="0cm" table:align="left" style:writing-mode="lr-tb"/>
    </style:style>
    <style:style style:name="Table446.A" style:family="table-column">
      <style:table-column-properties style:column-width="2.328cm"/>
    </style:style>
    <style:style style:name="Table446.1" style:family="table-row">
      <style:table-row-properties fo:keep-together="auto"/>
    </style:style>
    <style:style style:name="Table446.A1" style:family="table-cell">
      <style:table-cell-properties style:vertical-align="middle" fo:padding="0cm" fo:border="none"/>
    </style:style>
    <style:style style:name="Table447" style:family="table">
      <style:table-properties style:width="3.26cm" fo:margin-left="0cm" fo:margin-top="0cm" fo:margin-bottom="0cm" table:align="left" style:writing-mode="lr-tb"/>
    </style:style>
    <style:style style:name="Table447.A" style:family="table-column">
      <style:table-column-properties style:column-width="3.26cm"/>
    </style:style>
    <style:style style:name="Table447.1" style:family="table-row">
      <style:table-row-properties fo:keep-together="auto"/>
    </style:style>
    <style:style style:name="Table447.A1" style:family="table-cell">
      <style:table-cell-properties style:vertical-align="middle" fo:padding="0cm" fo:border="none"/>
    </style:style>
    <style:style style:name="Table448" style:family="table">
      <style:table-properties style:width="4.191cm" fo:margin-left="0cm" fo:margin-top="0cm" fo:margin-bottom="0cm" table:align="left" style:writing-mode="lr-tb"/>
    </style:style>
    <style:style style:name="Table448.A" style:family="table-column">
      <style:table-column-properties style:column-width="4.191cm"/>
    </style:style>
    <style:style style:name="Table448.1" style:family="table-row">
      <style:table-row-properties fo:keep-together="auto"/>
    </style:style>
    <style:style style:name="Table448.A1" style:family="table-cell">
      <style:table-cell-properties style:vertical-align="middle" fo:padding="0cm" fo:border="none"/>
    </style:style>
    <style:style style:name="Table449" style:family="table">
      <style:table-properties style:width="3.493cm" fo:margin-left="0cm" fo:margin-top="0cm" fo:margin-bottom="0cm" table:align="left" style:writing-mode="lr-tb"/>
    </style:style>
    <style:style style:name="Table449.A" style:family="table-column">
      <style:table-column-properties style:column-width="3.493cm"/>
    </style:style>
    <style:style style:name="Table449.1" style:family="table-row">
      <style:table-row-properties fo:keep-together="auto"/>
    </style:style>
    <style:style style:name="Table449.A1" style:family="table-cell">
      <style:table-cell-properties style:vertical-align="middle" fo:padding="0cm" fo:border="none"/>
    </style:style>
    <style:style style:name="Table450" style:family="table">
      <style:table-properties style:width="2.328cm" fo:margin-left="0cm" fo:margin-top="0cm" fo:margin-bottom="0cm" table:align="left" style:writing-mode="lr-tb"/>
    </style:style>
    <style:style style:name="Table450.A" style:family="table-column">
      <style:table-column-properties style:column-width="2.328cm"/>
    </style:style>
    <style:style style:name="Table450.1" style:family="table-row">
      <style:table-row-properties fo:keep-together="auto"/>
    </style:style>
    <style:style style:name="Table450.A1" style:family="table-cell">
      <style:table-cell-properties style:vertical-align="middle" fo:padding="0cm" fo:border="none"/>
    </style:style>
    <style:style style:name="Table451" style:family="table">
      <style:table-properties style:width="3.493cm" fo:margin-left="0cm" fo:margin-top="0cm" fo:margin-bottom="0cm" table:align="left" style:writing-mode="lr-tb"/>
    </style:style>
    <style:style style:name="Table451.A" style:family="table-column">
      <style:table-column-properties style:column-width="3.493cm"/>
    </style:style>
    <style:style style:name="Table451.1" style:family="table-row">
      <style:table-row-properties fo:keep-together="auto"/>
    </style:style>
    <style:style style:name="Table451.A1" style:family="table-cell">
      <style:table-cell-properties style:vertical-align="middle" fo:padding="0cm" fo:border="none"/>
    </style:style>
    <style:style style:name="Table452" style:family="table">
      <style:table-properties style:width="4.191cm" fo:margin-left="0cm" fo:margin-top="0cm" fo:margin-bottom="0cm" table:align="left" style:writing-mode="lr-tb"/>
    </style:style>
    <style:style style:name="Table452.A" style:family="table-column">
      <style:table-column-properties style:column-width="4.191cm"/>
    </style:style>
    <style:style style:name="Table452.1" style:family="table-row">
      <style:table-row-properties fo:keep-together="auto"/>
    </style:style>
    <style:style style:name="Table452.A1" style:family="table-cell">
      <style:table-cell-properties style:vertical-align="middle" fo:padding="0cm" fo:border="none"/>
    </style:style>
    <style:style style:name="Table454" style:family="table">
      <style:table-properties style:width="3.26cm" fo:margin-left="0cm" fo:margin-top="0cm" fo:margin-bottom="0cm" table:align="left" style:writing-mode="lr-tb"/>
    </style:style>
    <style:style style:name="Table454.A" style:family="table-column">
      <style:table-column-properties style:column-width="3.26cm"/>
    </style:style>
    <style:style style:name="Table454.1" style:family="table-row">
      <style:table-row-properties fo:keep-together="auto"/>
    </style:style>
    <style:style style:name="Table454.A1" style:family="table-cell">
      <style:table-cell-properties style:vertical-align="middle" fo:padding="0cm" fo:border="none"/>
    </style:style>
    <style:style style:name="Table455" style:family="table">
      <style:table-properties style:width="2.328cm" fo:margin-left="0cm" fo:margin-top="0cm" fo:margin-bottom="0cm" table:align="left" style:writing-mode="lr-tb"/>
    </style:style>
    <style:style style:name="Table455.A" style:family="table-column">
      <style:table-column-properties style:column-width="2.328cm"/>
    </style:style>
    <style:style style:name="Table455.1" style:family="table-row">
      <style:table-row-properties fo:keep-together="auto"/>
    </style:style>
    <style:style style:name="Table455.A1" style:family="table-cell">
      <style:table-cell-properties style:vertical-align="middle" fo:padding="0cm" fo:border="none"/>
    </style:style>
    <style:style style:name="Table456" style:family="table">
      <style:table-properties style:width="3.26cm" fo:margin-left="0cm" fo:margin-top="0cm" fo:margin-bottom="0cm" table:align="left" style:writing-mode="lr-tb"/>
    </style:style>
    <style:style style:name="Table456.A" style:family="table-column">
      <style:table-column-properties style:column-width="3.26cm"/>
    </style:style>
    <style:style style:name="Table456.1" style:family="table-row">
      <style:table-row-properties fo:keep-together="auto"/>
    </style:style>
    <style:style style:name="Table456.A1" style:family="table-cell">
      <style:table-cell-properties style:vertical-align="middle" fo:padding="0cm" fo:border="none"/>
    </style:style>
    <style:style style:name="Table457" style:family="table">
      <style:table-properties style:width="4.191cm" fo:margin-left="0cm" fo:margin-top="0cm" fo:margin-bottom="0cm" table:align="left" style:writing-mode="lr-tb"/>
    </style:style>
    <style:style style:name="Table457.A" style:family="table-column">
      <style:table-column-properties style:column-width="4.191cm"/>
    </style:style>
    <style:style style:name="Table457.1" style:family="table-row">
      <style:table-row-properties fo:keep-together="auto"/>
    </style:style>
    <style:style style:name="Table457.A1" style:family="table-cell">
      <style:table-cell-properties style:vertical-align="middle" fo:padding="0cm" fo:border="none"/>
    </style:style>
    <style:style style:name="Table458" style:family="table">
      <style:table-properties style:width="3.493cm" fo:margin-left="0cm" fo:margin-top="0cm" fo:margin-bottom="0cm" table:align="left" style:writing-mode="lr-tb"/>
    </style:style>
    <style:style style:name="Table458.A" style:family="table-column">
      <style:table-column-properties style:column-width="3.493cm"/>
    </style:style>
    <style:style style:name="Table458.1" style:family="table-row">
      <style:table-row-properties fo:keep-together="auto"/>
    </style:style>
    <style:style style:name="Table458.A1" style:family="table-cell">
      <style:table-cell-properties style:vertical-align="middle" fo:padding="0cm" fo:border="none"/>
    </style:style>
    <style:style style:name="Table459" style:family="table">
      <style:table-properties style:width="2.328cm" fo:margin-left="0cm" fo:margin-top="0cm" fo:margin-bottom="0cm" table:align="left" style:writing-mode="lr-tb"/>
    </style:style>
    <style:style style:name="Table459.A" style:family="table-column">
      <style:table-column-properties style:column-width="2.328cm"/>
    </style:style>
    <style:style style:name="Table459.1" style:family="table-row">
      <style:table-row-properties fo:keep-together="auto"/>
    </style:style>
    <style:style style:name="Table459.A1" style:family="table-cell">
      <style:table-cell-properties style:vertical-align="middle" fo:padding="0cm" fo:border="none"/>
    </style:style>
    <style:style style:name="Table460" style:family="table">
      <style:table-properties style:width="3.493cm" fo:margin-left="0cm" fo:margin-top="0cm" fo:margin-bottom="0cm" table:align="left" style:writing-mode="lr-tb"/>
    </style:style>
    <style:style style:name="Table460.A" style:family="table-column">
      <style:table-column-properties style:column-width="3.493cm"/>
    </style:style>
    <style:style style:name="Table460.1" style:family="table-row">
      <style:table-row-properties fo:keep-together="auto"/>
    </style:style>
    <style:style style:name="Table460.A1" style:family="table-cell">
      <style:table-cell-properties style:vertical-align="middle" fo:padding="0cm" fo:border="none"/>
    </style:style>
    <style:style style:name="Table461" style:family="table">
      <style:table-properties style:width="4.191cm" fo:margin-left="0cm" fo:margin-top="0cm" fo:margin-bottom="0cm" table:align="left" style:writing-mode="lr-tb"/>
    </style:style>
    <style:style style:name="Table461.A" style:family="table-column">
      <style:table-column-properties style:column-width="4.191cm"/>
    </style:style>
    <style:style style:name="Table461.1" style:family="table-row">
      <style:table-row-properties fo:keep-together="auto"/>
    </style:style>
    <style:style style:name="Table461.A1" style:family="table-cell">
      <style:table-cell-properties style:vertical-align="middle" fo:padding="0cm" fo:border="none"/>
    </style:style>
    <style:style style:name="Table462" style:family="table">
      <style:table-properties style:width="15.921cm" style:rel-width="100%" fo:margin-left="0cm" fo:margin-top="0cm" fo:margin-bottom="0cm" table:align="left" style:writing-mode="lr-tb"/>
    </style:style>
    <style:style style:name="Table462.A" style:family="table-column">
      <style:table-column-properties style:column-width="1.355cm" style:rel-column-width="5577*"/>
    </style:style>
    <style:style style:name="Table462.B" style:family="table-column">
      <style:table-column-properties style:column-width="14.026cm" style:rel-column-width="57736*"/>
    </style:style>
    <style:style style:name="Table462.C" style:family="table-column">
      <style:table-column-properties style:column-width="0.54cm" style:rel-column-width="2222*"/>
    </style:style>
    <style:style style:name="Table462.1" style:family="table-row">
      <style:table-row-properties fo:keep-together="auto"/>
    </style:style>
    <style:style style:name="Table462.A1" style:family="table-cell">
      <style:table-cell-properties fo:background-color="#d8e4f3" fo:padding="0.265cm" fo:border="none">
        <style:background-image/>
      </style:table-cell-properties>
    </style:style>
    <style:style style:name="Table46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62.C1" style:family="table-cell">
      <style:table-cell-properties fo:padding="0cm" fo:border="none"/>
    </style:style>
    <style:style style:name="Table462.A2" style:family="table-cell">
      <style:table-cell-properties style:vertical-align="middle" fo:padding-left="0.529cm" fo:padding-right="0.265cm" fo:padding-top="0.265cm" fo:padding-bottom="0.265cm" fo:border="none"/>
    </style:style>
    <style:style style:name="Table462.3" style:family="table-row">
      <style:table-row-properties style:row-height="0cm" fo:keep-together="auto"/>
    </style:style>
    <style:style style:name="Table462.A3" style:family="table-cell">
      <style:table-cell-properties style:vertical-align="middle" fo:padding-left="0.503cm" fo:padding-right="0.265cm" fo:padding-top="0.132cm" fo:padding-bottom="0.265cm" fo:border="none"/>
    </style:style>
    <style:style style:name="Table462.C4" style:family="table-cell">
      <style:table-cell-properties fo:padding="0cm" fo:border="none"/>
    </style:style>
    <style:style style:name="Table462.A5" style:family="table-cell">
      <style:table-cell-properties style:vertical-align="middle" fo:padding-left="0.529cm" fo:padding-right="0.265cm" fo:padding-top="0.265cm" fo:padding-bottom="0.265cm" fo:border="none"/>
    </style:style>
    <style:style style:name="Table462.A6" style:family="table-cell">
      <style:table-cell-properties style:vertical-align="middle" fo:padding-left="0.503cm" fo:padding-right="0.265cm" fo:padding-top="0.132cm" fo:padding-bottom="0.265cm" fo:border="none"/>
    </style:style>
    <style:style style:name="Table454" style:family="table">
      <style:table-properties style:width="3.26cm" fo:margin-left="0cm" fo:margin-top="0cm" fo:margin-bottom="0cm" table:align="left" style:writing-mode="lr-tb"/>
    </style:style>
    <style:style style:name="Table454.A" style:family="table-column">
      <style:table-column-properties style:column-width="3.26cm"/>
    </style:style>
    <style:style style:name="Table454.1" style:family="table-row">
      <style:table-row-properties fo:keep-together="auto"/>
    </style:style>
    <style:style style:name="Table454.A1" style:family="table-cell">
      <style:table-cell-properties style:vertical-align="middle" fo:padding="0cm" fo:border="none"/>
    </style:style>
    <style:style style:name="Table455" style:family="table">
      <style:table-properties style:width="2.328cm" fo:margin-left="0cm" fo:margin-top="0cm" fo:margin-bottom="0cm" table:align="left" style:writing-mode="lr-tb"/>
    </style:style>
    <style:style style:name="Table455.A" style:family="table-column">
      <style:table-column-properties style:column-width="2.328cm"/>
    </style:style>
    <style:style style:name="Table455.1" style:family="table-row">
      <style:table-row-properties fo:keep-together="auto"/>
    </style:style>
    <style:style style:name="Table455.A1" style:family="table-cell">
      <style:table-cell-properties style:vertical-align="middle" fo:padding="0cm" fo:border="none"/>
    </style:style>
    <style:style style:name="Table456" style:family="table">
      <style:table-properties style:width="3.26cm" fo:margin-left="0cm" fo:margin-top="0cm" fo:margin-bottom="0cm" table:align="left" style:writing-mode="lr-tb"/>
    </style:style>
    <style:style style:name="Table456.A" style:family="table-column">
      <style:table-column-properties style:column-width="3.26cm"/>
    </style:style>
    <style:style style:name="Table456.1" style:family="table-row">
      <style:table-row-properties fo:keep-together="auto"/>
    </style:style>
    <style:style style:name="Table456.A1" style:family="table-cell">
      <style:table-cell-properties style:vertical-align="middle" fo:padding="0cm" fo:border="none"/>
    </style:style>
    <style:style style:name="Table457" style:family="table">
      <style:table-properties style:width="4.191cm" fo:margin-left="0cm" fo:margin-top="0cm" fo:margin-bottom="0cm" table:align="left" style:writing-mode="lr-tb"/>
    </style:style>
    <style:style style:name="Table457.A" style:family="table-column">
      <style:table-column-properties style:column-width="4.191cm"/>
    </style:style>
    <style:style style:name="Table457.1" style:family="table-row">
      <style:table-row-properties fo:keep-together="auto"/>
    </style:style>
    <style:style style:name="Table457.A1" style:family="table-cell">
      <style:table-cell-properties style:vertical-align="middle" fo:padding="0cm" fo:border="none"/>
    </style:style>
    <style:style style:name="Table458" style:family="table">
      <style:table-properties style:width="3.493cm" fo:margin-left="0cm" fo:margin-top="0cm" fo:margin-bottom="0cm" table:align="left" style:writing-mode="lr-tb"/>
    </style:style>
    <style:style style:name="Table458.A" style:family="table-column">
      <style:table-column-properties style:column-width="3.493cm"/>
    </style:style>
    <style:style style:name="Table458.1" style:family="table-row">
      <style:table-row-properties fo:keep-together="auto"/>
    </style:style>
    <style:style style:name="Table458.A1" style:family="table-cell">
      <style:table-cell-properties style:vertical-align="middle" fo:padding="0cm" fo:border="none"/>
    </style:style>
    <style:style style:name="Table459" style:family="table">
      <style:table-properties style:width="2.328cm" fo:margin-left="0cm" fo:margin-top="0cm" fo:margin-bottom="0cm" table:align="left" style:writing-mode="lr-tb"/>
    </style:style>
    <style:style style:name="Table459.A" style:family="table-column">
      <style:table-column-properties style:column-width="2.328cm"/>
    </style:style>
    <style:style style:name="Table459.1" style:family="table-row">
      <style:table-row-properties fo:keep-together="auto"/>
    </style:style>
    <style:style style:name="Table459.A1" style:family="table-cell">
      <style:table-cell-properties style:vertical-align="middle" fo:padding="0cm" fo:border="none"/>
    </style:style>
    <style:style style:name="Table460" style:family="table">
      <style:table-properties style:width="3.493cm" fo:margin-left="0cm" fo:margin-top="0cm" fo:margin-bottom="0cm" table:align="left" style:writing-mode="lr-tb"/>
    </style:style>
    <style:style style:name="Table460.A" style:family="table-column">
      <style:table-column-properties style:column-width="3.493cm"/>
    </style:style>
    <style:style style:name="Table460.1" style:family="table-row">
      <style:table-row-properties fo:keep-together="auto"/>
    </style:style>
    <style:style style:name="Table460.A1" style:family="table-cell">
      <style:table-cell-properties style:vertical-align="middle" fo:padding="0cm" fo:border="none"/>
    </style:style>
    <style:style style:name="Table461" style:family="table">
      <style:table-properties style:width="4.191cm" fo:margin-left="0cm" fo:margin-top="0cm" fo:margin-bottom="0cm" table:align="left" style:writing-mode="lr-tb"/>
    </style:style>
    <style:style style:name="Table461.A" style:family="table-column">
      <style:table-column-properties style:column-width="4.191cm"/>
    </style:style>
    <style:style style:name="Table461.1" style:family="table-row">
      <style:table-row-properties fo:keep-together="auto"/>
    </style:style>
    <style:style style:name="Table461.A1" style:family="table-cell">
      <style:table-cell-properties style:vertical-align="middle" fo:padding="0cm" fo:border="none"/>
    </style:style>
    <style:style style:name="Table463" style:family="table">
      <style:table-properties style:width="2.794cm" fo:margin-left="0cm" fo:margin-top="0cm" fo:margin-bottom="0cm" table:align="left" style:writing-mode="lr-tb"/>
    </style:style>
    <style:style style:name="Table463.A" style:family="table-column">
      <style:table-column-properties style:column-width="2.794cm"/>
    </style:style>
    <style:style style:name="Table463.1" style:family="table-row">
      <style:table-row-properties fo:keep-together="auto"/>
    </style:style>
    <style:style style:name="Table463.A1" style:family="table-cell">
      <style:table-cell-properties style:vertical-align="middle" fo:padding="0cm" fo:border="none"/>
    </style:style>
    <style:style style:name="Table464" style:family="table">
      <style:table-properties style:width="2.328cm" fo:margin-left="0cm" fo:margin-top="0cm" fo:margin-bottom="0cm" table:align="left" style:writing-mode="lr-tb"/>
    </style:style>
    <style:style style:name="Table464.A" style:family="table-column">
      <style:table-column-properties style:column-width="2.328cm"/>
    </style:style>
    <style:style style:name="Table464.1" style:family="table-row">
      <style:table-row-properties fo:keep-together="auto"/>
    </style:style>
    <style:style style:name="Table464.A1" style:family="table-cell">
      <style:table-cell-properties style:vertical-align="middle" fo:padding="0cm" fo:border="none"/>
    </style:style>
    <style:style style:name="Table465" style:family="table">
      <style:table-properties style:width="2.794cm" fo:margin-left="0cm" fo:margin-top="0cm" fo:margin-bottom="0cm" table:align="left" style:writing-mode="lr-tb"/>
    </style:style>
    <style:style style:name="Table465.A" style:family="table-column">
      <style:table-column-properties style:column-width="2.794cm"/>
    </style:style>
    <style:style style:name="Table465.1" style:family="table-row">
      <style:table-row-properties fo:keep-together="auto"/>
    </style:style>
    <style:style style:name="Table465.A1" style:family="table-cell">
      <style:table-cell-properties style:vertical-align="middle" fo:padding="0cm" fo:border="none"/>
    </style:style>
    <style:style style:name="Table466" style:family="table">
      <style:table-properties style:width="4.191cm" fo:margin-left="0cm" fo:margin-top="0cm" fo:margin-bottom="0cm" table:align="left" style:writing-mode="lr-tb"/>
    </style:style>
    <style:style style:name="Table466.A" style:family="table-column">
      <style:table-column-properties style:column-width="4.191cm"/>
    </style:style>
    <style:style style:name="Table466.1" style:family="table-row">
      <style:table-row-properties fo:keep-together="auto"/>
    </style:style>
    <style:style style:name="Table466.A1" style:family="table-cell">
      <style:table-cell-properties style:vertical-align="middle" fo:padding="0cm" fo:border="none"/>
    </style:style>
    <style:style style:name="Table467" style:family="table">
      <style:table-properties style:width="2.794cm" fo:margin-left="0cm" fo:margin-top="0cm" fo:margin-bottom="0cm" table:align="left" style:writing-mode="lr-tb"/>
    </style:style>
    <style:style style:name="Table467.A" style:family="table-column">
      <style:table-column-properties style:column-width="2.794cm"/>
    </style:style>
    <style:style style:name="Table467.1" style:family="table-row">
      <style:table-row-properties fo:keep-together="auto"/>
    </style:style>
    <style:style style:name="Table467.A1" style:family="table-cell">
      <style:table-cell-properties style:vertical-align="middle" fo:padding="0cm" fo:border="none"/>
    </style:style>
    <style:style style:name="Table468" style:family="table">
      <style:table-properties style:width="2.328cm" fo:margin-left="0cm" fo:margin-top="0cm" fo:margin-bottom="0cm" table:align="left" style:writing-mode="lr-tb"/>
    </style:style>
    <style:style style:name="Table468.A" style:family="table-column">
      <style:table-column-properties style:column-width="2.328cm"/>
    </style:style>
    <style:style style:name="Table468.1" style:family="table-row">
      <style:table-row-properties fo:keep-together="auto"/>
    </style:style>
    <style:style style:name="Table468.A1" style:family="table-cell">
      <style:table-cell-properties style:vertical-align="middle" fo:padding="0cm" fo:border="none"/>
    </style:style>
    <style:style style:name="Table469" style:family="table">
      <style:table-properties style:width="2.794cm" fo:margin-left="0cm" fo:margin-top="0cm" fo:margin-bottom="0cm" table:align="left" style:writing-mode="lr-tb"/>
    </style:style>
    <style:style style:name="Table469.A" style:family="table-column">
      <style:table-column-properties style:column-width="2.794cm"/>
    </style:style>
    <style:style style:name="Table469.1" style:family="table-row">
      <style:table-row-properties fo:keep-together="auto"/>
    </style:style>
    <style:style style:name="Table469.A1" style:family="table-cell">
      <style:table-cell-properties style:vertical-align="middle" fo:padding="0cm" fo:border="none"/>
    </style:style>
    <style:style style:name="Table470" style:family="table">
      <style:table-properties style:width="4.191cm" fo:margin-left="0cm" fo:margin-top="0cm" fo:margin-bottom="0cm" table:align="left" style:writing-mode="lr-tb"/>
    </style:style>
    <style:style style:name="Table470.A" style:family="table-column">
      <style:table-column-properties style:column-width="4.191cm"/>
    </style:style>
    <style:style style:name="Table470.1" style:family="table-row">
      <style:table-row-properties fo:keep-together="auto"/>
    </style:style>
    <style:style style:name="Table470.A1" style:family="table-cell">
      <style:table-cell-properties style:vertical-align="middle" fo:padding="0cm" fo:border="none"/>
    </style:style>
    <style:style style:name="Table471" style:family="table">
      <style:table-properties style:width="15.921cm" style:rel-width="100%" fo:margin-left="0cm" fo:margin-top="0cm" fo:margin-bottom="0cm" table:align="left" style:writing-mode="lr-tb"/>
    </style:style>
    <style:style style:name="Table471.A" style:family="table-column">
      <style:table-column-properties style:column-width="1.355cm" style:rel-column-width="5577*"/>
    </style:style>
    <style:style style:name="Table471.B" style:family="table-column">
      <style:table-column-properties style:column-width="14.026cm" style:rel-column-width="57736*"/>
    </style:style>
    <style:style style:name="Table471.C" style:family="table-column">
      <style:table-column-properties style:column-width="0.54cm" style:rel-column-width="2222*"/>
    </style:style>
    <style:style style:name="Table471.1" style:family="table-row">
      <style:table-row-properties fo:keep-together="auto"/>
    </style:style>
    <style:style style:name="Table471.A1" style:family="table-cell">
      <style:table-cell-properties fo:background-color="#d8e4f3" fo:padding="0.265cm" fo:border="none">
        <style:background-image/>
      </style:table-cell-properties>
    </style:style>
    <style:style style:name="Table47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71.C1" style:family="table-cell">
      <style:table-cell-properties fo:padding="0cm" fo:border="none"/>
    </style:style>
    <style:style style:name="Table471.A2" style:family="table-cell">
      <style:table-cell-properties style:vertical-align="middle" fo:padding-left="0.529cm" fo:padding-right="0.265cm" fo:padding-top="0.265cm" fo:padding-bottom="0.265cm" fo:border="none"/>
    </style:style>
    <style:style style:name="Table471.3" style:family="table-row">
      <style:table-row-properties style:row-height="0cm" fo:keep-together="auto"/>
    </style:style>
    <style:style style:name="Table471.A3" style:family="table-cell">
      <style:table-cell-properties style:vertical-align="middle" fo:padding-left="0.503cm" fo:padding-right="0.265cm" fo:padding-top="0.132cm" fo:padding-bottom="0.265cm" fo:border="none"/>
    </style:style>
    <style:style style:name="Table471.C4" style:family="table-cell">
      <style:table-cell-properties fo:padding="0cm" fo:border="none"/>
    </style:style>
    <style:style style:name="Table471.A5" style:family="table-cell">
      <style:table-cell-properties style:vertical-align="middle" fo:padding-left="0.529cm" fo:padding-right="0.265cm" fo:padding-top="0.265cm" fo:padding-bottom="0.265cm" fo:border="none"/>
    </style:style>
    <style:style style:name="Table471.A6" style:family="table-cell">
      <style:table-cell-properties style:vertical-align="middle" fo:padding-left="0.503cm" fo:padding-right="0.265cm" fo:padding-top="0.132cm" fo:padding-bottom="0.265cm" fo:border="none"/>
    </style:style>
    <style:style style:name="Table463" style:family="table">
      <style:table-properties style:width="2.794cm" fo:margin-left="0cm" fo:margin-top="0cm" fo:margin-bottom="0cm" table:align="left" style:writing-mode="lr-tb"/>
    </style:style>
    <style:style style:name="Table463.A" style:family="table-column">
      <style:table-column-properties style:column-width="2.794cm"/>
    </style:style>
    <style:style style:name="Table463.1" style:family="table-row">
      <style:table-row-properties fo:keep-together="auto"/>
    </style:style>
    <style:style style:name="Table463.A1" style:family="table-cell">
      <style:table-cell-properties style:vertical-align="middle" fo:padding="0cm" fo:border="none"/>
    </style:style>
    <style:style style:name="Table464" style:family="table">
      <style:table-properties style:width="2.328cm" fo:margin-left="0cm" fo:margin-top="0cm" fo:margin-bottom="0cm" table:align="left" style:writing-mode="lr-tb"/>
    </style:style>
    <style:style style:name="Table464.A" style:family="table-column">
      <style:table-column-properties style:column-width="2.328cm"/>
    </style:style>
    <style:style style:name="Table464.1" style:family="table-row">
      <style:table-row-properties fo:keep-together="auto"/>
    </style:style>
    <style:style style:name="Table464.A1" style:family="table-cell">
      <style:table-cell-properties style:vertical-align="middle" fo:padding="0cm" fo:border="none"/>
    </style:style>
    <style:style style:name="Table465" style:family="table">
      <style:table-properties style:width="2.794cm" fo:margin-left="0cm" fo:margin-top="0cm" fo:margin-bottom="0cm" table:align="left" style:writing-mode="lr-tb"/>
    </style:style>
    <style:style style:name="Table465.A" style:family="table-column">
      <style:table-column-properties style:column-width="2.794cm"/>
    </style:style>
    <style:style style:name="Table465.1" style:family="table-row">
      <style:table-row-properties fo:keep-together="auto"/>
    </style:style>
    <style:style style:name="Table465.A1" style:family="table-cell">
      <style:table-cell-properties style:vertical-align="middle" fo:padding="0cm" fo:border="none"/>
    </style:style>
    <style:style style:name="Table466" style:family="table">
      <style:table-properties style:width="4.191cm" fo:margin-left="0cm" fo:margin-top="0cm" fo:margin-bottom="0cm" table:align="left" style:writing-mode="lr-tb"/>
    </style:style>
    <style:style style:name="Table466.A" style:family="table-column">
      <style:table-column-properties style:column-width="4.191cm"/>
    </style:style>
    <style:style style:name="Table466.1" style:family="table-row">
      <style:table-row-properties fo:keep-together="auto"/>
    </style:style>
    <style:style style:name="Table466.A1" style:family="table-cell">
      <style:table-cell-properties style:vertical-align="middle" fo:padding="0cm" fo:border="none"/>
    </style:style>
    <style:style style:name="Table467" style:family="table">
      <style:table-properties style:width="2.794cm" fo:margin-left="0cm" fo:margin-top="0cm" fo:margin-bottom="0cm" table:align="left" style:writing-mode="lr-tb"/>
    </style:style>
    <style:style style:name="Table467.A" style:family="table-column">
      <style:table-column-properties style:column-width="2.794cm"/>
    </style:style>
    <style:style style:name="Table467.1" style:family="table-row">
      <style:table-row-properties fo:keep-together="auto"/>
    </style:style>
    <style:style style:name="Table467.A1" style:family="table-cell">
      <style:table-cell-properties style:vertical-align="middle" fo:padding="0cm" fo:border="none"/>
    </style:style>
    <style:style style:name="Table468" style:family="table">
      <style:table-properties style:width="2.328cm" fo:margin-left="0cm" fo:margin-top="0cm" fo:margin-bottom="0cm" table:align="left" style:writing-mode="lr-tb"/>
    </style:style>
    <style:style style:name="Table468.A" style:family="table-column">
      <style:table-column-properties style:column-width="2.328cm"/>
    </style:style>
    <style:style style:name="Table468.1" style:family="table-row">
      <style:table-row-properties fo:keep-together="auto"/>
    </style:style>
    <style:style style:name="Table468.A1" style:family="table-cell">
      <style:table-cell-properties style:vertical-align="middle" fo:padding="0cm" fo:border="none"/>
    </style:style>
    <style:style style:name="Table469" style:family="table">
      <style:table-properties style:width="2.794cm" fo:margin-left="0cm" fo:margin-top="0cm" fo:margin-bottom="0cm" table:align="left" style:writing-mode="lr-tb"/>
    </style:style>
    <style:style style:name="Table469.A" style:family="table-column">
      <style:table-column-properties style:column-width="2.794cm"/>
    </style:style>
    <style:style style:name="Table469.1" style:family="table-row">
      <style:table-row-properties fo:keep-together="auto"/>
    </style:style>
    <style:style style:name="Table469.A1" style:family="table-cell">
      <style:table-cell-properties style:vertical-align="middle" fo:padding="0cm" fo:border="none"/>
    </style:style>
    <style:style style:name="Table470" style:family="table">
      <style:table-properties style:width="4.191cm" fo:margin-left="0cm" fo:margin-top="0cm" fo:margin-bottom="0cm" table:align="left" style:writing-mode="lr-tb"/>
    </style:style>
    <style:style style:name="Table470.A" style:family="table-column">
      <style:table-column-properties style:column-width="4.191cm"/>
    </style:style>
    <style:style style:name="Table470.1" style:family="table-row">
      <style:table-row-properties fo:keep-together="auto"/>
    </style:style>
    <style:style style:name="Table470.A1" style:family="table-cell">
      <style:table-cell-properties style:vertical-align="middle" fo:padding="0cm" fo:border="none"/>
    </style:style>
    <style:style style:name="Table472" style:family="table">
      <style:table-properties style:width="2.328cm" fo:margin-left="0cm" fo:margin-top="0cm" fo:margin-bottom="0cm" table:align="left" style:writing-mode="lr-tb"/>
    </style:style>
    <style:style style:name="Table472.A" style:family="table-column">
      <style:table-column-properties style:column-width="2.328cm"/>
    </style:style>
    <style:style style:name="Table472.1" style:family="table-row">
      <style:table-row-properties fo:keep-together="auto"/>
    </style:style>
    <style:style style:name="Table472.A1" style:family="table-cell">
      <style:table-cell-properties style:vertical-align="middle" fo:padding="0cm" fo:border="none"/>
    </style:style>
    <style:style style:name="Table473" style:family="table">
      <style:table-properties style:width="2.328cm" fo:margin-left="0cm" fo:margin-top="0cm" fo:margin-bottom="0cm" table:align="left" style:writing-mode="lr-tb"/>
    </style:style>
    <style:style style:name="Table473.A" style:family="table-column">
      <style:table-column-properties style:column-width="2.328cm"/>
    </style:style>
    <style:style style:name="Table473.1" style:family="table-row">
      <style:table-row-properties fo:keep-together="auto"/>
    </style:style>
    <style:style style:name="Table473.A1" style:family="table-cell">
      <style:table-cell-properties style:vertical-align="middle" fo:padding="0cm" fo:border="none"/>
    </style:style>
    <style:style style:name="Table474" style:family="table">
      <style:table-properties style:width="2.328cm" fo:margin-left="0cm" fo:margin-top="0cm" fo:margin-bottom="0cm" table:align="left" style:writing-mode="lr-tb"/>
    </style:style>
    <style:style style:name="Table474.A" style:family="table-column">
      <style:table-column-properties style:column-width="2.328cm"/>
    </style:style>
    <style:style style:name="Table474.1" style:family="table-row">
      <style:table-row-properties fo:keep-together="auto"/>
    </style:style>
    <style:style style:name="Table474.A1" style:family="table-cell">
      <style:table-cell-properties style:vertical-align="middle" fo:padding="0cm" fo:border="none"/>
    </style:style>
    <style:style style:name="Table475" style:family="table">
      <style:table-properties style:width="4.191cm" fo:margin-left="0cm" fo:margin-top="0cm" fo:margin-bottom="0cm" table:align="left" style:writing-mode="lr-tb"/>
    </style:style>
    <style:style style:name="Table475.A" style:family="table-column">
      <style:table-column-properties style:column-width="4.191cm"/>
    </style:style>
    <style:style style:name="Table475.1" style:family="table-row">
      <style:table-row-properties fo:keep-together="auto"/>
    </style:style>
    <style:style style:name="Table475.A1" style:family="table-cell">
      <style:table-cell-properties style:vertical-align="middle" fo:padding="0cm" fo:border="none"/>
    </style:style>
    <style:style style:name="Table476" style:family="table">
      <style:table-properties style:width="2.328cm" fo:margin-left="0cm" fo:margin-top="0cm" fo:margin-bottom="0cm" table:align="left" style:writing-mode="lr-tb"/>
    </style:style>
    <style:style style:name="Table476.A" style:family="table-column">
      <style:table-column-properties style:column-width="2.328cm"/>
    </style:style>
    <style:style style:name="Table476.1" style:family="table-row">
      <style:table-row-properties fo:keep-together="auto"/>
    </style:style>
    <style:style style:name="Table476.A1" style:family="table-cell">
      <style:table-cell-properties style:vertical-align="middle" fo:padding="0cm" fo:border="none"/>
    </style:style>
    <style:style style:name="Table477" style:family="table">
      <style:table-properties style:width="2.328cm" fo:margin-left="0cm" fo:margin-top="0cm" fo:margin-bottom="0cm" table:align="left" style:writing-mode="lr-tb"/>
    </style:style>
    <style:style style:name="Table477.A" style:family="table-column">
      <style:table-column-properties style:column-width="2.328cm"/>
    </style:style>
    <style:style style:name="Table477.1" style:family="table-row">
      <style:table-row-properties fo:keep-together="auto"/>
    </style:style>
    <style:style style:name="Table477.A1" style:family="table-cell">
      <style:table-cell-properties style:vertical-align="middle" fo:padding="0cm" fo:border="none"/>
    </style:style>
    <style:style style:name="Table478" style:family="table">
      <style:table-properties style:width="2.328cm" fo:margin-left="0cm" fo:margin-top="0cm" fo:margin-bottom="0cm" table:align="left" style:writing-mode="lr-tb"/>
    </style:style>
    <style:style style:name="Table478.A" style:family="table-column">
      <style:table-column-properties style:column-width="2.328cm"/>
    </style:style>
    <style:style style:name="Table478.1" style:family="table-row">
      <style:table-row-properties fo:keep-together="auto"/>
    </style:style>
    <style:style style:name="Table478.A1" style:family="table-cell">
      <style:table-cell-properties style:vertical-align="middle" fo:padding="0cm" fo:border="none"/>
    </style:style>
    <style:style style:name="Table479" style:family="table">
      <style:table-properties style:width="4.191cm" fo:margin-left="0cm" fo:margin-top="0cm" fo:margin-bottom="0cm" table:align="left" style:writing-mode="lr-tb"/>
    </style:style>
    <style:style style:name="Table479.A" style:family="table-column">
      <style:table-column-properties style:column-width="4.191cm"/>
    </style:style>
    <style:style style:name="Table479.1" style:family="table-row">
      <style:table-row-properties fo:keep-together="auto"/>
    </style:style>
    <style:style style:name="Table479.A1" style:family="table-cell">
      <style:table-cell-properties style:vertical-align="middle" fo:padding="0cm" fo:border="none"/>
    </style:style>
    <style:style style:name="Table480" style:family="table">
      <style:table-properties style:width="15.921cm" style:rel-width="100%" fo:margin-left="0cm" fo:margin-top="0cm" fo:margin-bottom="0cm" table:align="left" style:writing-mode="lr-tb"/>
    </style:style>
    <style:style style:name="Table480.A" style:family="table-column">
      <style:table-column-properties style:column-width="1.355cm" style:rel-column-width="5577*"/>
    </style:style>
    <style:style style:name="Table480.B" style:family="table-column">
      <style:table-column-properties style:column-width="14.026cm" style:rel-column-width="57736*"/>
    </style:style>
    <style:style style:name="Table480.C" style:family="table-column">
      <style:table-column-properties style:column-width="0.54cm" style:rel-column-width="2222*"/>
    </style:style>
    <style:style style:name="Table480.1" style:family="table-row">
      <style:table-row-properties fo:keep-together="auto"/>
    </style:style>
    <style:style style:name="Table480.A1" style:family="table-cell">
      <style:table-cell-properties fo:background-color="#d8e4f3" fo:padding="0.265cm" fo:border="none">
        <style:background-image/>
      </style:table-cell-properties>
    </style:style>
    <style:style style:name="Table4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80.C1" style:family="table-cell">
      <style:table-cell-properties fo:padding="0cm" fo:border="none"/>
    </style:style>
    <style:style style:name="Table480.A2" style:family="table-cell">
      <style:table-cell-properties style:vertical-align="middle" fo:padding-left="0.529cm" fo:padding-right="0.265cm" fo:padding-top="0.265cm" fo:padding-bottom="0.265cm" fo:border="none"/>
    </style:style>
    <style:style style:name="Table480.3" style:family="table-row">
      <style:table-row-properties style:row-height="0cm" fo:keep-together="auto"/>
    </style:style>
    <style:style style:name="Table480.A3" style:family="table-cell">
      <style:table-cell-properties style:vertical-align="middle" fo:padding-left="0.503cm" fo:padding-right="0.265cm" fo:padding-top="0.132cm" fo:padding-bottom="0.265cm" fo:border="none"/>
    </style:style>
    <style:style style:name="Table480.C4" style:family="table-cell">
      <style:table-cell-properties fo:padding="0cm" fo:border="none"/>
    </style:style>
    <style:style style:name="Table480.A5" style:family="table-cell">
      <style:table-cell-properties style:vertical-align="middle" fo:padding-left="0.529cm" fo:padding-right="0.265cm" fo:padding-top="0.265cm" fo:padding-bottom="0.265cm" fo:border="none"/>
    </style:style>
    <style:style style:name="Table480.A6" style:family="table-cell">
      <style:table-cell-properties style:vertical-align="middle" fo:padding-left="0.503cm" fo:padding-right="0.265cm" fo:padding-top="0.132cm" fo:padding-bottom="0.265cm" fo:border="none"/>
    </style:style>
    <style:style style:name="Table472" style:family="table">
      <style:table-properties style:width="2.328cm" fo:margin-left="0cm" fo:margin-top="0cm" fo:margin-bottom="0cm" table:align="left" style:writing-mode="lr-tb"/>
    </style:style>
    <style:style style:name="Table472.A" style:family="table-column">
      <style:table-column-properties style:column-width="2.328cm"/>
    </style:style>
    <style:style style:name="Table472.1" style:family="table-row">
      <style:table-row-properties fo:keep-together="auto"/>
    </style:style>
    <style:style style:name="Table472.A1" style:family="table-cell">
      <style:table-cell-properties style:vertical-align="middle" fo:padding="0cm" fo:border="none"/>
    </style:style>
    <style:style style:name="Table473" style:family="table">
      <style:table-properties style:width="2.328cm" fo:margin-left="0cm" fo:margin-top="0cm" fo:margin-bottom="0cm" table:align="left" style:writing-mode="lr-tb"/>
    </style:style>
    <style:style style:name="Table473.A" style:family="table-column">
      <style:table-column-properties style:column-width="2.328cm"/>
    </style:style>
    <style:style style:name="Table473.1" style:family="table-row">
      <style:table-row-properties fo:keep-together="auto"/>
    </style:style>
    <style:style style:name="Table473.A1" style:family="table-cell">
      <style:table-cell-properties style:vertical-align="middle" fo:padding="0cm" fo:border="none"/>
    </style:style>
    <style:style style:name="Table474" style:family="table">
      <style:table-properties style:width="2.328cm" fo:margin-left="0cm" fo:margin-top="0cm" fo:margin-bottom="0cm" table:align="left" style:writing-mode="lr-tb"/>
    </style:style>
    <style:style style:name="Table474.A" style:family="table-column">
      <style:table-column-properties style:column-width="2.328cm"/>
    </style:style>
    <style:style style:name="Table474.1" style:family="table-row">
      <style:table-row-properties fo:keep-together="auto"/>
    </style:style>
    <style:style style:name="Table474.A1" style:family="table-cell">
      <style:table-cell-properties style:vertical-align="middle" fo:padding="0cm" fo:border="none"/>
    </style:style>
    <style:style style:name="Table475" style:family="table">
      <style:table-properties style:width="4.191cm" fo:margin-left="0cm" fo:margin-top="0cm" fo:margin-bottom="0cm" table:align="left" style:writing-mode="lr-tb"/>
    </style:style>
    <style:style style:name="Table475.A" style:family="table-column">
      <style:table-column-properties style:column-width="4.191cm"/>
    </style:style>
    <style:style style:name="Table475.1" style:family="table-row">
      <style:table-row-properties fo:keep-together="auto"/>
    </style:style>
    <style:style style:name="Table475.A1" style:family="table-cell">
      <style:table-cell-properties style:vertical-align="middle" fo:padding="0cm" fo:border="none"/>
    </style:style>
    <style:style style:name="Table476" style:family="table">
      <style:table-properties style:width="2.328cm" fo:margin-left="0cm" fo:margin-top="0cm" fo:margin-bottom="0cm" table:align="left" style:writing-mode="lr-tb"/>
    </style:style>
    <style:style style:name="Table476.A" style:family="table-column">
      <style:table-column-properties style:column-width="2.328cm"/>
    </style:style>
    <style:style style:name="Table476.1" style:family="table-row">
      <style:table-row-properties fo:keep-together="auto"/>
    </style:style>
    <style:style style:name="Table476.A1" style:family="table-cell">
      <style:table-cell-properties style:vertical-align="middle" fo:padding="0cm" fo:border="none"/>
    </style:style>
    <style:style style:name="Table477" style:family="table">
      <style:table-properties style:width="2.328cm" fo:margin-left="0cm" fo:margin-top="0cm" fo:margin-bottom="0cm" table:align="left" style:writing-mode="lr-tb"/>
    </style:style>
    <style:style style:name="Table477.A" style:family="table-column">
      <style:table-column-properties style:column-width="2.328cm"/>
    </style:style>
    <style:style style:name="Table477.1" style:family="table-row">
      <style:table-row-properties fo:keep-together="auto"/>
    </style:style>
    <style:style style:name="Table477.A1" style:family="table-cell">
      <style:table-cell-properties style:vertical-align="middle" fo:padding="0cm" fo:border="none"/>
    </style:style>
    <style:style style:name="Table478" style:family="table">
      <style:table-properties style:width="2.328cm" fo:margin-left="0cm" fo:margin-top="0cm" fo:margin-bottom="0cm" table:align="left" style:writing-mode="lr-tb"/>
    </style:style>
    <style:style style:name="Table478.A" style:family="table-column">
      <style:table-column-properties style:column-width="2.328cm"/>
    </style:style>
    <style:style style:name="Table478.1" style:family="table-row">
      <style:table-row-properties fo:keep-together="auto"/>
    </style:style>
    <style:style style:name="Table478.A1" style:family="table-cell">
      <style:table-cell-properties style:vertical-align="middle" fo:padding="0cm" fo:border="none"/>
    </style:style>
    <style:style style:name="Table479" style:family="table">
      <style:table-properties style:width="4.191cm" fo:margin-left="0cm" fo:margin-top="0cm" fo:margin-bottom="0cm" table:align="left" style:writing-mode="lr-tb"/>
    </style:style>
    <style:style style:name="Table479.A" style:family="table-column">
      <style:table-column-properties style:column-width="4.191cm"/>
    </style:style>
    <style:style style:name="Table479.1" style:family="table-row">
      <style:table-row-properties fo:keep-together="auto"/>
    </style:style>
    <style:style style:name="Table479.A1" style:family="table-cell">
      <style:table-cell-properties style:vertical-align="middle" fo:padding="0cm" fo:border="none"/>
    </style:style>
    <style:style style:name="Table481" style:family="table">
      <style:table-properties style:width="2.328cm" fo:margin-left="0cm" fo:margin-top="0cm" fo:margin-bottom="0cm" table:align="left" style:writing-mode="lr-tb"/>
    </style:style>
    <style:style style:name="Table481.A" style:family="table-column">
      <style:table-column-properties style:column-width="2.328cm"/>
    </style:style>
    <style:style style:name="Table481.1" style:family="table-row">
      <style:table-row-properties fo:keep-together="auto"/>
    </style:style>
    <style:style style:name="Table481.A1" style:family="table-cell">
      <style:table-cell-properties style:vertical-align="middle" fo:padding="0cm" fo:border="none"/>
    </style:style>
    <style:style style:name="Table482" style:family="table">
      <style:table-properties style:width="2.328cm" fo:margin-left="0cm" fo:margin-top="0cm" fo:margin-bottom="0cm" table:align="left" style:writing-mode="lr-tb"/>
    </style:style>
    <style:style style:name="Table482.A" style:family="table-column">
      <style:table-column-properties style:column-width="2.328cm"/>
    </style:style>
    <style:style style:name="Table482.1" style:family="table-row">
      <style:table-row-properties fo:keep-together="auto"/>
    </style:style>
    <style:style style:name="Table482.A1" style:family="table-cell">
      <style:table-cell-properties style:vertical-align="middle" fo:padding="0cm" fo:border="none"/>
    </style:style>
    <style:style style:name="Table483" style:family="table">
      <style:table-properties style:width="2.328cm" fo:margin-left="0cm" fo:margin-top="0cm" fo:margin-bottom="0cm" table:align="left" style:writing-mode="lr-tb"/>
    </style:style>
    <style:style style:name="Table483.A" style:family="table-column">
      <style:table-column-properties style:column-width="2.328cm"/>
    </style:style>
    <style:style style:name="Table483.1" style:family="table-row">
      <style:table-row-properties fo:keep-together="auto"/>
    </style:style>
    <style:style style:name="Table483.A1" style:family="table-cell">
      <style:table-cell-properties style:vertical-align="middle" fo:padding="0cm" fo:border="none"/>
    </style:style>
    <style:style style:name="Table484" style:family="table">
      <style:table-properties style:width="4.191cm" fo:margin-left="0cm" fo:margin-top="0cm" fo:margin-bottom="0cm" table:align="left" style:writing-mode="lr-tb"/>
    </style:style>
    <style:style style:name="Table484.A" style:family="table-column">
      <style:table-column-properties style:column-width="4.191cm"/>
    </style:style>
    <style:style style:name="Table484.1" style:family="table-row">
      <style:table-row-properties fo:keep-together="auto"/>
    </style:style>
    <style:style style:name="Table484.A1" style:family="table-cell">
      <style:table-cell-properties style:vertical-align="middle" fo:padding="0cm" fo:border="none"/>
    </style:style>
    <style:style style:name="Table485" style:family="table">
      <style:table-properties style:width="2.328cm" fo:margin-left="0cm" fo:margin-top="0cm" fo:margin-bottom="0cm" table:align="left" style:writing-mode="lr-tb"/>
    </style:style>
    <style:style style:name="Table485.A" style:family="table-column">
      <style:table-column-properties style:column-width="2.328cm"/>
    </style:style>
    <style:style style:name="Table485.1" style:family="table-row">
      <style:table-row-properties fo:keep-together="auto"/>
    </style:style>
    <style:style style:name="Table485.A1" style:family="table-cell">
      <style:table-cell-properties style:vertical-align="middle" fo:padding="0cm" fo:border="none"/>
    </style:style>
    <style:style style:name="Table486" style:family="table">
      <style:table-properties style:width="2.328cm" fo:margin-left="0cm" fo:margin-top="0cm" fo:margin-bottom="0cm" table:align="left" style:writing-mode="lr-tb"/>
    </style:style>
    <style:style style:name="Table486.A" style:family="table-column">
      <style:table-column-properties style:column-width="2.328cm"/>
    </style:style>
    <style:style style:name="Table486.1" style:family="table-row">
      <style:table-row-properties fo:keep-together="auto"/>
    </style:style>
    <style:style style:name="Table486.A1" style:family="table-cell">
      <style:table-cell-properties style:vertical-align="middle" fo:padding="0cm" fo:border="none"/>
    </style:style>
    <style:style style:name="Table487" style:family="table">
      <style:table-properties style:width="2.328cm" fo:margin-left="0cm" fo:margin-top="0cm" fo:margin-bottom="0cm" table:align="left" style:writing-mode="lr-tb"/>
    </style:style>
    <style:style style:name="Table487.A" style:family="table-column">
      <style:table-column-properties style:column-width="2.328cm"/>
    </style:style>
    <style:style style:name="Table487.1" style:family="table-row">
      <style:table-row-properties fo:keep-together="auto"/>
    </style:style>
    <style:style style:name="Table487.A1" style:family="table-cell">
      <style:table-cell-properties style:vertical-align="middle" fo:padding="0cm" fo:border="none"/>
    </style:style>
    <style:style style:name="Table488" style:family="table">
      <style:table-properties style:width="2.328cm" fo:margin-left="0cm" fo:margin-top="0cm" fo:margin-bottom="0cm" table:align="left" style:writing-mode="lr-tb"/>
    </style:style>
    <style:style style:name="Table488.A" style:family="table-column">
      <style:table-column-properties style:column-width="2.328cm"/>
    </style:style>
    <style:style style:name="Table488.1" style:family="table-row">
      <style:table-row-properties fo:keep-together="auto"/>
    </style:style>
    <style:style style:name="Table488.A1" style:family="table-cell">
      <style:table-cell-properties style:vertical-align="middle" fo:padding="0cm" fo:border="none"/>
    </style:style>
    <style:style style:name="Table489" style:family="table">
      <style:table-properties style:width="4.191cm" fo:margin-left="0cm" fo:margin-top="0cm" fo:margin-bottom="0cm" table:align="left" style:writing-mode="lr-tb"/>
    </style:style>
    <style:style style:name="Table489.A" style:family="table-column">
      <style:table-column-properties style:column-width="4.191cm"/>
    </style:style>
    <style:style style:name="Table489.1" style:family="table-row">
      <style:table-row-properties fo:keep-together="auto"/>
    </style:style>
    <style:style style:name="Table489.A1" style:family="table-cell">
      <style:table-cell-properties style:vertical-align="middle" fo:padding="0cm" fo:border="none"/>
    </style:style>
    <style:style style:name="Table490" style:family="table">
      <style:table-properties style:width="15.921cm" style:rel-width="100%" fo:margin-left="0cm" fo:margin-top="0cm" fo:margin-bottom="0cm" table:align="left" style:writing-mode="lr-tb"/>
    </style:style>
    <style:style style:name="Table490.A" style:family="table-column">
      <style:table-column-properties style:column-width="1.355cm" style:rel-column-width="5577*"/>
    </style:style>
    <style:style style:name="Table490.B" style:family="table-column">
      <style:table-column-properties style:column-width="14.026cm" style:rel-column-width="57736*"/>
    </style:style>
    <style:style style:name="Table490.C" style:family="table-column">
      <style:table-column-properties style:column-width="0.54cm" style:rel-column-width="2222*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#d8e4f3" fo:padding="0.265cm" fo:border="none">
        <style:background-image/>
      </style:table-cell-properties>
    </style:style>
    <style:style style:name="Table49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90.C1" style:family="table-cell">
      <style:table-cell-properties fo:padding="0cm" fo:border="none"/>
    </style:style>
    <style:style style:name="Table490.A2" style:family="table-cell">
      <style:table-cell-properties style:vertical-align="middle" fo:padding-left="0.529cm" fo:padding-right="0.265cm" fo:padding-top="0.265cm" fo:padding-bottom="0.265cm" fo:border="none"/>
    </style:style>
    <style:style style:name="Table490.3" style:family="table-row">
      <style:table-row-properties style:row-height="0cm" fo:keep-together="auto"/>
    </style:style>
    <style:style style:name="Table490.A3" style:family="table-cell">
      <style:table-cell-properties style:vertical-align="middle" fo:padding-left="0.503cm" fo:padding-right="0.265cm" fo:padding-top="0.132cm" fo:padding-bottom="0.265cm" fo:border="none"/>
    </style:style>
    <style:style style:name="Table490.C4" style:family="table-cell">
      <style:table-cell-properties fo:padding="0cm" fo:border="none"/>
    </style:style>
    <style:style style:name="Table490.A5" style:family="table-cell">
      <style:table-cell-properties style:vertical-align="middle" fo:padding-left="0.529cm" fo:padding-right="0.265cm" fo:padding-top="0.265cm" fo:padding-bottom="0.265cm" fo:border="none"/>
    </style:style>
    <style:style style:name="Table490.A6" style:family="table-cell">
      <style:table-cell-properties style:vertical-align="middle" fo:padding-left="0.503cm" fo:padding-right="0.265cm" fo:padding-top="0.132cm" fo:padding-bottom="0.265cm" fo:border="none"/>
    </style:style>
    <style:style style:name="Table481" style:family="table">
      <style:table-properties style:width="2.328cm" fo:margin-left="0cm" fo:margin-top="0cm" fo:margin-bottom="0cm" table:align="left" style:writing-mode="lr-tb"/>
    </style:style>
    <style:style style:name="Table481.A" style:family="table-column">
      <style:table-column-properties style:column-width="2.328cm"/>
    </style:style>
    <style:style style:name="Table481.1" style:family="table-row">
      <style:table-row-properties fo:keep-together="auto"/>
    </style:style>
    <style:style style:name="Table481.A1" style:family="table-cell">
      <style:table-cell-properties style:vertical-align="middle" fo:padding="0cm" fo:border="none"/>
    </style:style>
    <style:style style:name="Table482" style:family="table">
      <style:table-properties style:width="2.328cm" fo:margin-left="0cm" fo:margin-top="0cm" fo:margin-bottom="0cm" table:align="left" style:writing-mode="lr-tb"/>
    </style:style>
    <style:style style:name="Table482.A" style:family="table-column">
      <style:table-column-properties style:column-width="2.328cm"/>
    </style:style>
    <style:style style:name="Table482.1" style:family="table-row">
      <style:table-row-properties fo:keep-together="auto"/>
    </style:style>
    <style:style style:name="Table482.A1" style:family="table-cell">
      <style:table-cell-properties style:vertical-align="middle" fo:padding="0cm" fo:border="none"/>
    </style:style>
    <style:style style:name="Table483" style:family="table">
      <style:table-properties style:width="2.328cm" fo:margin-left="0cm" fo:margin-top="0cm" fo:margin-bottom="0cm" table:align="left" style:writing-mode="lr-tb"/>
    </style:style>
    <style:style style:name="Table483.A" style:family="table-column">
      <style:table-column-properties style:column-width="2.328cm"/>
    </style:style>
    <style:style style:name="Table483.1" style:family="table-row">
      <style:table-row-properties fo:keep-together="auto"/>
    </style:style>
    <style:style style:name="Table483.A1" style:family="table-cell">
      <style:table-cell-properties style:vertical-align="middle" fo:padding="0cm" fo:border="none"/>
    </style:style>
    <style:style style:name="Table484" style:family="table">
      <style:table-properties style:width="4.191cm" fo:margin-left="0cm" fo:margin-top="0cm" fo:margin-bottom="0cm" table:align="left" style:writing-mode="lr-tb"/>
    </style:style>
    <style:style style:name="Table484.A" style:family="table-column">
      <style:table-column-properties style:column-width="4.191cm"/>
    </style:style>
    <style:style style:name="Table484.1" style:family="table-row">
      <style:table-row-properties fo:keep-together="auto"/>
    </style:style>
    <style:style style:name="Table484.A1" style:family="table-cell">
      <style:table-cell-properties style:vertical-align="middle" fo:padding="0cm" fo:border="none"/>
    </style:style>
    <style:style style:name="Table485" style:family="table">
      <style:table-properties style:width="2.328cm" fo:margin-left="0cm" fo:margin-top="0cm" fo:margin-bottom="0cm" table:align="left" style:writing-mode="lr-tb"/>
    </style:style>
    <style:style style:name="Table485.A" style:family="table-column">
      <style:table-column-properties style:column-width="2.328cm"/>
    </style:style>
    <style:style style:name="Table485.1" style:family="table-row">
      <style:table-row-properties fo:keep-together="auto"/>
    </style:style>
    <style:style style:name="Table485.A1" style:family="table-cell">
      <style:table-cell-properties style:vertical-align="middle" fo:padding="0cm" fo:border="none"/>
    </style:style>
    <style:style style:name="Table486" style:family="table">
      <style:table-properties style:width="2.328cm" fo:margin-left="0cm" fo:margin-top="0cm" fo:margin-bottom="0cm" table:align="left" style:writing-mode="lr-tb"/>
    </style:style>
    <style:style style:name="Table486.A" style:family="table-column">
      <style:table-column-properties style:column-width="2.328cm"/>
    </style:style>
    <style:style style:name="Table486.1" style:family="table-row">
      <style:table-row-properties fo:keep-together="auto"/>
    </style:style>
    <style:style style:name="Table486.A1" style:family="table-cell">
      <style:table-cell-properties style:vertical-align="middle" fo:padding="0cm" fo:border="none"/>
    </style:style>
    <style:style style:name="Table487" style:family="table">
      <style:table-properties style:width="2.328cm" fo:margin-left="0cm" fo:margin-top="0cm" fo:margin-bottom="0cm" table:align="left" style:writing-mode="lr-tb"/>
    </style:style>
    <style:style style:name="Table487.A" style:family="table-column">
      <style:table-column-properties style:column-width="2.328cm"/>
    </style:style>
    <style:style style:name="Table487.1" style:family="table-row">
      <style:table-row-properties fo:keep-together="auto"/>
    </style:style>
    <style:style style:name="Table487.A1" style:family="table-cell">
      <style:table-cell-properties style:vertical-align="middle" fo:padding="0cm" fo:border="none"/>
    </style:style>
    <style:style style:name="Table488" style:family="table">
      <style:table-properties style:width="2.328cm" fo:margin-left="0cm" fo:margin-top="0cm" fo:margin-bottom="0cm" table:align="left" style:writing-mode="lr-tb"/>
    </style:style>
    <style:style style:name="Table488.A" style:family="table-column">
      <style:table-column-properties style:column-width="2.328cm"/>
    </style:style>
    <style:style style:name="Table488.1" style:family="table-row">
      <style:table-row-properties fo:keep-together="auto"/>
    </style:style>
    <style:style style:name="Table488.A1" style:family="table-cell">
      <style:table-cell-properties style:vertical-align="middle" fo:padding="0cm" fo:border="none"/>
    </style:style>
    <style:style style:name="Table489" style:family="table">
      <style:table-properties style:width="4.191cm" fo:margin-left="0cm" fo:margin-top="0cm" fo:margin-bottom="0cm" table:align="left" style:writing-mode="lr-tb"/>
    </style:style>
    <style:style style:name="Table489.A" style:family="table-column">
      <style:table-column-properties style:column-width="4.191cm"/>
    </style:style>
    <style:style style:name="Table489.1" style:family="table-row">
      <style:table-row-properties fo:keep-together="auto"/>
    </style:style>
    <style:style style:name="Table489.A1" style:family="table-cell">
      <style:table-cell-properties style:vertical-align="middle" fo:padding="0cm" fo:border="none"/>
    </style:style>
    <style:style style:name="Table491" style:family="table">
      <style:table-properties style:width="2.328cm" fo:margin-left="0cm" fo:margin-top="0cm" fo:margin-bottom="0cm" table:align="left" style:writing-mode="lr-tb"/>
    </style:style>
    <style:style style:name="Table491.A" style:family="table-column">
      <style:table-column-properties style:column-width="2.328cm"/>
    </style:style>
    <style:style style:name="Table491.1" style:family="table-row">
      <style:table-row-properties fo:keep-together="auto"/>
    </style:style>
    <style:style style:name="Table491.A1" style:family="table-cell">
      <style:table-cell-properties style:vertical-align="middle" fo:padding="0cm" fo:border="none"/>
    </style:style>
    <style:style style:name="Table492" style:family="table">
      <style:table-properties style:width="2.328cm" fo:margin-left="0cm" fo:margin-top="0cm" fo:margin-bottom="0cm" table:align="left" style:writing-mode="lr-tb"/>
    </style:style>
    <style:style style:name="Table492.A" style:family="table-column">
      <style:table-column-properties style:column-width="2.328cm"/>
    </style:style>
    <style:style style:name="Table492.1" style:family="table-row">
      <style:table-row-properties fo:keep-together="auto"/>
    </style:style>
    <style:style style:name="Table492.A1" style:family="table-cell">
      <style:table-cell-properties style:vertical-align="middle" fo:padding="0cm" fo:border="none"/>
    </style:style>
    <style:style style:name="Table493" style:family="table">
      <style:table-properties style:width="2.328cm" fo:margin-left="0cm" fo:margin-top="0cm" fo:margin-bottom="0cm" table:align="left" style:writing-mode="lr-tb"/>
    </style:style>
    <style:style style:name="Table493.A" style:family="table-column">
      <style:table-column-properties style:column-width="2.328cm"/>
    </style:style>
    <style:style style:name="Table493.1" style:family="table-row">
      <style:table-row-properties fo:keep-together="auto"/>
    </style:style>
    <style:style style:name="Table493.A1" style:family="table-cell">
      <style:table-cell-properties style:vertical-align="middle" fo:padding="0cm" fo:border="none"/>
    </style:style>
    <style:style style:name="Table494" style:family="table">
      <style:table-properties style:width="2.328cm" fo:margin-left="0cm" fo:margin-top="0cm" fo:margin-bottom="0cm" table:align="left" style:writing-mode="lr-tb"/>
    </style:style>
    <style:style style:name="Table494.A" style:family="table-column">
      <style:table-column-properties style:column-width="2.328cm"/>
    </style:style>
    <style:style style:name="Table494.1" style:family="table-row">
      <style:table-row-properties fo:keep-together="auto"/>
    </style:style>
    <style:style style:name="Table494.A1" style:family="table-cell">
      <style:table-cell-properties style:vertical-align="middle" fo:padding="0cm" fo:border="none"/>
    </style:style>
    <style:style style:name="Table495" style:family="table">
      <style:table-properties style:width="4.191cm" fo:margin-left="0cm" fo:margin-top="0cm" fo:margin-bottom="0cm" table:align="left" style:writing-mode="lr-tb"/>
    </style:style>
    <style:style style:name="Table495.A" style:family="table-column">
      <style:table-column-properties style:column-width="4.191cm"/>
    </style:style>
    <style:style style:name="Table495.1" style:family="table-row">
      <style:table-row-properties fo:keep-together="auto"/>
    </style:style>
    <style:style style:name="Table495.A1" style:family="table-cell">
      <style:table-cell-properties style:vertical-align="middle" fo:padding="0cm" fo:border="none"/>
    </style:style>
    <style:style style:name="Table496" style:family="table">
      <style:table-properties style:width="2.328cm" fo:margin-left="0cm" fo:margin-top="0cm" fo:margin-bottom="0cm" table:align="left" style:writing-mode="lr-tb"/>
    </style:style>
    <style:style style:name="Table496.A" style:family="table-column">
      <style:table-column-properties style:column-width="2.328cm"/>
    </style:style>
    <style:style style:name="Table496.1" style:family="table-row">
      <style:table-row-properties fo:keep-together="auto"/>
    </style:style>
    <style:style style:name="Table496.A1" style:family="table-cell">
      <style:table-cell-properties style:vertical-align="middle" fo:padding="0cm" fo:border="none"/>
    </style:style>
    <style:style style:name="Table497" style:family="table">
      <style:table-properties style:width="2.328cm" fo:margin-left="0cm" fo:margin-top="0cm" fo:margin-bottom="0cm" table:align="left" style:writing-mode="lr-tb"/>
    </style:style>
    <style:style style:name="Table497.A" style:family="table-column">
      <style:table-column-properties style:column-width="2.328cm"/>
    </style:style>
    <style:style style:name="Table497.1" style:family="table-row">
      <style:table-row-properties fo:keep-together="auto"/>
    </style:style>
    <style:style style:name="Table497.A1" style:family="table-cell">
      <style:table-cell-properties style:vertical-align="middle" fo:padding="0cm" fo:border="none"/>
    </style:style>
    <style:style style:name="Table498" style:family="table">
      <style:table-properties style:width="2.328cm" fo:margin-left="0cm" fo:margin-top="0cm" fo:margin-bottom="0cm" table:align="left" style:writing-mode="lr-tb"/>
    </style:style>
    <style:style style:name="Table498.A" style:family="table-column">
      <style:table-column-properties style:column-width="2.328cm"/>
    </style:style>
    <style:style style:name="Table498.1" style:family="table-row">
      <style:table-row-properties fo:keep-together="auto"/>
    </style:style>
    <style:style style:name="Table498.A1" style:family="table-cell">
      <style:table-cell-properties style:vertical-align="middle" fo:padding="0cm" fo:border="none"/>
    </style:style>
    <style:style style:name="Table499" style:family="table">
      <style:table-properties style:width="2.328cm" fo:margin-left="0cm" fo:margin-top="0cm" fo:margin-bottom="0cm" table:align="left" style:writing-mode="lr-tb"/>
    </style:style>
    <style:style style:name="Table499.A" style:family="table-column">
      <style:table-column-properties style:column-width="2.328cm"/>
    </style:style>
    <style:style style:name="Table499.1" style:family="table-row">
      <style:table-row-properties fo:keep-together="auto"/>
    </style:style>
    <style:style style:name="Table499.A1" style:family="table-cell">
      <style:table-cell-properties style:vertical-align="middle" fo:padding="0cm" fo:border="none"/>
    </style:style>
    <style:style style:name="Table500" style:family="table">
      <style:table-properties style:width="4.191cm" fo:margin-left="0cm" fo:margin-top="0cm" fo:margin-bottom="0cm" table:align="left" style:writing-mode="lr-tb"/>
    </style:style>
    <style:style style:name="Table500.A" style:family="table-column">
      <style:table-column-properties style:column-width="4.191cm"/>
    </style:style>
    <style:style style:name="Table500.1" style:family="table-row">
      <style:table-row-properties fo:keep-together="auto"/>
    </style:style>
    <style:style style:name="Table500.A1" style:family="table-cell">
      <style:table-cell-properties style:vertical-align="middle" fo:padding="0cm" fo:border="none"/>
    </style:style>
    <style:style style:name="Table501" style:family="table">
      <style:table-properties style:width="15.921cm" style:rel-width="100%" fo:margin-left="0cm" fo:margin-top="0cm" fo:margin-bottom="0cm" table:align="left" style:writing-mode="lr-tb"/>
    </style:style>
    <style:style style:name="Table501.A" style:family="table-column">
      <style:table-column-properties style:column-width="1.355cm" style:rel-column-width="5577*"/>
    </style:style>
    <style:style style:name="Table501.B" style:family="table-column">
      <style:table-column-properties style:column-width="14.026cm" style:rel-column-width="57736*"/>
    </style:style>
    <style:style style:name="Table501.C" style:family="table-column">
      <style:table-column-properties style:column-width="0.54cm" style:rel-column-width="2222*"/>
    </style:style>
    <style:style style:name="Table501.1" style:family="table-row">
      <style:table-row-properties fo:keep-together="auto"/>
    </style:style>
    <style:style style:name="Table501.A1" style:family="table-cell">
      <style:table-cell-properties fo:background-color="#d8e4f3" fo:padding="0.265cm" fo:border="none">
        <style:background-image/>
      </style:table-cell-properties>
    </style:style>
    <style:style style:name="Table50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01.C1" style:family="table-cell">
      <style:table-cell-properties fo:padding="0cm" fo:border="none"/>
    </style:style>
    <style:style style:name="Table501.A2" style:family="table-cell">
      <style:table-cell-properties style:vertical-align="middle" fo:padding-left="0.529cm" fo:padding-right="0.265cm" fo:padding-top="0.265cm" fo:padding-bottom="0.265cm" fo:border="none"/>
    </style:style>
    <style:style style:name="Table501.3" style:family="table-row">
      <style:table-row-properties style:row-height="0cm" fo:keep-together="auto"/>
    </style:style>
    <style:style style:name="Table501.A3" style:family="table-cell">
      <style:table-cell-properties style:vertical-align="middle" fo:padding-left="0.503cm" fo:padding-right="0.265cm" fo:padding-top="0.132cm" fo:padding-bottom="0.265cm" fo:border="none"/>
    </style:style>
    <style:style style:name="Table501.C4" style:family="table-cell">
      <style:table-cell-properties fo:padding="0cm" fo:border="none"/>
    </style:style>
    <style:style style:name="Table501.A5" style:family="table-cell">
      <style:table-cell-properties style:vertical-align="middle" fo:padding-left="0.529cm" fo:padding-right="0.265cm" fo:padding-top="0.265cm" fo:padding-bottom="0.265cm" fo:border="none"/>
    </style:style>
    <style:style style:name="Table501.A6" style:family="table-cell">
      <style:table-cell-properties style:vertical-align="middle" fo:padding-left="0.503cm" fo:padding-right="0.265cm" fo:padding-top="0.132cm" fo:padding-bottom="0.265cm" fo:border="none"/>
    </style:style>
    <style:style style:name="Table491" style:family="table">
      <style:table-properties style:width="2.328cm" fo:margin-left="0cm" fo:margin-top="0cm" fo:margin-bottom="0cm" table:align="left" style:writing-mode="lr-tb"/>
    </style:style>
    <style:style style:name="Table491.A" style:family="table-column">
      <style:table-column-properties style:column-width="2.328cm"/>
    </style:style>
    <style:style style:name="Table491.1" style:family="table-row">
      <style:table-row-properties fo:keep-together="auto"/>
    </style:style>
    <style:style style:name="Table491.A1" style:family="table-cell">
      <style:table-cell-properties style:vertical-align="middle" fo:padding="0cm" fo:border="none"/>
    </style:style>
    <style:style style:name="Table492" style:family="table">
      <style:table-properties style:width="2.328cm" fo:margin-left="0cm" fo:margin-top="0cm" fo:margin-bottom="0cm" table:align="left" style:writing-mode="lr-tb"/>
    </style:style>
    <style:style style:name="Table492.A" style:family="table-column">
      <style:table-column-properties style:column-width="2.328cm"/>
    </style:style>
    <style:style style:name="Table492.1" style:family="table-row">
      <style:table-row-properties fo:keep-together="auto"/>
    </style:style>
    <style:style style:name="Table492.A1" style:family="table-cell">
      <style:table-cell-properties style:vertical-align="middle" fo:padding="0cm" fo:border="none"/>
    </style:style>
    <style:style style:name="Table493" style:family="table">
      <style:table-properties style:width="2.328cm" fo:margin-left="0cm" fo:margin-top="0cm" fo:margin-bottom="0cm" table:align="left" style:writing-mode="lr-tb"/>
    </style:style>
    <style:style style:name="Table493.A" style:family="table-column">
      <style:table-column-properties style:column-width="2.328cm"/>
    </style:style>
    <style:style style:name="Table493.1" style:family="table-row">
      <style:table-row-properties fo:keep-together="auto"/>
    </style:style>
    <style:style style:name="Table493.A1" style:family="table-cell">
      <style:table-cell-properties style:vertical-align="middle" fo:padding="0cm" fo:border="none"/>
    </style:style>
    <style:style style:name="Table494" style:family="table">
      <style:table-properties style:width="2.328cm" fo:margin-left="0cm" fo:margin-top="0cm" fo:margin-bottom="0cm" table:align="left" style:writing-mode="lr-tb"/>
    </style:style>
    <style:style style:name="Table494.A" style:family="table-column">
      <style:table-column-properties style:column-width="2.328cm"/>
    </style:style>
    <style:style style:name="Table494.1" style:family="table-row">
      <style:table-row-properties fo:keep-together="auto"/>
    </style:style>
    <style:style style:name="Table494.A1" style:family="table-cell">
      <style:table-cell-properties style:vertical-align="middle" fo:padding="0cm" fo:border="none"/>
    </style:style>
    <style:style style:name="Table495" style:family="table">
      <style:table-properties style:width="4.191cm" fo:margin-left="0cm" fo:margin-top="0cm" fo:margin-bottom="0cm" table:align="left" style:writing-mode="lr-tb"/>
    </style:style>
    <style:style style:name="Table495.A" style:family="table-column">
      <style:table-column-properties style:column-width="4.191cm"/>
    </style:style>
    <style:style style:name="Table495.1" style:family="table-row">
      <style:table-row-properties fo:keep-together="auto"/>
    </style:style>
    <style:style style:name="Table495.A1" style:family="table-cell">
      <style:table-cell-properties style:vertical-align="middle" fo:padding="0cm" fo:border="none"/>
    </style:style>
    <style:style style:name="Table496" style:family="table">
      <style:table-properties style:width="2.328cm" fo:margin-left="0cm" fo:margin-top="0cm" fo:margin-bottom="0cm" table:align="left" style:writing-mode="lr-tb"/>
    </style:style>
    <style:style style:name="Table496.A" style:family="table-column">
      <style:table-column-properties style:column-width="2.328cm"/>
    </style:style>
    <style:style style:name="Table496.1" style:family="table-row">
      <style:table-row-properties fo:keep-together="auto"/>
    </style:style>
    <style:style style:name="Table496.A1" style:family="table-cell">
      <style:table-cell-properties style:vertical-align="middle" fo:padding="0cm" fo:border="none"/>
    </style:style>
    <style:style style:name="Table497" style:family="table">
      <style:table-properties style:width="2.328cm" fo:margin-left="0cm" fo:margin-top="0cm" fo:margin-bottom="0cm" table:align="left" style:writing-mode="lr-tb"/>
    </style:style>
    <style:style style:name="Table497.A" style:family="table-column">
      <style:table-column-properties style:column-width="2.328cm"/>
    </style:style>
    <style:style style:name="Table497.1" style:family="table-row">
      <style:table-row-properties fo:keep-together="auto"/>
    </style:style>
    <style:style style:name="Table497.A1" style:family="table-cell">
      <style:table-cell-properties style:vertical-align="middle" fo:padding="0cm" fo:border="none"/>
    </style:style>
    <style:style style:name="Table498" style:family="table">
      <style:table-properties style:width="2.328cm" fo:margin-left="0cm" fo:margin-top="0cm" fo:margin-bottom="0cm" table:align="left" style:writing-mode="lr-tb"/>
    </style:style>
    <style:style style:name="Table498.A" style:family="table-column">
      <style:table-column-properties style:column-width="2.328cm"/>
    </style:style>
    <style:style style:name="Table498.1" style:family="table-row">
      <style:table-row-properties fo:keep-together="auto"/>
    </style:style>
    <style:style style:name="Table498.A1" style:family="table-cell">
      <style:table-cell-properties style:vertical-align="middle" fo:padding="0cm" fo:border="none"/>
    </style:style>
    <style:style style:name="Table499" style:family="table">
      <style:table-properties style:width="2.328cm" fo:margin-left="0cm" fo:margin-top="0cm" fo:margin-bottom="0cm" table:align="left" style:writing-mode="lr-tb"/>
    </style:style>
    <style:style style:name="Table499.A" style:family="table-column">
      <style:table-column-properties style:column-width="2.328cm"/>
    </style:style>
    <style:style style:name="Table499.1" style:family="table-row">
      <style:table-row-properties fo:keep-together="auto"/>
    </style:style>
    <style:style style:name="Table499.A1" style:family="table-cell">
      <style:table-cell-properties style:vertical-align="middle" fo:padding="0cm" fo:border="none"/>
    </style:style>
    <style:style style:name="Table500" style:family="table">
      <style:table-properties style:width="4.191cm" fo:margin-left="0cm" fo:margin-top="0cm" fo:margin-bottom="0cm" table:align="left" style:writing-mode="lr-tb"/>
    </style:style>
    <style:style style:name="Table500.A" style:family="table-column">
      <style:table-column-properties style:column-width="4.191cm"/>
    </style:style>
    <style:style style:name="Table500.1" style:family="table-row">
      <style:table-row-properties fo:keep-together="auto"/>
    </style:style>
    <style:style style:name="Table500.A1" style:family="table-cell">
      <style:table-cell-properties style:vertical-align="middle" fo:padding="0cm" fo:border="none"/>
    </style:style>
    <style:style style:name="Table502" style:family="table">
      <style:table-properties style:width="2.328cm" fo:margin-left="0cm" fo:margin-top="0cm" fo:margin-bottom="0cm" table:align="left" style:writing-mode="lr-tb"/>
    </style:style>
    <style:style style:name="Table502.A" style:family="table-column">
      <style:table-column-properties style:column-width="2.328cm"/>
    </style:style>
    <style:style style:name="Table502.1" style:family="table-row">
      <style:table-row-properties fo:keep-together="auto"/>
    </style:style>
    <style:style style:name="Table502.A1" style:family="table-cell">
      <style:table-cell-properties style:vertical-align="middle" fo:padding="0cm" fo:border="none"/>
    </style:style>
    <style:style style:name="Table503" style:family="table">
      <style:table-properties style:width="2.328cm" fo:margin-left="0cm" fo:margin-top="0cm" fo:margin-bottom="0cm" table:align="left" style:writing-mode="lr-tb"/>
    </style:style>
    <style:style style:name="Table503.A" style:family="table-column">
      <style:table-column-properties style:column-width="2.328cm"/>
    </style:style>
    <style:style style:name="Table503.1" style:family="table-row">
      <style:table-row-properties fo:keep-together="auto"/>
    </style:style>
    <style:style style:name="Table503.A1" style:family="table-cell">
      <style:table-cell-properties style:vertical-align="middle" fo:padding="0cm" fo:border="none"/>
    </style:style>
    <style:style style:name="Table504" style:family="table">
      <style:table-properties style:width="2.328cm" fo:margin-left="0cm" fo:margin-top="0cm" fo:margin-bottom="0cm" table:align="left" style:writing-mode="lr-tb"/>
    </style:style>
    <style:style style:name="Table504.A" style:family="table-column">
      <style:table-column-properties style:column-width="2.328cm"/>
    </style:style>
    <style:style style:name="Table504.1" style:family="table-row">
      <style:table-row-properties fo:keep-together="auto"/>
    </style:style>
    <style:style style:name="Table504.A1" style:family="table-cell">
      <style:table-cell-properties style:vertical-align="middle" fo:padding="0cm" fo:border="none"/>
    </style:style>
    <style:style style:name="Table505" style:family="table">
      <style:table-properties style:width="2.328cm" fo:margin-left="0cm" fo:margin-top="0cm" fo:margin-bottom="0cm" table:align="left" style:writing-mode="lr-tb"/>
    </style:style>
    <style:style style:name="Table505.A" style:family="table-column">
      <style:table-column-properties style:column-width="2.328cm"/>
    </style:style>
    <style:style style:name="Table505.1" style:family="table-row">
      <style:table-row-properties fo:keep-together="auto"/>
    </style:style>
    <style:style style:name="Table505.A1" style:family="table-cell">
      <style:table-cell-properties style:vertical-align="middle" fo:padding="0cm" fo:border="none"/>
    </style:style>
    <style:style style:name="Table506" style:family="table">
      <style:table-properties style:width="4.191cm" fo:margin-left="0cm" fo:margin-top="0cm" fo:margin-bottom="0cm" table:align="left" style:writing-mode="lr-tb"/>
    </style:style>
    <style:style style:name="Table506.A" style:family="table-column">
      <style:table-column-properties style:column-width="4.191cm"/>
    </style:style>
    <style:style style:name="Table506.1" style:family="table-row">
      <style:table-row-properties fo:keep-together="auto"/>
    </style:style>
    <style:style style:name="Table506.A1" style:family="table-cell">
      <style:table-cell-properties style:vertical-align="middle" fo:padding="0cm" fo:border="none"/>
    </style:style>
    <style:style style:name="Table507" style:family="table">
      <style:table-properties style:width="2.328cm" fo:margin-left="0cm" fo:margin-top="0cm" fo:margin-bottom="0cm" table:align="left" style:writing-mode="lr-tb"/>
    </style:style>
    <style:style style:name="Table507.A" style:family="table-column">
      <style:table-column-properties style:column-width="2.328cm"/>
    </style:style>
    <style:style style:name="Table507.1" style:family="table-row">
      <style:table-row-properties fo:keep-together="auto"/>
    </style:style>
    <style:style style:name="Table507.A1" style:family="table-cell">
      <style:table-cell-properties style:vertical-align="middle" fo:padding="0cm" fo:border="none"/>
    </style:style>
    <style:style style:name="Table508" style:family="table">
      <style:table-properties style:width="2.328cm" fo:margin-left="0cm" fo:margin-top="0cm" fo:margin-bottom="0cm" table:align="left" style:writing-mode="lr-tb"/>
    </style:style>
    <style:style style:name="Table508.A" style:family="table-column">
      <style:table-column-properties style:column-width="2.328cm"/>
    </style:style>
    <style:style style:name="Table508.1" style:family="table-row">
      <style:table-row-properties fo:keep-together="auto"/>
    </style:style>
    <style:style style:name="Table508.A1" style:family="table-cell">
      <style:table-cell-properties style:vertical-align="middle" fo:padding="0cm" fo:border="none"/>
    </style:style>
    <style:style style:name="Table509" style:family="table">
      <style:table-properties style:width="2.328cm" fo:margin-left="0cm" fo:margin-top="0cm" fo:margin-bottom="0cm" table:align="left" style:writing-mode="lr-tb"/>
    </style:style>
    <style:style style:name="Table509.A" style:family="table-column">
      <style:table-column-properties style:column-width="2.328cm"/>
    </style:style>
    <style:style style:name="Table509.1" style:family="table-row">
      <style:table-row-properties fo:keep-together="auto"/>
    </style:style>
    <style:style style:name="Table509.A1" style:family="table-cell">
      <style:table-cell-properties style:vertical-align="middle" fo:padding="0cm" fo:border="none"/>
    </style:style>
    <style:style style:name="Table510" style:family="table">
      <style:table-properties style:width="2.328cm" fo:margin-left="0cm" fo:margin-top="0cm" fo:margin-bottom="0cm" table:align="left" style:writing-mode="lr-tb"/>
    </style:style>
    <style:style style:name="Table510.A" style:family="table-column">
      <style:table-column-properties style:column-width="2.328cm"/>
    </style:style>
    <style:style style:name="Table510.1" style:family="table-row">
      <style:table-row-properties fo:keep-together="auto"/>
    </style:style>
    <style:style style:name="Table510.A1" style:family="table-cell">
      <style:table-cell-properties style:vertical-align="middle" fo:padding="0cm" fo:border="none"/>
    </style:style>
    <style:style style:name="Table511" style:family="table">
      <style:table-properties style:width="4.191cm" fo:margin-left="0cm" fo:margin-top="0cm" fo:margin-bottom="0cm" table:align="left" style:writing-mode="lr-tb"/>
    </style:style>
    <style:style style:name="Table511.A" style:family="table-column">
      <style:table-column-properties style:column-width="4.191cm"/>
    </style:style>
    <style:style style:name="Table511.1" style:family="table-row">
      <style:table-row-properties fo:keep-together="auto"/>
    </style:style>
    <style:style style:name="Table511.A1" style:family="table-cell">
      <style:table-cell-properties style:vertical-align="middle" fo:padding="0cm" fo:border="none"/>
    </style:style>
    <style:style style:name="Table512" style:family="table">
      <style:table-properties style:width="15.921cm" style:rel-width="100%" fo:margin-left="0cm" fo:margin-top="0cm" fo:margin-bottom="0cm" table:align="left" style:writing-mode="lr-tb"/>
    </style:style>
    <style:style style:name="Table512.A" style:family="table-column">
      <style:table-column-properties style:column-width="1.355cm" style:rel-column-width="5577*"/>
    </style:style>
    <style:style style:name="Table512.B" style:family="table-column">
      <style:table-column-properties style:column-width="14.026cm" style:rel-column-width="57736*"/>
    </style:style>
    <style:style style:name="Table512.C" style:family="table-column">
      <style:table-column-properties style:column-width="0.54cm" style:rel-column-width="2222*"/>
    </style:style>
    <style:style style:name="Table512.1" style:family="table-row">
      <style:table-row-properties fo:keep-together="auto"/>
    </style:style>
    <style:style style:name="Table512.A1" style:family="table-cell">
      <style:table-cell-properties fo:background-color="#d8e4f3" fo:padding="0.265cm" fo:border="none">
        <style:background-image/>
      </style:table-cell-properties>
    </style:style>
    <style:style style:name="Table51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12.C1" style:family="table-cell">
      <style:table-cell-properties fo:padding="0cm" fo:border="none"/>
    </style:style>
    <style:style style:name="Table512.A2" style:family="table-cell">
      <style:table-cell-properties style:vertical-align="middle" fo:padding-left="0.529cm" fo:padding-right="0.265cm" fo:padding-top="0.265cm" fo:padding-bottom="0.265cm" fo:border="none"/>
    </style:style>
    <style:style style:name="Table512.3" style:family="table-row">
      <style:table-row-properties style:row-height="0cm" fo:keep-together="auto"/>
    </style:style>
    <style:style style:name="Table512.A3" style:family="table-cell">
      <style:table-cell-properties style:vertical-align="middle" fo:padding-left="0.503cm" fo:padding-right="0.265cm" fo:padding-top="0.132cm" fo:padding-bottom="0.265cm" fo:border="none"/>
    </style:style>
    <style:style style:name="Table512.C4" style:family="table-cell">
      <style:table-cell-properties fo:padding="0cm" fo:border="none"/>
    </style:style>
    <style:style style:name="Table512.A5" style:family="table-cell">
      <style:table-cell-properties style:vertical-align="middle" fo:padding-left="0.529cm" fo:padding-right="0.265cm" fo:padding-top="0.265cm" fo:padding-bottom="0.265cm" fo:border="none"/>
    </style:style>
    <style:style style:name="Table512.A6" style:family="table-cell">
      <style:table-cell-properties style:vertical-align="middle" fo:padding-left="0.503cm" fo:padding-right="0.265cm" fo:padding-top="0.132cm" fo:padding-bottom="0.265cm" fo:border="none"/>
    </style:style>
    <style:style style:name="Table502" style:family="table">
      <style:table-properties style:width="2.328cm" fo:margin-left="0cm" fo:margin-top="0cm" fo:margin-bottom="0cm" table:align="left" style:writing-mode="lr-tb"/>
    </style:style>
    <style:style style:name="Table502.A" style:family="table-column">
      <style:table-column-properties style:column-width="2.328cm"/>
    </style:style>
    <style:style style:name="Table502.1" style:family="table-row">
      <style:table-row-properties fo:keep-together="auto"/>
    </style:style>
    <style:style style:name="Table502.A1" style:family="table-cell">
      <style:table-cell-properties style:vertical-align="middle" fo:padding="0cm" fo:border="none"/>
    </style:style>
    <style:style style:name="Table503" style:family="table">
      <style:table-properties style:width="2.328cm" fo:margin-left="0cm" fo:margin-top="0cm" fo:margin-bottom="0cm" table:align="left" style:writing-mode="lr-tb"/>
    </style:style>
    <style:style style:name="Table503.A" style:family="table-column">
      <style:table-column-properties style:column-width="2.328cm"/>
    </style:style>
    <style:style style:name="Table503.1" style:family="table-row">
      <style:table-row-properties fo:keep-together="auto"/>
    </style:style>
    <style:style style:name="Table503.A1" style:family="table-cell">
      <style:table-cell-properties style:vertical-align="middle" fo:padding="0cm" fo:border="none"/>
    </style:style>
    <style:style style:name="Table504" style:family="table">
      <style:table-properties style:width="2.328cm" fo:margin-left="0cm" fo:margin-top="0cm" fo:margin-bottom="0cm" table:align="left" style:writing-mode="lr-tb"/>
    </style:style>
    <style:style style:name="Table504.A" style:family="table-column">
      <style:table-column-properties style:column-width="2.328cm"/>
    </style:style>
    <style:style style:name="Table504.1" style:family="table-row">
      <style:table-row-properties fo:keep-together="auto"/>
    </style:style>
    <style:style style:name="Table504.A1" style:family="table-cell">
      <style:table-cell-properties style:vertical-align="middle" fo:padding="0cm" fo:border="none"/>
    </style:style>
    <style:style style:name="Table505" style:family="table">
      <style:table-properties style:width="2.328cm" fo:margin-left="0cm" fo:margin-top="0cm" fo:margin-bottom="0cm" table:align="left" style:writing-mode="lr-tb"/>
    </style:style>
    <style:style style:name="Table505.A" style:family="table-column">
      <style:table-column-properties style:column-width="2.328cm"/>
    </style:style>
    <style:style style:name="Table505.1" style:family="table-row">
      <style:table-row-properties fo:keep-together="auto"/>
    </style:style>
    <style:style style:name="Table505.A1" style:family="table-cell">
      <style:table-cell-properties style:vertical-align="middle" fo:padding="0cm" fo:border="none"/>
    </style:style>
    <style:style style:name="Table506" style:family="table">
      <style:table-properties style:width="4.191cm" fo:margin-left="0cm" fo:margin-top="0cm" fo:margin-bottom="0cm" table:align="left" style:writing-mode="lr-tb"/>
    </style:style>
    <style:style style:name="Table506.A" style:family="table-column">
      <style:table-column-properties style:column-width="4.191cm"/>
    </style:style>
    <style:style style:name="Table506.1" style:family="table-row">
      <style:table-row-properties fo:keep-together="auto"/>
    </style:style>
    <style:style style:name="Table506.A1" style:family="table-cell">
      <style:table-cell-properties style:vertical-align="middle" fo:padding="0cm" fo:border="none"/>
    </style:style>
    <style:style style:name="Table507" style:family="table">
      <style:table-properties style:width="2.328cm" fo:margin-left="0cm" fo:margin-top="0cm" fo:margin-bottom="0cm" table:align="left" style:writing-mode="lr-tb"/>
    </style:style>
    <style:style style:name="Table507.A" style:family="table-column">
      <style:table-column-properties style:column-width="2.328cm"/>
    </style:style>
    <style:style style:name="Table507.1" style:family="table-row">
      <style:table-row-properties fo:keep-together="auto"/>
    </style:style>
    <style:style style:name="Table507.A1" style:family="table-cell">
      <style:table-cell-properties style:vertical-align="middle" fo:padding="0cm" fo:border="none"/>
    </style:style>
    <style:style style:name="Table508" style:family="table">
      <style:table-properties style:width="2.328cm" fo:margin-left="0cm" fo:margin-top="0cm" fo:margin-bottom="0cm" table:align="left" style:writing-mode="lr-tb"/>
    </style:style>
    <style:style style:name="Table508.A" style:family="table-column">
      <style:table-column-properties style:column-width="2.328cm"/>
    </style:style>
    <style:style style:name="Table508.1" style:family="table-row">
      <style:table-row-properties fo:keep-together="auto"/>
    </style:style>
    <style:style style:name="Table508.A1" style:family="table-cell">
      <style:table-cell-properties style:vertical-align="middle" fo:padding="0cm" fo:border="none"/>
    </style:style>
    <style:style style:name="Table509" style:family="table">
      <style:table-properties style:width="2.328cm" fo:margin-left="0cm" fo:margin-top="0cm" fo:margin-bottom="0cm" table:align="left" style:writing-mode="lr-tb"/>
    </style:style>
    <style:style style:name="Table509.A" style:family="table-column">
      <style:table-column-properties style:column-width="2.328cm"/>
    </style:style>
    <style:style style:name="Table509.1" style:family="table-row">
      <style:table-row-properties fo:keep-together="auto"/>
    </style:style>
    <style:style style:name="Table509.A1" style:family="table-cell">
      <style:table-cell-properties style:vertical-align="middle" fo:padding="0cm" fo:border="none"/>
    </style:style>
    <style:style style:name="Table510" style:family="table">
      <style:table-properties style:width="2.328cm" fo:margin-left="0cm" fo:margin-top="0cm" fo:margin-bottom="0cm" table:align="left" style:writing-mode="lr-tb"/>
    </style:style>
    <style:style style:name="Table510.A" style:family="table-column">
      <style:table-column-properties style:column-width="2.328cm"/>
    </style:style>
    <style:style style:name="Table510.1" style:family="table-row">
      <style:table-row-properties fo:keep-together="auto"/>
    </style:style>
    <style:style style:name="Table510.A1" style:family="table-cell">
      <style:table-cell-properties style:vertical-align="middle" fo:padding="0cm" fo:border="none"/>
    </style:style>
    <style:style style:name="Table511" style:family="table">
      <style:table-properties style:width="4.191cm" fo:margin-left="0cm" fo:margin-top="0cm" fo:margin-bottom="0cm" table:align="left" style:writing-mode="lr-tb"/>
    </style:style>
    <style:style style:name="Table511.A" style:family="table-column">
      <style:table-column-properties style:column-width="4.191cm"/>
    </style:style>
    <style:style style:name="Table511.1" style:family="table-row">
      <style:table-row-properties fo:keep-together="auto"/>
    </style:style>
    <style:style style:name="Table511.A1" style:family="table-cell">
      <style:table-cell-properties style:vertical-align="middle" fo:padding="0cm" fo:border="none"/>
    </style:style>
    <style:style style:name="Table513" style:family="table">
      <style:table-properties style:width="2.328cm" fo:margin-left="0cm" fo:margin-top="0cm" fo:margin-bottom="0cm" table:align="left" style:writing-mode="lr-tb"/>
    </style:style>
    <style:style style:name="Table513.A" style:family="table-column">
      <style:table-column-properties style:column-width="2.328cm"/>
    </style:style>
    <style:style style:name="Table513.1" style:family="table-row">
      <style:table-row-properties fo:keep-together="auto"/>
    </style:style>
    <style:style style:name="Table513.A1" style:family="table-cell">
      <style:table-cell-properties style:vertical-align="middle" fo:padding="0cm" fo:border="none"/>
    </style:style>
    <style:style style:name="Table514" style:family="table">
      <style:table-properties style:width="2.328cm" fo:margin-left="0cm" fo:margin-top="0cm" fo:margin-bottom="0cm" table:align="left" style:writing-mode="lr-tb"/>
    </style:style>
    <style:style style:name="Table514.A" style:family="table-column">
      <style:table-column-properties style:column-width="2.328cm"/>
    </style:style>
    <style:style style:name="Table514.1" style:family="table-row">
      <style:table-row-properties fo:keep-together="auto"/>
    </style:style>
    <style:style style:name="Table514.A1" style:family="table-cell">
      <style:table-cell-properties style:vertical-align="middle" fo:padding="0cm" fo:border="none"/>
    </style:style>
    <style:style style:name="Table515" style:family="table">
      <style:table-properties style:width="2.328cm" fo:margin-left="0cm" fo:margin-top="0cm" fo:margin-bottom="0cm" table:align="left" style:writing-mode="lr-tb"/>
    </style:style>
    <style:style style:name="Table515.A" style:family="table-column">
      <style:table-column-properties style:column-width="2.328cm"/>
    </style:style>
    <style:style style:name="Table515.1" style:family="table-row">
      <style:table-row-properties fo:keep-together="auto"/>
    </style:style>
    <style:style style:name="Table515.A1" style:family="table-cell">
      <style:table-cell-properties style:vertical-align="middle" fo:padding="0cm" fo:border="none"/>
    </style:style>
    <style:style style:name="Table516" style:family="table">
      <style:table-properties style:width="2.328cm" fo:margin-left="0cm" fo:margin-top="0cm" fo:margin-bottom="0cm" table:align="left" style:writing-mode="lr-tb"/>
    </style:style>
    <style:style style:name="Table516.A" style:family="table-column">
      <style:table-column-properties style:column-width="2.328cm"/>
    </style:style>
    <style:style style:name="Table516.1" style:family="table-row">
      <style:table-row-properties fo:keep-together="auto"/>
    </style:style>
    <style:style style:name="Table516.A1" style:family="table-cell">
      <style:table-cell-properties style:vertical-align="middle" fo:padding="0cm" fo:border="none"/>
    </style:style>
    <style:style style:name="Table517" style:family="table">
      <style:table-properties style:width="4.191cm" fo:margin-left="0cm" fo:margin-top="0cm" fo:margin-bottom="0cm" table:align="left" style:writing-mode="lr-tb"/>
    </style:style>
    <style:style style:name="Table517.A" style:family="table-column">
      <style:table-column-properties style:column-width="4.191cm"/>
    </style:style>
    <style:style style:name="Table517.1" style:family="table-row">
      <style:table-row-properties fo:keep-together="auto"/>
    </style:style>
    <style:style style:name="Table517.A1" style:family="table-cell">
      <style:table-cell-properties style:vertical-align="middle" fo:padding="0cm" fo:border="none"/>
    </style:style>
    <style:style style:name="Table518" style:family="table">
      <style:table-properties style:width="2.328cm" fo:margin-left="0cm" fo:margin-top="0cm" fo:margin-bottom="0cm" table:align="left" style:writing-mode="lr-tb"/>
    </style:style>
    <style:style style:name="Table518.A" style:family="table-column">
      <style:table-column-properties style:column-width="2.328cm"/>
    </style:style>
    <style:style style:name="Table518.1" style:family="table-row">
      <style:table-row-properties fo:keep-together="auto"/>
    </style:style>
    <style:style style:name="Table518.A1" style:family="table-cell">
      <style:table-cell-properties style:vertical-align="middle" fo:padding="0cm" fo:border="none"/>
    </style:style>
    <style:style style:name="Table519" style:family="table">
      <style:table-properties style:width="2.328cm" fo:margin-left="0cm" fo:margin-top="0cm" fo:margin-bottom="0cm" table:align="left" style:writing-mode="lr-tb"/>
    </style:style>
    <style:style style:name="Table519.A" style:family="table-column">
      <style:table-column-properties style:column-width="2.328cm"/>
    </style:style>
    <style:style style:name="Table519.1" style:family="table-row">
      <style:table-row-properties fo:keep-together="auto"/>
    </style:style>
    <style:style style:name="Table519.A1" style:family="table-cell">
      <style:table-cell-properties style:vertical-align="middle" fo:padding="0cm" fo:border="none"/>
    </style:style>
    <style:style style:name="Table520" style:family="table">
      <style:table-properties style:width="2.328cm" fo:margin-left="0cm" fo:margin-top="0cm" fo:margin-bottom="0cm" table:align="left" style:writing-mode="lr-tb"/>
    </style:style>
    <style:style style:name="Table520.A" style:family="table-column">
      <style:table-column-properties style:column-width="2.328cm"/>
    </style:style>
    <style:style style:name="Table520.1" style:family="table-row">
      <style:table-row-properties fo:keep-together="auto"/>
    </style:style>
    <style:style style:name="Table520.A1" style:family="table-cell">
      <style:table-cell-properties style:vertical-align="middle" fo:padding="0cm" fo:border="none"/>
    </style:style>
    <style:style style:name="Table521" style:family="table">
      <style:table-properties style:width="2.328cm" fo:margin-left="0cm" fo:margin-top="0cm" fo:margin-bottom="0cm" table:align="left" style:writing-mode="lr-tb"/>
    </style:style>
    <style:style style:name="Table521.A" style:family="table-column">
      <style:table-column-properties style:column-width="2.328cm"/>
    </style:style>
    <style:style style:name="Table521.1" style:family="table-row">
      <style:table-row-properties fo:keep-together="auto"/>
    </style:style>
    <style:style style:name="Table521.A1" style:family="table-cell">
      <style:table-cell-properties style:vertical-align="middle" fo:padding="0cm" fo:border="none"/>
    </style:style>
    <style:style style:name="Table522" style:family="table">
      <style:table-properties style:width="4.191cm" fo:margin-left="0cm" fo:margin-top="0cm" fo:margin-bottom="0cm" table:align="left" style:writing-mode="lr-tb"/>
    </style:style>
    <style:style style:name="Table522.A" style:family="table-column">
      <style:table-column-properties style:column-width="4.191cm"/>
    </style:style>
    <style:style style:name="Table522.1" style:family="table-row">
      <style:table-row-properties fo:keep-together="auto"/>
    </style:style>
    <style:style style:name="Table522.A1" style:family="table-cell">
      <style:table-cell-properties style:vertical-align="middle" fo:padding="0cm" fo:border="none"/>
    </style:style>
    <style:style style:name="Table523" style:family="table">
      <style:table-properties style:width="15.921cm" style:rel-width="100%" fo:margin-left="0cm" fo:margin-top="0cm" fo:margin-bottom="0cm" table:align="left" style:writing-mode="lr-tb"/>
    </style:style>
    <style:style style:name="Table523.A" style:family="table-column">
      <style:table-column-properties style:column-width="1.355cm" style:rel-column-width="5577*"/>
    </style:style>
    <style:style style:name="Table523.B" style:family="table-column">
      <style:table-column-properties style:column-width="14.026cm" style:rel-column-width="57736*"/>
    </style:style>
    <style:style style:name="Table523.C" style:family="table-column">
      <style:table-column-properties style:column-width="0.54cm" style:rel-column-width="2222*"/>
    </style:style>
    <style:style style:name="Table523.1" style:family="table-row">
      <style:table-row-properties fo:keep-together="auto"/>
    </style:style>
    <style:style style:name="Table523.A1" style:family="table-cell">
      <style:table-cell-properties fo:background-color="#d8e4f3" fo:padding="0.265cm" fo:border="none">
        <style:background-image/>
      </style:table-cell-properties>
    </style:style>
    <style:style style:name="Table5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23.C1" style:family="table-cell">
      <style:table-cell-properties fo:padding="0cm" fo:border="none"/>
    </style:style>
    <style:style style:name="Table523.A2" style:family="table-cell">
      <style:table-cell-properties style:vertical-align="middle" fo:padding-left="0.529cm" fo:padding-right="0.265cm" fo:padding-top="0.265cm" fo:padding-bottom="0.265cm" fo:border="none"/>
    </style:style>
    <style:style style:name="Table523.3" style:family="table-row">
      <style:table-row-properties style:row-height="0cm" fo:keep-together="auto"/>
    </style:style>
    <style:style style:name="Table523.A3" style:family="table-cell">
      <style:table-cell-properties style:vertical-align="middle" fo:padding-left="0.503cm" fo:padding-right="0.265cm" fo:padding-top="0.132cm" fo:padding-bottom="0.265cm" fo:border="none"/>
    </style:style>
    <style:style style:name="Table523.C4" style:family="table-cell">
      <style:table-cell-properties fo:padding="0cm" fo:border="none"/>
    </style:style>
    <style:style style:name="Table523.A5" style:family="table-cell">
      <style:table-cell-properties style:vertical-align="middle" fo:padding-left="0.529cm" fo:padding-right="0.265cm" fo:padding-top="0.265cm" fo:padding-bottom="0.265cm" fo:border="none"/>
    </style:style>
    <style:style style:name="Table523.A6" style:family="table-cell">
      <style:table-cell-properties style:vertical-align="middle" fo:padding-left="0.503cm" fo:padding-right="0.265cm" fo:padding-top="0.132cm" fo:padding-bottom="0.265cm" fo:border="none"/>
    </style:style>
    <style:style style:name="Table513" style:family="table">
      <style:table-properties style:width="2.328cm" fo:margin-left="0cm" fo:margin-top="0cm" fo:margin-bottom="0cm" table:align="left" style:writing-mode="lr-tb"/>
    </style:style>
    <style:style style:name="Table513.A" style:family="table-column">
      <style:table-column-properties style:column-width="2.328cm"/>
    </style:style>
    <style:style style:name="Table513.1" style:family="table-row">
      <style:table-row-properties fo:keep-together="auto"/>
    </style:style>
    <style:style style:name="Table513.A1" style:family="table-cell">
      <style:table-cell-properties style:vertical-align="middle" fo:padding="0cm" fo:border="none"/>
    </style:style>
    <style:style style:name="Table514" style:family="table">
      <style:table-properties style:width="2.328cm" fo:margin-left="0cm" fo:margin-top="0cm" fo:margin-bottom="0cm" table:align="left" style:writing-mode="lr-tb"/>
    </style:style>
    <style:style style:name="Table514.A" style:family="table-column">
      <style:table-column-properties style:column-width="2.328cm"/>
    </style:style>
    <style:style style:name="Table514.1" style:family="table-row">
      <style:table-row-properties fo:keep-together="auto"/>
    </style:style>
    <style:style style:name="Table514.A1" style:family="table-cell">
      <style:table-cell-properties style:vertical-align="middle" fo:padding="0cm" fo:border="none"/>
    </style:style>
    <style:style style:name="Table515" style:family="table">
      <style:table-properties style:width="2.328cm" fo:margin-left="0cm" fo:margin-top="0cm" fo:margin-bottom="0cm" table:align="left" style:writing-mode="lr-tb"/>
    </style:style>
    <style:style style:name="Table515.A" style:family="table-column">
      <style:table-column-properties style:column-width="2.328cm"/>
    </style:style>
    <style:style style:name="Table515.1" style:family="table-row">
      <style:table-row-properties fo:keep-together="auto"/>
    </style:style>
    <style:style style:name="Table515.A1" style:family="table-cell">
      <style:table-cell-properties style:vertical-align="middle" fo:padding="0cm" fo:border="none"/>
    </style:style>
    <style:style style:name="Table516" style:family="table">
      <style:table-properties style:width="2.328cm" fo:margin-left="0cm" fo:margin-top="0cm" fo:margin-bottom="0cm" table:align="left" style:writing-mode="lr-tb"/>
    </style:style>
    <style:style style:name="Table516.A" style:family="table-column">
      <style:table-column-properties style:column-width="2.328cm"/>
    </style:style>
    <style:style style:name="Table516.1" style:family="table-row">
      <style:table-row-properties fo:keep-together="auto"/>
    </style:style>
    <style:style style:name="Table516.A1" style:family="table-cell">
      <style:table-cell-properties style:vertical-align="middle" fo:padding="0cm" fo:border="none"/>
    </style:style>
    <style:style style:name="Table517" style:family="table">
      <style:table-properties style:width="4.191cm" fo:margin-left="0cm" fo:margin-top="0cm" fo:margin-bottom="0cm" table:align="left" style:writing-mode="lr-tb"/>
    </style:style>
    <style:style style:name="Table517.A" style:family="table-column">
      <style:table-column-properties style:column-width="4.191cm"/>
    </style:style>
    <style:style style:name="Table517.1" style:family="table-row">
      <style:table-row-properties fo:keep-together="auto"/>
    </style:style>
    <style:style style:name="Table517.A1" style:family="table-cell">
      <style:table-cell-properties style:vertical-align="middle" fo:padding="0cm" fo:border="none"/>
    </style:style>
    <style:style style:name="Table518" style:family="table">
      <style:table-properties style:width="2.328cm" fo:margin-left="0cm" fo:margin-top="0cm" fo:margin-bottom="0cm" table:align="left" style:writing-mode="lr-tb"/>
    </style:style>
    <style:style style:name="Table518.A" style:family="table-column">
      <style:table-column-properties style:column-width="2.328cm"/>
    </style:style>
    <style:style style:name="Table518.1" style:family="table-row">
      <style:table-row-properties fo:keep-together="auto"/>
    </style:style>
    <style:style style:name="Table518.A1" style:family="table-cell">
      <style:table-cell-properties style:vertical-align="middle" fo:padding="0cm" fo:border="none"/>
    </style:style>
    <style:style style:name="Table519" style:family="table">
      <style:table-properties style:width="2.328cm" fo:margin-left="0cm" fo:margin-top="0cm" fo:margin-bottom="0cm" table:align="left" style:writing-mode="lr-tb"/>
    </style:style>
    <style:style style:name="Table519.A" style:family="table-column">
      <style:table-column-properties style:column-width="2.328cm"/>
    </style:style>
    <style:style style:name="Table519.1" style:family="table-row">
      <style:table-row-properties fo:keep-together="auto"/>
    </style:style>
    <style:style style:name="Table519.A1" style:family="table-cell">
      <style:table-cell-properties style:vertical-align="middle" fo:padding="0cm" fo:border="none"/>
    </style:style>
    <style:style style:name="Table520" style:family="table">
      <style:table-properties style:width="2.328cm" fo:margin-left="0cm" fo:margin-top="0cm" fo:margin-bottom="0cm" table:align="left" style:writing-mode="lr-tb"/>
    </style:style>
    <style:style style:name="Table520.A" style:family="table-column">
      <style:table-column-properties style:column-width="2.328cm"/>
    </style:style>
    <style:style style:name="Table520.1" style:family="table-row">
      <style:table-row-properties fo:keep-together="auto"/>
    </style:style>
    <style:style style:name="Table520.A1" style:family="table-cell">
      <style:table-cell-properties style:vertical-align="middle" fo:padding="0cm" fo:border="none"/>
    </style:style>
    <style:style style:name="Table521" style:family="table">
      <style:table-properties style:width="2.328cm" fo:margin-left="0cm" fo:margin-top="0cm" fo:margin-bottom="0cm" table:align="left" style:writing-mode="lr-tb"/>
    </style:style>
    <style:style style:name="Table521.A" style:family="table-column">
      <style:table-column-properties style:column-width="2.328cm"/>
    </style:style>
    <style:style style:name="Table521.1" style:family="table-row">
      <style:table-row-properties fo:keep-together="auto"/>
    </style:style>
    <style:style style:name="Table521.A1" style:family="table-cell">
      <style:table-cell-properties style:vertical-align="middle" fo:padding="0cm" fo:border="none"/>
    </style:style>
    <style:style style:name="Table522" style:family="table">
      <style:table-properties style:width="4.191cm" fo:margin-left="0cm" fo:margin-top="0cm" fo:margin-bottom="0cm" table:align="left" style:writing-mode="lr-tb"/>
    </style:style>
    <style:style style:name="Table522.A" style:family="table-column">
      <style:table-column-properties style:column-width="4.191cm"/>
    </style:style>
    <style:style style:name="Table522.1" style:family="table-row">
      <style:table-row-properties fo:keep-together="auto"/>
    </style:style>
    <style:style style:name="Table522.A1" style:family="table-cell">
      <style:table-cell-properties style:vertical-align="middle" fo:padding="0cm" fo:border="none"/>
    </style:style>
    <style:style style:name="Table524" style:family="table">
      <style:table-properties style:width="2.328cm" fo:margin-left="0cm" fo:margin-top="0cm" fo:margin-bottom="0cm" table:align="left" style:writing-mode="lr-tb"/>
    </style:style>
    <style:style style:name="Table524.A" style:family="table-column">
      <style:table-column-properties style:column-width="2.328cm"/>
    </style:style>
    <style:style style:name="Table524.1" style:family="table-row">
      <style:table-row-properties fo:keep-together="auto"/>
    </style:style>
    <style:style style:name="Table524.A1" style:family="table-cell">
      <style:table-cell-properties style:vertical-align="middle" fo:padding="0cm" fo:border="none"/>
    </style:style>
    <style:style style:name="Table525" style:family="table">
      <style:table-properties style:width="2.328cm" fo:margin-left="0cm" fo:margin-top="0cm" fo:margin-bottom="0cm" table:align="left" style:writing-mode="lr-tb"/>
    </style:style>
    <style:style style:name="Table525.A" style:family="table-column">
      <style:table-column-properties style:column-width="2.328cm"/>
    </style:style>
    <style:style style:name="Table525.1" style:family="table-row">
      <style:table-row-properties fo:keep-together="auto"/>
    </style:style>
    <style:style style:name="Table525.A1" style:family="table-cell">
      <style:table-cell-properties style:vertical-align="middle" fo:padding="0cm" fo:border="none"/>
    </style:style>
    <style:style style:name="Table526" style:family="table">
      <style:table-properties style:width="2.328cm" fo:margin-left="0cm" fo:margin-top="0cm" fo:margin-bottom="0cm" table:align="left" style:writing-mode="lr-tb"/>
    </style:style>
    <style:style style:name="Table526.A" style:family="table-column">
      <style:table-column-properties style:column-width="2.328cm"/>
    </style:style>
    <style:style style:name="Table526.1" style:family="table-row">
      <style:table-row-properties fo:keep-together="auto"/>
    </style:style>
    <style:style style:name="Table526.A1" style:family="table-cell">
      <style:table-cell-properties style:vertical-align="middle" fo:padding="0cm" fo:border="none"/>
    </style:style>
    <style:style style:name="Table527" style:family="table">
      <style:table-properties style:width="4.191cm" fo:margin-left="0cm" fo:margin-top="0cm" fo:margin-bottom="0cm" table:align="left" style:writing-mode="lr-tb"/>
    </style:style>
    <style:style style:name="Table527.A" style:family="table-column">
      <style:table-column-properties style:column-width="4.191cm"/>
    </style:style>
    <style:style style:name="Table527.1" style:family="table-row">
      <style:table-row-properties fo:keep-together="auto"/>
    </style:style>
    <style:style style:name="Table527.A1" style:family="table-cell">
      <style:table-cell-properties style:vertical-align="middle" fo:padding="0cm" fo:border="none"/>
    </style:style>
    <style:style style:name="Table528" style:family="table">
      <style:table-properties style:width="2.328cm" fo:margin-left="0cm" fo:margin-top="0cm" fo:margin-bottom="0cm" table:align="left" style:writing-mode="lr-tb"/>
    </style:style>
    <style:style style:name="Table528.A" style:family="table-column">
      <style:table-column-properties style:column-width="2.328cm"/>
    </style:style>
    <style:style style:name="Table528.1" style:family="table-row">
      <style:table-row-properties fo:keep-together="auto"/>
    </style:style>
    <style:style style:name="Table528.A1" style:family="table-cell">
      <style:table-cell-properties style:vertical-align="middle" fo:padding="0cm" fo:border="none"/>
    </style:style>
    <style:style style:name="Table529" style:family="table">
      <style:table-properties style:width="2.328cm" fo:margin-left="0cm" fo:margin-top="0cm" fo:margin-bottom="0cm" table:align="left" style:writing-mode="lr-tb"/>
    </style:style>
    <style:style style:name="Table529.A" style:family="table-column">
      <style:table-column-properties style:column-width="2.328cm"/>
    </style:style>
    <style:style style:name="Table529.1" style:family="table-row">
      <style:table-row-properties fo:keep-together="auto"/>
    </style:style>
    <style:style style:name="Table529.A1" style:family="table-cell">
      <style:table-cell-properties style:vertical-align="middle" fo:padding="0cm" fo:border="none"/>
    </style:style>
    <style:style style:name="Table530" style:family="table">
      <style:table-properties style:width="2.328cm" fo:margin-left="0cm" fo:margin-top="0cm" fo:margin-bottom="0cm" table:align="left" style:writing-mode="lr-tb"/>
    </style:style>
    <style:style style:name="Table530.A" style:family="table-column">
      <style:table-column-properties style:column-width="2.328cm"/>
    </style:style>
    <style:style style:name="Table530.1" style:family="table-row">
      <style:table-row-properties fo:keep-together="auto"/>
    </style:style>
    <style:style style:name="Table530.A1" style:family="table-cell">
      <style:table-cell-properties style:vertical-align="middle" fo:padding="0cm" fo:border="none"/>
    </style:style>
    <style:style style:name="Table531" style:family="table">
      <style:table-properties style:width="4.191cm" fo:margin-left="0cm" fo:margin-top="0cm" fo:margin-bottom="0cm" table:align="left" style:writing-mode="lr-tb"/>
    </style:style>
    <style:style style:name="Table531.A" style:family="table-column">
      <style:table-column-properties style:column-width="4.191cm"/>
    </style:style>
    <style:style style:name="Table531.1" style:family="table-row">
      <style:table-row-properties fo:keep-together="auto"/>
    </style:style>
    <style:style style:name="Table531.A1" style:family="table-cell">
      <style:table-cell-properties style:vertical-align="middle" fo:padding="0cm" fo:border="none"/>
    </style:style>
    <style:style style:name="Table532" style:family="table">
      <style:table-properties style:width="15.921cm" style:rel-width="100%" fo:margin-left="0cm" fo:margin-top="0cm" fo:margin-bottom="0cm" table:align="left" style:writing-mode="lr-tb"/>
    </style:style>
    <style:style style:name="Table532.A" style:family="table-column">
      <style:table-column-properties style:column-width="1.355cm" style:rel-column-width="5577*"/>
    </style:style>
    <style:style style:name="Table532.B" style:family="table-column">
      <style:table-column-properties style:column-width="14.026cm" style:rel-column-width="57736*"/>
    </style:style>
    <style:style style:name="Table532.C" style:family="table-column">
      <style:table-column-properties style:column-width="0.54cm" style:rel-column-width="2222*"/>
    </style:style>
    <style:style style:name="Table532.1" style:family="table-row">
      <style:table-row-properties fo:keep-together="auto"/>
    </style:style>
    <style:style style:name="Table532.A1" style:family="table-cell">
      <style:table-cell-properties fo:background-color="#d8e4f3" fo:padding="0.265cm" fo:border="none">
        <style:background-image/>
      </style:table-cell-properties>
    </style:style>
    <style:style style:name="Table5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32.C1" style:family="table-cell">
      <style:table-cell-properties fo:padding="0cm" fo:border="none"/>
    </style:style>
    <style:style style:name="Table532.A2" style:family="table-cell">
      <style:table-cell-properties style:vertical-align="middle" fo:padding-left="0.529cm" fo:padding-right="0.265cm" fo:padding-top="0.265cm" fo:padding-bottom="0.265cm" fo:border="none"/>
    </style:style>
    <style:style style:name="Table532.3" style:family="table-row">
      <style:table-row-properties style:row-height="0cm" fo:keep-together="auto"/>
    </style:style>
    <style:style style:name="Table532.A3" style:family="table-cell">
      <style:table-cell-properties style:vertical-align="middle" fo:padding-left="0.503cm" fo:padding-right="0.265cm" fo:padding-top="0.132cm" fo:padding-bottom="0.265cm" fo:border="none"/>
    </style:style>
    <style:style style:name="Table532.C4" style:family="table-cell">
      <style:table-cell-properties fo:padding="0cm" fo:border="none"/>
    </style:style>
    <style:style style:name="Table532.A5" style:family="table-cell">
      <style:table-cell-properties style:vertical-align="middle" fo:padding-left="0.529cm" fo:padding-right="0.265cm" fo:padding-top="0.265cm" fo:padding-bottom="0.265cm" fo:border="none"/>
    </style:style>
    <style:style style:name="Table532.A6" style:family="table-cell">
      <style:table-cell-properties style:vertical-align="middle" fo:padding-left="0.503cm" fo:padding-right="0.265cm" fo:padding-top="0.132cm" fo:padding-bottom="0.265cm" fo:border="none"/>
    </style:style>
    <style:style style:name="Table524" style:family="table">
      <style:table-properties style:width="2.328cm" fo:margin-left="0cm" fo:margin-top="0cm" fo:margin-bottom="0cm" table:align="left" style:writing-mode="lr-tb"/>
    </style:style>
    <style:style style:name="Table524.A" style:family="table-column">
      <style:table-column-properties style:column-width="2.328cm"/>
    </style:style>
    <style:style style:name="Table524.1" style:family="table-row">
      <style:table-row-properties fo:keep-together="auto"/>
    </style:style>
    <style:style style:name="Table524.A1" style:family="table-cell">
      <style:table-cell-properties style:vertical-align="middle" fo:padding="0cm" fo:border="none"/>
    </style:style>
    <style:style style:name="Table525" style:family="table">
      <style:table-properties style:width="2.328cm" fo:margin-left="0cm" fo:margin-top="0cm" fo:margin-bottom="0cm" table:align="left" style:writing-mode="lr-tb"/>
    </style:style>
    <style:style style:name="Table525.A" style:family="table-column">
      <style:table-column-properties style:column-width="2.328cm"/>
    </style:style>
    <style:style style:name="Table525.1" style:family="table-row">
      <style:table-row-properties fo:keep-together="auto"/>
    </style:style>
    <style:style style:name="Table525.A1" style:family="table-cell">
      <style:table-cell-properties style:vertical-align="middle" fo:padding="0cm" fo:border="none"/>
    </style:style>
    <style:style style:name="Table526" style:family="table">
      <style:table-properties style:width="2.328cm" fo:margin-left="0cm" fo:margin-top="0cm" fo:margin-bottom="0cm" table:align="left" style:writing-mode="lr-tb"/>
    </style:style>
    <style:style style:name="Table526.A" style:family="table-column">
      <style:table-column-properties style:column-width="2.328cm"/>
    </style:style>
    <style:style style:name="Table526.1" style:family="table-row">
      <style:table-row-properties fo:keep-together="auto"/>
    </style:style>
    <style:style style:name="Table526.A1" style:family="table-cell">
      <style:table-cell-properties style:vertical-align="middle" fo:padding="0cm" fo:border="none"/>
    </style:style>
    <style:style style:name="Table527" style:family="table">
      <style:table-properties style:width="4.191cm" fo:margin-left="0cm" fo:margin-top="0cm" fo:margin-bottom="0cm" table:align="left" style:writing-mode="lr-tb"/>
    </style:style>
    <style:style style:name="Table527.A" style:family="table-column">
      <style:table-column-properties style:column-width="4.191cm"/>
    </style:style>
    <style:style style:name="Table527.1" style:family="table-row">
      <style:table-row-properties fo:keep-together="auto"/>
    </style:style>
    <style:style style:name="Table527.A1" style:family="table-cell">
      <style:table-cell-properties style:vertical-align="middle" fo:padding="0cm" fo:border="none"/>
    </style:style>
    <style:style style:name="Table528" style:family="table">
      <style:table-properties style:width="2.328cm" fo:margin-left="0cm" fo:margin-top="0cm" fo:margin-bottom="0cm" table:align="left" style:writing-mode="lr-tb"/>
    </style:style>
    <style:style style:name="Table528.A" style:family="table-column">
      <style:table-column-properties style:column-width="2.328cm"/>
    </style:style>
    <style:style style:name="Table528.1" style:family="table-row">
      <style:table-row-properties fo:keep-together="auto"/>
    </style:style>
    <style:style style:name="Table528.A1" style:family="table-cell">
      <style:table-cell-properties style:vertical-align="middle" fo:padding="0cm" fo:border="none"/>
    </style:style>
    <style:style style:name="Table529" style:family="table">
      <style:table-properties style:width="2.328cm" fo:margin-left="0cm" fo:margin-top="0cm" fo:margin-bottom="0cm" table:align="left" style:writing-mode="lr-tb"/>
    </style:style>
    <style:style style:name="Table529.A" style:family="table-column">
      <style:table-column-properties style:column-width="2.328cm"/>
    </style:style>
    <style:style style:name="Table529.1" style:family="table-row">
      <style:table-row-properties fo:keep-together="auto"/>
    </style:style>
    <style:style style:name="Table529.A1" style:family="table-cell">
      <style:table-cell-properties style:vertical-align="middle" fo:padding="0cm" fo:border="none"/>
    </style:style>
    <style:style style:name="Table530" style:family="table">
      <style:table-properties style:width="2.328cm" fo:margin-left="0cm" fo:margin-top="0cm" fo:margin-bottom="0cm" table:align="left" style:writing-mode="lr-tb"/>
    </style:style>
    <style:style style:name="Table530.A" style:family="table-column">
      <style:table-column-properties style:column-width="2.328cm"/>
    </style:style>
    <style:style style:name="Table530.1" style:family="table-row">
      <style:table-row-properties fo:keep-together="auto"/>
    </style:style>
    <style:style style:name="Table530.A1" style:family="table-cell">
      <style:table-cell-properties style:vertical-align="middle" fo:padding="0cm" fo:border="none"/>
    </style:style>
    <style:style style:name="Table531" style:family="table">
      <style:table-properties style:width="4.191cm" fo:margin-left="0cm" fo:margin-top="0cm" fo:margin-bottom="0cm" table:align="left" style:writing-mode="lr-tb"/>
    </style:style>
    <style:style style:name="Table531.A" style:family="table-column">
      <style:table-column-properties style:column-width="4.191cm"/>
    </style:style>
    <style:style style:name="Table531.1" style:family="table-row">
      <style:table-row-properties fo:keep-together="auto"/>
    </style:style>
    <style:style style:name="Table531.A1" style:family="table-cell">
      <style:table-cell-properties style:vertical-align="middle" fo:padding="0cm" fo:border="none"/>
    </style:style>
    <style:style style:name="Table533" style:family="table">
      <style:table-properties style:width="2.328cm" fo:margin-left="0cm" fo:margin-top="0cm" fo:margin-bottom="0cm" table:align="left" style:writing-mode="lr-tb"/>
    </style:style>
    <style:style style:name="Table533.A" style:family="table-column">
      <style:table-column-properties style:column-width="2.328cm"/>
    </style:style>
    <style:style style:name="Table533.1" style:family="table-row">
      <style:table-row-properties fo:keep-together="auto"/>
    </style:style>
    <style:style style:name="Table533.A1" style:family="table-cell">
      <style:table-cell-properties style:vertical-align="middle" fo:padding="0cm" fo:border="none"/>
    </style:style>
    <style:style style:name="Table534" style:family="table">
      <style:table-properties style:width="2.328cm" fo:margin-left="0cm" fo:margin-top="0cm" fo:margin-bottom="0cm" table:align="left" style:writing-mode="lr-tb"/>
    </style:style>
    <style:style style:name="Table534.A" style:family="table-column">
      <style:table-column-properties style:column-width="2.328cm"/>
    </style:style>
    <style:style style:name="Table534.1" style:family="table-row">
      <style:table-row-properties fo:keep-together="auto"/>
    </style:style>
    <style:style style:name="Table534.A1" style:family="table-cell">
      <style:table-cell-properties style:vertical-align="middle" fo:padding="0cm" fo:border="none"/>
    </style:style>
    <style:style style:name="Table535" style:family="table">
      <style:table-properties style:width="2.328cm" fo:margin-left="0cm" fo:margin-top="0cm" fo:margin-bottom="0cm" table:align="left" style:writing-mode="lr-tb"/>
    </style:style>
    <style:style style:name="Table535.A" style:family="table-column">
      <style:table-column-properties style:column-width="2.328cm"/>
    </style:style>
    <style:style style:name="Table535.1" style:family="table-row">
      <style:table-row-properties fo:keep-together="auto"/>
    </style:style>
    <style:style style:name="Table535.A1" style:family="table-cell">
      <style:table-cell-properties style:vertical-align="middle" fo:padding="0cm" fo:border="none"/>
    </style:style>
    <style:style style:name="Table536" style:family="table">
      <style:table-properties style:width="4.191cm" fo:margin-left="0cm" fo:margin-top="0cm" fo:margin-bottom="0cm" table:align="left" style:writing-mode="lr-tb"/>
    </style:style>
    <style:style style:name="Table536.A" style:family="table-column">
      <style:table-column-properties style:column-width="4.191cm"/>
    </style:style>
    <style:style style:name="Table536.1" style:family="table-row">
      <style:table-row-properties fo:keep-together="auto"/>
    </style:style>
    <style:style style:name="Table536.A1" style:family="table-cell">
      <style:table-cell-properties style:vertical-align="middle" fo:padding="0cm" fo:border="none"/>
    </style:style>
    <style:style style:name="Table537" style:family="table">
      <style:table-properties style:width="2.328cm" fo:margin-left="0cm" fo:margin-top="0cm" fo:margin-bottom="0cm" table:align="left" style:writing-mode="lr-tb"/>
    </style:style>
    <style:style style:name="Table537.A" style:family="table-column">
      <style:table-column-properties style:column-width="2.328cm"/>
    </style:style>
    <style:style style:name="Table537.1" style:family="table-row">
      <style:table-row-properties fo:keep-together="auto"/>
    </style:style>
    <style:style style:name="Table537.A1" style:family="table-cell">
      <style:table-cell-properties style:vertical-align="middle" fo:padding="0cm" fo:border="none"/>
    </style:style>
    <style:style style:name="Table538" style:family="table">
      <style:table-properties style:width="2.328cm" fo:margin-left="0cm" fo:margin-top="0cm" fo:margin-bottom="0cm" table:align="left" style:writing-mode="lr-tb"/>
    </style:style>
    <style:style style:name="Table538.A" style:family="table-column">
      <style:table-column-properties style:column-width="2.328cm"/>
    </style:style>
    <style:style style:name="Table538.1" style:family="table-row">
      <style:table-row-properties fo:keep-together="auto"/>
    </style:style>
    <style:style style:name="Table538.A1" style:family="table-cell">
      <style:table-cell-properties style:vertical-align="middle" fo:padding="0cm" fo:border="none"/>
    </style:style>
    <style:style style:name="Table539" style:family="table">
      <style:table-properties style:width="2.328cm" fo:margin-left="0cm" fo:margin-top="0cm" fo:margin-bottom="0cm" table:align="left" style:writing-mode="lr-tb"/>
    </style:style>
    <style:style style:name="Table539.A" style:family="table-column">
      <style:table-column-properties style:column-width="2.328cm"/>
    </style:style>
    <style:style style:name="Table539.1" style:family="table-row">
      <style:table-row-properties fo:keep-together="auto"/>
    </style:style>
    <style:style style:name="Table539.A1" style:family="table-cell">
      <style:table-cell-properties style:vertical-align="middle" fo:padding="0cm" fo:border="none"/>
    </style:style>
    <style:style style:name="Table540" style:family="table">
      <style:table-properties style:width="4.191cm" fo:margin-left="0cm" fo:margin-top="0cm" fo:margin-bottom="0cm" table:align="left" style:writing-mode="lr-tb"/>
    </style:style>
    <style:style style:name="Table540.A" style:family="table-column">
      <style:table-column-properties style:column-width="4.191cm"/>
    </style:style>
    <style:style style:name="Table540.1" style:family="table-row">
      <style:table-row-properties fo:keep-together="auto"/>
    </style:style>
    <style:style style:name="Table540.A1" style:family="table-cell">
      <style:table-cell-properties style:vertical-align="middle" fo:padding="0cm" fo:border="none"/>
    </style:style>
    <style:style style:name="Table541" style:family="table">
      <style:table-properties style:width="15.921cm" style:rel-width="100%" fo:margin-left="0cm" fo:margin-top="0cm" fo:margin-bottom="0cm" table:align="left" style:writing-mode="lr-tb"/>
    </style:style>
    <style:style style:name="Table541.A" style:family="table-column">
      <style:table-column-properties style:column-width="1.355cm" style:rel-column-width="5577*"/>
    </style:style>
    <style:style style:name="Table541.B" style:family="table-column">
      <style:table-column-properties style:column-width="14.026cm" style:rel-column-width="57736*"/>
    </style:style>
    <style:style style:name="Table541.C" style:family="table-column">
      <style:table-column-properties style:column-width="0.54cm" style:rel-column-width="2222*"/>
    </style:style>
    <style:style style:name="Table541.1" style:family="table-row">
      <style:table-row-properties fo:keep-together="auto"/>
    </style:style>
    <style:style style:name="Table541.A1" style:family="table-cell">
      <style:table-cell-properties fo:background-color="#d8e4f3" fo:padding="0.265cm" fo:border="none">
        <style:background-image/>
      </style:table-cell-properties>
    </style:style>
    <style:style style:name="Table5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41.C1" style:family="table-cell">
      <style:table-cell-properties fo:padding="0cm" fo:border="none"/>
    </style:style>
    <style:style style:name="Table541.A2" style:family="table-cell">
      <style:table-cell-properties style:vertical-align="middle" fo:padding-left="0.529cm" fo:padding-right="0.265cm" fo:padding-top="0.265cm" fo:padding-bottom="0.265cm" fo:border="none"/>
    </style:style>
    <style:style style:name="Table541.3" style:family="table-row">
      <style:table-row-properties style:row-height="0cm" fo:keep-together="auto"/>
    </style:style>
    <style:style style:name="Table541.A3" style:family="table-cell">
      <style:table-cell-properties style:vertical-align="middle" fo:padding-left="0.503cm" fo:padding-right="0.265cm" fo:padding-top="0.132cm" fo:padding-bottom="0.265cm" fo:border="none"/>
    </style:style>
    <style:style style:name="Table541.C4" style:family="table-cell">
      <style:table-cell-properties fo:padding="0cm" fo:border="none"/>
    </style:style>
    <style:style style:name="Table541.A5" style:family="table-cell">
      <style:table-cell-properties style:vertical-align="middle" fo:padding-left="0.529cm" fo:padding-right="0.265cm" fo:padding-top="0.265cm" fo:padding-bottom="0.265cm" fo:border="none"/>
    </style:style>
    <style:style style:name="Table541.A6" style:family="table-cell">
      <style:table-cell-properties style:vertical-align="middle" fo:padding-left="0.503cm" fo:padding-right="0.265cm" fo:padding-top="0.132cm" fo:padding-bottom="0.265cm" fo:border="none"/>
    </style:style>
    <style:style style:name="Table533" style:family="table">
      <style:table-properties style:width="2.328cm" fo:margin-left="0cm" fo:margin-top="0cm" fo:margin-bottom="0cm" table:align="left" style:writing-mode="lr-tb"/>
    </style:style>
    <style:style style:name="Table533.A" style:family="table-column">
      <style:table-column-properties style:column-width="2.328cm"/>
    </style:style>
    <style:style style:name="Table533.1" style:family="table-row">
      <style:table-row-properties fo:keep-together="auto"/>
    </style:style>
    <style:style style:name="Table533.A1" style:family="table-cell">
      <style:table-cell-properties style:vertical-align="middle" fo:padding="0cm" fo:border="none"/>
    </style:style>
    <style:style style:name="Table534" style:family="table">
      <style:table-properties style:width="2.328cm" fo:margin-left="0cm" fo:margin-top="0cm" fo:margin-bottom="0cm" table:align="left" style:writing-mode="lr-tb"/>
    </style:style>
    <style:style style:name="Table534.A" style:family="table-column">
      <style:table-column-properties style:column-width="2.328cm"/>
    </style:style>
    <style:style style:name="Table534.1" style:family="table-row">
      <style:table-row-properties fo:keep-together="auto"/>
    </style:style>
    <style:style style:name="Table534.A1" style:family="table-cell">
      <style:table-cell-properties style:vertical-align="middle" fo:padding="0cm" fo:border="none"/>
    </style:style>
    <style:style style:name="Table535" style:family="table">
      <style:table-properties style:width="2.328cm" fo:margin-left="0cm" fo:margin-top="0cm" fo:margin-bottom="0cm" table:align="left" style:writing-mode="lr-tb"/>
    </style:style>
    <style:style style:name="Table535.A" style:family="table-column">
      <style:table-column-properties style:column-width="2.328cm"/>
    </style:style>
    <style:style style:name="Table535.1" style:family="table-row">
      <style:table-row-properties fo:keep-together="auto"/>
    </style:style>
    <style:style style:name="Table535.A1" style:family="table-cell">
      <style:table-cell-properties style:vertical-align="middle" fo:padding="0cm" fo:border="none"/>
    </style:style>
    <style:style style:name="Table536" style:family="table">
      <style:table-properties style:width="4.191cm" fo:margin-left="0cm" fo:margin-top="0cm" fo:margin-bottom="0cm" table:align="left" style:writing-mode="lr-tb"/>
    </style:style>
    <style:style style:name="Table536.A" style:family="table-column">
      <style:table-column-properties style:column-width="4.191cm"/>
    </style:style>
    <style:style style:name="Table536.1" style:family="table-row">
      <style:table-row-properties fo:keep-together="auto"/>
    </style:style>
    <style:style style:name="Table536.A1" style:family="table-cell">
      <style:table-cell-properties style:vertical-align="middle" fo:padding="0cm" fo:border="none"/>
    </style:style>
    <style:style style:name="Table537" style:family="table">
      <style:table-properties style:width="2.328cm" fo:margin-left="0cm" fo:margin-top="0cm" fo:margin-bottom="0cm" table:align="left" style:writing-mode="lr-tb"/>
    </style:style>
    <style:style style:name="Table537.A" style:family="table-column">
      <style:table-column-properties style:column-width="2.328cm"/>
    </style:style>
    <style:style style:name="Table537.1" style:family="table-row">
      <style:table-row-properties fo:keep-together="auto"/>
    </style:style>
    <style:style style:name="Table537.A1" style:family="table-cell">
      <style:table-cell-properties style:vertical-align="middle" fo:padding="0cm" fo:border="none"/>
    </style:style>
    <style:style style:name="Table538" style:family="table">
      <style:table-properties style:width="2.328cm" fo:margin-left="0cm" fo:margin-top="0cm" fo:margin-bottom="0cm" table:align="left" style:writing-mode="lr-tb"/>
    </style:style>
    <style:style style:name="Table538.A" style:family="table-column">
      <style:table-column-properties style:column-width="2.328cm"/>
    </style:style>
    <style:style style:name="Table538.1" style:family="table-row">
      <style:table-row-properties fo:keep-together="auto"/>
    </style:style>
    <style:style style:name="Table538.A1" style:family="table-cell">
      <style:table-cell-properties style:vertical-align="middle" fo:padding="0cm" fo:border="none"/>
    </style:style>
    <style:style style:name="Table539" style:family="table">
      <style:table-properties style:width="2.328cm" fo:margin-left="0cm" fo:margin-top="0cm" fo:margin-bottom="0cm" table:align="left" style:writing-mode="lr-tb"/>
    </style:style>
    <style:style style:name="Table539.A" style:family="table-column">
      <style:table-column-properties style:column-width="2.328cm"/>
    </style:style>
    <style:style style:name="Table539.1" style:family="table-row">
      <style:table-row-properties fo:keep-together="auto"/>
    </style:style>
    <style:style style:name="Table539.A1" style:family="table-cell">
      <style:table-cell-properties style:vertical-align="middle" fo:padding="0cm" fo:border="none"/>
    </style:style>
    <style:style style:name="Table540" style:family="table">
      <style:table-properties style:width="4.191cm" fo:margin-left="0cm" fo:margin-top="0cm" fo:margin-bottom="0cm" table:align="left" style:writing-mode="lr-tb"/>
    </style:style>
    <style:style style:name="Table540.A" style:family="table-column">
      <style:table-column-properties style:column-width="4.191cm"/>
    </style:style>
    <style:style style:name="Table540.1" style:family="table-row">
      <style:table-row-properties fo:keep-together="auto"/>
    </style:style>
    <style:style style:name="Table540.A1" style:family="table-cell">
      <style:table-cell-properties style:vertical-align="middle" fo:padding="0cm" fo:border="none"/>
    </style:style>
    <style:style style:name="Table542" style:family="table">
      <style:table-properties style:width="2.328cm" fo:margin-left="0cm" fo:margin-top="0cm" fo:margin-bottom="0cm" table:align="left" style:writing-mode="lr-tb"/>
    </style:style>
    <style:style style:name="Table542.A" style:family="table-column">
      <style:table-column-properties style:column-width="2.328cm"/>
    </style:style>
    <style:style style:name="Table542.1" style:family="table-row">
      <style:table-row-properties fo:keep-together="auto"/>
    </style:style>
    <style:style style:name="Table542.A1" style:family="table-cell">
      <style:table-cell-properties style:vertical-align="middle" fo:padding="0cm" fo:border="none"/>
    </style:style>
    <style:style style:name="Table543" style:family="table">
      <style:table-properties style:width="2.328cm" fo:margin-left="0cm" fo:margin-top="0cm" fo:margin-bottom="0cm" table:align="left" style:writing-mode="lr-tb"/>
    </style:style>
    <style:style style:name="Table543.A" style:family="table-column">
      <style:table-column-properties style:column-width="2.328cm"/>
    </style:style>
    <style:style style:name="Table543.1" style:family="table-row">
      <style:table-row-properties fo:keep-together="auto"/>
    </style:style>
    <style:style style:name="Table543.A1" style:family="table-cell">
      <style:table-cell-properties style:vertical-align="middle" fo:padding="0cm" fo:border="none"/>
    </style:style>
    <style:style style:name="Table544" style:family="table">
      <style:table-properties style:width="2.328cm" fo:margin-left="0cm" fo:margin-top="0cm" fo:margin-bottom="0cm" table:align="left" style:writing-mode="lr-tb"/>
    </style:style>
    <style:style style:name="Table544.A" style:family="table-column">
      <style:table-column-properties style:column-width="2.328cm"/>
    </style:style>
    <style:style style:name="Table544.1" style:family="table-row">
      <style:table-row-properties fo:keep-together="auto"/>
    </style:style>
    <style:style style:name="Table544.A1" style:family="table-cell">
      <style:table-cell-properties style:vertical-align="middle" fo:padding="0cm" fo:border="none"/>
    </style:style>
    <style:style style:name="Table545" style:family="table">
      <style:table-properties style:width="4.191cm" fo:margin-left="0cm" fo:margin-top="0cm" fo:margin-bottom="0cm" table:align="left" style:writing-mode="lr-tb"/>
    </style:style>
    <style:style style:name="Table545.A" style:family="table-column">
      <style:table-column-properties style:column-width="4.191cm"/>
    </style:style>
    <style:style style:name="Table545.1" style:family="table-row">
      <style:table-row-properties fo:keep-together="auto"/>
    </style:style>
    <style:style style:name="Table545.A1" style:family="table-cell">
      <style:table-cell-properties style:vertical-align="middle" fo:padding="0cm" fo:border="none"/>
    </style:style>
    <style:style style:name="Table546" style:family="table">
      <style:table-properties style:width="2.328cm" fo:margin-left="0cm" fo:margin-top="0cm" fo:margin-bottom="0cm" table:align="left" style:writing-mode="lr-tb"/>
    </style:style>
    <style:style style:name="Table546.A" style:family="table-column">
      <style:table-column-properties style:column-width="2.328cm"/>
    </style:style>
    <style:style style:name="Table546.1" style:family="table-row">
      <style:table-row-properties fo:keep-together="auto"/>
    </style:style>
    <style:style style:name="Table546.A1" style:family="table-cell">
      <style:table-cell-properties style:vertical-align="middle" fo:padding="0cm" fo:border="none"/>
    </style:style>
    <style:style style:name="Table547" style:family="table">
      <style:table-properties style:width="2.328cm" fo:margin-left="0cm" fo:margin-top="0cm" fo:margin-bottom="0cm" table:align="left" style:writing-mode="lr-tb"/>
    </style:style>
    <style:style style:name="Table547.A" style:family="table-column">
      <style:table-column-properties style:column-width="2.328cm"/>
    </style:style>
    <style:style style:name="Table547.1" style:family="table-row">
      <style:table-row-properties fo:keep-together="auto"/>
    </style:style>
    <style:style style:name="Table547.A1" style:family="table-cell">
      <style:table-cell-properties style:vertical-align="middle" fo:padding="0cm" fo:border="none"/>
    </style:style>
    <style:style style:name="Table548" style:family="table">
      <style:table-properties style:width="2.328cm" fo:margin-left="0cm" fo:margin-top="0cm" fo:margin-bottom="0cm" table:align="left" style:writing-mode="lr-tb"/>
    </style:style>
    <style:style style:name="Table548.A" style:family="table-column">
      <style:table-column-properties style:column-width="2.328cm"/>
    </style:style>
    <style:style style:name="Table548.1" style:family="table-row">
      <style:table-row-properties fo:keep-together="auto"/>
    </style:style>
    <style:style style:name="Table548.A1" style:family="table-cell">
      <style:table-cell-properties style:vertical-align="middle" fo:padding="0cm" fo:border="none"/>
    </style:style>
    <style:style style:name="Table549" style:family="table">
      <style:table-properties style:width="4.191cm" fo:margin-left="0cm" fo:margin-top="0cm" fo:margin-bottom="0cm" table:align="left" style:writing-mode="lr-tb"/>
    </style:style>
    <style:style style:name="Table549.A" style:family="table-column">
      <style:table-column-properties style:column-width="4.191cm"/>
    </style:style>
    <style:style style:name="Table549.1" style:family="table-row">
      <style:table-row-properties fo:keep-together="auto"/>
    </style:style>
    <style:style style:name="Table549.A1" style:family="table-cell">
      <style:table-cell-properties style:vertical-align="middle" fo:padding="0cm" fo:border="none"/>
    </style:style>
    <style:style style:name="Table550" style:family="table">
      <style:table-properties style:width="15.921cm" style:rel-width="100%" fo:margin-left="0cm" fo:margin-top="0cm" fo:margin-bottom="0cm" table:align="left" style:writing-mode="lr-tb"/>
    </style:style>
    <style:style style:name="Table550.A" style:family="table-column">
      <style:table-column-properties style:column-width="1.355cm" style:rel-column-width="5577*"/>
    </style:style>
    <style:style style:name="Table550.B" style:family="table-column">
      <style:table-column-properties style:column-width="14.026cm" style:rel-column-width="57736*"/>
    </style:style>
    <style:style style:name="Table550.C" style:family="table-column">
      <style:table-column-properties style:column-width="0.54cm" style:rel-column-width="2222*"/>
    </style:style>
    <style:style style:name="Table550.1" style:family="table-row">
      <style:table-row-properties fo:keep-together="auto"/>
    </style:style>
    <style:style style:name="Table550.A1" style:family="table-cell">
      <style:table-cell-properties fo:background-color="#d8e4f3" fo:padding="0.265cm" fo:border="none">
        <style:background-image/>
      </style:table-cell-properties>
    </style:style>
    <style:style style:name="Table55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0.C1" style:family="table-cell">
      <style:table-cell-properties fo:padding="0cm" fo:border="none"/>
    </style:style>
    <style:style style:name="Table550.A2" style:family="table-cell">
      <style:table-cell-properties style:vertical-align="middle" fo:padding-left="0.529cm" fo:padding-right="0.265cm" fo:padding-top="0.265cm" fo:padding-bottom="0.265cm" fo:border="none"/>
    </style:style>
    <style:style style:name="Table550.3" style:family="table-row">
      <style:table-row-properties style:row-height="0cm" fo:keep-together="auto"/>
    </style:style>
    <style:style style:name="Table550.A3" style:family="table-cell">
      <style:table-cell-properties style:vertical-align="middle" fo:padding-left="0.503cm" fo:padding-right="0.265cm" fo:padding-top="0.132cm" fo:padding-bottom="0.265cm" fo:border="none"/>
    </style:style>
    <style:style style:name="Table550.C4" style:family="table-cell">
      <style:table-cell-properties fo:padding="0cm" fo:border="none"/>
    </style:style>
    <style:style style:name="Table550.A5" style:family="table-cell">
      <style:table-cell-properties style:vertical-align="middle" fo:padding-left="0.529cm" fo:padding-right="0.265cm" fo:padding-top="0.265cm" fo:padding-bottom="0.265cm" fo:border="none"/>
    </style:style>
    <style:style style:name="Table550.A6" style:family="table-cell">
      <style:table-cell-properties style:vertical-align="middle" fo:padding-left="0.503cm" fo:padding-right="0.265cm" fo:padding-top="0.132cm" fo:padding-bottom="0.265cm" fo:border="none"/>
    </style:style>
    <style:style style:name="Table542" style:family="table">
      <style:table-properties style:width="2.328cm" fo:margin-left="0cm" fo:margin-top="0cm" fo:margin-bottom="0cm" table:align="left" style:writing-mode="lr-tb"/>
    </style:style>
    <style:style style:name="Table542.A" style:family="table-column">
      <style:table-column-properties style:column-width="2.328cm"/>
    </style:style>
    <style:style style:name="Table542.1" style:family="table-row">
      <style:table-row-properties fo:keep-together="auto"/>
    </style:style>
    <style:style style:name="Table542.A1" style:family="table-cell">
      <style:table-cell-properties style:vertical-align="middle" fo:padding="0cm" fo:border="none"/>
    </style:style>
    <style:style style:name="Table543" style:family="table">
      <style:table-properties style:width="2.328cm" fo:margin-left="0cm" fo:margin-top="0cm" fo:margin-bottom="0cm" table:align="left" style:writing-mode="lr-tb"/>
    </style:style>
    <style:style style:name="Table543.A" style:family="table-column">
      <style:table-column-properties style:column-width="2.328cm"/>
    </style:style>
    <style:style style:name="Table543.1" style:family="table-row">
      <style:table-row-properties fo:keep-together="auto"/>
    </style:style>
    <style:style style:name="Table543.A1" style:family="table-cell">
      <style:table-cell-properties style:vertical-align="middle" fo:padding="0cm" fo:border="none"/>
    </style:style>
    <style:style style:name="Table544" style:family="table">
      <style:table-properties style:width="2.328cm" fo:margin-left="0cm" fo:margin-top="0cm" fo:margin-bottom="0cm" table:align="left" style:writing-mode="lr-tb"/>
    </style:style>
    <style:style style:name="Table544.A" style:family="table-column">
      <style:table-column-properties style:column-width="2.328cm"/>
    </style:style>
    <style:style style:name="Table544.1" style:family="table-row">
      <style:table-row-properties fo:keep-together="auto"/>
    </style:style>
    <style:style style:name="Table544.A1" style:family="table-cell">
      <style:table-cell-properties style:vertical-align="middle" fo:padding="0cm" fo:border="none"/>
    </style:style>
    <style:style style:name="Table545" style:family="table">
      <style:table-properties style:width="4.191cm" fo:margin-left="0cm" fo:margin-top="0cm" fo:margin-bottom="0cm" table:align="left" style:writing-mode="lr-tb"/>
    </style:style>
    <style:style style:name="Table545.A" style:family="table-column">
      <style:table-column-properties style:column-width="4.191cm"/>
    </style:style>
    <style:style style:name="Table545.1" style:family="table-row">
      <style:table-row-properties fo:keep-together="auto"/>
    </style:style>
    <style:style style:name="Table545.A1" style:family="table-cell">
      <style:table-cell-properties style:vertical-align="middle" fo:padding="0cm" fo:border="none"/>
    </style:style>
    <style:style style:name="Table546" style:family="table">
      <style:table-properties style:width="2.328cm" fo:margin-left="0cm" fo:margin-top="0cm" fo:margin-bottom="0cm" table:align="left" style:writing-mode="lr-tb"/>
    </style:style>
    <style:style style:name="Table546.A" style:family="table-column">
      <style:table-column-properties style:column-width="2.328cm"/>
    </style:style>
    <style:style style:name="Table546.1" style:family="table-row">
      <style:table-row-properties fo:keep-together="auto"/>
    </style:style>
    <style:style style:name="Table546.A1" style:family="table-cell">
      <style:table-cell-properties style:vertical-align="middle" fo:padding="0cm" fo:border="none"/>
    </style:style>
    <style:style style:name="Table547" style:family="table">
      <style:table-properties style:width="2.328cm" fo:margin-left="0cm" fo:margin-top="0cm" fo:margin-bottom="0cm" table:align="left" style:writing-mode="lr-tb"/>
    </style:style>
    <style:style style:name="Table547.A" style:family="table-column">
      <style:table-column-properties style:column-width="2.328cm"/>
    </style:style>
    <style:style style:name="Table547.1" style:family="table-row">
      <style:table-row-properties fo:keep-together="auto"/>
    </style:style>
    <style:style style:name="Table547.A1" style:family="table-cell">
      <style:table-cell-properties style:vertical-align="middle" fo:padding="0cm" fo:border="none"/>
    </style:style>
    <style:style style:name="Table548" style:family="table">
      <style:table-properties style:width="2.328cm" fo:margin-left="0cm" fo:margin-top="0cm" fo:margin-bottom="0cm" table:align="left" style:writing-mode="lr-tb"/>
    </style:style>
    <style:style style:name="Table548.A" style:family="table-column">
      <style:table-column-properties style:column-width="2.328cm"/>
    </style:style>
    <style:style style:name="Table548.1" style:family="table-row">
      <style:table-row-properties fo:keep-together="auto"/>
    </style:style>
    <style:style style:name="Table548.A1" style:family="table-cell">
      <style:table-cell-properties style:vertical-align="middle" fo:padding="0cm" fo:border="none"/>
    </style:style>
    <style:style style:name="Table549" style:family="table">
      <style:table-properties style:width="4.191cm" fo:margin-left="0cm" fo:margin-top="0cm" fo:margin-bottom="0cm" table:align="left" style:writing-mode="lr-tb"/>
    </style:style>
    <style:style style:name="Table549.A" style:family="table-column">
      <style:table-column-properties style:column-width="4.191cm"/>
    </style:style>
    <style:style style:name="Table549.1" style:family="table-row">
      <style:table-row-properties fo:keep-together="auto"/>
    </style:style>
    <style:style style:name="Table549.A1" style:family="table-cell">
      <style:table-cell-properties style:vertical-align="middle" fo:padding="0cm" fo:border="none"/>
    </style:style>
    <style:style style:name="Table551" style:family="table">
      <style:table-properties style:width="2.328cm" fo:margin-left="0cm" fo:margin-top="0cm" fo:margin-bottom="0cm" table:align="left" style:writing-mode="lr-tb"/>
    </style:style>
    <style:style style:name="Table551.A" style:family="table-column">
      <style:table-column-properties style:column-width="2.328cm"/>
    </style:style>
    <style:style style:name="Table551.1" style:family="table-row">
      <style:table-row-properties fo:keep-together="auto"/>
    </style:style>
    <style:style style:name="Table551.A1" style:family="table-cell">
      <style:table-cell-properties style:vertical-align="middle" fo:padding="0cm" fo:border="none"/>
    </style:style>
    <style:style style:name="Table552" style:family="table">
      <style:table-properties style:width="2.328cm" fo:margin-left="0cm" fo:margin-top="0cm" fo:margin-bottom="0cm" table:align="left" style:writing-mode="lr-tb"/>
    </style:style>
    <style:style style:name="Table552.A" style:family="table-column">
      <style:table-column-properties style:column-width="2.328cm"/>
    </style:style>
    <style:style style:name="Table552.1" style:family="table-row">
      <style:table-row-properties fo:keep-together="auto"/>
    </style:style>
    <style:style style:name="Table552.A1" style:family="table-cell">
      <style:table-cell-properties style:vertical-align="middle" fo:padding="0cm" fo:border="none"/>
    </style:style>
    <style:style style:name="Table553" style:family="table">
      <style:table-properties style:width="2.328cm" fo:margin-left="0cm" fo:margin-top="0cm" fo:margin-bottom="0cm" table:align="left" style:writing-mode="lr-tb"/>
    </style:style>
    <style:style style:name="Table553.A" style:family="table-column">
      <style:table-column-properties style:column-width="2.328cm"/>
    </style:style>
    <style:style style:name="Table553.1" style:family="table-row">
      <style:table-row-properties fo:keep-together="auto"/>
    </style:style>
    <style:style style:name="Table553.A1" style:family="table-cell">
      <style:table-cell-properties style:vertical-align="middle" fo:padding="0cm" fo:border="none"/>
    </style:style>
    <style:style style:name="Table554" style:family="table">
      <style:table-properties style:width="4.191cm" fo:margin-left="0cm" fo:margin-top="0cm" fo:margin-bottom="0cm" table:align="left" style:writing-mode="lr-tb"/>
    </style:style>
    <style:style style:name="Table554.A" style:family="table-column">
      <style:table-column-properties style:column-width="4.191cm"/>
    </style:style>
    <style:style style:name="Table554.1" style:family="table-row">
      <style:table-row-properties fo:keep-together="auto"/>
    </style:style>
    <style:style style:name="Table554.A1" style:family="table-cell">
      <style:table-cell-properties style:vertical-align="middle" fo:padding="0cm" fo:border="none"/>
    </style:style>
    <style:style style:name="Table555" style:family="table">
      <style:table-properties style:width="2.328cm" fo:margin-left="0cm" fo:margin-top="0cm" fo:margin-bottom="0cm" table:align="left" style:writing-mode="lr-tb"/>
    </style:style>
    <style:style style:name="Table555.A" style:family="table-column">
      <style:table-column-properties style:column-width="2.328cm"/>
    </style:style>
    <style:style style:name="Table555.1" style:family="table-row">
      <style:table-row-properties fo:keep-together="auto"/>
    </style:style>
    <style:style style:name="Table555.A1" style:family="table-cell">
      <style:table-cell-properties style:vertical-align="middle" fo:padding="0cm" fo:border="none"/>
    </style:style>
    <style:style style:name="Table556" style:family="table">
      <style:table-properties style:width="2.328cm" fo:margin-left="0cm" fo:margin-top="0cm" fo:margin-bottom="0cm" table:align="left" style:writing-mode="lr-tb"/>
    </style:style>
    <style:style style:name="Table556.A" style:family="table-column">
      <style:table-column-properties style:column-width="2.328cm"/>
    </style:style>
    <style:style style:name="Table556.1" style:family="table-row">
      <style:table-row-properties fo:keep-together="auto"/>
    </style:style>
    <style:style style:name="Table556.A1" style:family="table-cell">
      <style:table-cell-properties style:vertical-align="middle" fo:padding="0cm" fo:border="none"/>
    </style:style>
    <style:style style:name="Table557" style:family="table">
      <style:table-properties style:width="2.328cm" fo:margin-left="0cm" fo:margin-top="0cm" fo:margin-bottom="0cm" table:align="left" style:writing-mode="lr-tb"/>
    </style:style>
    <style:style style:name="Table557.A" style:family="table-column">
      <style:table-column-properties style:column-width="2.328cm"/>
    </style:style>
    <style:style style:name="Table557.1" style:family="table-row">
      <style:table-row-properties fo:keep-together="auto"/>
    </style:style>
    <style:style style:name="Table557.A1" style:family="table-cell">
      <style:table-cell-properties style:vertical-align="middle" fo:padding="0cm" fo:border="none"/>
    </style:style>
    <style:style style:name="Table558" style:family="table">
      <style:table-properties style:width="4.191cm" fo:margin-left="0cm" fo:margin-top="0cm" fo:margin-bottom="0cm" table:align="left" style:writing-mode="lr-tb"/>
    </style:style>
    <style:style style:name="Table558.A" style:family="table-column">
      <style:table-column-properties style:column-width="4.191cm"/>
    </style:style>
    <style:style style:name="Table558.1" style:family="table-row">
      <style:table-row-properties fo:keep-together="auto"/>
    </style:style>
    <style:style style:name="Table558.A1" style:family="table-cell">
      <style:table-cell-properties style:vertical-align="middle" fo:padding="0cm" fo:border="none"/>
    </style:style>
    <style:style style:name="Table559" style:family="table">
      <style:table-properties style:width="15.921cm" style:rel-width="100%" fo:margin-left="0cm" fo:margin-top="0cm" fo:margin-bottom="0cm" table:align="left" style:writing-mode="lr-tb"/>
    </style:style>
    <style:style style:name="Table559.A" style:family="table-column">
      <style:table-column-properties style:column-width="1.355cm" style:rel-column-width="5577*"/>
    </style:style>
    <style:style style:name="Table559.B" style:family="table-column">
      <style:table-column-properties style:column-width="14.026cm" style:rel-column-width="57736*"/>
    </style:style>
    <style:style style:name="Table559.C" style:family="table-column">
      <style:table-column-properties style:column-width="0.54cm" style:rel-column-width="2222*"/>
    </style:style>
    <style:style style:name="Table559.1" style:family="table-row">
      <style:table-row-properties fo:keep-together="auto"/>
    </style:style>
    <style:style style:name="Table559.A1" style:family="table-cell">
      <style:table-cell-properties fo:background-color="#d8e4f3" fo:padding="0.265cm" fo:border="none">
        <style:background-image/>
      </style:table-cell-properties>
    </style:style>
    <style:style style:name="Table55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9.C1" style:family="table-cell">
      <style:table-cell-properties fo:padding="0cm" fo:border="none"/>
    </style:style>
    <style:style style:name="Table559.A2" style:family="table-cell">
      <style:table-cell-properties style:vertical-align="middle" fo:padding-left="0.529cm" fo:padding-right="0.265cm" fo:padding-top="0.265cm" fo:padding-bottom="0.265cm" fo:border="none"/>
    </style:style>
    <style:style style:name="Table559.3" style:family="table-row">
      <style:table-row-properties style:row-height="0cm" fo:keep-together="auto"/>
    </style:style>
    <style:style style:name="Table559.A3" style:family="table-cell">
      <style:table-cell-properties style:vertical-align="middle" fo:padding-left="0.503cm" fo:padding-right="0.265cm" fo:padding-top="0.132cm" fo:padding-bottom="0.265cm" fo:border="none"/>
    </style:style>
    <style:style style:name="Table559.C4" style:family="table-cell">
      <style:table-cell-properties fo:padding="0cm" fo:border="none"/>
    </style:style>
    <style:style style:name="Table559.A5" style:family="table-cell">
      <style:table-cell-properties style:vertical-align="middle" fo:padding-left="0.529cm" fo:padding-right="0.265cm" fo:padding-top="0.265cm" fo:padding-bottom="0.265cm" fo:border="none"/>
    </style:style>
    <style:style style:name="Table559.A6" style:family="table-cell">
      <style:table-cell-properties style:vertical-align="middle" fo:padding-left="0.503cm" fo:padding-right="0.265cm" fo:padding-top="0.132cm" fo:padding-bottom="0.265cm" fo:border="none"/>
    </style:style>
    <style:style style:name="Table551" style:family="table">
      <style:table-properties style:width="2.328cm" fo:margin-left="0cm" fo:margin-top="0cm" fo:margin-bottom="0cm" table:align="left" style:writing-mode="lr-tb"/>
    </style:style>
    <style:style style:name="Table551.A" style:family="table-column">
      <style:table-column-properties style:column-width="2.328cm"/>
    </style:style>
    <style:style style:name="Table551.1" style:family="table-row">
      <style:table-row-properties fo:keep-together="auto"/>
    </style:style>
    <style:style style:name="Table551.A1" style:family="table-cell">
      <style:table-cell-properties style:vertical-align="middle" fo:padding="0cm" fo:border="none"/>
    </style:style>
    <style:style style:name="Table552" style:family="table">
      <style:table-properties style:width="2.328cm" fo:margin-left="0cm" fo:margin-top="0cm" fo:margin-bottom="0cm" table:align="left" style:writing-mode="lr-tb"/>
    </style:style>
    <style:style style:name="Table552.A" style:family="table-column">
      <style:table-column-properties style:column-width="2.328cm"/>
    </style:style>
    <style:style style:name="Table552.1" style:family="table-row">
      <style:table-row-properties fo:keep-together="auto"/>
    </style:style>
    <style:style style:name="Table552.A1" style:family="table-cell">
      <style:table-cell-properties style:vertical-align="middle" fo:padding="0cm" fo:border="none"/>
    </style:style>
    <style:style style:name="Table553" style:family="table">
      <style:table-properties style:width="2.328cm" fo:margin-left="0cm" fo:margin-top="0cm" fo:margin-bottom="0cm" table:align="left" style:writing-mode="lr-tb"/>
    </style:style>
    <style:style style:name="Table553.A" style:family="table-column">
      <style:table-column-properties style:column-width="2.328cm"/>
    </style:style>
    <style:style style:name="Table553.1" style:family="table-row">
      <style:table-row-properties fo:keep-together="auto"/>
    </style:style>
    <style:style style:name="Table553.A1" style:family="table-cell">
      <style:table-cell-properties style:vertical-align="middle" fo:padding="0cm" fo:border="none"/>
    </style:style>
    <style:style style:name="Table554" style:family="table">
      <style:table-properties style:width="4.191cm" fo:margin-left="0cm" fo:margin-top="0cm" fo:margin-bottom="0cm" table:align="left" style:writing-mode="lr-tb"/>
    </style:style>
    <style:style style:name="Table554.A" style:family="table-column">
      <style:table-column-properties style:column-width="4.191cm"/>
    </style:style>
    <style:style style:name="Table554.1" style:family="table-row">
      <style:table-row-properties fo:keep-together="auto"/>
    </style:style>
    <style:style style:name="Table554.A1" style:family="table-cell">
      <style:table-cell-properties style:vertical-align="middle" fo:padding="0cm" fo:border="none"/>
    </style:style>
    <style:style style:name="Table555" style:family="table">
      <style:table-properties style:width="2.328cm" fo:margin-left="0cm" fo:margin-top="0cm" fo:margin-bottom="0cm" table:align="left" style:writing-mode="lr-tb"/>
    </style:style>
    <style:style style:name="Table555.A" style:family="table-column">
      <style:table-column-properties style:column-width="2.328cm"/>
    </style:style>
    <style:style style:name="Table555.1" style:family="table-row">
      <style:table-row-properties fo:keep-together="auto"/>
    </style:style>
    <style:style style:name="Table555.A1" style:family="table-cell">
      <style:table-cell-properties style:vertical-align="middle" fo:padding="0cm" fo:border="none"/>
    </style:style>
    <style:style style:name="Table556" style:family="table">
      <style:table-properties style:width="2.328cm" fo:margin-left="0cm" fo:margin-top="0cm" fo:margin-bottom="0cm" table:align="left" style:writing-mode="lr-tb"/>
    </style:style>
    <style:style style:name="Table556.A" style:family="table-column">
      <style:table-column-properties style:column-width="2.328cm"/>
    </style:style>
    <style:style style:name="Table556.1" style:family="table-row">
      <style:table-row-properties fo:keep-together="auto"/>
    </style:style>
    <style:style style:name="Table556.A1" style:family="table-cell">
      <style:table-cell-properties style:vertical-align="middle" fo:padding="0cm" fo:border="none"/>
    </style:style>
    <style:style style:name="Table557" style:family="table">
      <style:table-properties style:width="2.328cm" fo:margin-left="0cm" fo:margin-top="0cm" fo:margin-bottom="0cm" table:align="left" style:writing-mode="lr-tb"/>
    </style:style>
    <style:style style:name="Table557.A" style:family="table-column">
      <style:table-column-properties style:column-width="2.328cm"/>
    </style:style>
    <style:style style:name="Table557.1" style:family="table-row">
      <style:table-row-properties fo:keep-together="auto"/>
    </style:style>
    <style:style style:name="Table557.A1" style:family="table-cell">
      <style:table-cell-properties style:vertical-align="middle" fo:padding="0cm" fo:border="none"/>
    </style:style>
    <style:style style:name="Table558" style:family="table">
      <style:table-properties style:width="4.191cm" fo:margin-left="0cm" fo:margin-top="0cm" fo:margin-bottom="0cm" table:align="left" style:writing-mode="lr-tb"/>
    </style:style>
    <style:style style:name="Table558.A" style:family="table-column">
      <style:table-column-properties style:column-width="4.191cm"/>
    </style:style>
    <style:style style:name="Table558.1" style:family="table-row">
      <style:table-row-properties fo:keep-together="auto"/>
    </style:style>
    <style:style style:name="Table558.A1" style:family="table-cell">
      <style:table-cell-properties style:vertical-align="middle" fo:padding="0cm" fo:border="none"/>
    </style:style>
    <style:style style:name="Table560" style:family="table">
      <style:table-properties style:width="2.328cm" fo:margin-left="0cm" fo:margin-top="0cm" fo:margin-bottom="0cm" table:align="left" style:writing-mode="lr-tb"/>
    </style:style>
    <style:style style:name="Table560.A" style:family="table-column">
      <style:table-column-properties style:column-width="2.328cm"/>
    </style:style>
    <style:style style:name="Table560.1" style:family="table-row">
      <style:table-row-properties fo:keep-together="auto"/>
    </style:style>
    <style:style style:name="Table560.A1" style:family="table-cell">
      <style:table-cell-properties style:vertical-align="middle" fo:padding="0cm" fo:border="none"/>
    </style:style>
    <style:style style:name="Table561" style:family="table">
      <style:table-properties style:width="2.328cm" fo:margin-left="0cm" fo:margin-top="0cm" fo:margin-bottom="0cm" table:align="left" style:writing-mode="lr-tb"/>
    </style:style>
    <style:style style:name="Table561.A" style:family="table-column">
      <style:table-column-properties style:column-width="2.328cm"/>
    </style:style>
    <style:style style:name="Table561.1" style:family="table-row">
      <style:table-row-properties fo:keep-together="auto"/>
    </style:style>
    <style:style style:name="Table561.A1" style:family="table-cell">
      <style:table-cell-properties style:vertical-align="middle" fo:padding="0cm" fo:border="none"/>
    </style:style>
    <style:style style:name="Table562" style:family="table">
      <style:table-properties style:width="2.328cm" fo:margin-left="0cm" fo:margin-top="0cm" fo:margin-bottom="0cm" table:align="left" style:writing-mode="lr-tb"/>
    </style:style>
    <style:style style:name="Table562.A" style:family="table-column">
      <style:table-column-properties style:column-width="2.328cm"/>
    </style:style>
    <style:style style:name="Table562.1" style:family="table-row">
      <style:table-row-properties fo:keep-together="auto"/>
    </style:style>
    <style:style style:name="Table562.A1" style:family="table-cell">
      <style:table-cell-properties style:vertical-align="middle" fo:padding="0cm" fo:border="none"/>
    </style:style>
    <style:style style:name="Table563" style:family="table">
      <style:table-properties style:width="2.328cm" fo:margin-left="0cm" fo:margin-top="0cm" fo:margin-bottom="0cm" table:align="left" style:writing-mode="lr-tb"/>
    </style:style>
    <style:style style:name="Table563.A" style:family="table-column">
      <style:table-column-properties style:column-width="2.328cm"/>
    </style:style>
    <style:style style:name="Table563.1" style:family="table-row">
      <style:table-row-properties fo:keep-together="auto"/>
    </style:style>
    <style:style style:name="Table563.A1" style:family="table-cell">
      <style:table-cell-properties style:vertical-align="middle" fo:padding="0cm" fo:border="none"/>
    </style:style>
    <style:style style:name="Table564" style:family="table">
      <style:table-properties style:width="4.191cm" fo:margin-left="0cm" fo:margin-top="0cm" fo:margin-bottom="0cm" table:align="left" style:writing-mode="lr-tb"/>
    </style:style>
    <style:style style:name="Table564.A" style:family="table-column">
      <style:table-column-properties style:column-width="4.191cm"/>
    </style:style>
    <style:style style:name="Table564.1" style:family="table-row">
      <style:table-row-properties fo:keep-together="auto"/>
    </style:style>
    <style:style style:name="Table564.A1" style:family="table-cell">
      <style:table-cell-properties style:vertical-align="middle" fo:padding="0cm" fo:border="none"/>
    </style:style>
    <style:style style:name="Table565" style:family="table">
      <style:table-properties style:width="2.328cm" fo:margin-left="0cm" fo:margin-top="0cm" fo:margin-bottom="0cm" table:align="left" style:writing-mode="lr-tb"/>
    </style:style>
    <style:style style:name="Table565.A" style:family="table-column">
      <style:table-column-properties style:column-width="2.328cm"/>
    </style:style>
    <style:style style:name="Table565.1" style:family="table-row">
      <style:table-row-properties fo:keep-together="auto"/>
    </style:style>
    <style:style style:name="Table565.A1" style:family="table-cell">
      <style:table-cell-properties style:vertical-align="middle" fo:padding="0cm" fo:border="none"/>
    </style:style>
    <style:style style:name="Table566" style:family="table">
      <style:table-properties style:width="2.328cm" fo:margin-left="0cm" fo:margin-top="0cm" fo:margin-bottom="0cm" table:align="left" style:writing-mode="lr-tb"/>
    </style:style>
    <style:style style:name="Table566.A" style:family="table-column">
      <style:table-column-properties style:column-width="2.328cm"/>
    </style:style>
    <style:style style:name="Table566.1" style:family="table-row">
      <style:table-row-properties fo:keep-together="auto"/>
    </style:style>
    <style:style style:name="Table566.A1" style:family="table-cell">
      <style:table-cell-properties style:vertical-align="middle" fo:padding="0cm" fo:border="none"/>
    </style:style>
    <style:style style:name="Table567" style:family="table">
      <style:table-properties style:width="2.328cm" fo:margin-left="0cm" fo:margin-top="0cm" fo:margin-bottom="0cm" table:align="left" style:writing-mode="lr-tb"/>
    </style:style>
    <style:style style:name="Table567.A" style:family="table-column">
      <style:table-column-properties style:column-width="2.328cm"/>
    </style:style>
    <style:style style:name="Table567.1" style:family="table-row">
      <style:table-row-properties fo:keep-together="auto"/>
    </style:style>
    <style:style style:name="Table567.A1" style:family="table-cell">
      <style:table-cell-properties style:vertical-align="middle" fo:padding="0cm" fo:border="none"/>
    </style:style>
    <style:style style:name="Table568" style:family="table">
      <style:table-properties style:width="2.328cm" fo:margin-left="0cm" fo:margin-top="0cm" fo:margin-bottom="0cm" table:align="left" style:writing-mode="lr-tb"/>
    </style:style>
    <style:style style:name="Table568.A" style:family="table-column">
      <style:table-column-properties style:column-width="2.328cm"/>
    </style:style>
    <style:style style:name="Table568.1" style:family="table-row">
      <style:table-row-properties fo:keep-together="auto"/>
    </style:style>
    <style:style style:name="Table568.A1" style:family="table-cell">
      <style:table-cell-properties style:vertical-align="middle" fo:padding="0cm" fo:border="none"/>
    </style:style>
    <style:style style:name="Table569" style:family="table">
      <style:table-properties style:width="4.191cm" fo:margin-left="0cm" fo:margin-top="0cm" fo:margin-bottom="0cm" table:align="left" style:writing-mode="lr-tb"/>
    </style:style>
    <style:style style:name="Table569.A" style:family="table-column">
      <style:table-column-properties style:column-width="4.191cm"/>
    </style:style>
    <style:style style:name="Table569.1" style:family="table-row">
      <style:table-row-properties fo:keep-together="auto"/>
    </style:style>
    <style:style style:name="Table569.A1" style:family="table-cell">
      <style:table-cell-properties style:vertical-align="middle" fo:padding="0cm" fo:border="none"/>
    </style:style>
    <style:style style:name="Table570" style:family="table">
      <style:table-properties style:width="15.921cm" style:rel-width="100%" fo:margin-left="0cm" fo:margin-top="0cm" fo:margin-bottom="0cm" table:align="left" style:writing-mode="lr-tb"/>
    </style:style>
    <style:style style:name="Table570.A" style:family="table-column">
      <style:table-column-properties style:column-width="1.355cm" style:rel-column-width="5577*"/>
    </style:style>
    <style:style style:name="Table570.B" style:family="table-column">
      <style:table-column-properties style:column-width="14.026cm" style:rel-column-width="57736*"/>
    </style:style>
    <style:style style:name="Table570.C" style:family="table-column">
      <style:table-column-properties style:column-width="0.54cm" style:rel-column-width="2222*"/>
    </style:style>
    <style:style style:name="Table570.1" style:family="table-row">
      <style:table-row-properties fo:keep-together="auto"/>
    </style:style>
    <style:style style:name="Table570.A1" style:family="table-cell">
      <style:table-cell-properties fo:background-color="#d8e4f3" fo:padding="0.265cm" fo:border="none">
        <style:background-image/>
      </style:table-cell-properties>
    </style:style>
    <style:style style:name="Table57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70.C1" style:family="table-cell">
      <style:table-cell-properties fo:padding="0cm" fo:border="none"/>
    </style:style>
    <style:style style:name="Table570.A2" style:family="table-cell">
      <style:table-cell-properties style:vertical-align="middle" fo:padding-left="0.529cm" fo:padding-right="0.265cm" fo:padding-top="0.265cm" fo:padding-bottom="0.265cm" fo:border="none"/>
    </style:style>
    <style:style style:name="Table570.3" style:family="table-row">
      <style:table-row-properties style:row-height="0cm" fo:keep-together="auto"/>
    </style:style>
    <style:style style:name="Table570.A3" style:family="table-cell">
      <style:table-cell-properties style:vertical-align="middle" fo:padding-left="0.503cm" fo:padding-right="0.265cm" fo:padding-top="0.132cm" fo:padding-bottom="0.265cm" fo:border="none"/>
    </style:style>
    <style:style style:name="Table570.C4" style:family="table-cell">
      <style:table-cell-properties fo:padding="0cm" fo:border="none"/>
    </style:style>
    <style:style style:name="Table570.A5" style:family="table-cell">
      <style:table-cell-properties style:vertical-align="middle" fo:padding-left="0.529cm" fo:padding-right="0.265cm" fo:padding-top="0.265cm" fo:padding-bottom="0.265cm" fo:border="none"/>
    </style:style>
    <style:style style:name="Table570.A6" style:family="table-cell">
      <style:table-cell-properties style:vertical-align="middle" fo:padding-left="0.503cm" fo:padding-right="0.265cm" fo:padding-top="0.132cm" fo:padding-bottom="0.265cm" fo:border="none"/>
    </style:style>
    <style:style style:name="Table560" style:family="table">
      <style:table-properties style:width="2.328cm" fo:margin-left="0cm" fo:margin-top="0cm" fo:margin-bottom="0cm" table:align="left" style:writing-mode="lr-tb"/>
    </style:style>
    <style:style style:name="Table560.A" style:family="table-column">
      <style:table-column-properties style:column-width="2.328cm"/>
    </style:style>
    <style:style style:name="Table560.1" style:family="table-row">
      <style:table-row-properties fo:keep-together="auto"/>
    </style:style>
    <style:style style:name="Table560.A1" style:family="table-cell">
      <style:table-cell-properties style:vertical-align="middle" fo:padding="0cm" fo:border="none"/>
    </style:style>
    <style:style style:name="Table561" style:family="table">
      <style:table-properties style:width="2.328cm" fo:margin-left="0cm" fo:margin-top="0cm" fo:margin-bottom="0cm" table:align="left" style:writing-mode="lr-tb"/>
    </style:style>
    <style:style style:name="Table561.A" style:family="table-column">
      <style:table-column-properties style:column-width="2.328cm"/>
    </style:style>
    <style:style style:name="Table561.1" style:family="table-row">
      <style:table-row-properties fo:keep-together="auto"/>
    </style:style>
    <style:style style:name="Table561.A1" style:family="table-cell">
      <style:table-cell-properties style:vertical-align="middle" fo:padding="0cm" fo:border="none"/>
    </style:style>
    <style:style style:name="Table562" style:family="table">
      <style:table-properties style:width="2.328cm" fo:margin-left="0cm" fo:margin-top="0cm" fo:margin-bottom="0cm" table:align="left" style:writing-mode="lr-tb"/>
    </style:style>
    <style:style style:name="Table562.A" style:family="table-column">
      <style:table-column-properties style:column-width="2.328cm"/>
    </style:style>
    <style:style style:name="Table562.1" style:family="table-row">
      <style:table-row-properties fo:keep-together="auto"/>
    </style:style>
    <style:style style:name="Table562.A1" style:family="table-cell">
      <style:table-cell-properties style:vertical-align="middle" fo:padding="0cm" fo:border="none"/>
    </style:style>
    <style:style style:name="Table563" style:family="table">
      <style:table-properties style:width="2.328cm" fo:margin-left="0cm" fo:margin-top="0cm" fo:margin-bottom="0cm" table:align="left" style:writing-mode="lr-tb"/>
    </style:style>
    <style:style style:name="Table563.A" style:family="table-column">
      <style:table-column-properties style:column-width="2.328cm"/>
    </style:style>
    <style:style style:name="Table563.1" style:family="table-row">
      <style:table-row-properties fo:keep-together="auto"/>
    </style:style>
    <style:style style:name="Table563.A1" style:family="table-cell">
      <style:table-cell-properties style:vertical-align="middle" fo:padding="0cm" fo:border="none"/>
    </style:style>
    <style:style style:name="Table564" style:family="table">
      <style:table-properties style:width="4.191cm" fo:margin-left="0cm" fo:margin-top="0cm" fo:margin-bottom="0cm" table:align="left" style:writing-mode="lr-tb"/>
    </style:style>
    <style:style style:name="Table564.A" style:family="table-column">
      <style:table-column-properties style:column-width="4.191cm"/>
    </style:style>
    <style:style style:name="Table564.1" style:family="table-row">
      <style:table-row-properties fo:keep-together="auto"/>
    </style:style>
    <style:style style:name="Table564.A1" style:family="table-cell">
      <style:table-cell-properties style:vertical-align="middle" fo:padding="0cm" fo:border="none"/>
    </style:style>
    <style:style style:name="Table565" style:family="table">
      <style:table-properties style:width="2.328cm" fo:margin-left="0cm" fo:margin-top="0cm" fo:margin-bottom="0cm" table:align="left" style:writing-mode="lr-tb"/>
    </style:style>
    <style:style style:name="Table565.A" style:family="table-column">
      <style:table-column-properties style:column-width="2.328cm"/>
    </style:style>
    <style:style style:name="Table565.1" style:family="table-row">
      <style:table-row-properties fo:keep-together="auto"/>
    </style:style>
    <style:style style:name="Table565.A1" style:family="table-cell">
      <style:table-cell-properties style:vertical-align="middle" fo:padding="0cm" fo:border="none"/>
    </style:style>
    <style:style style:name="Table566" style:family="table">
      <style:table-properties style:width="2.328cm" fo:margin-left="0cm" fo:margin-top="0cm" fo:margin-bottom="0cm" table:align="left" style:writing-mode="lr-tb"/>
    </style:style>
    <style:style style:name="Table566.A" style:family="table-column">
      <style:table-column-properties style:column-width="2.328cm"/>
    </style:style>
    <style:style style:name="Table566.1" style:family="table-row">
      <style:table-row-properties fo:keep-together="auto"/>
    </style:style>
    <style:style style:name="Table566.A1" style:family="table-cell">
      <style:table-cell-properties style:vertical-align="middle" fo:padding="0cm" fo:border="none"/>
    </style:style>
    <style:style style:name="Table567" style:family="table">
      <style:table-properties style:width="2.328cm" fo:margin-left="0cm" fo:margin-top="0cm" fo:margin-bottom="0cm" table:align="left" style:writing-mode="lr-tb"/>
    </style:style>
    <style:style style:name="Table567.A" style:family="table-column">
      <style:table-column-properties style:column-width="2.328cm"/>
    </style:style>
    <style:style style:name="Table567.1" style:family="table-row">
      <style:table-row-properties fo:keep-together="auto"/>
    </style:style>
    <style:style style:name="Table567.A1" style:family="table-cell">
      <style:table-cell-properties style:vertical-align="middle" fo:padding="0cm" fo:border="none"/>
    </style:style>
    <style:style style:name="Table568" style:family="table">
      <style:table-properties style:width="2.328cm" fo:margin-left="0cm" fo:margin-top="0cm" fo:margin-bottom="0cm" table:align="left" style:writing-mode="lr-tb"/>
    </style:style>
    <style:style style:name="Table568.A" style:family="table-column">
      <style:table-column-properties style:column-width="2.328cm"/>
    </style:style>
    <style:style style:name="Table568.1" style:family="table-row">
      <style:table-row-properties fo:keep-together="auto"/>
    </style:style>
    <style:style style:name="Table568.A1" style:family="table-cell">
      <style:table-cell-properties style:vertical-align="middle" fo:padding="0cm" fo:border="none"/>
    </style:style>
    <style:style style:name="Table569" style:family="table">
      <style:table-properties style:width="4.191cm" fo:margin-left="0cm" fo:margin-top="0cm" fo:margin-bottom="0cm" table:align="left" style:writing-mode="lr-tb"/>
    </style:style>
    <style:style style:name="Table569.A" style:family="table-column">
      <style:table-column-properties style:column-width="4.191cm"/>
    </style:style>
    <style:style style:name="Table569.1" style:family="table-row">
      <style:table-row-properties fo:keep-together="auto"/>
    </style:style>
    <style:style style:name="Table569.A1" style:family="table-cell">
      <style:table-cell-properties style:vertical-align="middle" fo:padding="0cm" fo:border="none"/>
    </style:style>
    <style:style style:name="Table571" style:family="table">
      <style:table-properties style:width="2.328cm" fo:margin-left="0cm" fo:margin-top="0cm" fo:margin-bottom="0cm" table:align="left" style:writing-mode="lr-tb"/>
    </style:style>
    <style:style style:name="Table571.A" style:family="table-column">
      <style:table-column-properties style:column-width="2.328cm"/>
    </style:style>
    <style:style style:name="Table571.1" style:family="table-row">
      <style:table-row-properties fo:keep-together="auto"/>
    </style:style>
    <style:style style:name="Table571.A1" style:family="table-cell">
      <style:table-cell-properties style:vertical-align="middle" fo:padding="0cm" fo:border="none"/>
    </style:style>
    <style:style style:name="Table572" style:family="table">
      <style:table-properties style:width="2.328cm" fo:margin-left="0cm" fo:margin-top="0cm" fo:margin-bottom="0cm" table:align="left" style:writing-mode="lr-tb"/>
    </style:style>
    <style:style style:name="Table572.A" style:family="table-column">
      <style:table-column-properties style:column-width="2.328cm"/>
    </style:style>
    <style:style style:name="Table572.1" style:family="table-row">
      <style:table-row-properties fo:keep-together="auto"/>
    </style:style>
    <style:style style:name="Table572.A1" style:family="table-cell">
      <style:table-cell-properties style:vertical-align="middle" fo:padding="0cm" fo:border="none"/>
    </style:style>
    <style:style style:name="Table573" style:family="table">
      <style:table-properties style:width="2.328cm" fo:margin-left="0cm" fo:margin-top="0cm" fo:margin-bottom="0cm" table:align="left" style:writing-mode="lr-tb"/>
    </style:style>
    <style:style style:name="Table573.A" style:family="table-column">
      <style:table-column-properties style:column-width="2.328cm"/>
    </style:style>
    <style:style style:name="Table573.1" style:family="table-row">
      <style:table-row-properties fo:keep-together="auto"/>
    </style:style>
    <style:style style:name="Table573.A1" style:family="table-cell">
      <style:table-cell-properties style:vertical-align="middle" fo:padding="0cm" fo:border="none"/>
    </style:style>
    <style:style style:name="Table574" style:family="table">
      <style:table-properties style:width="2.328cm" fo:margin-left="0cm" fo:margin-top="0cm" fo:margin-bottom="0cm" table:align="left" style:writing-mode="lr-tb"/>
    </style:style>
    <style:style style:name="Table574.A" style:family="table-column">
      <style:table-column-properties style:column-width="2.328cm"/>
    </style:style>
    <style:style style:name="Table574.1" style:family="table-row">
      <style:table-row-properties fo:keep-together="auto"/>
    </style:style>
    <style:style style:name="Table574.A1" style:family="table-cell">
      <style:table-cell-properties style:vertical-align="middle" fo:padding="0cm" fo:border="none"/>
    </style:style>
    <style:style style:name="Table575" style:family="table">
      <style:table-properties style:width="4.191cm" fo:margin-left="0cm" fo:margin-top="0cm" fo:margin-bottom="0cm" table:align="left" style:writing-mode="lr-tb"/>
    </style:style>
    <style:style style:name="Table575.A" style:family="table-column">
      <style:table-column-properties style:column-width="4.191cm"/>
    </style:style>
    <style:style style:name="Table575.1" style:family="table-row">
      <style:table-row-properties fo:keep-together="auto"/>
    </style:style>
    <style:style style:name="Table575.A1" style:family="table-cell">
      <style:table-cell-properties style:vertical-align="middle" fo:padding="0cm" fo:border="none"/>
    </style:style>
    <style:style style:name="Table576" style:family="table">
      <style:table-properties style:width="2.328cm" fo:margin-left="0cm" fo:margin-top="0cm" fo:margin-bottom="0cm" table:align="left" style:writing-mode="lr-tb"/>
    </style:style>
    <style:style style:name="Table576.A" style:family="table-column">
      <style:table-column-properties style:column-width="2.328cm"/>
    </style:style>
    <style:style style:name="Table576.1" style:family="table-row">
      <style:table-row-properties fo:keep-together="auto"/>
    </style:style>
    <style:style style:name="Table576.A1" style:family="table-cell">
      <style:table-cell-properties style:vertical-align="middle" fo:padding="0cm" fo:border="none"/>
    </style:style>
    <style:style style:name="Table577" style:family="table">
      <style:table-properties style:width="2.328cm" fo:margin-left="0cm" fo:margin-top="0cm" fo:margin-bottom="0cm" table:align="left" style:writing-mode="lr-tb"/>
    </style:style>
    <style:style style:name="Table577.A" style:family="table-column">
      <style:table-column-properties style:column-width="2.328cm"/>
    </style:style>
    <style:style style:name="Table577.1" style:family="table-row">
      <style:table-row-properties fo:keep-together="auto"/>
    </style:style>
    <style:style style:name="Table577.A1" style:family="table-cell">
      <style:table-cell-properties style:vertical-align="middle" fo:padding="0cm" fo:border="none"/>
    </style:style>
    <style:style style:name="Table578" style:family="table">
      <style:table-properties style:width="2.328cm" fo:margin-left="0cm" fo:margin-top="0cm" fo:margin-bottom="0cm" table:align="left" style:writing-mode="lr-tb"/>
    </style:style>
    <style:style style:name="Table578.A" style:family="table-column">
      <style:table-column-properties style:column-width="2.328cm"/>
    </style:style>
    <style:style style:name="Table578.1" style:family="table-row">
      <style:table-row-properties fo:keep-together="auto"/>
    </style:style>
    <style:style style:name="Table578.A1" style:family="table-cell">
      <style:table-cell-properties style:vertical-align="middle" fo:padding="0cm" fo:border="none"/>
    </style:style>
    <style:style style:name="Table579" style:family="table">
      <style:table-properties style:width="2.328cm" fo:margin-left="0cm" fo:margin-top="0cm" fo:margin-bottom="0cm" table:align="left" style:writing-mode="lr-tb"/>
    </style:style>
    <style:style style:name="Table579.A" style:family="table-column">
      <style:table-column-properties style:column-width="2.328cm"/>
    </style:style>
    <style:style style:name="Table579.1" style:family="table-row">
      <style:table-row-properties fo:keep-together="auto"/>
    </style:style>
    <style:style style:name="Table579.A1" style:family="table-cell">
      <style:table-cell-properties style:vertical-align="middle" fo:padding="0cm" fo:border="none"/>
    </style:style>
    <style:style style:name="Table580" style:family="table">
      <style:table-properties style:width="4.191cm" fo:margin-left="0cm" fo:margin-top="0cm" fo:margin-bottom="0cm" table:align="left" style:writing-mode="lr-tb"/>
    </style:style>
    <style:style style:name="Table580.A" style:family="table-column">
      <style:table-column-properties style:column-width="4.191cm"/>
    </style:style>
    <style:style style:name="Table580.1" style:family="table-row">
      <style:table-row-properties fo:keep-together="auto"/>
    </style:style>
    <style:style style:name="Table580.A1" style:family="table-cell">
      <style:table-cell-properties style:vertical-align="middle" fo:padding="0cm" fo:border="none"/>
    </style:style>
    <style:style style:name="Table581" style:family="table">
      <style:table-properties style:width="15.921cm" style:rel-width="100%" fo:margin-left="0cm" fo:margin-top="0cm" fo:margin-bottom="0cm" table:align="left" style:writing-mode="lr-tb"/>
    </style:style>
    <style:style style:name="Table581.A" style:family="table-column">
      <style:table-column-properties style:column-width="1.355cm" style:rel-column-width="5577*"/>
    </style:style>
    <style:style style:name="Table581.B" style:family="table-column">
      <style:table-column-properties style:column-width="14.026cm" style:rel-column-width="57736*"/>
    </style:style>
    <style:style style:name="Table581.C" style:family="table-column">
      <style:table-column-properties style:column-width="0.54cm" style:rel-column-width="2222*"/>
    </style:style>
    <style:style style:name="Table581.1" style:family="table-row">
      <style:table-row-properties fo:keep-together="auto"/>
    </style:style>
    <style:style style:name="Table581.A1" style:family="table-cell">
      <style:table-cell-properties fo:background-color="#d8e4f3" fo:padding="0.265cm" fo:border="none">
        <style:background-image/>
      </style:table-cell-properties>
    </style:style>
    <style:style style:name="Table5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81.C1" style:family="table-cell">
      <style:table-cell-properties fo:padding="0cm" fo:border="none"/>
    </style:style>
    <style:style style:name="Table581.A2" style:family="table-cell">
      <style:table-cell-properties style:vertical-align="middle" fo:padding-left="0.529cm" fo:padding-right="0.265cm" fo:padding-top="0.265cm" fo:padding-bottom="0.265cm" fo:border="none"/>
    </style:style>
    <style:style style:name="Table581.3" style:family="table-row">
      <style:table-row-properties style:row-height="0cm" fo:keep-together="auto"/>
    </style:style>
    <style:style style:name="Table581.A3" style:family="table-cell">
      <style:table-cell-properties style:vertical-align="middle" fo:padding-left="0.503cm" fo:padding-right="0.265cm" fo:padding-top="0.132cm" fo:padding-bottom="0.265cm" fo:border="none"/>
    </style:style>
    <style:style style:name="Table581.C4" style:family="table-cell">
      <style:table-cell-properties fo:padding="0cm" fo:border="none"/>
    </style:style>
    <style:style style:name="Table581.A5" style:family="table-cell">
      <style:table-cell-properties style:vertical-align="middle" fo:padding-left="0.529cm" fo:padding-right="0.265cm" fo:padding-top="0.265cm" fo:padding-bottom="0.265cm" fo:border="none"/>
    </style:style>
    <style:style style:name="Table581.A6" style:family="table-cell">
      <style:table-cell-properties style:vertical-align="middle" fo:padding-left="0.503cm" fo:padding-right="0.265cm" fo:padding-top="0.132cm" fo:padding-bottom="0.265cm" fo:border="none"/>
    </style:style>
    <style:style style:name="Table571" style:family="table">
      <style:table-properties style:width="2.328cm" fo:margin-left="0cm" fo:margin-top="0cm" fo:margin-bottom="0cm" table:align="left" style:writing-mode="lr-tb"/>
    </style:style>
    <style:style style:name="Table571.A" style:family="table-column">
      <style:table-column-properties style:column-width="2.328cm"/>
    </style:style>
    <style:style style:name="Table571.1" style:family="table-row">
      <style:table-row-properties fo:keep-together="auto"/>
    </style:style>
    <style:style style:name="Table571.A1" style:family="table-cell">
      <style:table-cell-properties style:vertical-align="middle" fo:padding="0cm" fo:border="none"/>
    </style:style>
    <style:style style:name="Table572" style:family="table">
      <style:table-properties style:width="2.328cm" fo:margin-left="0cm" fo:margin-top="0cm" fo:margin-bottom="0cm" table:align="left" style:writing-mode="lr-tb"/>
    </style:style>
    <style:style style:name="Table572.A" style:family="table-column">
      <style:table-column-properties style:column-width="2.328cm"/>
    </style:style>
    <style:style style:name="Table572.1" style:family="table-row">
      <style:table-row-properties fo:keep-together="auto"/>
    </style:style>
    <style:style style:name="Table572.A1" style:family="table-cell">
      <style:table-cell-properties style:vertical-align="middle" fo:padding="0cm" fo:border="none"/>
    </style:style>
    <style:style style:name="Table573" style:family="table">
      <style:table-properties style:width="2.328cm" fo:margin-left="0cm" fo:margin-top="0cm" fo:margin-bottom="0cm" table:align="left" style:writing-mode="lr-tb"/>
    </style:style>
    <style:style style:name="Table573.A" style:family="table-column">
      <style:table-column-properties style:column-width="2.328cm"/>
    </style:style>
    <style:style style:name="Table573.1" style:family="table-row">
      <style:table-row-properties fo:keep-together="auto"/>
    </style:style>
    <style:style style:name="Table573.A1" style:family="table-cell">
      <style:table-cell-properties style:vertical-align="middle" fo:padding="0cm" fo:border="none"/>
    </style:style>
    <style:style style:name="Table574" style:family="table">
      <style:table-properties style:width="2.328cm" fo:margin-left="0cm" fo:margin-top="0cm" fo:margin-bottom="0cm" table:align="left" style:writing-mode="lr-tb"/>
    </style:style>
    <style:style style:name="Table574.A" style:family="table-column">
      <style:table-column-properties style:column-width="2.328cm"/>
    </style:style>
    <style:style style:name="Table574.1" style:family="table-row">
      <style:table-row-properties fo:keep-together="auto"/>
    </style:style>
    <style:style style:name="Table574.A1" style:family="table-cell">
      <style:table-cell-properties style:vertical-align="middle" fo:padding="0cm" fo:border="none"/>
    </style:style>
    <style:style style:name="Table575" style:family="table">
      <style:table-properties style:width="4.191cm" fo:margin-left="0cm" fo:margin-top="0cm" fo:margin-bottom="0cm" table:align="left" style:writing-mode="lr-tb"/>
    </style:style>
    <style:style style:name="Table575.A" style:family="table-column">
      <style:table-column-properties style:column-width="4.191cm"/>
    </style:style>
    <style:style style:name="Table575.1" style:family="table-row">
      <style:table-row-properties fo:keep-together="auto"/>
    </style:style>
    <style:style style:name="Table575.A1" style:family="table-cell">
      <style:table-cell-properties style:vertical-align="middle" fo:padding="0cm" fo:border="none"/>
    </style:style>
    <style:style style:name="Table576" style:family="table">
      <style:table-properties style:width="2.328cm" fo:margin-left="0cm" fo:margin-top="0cm" fo:margin-bottom="0cm" table:align="left" style:writing-mode="lr-tb"/>
    </style:style>
    <style:style style:name="Table576.A" style:family="table-column">
      <style:table-column-properties style:column-width="2.328cm"/>
    </style:style>
    <style:style style:name="Table576.1" style:family="table-row">
      <style:table-row-properties fo:keep-together="auto"/>
    </style:style>
    <style:style style:name="Table576.A1" style:family="table-cell">
      <style:table-cell-properties style:vertical-align="middle" fo:padding="0cm" fo:border="none"/>
    </style:style>
    <style:style style:name="Table577" style:family="table">
      <style:table-properties style:width="2.328cm" fo:margin-left="0cm" fo:margin-top="0cm" fo:margin-bottom="0cm" table:align="left" style:writing-mode="lr-tb"/>
    </style:style>
    <style:style style:name="Table577.A" style:family="table-column">
      <style:table-column-properties style:column-width="2.328cm"/>
    </style:style>
    <style:style style:name="Table577.1" style:family="table-row">
      <style:table-row-properties fo:keep-together="auto"/>
    </style:style>
    <style:style style:name="Table577.A1" style:family="table-cell">
      <style:table-cell-properties style:vertical-align="middle" fo:padding="0cm" fo:border="none"/>
    </style:style>
    <style:style style:name="Table578" style:family="table">
      <style:table-properties style:width="2.328cm" fo:margin-left="0cm" fo:margin-top="0cm" fo:margin-bottom="0cm" table:align="left" style:writing-mode="lr-tb"/>
    </style:style>
    <style:style style:name="Table578.A" style:family="table-column">
      <style:table-column-properties style:column-width="2.328cm"/>
    </style:style>
    <style:style style:name="Table578.1" style:family="table-row">
      <style:table-row-properties fo:keep-together="auto"/>
    </style:style>
    <style:style style:name="Table578.A1" style:family="table-cell">
      <style:table-cell-properties style:vertical-align="middle" fo:padding="0cm" fo:border="none"/>
    </style:style>
    <style:style style:name="Table579" style:family="table">
      <style:table-properties style:width="2.328cm" fo:margin-left="0cm" fo:margin-top="0cm" fo:margin-bottom="0cm" table:align="left" style:writing-mode="lr-tb"/>
    </style:style>
    <style:style style:name="Table579.A" style:family="table-column">
      <style:table-column-properties style:column-width="2.328cm"/>
    </style:style>
    <style:style style:name="Table579.1" style:family="table-row">
      <style:table-row-properties fo:keep-together="auto"/>
    </style:style>
    <style:style style:name="Table579.A1" style:family="table-cell">
      <style:table-cell-properties style:vertical-align="middle" fo:padding="0cm" fo:border="none"/>
    </style:style>
    <style:style style:name="Table580" style:family="table">
      <style:table-properties style:width="4.191cm" fo:margin-left="0cm" fo:margin-top="0cm" fo:margin-bottom="0cm" table:align="left" style:writing-mode="lr-tb"/>
    </style:style>
    <style:style style:name="Table580.A" style:family="table-column">
      <style:table-column-properties style:column-width="4.191cm"/>
    </style:style>
    <style:style style:name="Table580.1" style:family="table-row">
      <style:table-row-properties fo:keep-together="auto"/>
    </style:style>
    <style:style style:name="Table580.A1" style:family="table-cell">
      <style:table-cell-properties style:vertical-align="middle" fo:padding="0cm" fo:border="none"/>
    </style:style>
    <style:style style:name="Table582" style:family="table">
      <style:table-properties style:width="2.328cm" fo:margin-left="0cm" fo:margin-top="0cm" fo:margin-bottom="0cm" table:align="left" style:writing-mode="lr-tb"/>
    </style:style>
    <style:style style:name="Table582.A" style:family="table-column">
      <style:table-column-properties style:column-width="2.328cm"/>
    </style:style>
    <style:style style:name="Table582.1" style:family="table-row">
      <style:table-row-properties fo:keep-together="auto"/>
    </style:style>
    <style:style style:name="Table582.A1" style:family="table-cell">
      <style:table-cell-properties style:vertical-align="middle" fo:padding="0cm" fo:border="none"/>
    </style:style>
    <style:style style:name="Table583" style:family="table">
      <style:table-properties style:width="2.328cm" fo:margin-left="0cm" fo:margin-top="0cm" fo:margin-bottom="0cm" table:align="left" style:writing-mode="lr-tb"/>
    </style:style>
    <style:style style:name="Table583.A" style:family="table-column">
      <style:table-column-properties style:column-width="2.328cm"/>
    </style:style>
    <style:style style:name="Table583.1" style:family="table-row">
      <style:table-row-properties fo:keep-together="auto"/>
    </style:style>
    <style:style style:name="Table583.A1" style:family="table-cell">
      <style:table-cell-properties style:vertical-align="middle" fo:padding="0cm" fo:border="none"/>
    </style:style>
    <style:style style:name="Table584" style:family="table">
      <style:table-properties style:width="2.328cm" fo:margin-left="0cm" fo:margin-top="0cm" fo:margin-bottom="0cm" table:align="left" style:writing-mode="lr-tb"/>
    </style:style>
    <style:style style:name="Table584.A" style:family="table-column">
      <style:table-column-properties style:column-width="2.328cm"/>
    </style:style>
    <style:style style:name="Table584.1" style:family="table-row">
      <style:table-row-properties fo:keep-together="auto"/>
    </style:style>
    <style:style style:name="Table584.A1" style:family="table-cell">
      <style:table-cell-properties style:vertical-align="middle" fo:padding="0cm" fo:border="none"/>
    </style:style>
    <style:style style:name="Table585" style:family="table">
      <style:table-properties style:width="2.328cm" fo:margin-left="0cm" fo:margin-top="0cm" fo:margin-bottom="0cm" table:align="left" style:writing-mode="lr-tb"/>
    </style:style>
    <style:style style:name="Table585.A" style:family="table-column">
      <style:table-column-properties style:column-width="2.328cm"/>
    </style:style>
    <style:style style:name="Table585.1" style:family="table-row">
      <style:table-row-properties fo:keep-together="auto"/>
    </style:style>
    <style:style style:name="Table585.A1" style:family="table-cell">
      <style:table-cell-properties style:vertical-align="middle" fo:padding="0cm" fo:border="none"/>
    </style:style>
    <style:style style:name="Table586" style:family="table">
      <style:table-properties style:width="4.191cm" fo:margin-left="0cm" fo:margin-top="0cm" fo:margin-bottom="0cm" table:align="left" style:writing-mode="lr-tb"/>
    </style:style>
    <style:style style:name="Table586.A" style:family="table-column">
      <style:table-column-properties style:column-width="4.191cm"/>
    </style:style>
    <style:style style:name="Table586.1" style:family="table-row">
      <style:table-row-properties fo:keep-together="auto"/>
    </style:style>
    <style:style style:name="Table586.A1" style:family="table-cell">
      <style:table-cell-properties style:vertical-align="middle" fo:padding="0cm" fo:border="none"/>
    </style:style>
    <style:style style:name="Table587" style:family="table">
      <style:table-properties style:width="2.328cm" fo:margin-left="0cm" fo:margin-top="0cm" fo:margin-bottom="0cm" table:align="left" style:writing-mode="lr-tb"/>
    </style:style>
    <style:style style:name="Table587.A" style:family="table-column">
      <style:table-column-properties style:column-width="2.328cm"/>
    </style:style>
    <style:style style:name="Table587.1" style:family="table-row">
      <style:table-row-properties fo:keep-together="auto"/>
    </style:style>
    <style:style style:name="Table587.A1" style:family="table-cell">
      <style:table-cell-properties style:vertical-align="middle" fo:padding="0cm" fo:border="none"/>
    </style:style>
    <style:style style:name="Table588" style:family="table">
      <style:table-properties style:width="2.328cm" fo:margin-left="0cm" fo:margin-top="0cm" fo:margin-bottom="0cm" table:align="left" style:writing-mode="lr-tb"/>
    </style:style>
    <style:style style:name="Table588.A" style:family="table-column">
      <style:table-column-properties style:column-width="2.328cm"/>
    </style:style>
    <style:style style:name="Table588.1" style:family="table-row">
      <style:table-row-properties fo:keep-together="auto"/>
    </style:style>
    <style:style style:name="Table588.A1" style:family="table-cell">
      <style:table-cell-properties style:vertical-align="middle" fo:padding="0cm" fo:border="none"/>
    </style:style>
    <style:style style:name="Table589" style:family="table">
      <style:table-properties style:width="2.328cm" fo:margin-left="0cm" fo:margin-top="0cm" fo:margin-bottom="0cm" table:align="left" style:writing-mode="lr-tb"/>
    </style:style>
    <style:style style:name="Table589.A" style:family="table-column">
      <style:table-column-properties style:column-width="2.328cm"/>
    </style:style>
    <style:style style:name="Table589.1" style:family="table-row">
      <style:table-row-properties fo:keep-together="auto"/>
    </style:style>
    <style:style style:name="Table589.A1" style:family="table-cell">
      <style:table-cell-properties style:vertical-align="middle" fo:padding="0cm" fo:border="none"/>
    </style:style>
    <style:style style:name="Table590" style:family="table">
      <style:table-properties style:width="2.328cm" fo:margin-left="0cm" fo:margin-top="0cm" fo:margin-bottom="0cm" table:align="left" style:writing-mode="lr-tb"/>
    </style:style>
    <style:style style:name="Table590.A" style:family="table-column">
      <style:table-column-properties style:column-width="2.328cm"/>
    </style:style>
    <style:style style:name="Table590.1" style:family="table-row">
      <style:table-row-properties fo:keep-together="auto"/>
    </style:style>
    <style:style style:name="Table590.A1" style:family="table-cell">
      <style:table-cell-properties style:vertical-align="middle" fo:padding="0cm" fo:border="none"/>
    </style:style>
    <style:style style:name="Table591" style:family="table">
      <style:table-properties style:width="4.191cm" fo:margin-left="0cm" fo:margin-top="0cm" fo:margin-bottom="0cm" table:align="left" style:writing-mode="lr-tb"/>
    </style:style>
    <style:style style:name="Table591.A" style:family="table-column">
      <style:table-column-properties style:column-width="4.191cm"/>
    </style:style>
    <style:style style:name="Table591.1" style:family="table-row">
      <style:table-row-properties fo:keep-together="auto"/>
    </style:style>
    <style:style style:name="Table591.A1" style:family="table-cell">
      <style:table-cell-properties style:vertical-align="middle" fo:padding="0cm" fo:border="none"/>
    </style:style>
    <style:style style:name="Table592" style:family="table">
      <style:table-properties style:width="15.921cm" style:rel-width="100%" fo:margin-left="0cm" fo:margin-top="0cm" fo:margin-bottom="0cm" table:align="left" style:writing-mode="lr-tb"/>
    </style:style>
    <style:style style:name="Table592.A" style:family="table-column">
      <style:table-column-properties style:column-width="1.355cm" style:rel-column-width="5577*"/>
    </style:style>
    <style:style style:name="Table592.B" style:family="table-column">
      <style:table-column-properties style:column-width="14.026cm" style:rel-column-width="57736*"/>
    </style:style>
    <style:style style:name="Table592.C" style:family="table-column">
      <style:table-column-properties style:column-width="0.54cm" style:rel-column-width="2222*"/>
    </style:style>
    <style:style style:name="Table592.1" style:family="table-row">
      <style:table-row-properties fo:keep-together="auto"/>
    </style:style>
    <style:style style:name="Table592.A1" style:family="table-cell">
      <style:table-cell-properties fo:background-color="#d8e4f3" fo:padding="0.265cm" fo:border="none">
        <style:background-image/>
      </style:table-cell-properties>
    </style:style>
    <style:style style:name="Table59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92.C1" style:family="table-cell">
      <style:table-cell-properties fo:padding="0cm" fo:border="none"/>
    </style:style>
    <style:style style:name="Table592.A2" style:family="table-cell">
      <style:table-cell-properties style:vertical-align="middle" fo:padding-left="0.529cm" fo:padding-right="0.265cm" fo:padding-top="0.265cm" fo:padding-bottom="0.265cm" fo:border="none"/>
    </style:style>
    <style:style style:name="Table592.3" style:family="table-row">
      <style:table-row-properties style:row-height="0cm" fo:keep-together="auto"/>
    </style:style>
    <style:style style:name="Table592.A3" style:family="table-cell">
      <style:table-cell-properties style:vertical-align="middle" fo:padding-left="0.503cm" fo:padding-right="0.265cm" fo:padding-top="0.132cm" fo:padding-bottom="0.265cm" fo:border="none"/>
    </style:style>
    <style:style style:name="Table592.C4" style:family="table-cell">
      <style:table-cell-properties fo:padding="0cm" fo:border="none"/>
    </style:style>
    <style:style style:name="Table592.A5" style:family="table-cell">
      <style:table-cell-properties style:vertical-align="middle" fo:padding-left="0.529cm" fo:padding-right="0.265cm" fo:padding-top="0.265cm" fo:padding-bottom="0.265cm" fo:border="none"/>
    </style:style>
    <style:style style:name="Table592.A6" style:family="table-cell">
      <style:table-cell-properties style:vertical-align="middle" fo:padding-left="0.503cm" fo:padding-right="0.265cm" fo:padding-top="0.132cm" fo:padding-bottom="0.265cm" fo:border="none"/>
    </style:style>
    <style:style style:name="Table582" style:family="table">
      <style:table-properties style:width="2.328cm" fo:margin-left="0cm" fo:margin-top="0cm" fo:margin-bottom="0cm" table:align="left" style:writing-mode="lr-tb"/>
    </style:style>
    <style:style style:name="Table582.A" style:family="table-column">
      <style:table-column-properties style:column-width="2.328cm"/>
    </style:style>
    <style:style style:name="Table582.1" style:family="table-row">
      <style:table-row-properties fo:keep-together="auto"/>
    </style:style>
    <style:style style:name="Table582.A1" style:family="table-cell">
      <style:table-cell-properties style:vertical-align="middle" fo:padding="0cm" fo:border="none"/>
    </style:style>
    <style:style style:name="Table583" style:family="table">
      <style:table-properties style:width="2.328cm" fo:margin-left="0cm" fo:margin-top="0cm" fo:margin-bottom="0cm" table:align="left" style:writing-mode="lr-tb"/>
    </style:style>
    <style:style style:name="Table583.A" style:family="table-column">
      <style:table-column-properties style:column-width="2.328cm"/>
    </style:style>
    <style:style style:name="Table583.1" style:family="table-row">
      <style:table-row-properties fo:keep-together="auto"/>
    </style:style>
    <style:style style:name="Table583.A1" style:family="table-cell">
      <style:table-cell-properties style:vertical-align="middle" fo:padding="0cm" fo:border="none"/>
    </style:style>
    <style:style style:name="Table584" style:family="table">
      <style:table-properties style:width="2.328cm" fo:margin-left="0cm" fo:margin-top="0cm" fo:margin-bottom="0cm" table:align="left" style:writing-mode="lr-tb"/>
    </style:style>
    <style:style style:name="Table584.A" style:family="table-column">
      <style:table-column-properties style:column-width="2.328cm"/>
    </style:style>
    <style:style style:name="Table584.1" style:family="table-row">
      <style:table-row-properties fo:keep-together="auto"/>
    </style:style>
    <style:style style:name="Table584.A1" style:family="table-cell">
      <style:table-cell-properties style:vertical-align="middle" fo:padding="0cm" fo:border="none"/>
    </style:style>
    <style:style style:name="Table585" style:family="table">
      <style:table-properties style:width="2.328cm" fo:margin-left="0cm" fo:margin-top="0cm" fo:margin-bottom="0cm" table:align="left" style:writing-mode="lr-tb"/>
    </style:style>
    <style:style style:name="Table585.A" style:family="table-column">
      <style:table-column-properties style:column-width="2.328cm"/>
    </style:style>
    <style:style style:name="Table585.1" style:family="table-row">
      <style:table-row-properties fo:keep-together="auto"/>
    </style:style>
    <style:style style:name="Table585.A1" style:family="table-cell">
      <style:table-cell-properties style:vertical-align="middle" fo:padding="0cm" fo:border="none"/>
    </style:style>
    <style:style style:name="Table586" style:family="table">
      <style:table-properties style:width="4.191cm" fo:margin-left="0cm" fo:margin-top="0cm" fo:margin-bottom="0cm" table:align="left" style:writing-mode="lr-tb"/>
    </style:style>
    <style:style style:name="Table586.A" style:family="table-column">
      <style:table-column-properties style:column-width="4.191cm"/>
    </style:style>
    <style:style style:name="Table586.1" style:family="table-row">
      <style:table-row-properties fo:keep-together="auto"/>
    </style:style>
    <style:style style:name="Table586.A1" style:family="table-cell">
      <style:table-cell-properties style:vertical-align="middle" fo:padding="0cm" fo:border="none"/>
    </style:style>
    <style:style style:name="Table587" style:family="table">
      <style:table-properties style:width="2.328cm" fo:margin-left="0cm" fo:margin-top="0cm" fo:margin-bottom="0cm" table:align="left" style:writing-mode="lr-tb"/>
    </style:style>
    <style:style style:name="Table587.A" style:family="table-column">
      <style:table-column-properties style:column-width="2.328cm"/>
    </style:style>
    <style:style style:name="Table587.1" style:family="table-row">
      <style:table-row-properties fo:keep-together="auto"/>
    </style:style>
    <style:style style:name="Table587.A1" style:family="table-cell">
      <style:table-cell-properties style:vertical-align="middle" fo:padding="0cm" fo:border="none"/>
    </style:style>
    <style:style style:name="Table588" style:family="table">
      <style:table-properties style:width="2.328cm" fo:margin-left="0cm" fo:margin-top="0cm" fo:margin-bottom="0cm" table:align="left" style:writing-mode="lr-tb"/>
    </style:style>
    <style:style style:name="Table588.A" style:family="table-column">
      <style:table-column-properties style:column-width="2.328cm"/>
    </style:style>
    <style:style style:name="Table588.1" style:family="table-row">
      <style:table-row-properties fo:keep-together="auto"/>
    </style:style>
    <style:style style:name="Table588.A1" style:family="table-cell">
      <style:table-cell-properties style:vertical-align="middle" fo:padding="0cm" fo:border="none"/>
    </style:style>
    <style:style style:name="Table589" style:family="table">
      <style:table-properties style:width="2.328cm" fo:margin-left="0cm" fo:margin-top="0cm" fo:margin-bottom="0cm" table:align="left" style:writing-mode="lr-tb"/>
    </style:style>
    <style:style style:name="Table589.A" style:family="table-column">
      <style:table-column-properties style:column-width="2.328cm"/>
    </style:style>
    <style:style style:name="Table589.1" style:family="table-row">
      <style:table-row-properties fo:keep-together="auto"/>
    </style:style>
    <style:style style:name="Table589.A1" style:family="table-cell">
      <style:table-cell-properties style:vertical-align="middle" fo:padding="0cm" fo:border="none"/>
    </style:style>
    <style:style style:name="Table590" style:family="table">
      <style:table-properties style:width="2.328cm" fo:margin-left="0cm" fo:margin-top="0cm" fo:margin-bottom="0cm" table:align="left" style:writing-mode="lr-tb"/>
    </style:style>
    <style:style style:name="Table590.A" style:family="table-column">
      <style:table-column-properties style:column-width="2.328cm"/>
    </style:style>
    <style:style style:name="Table590.1" style:family="table-row">
      <style:table-row-properties fo:keep-together="auto"/>
    </style:style>
    <style:style style:name="Table590.A1" style:family="table-cell">
      <style:table-cell-properties style:vertical-align="middle" fo:padding="0cm" fo:border="none"/>
    </style:style>
    <style:style style:name="Table591" style:family="table">
      <style:table-properties style:width="4.191cm" fo:margin-left="0cm" fo:margin-top="0cm" fo:margin-bottom="0cm" table:align="left" style:writing-mode="lr-tb"/>
    </style:style>
    <style:style style:name="Table591.A" style:family="table-column">
      <style:table-column-properties style:column-width="4.191cm"/>
    </style:style>
    <style:style style:name="Table591.1" style:family="table-row">
      <style:table-row-properties fo:keep-together="auto"/>
    </style:style>
    <style:style style:name="Table591.A1" style:family="table-cell">
      <style:table-cell-properties style:vertical-align="middle" fo:padding="0cm" fo:border="none"/>
    </style:style>
    <style:style style:name="Table593" style:family="table">
      <style:table-properties style:width="2.328cm" fo:margin-left="0cm" fo:margin-top="0cm" fo:margin-bottom="0cm" table:align="left" style:writing-mode="lr-tb"/>
    </style:style>
    <style:style style:name="Table593.A" style:family="table-column">
      <style:table-column-properties style:column-width="2.328cm"/>
    </style:style>
    <style:style style:name="Table593.1" style:family="table-row">
      <style:table-row-properties fo:keep-together="auto"/>
    </style:style>
    <style:style style:name="Table593.A1" style:family="table-cell">
      <style:table-cell-properties style:vertical-align="middle" fo:padding="0cm" fo:border="none"/>
    </style:style>
    <style:style style:name="Table594" style:family="table">
      <style:table-properties style:width="2.328cm" fo:margin-left="0cm" fo:margin-top="0cm" fo:margin-bottom="0cm" table:align="left" style:writing-mode="lr-tb"/>
    </style:style>
    <style:style style:name="Table594.A" style:family="table-column">
      <style:table-column-properties style:column-width="2.328cm"/>
    </style:style>
    <style:style style:name="Table594.1" style:family="table-row">
      <style:table-row-properties fo:keep-together="auto"/>
    </style:style>
    <style:style style:name="Table594.A1" style:family="table-cell">
      <style:table-cell-properties style:vertical-align="middle" fo:padding="0cm" fo:border="none"/>
    </style:style>
    <style:style style:name="Table595" style:family="table">
      <style:table-properties style:width="2.328cm" fo:margin-left="0cm" fo:margin-top="0cm" fo:margin-bottom="0cm" table:align="left" style:writing-mode="lr-tb"/>
    </style:style>
    <style:style style:name="Table595.A" style:family="table-column">
      <style:table-column-properties style:column-width="2.328cm"/>
    </style:style>
    <style:style style:name="Table595.1" style:family="table-row">
      <style:table-row-properties fo:keep-together="auto"/>
    </style:style>
    <style:style style:name="Table595.A1" style:family="table-cell">
      <style:table-cell-properties style:vertical-align="middle" fo:padding="0cm" fo:border="none"/>
    </style:style>
    <style:style style:name="Table596" style:family="table">
      <style:table-properties style:width="2.328cm" fo:margin-left="0cm" fo:margin-top="0cm" fo:margin-bottom="0cm" table:align="left" style:writing-mode="lr-tb"/>
    </style:style>
    <style:style style:name="Table596.A" style:family="table-column">
      <style:table-column-properties style:column-width="2.328cm"/>
    </style:style>
    <style:style style:name="Table596.1" style:family="table-row">
      <style:table-row-properties fo:keep-together="auto"/>
    </style:style>
    <style:style style:name="Table596.A1" style:family="table-cell">
      <style:table-cell-properties style:vertical-align="middle" fo:padding="0cm" fo:border="none"/>
    </style:style>
    <style:style style:name="Table597" style:family="table">
      <style:table-properties style:width="4.191cm" fo:margin-left="0cm" fo:margin-top="0cm" fo:margin-bottom="0cm" table:align="left" style:writing-mode="lr-tb"/>
    </style:style>
    <style:style style:name="Table597.A" style:family="table-column">
      <style:table-column-properties style:column-width="4.191cm"/>
    </style:style>
    <style:style style:name="Table597.1" style:family="table-row">
      <style:table-row-properties fo:keep-together="auto"/>
    </style:style>
    <style:style style:name="Table597.A1" style:family="table-cell">
      <style:table-cell-properties style:vertical-align="middle" fo:padding="0cm" fo:border="none"/>
    </style:style>
    <style:style style:name="Table598" style:family="table">
      <style:table-properties style:width="2.328cm" fo:margin-left="0cm" fo:margin-top="0cm" fo:margin-bottom="0cm" table:align="left" style:writing-mode="lr-tb"/>
    </style:style>
    <style:style style:name="Table598.A" style:family="table-column">
      <style:table-column-properties style:column-width="2.328cm"/>
    </style:style>
    <style:style style:name="Table598.1" style:family="table-row">
      <style:table-row-properties fo:keep-together="auto"/>
    </style:style>
    <style:style style:name="Table598.A1" style:family="table-cell">
      <style:table-cell-properties style:vertical-align="middle" fo:padding="0cm" fo:border="none"/>
    </style:style>
    <style:style style:name="Table599" style:family="table">
      <style:table-properties style:width="2.328cm" fo:margin-left="0cm" fo:margin-top="0cm" fo:margin-bottom="0cm" table:align="left" style:writing-mode="lr-tb"/>
    </style:style>
    <style:style style:name="Table599.A" style:family="table-column">
      <style:table-column-properties style:column-width="2.328cm"/>
    </style:style>
    <style:style style:name="Table599.1" style:family="table-row">
      <style:table-row-properties fo:keep-together="auto"/>
    </style:style>
    <style:style style:name="Table599.A1" style:family="table-cell">
      <style:table-cell-properties style:vertical-align="middle" fo:padding="0cm" fo:border="none"/>
    </style:style>
    <style:style style:name="Table600" style:family="table">
      <style:table-properties style:width="2.328cm" fo:margin-left="0cm" fo:margin-top="0cm" fo:margin-bottom="0cm" table:align="left" style:writing-mode="lr-tb"/>
    </style:style>
    <style:style style:name="Table600.A" style:family="table-column">
      <style:table-column-properties style:column-width="2.328cm"/>
    </style:style>
    <style:style style:name="Table600.1" style:family="table-row">
      <style:table-row-properties fo:keep-together="auto"/>
    </style:style>
    <style:style style:name="Table600.A1" style:family="table-cell">
      <style:table-cell-properties style:vertical-align="middle" fo:padding="0cm" fo:border="none"/>
    </style:style>
    <style:style style:name="Table601" style:family="table">
      <style:table-properties style:width="2.328cm" fo:margin-left="0cm" fo:margin-top="0cm" fo:margin-bottom="0cm" table:align="left" style:writing-mode="lr-tb"/>
    </style:style>
    <style:style style:name="Table601.A" style:family="table-column">
      <style:table-column-properties style:column-width="2.328cm"/>
    </style:style>
    <style:style style:name="Table601.1" style:family="table-row">
      <style:table-row-properties fo:keep-together="auto"/>
    </style:style>
    <style:style style:name="Table601.A1" style:family="table-cell">
      <style:table-cell-properties style:vertical-align="middle" fo:padding="0cm" fo:border="none"/>
    </style:style>
    <style:style style:name="Table602" style:family="table">
      <style:table-properties style:width="4.191cm" fo:margin-left="0cm" fo:margin-top="0cm" fo:margin-bottom="0cm" table:align="left" style:writing-mode="lr-tb"/>
    </style:style>
    <style:style style:name="Table602.A" style:family="table-column">
      <style:table-column-properties style:column-width="4.191cm"/>
    </style:style>
    <style:style style:name="Table602.1" style:family="table-row">
      <style:table-row-properties fo:keep-together="auto"/>
    </style:style>
    <style:style style:name="Table602.A1" style:family="table-cell">
      <style:table-cell-properties style:vertical-align="middle" fo:padding="0cm" fo:border="none"/>
    </style:style>
    <style:style style:name="Table603" style:family="table">
      <style:table-properties style:width="15.921cm" style:rel-width="100%" fo:margin-left="0cm" fo:margin-top="0cm" fo:margin-bottom="0cm" table:align="left" style:writing-mode="lr-tb"/>
    </style:style>
    <style:style style:name="Table603.A" style:family="table-column">
      <style:table-column-properties style:column-width="1.355cm" style:rel-column-width="5577*"/>
    </style:style>
    <style:style style:name="Table603.B" style:family="table-column">
      <style:table-column-properties style:column-width="14.026cm" style:rel-column-width="57736*"/>
    </style:style>
    <style:style style:name="Table603.C" style:family="table-column">
      <style:table-column-properties style:column-width="0.54cm" style:rel-column-width="2222*"/>
    </style:style>
    <style:style style:name="Table603.1" style:family="table-row">
      <style:table-row-properties fo:keep-together="auto"/>
    </style:style>
    <style:style style:name="Table603.A1" style:family="table-cell">
      <style:table-cell-properties fo:background-color="#d8e4f3" fo:padding="0.265cm" fo:border="none">
        <style:background-image/>
      </style:table-cell-properties>
    </style:style>
    <style:style style:name="Table60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03.C1" style:family="table-cell">
      <style:table-cell-properties fo:padding="0cm" fo:border="none"/>
    </style:style>
    <style:style style:name="Table603.A2" style:family="table-cell">
      <style:table-cell-properties style:vertical-align="middle" fo:padding-left="0.529cm" fo:padding-right="0.265cm" fo:padding-top="0.265cm" fo:padding-bottom="0.265cm" fo:border="none"/>
    </style:style>
    <style:style style:name="Table603.3" style:family="table-row">
      <style:table-row-properties style:row-height="0cm" fo:keep-together="auto"/>
    </style:style>
    <style:style style:name="Table603.A3" style:family="table-cell">
      <style:table-cell-properties style:vertical-align="middle" fo:padding-left="0.503cm" fo:padding-right="0.265cm" fo:padding-top="0.132cm" fo:padding-bottom="0.265cm" fo:border="none"/>
    </style:style>
    <style:style style:name="Table603.C4" style:family="table-cell">
      <style:table-cell-properties fo:padding="0cm" fo:border="none"/>
    </style:style>
    <style:style style:name="Table603.A5" style:family="table-cell">
      <style:table-cell-properties style:vertical-align="middle" fo:padding-left="0.529cm" fo:padding-right="0.265cm" fo:padding-top="0.265cm" fo:padding-bottom="0.265cm" fo:border="none"/>
    </style:style>
    <style:style style:name="Table603.A6" style:family="table-cell">
      <style:table-cell-properties style:vertical-align="middle" fo:padding-left="0.503cm" fo:padding-right="0.265cm" fo:padding-top="0.132cm" fo:padding-bottom="0.265cm" fo:border="none"/>
    </style:style>
    <style:style style:name="Table593" style:family="table">
      <style:table-properties style:width="2.328cm" fo:margin-left="0cm" fo:margin-top="0cm" fo:margin-bottom="0cm" table:align="left" style:writing-mode="lr-tb"/>
    </style:style>
    <style:style style:name="Table593.A" style:family="table-column">
      <style:table-column-properties style:column-width="2.328cm"/>
    </style:style>
    <style:style style:name="Table593.1" style:family="table-row">
      <style:table-row-properties fo:keep-together="auto"/>
    </style:style>
    <style:style style:name="Table593.A1" style:family="table-cell">
      <style:table-cell-properties style:vertical-align="middle" fo:padding="0cm" fo:border="none"/>
    </style:style>
    <style:style style:name="Table594" style:family="table">
      <style:table-properties style:width="2.328cm" fo:margin-left="0cm" fo:margin-top="0cm" fo:margin-bottom="0cm" table:align="left" style:writing-mode="lr-tb"/>
    </style:style>
    <style:style style:name="Table594.A" style:family="table-column">
      <style:table-column-properties style:column-width="2.328cm"/>
    </style:style>
    <style:style style:name="Table594.1" style:family="table-row">
      <style:table-row-properties fo:keep-together="auto"/>
    </style:style>
    <style:style style:name="Table594.A1" style:family="table-cell">
      <style:table-cell-properties style:vertical-align="middle" fo:padding="0cm" fo:border="none"/>
    </style:style>
    <style:style style:name="Table595" style:family="table">
      <style:table-properties style:width="2.328cm" fo:margin-left="0cm" fo:margin-top="0cm" fo:margin-bottom="0cm" table:align="left" style:writing-mode="lr-tb"/>
    </style:style>
    <style:style style:name="Table595.A" style:family="table-column">
      <style:table-column-properties style:column-width="2.328cm"/>
    </style:style>
    <style:style style:name="Table595.1" style:family="table-row">
      <style:table-row-properties fo:keep-together="auto"/>
    </style:style>
    <style:style style:name="Table595.A1" style:family="table-cell">
      <style:table-cell-properties style:vertical-align="middle" fo:padding="0cm" fo:border="none"/>
    </style:style>
    <style:style style:name="Table596" style:family="table">
      <style:table-properties style:width="2.328cm" fo:margin-left="0cm" fo:margin-top="0cm" fo:margin-bottom="0cm" table:align="left" style:writing-mode="lr-tb"/>
    </style:style>
    <style:style style:name="Table596.A" style:family="table-column">
      <style:table-column-properties style:column-width="2.328cm"/>
    </style:style>
    <style:style style:name="Table596.1" style:family="table-row">
      <style:table-row-properties fo:keep-together="auto"/>
    </style:style>
    <style:style style:name="Table596.A1" style:family="table-cell">
      <style:table-cell-properties style:vertical-align="middle" fo:padding="0cm" fo:border="none"/>
    </style:style>
    <style:style style:name="Table597" style:family="table">
      <style:table-properties style:width="4.191cm" fo:margin-left="0cm" fo:margin-top="0cm" fo:margin-bottom="0cm" table:align="left" style:writing-mode="lr-tb"/>
    </style:style>
    <style:style style:name="Table597.A" style:family="table-column">
      <style:table-column-properties style:column-width="4.191cm"/>
    </style:style>
    <style:style style:name="Table597.1" style:family="table-row">
      <style:table-row-properties fo:keep-together="auto"/>
    </style:style>
    <style:style style:name="Table597.A1" style:family="table-cell">
      <style:table-cell-properties style:vertical-align="middle" fo:padding="0cm" fo:border="none"/>
    </style:style>
    <style:style style:name="Table598" style:family="table">
      <style:table-properties style:width="2.328cm" fo:margin-left="0cm" fo:margin-top="0cm" fo:margin-bottom="0cm" table:align="left" style:writing-mode="lr-tb"/>
    </style:style>
    <style:style style:name="Table598.A" style:family="table-column">
      <style:table-column-properties style:column-width="2.328cm"/>
    </style:style>
    <style:style style:name="Table598.1" style:family="table-row">
      <style:table-row-properties fo:keep-together="auto"/>
    </style:style>
    <style:style style:name="Table598.A1" style:family="table-cell">
      <style:table-cell-properties style:vertical-align="middle" fo:padding="0cm" fo:border="none"/>
    </style:style>
    <style:style style:name="Table599" style:family="table">
      <style:table-properties style:width="2.328cm" fo:margin-left="0cm" fo:margin-top="0cm" fo:margin-bottom="0cm" table:align="left" style:writing-mode="lr-tb"/>
    </style:style>
    <style:style style:name="Table599.A" style:family="table-column">
      <style:table-column-properties style:column-width="2.328cm"/>
    </style:style>
    <style:style style:name="Table599.1" style:family="table-row">
      <style:table-row-properties fo:keep-together="auto"/>
    </style:style>
    <style:style style:name="Table599.A1" style:family="table-cell">
      <style:table-cell-properties style:vertical-align="middle" fo:padding="0cm" fo:border="none"/>
    </style:style>
    <style:style style:name="Table600" style:family="table">
      <style:table-properties style:width="2.328cm" fo:margin-left="0cm" fo:margin-top="0cm" fo:margin-bottom="0cm" table:align="left" style:writing-mode="lr-tb"/>
    </style:style>
    <style:style style:name="Table600.A" style:family="table-column">
      <style:table-column-properties style:column-width="2.328cm"/>
    </style:style>
    <style:style style:name="Table600.1" style:family="table-row">
      <style:table-row-properties fo:keep-together="auto"/>
    </style:style>
    <style:style style:name="Table600.A1" style:family="table-cell">
      <style:table-cell-properties style:vertical-align="middle" fo:padding="0cm" fo:border="none"/>
    </style:style>
    <style:style style:name="Table601" style:family="table">
      <style:table-properties style:width="2.328cm" fo:margin-left="0cm" fo:margin-top="0cm" fo:margin-bottom="0cm" table:align="left" style:writing-mode="lr-tb"/>
    </style:style>
    <style:style style:name="Table601.A" style:family="table-column">
      <style:table-column-properties style:column-width="2.328cm"/>
    </style:style>
    <style:style style:name="Table601.1" style:family="table-row">
      <style:table-row-properties fo:keep-together="auto"/>
    </style:style>
    <style:style style:name="Table601.A1" style:family="table-cell">
      <style:table-cell-properties style:vertical-align="middle" fo:padding="0cm" fo:border="none"/>
    </style:style>
    <style:style style:name="Table602" style:family="table">
      <style:table-properties style:width="4.191cm" fo:margin-left="0cm" fo:margin-top="0cm" fo:margin-bottom="0cm" table:align="left" style:writing-mode="lr-tb"/>
    </style:style>
    <style:style style:name="Table602.A" style:family="table-column">
      <style:table-column-properties style:column-width="4.191cm"/>
    </style:style>
    <style:style style:name="Table602.1" style:family="table-row">
      <style:table-row-properties fo:keep-together="auto"/>
    </style:style>
    <style:style style:name="Table602.A1" style:family="table-cell">
      <style:table-cell-properties style:vertical-align="middle" fo:padding="0cm" fo:border="none"/>
    </style:style>
    <style:style style:name="Table604" style:family="table">
      <style:table-properties style:width="2.328cm" fo:margin-left="0cm" fo:margin-top="0cm" fo:margin-bottom="0cm" table:align="left" style:writing-mode="lr-tb"/>
    </style:style>
    <style:style style:name="Table604.A" style:family="table-column">
      <style:table-column-properties style:column-width="2.328cm"/>
    </style:style>
    <style:style style:name="Table604.1" style:family="table-row">
      <style:table-row-properties fo:keep-together="auto"/>
    </style:style>
    <style:style style:name="Table604.A1" style:family="table-cell">
      <style:table-cell-properties style:vertical-align="middle" fo:padding="0cm" fo:border="none"/>
    </style:style>
    <style:style style:name="Table605" style:family="table">
      <style:table-properties style:width="2.328cm" fo:margin-left="0cm" fo:margin-top="0cm" fo:margin-bottom="0cm" table:align="left" style:writing-mode="lr-tb"/>
    </style:style>
    <style:style style:name="Table605.A" style:family="table-column">
      <style:table-column-properties style:column-width="2.328cm"/>
    </style:style>
    <style:style style:name="Table605.1" style:family="table-row">
      <style:table-row-properties fo:keep-together="auto"/>
    </style:style>
    <style:style style:name="Table605.A1" style:family="table-cell">
      <style:table-cell-properties style:vertical-align="middle" fo:padding="0cm" fo:border="none"/>
    </style:style>
    <style:style style:name="Table606" style:family="table">
      <style:table-properties style:width="2.328cm" fo:margin-left="0cm" fo:margin-top="0cm" fo:margin-bottom="0cm" table:align="left" style:writing-mode="lr-tb"/>
    </style:style>
    <style:style style:name="Table606.A" style:family="table-column">
      <style:table-column-properties style:column-width="2.328cm"/>
    </style:style>
    <style:style style:name="Table606.1" style:family="table-row">
      <style:table-row-properties fo:keep-together="auto"/>
    </style:style>
    <style:style style:name="Table606.A1" style:family="table-cell">
      <style:table-cell-properties style:vertical-align="middle" fo:padding="0cm" fo:border="none"/>
    </style:style>
    <style:style style:name="Table607" style:family="table">
      <style:table-properties style:width="2.328cm" fo:margin-left="0cm" fo:margin-top="0cm" fo:margin-bottom="0cm" table:align="left" style:writing-mode="lr-tb"/>
    </style:style>
    <style:style style:name="Table607.A" style:family="table-column">
      <style:table-column-properties style:column-width="2.328cm"/>
    </style:style>
    <style:style style:name="Table607.1" style:family="table-row">
      <style:table-row-properties fo:keep-together="auto"/>
    </style:style>
    <style:style style:name="Table607.A1" style:family="table-cell">
      <style:table-cell-properties style:vertical-align="middle" fo:padding="0cm" fo:border="none"/>
    </style:style>
    <style:style style:name="Table608" style:family="table">
      <style:table-properties style:width="4.191cm" fo:margin-left="0cm" fo:margin-top="0cm" fo:margin-bottom="0cm" table:align="left" style:writing-mode="lr-tb"/>
    </style:style>
    <style:style style:name="Table608.A" style:family="table-column">
      <style:table-column-properties style:column-width="4.191cm"/>
    </style:style>
    <style:style style:name="Table608.1" style:family="table-row">
      <style:table-row-properties fo:keep-together="auto"/>
    </style:style>
    <style:style style:name="Table608.A1" style:family="table-cell">
      <style:table-cell-properties style:vertical-align="middle" fo:padding="0cm" fo:border="none"/>
    </style:style>
    <style:style style:name="Table609" style:family="table">
      <style:table-properties style:width="2.328cm" fo:margin-left="0cm" fo:margin-top="0cm" fo:margin-bottom="0cm" table:align="left" style:writing-mode="lr-tb"/>
    </style:style>
    <style:style style:name="Table609.A" style:family="table-column">
      <style:table-column-properties style:column-width="2.328cm"/>
    </style:style>
    <style:style style:name="Table609.1" style:family="table-row">
      <style:table-row-properties fo:keep-together="auto"/>
    </style:style>
    <style:style style:name="Table609.A1" style:family="table-cell">
      <style:table-cell-properties style:vertical-align="middle" fo:padding="0cm" fo:border="none"/>
    </style:style>
    <style:style style:name="Table610" style:family="table">
      <style:table-properties style:width="2.328cm" fo:margin-left="0cm" fo:margin-top="0cm" fo:margin-bottom="0cm" table:align="left" style:writing-mode="lr-tb"/>
    </style:style>
    <style:style style:name="Table610.A" style:family="table-column">
      <style:table-column-properties style:column-width="2.328cm"/>
    </style:style>
    <style:style style:name="Table610.1" style:family="table-row">
      <style:table-row-properties fo:keep-together="auto"/>
    </style:style>
    <style:style style:name="Table610.A1" style:family="table-cell">
      <style:table-cell-properties style:vertical-align="middle" fo:padding="0cm" fo:border="none"/>
    </style:style>
    <style:style style:name="Table611" style:family="table">
      <style:table-properties style:width="2.328cm" fo:margin-left="0cm" fo:margin-top="0cm" fo:margin-bottom="0cm" table:align="left" style:writing-mode="lr-tb"/>
    </style:style>
    <style:style style:name="Table611.A" style:family="table-column">
      <style:table-column-properties style:column-width="2.328cm"/>
    </style:style>
    <style:style style:name="Table611.1" style:family="table-row">
      <style:table-row-properties fo:keep-together="auto"/>
    </style:style>
    <style:style style:name="Table611.A1" style:family="table-cell">
      <style:table-cell-properties style:vertical-align="middle" fo:padding="0cm" fo:border="none"/>
    </style:style>
    <style:style style:name="Table612" style:family="table">
      <style:table-properties style:width="2.328cm" fo:margin-left="0cm" fo:margin-top="0cm" fo:margin-bottom="0cm" table:align="left" style:writing-mode="lr-tb"/>
    </style:style>
    <style:style style:name="Table612.A" style:family="table-column">
      <style:table-column-properties style:column-width="2.328cm"/>
    </style:style>
    <style:style style:name="Table612.1" style:family="table-row">
      <style:table-row-properties fo:keep-together="auto"/>
    </style:style>
    <style:style style:name="Table612.A1" style:family="table-cell">
      <style:table-cell-properties style:vertical-align="middle" fo:padding="0cm" fo:border="none"/>
    </style:style>
    <style:style style:name="Table613" style:family="table">
      <style:table-properties style:width="4.191cm" fo:margin-left="0cm" fo:margin-top="0cm" fo:margin-bottom="0cm" table:align="left" style:writing-mode="lr-tb"/>
    </style:style>
    <style:style style:name="Table613.A" style:family="table-column">
      <style:table-column-properties style:column-width="4.191cm"/>
    </style:style>
    <style:style style:name="Table613.1" style:family="table-row">
      <style:table-row-properties fo:keep-together="auto"/>
    </style:style>
    <style:style style:name="Table613.A1" style:family="table-cell">
      <style:table-cell-properties style:vertical-align="middle" fo:padding="0cm" fo:border="none"/>
    </style:style>
    <style:style style:name="Table614" style:family="table">
      <style:table-properties style:width="15.921cm" style:rel-width="100%" fo:margin-left="0cm" fo:margin-top="0cm" fo:margin-bottom="0cm" table:align="left" style:writing-mode="lr-tb"/>
    </style:style>
    <style:style style:name="Table614.A" style:family="table-column">
      <style:table-column-properties style:column-width="1.355cm" style:rel-column-width="5577*"/>
    </style:style>
    <style:style style:name="Table614.B" style:family="table-column">
      <style:table-column-properties style:column-width="14.026cm" style:rel-column-width="57736*"/>
    </style:style>
    <style:style style:name="Table614.C" style:family="table-column">
      <style:table-column-properties style:column-width="0.54cm" style:rel-column-width="2222*"/>
    </style:style>
    <style:style style:name="Table614.1" style:family="table-row">
      <style:table-row-properties fo:keep-together="auto"/>
    </style:style>
    <style:style style:name="Table614.A1" style:family="table-cell">
      <style:table-cell-properties fo:background-color="#d8e4f3" fo:padding="0.265cm" fo:border="none">
        <style:background-image/>
      </style:table-cell-properties>
    </style:style>
    <style:style style:name="Table6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14.C1" style:family="table-cell">
      <style:table-cell-properties fo:padding="0cm" fo:border="none"/>
    </style:style>
    <style:style style:name="Table614.A2" style:family="table-cell">
      <style:table-cell-properties style:vertical-align="middle" fo:padding-left="0.529cm" fo:padding-right="0.265cm" fo:padding-top="0.265cm" fo:padding-bottom="0.265cm" fo:border="none"/>
    </style:style>
    <style:style style:name="Table614.3" style:family="table-row">
      <style:table-row-properties style:row-height="0cm" fo:keep-together="auto"/>
    </style:style>
    <style:style style:name="Table614.A3" style:family="table-cell">
      <style:table-cell-properties style:vertical-align="middle" fo:padding-left="0.503cm" fo:padding-right="0.265cm" fo:padding-top="0.132cm" fo:padding-bottom="0.265cm" fo:border="none"/>
    </style:style>
    <style:style style:name="Table614.C4" style:family="table-cell">
      <style:table-cell-properties fo:padding="0cm" fo:border="none"/>
    </style:style>
    <style:style style:name="Table614.A5" style:family="table-cell">
      <style:table-cell-properties style:vertical-align="middle" fo:padding-left="0.529cm" fo:padding-right="0.265cm" fo:padding-top="0.265cm" fo:padding-bottom="0.265cm" fo:border="none"/>
    </style:style>
    <style:style style:name="Table614.A6" style:family="table-cell">
      <style:table-cell-properties style:vertical-align="middle" fo:padding-left="0.503cm" fo:padding-right="0.265cm" fo:padding-top="0.132cm" fo:padding-bottom="0.265cm" fo:border="none"/>
    </style:style>
    <style:style style:name="Table604" style:family="table">
      <style:table-properties style:width="2.328cm" fo:margin-left="0cm" fo:margin-top="0cm" fo:margin-bottom="0cm" table:align="left" style:writing-mode="lr-tb"/>
    </style:style>
    <style:style style:name="Table604.A" style:family="table-column">
      <style:table-column-properties style:column-width="2.328cm"/>
    </style:style>
    <style:style style:name="Table604.1" style:family="table-row">
      <style:table-row-properties fo:keep-together="auto"/>
    </style:style>
    <style:style style:name="Table604.A1" style:family="table-cell">
      <style:table-cell-properties style:vertical-align="middle" fo:padding="0cm" fo:border="none"/>
    </style:style>
    <style:style style:name="Table605" style:family="table">
      <style:table-properties style:width="2.328cm" fo:margin-left="0cm" fo:margin-top="0cm" fo:margin-bottom="0cm" table:align="left" style:writing-mode="lr-tb"/>
    </style:style>
    <style:style style:name="Table605.A" style:family="table-column">
      <style:table-column-properties style:column-width="2.328cm"/>
    </style:style>
    <style:style style:name="Table605.1" style:family="table-row">
      <style:table-row-properties fo:keep-together="auto"/>
    </style:style>
    <style:style style:name="Table605.A1" style:family="table-cell">
      <style:table-cell-properties style:vertical-align="middle" fo:padding="0cm" fo:border="none"/>
    </style:style>
    <style:style style:name="Table606" style:family="table">
      <style:table-properties style:width="2.328cm" fo:margin-left="0cm" fo:margin-top="0cm" fo:margin-bottom="0cm" table:align="left" style:writing-mode="lr-tb"/>
    </style:style>
    <style:style style:name="Table606.A" style:family="table-column">
      <style:table-column-properties style:column-width="2.328cm"/>
    </style:style>
    <style:style style:name="Table606.1" style:family="table-row">
      <style:table-row-properties fo:keep-together="auto"/>
    </style:style>
    <style:style style:name="Table606.A1" style:family="table-cell">
      <style:table-cell-properties style:vertical-align="middle" fo:padding="0cm" fo:border="none"/>
    </style:style>
    <style:style style:name="Table607" style:family="table">
      <style:table-properties style:width="2.328cm" fo:margin-left="0cm" fo:margin-top="0cm" fo:margin-bottom="0cm" table:align="left" style:writing-mode="lr-tb"/>
    </style:style>
    <style:style style:name="Table607.A" style:family="table-column">
      <style:table-column-properties style:column-width="2.328cm"/>
    </style:style>
    <style:style style:name="Table607.1" style:family="table-row">
      <style:table-row-properties fo:keep-together="auto"/>
    </style:style>
    <style:style style:name="Table607.A1" style:family="table-cell">
      <style:table-cell-properties style:vertical-align="middle" fo:padding="0cm" fo:border="none"/>
    </style:style>
    <style:style style:name="Table608" style:family="table">
      <style:table-properties style:width="4.191cm" fo:margin-left="0cm" fo:margin-top="0cm" fo:margin-bottom="0cm" table:align="left" style:writing-mode="lr-tb"/>
    </style:style>
    <style:style style:name="Table608.A" style:family="table-column">
      <style:table-column-properties style:column-width="4.191cm"/>
    </style:style>
    <style:style style:name="Table608.1" style:family="table-row">
      <style:table-row-properties fo:keep-together="auto"/>
    </style:style>
    <style:style style:name="Table608.A1" style:family="table-cell">
      <style:table-cell-properties style:vertical-align="middle" fo:padding="0cm" fo:border="none"/>
    </style:style>
    <style:style style:name="Table609" style:family="table">
      <style:table-properties style:width="2.328cm" fo:margin-left="0cm" fo:margin-top="0cm" fo:margin-bottom="0cm" table:align="left" style:writing-mode="lr-tb"/>
    </style:style>
    <style:style style:name="Table609.A" style:family="table-column">
      <style:table-column-properties style:column-width="2.328cm"/>
    </style:style>
    <style:style style:name="Table609.1" style:family="table-row">
      <style:table-row-properties fo:keep-together="auto"/>
    </style:style>
    <style:style style:name="Table609.A1" style:family="table-cell">
      <style:table-cell-properties style:vertical-align="middle" fo:padding="0cm" fo:border="none"/>
    </style:style>
    <style:style style:name="Table610" style:family="table">
      <style:table-properties style:width="2.328cm" fo:margin-left="0cm" fo:margin-top="0cm" fo:margin-bottom="0cm" table:align="left" style:writing-mode="lr-tb"/>
    </style:style>
    <style:style style:name="Table610.A" style:family="table-column">
      <style:table-column-properties style:column-width="2.328cm"/>
    </style:style>
    <style:style style:name="Table610.1" style:family="table-row">
      <style:table-row-properties fo:keep-together="auto"/>
    </style:style>
    <style:style style:name="Table610.A1" style:family="table-cell">
      <style:table-cell-properties style:vertical-align="middle" fo:padding="0cm" fo:border="none"/>
    </style:style>
    <style:style style:name="Table611" style:family="table">
      <style:table-properties style:width="2.328cm" fo:margin-left="0cm" fo:margin-top="0cm" fo:margin-bottom="0cm" table:align="left" style:writing-mode="lr-tb"/>
    </style:style>
    <style:style style:name="Table611.A" style:family="table-column">
      <style:table-column-properties style:column-width="2.328cm"/>
    </style:style>
    <style:style style:name="Table611.1" style:family="table-row">
      <style:table-row-properties fo:keep-together="auto"/>
    </style:style>
    <style:style style:name="Table611.A1" style:family="table-cell">
      <style:table-cell-properties style:vertical-align="middle" fo:padding="0cm" fo:border="none"/>
    </style:style>
    <style:style style:name="Table612" style:family="table">
      <style:table-properties style:width="2.328cm" fo:margin-left="0cm" fo:margin-top="0cm" fo:margin-bottom="0cm" table:align="left" style:writing-mode="lr-tb"/>
    </style:style>
    <style:style style:name="Table612.A" style:family="table-column">
      <style:table-column-properties style:column-width="2.328cm"/>
    </style:style>
    <style:style style:name="Table612.1" style:family="table-row">
      <style:table-row-properties fo:keep-together="auto"/>
    </style:style>
    <style:style style:name="Table612.A1" style:family="table-cell">
      <style:table-cell-properties style:vertical-align="middle" fo:padding="0cm" fo:border="none"/>
    </style:style>
    <style:style style:name="Table613" style:family="table">
      <style:table-properties style:width="4.191cm" fo:margin-left="0cm" fo:margin-top="0cm" fo:margin-bottom="0cm" table:align="left" style:writing-mode="lr-tb"/>
    </style:style>
    <style:style style:name="Table613.A" style:family="table-column">
      <style:table-column-properties style:column-width="4.191cm"/>
    </style:style>
    <style:style style:name="Table613.1" style:family="table-row">
      <style:table-row-properties fo:keep-together="auto"/>
    </style:style>
    <style:style style:name="Table613.A1" style:family="table-cell">
      <style:table-cell-properties style:vertical-align="middle" fo:padding="0cm" fo:border="none"/>
    </style:style>
    <style:style style:name="Table615" style:family="table">
      <style:table-properties style:width="2.328cm" fo:margin-left="0cm" fo:margin-top="0cm" fo:margin-bottom="0cm" table:align="left" style:writing-mode="lr-tb"/>
    </style:style>
    <style:style style:name="Table615.A" style:family="table-column">
      <style:table-column-properties style:column-width="2.328cm"/>
    </style:style>
    <style:style style:name="Table615.1" style:family="table-row">
      <style:table-row-properties fo:keep-together="auto"/>
    </style:style>
    <style:style style:name="Table615.A1" style:family="table-cell">
      <style:table-cell-properties style:vertical-align="middle" fo:padding="0cm" fo:border="none"/>
    </style:style>
    <style:style style:name="Table616" style:family="table">
      <style:table-properties style:width="2.328cm" fo:margin-left="0cm" fo:margin-top="0cm" fo:margin-bottom="0cm" table:align="left" style:writing-mode="lr-tb"/>
    </style:style>
    <style:style style:name="Table616.A" style:family="table-column">
      <style:table-column-properties style:column-width="2.328cm"/>
    </style:style>
    <style:style style:name="Table616.1" style:family="table-row">
      <style:table-row-properties fo:keep-together="auto"/>
    </style:style>
    <style:style style:name="Table616.A1" style:family="table-cell">
      <style:table-cell-properties style:vertical-align="middle" fo:padding="0cm" fo:border="none"/>
    </style:style>
    <style:style style:name="Table617" style:family="table">
      <style:table-properties style:width="4.191cm" fo:margin-left="0cm" fo:margin-top="0cm" fo:margin-bottom="0cm" table:align="left" style:writing-mode="lr-tb"/>
    </style:style>
    <style:style style:name="Table617.A" style:family="table-column">
      <style:table-column-properties style:column-width="4.191cm"/>
    </style:style>
    <style:style style:name="Table617.1" style:family="table-row">
      <style:table-row-properties fo:keep-together="auto"/>
    </style:style>
    <style:style style:name="Table617.A1" style:family="table-cell">
      <style:table-cell-properties style:vertical-align="middle" fo:padding="0cm" fo:border="none"/>
    </style:style>
    <style:style style:name="Table618" style:family="table">
      <style:table-properties style:width="1.164cm" fo:margin-left="0cm" fo:margin-top="0cm" fo:margin-bottom="0cm" table:align="left" style:writing-mode="lr-tb"/>
    </style:style>
    <style:style style:name="Table618.A" style:family="table-column">
      <style:table-column-properties style:column-width="1.164cm"/>
    </style:style>
    <style:style style:name="Table618.1" style:family="table-row">
      <style:table-row-properties fo:keep-together="auto"/>
    </style:style>
    <style:style style:name="Table618.A1" style:family="table-cell">
      <style:table-cell-properties style:vertical-align="middle" fo:padding="0cm" fo:border="none"/>
    </style:style>
    <style:style style:name="Table619" style:family="table">
      <style:table-properties style:width="2.328cm" fo:margin-left="0cm" fo:margin-top="0cm" fo:margin-bottom="0cm" table:align="left" style:writing-mode="lr-tb"/>
    </style:style>
    <style:style style:name="Table619.A" style:family="table-column">
      <style:table-column-properties style:column-width="2.328cm"/>
    </style:style>
    <style:style style:name="Table619.1" style:family="table-row">
      <style:table-row-properties fo:keep-together="auto"/>
    </style:style>
    <style:style style:name="Table619.A1" style:family="table-cell">
      <style:table-cell-properties style:vertical-align="middle" fo:padding="0cm" fo:border="none"/>
    </style:style>
    <style:style style:name="Table620" style:family="table">
      <style:table-properties style:width="2.328cm" fo:margin-left="0cm" fo:margin-top="0cm" fo:margin-bottom="0cm" table:align="left" style:writing-mode="lr-tb"/>
    </style:style>
    <style:style style:name="Table620.A" style:family="table-column">
      <style:table-column-properties style:column-width="2.328cm"/>
    </style:style>
    <style:style style:name="Table620.1" style:family="table-row">
      <style:table-row-properties fo:keep-together="auto"/>
    </style:style>
    <style:style style:name="Table620.A1" style:family="table-cell">
      <style:table-cell-properties style:vertical-align="middle" fo:padding="0cm" fo:border="none"/>
    </style:style>
    <style:style style:name="Table621" style:family="table">
      <style:table-properties style:width="4.191cm" fo:margin-left="0cm" fo:margin-top="0cm" fo:margin-bottom="0cm" table:align="left" style:writing-mode="lr-tb"/>
    </style:style>
    <style:style style:name="Table621.A" style:family="table-column">
      <style:table-column-properties style:column-width="4.191cm"/>
    </style:style>
    <style:style style:name="Table621.1" style:family="table-row">
      <style:table-row-properties fo:keep-together="auto"/>
    </style:style>
    <style:style style:name="Table621.A1" style:family="table-cell">
      <style:table-cell-properties style:vertical-align="middle" fo:padding="0cm" fo:border="none"/>
    </style:style>
    <style:style style:name="Table622" style:family="table">
      <style:table-properties style:width="1.164cm" fo:margin-left="0cm" fo:margin-top="0cm" fo:margin-bottom="0cm" table:align="left" style:writing-mode="lr-tb"/>
    </style:style>
    <style:style style:name="Table622.A" style:family="table-column">
      <style:table-column-properties style:column-width="1.164cm"/>
    </style:style>
    <style:style style:name="Table622.1" style:family="table-row">
      <style:table-row-properties fo:keep-together="auto"/>
    </style:style>
    <style:style style:name="Table622.A1" style:family="table-cell">
      <style:table-cell-properties style:vertical-align="middle" fo:padding="0cm" fo:border="none"/>
    </style:style>
    <style:style style:name="Table623" style:family="table">
      <style:table-properties style:width="15.921cm" style:rel-width="100%" fo:margin-left="0cm" fo:margin-top="0cm" fo:margin-bottom="0cm" table:align="left" style:writing-mode="lr-tb"/>
    </style:style>
    <style:style style:name="Table623.A" style:family="table-column">
      <style:table-column-properties style:column-width="1.355cm" style:rel-column-width="5577*"/>
    </style:style>
    <style:style style:name="Table623.B" style:family="table-column">
      <style:table-column-properties style:column-width="14.026cm" style:rel-column-width="57736*"/>
    </style:style>
    <style:style style:name="Table623.C" style:family="table-column">
      <style:table-column-properties style:column-width="0.54cm" style:rel-column-width="2222*"/>
    </style:style>
    <style:style style:name="Table623.1" style:family="table-row">
      <style:table-row-properties fo:keep-together="auto"/>
    </style:style>
    <style:style style:name="Table623.A1" style:family="table-cell">
      <style:table-cell-properties fo:background-color="#d8e4f3" fo:padding="0.265cm" fo:border="none">
        <style:background-image/>
      </style:table-cell-properties>
    </style:style>
    <style:style style:name="Table6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23.C1" style:family="table-cell">
      <style:table-cell-properties fo:padding="0cm" fo:border="none"/>
    </style:style>
    <style:style style:name="Table623.A2" style:family="table-cell">
      <style:table-cell-properties style:vertical-align="middle" fo:padding-left="0.529cm" fo:padding-right="0.265cm" fo:padding-top="0.265cm" fo:padding-bottom="0.265cm" fo:border="none"/>
    </style:style>
    <style:style style:name="Table623.3" style:family="table-row">
      <style:table-row-properties style:row-height="0cm" fo:keep-together="auto"/>
    </style:style>
    <style:style style:name="Table623.A3" style:family="table-cell">
      <style:table-cell-properties style:vertical-align="middle" fo:padding-left="0.503cm" fo:padding-right="0.265cm" fo:padding-top="0.132cm" fo:padding-bottom="0.265cm" fo:border="none"/>
    </style:style>
    <style:style style:name="Table623.C4" style:family="table-cell">
      <style:table-cell-properties fo:padding="0cm" fo:border="none"/>
    </style:style>
    <style:style style:name="Table623.A5" style:family="table-cell">
      <style:table-cell-properties style:vertical-align="middle" fo:padding-left="0.529cm" fo:padding-right="0.265cm" fo:padding-top="0.265cm" fo:padding-bottom="0.265cm" fo:border="none"/>
    </style:style>
    <style:style style:name="Table623.A6" style:family="table-cell">
      <style:table-cell-properties style:vertical-align="middle" fo:padding-left="0.503cm" fo:padding-right="0.265cm" fo:padding-top="0.132cm" fo:padding-bottom="0.265cm" fo:border="none"/>
    </style:style>
    <style:style style:name="Table615" style:family="table">
      <style:table-properties style:width="2.328cm" fo:margin-left="0cm" fo:margin-top="0cm" fo:margin-bottom="0cm" table:align="left" style:writing-mode="lr-tb"/>
    </style:style>
    <style:style style:name="Table615.A" style:family="table-column">
      <style:table-column-properties style:column-width="2.328cm"/>
    </style:style>
    <style:style style:name="Table615.1" style:family="table-row">
      <style:table-row-properties fo:keep-together="auto"/>
    </style:style>
    <style:style style:name="Table615.A1" style:family="table-cell">
      <style:table-cell-properties style:vertical-align="middle" fo:padding="0cm" fo:border="none"/>
    </style:style>
    <style:style style:name="Table616" style:family="table">
      <style:table-properties style:width="2.328cm" fo:margin-left="0cm" fo:margin-top="0cm" fo:margin-bottom="0cm" table:align="left" style:writing-mode="lr-tb"/>
    </style:style>
    <style:style style:name="Table616.A" style:family="table-column">
      <style:table-column-properties style:column-width="2.328cm"/>
    </style:style>
    <style:style style:name="Table616.1" style:family="table-row">
      <style:table-row-properties fo:keep-together="auto"/>
    </style:style>
    <style:style style:name="Table616.A1" style:family="table-cell">
      <style:table-cell-properties style:vertical-align="middle" fo:padding="0cm" fo:border="none"/>
    </style:style>
    <style:style style:name="Table617" style:family="table">
      <style:table-properties style:width="4.191cm" fo:margin-left="0cm" fo:margin-top="0cm" fo:margin-bottom="0cm" table:align="left" style:writing-mode="lr-tb"/>
    </style:style>
    <style:style style:name="Table617.A" style:family="table-column">
      <style:table-column-properties style:column-width="4.191cm"/>
    </style:style>
    <style:style style:name="Table617.1" style:family="table-row">
      <style:table-row-properties fo:keep-together="auto"/>
    </style:style>
    <style:style style:name="Table617.A1" style:family="table-cell">
      <style:table-cell-properties style:vertical-align="middle" fo:padding="0cm" fo:border="none"/>
    </style:style>
    <style:style style:name="Table618" style:family="table">
      <style:table-properties style:width="1.164cm" fo:margin-left="0cm" fo:margin-top="0cm" fo:margin-bottom="0cm" table:align="left" style:writing-mode="lr-tb"/>
    </style:style>
    <style:style style:name="Table618.A" style:family="table-column">
      <style:table-column-properties style:column-width="1.164cm"/>
    </style:style>
    <style:style style:name="Table618.1" style:family="table-row">
      <style:table-row-properties fo:keep-together="auto"/>
    </style:style>
    <style:style style:name="Table618.A1" style:family="table-cell">
      <style:table-cell-properties style:vertical-align="middle" fo:padding="0cm" fo:border="none"/>
    </style:style>
    <style:style style:name="Table619" style:family="table">
      <style:table-properties style:width="2.328cm" fo:margin-left="0cm" fo:margin-top="0cm" fo:margin-bottom="0cm" table:align="left" style:writing-mode="lr-tb"/>
    </style:style>
    <style:style style:name="Table619.A" style:family="table-column">
      <style:table-column-properties style:column-width="2.328cm"/>
    </style:style>
    <style:style style:name="Table619.1" style:family="table-row">
      <style:table-row-properties fo:keep-together="auto"/>
    </style:style>
    <style:style style:name="Table619.A1" style:family="table-cell">
      <style:table-cell-properties style:vertical-align="middle" fo:padding="0cm" fo:border="none"/>
    </style:style>
    <style:style style:name="Table620" style:family="table">
      <style:table-properties style:width="2.328cm" fo:margin-left="0cm" fo:margin-top="0cm" fo:margin-bottom="0cm" table:align="left" style:writing-mode="lr-tb"/>
    </style:style>
    <style:style style:name="Table620.A" style:family="table-column">
      <style:table-column-properties style:column-width="2.328cm"/>
    </style:style>
    <style:style style:name="Table620.1" style:family="table-row">
      <style:table-row-properties fo:keep-together="auto"/>
    </style:style>
    <style:style style:name="Table620.A1" style:family="table-cell">
      <style:table-cell-properties style:vertical-align="middle" fo:padding="0cm" fo:border="none"/>
    </style:style>
    <style:style style:name="Table621" style:family="table">
      <style:table-properties style:width="4.191cm" fo:margin-left="0cm" fo:margin-top="0cm" fo:margin-bottom="0cm" table:align="left" style:writing-mode="lr-tb"/>
    </style:style>
    <style:style style:name="Table621.A" style:family="table-column">
      <style:table-column-properties style:column-width="4.191cm"/>
    </style:style>
    <style:style style:name="Table621.1" style:family="table-row">
      <style:table-row-properties fo:keep-together="auto"/>
    </style:style>
    <style:style style:name="Table621.A1" style:family="table-cell">
      <style:table-cell-properties style:vertical-align="middle" fo:padding="0cm" fo:border="none"/>
    </style:style>
    <style:style style:name="Table622" style:family="table">
      <style:table-properties style:width="1.164cm" fo:margin-left="0cm" fo:margin-top="0cm" fo:margin-bottom="0cm" table:align="left" style:writing-mode="lr-tb"/>
    </style:style>
    <style:style style:name="Table622.A" style:family="table-column">
      <style:table-column-properties style:column-width="1.164cm"/>
    </style:style>
    <style:style style:name="Table622.1" style:family="table-row">
      <style:table-row-properties fo:keep-together="auto"/>
    </style:style>
    <style:style style:name="Table622.A1" style:family="table-cell">
      <style:table-cell-properties style:vertical-align="middle" fo:padding="0cm" fo:border="none"/>
    </style:style>
    <style:style style:name="Table624" style:family="table">
      <style:table-properties style:width="2.328cm" fo:margin-left="0cm" fo:margin-top="0cm" fo:margin-bottom="0cm" table:align="left" style:writing-mode="lr-tb"/>
    </style:style>
    <style:style style:name="Table624.A" style:family="table-column">
      <style:table-column-properties style:column-width="2.328cm"/>
    </style:style>
    <style:style style:name="Table624.1" style:family="table-row">
      <style:table-row-properties fo:keep-together="auto"/>
    </style:style>
    <style:style style:name="Table624.A1" style:family="table-cell">
      <style:table-cell-properties style:vertical-align="middle" fo:padding="0cm" fo:border="none"/>
    </style:style>
    <style:style style:name="Table625" style:family="table">
      <style:table-properties style:width="2.328cm" fo:margin-left="0cm" fo:margin-top="0cm" fo:margin-bottom="0cm" table:align="left" style:writing-mode="lr-tb"/>
    </style:style>
    <style:style style:name="Table625.A" style:family="table-column">
      <style:table-column-properties style:column-width="2.328cm"/>
    </style:style>
    <style:style style:name="Table625.1" style:family="table-row">
      <style:table-row-properties fo:keep-together="auto"/>
    </style:style>
    <style:style style:name="Table625.A1" style:family="table-cell">
      <style:table-cell-properties style:vertical-align="middle" fo:padding="0cm" fo:border="none"/>
    </style:style>
    <style:style style:name="Table626" style:family="table">
      <style:table-properties style:width="4.191cm" fo:margin-left="0cm" fo:margin-top="0cm" fo:margin-bottom="0cm" table:align="left" style:writing-mode="lr-tb"/>
    </style:style>
    <style:style style:name="Table626.A" style:family="table-column">
      <style:table-column-properties style:column-width="4.191cm"/>
    </style:style>
    <style:style style:name="Table626.1" style:family="table-row">
      <style:table-row-properties fo:keep-together="auto"/>
    </style:style>
    <style:style style:name="Table626.A1" style:family="table-cell">
      <style:table-cell-properties style:vertical-align="middle" fo:padding="0cm" fo:border="none"/>
    </style:style>
    <style:style style:name="Table627" style:family="table">
      <style:table-properties style:width="1.164cm" fo:margin-left="0cm" fo:margin-top="0cm" fo:margin-bottom="0cm" table:align="left" style:writing-mode="lr-tb"/>
    </style:style>
    <style:style style:name="Table627.A" style:family="table-column">
      <style:table-column-properties style:column-width="1.164cm"/>
    </style:style>
    <style:style style:name="Table627.1" style:family="table-row">
      <style:table-row-properties fo:keep-together="auto"/>
    </style:style>
    <style:style style:name="Table627.A1" style:family="table-cell">
      <style:table-cell-properties style:vertical-align="middle" fo:padding="0cm" fo:border="none"/>
    </style:style>
    <style:style style:name="Table628" style:family="table">
      <style:table-properties style:width="2.328cm" fo:margin-left="0cm" fo:margin-top="0cm" fo:margin-bottom="0cm" table:align="left" style:writing-mode="lr-tb"/>
    </style:style>
    <style:style style:name="Table628.A" style:family="table-column">
      <style:table-column-properties style:column-width="2.328cm"/>
    </style:style>
    <style:style style:name="Table628.1" style:family="table-row">
      <style:table-row-properties fo:keep-together="auto"/>
    </style:style>
    <style:style style:name="Table628.A1" style:family="table-cell">
      <style:table-cell-properties style:vertical-align="middle" fo:padding="0cm" fo:border="none"/>
    </style:style>
    <style:style style:name="Table629" style:family="table">
      <style:table-properties style:width="2.328cm" fo:margin-left="0cm" fo:margin-top="0cm" fo:margin-bottom="0cm" table:align="left" style:writing-mode="lr-tb"/>
    </style:style>
    <style:style style:name="Table629.A" style:family="table-column">
      <style:table-column-properties style:column-width="2.328cm"/>
    </style:style>
    <style:style style:name="Table629.1" style:family="table-row">
      <style:table-row-properties fo:keep-together="auto"/>
    </style:style>
    <style:style style:name="Table629.A1" style:family="table-cell">
      <style:table-cell-properties style:vertical-align="middle" fo:padding="0cm" fo:border="none"/>
    </style:style>
    <style:style style:name="Table630" style:family="table">
      <style:table-properties style:width="4.191cm" fo:margin-left="0cm" fo:margin-top="0cm" fo:margin-bottom="0cm" table:align="left" style:writing-mode="lr-tb"/>
    </style:style>
    <style:style style:name="Table630.A" style:family="table-column">
      <style:table-column-properties style:column-width="4.191cm"/>
    </style:style>
    <style:style style:name="Table630.1" style:family="table-row">
      <style:table-row-properties fo:keep-together="auto"/>
    </style:style>
    <style:style style:name="Table630.A1" style:family="table-cell">
      <style:table-cell-properties style:vertical-align="middle" fo:padding="0cm" fo:border="none"/>
    </style:style>
    <style:style style:name="Table631" style:family="table">
      <style:table-properties style:width="1.164cm" fo:margin-left="0cm" fo:margin-top="0cm" fo:margin-bottom="0cm" table:align="left" style:writing-mode="lr-tb"/>
    </style:style>
    <style:style style:name="Table631.A" style:family="table-column">
      <style:table-column-properties style:column-width="1.164cm"/>
    </style:style>
    <style:style style:name="Table631.1" style:family="table-row">
      <style:table-row-properties fo:keep-together="auto"/>
    </style:style>
    <style:style style:name="Table631.A1" style:family="table-cell">
      <style:table-cell-properties style:vertical-align="middle" fo:padding="0cm" fo:border="none"/>
    </style:style>
    <style:style style:name="Table632" style:family="table">
      <style:table-properties style:width="15.921cm" style:rel-width="100%" fo:margin-left="0cm" fo:margin-top="0cm" fo:margin-bottom="0cm" table:align="left" style:writing-mode="lr-tb"/>
    </style:style>
    <style:style style:name="Table632.A" style:family="table-column">
      <style:table-column-properties style:column-width="1.355cm" style:rel-column-width="5577*"/>
    </style:style>
    <style:style style:name="Table632.B" style:family="table-column">
      <style:table-column-properties style:column-width="14.026cm" style:rel-column-width="57736*"/>
    </style:style>
    <style:style style:name="Table632.C" style:family="table-column">
      <style:table-column-properties style:column-width="0.54cm" style:rel-column-width="2222*"/>
    </style:style>
    <style:style style:name="Table632.1" style:family="table-row">
      <style:table-row-properties fo:keep-together="auto"/>
    </style:style>
    <style:style style:name="Table632.A1" style:family="table-cell">
      <style:table-cell-properties fo:background-color="#d8e4f3" fo:padding="0.265cm" fo:border="none">
        <style:background-image/>
      </style:table-cell-properties>
    </style:style>
    <style:style style:name="Table6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32.C1" style:family="table-cell">
      <style:table-cell-properties fo:padding="0cm" fo:border="none"/>
    </style:style>
    <style:style style:name="Table632.A2" style:family="table-cell">
      <style:table-cell-properties style:vertical-align="middle" fo:padding-left="0.529cm" fo:padding-right="0.265cm" fo:padding-top="0.265cm" fo:padding-bottom="0.265cm" fo:border="none"/>
    </style:style>
    <style:style style:name="Table632.3" style:family="table-row">
      <style:table-row-properties style:row-height="0cm" fo:keep-together="auto"/>
    </style:style>
    <style:style style:name="Table632.A3" style:family="table-cell">
      <style:table-cell-properties style:vertical-align="middle" fo:padding-left="0.503cm" fo:padding-right="0.265cm" fo:padding-top="0.132cm" fo:padding-bottom="0.265cm" fo:border="none"/>
    </style:style>
    <style:style style:name="Table632.C4" style:family="table-cell">
      <style:table-cell-properties fo:padding="0cm" fo:border="none"/>
    </style:style>
    <style:style style:name="Table632.A5" style:family="table-cell">
      <style:table-cell-properties style:vertical-align="middle" fo:padding-left="0.529cm" fo:padding-right="0.265cm" fo:padding-top="0.265cm" fo:padding-bottom="0.265cm" fo:border="none"/>
    </style:style>
    <style:style style:name="Table632.A6" style:family="table-cell">
      <style:table-cell-properties style:vertical-align="middle" fo:padding-left="0.503cm" fo:padding-right="0.265cm" fo:padding-top="0.132cm" fo:padding-bottom="0.265cm" fo:border="none"/>
    </style:style>
    <style:style style:name="Table624" style:family="table">
      <style:table-properties style:width="2.328cm" fo:margin-left="0cm" fo:margin-top="0cm" fo:margin-bottom="0cm" table:align="left" style:writing-mode="lr-tb"/>
    </style:style>
    <style:style style:name="Table624.A" style:family="table-column">
      <style:table-column-properties style:column-width="2.328cm"/>
    </style:style>
    <style:style style:name="Table624.1" style:family="table-row">
      <style:table-row-properties fo:keep-together="auto"/>
    </style:style>
    <style:style style:name="Table624.A1" style:family="table-cell">
      <style:table-cell-properties style:vertical-align="middle" fo:padding="0cm" fo:border="none"/>
    </style:style>
    <style:style style:name="Table625" style:family="table">
      <style:table-properties style:width="2.328cm" fo:margin-left="0cm" fo:margin-top="0cm" fo:margin-bottom="0cm" table:align="left" style:writing-mode="lr-tb"/>
    </style:style>
    <style:style style:name="Table625.A" style:family="table-column">
      <style:table-column-properties style:column-width="2.328cm"/>
    </style:style>
    <style:style style:name="Table625.1" style:family="table-row">
      <style:table-row-properties fo:keep-together="auto"/>
    </style:style>
    <style:style style:name="Table625.A1" style:family="table-cell">
      <style:table-cell-properties style:vertical-align="middle" fo:padding="0cm" fo:border="none"/>
    </style:style>
    <style:style style:name="Table626" style:family="table">
      <style:table-properties style:width="4.191cm" fo:margin-left="0cm" fo:margin-top="0cm" fo:margin-bottom="0cm" table:align="left" style:writing-mode="lr-tb"/>
    </style:style>
    <style:style style:name="Table626.A" style:family="table-column">
      <style:table-column-properties style:column-width="4.191cm"/>
    </style:style>
    <style:style style:name="Table626.1" style:family="table-row">
      <style:table-row-properties fo:keep-together="auto"/>
    </style:style>
    <style:style style:name="Table626.A1" style:family="table-cell">
      <style:table-cell-properties style:vertical-align="middle" fo:padding="0cm" fo:border="none"/>
    </style:style>
    <style:style style:name="Table627" style:family="table">
      <style:table-properties style:width="1.164cm" fo:margin-left="0cm" fo:margin-top="0cm" fo:margin-bottom="0cm" table:align="left" style:writing-mode="lr-tb"/>
    </style:style>
    <style:style style:name="Table627.A" style:family="table-column">
      <style:table-column-properties style:column-width="1.164cm"/>
    </style:style>
    <style:style style:name="Table627.1" style:family="table-row">
      <style:table-row-properties fo:keep-together="auto"/>
    </style:style>
    <style:style style:name="Table627.A1" style:family="table-cell">
      <style:table-cell-properties style:vertical-align="middle" fo:padding="0cm" fo:border="none"/>
    </style:style>
    <style:style style:name="Table628" style:family="table">
      <style:table-properties style:width="2.328cm" fo:margin-left="0cm" fo:margin-top="0cm" fo:margin-bottom="0cm" table:align="left" style:writing-mode="lr-tb"/>
    </style:style>
    <style:style style:name="Table628.A" style:family="table-column">
      <style:table-column-properties style:column-width="2.328cm"/>
    </style:style>
    <style:style style:name="Table628.1" style:family="table-row">
      <style:table-row-properties fo:keep-together="auto"/>
    </style:style>
    <style:style style:name="Table628.A1" style:family="table-cell">
      <style:table-cell-properties style:vertical-align="middle" fo:padding="0cm" fo:border="none"/>
    </style:style>
    <style:style style:name="Table629" style:family="table">
      <style:table-properties style:width="2.328cm" fo:margin-left="0cm" fo:margin-top="0cm" fo:margin-bottom="0cm" table:align="left" style:writing-mode="lr-tb"/>
    </style:style>
    <style:style style:name="Table629.A" style:family="table-column">
      <style:table-column-properties style:column-width="2.328cm"/>
    </style:style>
    <style:style style:name="Table629.1" style:family="table-row">
      <style:table-row-properties fo:keep-together="auto"/>
    </style:style>
    <style:style style:name="Table629.A1" style:family="table-cell">
      <style:table-cell-properties style:vertical-align="middle" fo:padding="0cm" fo:border="none"/>
    </style:style>
    <style:style style:name="Table630" style:family="table">
      <style:table-properties style:width="4.191cm" fo:margin-left="0cm" fo:margin-top="0cm" fo:margin-bottom="0cm" table:align="left" style:writing-mode="lr-tb"/>
    </style:style>
    <style:style style:name="Table630.A" style:family="table-column">
      <style:table-column-properties style:column-width="4.191cm"/>
    </style:style>
    <style:style style:name="Table630.1" style:family="table-row">
      <style:table-row-properties fo:keep-together="auto"/>
    </style:style>
    <style:style style:name="Table630.A1" style:family="table-cell">
      <style:table-cell-properties style:vertical-align="middle" fo:padding="0cm" fo:border="none"/>
    </style:style>
    <style:style style:name="Table631" style:family="table">
      <style:table-properties style:width="1.164cm" fo:margin-left="0cm" fo:margin-top="0cm" fo:margin-bottom="0cm" table:align="left" style:writing-mode="lr-tb"/>
    </style:style>
    <style:style style:name="Table631.A" style:family="table-column">
      <style:table-column-properties style:column-width="1.164cm"/>
    </style:style>
    <style:style style:name="Table631.1" style:family="table-row">
      <style:table-row-properties fo:keep-together="auto"/>
    </style:style>
    <style:style style:name="Table631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Standard">
      <style:text-properties officeooo:rsid="00107339" officeooo:paragraph-rsid="00107339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style:font-name="Times New Roman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T8" style:family="text">
      <style:text-properties officeooo:rsid="00126113"/>
    </style:style>
    <style:style style:name="T9" style:family="text">
      <style:text-properties officeooo:rsid="00134d75"/>
    </style:style>
    <style:style style:name="T10" style:family="text">
      <style:text-properties officeooo:rsid="00147c80"/>
    </style:style>
    <style:style style:name="T11" style:family="text">
      <style:text-properties officeooo:rsid="00167154"/>
    </style:style>
    <style:style style:name="T12" style:family="text">
      <style:text-properties officeooo:rsid="001754e2"/>
    </style:style>
    <style:style style:name="T13" style:family="text">
      <style:text-properties officeooo:rsid="00178e9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HTML_20_Top_20_of_20_Form">Top of Form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">1.</text:span></text:p>
          </table:table-cell>
          <table:table-cell table:style-name="Table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0)</text:span></text:p>
            <text:p text:style-name="HTML_20_Preformatted"><text:span text:style-name="T5">{</text:span></text:p>
            <text:p text:style-name="HTML_20_Preformatted"><text:span text:style-name="T5">i 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7.C1" office:value-type="string">
            <text:p text:style-name="Standard"/>
          </table:table-cell>
        </table:table-row>
        <table:table-row table:style-name="Table7.1">
          <table:table-cell table:style-name="Table7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</text:span></text:span><draw:frame text:anchor-type="as-char" draw:z-index="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6">B.</text:span></text:span><draw:frame text:anchor-type="as-char" draw:z-index="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2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6">C.</text:span></text:span><draw:frame text:anchor-type="as-char" draw:z-index="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.3">
          <table:table-cell table:style-name="Table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Standard"><text:span text:style-name="T1">2.</text:span></text:p>
          </table:table-cell>
          <table:table-cell table:style-name="Table7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0)</text:span></text:p>
            <text:p text:style-name="HTML_20_Preformatted"><text:soft-page-break/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7.C4" office:value-type="string">
            <text:p text:style-name="Standard"/>
          </table:table-cell>
        </table:table-row>
        <table:table-row table:style-name="Table7.1">
          <table:table-cell table:style-name="Table7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>A.</text:span></text:span><draw:frame text:anchor-type="as-char" draw:z-index="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6">B.</text:span></text:span><draw:frame text:anchor-type="as-char" draw:z-index="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>C.</text:span></text:span><draw:frame text:anchor-type="as-char" draw:z-index="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.3">
          <table:table-cell table:style-name="Table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1">3.</text:span></text:p>
          </table:table-cell>
          <table:table-cell table:style-name="Table14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1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4.C1" office:value-type="string">
            <text:p text:style-name="Standard"/>
          </table:table-cell>
        </table:table-row>
        <text:soft-page-break/>
        <table:table-row table:style-name="Table14.1">
          <table:table-cell table:style-name="Table14.A2" table:number-columns-spanned="3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6">A.</text:span></text:span><draw:frame text:anchor-type="as-char" draw:z-index="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6">B.</text:span></text:span><draw:frame text:anchor-type="as-char" draw:z-index="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6">C.</text:span></text:span><draw:frame text:anchor-type="as-char" draw:z-index="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.3">
          <table:table-cell table:style-name="Table1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Standard"><text:span text:style-name="T1">4.</text:span></text:p>
          </table:table-cell>
          <table:table-cell table:style-name="Table14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true || i++ == 1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4.C4" office:value-type="string">
            <text:p text:style-name="Standard"/>
          </table:table-cell>
        </table:table-row>
        <table:table-row table:style-name="Table14.1">
          <table:table-cell table:style-name="Table14.A5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6">A.</text:span></text:span><draw:frame text:anchor-type="as-char" draw:z-index="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oft-page-break/><text:span text:style-name="pd-r10"><text:span text:style-name="T6">B.</text:span></text:span><draw:frame text:anchor-type="as-char" draw:z-index="1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0</text:span></text:p>
                  <text:p text:style-name="HTML_20_Preformatted"><text:span text:style-name="T5">main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6">C.</text:span></text:span><draw:frame text:anchor-type="as-char" draw:z-index="1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.3">
          <table:table-cell table:style-name="Table1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T1">5.</text:span></text:p>
          </table:table-cell>
          <table:table-cell table:style-name="Table21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0 || i++ == 1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1.C1" office:value-type="string">
            <text:p text:style-name="Standard"/>
          </table:table-cell>
        </table:table-row>
        <table:table-row table:style-name="Table21.1">
          <table:table-cell table:style-name="Table21.A2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><text:span text:style-name="T6">A.</text:span></text:span><draw:frame text:anchor-type="as-char" draw:z-index="1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6">B.</text:span></text:span><draw:frame text:anchor-type="as-char" draw:z-index="1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0</text:span></text:p>
                  <text:p text:style-name="HTML_20_Preformatted"><text:span text:style-name="T5">main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oft-page-break/><text:span text:style-name="pd-r10"><text:span text:style-name="T6">C.</text:span></text:span><draw:frame text:anchor-type="as-char" draw:z-index="1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2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.3">
          <table:table-cell table:style-name="Table2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Standard"><text:span text:style-name="T1">6.</text:span></text:p>
          </table:table-cell>
          <table:table-cell table:style-name="Table21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1 || i++ == 1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1.C4" office:value-type="string">
            <text:p text:style-name="Standard"/>
          </table:table-cell>
        </table:table-row>
        <table:table-row table:style-name="Table21.1">
          <table:table-cell table:style-name="Table21.A5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6">A.</text:span></text:span><draw:frame text:anchor-type="as-char" draw:z-index="1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0</text:span></text:p>
                  <text:p text:style-name="HTML_20_Preformatted"><text:span text:style-name="T5">main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B.</text:span></text:span><draw:frame text:anchor-type="as-char" draw:z-index="1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6">C.</text:span></text:span><draw:frame text:anchor-type="as-char" draw:z-index="1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2</text:span></text:p>
                  <text:p text:style-name="HTML_20_Preformatted"><text:span text:style-name="T5">main:4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oft-page-break/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.3">
          <table:table-cell table:style-name="Table2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Standard"><text:span text:style-name="T1">7.</text:span></text:p>
          </table:table-cell>
          <table:table-cell table:style-name="Table28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1 || i++ == 2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8.C1" office:value-type="string">
            <text:p text:style-name="Standard"/>
          </table:table-cell>
        </table:table-row>
        <table:table-row table:style-name="Table28.1">
          <table:table-cell table:style-name="Table28.A2" table:number-columns-spanned="3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6">A.</text:span></text:span><draw:frame text:anchor-type="as-char" draw:z-index="1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2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6">B.</text:span></text:span><draw:frame text:anchor-type="as-char" draw:z-index="1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6">C.</text:span></text:span><draw:frame text:anchor-type="as-char" draw:z-index="2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.3">
          <table:table-cell table:style-name="Table2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Standard"><text:span text:style-name="T1">8.</text:span></text:p>
          </table:table-cell>
          <table:table-cell table:style-name="Table28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false &amp;&amp; i++ == 0)</text:span></text:p>
            <text:p text:style-name="HTML_20_Preformatted"><text:soft-page-break/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8.C4" office:value-type="string">
            <text:p text:style-name="Standard"/>
          </table:table-cell>
        </table:table-row>
        <table:table-row table:style-name="Table28.1">
          <table:table-cell table:style-name="Table28.A5" table:number-columns-spanned="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6">A.</text:span></text:span><draw:frame text:anchor-type="as-char" draw:z-index="2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1</text:span></text:p>
                  <text:p text:style-name="HTML_20_Preformatted"><text:span text:style-name="T5">main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>B.</text:span></text:span><draw:frame text:anchor-type="as-char" draw:z-index="2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6">C.</text:span></text:span><draw:frame text:anchor-type="as-char" draw:z-index="2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.3">
          <table:table-cell table:style-name="Table2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Standard"><text:span text:style-name="T1">9.</text:span></text:p>
          </table:table-cell>
          <table:table-cell table:style-name="Table35.B1" table:number-columns-spanned="2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0 &amp;&amp; i++ == 0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covered-table-cell/>
          <table:table-cell table:style-name="Table35.D1" office:value-type="string">
            <text:p text:style-name="Standard"/>
          </table:table-cell>
        </table:table-row>
        <text:soft-page-break/>
        <table:table-row table:style-name="Table35.1">
          <table:table-cell table:style-name="Table35.A2" table:number-columns-spanned="4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6">A.</text:span></text:span><draw:frame text:anchor-type="as-char" draw:z-index="2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2</text:span></text:p>
                  <text:p text:style-name="HTML_20_Preformatted"><text:span text:style-name="T5">main:5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6">B.</text:span></text:span><draw:frame text:anchor-type="as-char" draw:z-index="2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6">C.</text:span></text:span><draw:frame text:anchor-type="as-char" draw:z-index="2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2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5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if(i++ == 0 &amp;&amp; i++ == 1)</text:span></text:p>
            <text:p text:style-name="HTML_20_Preformatted"><text:span text:style-name="T5">{</text:span></text:p>
            <text:p text:style-name="HTML_20_Preformatted"><text:span text:style-name="T5">System.out.println("if block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5.D4" office:value-type="string">
            <text:p text:style-name="Standard"/>
          </table:table-cell>
        </table:table-row>
        <table:table-row table:style-name="Table35.1">
          <table:table-cell table:style-name="Table35.A5" table:number-columns-spanned="4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6">A.</text:span></text:span><draw:frame text:anchor-type="as-char" draw:z-index="2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f block:2</text:span></text:p>
                  <text:p text:style-name="HTML_20_Preformatted"><text:span text:style-name="T5">main:4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<text:soft-page-break/><text:span text:style-name="pd-r10"><text:span text:style-name="T6">B.</text:span></text:span><draw:frame text:anchor-type="as-char" draw:z-index="2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6">C.</text:span></text:span><draw:frame text:anchor-type="as-char" draw:z-index="2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:2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Standard"><text:span text:style-name="T1">11.</text:span></text:p>
          </table:table-cell>
          <table:table-cell table:style-name="Table42.B1" office:value-type="string">
            <text:p text:style-name="HTML_20_Preformatted"><text:span text:style-name="T5">class K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true);</text:span></text:p>
            <text:p text:style-name="HTML_20_Preformatted"><text:span text:style-name="T5">System.out.println(!true);</text:span></text:p>
            <text:p text:style-name="HTML_20_Preformatted"><text:span text:style-name="T5">System.out.println(true || true);</text:span></text:p>
            <text:p text:style-name="HTML_20_Preformatted"><text:span text:style-name="T5">System.out.println(true || false);</text:span></text:p>
            <text:p text:style-name="HTML_20_Preformatted"><text:span text:style-name="T5">System.out.println(false || false);</text:span></text:p>
            <text:p text:style-name="HTML_20_Preformatted"><text:span text:style-name="T5">System.out.println(false || true);</text:span></text:p>
            <text:p text:style-name="HTML_20_Preformatted"><text:span text:style-name="T5">System.out.println(true &amp;&amp; true);</text:span></text:p>
            <text:p text:style-name="HTML_20_Preformatted"><text:span text:style-name="T5">System.out.println(true &amp;&amp; false);</text:span></text:p>
            <text:p text:style-name="HTML_20_Preformatted"><text:span text:style-name="T5">System.out.println(false &amp;&amp; false);</text:span></text:p>
            <text:p text:style-name="HTML_20_Preformatted"><text:span text:style-name="T5">System.out.println(false &amp;&amp; true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42.C1" office:value-type="string">
            <text:p text:style-name="Standard"/>
          </table:table-cell>
        </table:table-row>
        <table:table-row table:style-name="Table42.1">
          <table:table-cell table:style-name="Table42.A2" table:number-columns-spanned="3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6">A.</text:span></text:span><draw:frame text:anchor-type="as-char" draw:z-index="3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false</text:span></text:p>
                  <text:p text:style-name="HTML_20_Preformatted"><text:span text:style-name="T5">false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6">B.</text:span></text:span><draw:frame text:anchor-type="as-char" draw:z-index="3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false</text:span></text:p>
                  <text:p text:style-name="HTML_20_Preformatted"><text:span text:style-name="T5">false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6">C.</text:span></text:span><draw:frame text:anchor-type="as-char" draw:z-index="3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true</text:span></text:p>
                  <text:p text:style-name="HTML_20_Preformatted"><text:span text:style-name="T5">true</text:span></text:p>
                  <text:p text:style-name="HTML_20_Preformatted"><text:span text:style-name="T5">false</text:span></text:p>
                  <text:p text:style-name="HTML_20_Preformatted"><text:span text:style-name="T5">false</text:span></text:p>
                  <text:p text:style-name="HTML_20_Preformatted"><text:span text:style-name="T5">true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2.3">
          <table:table-cell table:style-name="Table4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2.1">
          <table:table-cell table:style-name="Table42.A1" office:value-type="string">
            <text:p text:style-name="Standard"><text:span text:style-name="T1">12.</text:span></text:p>
          </table:table-cell>
          <table:table-cell table:style-name="Table42.B1" office:value-type="string">
            <text:p text:style-name="HTML_20_Preformatted"><text:span text:style-name="T5">class L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true || (i++ == 0)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oft-page-break/><text:span text:style-name="T5">}</text:span></text:p>
            <text:p text:style-name="P2"/>
          </table:table-cell>
          <table:table-cell table:style-name="Table42.C4" office:value-type="string">
            <text:p text:style-name="Standard"/>
          </table:table-cell>
        </table:table-row>
        <table:table-row table:style-name="Table42.1">
          <table:table-cell table:style-name="Table42.A5" table:number-columns-spanned="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6">A.</text:span></text:span><draw:frame text:anchor-type="as-char" draw:z-index="3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Standard"><text:span text:style-name="pd-r10"><text:span text:style-name="T6">B.</text:span></text:span><draw:frame text:anchor-type="as-char" draw:z-index="3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6">C.</text:span></text:span><draw:frame text:anchor-type="as-char" draw:z-index="3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2.3">
          <table:table-cell table:style-name="Table4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Standard"><text:span text:style-name="T1">13.</text:span></text:p>
          </table:table-cell>
          <table:table-cell table:style-name="Table49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false || (i++ == 0)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49.C1" office:value-type="string">
            <text:p text:style-name="Standard"/>
          </table:table-cell>
        </table:table-row>
        <table:table-row table:style-name="Table49.1">
          <table:table-cell table:style-name="Table49.A2" table:number-columns-spanned="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pd-r10"><text:span text:style-name="T6">A.</text:span></text:span><draw:frame text:anchor-type="as-char" draw:z-index="3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</text:span></text:p>
                  <text:p text:style-name="HTML_20_Preformatted"><text:span text:style-name="T5">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6">B.</text:span></text:span><draw:frame text:anchor-type="as-char" draw:z-index="3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6">C.</text:span></text:span><draw:frame text:anchor-type="as-char" draw:z-index="3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1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9.3">
          <table:table-cell table:style-name="Table4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9.1">
          <table:table-cell table:style-name="Table49.A1" office:value-type="string">
            <text:p text:style-name="Standard"><text:span text:style-name="T1">14.</text:span></text:p>
          </table:table-cell>
          <table:table-cell table:style-name="Table49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false &amp;&amp; (i++ == 0)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49.C4" office:value-type="string">
            <text:p text:style-name="Standard"/>
          </table:table-cell>
        </table:table-row>
        <table:table-row table:style-name="Table49.1">
          <table:table-cell table:style-name="Table49.A5" table:number-columns-spanned="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6">A.</text:span></text:span><draw:frame text:anchor-type="as-char" draw:z-index="3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</text:span></text:p>
                  <text:p text:style-name="HTML_20_Preformatted"><text:span text:style-name="T5">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Standard"><text:span text:style-name="pd-r10"><text:span text:style-name="T6">B.</text:span></text:span><draw:frame text:anchor-type="as-char" draw:z-index="4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</text:span></text:p>
                  <text:p text:style-name="HTML_20_Preformatted"><text:span text:style-name="T5">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oft-page-break/><text:span text:style-name="pd-r10"><text:span text:style-name="T6">C.</text:span></text:span><draw:frame text:anchor-type="as-char" draw:z-index="4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9.3">
          <table:table-cell table:style-name="Table4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Standard"><text:span text:style-name="T1">15.</text:span></text:p>
          </table:table-cell>
          <table:table-cell table:style-name="Table56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0;</text:span></text:p>
            <text:p text:style-name="HTML_20_Preformatted"><text:span text:style-name="T5">System.out.println(true &amp;&amp; (i++ == 0));</text:span></text:p>
            <text:p text:style-name="HTML_20_Preformatted"><text:span text:style-name="T5">System.out.println(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56.C1" office:value-type="string">
            <text:p text:style-name="Standard"/>
          </table:table-cell>
        </table:table-row>
        <table:table-row table:style-name="Table56.1">
          <table:table-cell table:style-name="Table56.A2" table:number-columns-spanned="3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6">A.</text:span></text:span><draw:frame text:anchor-type="as-char" draw:z-index="4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6">B.</text:span></text:span><draw:frame text:anchor-type="as-char" draw:z-index="4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0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6">C.</text:span></text:span><draw:frame text:anchor-type="as-char" draw:z-index="4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</text:span></text:p>
                  <text:p text:style-name="HTML_20_Preformatted"><text:span text:style-name="T5">1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6.3">
          <table:table-cell table:style-name="Table5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6.1">
          <table:table-cell table:style-name="Table56.A1" office:value-type="string">
            <text:p text:style-name="Standard"><text:span text:style-name="T1">16.</text:span></text:p>
          </table:table-cell>
          <table:table-cell table:style-name="Table56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oft-page-break/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lock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56.C4" office:value-type="string">
            <text:p text:style-name="Standard"/>
          </table:table-cell>
        </table:table-row>
        <table:table-row table:style-name="Table56.1">
          <table:table-cell table:style-name="Table56.A5" table:number-columns-spanned="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Standard"><text:span text:style-name="pd-r10"><text:span text:style-name="T6">A.</text:span></text:span><draw:frame text:anchor-type="as-char" draw:z-index="4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6">B.</text:span></text:span><draw:frame text:anchor-type="as-char" draw:z-index="4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Standard"><text:span text:style-name="pd-r10"><text:span text:style-name="T6">C.</text:span></text:span><draw:frame text:anchor-type="as-char" draw:z-index="4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6.3">
          <table:table-cell table:style-name="Table5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Standard"><text:span text:style-name="T1">17.</text:span></text:p>
          </table:table-cell>
          <table:table-cell table:style-name="Table63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oft-page-break/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lock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63.C1" office:value-type="string">
            <text:p text:style-name="Standard"/>
          </table:table-cell>
        </table:table-row>
        <table:table-row table:style-name="Table63.1">
          <table:table-cell table:style-name="Table63.A2" table:number-columns-spanned="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Standard"><text:span text:style-name="pd-r10"><text:span text:style-name="T6">A.</text:span></text:span><draw:frame text:anchor-type="as-char" draw:z-index="4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6">B.</text:span></text:span><draw:frame text:anchor-type="as-char" draw:z-index="4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6">C.</text:span></text:span><draw:frame text:anchor-type="as-char" draw:z-index="5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3.3">
          <table:table-cell table:style-name="Table6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3.1">
          <table:table-cell table:style-name="Table63.A1" office:value-type="string">
            <text:p text:style-name="Standard"><text:span text:style-name="T1">18.</text:span></text:p>
          </table:table-cell>
          <table:table-cell table:style-name="Table63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System.out.println("else block");</text:span></text:p>
            <text:p text:style-name="HTML_20_Preformatted"><text:soft-page-break/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63.C4" office:value-type="string">
            <text:p text:style-name="Standard"/>
          </table:table-cell>
        </table:table-row>
        <table:table-row table:style-name="Table63.1">
          <table:table-cell table:style-name="Table63.A5" table:number-columns-spanned="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6">A.</text:span></text:span><draw:frame text:anchor-type="as-char" draw:z-index="5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6">B.</text:span></text:span><draw:frame text:anchor-type="as-char" draw:z-index="5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6">C.</text:span></text:span><draw:frame text:anchor-type="as-char" draw:z-index="5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3.3">
          <table:table-cell table:style-name="Table6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Standard"><text:span text:style-name="T1">19.</text:span></text:p>
          </table:table-cell>
          <table:table-cell table:style-name="Table70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><text:soft-page-break/></text:p>
          </table:table-cell>
          <table:table-cell table:style-name="Table70.C1" office:value-type="string">
            <text:p text:style-name="Standard"/>
          </table:table-cell>
        </table:table-row>
        <table:table-row table:style-name="Table70.1">
          <table:table-cell table:style-name="Table70.A2" table:number-columns-spanned="3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6">A.</text:span></text:span><draw:frame text:anchor-type="as-char" draw:z-index="5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Standard"><text:span text:style-name="pd-r10"><text:span text:style-name="T6">B.</text:span></text:span><draw:frame text:anchor-type="as-char" draw:z-index="5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6">C.</text:span></text:span><draw:frame text:anchor-type="as-char" draw:z-index="5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0.3">
          <table:table-cell table:style-name="Table7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0.1">
          <table:table-cell table:style-name="Table70.A1" office:value-type="string">
            <text:p text:style-name="Standard"><text:span text:style-name="T1">20.</text:span></text:p>
          </table:table-cell>
          <table:table-cell table:style-name="Table70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lock stmt1");</text:span></text:p>
            <text:p text:style-name="HTML_20_Preformatted"><text:soft-page-break/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70.C4" office:value-type="string">
            <text:p text:style-name="Standard"/>
          </table:table-cell>
        </table:table-row>
        <table:table-row table:style-name="Table70.1">
          <table:table-cell table:style-name="Table70.A5" table:number-columns-spanned="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Standard"><text:span text:style-name="pd-r10"><text:span text:style-name="T6">A.</text:span></text:span><draw:frame text:anchor-type="as-char" draw:z-index="5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6">B.</text:span></text:span><draw:frame text:anchor-type="as-char" draw:z-index="5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Standard"><text:span text:style-name="pd-r10"><text:span text:style-name="T6">C.</text:span></text:span><draw:frame text:anchor-type="as-char" draw:z-index="5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0.3">
          <table:table-cell table:style-name="Table7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7" table:style-name="Table77">
        <table:table-column table:style-name="Table77.A"/>
        <table:table-column table:style-name="Table77.B"/>
        <table:table-column table:style-name="Table77.C"/>
        <table:table-row table:style-name="Table77.1">
          <table:table-cell table:style-name="Table77.A1" office:value-type="string">
            <text:p text:style-name="Standard"><text:span text:style-name="T1">21.</text:span></text:p>
          </table:table-cell>
          <table:table-cell table:style-name="Table77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oft-page-break/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nt i = 110;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i = 220;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77.C1" office:value-type="string">
            <text:p text:style-name="Standard"/>
          </table:table-cell>
        </table:table-row>
        <table:table-row table:style-name="Table77.1">
          <table:table-cell table:style-name="Table77.A2" table:number-columns-spanned="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6">A.</text:span></text:span><draw:frame text:anchor-type="as-char" draw:z-index="6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:2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Standard"><text:span text:style-name="pd-r10"><text:span text:style-name="T6">B.</text:span></text:span><draw:frame text:anchor-type="as-char" draw:z-index="6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Standard"><text:span text:style-name="pd-r10"><text:span text:style-name="T6">C.</text:span></text:span><draw:frame text:anchor-type="as-char" draw:z-index="6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:2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7.3">
          <table:table-cell table:style-name="Table7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7.1">
          <table:table-cell table:style-name="Table77.A1" office:value-type="string">
            <text:p text:style-name="Standard"><text:span text:style-name="T1">22.</text:span></text:p>
          </table:table-cell>
          <table:table-cell table:style-name="Table77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oft-page-break/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10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i = i + 20;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 = i + 30;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77.C4" office:value-type="string">
            <text:p text:style-name="Standard"/>
          </table:table-cell>
        </table:table-row>
        <table:table-row table:style-name="Table77.1">
          <table:table-cell table:style-name="Table77.A5" table:number-columns-spanned="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Standard"><text:span text:style-name="pd-r10"><text:span text:style-name="T6">A.</text:span></text:span><draw:frame text:anchor-type="as-char" draw:z-index="6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:4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6">B.</text:span></text:span><draw:frame text:anchor-type="as-char" draw:z-index="6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Standard"><text:span text:style-name="pd-r10"><text:span text:style-name="T6">C.</text:span></text:span><draw:frame text:anchor-type="as-char" draw:z-index="6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: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7.3">
          <table:table-cell table:style-name="Table7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4" table:style-name="Table84">
        <table:table-column table:style-name="Table84.A"/>
        <table:table-column table:style-name="Table84.B"/>
        <table:table-column table:style-name="Table84.C"/>
        <text:soft-page-break/>
        <table:table-row table:style-name="Table84.1">
          <table:table-cell table:style-name="Table84.A1" office:value-type="string">
            <text:p text:style-name="Standard"><text:span text:style-name="T1">23.</text:span></text:p>
          </table:table-cell>
          <table:table-cell table:style-name="Table84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10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i = i + 20;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 = i + 30;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84.C1" office:value-type="string">
            <text:p text:style-name="Standard"/>
          </table:table-cell>
        </table:table-row>
        <table:table-row table:style-name="Table84.1">
          <table:table-cell table:style-name="Table84.A2" table:number-columns-spanned="3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pd-r10"><text:span text:style-name="T6">A.</text:span></text:span><draw:frame text:anchor-type="as-char" draw:z-index="6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:4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Standard"><text:span text:style-name="pd-r10"><text:span text:style-name="T6">B.</text:span></text:span><draw:frame text:anchor-type="as-char" draw:z-index="6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oft-page-break/><text:span text:style-name="pd-r10"><text:span text:style-name="T6">C.</text:span></text:span><draw:frame text:anchor-type="as-char" draw:z-index="6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main end:3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4.3">
          <table:table-cell table:style-name="Table8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4.1">
          <table:table-cell table:style-name="Table84.A1" office:value-type="string">
            <text:p text:style-name="Standard"><text:span text:style-name="T1">24.</text:span></text:p>
          </table:table-cell>
          <table:table-cell table:style-name="Table84.B1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;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84.C4" office:value-type="string">
            <text:p text:style-name="Standard"/>
          </table:table-cell>
        </table:table-row>
        <table:table-row table:style-name="Table84.1">
          <table:table-cell table:style-name="Table84.A5" table:number-columns-spanned="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Standard"><text:span text:style-name="pd-r10"><text:span text:style-name="T6">A.</text:span></text:span><draw:frame text:anchor-type="as-char" draw:z-index="6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oft-page-break/><text:span text:style-name="pd-r10"><text:span text:style-name="T6">B.</text:span></text:span><draw:frame text:anchor-type="as-char" draw:z-index="7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 block </text:span></text:p>
                  <text:p text:style-name="HTML_20_Preformatted"><text:span text:style-name="T5">else block stmt1 </text:span></text:p>
                  <text:p text:style-name="HTML_20_Preformatted"><text:span text:style-name="T5">else block stmt2 </text:span></text:p>
                  <text:p text:style-name="HTML_20_Preformatted"><text:span text:style-name="T5">else block stmt3 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Standard"><text:span text:style-name="pd-r10"><text:span text:style-name="T6">C.</text:span></text:span><draw:frame text:anchor-type="as-char" draw:z-index="7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4.3">
          <table:table-cell table:style-name="Table8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Standard"><text:span text:style-name="T1">25.</text:span></text:p>
          </table:table-cell>
          <table:table-cell table:style-name="Table91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 block");</text:span></text:p>
            <text:p text:style-name="HTML_20_Preformatted"><text:span text:style-name="T5">}</text:span></text:p>
            <text:p text:style-name="HTML_20_Preformatted"><text:span text:style-name="T5">else;</text:span></text:p>
            <text:p text:style-name="HTML_20_Preformatted"><text:span text:style-name="T5">{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91.C1" office:value-type="string">
            <text:p text:style-name="Standard"/>
          </table:table-cell>
        </table:table-row>
        <table:table-row table:style-name="Table91.1">
          <table:table-cell table:style-name="Table91.A2" table:number-columns-spanned="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Standard"><text:span text:style-name="pd-r10"><text:span text:style-name="T6">A.</text:span></text:span><draw:frame text:anchor-type="as-char" draw:z-index="7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</text:span><text:soft-page-break/><text:span text:style-name="T5">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6">B.</text:span></text:span><draw:frame text:anchor-type="as-char" draw:z-index="7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lock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Standard"><text:span text:style-name="pd-r10"><text:span text:style-name="T6">C.</text:span></text:span><draw:frame text:anchor-type="as-char" draw:z-index="7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1.3">
          <table:table-cell table:style-name="Table9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1.1">
          <table:table-cell table:style-name="Table91.A1" office:value-type="string">
            <text:p text:style-name="Standard"><text:span text:style-name="T1">26.</text:span></text:p>
          </table:table-cell>
          <table:table-cell table:style-name="Table91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.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91.C4" office:value-type="string">
            <text:p text:style-name="Standard"/>
          </table:table-cell>
        </table:table-row>
        <table:table-row table:style-name="Table91.1">
          <table:table-cell table:style-name="Table91.A5" table:number-columns-spanned="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Standard"><text:span text:style-name="pd-r10"><text:span text:style-name="T6">A.</text:span></text:span><draw:frame text:anchor-type="as-char" draw:z-index="7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oft-page-break/><text:span text:style-name="pd-r10"><text:span text:style-name="T6">B.</text:span></text:span><draw:frame text:anchor-type="as-char" draw:z-index="7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Standard"><text:span text:style-name="pd-r10"><text:span text:style-name="T6">C.</text:span></text:span><draw:frame text:anchor-type="as-char" draw:z-index="7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1.3">
          <table:table-cell table:style-name="Table9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Standard"><text:span text:style-name="T1">27.</text:span></text:p>
          </table:table-cell>
          <table:table-cell table:style-name="Table98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-block");</text:span></text:p>
            <text:p text:style-name="HTML_20_Preformatted"><text:span text:style-name="T5">}</text:span></text:p>
            <text:p text:style-name="HTML_20_Preformatted"><text:span text:style-name="T5">System.out.println("some thing");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98.C1" office:value-type="string">
            <text:p text:style-name="Standard"/>
          </table:table-cell>
        </table:table-row>
        <table:table-row table:style-name="Table98.1">
          <table:table-cell table:style-name="Table98.A2" table:number-columns-spanned="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Standard"><text:span text:style-name="pd-r10"><text:span text:style-name="T6">A.</text:span></text:span><draw:frame text:anchor-type="as-char" draw:z-index="7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lock</text:span></text:p>
                  <text:p text:style-name="HTML_20_Preformatted"><text:span text:style-name="T5">some thing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Standard"><text:span text:style-name="pd-r10"><text:span text:style-name="T6">B.</text:span></text:span><draw:frame text:anchor-type="as-char" draw:z-index="7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Standard"><text:span text:style-name="pd-r10"><text:span text:style-name="T6">C.</text:span></text:span><draw:frame text:anchor-type="as-char" draw:z-index="8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8.3">
          <table:table-cell table:style-name="Table9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8.1">
          <table:table-cell table:style-name="Table98.A1" office:value-type="string">
            <text:p text:style-name="Standard"><text:span text:style-name="T1">28.</text:span></text:p>
          </table:table-cell>
          <table:table-cell table:style-name="Table98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;</text:span></text:p>
            <text:p text:style-name="HTML_20_Preformatted"><text:span text:style-name="T5">{</text:span></text:p>
            <text:p text:style-name="HTML_20_Preformatted"><text:span text:style-name="T5">System.out.println("if-block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98.C4" office:value-type="string">
            <text:p text:style-name="Standard"/>
          </table:table-cell>
        </table:table-row>
        <table:table-row table:style-name="Table98.1">
          <table:table-cell table:style-name="Table98.A5" table:number-columns-spanned="3" office:value-type="string"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6">A.</text:span></text:span><draw:frame text:anchor-type="as-char" draw:z-index="8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6">B.</text:span></text:span><draw:frame text:anchor-type="as-char" draw:z-index="8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Standard"><text:soft-page-break/><text:span text:style-name="pd-r10"><text:span text:style-name="T6">C.</text:span></text:span><draw:frame text:anchor-type="as-char" draw:z-index="8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8.3">
          <table:table-cell table:style-name="Table9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Standard"><text:span text:style-name="T1">29.</text:span></text:p>
          </table:table-cell>
          <table:table-cell table:style-name="Table105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;</text:span></text:p>
            <text:p text:style-name="HTML_20_Preformatted"><text:span text:style-name="T5">{</text:span></text:p>
            <text:p text:style-name="HTML_20_Preformatted"><text:span text:style-name="T5">System.out.println("if-block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lock stmt1");</text:span></text:p>
            <text:p text:style-name="HTML_20_Preformatted"><text:span text:style-name="T5">System.out.println("else block stmt2");</text:span></text:p>
            <text:p text:style-name="HTML_20_Preformatted"><text:span text:style-name="T5">System.out.println("else block stmt3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05.C1" office:value-type="string">
            <text:p text:style-name="Standard"/>
          </table:table-cell>
        </table:table-row>
        <table:table-row table:style-name="Table105.1">
          <table:table-cell table:style-name="Table105.A2" table:number-columns-spanned="3" office:value-type="string"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Standard"><text:span text:style-name="pd-r10"><text:span text:style-name="T6">A.</text:span></text:span><draw:frame text:anchor-type="as-char" draw:z-index="8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lock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Standard"><text:span text:style-name="pd-r10"><text:span text:style-name="T6">B.</text:span></text:span><draw:frame text:anchor-type="as-char" draw:z-index="8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Standard"><text:soft-page-break/><text:span text:style-name="pd-r10"><text:span text:style-name="T6">C.</text:span></text:span><draw:frame text:anchor-type="as-char" draw:z-index="8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lock stmt1</text:span></text:p>
                  <text:p text:style-name="HTML_20_Preformatted"><text:span text:style-name="T5">else block stmt2</text:span></text:p>
                  <text:p text:style-name="HTML_20_Preformatted"><text:span text:style-name="T5">else block stmt3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5.3">
          <table:table-cell table:style-name="Table10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5.1">
          <table:table-cell table:style-name="Table105.A1" office:value-type="string">
            <text:p text:style-name="Standard"><text:span text:style-name="T1">30.</text:span></text:p>
          </table:table-cell>
          <table:table-cell table:style-name="Table105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P1"/>
            <text:p text:style-name="HTML_20_Preformatted"><text:span text:style-name="T5">{</text:span></text:p>
            <text:p text:style-name="HTML_20_Preformatted"><text:span text:style-name="T5">System.out.println("block1-stmt1");</text:span></text:p>
            <text:p text:style-name="HTML_20_Preformatted"><text:span text:style-name="T5">System.out.println("block1-stmt2");</text:span></text:p>
            <text:p text:style-name="HTML_20_Preformatted"><text:span text:style-name="T5">System.out.println("block1-stmt3");</text:span></text:p>
            <text:p text:style-name="HTML_20_Preformatted"><text:span text:style-name="T5">System.out.println("block1-stmt4");</text:span></text:p>
            <text:p text:style-name="HTML_20_Preformatted"><text:span text:style-name="T5">}</text:span></text:p>
            <text:p text:style-name="P1"/>
            <text:p text:style-name="HTML_20_Preformatted"><text:span text:style-name="T5">System.out.println("some thing");</text:span></text:p>
            <text:p text:style-name="P1"/>
            <text:p text:style-name="HTML_20_Preformatted"><text:span text:style-name="T5">{</text:span></text:p>
            <text:p text:style-name="HTML_20_Preformatted"><text:span text:style-name="T5">System.out.println("block2-stmt1");</text:span></text:p>
            <text:p text:style-name="HTML_20_Preformatted"><text:span text:style-name="T5">System.out.println("block2-stmt2");</text:span></text:p>
            <text:p text:style-name="HTML_20_Preformatted"><text:span text:style-name="T5">System.out.println("block2-stmt3");</text:span></text:p>
            <text:p text:style-name="HTML_20_Preformatted"><text:span text:style-name="T5">System.out.println("block2-stmt4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05.C4" office:value-type="string">
            <text:p text:style-name="Standard"/>
          </table:table-cell>
        </table:table-row>
        <table:table-row table:style-name="Table105.1">
          <table:table-cell table:style-name="Table105.A5" table:number-columns-spanned="3" office:value-type="string"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Standard"><text:span text:style-name="pd-r10"><text:span text:style-name="T6">A.</text:span></text:span><draw:frame text:anchor-type="as-char" draw:z-index="8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block1-stmt1</text:span></text:p>
                  <text:p text:style-name="HTML_20_Preformatted"><text:span text:style-name="T5">block1-stmt2</text:span></text:p>
                  <text:p text:style-name="HTML_20_Preformatted"><text:span text:style-name="T5">block1-stmt3</text:span></text:p>
                  <text:p text:style-name="HTML_20_Preformatted"><text:span text:style-name="T5">block1-stmt4</text:span></text:p>
                  <text:p text:style-name="HTML_20_Preformatted"><text:span text:style-name="T5">some thing</text:span></text:p>
                  <text:p text:style-name="HTML_20_Preformatted"><text:span text:style-name="T5">block2-stmt1</text:span></text:p>
                  <text:p text:style-name="HTML_20_Preformatted"><text:span text:style-name="T5">block2-stmt2</text:span></text:p>
                  <text:p text:style-name="HTML_20_Preformatted"><text:span text:style-name="T5">block2-stmt3</text:span></text:p>
                  <text:p text:style-name="HTML_20_Preformatted"><text:span text:style-name="T5">block2-stmt4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Standard"><text:span text:style-name="pd-r10"><text:span text:style-name="T6">B.</text:span></text:span><draw:frame text:anchor-type="as-char" draw:z-index="8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Standard"><text:span text:style-name="pd-r10"><text:span text:style-name="T6">C.</text:span></text:span><draw:frame text:anchor-type="as-char" draw:z-index="8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block1-stmt1 </text:span></text:p>
                  <text:p text:style-name="HTML_20_Preformatted"><text:span text:style-name="T5">block1-stmt2 </text:span></text:p>
                  <text:p text:style-name="HTML_20_Preformatted"><text:span text:style-name="T5">block1-stmt3 </text:span></text:p>
                  <text:p text:style-name="HTML_20_Preformatted"><text:span text:style-name="T5">block1-stmt4 </text:span></text:p>
                  <text:p text:style-name="HTML_20_Preformatted"><text:span text:style-name="T5">some thing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5.3">
          <table:table-cell table:style-name="Table10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Standard"><text:span text:style-name="T1">31.</text:span></text:p>
          </table:table-cell>
          <table:table-cell table:style-name="Table112.B1" office:value-type="string">
            <text:p text:style-name="HTML_20_Preformatted"><text:span text:style-name="T5">class P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P1"/>
            <text:p text:style-name="HTML_20_Preformatted"><text:span text:style-name="T5">{</text:span></text:p>
            <text:p text:style-name="HTML_20_Preformatted"><text:span text:style-name="T5">int i = 10;</text:span></text:p>
            <text:p text:style-name="HTML_20_Preformatted"><text:span text:style-name="T5">System.out.println("block1-stmt1");</text:span></text:p>
            <text:p text:style-name="HTML_20_Preformatted"><text:span text:style-name="T5">System.out.println("block1-stmt2");</text:span></text:p>
            <text:p text:style-name="HTML_20_Preformatted"><text:span text:style-name="T5">System.out.println("block1-stmt3");</text:span></text:p>
            <text:p text:style-name="HTML_20_Preformatted"><text:span text:style-name="T5">System.out.println("block1-stmt4");</text:span></text:p>
            <text:p text:style-name="HTML_20_Preformatted"><text:span text:style-name="T5">}</text:span></text:p>
            <text:p text:style-name="P1"/>
            <text:p text:style-name="HTML_20_Preformatted"><text:span text:style-name="T5">System.out.println("some thing:" + i);</text:span></text:p>
            <text:p text:style-name="P1"/>
            <text:p text:style-name="HTML_20_Preformatted"><text:span text:style-name="T5">{</text:span></text:p>
            <text:p text:style-name="HTML_20_Preformatted"><text:span text:style-name="T5">System.out.println("block2-stmt1");</text:span></text:p>
            <text:p text:style-name="HTML_20_Preformatted"><text:span text:style-name="T5">System.out.println("block2-stmt2");</text:span></text:p>
            <text:p text:style-name="HTML_20_Preformatted"><text:span text:style-name="T5">System.out.println("block2-stmt3");</text:span></text:p>
            <text:p text:style-name="HTML_20_Preformatted"><text:span text:style-name="T5">System.out.println("block2-stmt4");</text:span></text:p>
            <text:p text:style-name="HTML_20_Preformatted"><text:span text:style-name="T5">}</text:span></text:p>
            <text:p text:style-name="HTML_20_Preformatted"><text:span text:style-name="T5">System.out.println("main end: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><text:soft-page-break/></text:p>
          </table:table-cell>
          <table:table-cell table:style-name="Table112.C1" office:value-type="string">
            <text:p text:style-name="Standard"/>
          </table:table-cell>
        </table:table-row>
        <table:table-row table:style-name="Table112.1">
          <table:table-cell table:style-name="Table112.A2" table:number-columns-spanned="3" office:value-type="string"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Standard"><text:span text:style-name="pd-r10"><text:span text:style-name="T6">A.</text:span></text:span><draw:frame text:anchor-type="as-char" draw:z-index="9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block1-stmt1</text:span></text:p>
                  <text:p text:style-name="HTML_20_Preformatted"><text:span text:style-name="T5">block1-stmt2</text:span></text:p>
                  <text:p text:style-name="HTML_20_Preformatted"><text:span text:style-name="T5">block1-stmt3</text:span></text:p>
                  <text:p text:style-name="HTML_20_Preformatted"><text:span text:style-name="T5">block1-stmt4</text:span></text:p>
                  <text:p text:style-name="HTML_20_Preformatted"><text:span text:style-name="T5">some thing</text:span></text:p>
                  <text:p text:style-name="HTML_20_Preformatted"><text:span text:style-name="T5">block2-stmt1</text:span></text:p>
                  <text:p text:style-name="HTML_20_Preformatted"><text:span text:style-name="T5">block2-stmt2</text:span></text:p>
                  <text:p text:style-name="HTML_20_Preformatted"><text:span text:style-name="T5">block2-stmt3</text:span></text:p>
                  <text:p text:style-name="HTML_20_Preformatted"><text:span text:style-name="T5">block2-stmt4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Standard"><text:span text:style-name="pd-r10"><text:span text:style-name="T6">B.</text:span></text:span><draw:frame text:anchor-type="as-char" draw:z-index="9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Standard"><text:soft-page-break/><text:span text:style-name="pd-r10"><text:span text:style-name="T6">C.</text:span></text:span><draw:frame text:anchor-type="as-char" draw:z-index="9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block1-stmt1</text:span></text:p>
                  <text:p text:style-name="HTML_20_Preformatted"><text:span text:style-name="T5">block1-stmt2</text:span></text:p>
                  <text:p text:style-name="HTML_20_Preformatted"><text:span text:style-name="T5">block1-stmt3</text:span></text:p>
                  <text:p text:style-name="HTML_20_Preformatted"><text:span text:style-name="T5">block1-stmt4</text:span></text:p>
                  <text:p text:style-name="HTML_20_Preformatted"><text:span text:style-name="T5">some thing:10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2.3">
          <table:table-cell table:style-name="Table11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2.1">
          <table:table-cell table:style-name="Table112.A1" office:value-type="string">
            <text:p text:style-name="Standard"><text:span text:style-name="T1">32.</text:span></text:p>
          </table:table-cell>
          <table:table-cell table:style-name="Table112.B1" office:value-type="string">
            <text:p text:style-name="HTML_20_Preformatted"><text:span text:style-name="T5">class Q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P1"/>
            <text:p text:style-name="HTML_20_Preformatted"><text:span text:style-name="T5">int i = 10;</text:span></text:p>
            <text:p text:style-name="P1"/>
            <text:p text:style-name="HTML_20_Preformatted"><text:span text:style-name="T5">{ </text:span></text:p>
            <text:p text:style-name="HTML_20_Preformatted"><text:span text:style-name="T5">i = i + 20;</text:span></text:p>
            <text:p text:style-name="HTML_20_Preformatted"><text:span text:style-name="T5">System.out.println("block1-stmt1");</text:span></text:p>
            <text:p text:style-name="HTML_20_Preformatted"><text:span text:style-name="T5">System.out.println("block1-stmt2");</text:span></text:p>
            <text:p text:style-name="HTML_20_Preformatted"><text:span text:style-name="T5">System.out.println("block1-stmt3");</text:span></text:p>
            <text:p text:style-name="HTML_20_Preformatted"><text:span text:style-name="T5">System.out.println("block1-stmt4");</text:span></text:p>
            <text:p text:style-name="HTML_20_Preformatted"><text:span text:style-name="T5">}</text:span></text:p>
            <text:p text:style-name="P1"/>
            <text:p text:style-name="HTML_20_Preformatted"><text:span text:style-name="T5">System.out.println("some thing:" + i);</text:span></text:p>
            <text:p text:style-name="P1"/>
            <text:p text:style-name="HTML_20_Preformatted"><text:span text:style-name="T5">{</text:span></text:p>
            <text:p text:style-name="HTML_20_Preformatted"><text:span text:style-name="T5">i = i + 30;</text:span></text:p>
            <text:p text:style-name="HTML_20_Preformatted"><text:span text:style-name="T5">System.out.println("block2-stmt1");</text:span></text:p>
            <text:p text:style-name="HTML_20_Preformatted"><text:span text:style-name="T5">System.out.println("block2-stmt2");</text:span></text:p>
            <text:p text:style-name="HTML_20_Preformatted"><text:span text:style-name="T5">System.out.println("block2-stmt3");</text:span></text:p>
            <text:p text:style-name="HTML_20_Preformatted"><text:span text:style-name="T5">System.out.println("block2-stmt4")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12.C4" office:value-type="string">
            <text:p text:style-name="Standard"/>
          </table:table-cell>
        </table:table-row>
        <table:table-row table:style-name="Table112.1">
          <table:table-cell table:style-name="Table112.A5" table:number-columns-spanned="3" office:value-type="string"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Standard"><text:span text:style-name="pd-r10"><text:span text:style-name="T6">A.</text:span></text:span><draw:frame text:anchor-type="as-char" draw:z-index="9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block1-stmt1</text:span></text:p>
                  <text:p text:style-name="HTML_20_Preformatted"><text:span text:style-name="T5">block1-stmt2</text:span></text:p>
                  <text:p text:style-name="HTML_20_Preformatted"><text:span text:style-name="T5">block1-stmt3</text:span></text:p>
                  <text:p text:style-name="HTML_20_Preformatted"><text:span text:style-name="T5">block1-stmt4</text:span></text:p>
                  <text:p text:style-name="HTML_20_Preformatted"><text:span text:style-name="T5">some thing:3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Standard"><text:span text:style-name="pd-r10"><text:span text:style-name="T6">B.</text:span></text:span><draw:frame text:anchor-type="as-char" draw:z-index="9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Standard"><text:span text:style-name="pd-r10"><text:span text:style-name="T6">C.</text:span></text:span><draw:frame text:anchor-type="as-char" draw:z-index="9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block1-stmt1 </text:span></text:p>
                  <text:p text:style-name="HTML_20_Preformatted"><text:span text:style-name="T5">block1-stmt2 </text:span></text:p>
                  <text:p text:style-name="HTML_20_Preformatted"><text:span text:style-name="T5">block1-stmt3 </text:span></text:p>
                  <text:p text:style-name="HTML_20_Preformatted"><text:span text:style-name="T5">block1-stmt4 </text:span></text:p>
                  <text:p text:style-name="HTML_20_Preformatted"><text:span text:style-name="T5">some thing:30 </text:span></text:p>
                  <text:p text:style-name="HTML_20_Preformatted"><text:span text:style-name="T5">block2-stmt1 </text:span></text:p>
                  <text:p text:style-name="HTML_20_Preformatted"><text:span text:style-name="T5">block2-stmt2 </text:span></text:p>
                  <text:p text:style-name="HTML_20_Preformatted"><text:span text:style-name="T5">block2-stmt3 </text:span></text:p>
                  <text:p text:style-name="HTML_20_Preformatted"><text:span text:style-name="T5">block2-stmt4 </text:span></text:p>
                  <text:p text:style-name="HTML_20_Preformatted"><text:span text:style-name="T5">main end:6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2.3">
          <table:table-cell table:style-name="Table11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9" table:style-name="Table119">
        <table:table-column table:style-name="Table119.A"/>
        <table:table-column table:style-name="Table119.B"/>
        <table:table-column table:style-name="Table119.C"/>
        <table:table-row table:style-name="Table119.1">
          <table:table-cell table:style-name="Table119.A1" office:value-type="string">
            <text:p text:style-name="Standard"><text:span text:style-name="T1">33.</text:span></text:p>
          </table:table-cell>
          <table:table-cell table:style-name="Table119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oft-page-break/><text:span text:style-name="T5">}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19.C1" office:value-type="string">
            <text:p text:style-name="Standard"/>
          </table:table-cell>
        </table:table-row>
        <table:table-row table:style-name="Table119.1">
          <table:table-cell table:style-name="Table119.A2" table:number-columns-spanned="3" office:value-type="string"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Standard"><text:span text:style-name="pd-r10"><text:span text:style-name="T6">A.</text:span></text:span><draw:frame text:anchor-type="as-char" draw:z-index="9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4" table:style-name="Table114">
              <table:table-column table:style-name="Table114.A"/>
              <table:table-row table:style-name="Table114.1">
                <table:table-cell table:style-name="Table114.A1" office:value-type="string">
                  <text:p text:style-name="Standard"><text:span text:style-name="pd-r10"><text:span text:style-name="T6">B.</text:span></text:span><draw:frame text:anchor-type="as-char" draw:z-index="9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else2-body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Standard"><text:span text:style-name="pd-r10"><text:span text:style-name="T6">C.</text:span></text:span><draw:frame text:anchor-type="as-char" draw:z-index="9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if1 end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9.3">
          <table:table-cell table:style-name="Table11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9.1">
          <table:table-cell table:style-name="Table119.A1" office:value-type="string">
            <text:p text:style-name="Standard"><text:span text:style-name="T1">34.</text:span></text:p>
          </table:table-cell>
          <table:table-cell table:style-name="Table119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oft-page-break/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19.C4" office:value-type="string">
            <text:p text:style-name="Standard"/>
          </table:table-cell>
        </table:table-row>
        <table:table-row table:style-name="Table119.1">
          <table:table-cell table:style-name="Table119.A5" table:number-columns-spanned="3" office:value-type="string"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Standard"><text:span text:style-name="pd-r10"><text:span text:style-name="T6">A.</text:span></text:span><draw:frame text:anchor-type="as-char" draw:z-index="9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ody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Standard"><text:span text:style-name="pd-r10"><text:span text:style-name="T6">B.</text:span></text:span><draw:frame text:anchor-type="as-char" draw:z-index="10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else2-body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18" table:style-name="Table118">
              <table:table-column table:style-name="Table118.A"/>
              <table:table-row table:style-name="Table118.1">
                <table:table-cell table:style-name="Table118.A1" office:value-type="string">
                  <text:p text:style-name="Standard"><text:span text:style-name="pd-r10"><text:span text:style-name="T6">C.</text:span></text:span><draw:frame text:anchor-type="as-char" draw:z-index="10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if1 end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9.3">
          <table:table-cell table:style-name="Table11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26" table:style-name="Table126">
        <table:table-column table:style-name="Table126.A"/>
        <table:table-column table:style-name="Table126.B"/>
        <table:table-column table:style-name="Table126.C"/>
        <table:table-row table:style-name="Table126.1">
          <table:table-cell table:style-name="Table126.A1" office:value-type="string">
            <text:p text:style-name="Standard"><text:span text:style-name="T1">35.</text:span></text:p>
          </table:table-cell>
          <table:table-cell table:style-name="Table126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oft-page-break/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26.C1" office:value-type="string">
            <text:p text:style-name="Standard"/>
          </table:table-cell>
        </table:table-row>
        <table:table-row table:style-name="Table126.1">
          <table:table-cell table:style-name="Table126.A2" table:number-columns-spanned="3" office:value-type="string"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6">A.</text:span></text:span><draw:frame text:anchor-type="as-char" draw:z-index="10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ody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Standard"><text:span text:style-name="pd-r10"><text:span text:style-name="T6">B.</text:span></text:span><draw:frame text:anchor-type="as-char" draw:z-index="10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else2-body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Standard"><text:soft-page-break/><text:span text:style-name="pd-r10"><text:span text:style-name="T6">C.</text:span></text:span><draw:frame text:anchor-type="as-char" draw:z-index="10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6.3">
          <table:table-cell table:style-name="Table12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26.1">
          <table:table-cell table:style-name="Table126.A1" office:value-type="string">
            <text:p text:style-name="Standard"><text:span text:style-name="T1">36.</text:span></text:p>
          </table:table-cell>
          <table:table-cell table:style-name="Table126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 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 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26.C4" office:value-type="string">
            <text:p text:style-name="Standard"/>
          </table:table-cell>
        </table:table-row>
        <table:table-row table:style-name="Table126.1">
          <table:table-cell table:style-name="Table126.A5" table:number-columns-spanned="3" office:value-type="string"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Standard"><text:span text:style-name="pd-r10"><text:span text:style-name="T6">A.</text:span></text:span><draw:frame text:anchor-type="as-char" draw:z-index="10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Standard"><text:span text:style-name="pd-r10"><text:span text:style-name="T6">B.</text:span></text:span><draw:frame text:anchor-type="as-char" draw:z-index="10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Standard"><text:soft-page-break/><text:span text:style-name="pd-r10"><text:span text:style-name="T6">C.</text:span></text:span><draw:frame text:anchor-type="as-char" draw:z-index="10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6.3">
          <table:table-cell table:style-name="Table12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3" table:style-name="Table133">
        <table:table-column table:style-name="Table133.A"/>
        <table:table-column table:style-name="Table133.B"/>
        <table:table-column table:style-name="Table133.C"/>
        <table:table-row table:style-name="Table133.1">
          <table:table-cell table:style-name="Table133.A1" office:value-type="string">
            <text:p text:style-name="Standard"><text:span text:style-name="T1">37.</text:span></text:p>
          </table:table-cell>
          <table:table-cell table:style-name="Table133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33.C1" office:value-type="string">
            <text:p text:style-name="Standard"/>
          </table:table-cell>
        </table:table-row>
        <table:table-row table:style-name="Table133.1">
          <table:table-cell table:style-name="Table133.A2" table:number-columns-spanned="3" office:value-type="string"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Standard"><text:span text:style-name="pd-r10"><text:span text:style-name="T6">A.</text:span></text:span><draw:frame text:anchor-type="as-char" draw:z-index="10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Standard"><text:span text:style-name="pd-r10"><text:span text:style-name="T6">B.</text:span></text:span><draw:frame text:anchor-type="as-char" draw:z-index="10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Standard"><text:soft-page-break/><text:span text:style-name="pd-r10"><text:span text:style-name="T6">C.</text:span></text:span><draw:frame text:anchor-type="as-char" draw:z-index="11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3.3">
          <table:table-cell table:style-name="Table13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3.1">
          <table:table-cell table:style-name="Table133.A1" office:value-type="string">
            <text:p text:style-name="Standard"><text:span text:style-name="T1">38.</text:span></text:p>
          </table:table-cell>
          <table:table-cell table:style-name="Table133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if(tru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33.C4" office:value-type="string">
            <text:p text:style-name="Standard"/>
          </table:table-cell>
        </table:table-row>
        <table:table-row table:style-name="Table133.1">
          <table:table-cell table:style-name="Table133.A5" table:number-columns-spanned="3" office:value-type="string"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Standard"><text:span text:style-name="pd-r10"><text:span text:style-name="T6">A.</text:span></text:span><draw:frame text:anchor-type="as-char" draw:z-index="11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Standard"><text:span text:style-name="pd-r10"><text:span text:style-name="T6">B.</text:span></text:span><draw:frame text:anchor-type="as-char" draw:z-index="11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2" table:style-name="Table132">
              <table:table-column table:style-name="Table132.A"/>
              <table:table-row table:style-name="Table132.1">
                <table:table-cell table:style-name="Table132.A1" office:value-type="string">
                  <text:p text:style-name="Standard"><text:soft-page-break/><text:span text:style-name="pd-r10"><text:span text:style-name="T6">C.</text:span></text:span><draw:frame text:anchor-type="as-char" draw:z-index="11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3.3">
          <table:table-cell table:style-name="Table13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0" table:style-name="Table140">
        <table:table-column table:style-name="Table140.A"/>
        <table:table-column table:style-name="Table140.B"/>
        <table:table-column table:style-name="Table140.C"/>
        <table:table-row table:style-name="Table140.1">
          <table:table-cell table:style-name="Table140.A1" office:value-type="string">
            <text:p text:style-name="Standard"><text:span text:style-name="T1">39.</text:span></text:p>
          </table:table-cell>
          <table:table-cell table:style-name="Table140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if(tru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40.C1" office:value-type="string">
            <text:p text:style-name="Standard"/>
          </table:table-cell>
        </table:table-row>
        <table:table-row table:style-name="Table140.1">
          <table:table-cell table:style-name="Table140.A2" table:number-columns-spanned="3" office:value-type="string"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Standard"><text:span text:style-name="pd-r10"><text:span text:style-name="T6">A.</text:span></text:span><draw:frame text:anchor-type="as-char" draw:z-index="11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Standard"><text:span text:style-name="pd-r10"><text:span text:style-name="T6">B.</text:span></text:span><draw:frame text:anchor-type="as-char" draw:z-index="11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Standard"><text:soft-page-break/><text:span text:style-name="pd-r10"><text:span text:style-name="T6">C.</text:span></text:span><draw:frame text:anchor-type="as-char" draw:z-index="11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0.3">
          <table:table-cell table:style-name="Table14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0.1">
          <table:table-cell table:style-name="Table140.A1" office:value-type="string">
            <text:p text:style-name="Standard"><text:span text:style-name="T1">40.</text:span></text:p>
          </table:table-cell>
          <table:table-cell table:style-name="Table140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if(fals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40.C4" office:value-type="string">
            <text:p text:style-name="Standard"/>
          </table:table-cell>
        </table:table-row>
        <table:table-row table:style-name="Table140.1">
          <table:table-cell table:style-name="Table140.A5" table:number-columns-spanned="3" office:value-type="string"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Standard"><text:span text:style-name="pd-r10"><text:span text:style-name="T6">A.</text:span></text:span><draw:frame text:anchor-type="as-char" draw:z-index="11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8" table:style-name="Table138">
              <table:table-column table:style-name="Table138.A"/>
              <table:table-row table:style-name="Table138.1">
                <table:table-cell table:style-name="Table138.A1" office:value-type="string">
                  <text:p text:style-name="Standard"><text:span text:style-name="pd-r10"><text:span text:style-name="T6">B.</text:span></text:span><draw:frame text:anchor-type="as-char" draw:z-index="11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39" table:style-name="Table139">
              <table:table-column table:style-name="Table139.A"/>
              <table:table-row table:style-name="Table139.1">
                <table:table-cell table:style-name="Table139.A1" office:value-type="string">
                  <text:p text:style-name="Standard"><text:soft-page-break/><text:span text:style-name="pd-r10"><text:span text:style-name="T6">C.</text:span></text:span><draw:frame text:anchor-type="as-char" draw:z-index="11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0.3">
          <table:table-cell table:style-name="Table14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7" table:style-name="Table147">
        <table:table-column table:style-name="Table147.A"/>
        <table:table-column table:style-name="Table147.B"/>
        <table:table-column table:style-name="Table147.C"/>
        <table:table-row table:style-name="Table147.1">
          <table:table-cell table:style-name="Table147.A1" office:value-type="string">
            <text:p text:style-name="Standard"><text:span text:style-name="T1">41.</text:span></text:p>
          </table:table-cell>
          <table:table-cell table:style-name="Table147.B1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1-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47.C1" office:value-type="string">
            <text:p text:style-name="Standard"/>
          </table:table-cell>
        </table:table-row>
        <table:table-row table:style-name="Table147.1">
          <table:table-cell table:style-name="Table147.A2" table:number-columns-spanned="3" office:value-type="string"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Standard"><text:span text:style-name="pd-r10"><text:span text:style-name="T6">A.</text:span></text:span><draw:frame text:anchor-type="as-char" draw:z-index="12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Standard"><text:soft-page-break/><text:span text:style-name="pd-r10"><text:span text:style-name="T6">B.</text:span></text:span><draw:frame text:anchor-type="as-char" draw:z-index="12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Standard"><text:span text:style-name="pd-r10"><text:span text:style-name="T6">C.</text:span></text:span><draw:frame text:anchor-type="as-char" draw:z-index="12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7.3">
          <table:table-cell table:style-name="Table14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7.1">
          <table:table-cell table:style-name="Table147.A1" office:value-type="string">
            <text:p text:style-name="Standard"><text:span text:style-name="T1">42.</text:span></text:p>
          </table:table-cell>
          <table:table-cell table:style-name="Table147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2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1-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47.C4" office:value-type="string">
            <text:p text:style-name="Standard"/>
          </table:table-cell>
        </table:table-row>
        <table:table-row table:style-name="Table147.1">
          <table:table-cell table:style-name="Table147.A5" table:number-columns-spanned="3" office:value-type="string"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Standard"><text:span text:style-name="pd-r10"><text:span text:style-name="T6">A.</text:span></text:span><draw:frame text:anchor-type="as-char" draw:z-index="12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Standard"><text:span text:style-name="pd-r10"><text:span text:style-name="T6">B.</text:span></text:span><draw:frame text:anchor-type="as-char" draw:z-index="12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1-body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Standard"><text:span text:style-name="pd-r10"><text:span text:style-name="T6">C.</text:span></text:span><draw:frame text:anchor-type="as-char" draw:z-index="12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7.3">
          <table:table-cell table:style-name="Table14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4" table:style-name="Table154">
        <table:table-column table:style-name="Table154.A"/>
        <table:table-column table:style-name="Table154.B"/>
        <table:table-column table:style-name="Table154.C"/>
        <table:table-row table:style-name="Table154.1">
          <table:table-cell table:style-name="Table154.A1" office:value-type="string">
            <text:p text:style-name="Standard"><text:span text:style-name="T1">43.</text:span></text:p>
          </table:table-cell>
          <table:table-cell table:style-name="Table154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54.C1" office:value-type="string">
            <text:p text:style-name="Standard"/>
          </table:table-cell>
        </table:table-row>
        <table:table-row table:style-name="Table154.1">
          <table:table-cell table:style-name="Table154.A2" table:number-columns-spanned="3" office:value-type="string">
            <table:table table:name="Table148" table:style-name="Table148">
              <table:table-column table:style-name="Table148.A"/>
              <table:table-row table:style-name="Table148.1">
                <table:table-cell table:style-name="Table148.A1" office:value-type="string">
                  <text:p text:style-name="Standard"><text:span text:style-name="pd-r10"><text:span text:style-name="T6">A.</text:span></text:span><draw:frame text:anchor-type="as-char" draw:z-index="12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pan text:style-name="pd-r10"><text:span text:style-name="T6">B.</text:span></text:span><draw:frame text:anchor-type="as-char" draw:z-index="12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1-body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pan text:style-name="pd-r10"><text:span text:style-name="T6">C.</text:span></text:span><draw:frame text:anchor-type="as-char" draw:z-index="12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4.3">
          <table:table-cell table:style-name="Table15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4.1">
          <table:table-cell table:style-name="Table154.A1" office:value-type="string">
            <text:p text:style-name="Standard"><text:span text:style-name="T1">44.</text:span></text:p>
          </table:table-cell>
          <table:table-cell table:style-name="Table154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if(fals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54.C4" office:value-type="string">
            <text:p text:style-name="Standard"/>
          </table:table-cell>
        </table:table-row>
        <table:table-row table:style-name="Table154.1">
          <table:table-cell table:style-name="Table154.A5" table:number-columns-spanned="3" office:value-type="string"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Standard"><text:span text:style-name="pd-r10"><text:span text:style-name="T6">A.</text:span></text:span><draw:frame text:anchor-type="as-char" draw:z-index="12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Standard"><text:span text:style-name="pd-r10"><text:span text:style-name="T6">B.</text:span></text:span><draw:frame text:anchor-type="as-char" draw:z-index="13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3" table:style-name="Table153">
              <table:table-column table:style-name="Table153.A"/>
              <table:table-row table:style-name="Table153.1">
                <table:table-cell table:style-name="Table153.A1" office:value-type="string">
                  <text:p text:style-name="Standard"><text:span text:style-name="pd-r10"><text:span text:style-name="T6">C.</text:span></text:span><draw:frame text:anchor-type="as-char" draw:z-index="13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1-body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4.3">
          <table:table-cell table:style-name="Table15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1" table:style-name="Table161">
        <table:table-column table:style-name="Table161.A"/>
        <table:table-column table:style-name="Table161.B"/>
        <table:table-column table:style-name="Table161.C"/>
        <table:table-row table:style-name="Table161.1">
          <table:table-cell table:style-name="Table161.A1" office:value-type="string">
            <text:p text:style-name="Standard"><text:span text:style-name="T1">45.</text:span></text:p>
          </table:table-cell>
          <table:table-cell table:style-name="Table161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if(fals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61.C1" office:value-type="string">
            <text:p text:style-name="Standard"/>
          </table:table-cell>
        </table:table-row>
        <table:table-row table:style-name="Table161.1">
          <table:table-cell table:style-name="Table161.A2" table:number-columns-spanned="3" office:value-type="string"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Standard"><text:span text:style-name="pd-r10"><text:span text:style-name="T6">A.</text:span></text:span><draw:frame text:anchor-type="as-char" draw:z-index="13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Standard"><text:soft-page-break/><text:span text:style-name="pd-r10"><text:span text:style-name="T6">B.</text:span></text:span><draw:frame text:anchor-type="as-char" draw:z-index="13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Standard"><text:span text:style-name="pd-r10"><text:span text:style-name="T6">C.</text:span></text:span><draw:frame text:anchor-type="as-char" draw:z-index="13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1-body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1.3">
          <table:table-cell table:style-name="Table16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1.1">
          <table:table-cell table:style-name="Table161.A1" office:value-type="string">
            <text:p text:style-name="Standard"><text:span text:style-name="T1">46.</text:span></text:p>
          </table:table-cell>
          <table:table-cell table:style-name="Table161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if(fals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61.C4" office:value-type="string">
            <text:p text:style-name="Standard"/>
          </table:table-cell>
        </table:table-row>
        <table:table-row table:style-name="Table161.1">
          <table:table-cell table:style-name="Table161.A5" table:number-columns-spanned="3" office:value-type="string"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Standard"><text:span text:style-name="pd-r10"><text:span text:style-name="T6">A.</text:span></text:span><draw:frame text:anchor-type="as-char" draw:z-index="13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59" table:style-name="Table159">
              <table:table-column table:style-name="Table159.A"/>
              <table:table-row table:style-name="Table159.1">
                <table:table-cell table:style-name="Table159.A1" office:value-type="string">
                  <text:p text:style-name="Standard"><text:soft-page-break/><text:span text:style-name="pd-r10"><text:span text:style-name="T6">B.</text:span></text:span><draw:frame text:anchor-type="as-char" draw:z-index="13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1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0" table:style-name="Table160">
              <table:table-column table:style-name="Table160.A"/>
              <table:table-row table:style-name="Table160.1">
                <table:table-cell table:style-name="Table160.A1" office:value-type="string">
                  <text:p text:style-name="Standard"><text:span text:style-name="pd-r10"><text:span text:style-name="T6">C.</text:span></text:span><draw:frame text:anchor-type="as-char" draw:z-index="13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1.3">
          <table:table-cell table:style-name="Table16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8" table:style-name="Table168">
        <table:table-column table:style-name="Table168.A"/>
        <table:table-column table:style-name="Table168.B"/>
        <table:table-column table:style-name="Table168.C"/>
        <table:table-row table:style-name="Table168.1">
          <table:table-cell table:style-name="Table168.A1" office:value-type="string">
            <text:p text:style-name="Standard"><text:span text:style-name="T1">47.</text:span></text:p>
          </table:table-cell>
          <table:table-cell table:style-name="Table168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if(tru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68.C1" office:value-type="string">
            <text:p text:style-name="Standard"/>
          </table:table-cell>
        </table:table-row>
        <table:table-row table:style-name="Table168.1">
          <table:table-cell table:style-name="Table168.A2" table:number-columns-spanned="3" office:value-type="string"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Standard"><text:span text:style-name="pd-r10"><text:span text:style-name="T6">B.</text:span></text:span><draw:frame text:anchor-type="as-char" draw:z-index="13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oft-page-break/><text:span text:style-name="pd-r10"><text:span text:style-name="T6">C.</text:span></text:span><draw:frame text:anchor-type="as-char" draw:z-index="13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Standard"><text:span text:style-name="pd-r10"><text:span text:style-name="T6">A.</text:span></text:span><draw:frame text:anchor-type="as-char" draw:z-index="14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1 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8.3">
          <table:table-cell table:style-name="Table16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8.1">
          <table:table-cell table:style-name="Table168.A1" office:value-type="string">
            <text:p text:style-name="Standard"><text:span text:style-name="T1">48.</text:span></text:p>
          </table:table-cell>
          <table:table-cell table:style-name="Table168.B1" office:value-type="string">
            <text:p text:style-name="HTML_20_Preformatted"><text:span text:style-name="T5">class P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if(false) </text:span></text:p>
            <text:p text:style-name="HTML_20_Preformatted"><text:span text:style-name="T5">System.out.println("if2 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68.C4" office:value-type="string">
            <text:p text:style-name="Standard"/>
          </table:table-cell>
        </table:table-row>
        <table:table-row table:style-name="Table168.1">
          <table:table-cell table:style-name="Table168.A5" table:number-columns-spanned="3" office:value-type="string">
            <table:table table:name="Table165" table:style-name="Table165">
              <table:table-column table:style-name="Table165.A"/>
              <table:table-row table:style-name="Table165.1">
                <table:table-cell table:style-name="Table165.A1" office:value-type="string">
                  <text:p text:style-name="Standard"><text:span text:style-name="pd-r10"><text:span text:style-name="T6">B.</text:span></text:span><draw:frame text:anchor-type="as-char" draw:z-index="14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Standard"><text:soft-page-break/><text:span text:style-name="pd-r10"><text:span text:style-name="T6">C.</text:span></text:span><draw:frame text:anchor-type="as-char" draw:z-index="14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67" table:style-name="Table167">
              <table:table-column table:style-name="Table167.A"/>
              <table:table-row table:style-name="Table167.1">
                <table:table-cell table:style-name="Table167.A1" office:value-type="string">
                  <text:p text:style-name="Standard"><text:span text:style-name="pd-r10"><text:span text:style-name="T6">A.</text:span></text:span><draw:frame text:anchor-type="as-char" draw:z-index="14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1 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8.3">
          <table:table-cell table:style-name="Table16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4" table:style-name="Table174">
        <table:table-column table:style-name="Table174.A"/>
        <table:table-column table:style-name="Table174.B"/>
        <table:table-column table:style-name="Table174.C"/>
        <table:table-row table:style-name="Table174.1">
          <table:table-cell table:style-name="Table174.A1" office:value-type="string">
            <text:p text:style-name="Standard"><text:span text:style-name="T1">49.</text:span></text:p>
          </table:table-cell>
          <table:table-cell table:style-name="Table174.B1" office:value-type="string">
            <text:p text:style-name="HTML_20_Preformatted"><text:span text:style-name="T5">class Q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2 body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3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3-body");</text:span></text:p>
            <text:p text:style-name="HTML_20_Preformatted"><text:span text:style-name="T5">}</text:span></text:p>
            <text:p text:style-name="HTML_20_Preformatted"><text:span text:style-name="T5">System.out.println("if2 body end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2-body");</text:span></text:p>
            <text:p text:style-name="HTML_20_Preformatted"><text:span text:style-name="T5">}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oft-page-break/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1-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74.C1" office:value-type="string">
            <text:p text:style-name="Standard"/>
          </table:table-cell>
        </table:table-row>
        <table:table-row table:style-name="Table174.1">
          <table:table-cell table:style-name="Table174.A2" table:number-columns-spanned="3" office:value-type="string"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Standard"><text:span text:style-name="pd-r10"><text:span text:style-name="T6">B.</text:span></text:span><draw:frame text:anchor-type="as-char" draw:z-index="14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Standard"><text:span text:style-name="pd-r10"><text:span text:style-name="T6">C.</text:span></text:span><draw:frame text:anchor-type="as-char" draw:z-index="14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3-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Standard"><text:span text:style-name="pd-r10"><text:span text:style-name="T6">A.</text:span></text:span><draw:frame text:anchor-type="as-char" draw:z-index="14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else2 body </text:span></text:p>
                  <text:p text:style-name="HTML_20_Preformatted"><text:span text:style-name="T5">if1 end 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4.1">
          <table:table-cell table:style-name="Table174.A1" office:value-type="string">
            <text:p text:style-name="Standard"><text:span text:style-name="T1">50.</text:span></text:p>
          </table:table-cell>
          <table:table-cell table:style-name="Table174.B1" office:value-type="string">
            <text:p text:style-name="HTML_20_Preformatted"><text:span text:style-name="T5">class R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oft-page-break/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2 body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3 body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System.out.println("if2 body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2-body");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74.C4" office:value-type="string">
            <text:p text:style-name="Standard"/>
          </table:table-cell>
        </table:table-row>
        <table:table-row table:style-name="Table174.1">
          <table:table-cell table:style-name="Table174.A5" table:number-columns-spanned="3" office:value-type="string">
            <table:table table:name="Table172" table:style-name="Table172">
              <table:table-column table:style-name="Table172.A"/>
              <table:table-row table:style-name="Table172.1">
                <table:table-cell table:style-name="Table172.A1" office:value-type="string">
                  <text:p text:style-name="Standard"><text:span text:style-name="pd-r10"><text:span text:style-name="T6">B.</text:span></text:span><draw:frame text:anchor-type="as-char" draw:z-index="14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Standard"><text:span text:style-name="pd-r10"><text:span text:style-name="T6">C.</text:span></text:span><draw:frame text:anchor-type="as-char" draw:z-index="14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3-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1" table:style-name="Table181">
        <table:table-column table:style-name="Table181.A"/>
        <table:table-column table:style-name="Table181.B"/>
        <table:table-column table:style-name="Table181.C"/>
        <table:table-row table:style-name="Table181.1">
          <table:table-cell table:style-name="Table181.A1" office:value-type="string">
            <text:p text:style-name="Standard"><text:span text:style-name="T1">51.</text:span></text:p>
          </table:table-cell>
          <table:table-cell table:style-name="Table181.B1" office:value-type="string">
            <text:p text:style-name="HTML_20_Preformatted"><text:span text:style-name="T5">class S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oft-page-break/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2 body begin");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System.out.println("if2 body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2-body");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81.C1" office:value-type="string">
            <text:p text:style-name="Standard"/>
          </table:table-cell>
        </table:table-row>
        <table:table-row table:style-name="Table181.1">
          <table:table-cell table:style-name="Table181.A2" table:number-columns-spanned="3" office:value-type="string"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Standard"><text:span text:style-name="pd-r10"><text:span text:style-name="T6">A.</text:span></text:span><draw:frame text:anchor-type="as-char" draw:z-index="14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6" table:style-name="Table176">
              <table:table-column table:style-name="Table176.A"/>
              <table:table-row table:style-name="Table176.1">
                <table:table-cell table:style-name="Table176.A1" office:value-type="string">
                  <text:p text:style-name="Standard"><text:span text:style-name="pd-r10"><text:span text:style-name="T6">B.</text:span></text:span><draw:frame text:anchor-type="as-char" draw:z-index="15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Standard"><text:soft-page-break/><text:span text:style-name="pd-r10"><text:span text:style-name="T6">C.</text:span></text:span><draw:frame text:anchor-type="as-char" draw:z-index="15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3-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1.1">
          <table:table-cell table:style-name="Table181.A1" office:value-type="string">
            <text:p text:style-name="Standard"><text:span text:style-name="T1">52.</text:span></text:p>
          </table:table-cell>
          <table:table-cell table:style-name="Table181.B1" office:value-type="string">
            <text:p text:style-name="HTML_20_Preformatted"><text:span text:style-name="T5">class T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{ 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2-body");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81.C4" office:value-type="string">
            <text:p text:style-name="Standard"/>
          </table:table-cell>
        </table:table-row>
        <table:table-row table:style-name="Table181.1">
          <table:table-cell table:style-name="Table181.A5" table:number-columns-spanned="3" office:value-type="string"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Standard"><text:span text:style-name="pd-r10"><text:span text:style-name="T6">A.</text:span></text:span><draw:frame text:anchor-type="as-char" draw:z-index="15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Standard"><text:soft-page-break/><text:span text:style-name="pd-r10"><text:span text:style-name="T6">B.</text:span></text:span><draw:frame text:anchor-type="as-char" draw:z-index="15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pan text:style-name="pd-r10"><text:span text:style-name="T6">C.</text:span></text:span><draw:frame text:anchor-type="as-char" draw:z-index="15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3-body</text:span></text:p>
                  <text:p text:style-name="HTML_20_Preformatted"><text:span text:style-name="T5">if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8" table:style-name="Table188">
        <table:table-column table:style-name="Table188.A"/>
        <table:table-column table:style-name="Table188.B"/>
        <table:table-column table:style-name="Table188.C"/>
        <table:table-row table:style-name="Table188.1">
          <table:table-cell table:style-name="Table188.A1" office:value-type="string">
            <text:p text:style-name="Standard"><text:span text:style-name="T1">53.</text:span></text:p>
          </table:table-cell>
          <table:table-cell table:style-name="Table188.B1" office:value-type="string">
            <text:p text:style-name="HTML_20_Preformatted"><text:span text:style-name="T5">class U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1 begin");</text:span></text:p>
            <text:p text:style-name="HTML_20_Preformatted"><text:span text:style-name="T5">if(false)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else </text:span></text:p>
            <text:p text:style-name="HTML_20_Preformatted"><text:span text:style-name="T5">System.out.println("else2-body");</text:span></text:p>
            <text:p text:style-name="HTML_20_Preformatted"><text:span text:style-name="T5">System.out.println("if1 end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88.C1" office:value-type="string">
            <text:p text:style-name="Standard"/>
          </table:table-cell>
        </table:table-row>
        <table:table-row table:style-name="Table188.1">
          <table:table-cell table:style-name="Table188.A2" table:number-columns-spanned="3" office:value-type="string"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Standard"><text:span text:style-name="pd-r10"><text:span text:style-name="T6">A.</text:span></text:span><draw:frame text:anchor-type="as-char" draw:z-index="15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Standard"><text:span text:style-name="pd-r10"><text:span text:style-name="T6">B.</text:span></text:span><draw:frame text:anchor-type="as-char" draw:z-index="15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2 begin </text:span></text:p>
                  <text:p text:style-name="HTML_20_Preformatted"><text:span text:style-name="T5">if3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Standard"><text:span text:style-name="pd-r10"><text:span text:style-name="T6">C.</text:span></text:span><draw:frame text:anchor-type="as-char" draw:z-index="15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8.3">
          <table:table-cell table:style-name="Table18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8.1">
          <table:table-cell table:style-name="Table188.A1" office:value-type="string">
            <text:p text:style-name="Standard"><text:span text:style-name="T1">54.</text:span></text:p>
          </table:table-cell>
          <table:table-cell table:style-name="Table188.B1" office:value-type="string">
            <text:p text:style-name="HTML_20_Preformatted"><text:span text:style-name="T5">class V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if(false)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else </text:span></text:p>
            <text:p text:style-name="HTML_20_Preformatted"><text:span text:style-name="T5">System.out.println("else2-body");</text:span></text:p>
            <text:p text:style-name="HTML_20_Preformatted"><text:span text:style-name="T5">}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88.C4" office:value-type="string">
            <text:p text:style-name="Standard"/>
          </table:table-cell>
        </table:table-row>
        <table:table-row table:style-name="Table188.1">
          <table:table-cell table:style-name="Table188.A5" table:number-columns-spanned="3" office:value-type="string"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Standard"><text:span text:style-name="pd-r10"><text:span text:style-name="T6">A.</text:span></text:span><draw:frame text:anchor-type="as-char" draw:z-index="15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2-body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186" table:style-name="Table186">
              <table:table-column table:style-name="Table186.A"/>
              <table:table-row table:style-name="Table186.1">
                <table:table-cell table:style-name="Table186.A1" office:value-type="string">
                  <text:p text:style-name="Standard"><text:span text:style-name="pd-r10"><text:span text:style-name="T6">B.</text:span></text:span><draw:frame text:anchor-type="as-char" draw:z-index="15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3-body</text:span></text:p>
                  <text:p text:style-name="HTML_20_Preformatted"><text:span text:style-name="T5">else2-body</text:span></text:p>
                  <text:p text:style-name="HTML_20_Preformatted"><text:span text:style-name="T5">else1-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pan text:style-name="pd-r10"><text:span text:style-name="T6">C.</text:span></text:span><draw:frame text:anchor-type="as-char" draw:z-index="16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8.3">
          <table:table-cell table:style-name="Table18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office:value-type="string">
            <text:p text:style-name="Standard"><text:span text:style-name="T1">55.</text:span></text:p>
          </table:table-cell>
          <table:table-cell table:style-name="Table195.B1" office:value-type="string">
            <text:p text:style-name="HTML_20_Preformatted"><text:span text:style-name="T5">class W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 </text:span></text:p>
            <text:p text:style-name="HTML_20_Preformatted"><text:span text:style-name="T5">if(false)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P1"/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95.C1" office:value-type="string">
            <text:p text:style-name="Standard"/>
          </table:table-cell>
        </table:table-row>
        <text:soft-page-break/>
        <table:table-row table:style-name="Table195.1">
          <table:table-cell table:style-name="Table195.A2" table:number-columns-spanned="3" office:value-type="string"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Standard"><text:span text:style-name="pd-r10"><text:span text:style-name="T6">A.</text:span></text:span><draw:frame text:anchor-type="as-char" draw:z-index="16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2-body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pd-r10"><text:span text:style-name="T6">B.</text:span></text:span><draw:frame text:anchor-type="as-char" draw:z-index="16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3-body</text:span></text:p>
                  <text:p text:style-name="HTML_20_Preformatted"><text:span text:style-name="T5">else2-body</text:span></text:p>
                  <text:p text:style-name="HTML_20_Preformatted"><text:span text:style-name="T5">else1-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1" table:style-name="Table191">
              <table:table-column table:style-name="Table191.A"/>
              <table:table-row table:style-name="Table191.1">
                <table:table-cell table:style-name="Table191.A1" office:value-type="string">
                  <text:p text:style-name="Standard"><text:span text:style-name="pd-r10"><text:span text:style-name="T6">C.</text:span></text:span><draw:frame text:anchor-type="as-char" draw:z-index="16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if1 begin </text:span></text:p>
                  <text:p text:style-name="HTML_20_Preformatted"><text:span text:style-name="T5">else2-body </text:span></text:p>
                  <text:p text:style-name="HTML_20_Preformatted"><text:span text:style-name="T5">if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5.3">
          <table:table-cell table:style-name="Table19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5.1">
          <table:table-cell table:style-name="Table195.A1" office:value-type="string">
            <text:p text:style-name="Standard"><text:span text:style-name="T1">56.</text:span></text:p>
          </table:table-cell>
          <table:table-cell table:style-name="Table195.B1" office:value-type="string">
            <text:p text:style-name="HTML_20_Preformatted"><text:span text:style-name="T5">class X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 </text:span></text:p>
            <text:p text:style-name="HTML_20_Preformatted"><text:span text:style-name="T5">if(false)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pan text:style-name="T5">else </text:span></text:p>
            <text:p text:style-name="HTML_20_Preformatted"><text:soft-page-break/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195.C4" office:value-type="string">
            <text:p text:style-name="Standard"/>
          </table:table-cell>
        </table:table-row>
        <table:table-row table:style-name="Table195.1">
          <table:table-cell table:style-name="Table195.A5" table:number-columns-spanned="3" office:value-type="string"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Standard"><text:span text:style-name="pd-r10"><text:span text:style-name="T6">A.</text:span></text:span><draw:frame text:anchor-type="as-char" draw:z-index="16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2-body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Standard"><text:span text:style-name="pd-r10"><text:span text:style-name="T6">B.</text:span></text:span><draw:frame text:anchor-type="as-char" draw:z-index="16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Standard"><text:span text:style-name="pd-r10"><text:span text:style-name="T6">C.</text:span></text:span><draw:frame text:anchor-type="as-char" draw:z-index="16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2-body</text:span></text:p>
                  <text:p text:style-name="HTML_20_Preformatted"><text:span text:style-name="T5">else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5.3">
          <table:table-cell table:style-name="Table19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2" table:style-name="Table202">
        <table:table-column table:style-name="Table202.A"/>
        <table:table-column table:style-name="Table202.B"/>
        <table:table-column table:style-name="Table202.C"/>
        <table:table-row table:style-name="Table202.1">
          <table:table-cell table:style-name="Table202.A1" office:value-type="string">
            <text:p text:style-name="Standard"><text:span text:style-name="T1">57.</text:span></text:p>
          </table:table-cell>
          <table:table-cell table:style-name="Table202.B1" office:value-type="string">
            <text:p text:style-name="HTML_20_Preformatted"><text:span text:style-name="T5">class Y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 </text:span></text:p>
            <text:p text:style-name="HTML_20_Preformatted"><text:span text:style-name="T5">if(true)</text:span></text:p>
            <text:p text:style-name="HTML_20_Preformatted"><text:span text:style-name="T5">if(tru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pan text:style-name="T5">System.out.println("else3-body"); </text:span></text:p>
            <text:p text:style-name="HTML_20_Preformatted"><text:soft-page-break/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02.C1" office:value-type="string">
            <text:p text:style-name="Standard"/>
          </table:table-cell>
        </table:table-row>
        <table:table-row table:style-name="Table202.1">
          <table:table-cell table:style-name="Table202.A2" table:number-columns-spanned="3" office:value-type="string">
            <table:table table:name="Table196" table:style-name="Table196">
              <table:table-column table:style-name="Table196.A"/>
              <table:table-row table:style-name="Table196.1">
                <table:table-cell table:style-name="Table196.A1" office:value-type="string">
                  <text:p text:style-name="Standard"><text:span text:style-name="pd-r10"><text:span text:style-name="T6">A.</text:span></text:span><draw:frame text:anchor-type="as-char" draw:z-index="16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2-body </text:span></text:p>
                  <text:p text:style-name="HTML_20_Preformatted"><text:span text:style-name="T5">else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6">B.</text:span></text:span><draw:frame text:anchor-type="as-char" draw:z-index="16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Standard"><text:span text:style-name="pd-r10"><text:span text:style-name="T6">C.</text:span></text:span><draw:frame text:anchor-type="as-char" draw:z-index="16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2.3">
          <table:table-cell table:style-name="Table20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2.1">
          <table:table-cell table:style-name="Table202.A1" office:value-type="string">
            <text:p text:style-name="Standard"><text:span text:style-name="T1">58.</text:span></text:p>
          </table:table-cell>
          <table:table-cell table:style-name="Table202.B1" office:value-type="string">
            <text:p text:style-name="HTML_20_Preformatted"><text:span text:style-name="T5">class Z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 </text:span></text:p>
            <text:p text:style-name="HTML_20_Preformatted"><text:span text:style-name="T5">if(false)</text:span></text:p>
            <text:p text:style-name="HTML_20_Preformatted"><text:span text:style-name="T5">if(false)</text:span></text:p>
            <text:p text:style-name="HTML_20_Preformatted"><text:span text:style-name="T5">System.out.println("if3 body");</text:span></text:p>
            <text:p text:style-name="HTML_20_Preformatted"><text:span text:style-name="T5">else </text:span></text:p>
            <text:p text:style-name="HTML_20_Preformatted"><text:soft-page-break/><text:span text:style-name="T5">System.out.println("else3-body"); </text:span></text:p>
            <text:p text:style-name="HTML_20_Preformatted"><text:span text:style-name="T5">else </text:span></text:p>
            <text:p text:style-name="HTML_20_Preformatted"><text:span text:style-name="T5">System.out.println("else2-body"); </text:span></text:p>
            <text:p text:style-name="HTML_20_Preformatted"><text:span text:style-name="T5">else </text:span></text:p>
            <text:p text:style-name="HTML_20_Preformatted"><text:span text:style-name="T5">System.out.println("else1-body");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02.C4" office:value-type="string">
            <text:p text:style-name="Standard"/>
          </table:table-cell>
        </table:table-row>
        <table:table-row table:style-name="Table202.1">
          <table:table-cell table:style-name="Table202.A5" table:number-columns-spanned="3" office:value-type="string"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Standard"><text:span text:style-name="pd-r10"><text:span text:style-name="T6">A.</text:span></text:span><draw:frame text:anchor-type="as-char" draw:z-index="17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else2-body </text:span></text:p>
                  <text:p text:style-name="HTML_20_Preformatted"><text:span text:style-name="T5">else1 end </text:span></text:p>
                  <text:p text:style-name="HTML_20_Preformatted"><text:span text:style-name="T5">main end 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0" table:style-name="Table200">
              <table:table-column table:style-name="Table200.A"/>
              <table:table-row table:style-name="Table200.1">
                <table:table-cell table:style-name="Table200.A1" office:value-type="string">
                  <text:p text:style-name="Standard"><text:span text:style-name="pd-r10"><text:span text:style-name="T6">B.</text:span></text:span><draw:frame text:anchor-type="as-char" draw:z-index="17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1" table:style-name="Table201">
              <table:table-column table:style-name="Table201.A"/>
              <table:table-row table:style-name="Table201.1">
                <table:table-cell table:style-name="Table201.A1" office:value-type="string">
                  <text:p text:style-name="Standard"><text:span text:style-name="pd-r10"><text:span text:style-name="T6">C.</text:span></text:span><draw:frame text:anchor-type="as-char" draw:z-index="17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1 end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2.3">
          <table:table-cell table:style-name="Table20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8" table:style-name="Table208">
        <table:table-column table:style-name="Table208.A"/>
        <table:table-column table:style-name="Table208.B"/>
        <table:table-column table:style-name="Table208.C"/>
        <table:table-row table:style-name="Table208.1">
          <table:table-cell table:style-name="Table208.A1" office:value-type="string">
            <text:p text:style-name="Standard"><text:span text:style-name="T1">59.</text:span></text:p>
          </table:table-cell>
          <table:table-cell table:style-name="Table208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oft-page-break/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08.C1" office:value-type="string">
            <text:p text:style-name="Standard"/>
          </table:table-cell>
        </table:table-row>
        <table:table-row table:style-name="Table208.1">
          <table:table-cell table:style-name="Table208.A2" table:number-columns-spanned="3" office:value-type="string"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pan text:style-name="pd-r10"><text:span text:style-name="T6">A.</text:span></text:span><draw:frame text:anchor-type="as-char" draw:z-index="17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Standard"><text:span text:style-name="pd-r10"><text:span text:style-name="T6">B.</text:span></text:span><draw:frame text:anchor-type="as-char" draw:z-index="17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8.3">
          <table:table-cell table:style-name="Table20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8.1">
          <table:table-cell table:style-name="Table208.A1" office:value-type="string">
            <text:p text:style-name="Standard"><text:span text:style-name="T1">60.</text:span></text:p>
          </table:table-cell>
          <table:table-cell table:style-name="Table208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oft-page-break/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08.C4" office:value-type="string">
            <text:p text:style-name="Standard"/>
          </table:table-cell>
        </table:table-row>
        <table:table-row table:style-name="Table208.1">
          <table:table-cell table:style-name="Table208.A5" table:number-columns-spanned="3" office:value-type="string">
            <table:table table:name="Table205" table:style-name="Table205">
              <table:table-column table:style-name="Table205.A"/>
              <table:table-row table:style-name="Table205.1">
                <table:table-cell table:style-name="Table205.A1" office:value-type="string">
                  <text:p text:style-name="Standard"><text:span text:style-name="pd-r10"><text:span text:style-name="T6">A.</text:span></text:span><draw:frame text:anchor-type="as-char" draw:z-index="17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if body</text:span></text:p>
                  <text:p text:style-name="HTML_20_Preformatted"><text:span text:style-name="T5">else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6" table:style-name="Table206">
              <table:table-column table:style-name="Table206.A"/>
              <table:table-row table:style-name="Table206.1">
                <table:table-cell table:style-name="Table206.A1" office:value-type="string">
                  <text:p text:style-name="Standard"><text:span text:style-name="pd-r10"><text:span text:style-name="T6">B.</text:span></text:span><draw:frame text:anchor-type="as-char" draw:z-index="17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Standard"><text:span text:style-name="pd-r10"><text:span text:style-name="T6">C.</text:span></text:span><draw:frame text:anchor-type="as-char" draw:z-index="17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8.3">
          <table:table-cell table:style-name="Table20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5" table:style-name="Table215">
        <table:table-column table:style-name="Table215.A"/>
        <table:table-column table:style-name="Table215.B"/>
        <table:table-column table:style-name="Table215.C"/>
        <table:table-row table:style-name="Table215.1">
          <table:table-cell table:style-name="Table215.A1" office:value-type="string">
            <text:p text:style-name="Standard"><text:span text:style-name="T1">61.</text:span></text:p>
          </table:table-cell>
          <table:table-cell table:style-name="Table215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 </text:span></text:p>
            <text:p text:style-name="HTML_20_Preformatted"><text:span text:style-name="T5">if(true)</text:span></text:p>
            <text:p text:style-name="HTML_20_Preformatted"><text:soft-page-break/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 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15.C1" office:value-type="string">
            <text:p text:style-name="Standard"/>
          </table:table-cell>
        </table:table-row>
        <table:table-row table:style-name="Table215.1">
          <table:table-cell table:style-name="Table215.A2" table:number-columns-spanned="3" office:value-type="string">
            <table:table table:name="Table209" table:style-name="Table209">
              <table:table-column table:style-name="Table209.A"/>
              <table:table-row table:style-name="Table209.1">
                <table:table-cell table:style-name="Table209.A1" office:value-type="string">
                  <text:p text:style-name="Standard"><text:span text:style-name="pd-r10"><text:span text:style-name="T6">A.</text:span></text:span><draw:frame text:anchor-type="as-char" draw:z-index="17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Standard"><text:span text:style-name="pd-r10"><text:span text:style-name="T6">C.</text:span></text:span><draw:frame text:anchor-type="as-char" draw:z-index="17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1" table:style-name="Table211">
              <table:table-column table:style-name="Table211.A"/>
              <table:table-row table:style-name="Table211.1">
                <table:table-cell table:style-name="Table211.A1" office:value-type="string">
                  <text:p text:style-name="Standard"><text:span text:style-name="pd-r10"><text:span text:style-name="T6">C.</text:span></text:span><draw:frame text:anchor-type="as-char" draw:z-index="18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5.3">
          <table:table-cell table:style-name="Table21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15.1">
          <table:table-cell table:style-name="Table215.A1" office:value-type="string">
            <text:p text:style-name="Standard"><text:span text:style-name="T1">62.</text:span></text:p>
          </table:table-cell>
          <table:table-cell table:style-name="Table215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 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oft-page-break/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15.C4" office:value-type="string">
            <text:p text:style-name="Standard"/>
          </table:table-cell>
        </table:table-row>
        <table:table-row table:style-name="Table215.1">
          <table:table-cell table:style-name="Table215.A5" table:number-columns-spanned="3" office:value-type="string">
            <table:table table:name="Table212" table:style-name="Table212">
              <table:table-column table:style-name="Table212.A"/>
              <table:table-row table:style-name="Table212.1">
                <table:table-cell table:style-name="Table212.A1" office:value-type="string">
                  <text:p text:style-name="Standard"><text:span text:style-name="pd-r10"><text:span text:style-name="T6">A.</text:span></text:span><draw:frame text:anchor-type="as-char" draw:z-index="18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pan text:style-name="pd-r10"><text:span text:style-name="T6">B.</text:span></text:span><draw:frame text:anchor-type="as-char" draw:z-index="18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Standard"><text:span text:style-name="pd-r10"><text:span text:style-name="T6">C.</text:span></text:span><draw:frame text:anchor-type="as-char" draw:z-index="18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5.3">
          <table:table-cell table:style-name="Table21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2" table:style-name="Table222">
        <table:table-column table:style-name="Table222.A"/>
        <table:table-column table:style-name="Table222.B"/>
        <table:table-column table:style-name="Table222.C"/>
        <table:table-row table:style-name="Table222.1">
          <table:table-cell table:style-name="Table222.A1" office:value-type="string">
            <text:p text:style-name="Standard"><text:span text:style-name="T1">63.</text:span></text:p>
          </table:table-cell>
          <table:table-cell table:style-name="Table222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 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22.C1" office:value-type="string">
            <text:p text:style-name="Standard"/>
          </table:table-cell>
        </table:table-row>
        <text:soft-page-break/>
        <table:table-row table:style-name="Table222.1">
          <table:table-cell table:style-name="Table222.A2" table:number-columns-spanned="3" office:value-type="string">
            <table:table table:name="Table216" table:style-name="Table216">
              <table:table-column table:style-name="Table216.A"/>
              <table:table-row table:style-name="Table216.1">
                <table:table-cell table:style-name="Table216.A1" office:value-type="string">
                  <text:p text:style-name="Standard"><text:span text:style-name="pd-r10"><text:span text:style-name="T6">A.</text:span></text:span><draw:frame text:anchor-type="as-char" draw:z-index="18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if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7" table:style-name="Table217">
              <table:table-column table:style-name="Table217.A"/>
              <table:table-row table:style-name="Table217.1">
                <table:table-cell table:style-name="Table217.A1" office:value-type="string">
                  <text:p text:style-name="Standard"><text:span text:style-name="pd-r10"><text:span text:style-name="T6">B.</text:span></text:span><draw:frame text:anchor-type="as-char" draw:z-index="18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8" table:style-name="Table218">
              <table:table-column table:style-name="Table218.A"/>
              <table:table-row table:style-name="Table218.1">
                <table:table-cell table:style-name="Table218.A1" office:value-type="string">
                  <text:p text:style-name="Standard"><text:span text:style-name="pd-r10"><text:span text:style-name="T6">C.</text:span></text:span><draw:frame text:anchor-type="as-char" draw:z-index="18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19" table:style-name="Table219">
              <table:table-column table:style-name="Table219.A"/>
              <table:table-row table:style-name="Table219.1">
                <table:table-cell table:style-name="Table219.A1" office:value-type="string">
                  <text:p text:style-name="Standard"><text:span text:style-name="pd-r10"><text:span text:style-name="T6">C.</text:span></text:span><draw:frame text:anchor-type="as-char" draw:z-index="18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time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2.3">
          <table:table-cell table:style-name="Table22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2.1">
          <table:table-cell table:style-name="Table222.A1" office:value-type="string">
            <text:p text:style-name="Standard"><text:span text:style-name="T1">64.</text:span></text:p>
          </table:table-cell>
          <table:table-cell table:style-name="Table222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false)</text:span></text:p>
            <text:p text:style-name="HTML_20_Preformatted"><text:span text:style-name="T5">{ 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><text:soft-page-break/></text:p>
          </table:table-cell>
          <table:table-cell table:style-name="Table222.C4" office:value-type="string">
            <text:p text:style-name="Standard"/>
          </table:table-cell>
        </table:table-row>
        <table:table-row table:style-name="Table222.1">
          <table:table-cell table:style-name="Table222.A5" table:number-columns-spanned="3" office:value-type="string">
            <table:table table:name="Table220" table:style-name="Table220">
              <table:table-column table:style-name="Table220.A"/>
              <table:table-row table:style-name="Table220.1">
                <table:table-cell table:style-name="Table220.A1" office:value-type="string">
                  <text:p text:style-name="Standard"><text:span text:style-name="pd-r10"><text:span text:style-name="T6">A.</text:span></text:span><draw:frame text:anchor-type="as-char" draw:z-index="18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1" table:style-name="Table221">
              <table:table-column table:style-name="Table221.A"/>
              <table:table-row table:style-name="Table221.1">
                <table:table-cell table:style-name="Table221.A1" office:value-type="string">
                  <text:p text:style-name="Standard"><text:span text:style-name="pd-r10"><text:span text:style-name="T6">B.</text:span></text:span><draw:frame text:anchor-type="as-char" draw:z-index="18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if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2.3">
          <table:table-cell table:style-name="Table22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0" table:style-name="Table230">
        <table:table-column table:style-name="Table230.A"/>
        <table:table-column table:style-name="Table230.B"/>
        <table:table-column table:style-name="Table230.C"/>
        <table:table-row table:style-name="Table230.1">
          <table:table-cell table:style-name="Table230.A1" office:value-type="string">
            <text:p text:style-name="Standard"><text:span text:style-name="T1">65.</text:span></text:p>
          </table:table-cell>
          <table:table-cell table:style-name="Table230.B1" office:value-type="string">
            <text:p text:style-name="HTML_20_Preformatted"><text:span text:style-name="T5">class G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30.C1" office:value-type="string">
            <text:p text:style-name="Standard"/>
          </table:table-cell>
        </table:table-row>
        <table:table-row table:style-name="Table230.1">
          <table:table-cell table:style-name="Table230.A2" table:number-columns-spanned="3" office:value-type="string">
            <table:table table:name="Table223" table:style-name="Table223">
              <table:table-column table:style-name="Table223.A"/>
              <table:table-row table:style-name="Table223.1">
                <table:table-cell table:style-name="Table223.A1" office:value-type="string">
                  <text:p text:style-name="Standard"><text:span text:style-name="pd-r10"><text:span text:style-name="T6">A.</text:span></text:span><draw:frame text:anchor-type="as-char" draw:z-index="19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oft-page-break/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4" table:style-name="Table224">
              <table:table-column table:style-name="Table224.A"/>
              <table:table-row table:style-name="Table224.1">
                <table:table-cell table:style-name="Table224.A1" office:value-type="string">
                  <text:p text:style-name="Standard"><text:span text:style-name="pd-r10"><text:span text:style-name="T6">C.</text:span></text:span><draw:frame text:anchor-type="as-char" draw:z-index="19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5" table:style-name="Table225">
              <table:table-column table:style-name="Table225.A"/>
              <table:table-row table:style-name="Table225.1">
                <table:table-cell table:style-name="Table225.A1" office:value-type="string">
                  <text:p text:style-name="Standard"><text:span text:style-name="pd-r10"><text:span text:style-name="T6">C.</text:span></text:span><draw:frame text:anchor-type="as-char" draw:z-index="19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0.3">
          <table:table-cell table:style-name="Table23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0.1">
          <table:table-cell table:style-name="Table230.A1" office:value-type="string">
            <text:p text:style-name="Standard"><text:span text:style-name="T1">66.</text:span></text:p>
          </table:table-cell>
          <table:table-cell table:style-name="Table230.B1" office:value-type="string">
            <text:p text:style-name="HTML_20_Preformatted"><text:span text:style-name="T5">class H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><text:soft-page-break/></text:p>
          </table:table-cell>
          <table:table-cell table:style-name="Table230.C4" office:value-type="string">
            <text:p text:style-name="Standard"/>
          </table:table-cell>
        </table:table-row>
        <table:table-row table:style-name="Table230.1">
          <table:table-cell table:style-name="Table230.A5" table:number-columns-spanned="3" office:value-type="string">
            <table:table table:name="Table226" table:style-name="Table226">
              <table:table-column table:style-name="Table226.A"/>
              <table:table-row table:style-name="Table226.1">
                <table:table-cell table:style-name="Table226.A1" office:value-type="string">
                  <text:p text:style-name="Standard"><text:span text:style-name="pd-r10"><text:span text:style-name="T6">A.</text:span></text:span><draw:frame text:anchor-type="as-char" draw:z-index="19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7" table:style-name="Table227">
              <table:table-column table:style-name="Table227.A"/>
              <table:table-row table:style-name="Table227.1">
                <table:table-cell table:style-name="Table227.A1" office:value-type="string">
                  <text:p text:style-name="Standard"><text:span text:style-name="pd-r10"><text:span text:style-name="T6">B.</text:span></text:span><draw:frame text:anchor-type="as-char" draw:z-index="19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8" table:style-name="Table228">
              <table:table-column table:style-name="Table228.A"/>
              <table:table-row table:style-name="Table228.1">
                <table:table-cell table:style-name="Table228.A1" office:value-type="string">
                  <text:p text:style-name="Standard"><text:span text:style-name="pd-r10"><text:span text:style-name="T6">C.</text:span></text:span><draw:frame text:anchor-type="as-char" draw:z-index="19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29" table:style-name="Table229">
              <table:table-column table:style-name="Table229.A"/>
              <table:table-row table:style-name="Table229.1">
                <table:table-cell table:style-name="Table229.A1" office:value-type="string">
                  <text:p text:style-name="Standard"><text:span text:style-name="pd-r10"><text:span text:style-name="T6">D.</text:span></text:span><draw:frame text:anchor-type="as-char" draw:z-index="19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0.3">
          <table:table-cell table:style-name="Table23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7" table:style-name="Table237">
        <table:table-column table:style-name="Table237.A"/>
        <table:table-column table:style-name="Table237.B"/>
        <table:table-column table:style-name="Table237.C"/>
        <table:table-row table:style-name="Table237.1">
          <table:table-cell table:style-name="Table237.A1" office:value-type="string">
            <text:p text:style-name="Standard"><text:span text:style-name="T1">67.</text:span></text:p>
          </table:table-cell>
          <table:table-cell table:style-name="Table237.B1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oft-page-break/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 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37.C1" office:value-type="string">
            <text:p text:style-name="Standard"/>
          </table:table-cell>
        </table:table-row>
        <table:table-row table:style-name="Table237.1">
          <table:table-cell table:style-name="Table237.A2" table:number-columns-spanned="3" office:value-type="string">
            <table:table table:name="Table231" table:style-name="Table231">
              <table:table-column table:style-name="Table231.A"/>
              <table:table-row table:style-name="Table231.1">
                <table:table-cell table:style-name="Table231.A1" office:value-type="string">
                  <text:p text:style-name="Standard"><text:span text:style-name="pd-r10"><text:span text:style-name="T6">A.</text:span></text:span><draw:frame text:anchor-type="as-char" draw:z-index="19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2" table:style-name="Table232">
              <table:table-column table:style-name="Table232.A"/>
              <table:table-row table:style-name="Table232.1">
                <table:table-cell table:style-name="Table232.A1" office:value-type="string">
                  <text:p text:style-name="Standard"><text:span text:style-name="pd-r10"><text:span text:style-name="T6">C.</text:span></text:span><draw:frame text:anchor-type="as-char" draw:z-index="19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3" table:style-name="Table233">
              <table:table-column table:style-name="Table233.A"/>
              <table:table-row table:style-name="Table233.1">
                <table:table-cell table:style-name="Table233.A1" office:value-type="string">
                  <text:p text:style-name="Standard"><text:span text:style-name="pd-r10"><text:span text:style-name="T6">C.</text:span></text:span><draw:frame text:anchor-type="as-char" draw:z-index="19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7.3">
          <table:table-cell table:style-name="Table23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7.1">
          <table:table-cell table:style-name="Table237.A1" office:value-type="string">
            <text:p text:style-name="Standard"><text:span text:style-name="T1">68.</text:span></text:p>
          </table:table-cell>
          <table:table-cell table:style-name="Table237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oft-page-break/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 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37.C4" office:value-type="string">
            <text:p text:style-name="Standard"/>
          </table:table-cell>
        </table:table-row>
        <table:table-row table:style-name="Table237.1">
          <table:table-cell table:style-name="Table237.A5" table:number-columns-spanned="3" office:value-type="string">
            <table:table table:name="Table234" table:style-name="Table234">
              <table:table-column table:style-name="Table234.A"/>
              <table:table-row table:style-name="Table234.1">
                <table:table-cell table:style-name="Table234.A1" office:value-type="string">
                  <text:p text:style-name="Standard"><text:span text:style-name="pd-r10"><text:span text:style-name="T6">A.</text:span></text:span><draw:frame text:anchor-type="as-char" draw:z-index="20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5" table:style-name="Table235">
              <table:table-column table:style-name="Table235.A"/>
              <table:table-row table:style-name="Table235.1">
                <table:table-cell table:style-name="Table235.A1" office:value-type="string">
                  <text:p text:style-name="Standard"><text:span text:style-name="pd-r10"><text:span text:style-name="T6">B.</text:span></text:span><draw:frame text:anchor-type="as-char" draw:z-index="20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6" table:style-name="Table236">
              <table:table-column table:style-name="Table236.A"/>
              <table:table-row table:style-name="Table236.1">
                <table:table-cell table:style-name="Table236.A1" office:value-type="string">
                  <text:p text:style-name="Standard"><text:span text:style-name="pd-r10"><text:span text:style-name="T6">C.</text:span></text:span><draw:frame text:anchor-type="as-char" draw:z-index="20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7.3">
          <table:table-cell table:style-name="Table23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44" table:style-name="Table244">
        <table:table-column table:style-name="Table244.A"/>
        <table:table-column table:style-name="Table244.B"/>
        <table:table-column table:style-name="Table244.C"/>
        <text:soft-page-break/>
        <table:table-row table:style-name="Table244.1">
          <table:table-cell table:style-name="Table244.A1" office:value-type="string">
            <text:p text:style-name="Standard"><text:span text:style-name="T1">69.</text:span></text:p>
          </table:table-cell>
          <table:table-cell table:style-name="Table244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44.C1" office:value-type="string">
            <text:p text:style-name="Standard"/>
          </table:table-cell>
        </table:table-row>
        <table:table-row table:style-name="Table244.1">
          <table:table-cell table:style-name="Table244.A2" table:number-columns-spanned="3" office:value-type="string">
            <table:table table:name="Table238" table:style-name="Table238">
              <table:table-column table:style-name="Table238.A"/>
              <table:table-row table:style-name="Table238.1">
                <table:table-cell table:style-name="Table238.A1" office:value-type="string">
                  <text:p text:style-name="Standard"><text:span text:style-name="pd-r10"><text:span text:style-name="T6">C.</text:span></text:span><draw:frame text:anchor-type="as-char" draw:z-index="20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39" table:style-name="Table239">
              <table:table-column table:style-name="Table239.A"/>
              <table:table-row table:style-name="Table239.1">
                <table:table-cell table:style-name="Table239.A1" office:value-type="string">
                  <text:p text:style-name="Standard"><text:span text:style-name="pd-r10"><text:span text:style-name="T6">A.</text:span></text:span><draw:frame text:anchor-type="as-char" draw:z-index="20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0" table:style-name="Table240">
              <table:table-column table:style-name="Table240.A"/>
              <table:table-row table:style-name="Table240.1">
                <table:table-cell table:style-name="Table240.A1" office:value-type="string">
                  <text:p text:style-name="Standard"><text:span text:style-name="pd-r10"><text:span text:style-name="T6">B.</text:span></text:span><draw:frame text:anchor-type="as-char" draw:z-index="20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44.1">
          <table:table-cell table:style-name="Table244.A1" office:value-type="string">
            <text:p text:style-name="Standard"><text:span text:style-name="T1">70.</text:span></text:p>
          </table:table-cell>
          <table:table-cell table:style-name="Table244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oft-page-break/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44.C4" office:value-type="string">
            <text:p text:style-name="Standard"/>
          </table:table-cell>
        </table:table-row>
        <table:table-row table:style-name="Table244.1">
          <table:table-cell table:style-name="Table244.A5" table:number-columns-spanned="3" office:value-type="string">
            <table:table table:name="Table241" table:style-name="Table241">
              <table:table-column table:style-name="Table241.A"/>
              <table:table-row table:style-name="Table241.1">
                <table:table-cell table:style-name="Table241.A1" office:value-type="string">
                  <text:p text:style-name="Standard"><text:span text:style-name="pd-r10"><text:span text:style-name="T6">A.</text:span></text:span><draw:frame text:anchor-type="as-char" draw:z-index="20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2" table:style-name="Table242">
              <table:table-column table:style-name="Table242.A"/>
              <table:table-row table:style-name="Table242.1">
                <table:table-cell table:style-name="Table242.A1" office:value-type="string">
                  <text:p text:style-name="Standard"><text:span text:style-name="pd-r10"><text:span text:style-name="T6">B.</text:span></text:span><draw:frame text:anchor-type="as-char" draw:z-index="20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3" table:style-name="Table243">
              <table:table-column table:style-name="Table243.A"/>
              <table:table-row table:style-name="Table243.1">
                <table:table-cell table:style-name="Table243.A1" office:value-type="string">
                  <text:p text:style-name="Standard"><text:span text:style-name="pd-r10"><text:span text:style-name="T6">C.</text:span></text:span><draw:frame text:anchor-type="as-char" draw:z-index="20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0" table:style-name="Table250">
        <table:table-column table:style-name="Table250.A"/>
        <table:table-column table:style-name="Table250.B"/>
        <table:table-column table:style-name="Table250.C"/>
        <table:table-row table:style-name="Table250.1">
          <table:table-cell table:style-name="Table250.A1" office:value-type="string">
            <text:p text:style-name="Standard"><text:span text:style-name="T1">71.</text:span></text:p>
          </table:table-cell>
          <table:table-cell table:style-name="Table250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oft-page-break/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ody");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50.C1" office:value-type="string">
            <text:p text:style-name="Standard"/>
          </table:table-cell>
        </table:table-row>
        <table:table-row table:style-name="Table250.1">
          <table:table-cell table:style-name="Table250.A2" table:number-columns-spanned="3" office:value-type="string">
            <table:table table:name="Table245" table:style-name="Table245">
              <table:table-column table:style-name="Table245.A"/>
              <table:table-row table:style-name="Table245.1">
                <table:table-cell table:style-name="Table245.A1" office:value-type="string">
                  <text:p text:style-name="Standard"><text:span text:style-name="pd-r10"><text:span text:style-name="T6">A.</text:span></text:span><draw:frame text:anchor-type="as-char" draw:z-index="20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6" table:style-name="Table246">
              <table:table-column table:style-name="Table246.A"/>
              <table:table-row table:style-name="Table246.1">
                <table:table-cell table:style-name="Table246.A1" office:value-type="string">
                  <text:p text:style-name="Standard"><text:span text:style-name="pd-r10"><text:span text:style-name="T6">B.</text:span></text:span><draw:frame text:anchor-type="as-char" draw:z-index="21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if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7" table:style-name="Table247">
              <table:table-column table:style-name="Table247.A"/>
              <table:table-row table:style-name="Table247.1">
                <table:table-cell table:style-name="Table247.A1" office:value-type="string">
                  <text:p text:style-name="Standard"><text:span text:style-name="pd-r10"><text:span text:style-name="T6">C.</text:span></text:span><draw:frame text:anchor-type="as-char" draw:z-index="21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</text:span></text:p>
                  <text:p text:style-name="HTML_20_Preformatted"><text:span text:style-name="T5">main end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0.3">
          <table:table-cell table:style-name="Table25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0.1">
          <table:table-cell table:style-name="Table250.A1" office:value-type="string">
            <text:p text:style-name="Standard"><text:span text:style-name="T1">72.</text:span></text:p>
          </table:table-cell>
          <table:table-cell table:style-name="Table250.B1" office:value-type="string">
            <text:p text:style-name="HTML_20_Preformatted"><text:span text:style-name="T5">class N </text:span></text:p>
            <text:p text:style-name="HTML_20_Preformatted"><text:span text:style-name="T5">{</text:span></text:p>
            <text:p text:style-name="HTML_20_Preformatted"><text:soft-page-break/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System.out.println("else else end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50.C4" office:value-type="string">
            <text:p text:style-name="Standard"/>
          </table:table-cell>
        </table:table-row>
        <table:table-row table:style-name="Table250.1">
          <table:table-cell table:style-name="Table250.A5" table:number-columns-spanned="3" office:value-type="string">
            <table:table table:name="Table248" table:style-name="Table248">
              <table:table-column table:style-name="Table248.A"/>
              <table:table-row table:style-name="Table248.1">
                <table:table-cell table:style-name="Table248.A1" office:value-type="string">
                  <text:p text:style-name="Standard"><text:span text:style-name="pd-r10"><text:span text:style-name="T6">A.</text:span></text:span><draw:frame text:anchor-type="as-char" draw:z-index="21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49" table:style-name="Table249">
              <table:table-column table:style-name="Table249.A"/>
              <table:table-row table:style-name="Table249.1">
                <table:table-cell table:style-name="Table249.A1" office:value-type="string">
                  <text:p text:style-name="Standard"><text:span text:style-name="pd-r10"><text:span text:style-name="T6">B.</text:span></text:span><draw:frame text:anchor-type="as-char" draw:z-index="21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-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0.3">
          <table:table-cell table:style-name="Table25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7" table:style-name="Table257">
        <table:table-column table:style-name="Table257.A"/>
        <table:table-column table:style-name="Table257.B"/>
        <table:table-column table:style-name="Table257.C"/>
        <text:soft-page-break/>
        <table:table-row table:style-name="Table257.1">
          <table:table-cell table:style-name="Table257.A1" office:value-type="string">
            <text:p text:style-name="Standard"><text:span text:style-name="T1">73.</text:span></text:p>
          </table:table-cell>
          <table:table-cell table:style-name="Table257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System.out.println("else else end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57.C1" office:value-type="string">
            <text:p text:style-name="Standard"/>
          </table:table-cell>
        </table:table-row>
        <table:table-row table:style-name="Table257.1">
          <table:table-cell table:style-name="Table257.A2" table:number-columns-spanned="3" office:value-type="string">
            <table:table table:name="Table251" table:style-name="Table251">
              <table:table-column table:style-name="Table251.A"/>
              <table:table-row table:style-name="Table251.1">
                <table:table-cell table:style-name="Table251.A1" office:value-type="string">
                  <text:p text:style-name="Standard"><text:span text:style-name="pd-r10"><text:span text:style-name="T6">B.</text:span></text:span><draw:frame text:anchor-type="as-char" draw:z-index="21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2" table:style-name="Table252">
              <table:table-column table:style-name="Table252.A"/>
              <table:table-row table:style-name="Table252.1">
                <table:table-cell table:style-name="Table252.A1" office:value-type="string">
                  <text:p text:style-name="Standard"><text:span text:style-name="pd-r10"><text:span text:style-name="T6">B.</text:span></text:span><draw:frame text:anchor-type="as-char" draw:z-index="21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if </text:span><text:soft-page-break/><text:span text:style-name="T5">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3" table:style-name="Table253">
              <table:table-column table:style-name="Table253.A"/>
              <table:table-row table:style-name="Table253.1">
                <table:table-cell table:style-name="Table253.A1" office:value-type="string">
                  <text:p text:style-name="Standard"><text:span text:style-name="pd-r10"><text:span text:style-name="T6">C.</text:span></text:span><draw:frame text:anchor-type="as-char" draw:z-index="21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7.3">
          <table:table-cell table:style-name="Table25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7.1">
          <table:table-cell table:style-name="Table257.A1" office:value-type="string">
            <text:p text:style-name="Standard"><text:span text:style-name="T1">74.</text:span></text:p>
          </table:table-cell>
          <table:table-cell table:style-name="Table257.B1" office:value-type="string">
            <text:p text:style-name="HTML_20_Preformatted"><text:span text:style-name="T5">class P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System.out.println("else else end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57.C4" office:value-type="string">
            <text:p text:style-name="Standard"/>
          </table:table-cell>
        </table:table-row>
        <table:table-row table:style-name="Table257.1">
          <table:table-cell table:style-name="Table257.A5" table:number-columns-spanned="3" office:value-type="string">
            <table:table table:name="Table254" table:style-name="Table254">
              <table:table-column table:style-name="Table254.A"/>
              <table:table-row table:style-name="Table254.1">
                <table:table-cell table:style-name="Table254.A1" office:value-type="string">
                  <text:p text:style-name="Standard"><text:span text:style-name="pd-r10"><text:span text:style-name="T6">A.</text:span></text:span><draw:frame text:anchor-type="as-char" draw:z-index="21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else else end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55" table:style-name="Table255">
              <table:table-column table:style-name="Table255.A"/>
              <table:table-row table:style-name="Table255.1">
                <table:table-cell table:style-name="Table255.A1" office:value-type="string">
                  <text:p text:style-name="Standard"><text:span text:style-name="pd-r10"><text:span text:style-name="T6">B.</text:span></text:span><draw:frame text:anchor-type="as-char" draw:z-index="21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else 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6" table:style-name="Table256">
              <table:table-column table:style-name="Table256.A"/>
              <table:table-row table:style-name="Table256.1">
                <table:table-cell table:style-name="Table256.A1" office:value-type="string">
                  <text:p text:style-name="Standard"><text:span text:style-name="pd-r10"><text:span text:style-name="T6">C.</text:span></text:span><draw:frame text:anchor-type="as-char" draw:z-index="21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7.3">
          <table:table-cell table:style-name="Table25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3" table:style-name="Table263">
        <table:table-column table:style-name="Table263.A"/>
        <table:table-column table:style-name="Table263.B"/>
        <table:table-column table:style-name="Table263.C"/>
        <table:table-row table:style-name="Table263.1">
          <table:table-cell table:style-name="Table263.A1" office:value-type="string">
            <text:p text:style-name="Standard"><text:span text:style-name="T1">75.</text:span></text:p>
          </table:table-cell>
          <table:table-cell table:style-name="Table263.B1" office:value-type="string">
            <text:p text:style-name="HTML_20_Preformatted"><text:span text:style-name="T5">class Q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 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System.out.println("else else end");</text:span></text:p>
            <text:p text:style-name="HTML_20_Preformatted"><text:span text:style-name="T5">} </text:span></text:p>
            <text:p text:style-name="HTML_20_Preformatted"><text:soft-page-break/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63.C1" office:value-type="string">
            <text:p text:style-name="Standard"/>
          </table:table-cell>
        </table:table-row>
        <table:table-row table:style-name="Table263.1">
          <table:table-cell table:style-name="Table263.A2" table:number-columns-spanned="3" office:value-type="string">
            <table:table table:name="Table258" table:style-name="Table258">
              <table:table-column table:style-name="Table258.A"/>
              <table:table-row table:style-name="Table258.1">
                <table:table-cell table:style-name="Table258.A1" office:value-type="string">
                  <text:p text:style-name="Standard"><text:span text:style-name="pd-r10"><text:span text:style-name="T6">A.</text:span></text:span><draw:frame text:anchor-type="as-char" draw:z-index="22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else 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59" table:style-name="Table259">
              <table:table-column table:style-name="Table259.A"/>
              <table:table-row table:style-name="Table259.1">
                <table:table-cell table:style-name="Table259.A1" office:value-type="string">
                  <text:p text:style-name="Standard"><text:span text:style-name="pd-r10"><text:span text:style-name="T6">B.</text:span></text:span><draw:frame text:anchor-type="as-char" draw:z-index="22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begin</text:span></text:p>
                  <text:p text:style-name="HTML_20_Preformatted"><text:span text:style-name="T5">else if body</text:span></text:p>
                  <text:p text:style-name="HTML_20_Preformatted"><text:span text:style-name="T5">else 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0" table:style-name="Table260">
              <table:table-column table:style-name="Table260.A"/>
              <table:table-row table:style-name="Table260.1">
                <table:table-cell table:style-name="Table260.A1" office:value-type="string">
                  <text:p text:style-name="Standard"><text:span text:style-name="pd-r10"><text:span text:style-name="T6">C.</text:span></text:span><draw:frame text:anchor-type="as-char" draw:z-index="22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3.3">
          <table:table-cell table:style-name="Table26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3.1">
          <table:table-cell table:style-name="Table263.A1" office:value-type="string">
            <text:p text:style-name="Standard"><text:span text:style-name="T1">76.</text:span></text:p>
          </table:table-cell>
          <table:table-cell table:style-name="Table263.B1" office:value-type="string">
            <text:p text:style-name="HTML_20_Preformatted"><text:span text:style-name="T5">class R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false)</text:span></text:p>
            <text:p text:style-name="HTML_20_Preformatted"><text:span text:style-name="T5">{ </text:span></text:p>
            <text:p text:style-name="HTML_20_Preformatted"><text:span text:style-name="T5">System.out.println("else if body");</text:span></text:p>
            <text:p text:style-name="HTML_20_Preformatted"><text:soft-page-break/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System.out.println("else else end");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63.C4" office:value-type="string">
            <text:p text:style-name="Standard"/>
          </table:table-cell>
        </table:table-row>
        <table:table-row table:style-name="Table263.1">
          <table:table-cell table:style-name="Table263.A5" table:number-columns-spanned="3" office:value-type="string">
            <table:table table:name="Table261" table:style-name="Table261">
              <table:table-column table:style-name="Table261.A"/>
              <table:table-row table:style-name="Table261.1">
                <table:table-cell table:style-name="Table261.A1" office:value-type="string">
                  <text:p text:style-name="Standard"><text:span text:style-name="pd-r10"><text:span text:style-name="T6">A.</text:span></text:span><draw:frame text:anchor-type="as-char" draw:z-index="22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2" table:style-name="Table262">
              <table:table-column table:style-name="Table262.A"/>
              <table:table-row table:style-name="Table262.1">
                <table:table-cell table:style-name="Table262.A1" office:value-type="string">
                  <text:p text:style-name="Standard"><text:span text:style-name="pd-r10"><text:span text:style-name="T6">B.</text:span></text:span><draw:frame text:anchor-type="as-char" draw:z-index="22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else 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3.3">
          <table:table-cell table:style-name="Table26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9" table:style-name="Table269">
        <table:table-column table:style-name="Table269.A"/>
        <table:table-column table:style-name="Table269.B"/>
        <table:table-column table:style-name="Table269.C"/>
        <table:table-row table:style-name="Table269.1">
          <table:table-cell table:style-name="Table269.A1" office:value-type="string">
            <text:p text:style-name="Standard"><text:span text:style-name="T1">77.</text:span></text:p>
          </table:table-cell>
          <table:table-cell table:style-name="Table269.B1" office:value-type="string">
            <text:p text:style-name="HTML_20_Preformatted"><text:span text:style-name="T5">class S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false)</text:span></text:p>
            <text:p text:style-name="HTML_20_Preformatted"><text:span text:style-name="T5">{ </text:span></text:p>
            <text:p text:style-name="HTML_20_Preformatted"><text:span text:style-name="T5">System.out.println("else if body");</text:span></text:p>
            <text:p text:style-name="HTML_20_Preformatted"><text:soft-page-break/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69.C1" office:value-type="string">
            <text:p text:style-name="Standard"/>
          </table:table-cell>
        </table:table-row>
        <table:table-row table:style-name="Table269.1">
          <table:table-cell table:style-name="Table269.A2" table:number-columns-spanned="3" office:value-type="string">
            <table:table table:name="Table264" table:style-name="Table264">
              <table:table-column table:style-name="Table264.A"/>
              <table:table-row table:style-name="Table264.1">
                <table:table-cell table:style-name="Table264.A1" office:value-type="string">
                  <text:p text:style-name="Standard"><text:span text:style-name="pd-r10"><text:span text:style-name="T6">A.</text:span></text:span><draw:frame text:anchor-type="as-char" draw:z-index="22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5" table:style-name="Table265">
              <table:table-column table:style-name="Table265.A"/>
              <table:table-row table:style-name="Table265.1">
                <table:table-cell table:style-name="Table265.A1" office:value-type="string">
                  <text:p text:style-name="Standard"><text:span text:style-name="pd-r10"><text:span text:style-name="T6">B.</text:span></text:span><draw:frame text:anchor-type="as-char" draw:z-index="22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6" table:style-name="Table266">
              <table:table-column table:style-name="Table266.A"/>
              <table:table-row table:style-name="Table266.1">
                <table:table-cell table:style-name="Table266.A1" office:value-type="string">
                  <text:p text:style-name="Standard"><text:span text:style-name="pd-r10"><text:span text:style-name="T6">C.</text:span></text:span><draw:frame text:anchor-type="as-char" draw:z-index="22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9.3">
          <table:table-cell table:style-name="Table26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9.1">
          <table:table-cell table:style-name="Table269.A1" office:value-type="string">
            <text:p text:style-name="Standard"><text:span text:style-name="T1">78.</text:span></text:p>
          </table:table-cell>
          <table:table-cell table:style-name="Table269.B1" office:value-type="string">
            <text:p text:style-name="HTML_20_Preformatted"><text:span text:style-name="T5">class T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oft-page-break/><text:span text:style-name="T5">}</text:span></text:p>
            <text:p text:style-name="HTML_20_Preformatted"><text:span text:style-name="T5">else if(false)</text:span></text:p>
            <text:p text:style-name="HTML_20_Preformatted"><text:span text:style-name="T5">{ 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69.C4" office:value-type="string">
            <text:p text:style-name="Standard"/>
          </table:table-cell>
        </table:table-row>
        <table:table-row table:style-name="Table269.1">
          <table:table-cell table:style-name="Table269.A5" table:number-columns-spanned="3" office:value-type="string">
            <table:table table:name="Table267" table:style-name="Table267">
              <table:table-column table:style-name="Table267.A"/>
              <table:table-row table:style-name="Table267.1">
                <table:table-cell table:style-name="Table267.A1" office:value-type="string">
                  <text:p text:style-name="Standard"><text:span text:style-name="pd-r10"><text:span text:style-name="T6">A.</text:span></text:span><draw:frame text:anchor-type="as-char" draw:z-index="22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68" table:style-name="Table268">
              <table:table-column table:style-name="Table268.A"/>
              <table:table-row table:style-name="Table268.1">
                <table:table-cell table:style-name="Table268.A1" office:value-type="string">
                  <text:p text:style-name="Standard"><text:span text:style-name="pd-r10"><text:span text:style-name="T6">B.</text:span></text:span><draw:frame text:anchor-type="as-char" draw:z-index="22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9.3">
          <table:table-cell table:style-name="Table26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7" table:style-name="Table277">
        <table:table-column table:style-name="Table277.A"/>
        <table:table-column table:style-name="Table277.B"/>
        <table:table-column table:style-name="Table277.C"/>
        <table:table-row table:style-name="Table277.1">
          <table:table-cell table:style-name="Table277.A1" office:value-type="string">
            <text:p text:style-name="Standard"><text:span text:style-name="T1">79.</text:span></text:p>
          </table:table-cell>
          <table:table-cell table:style-name="Table277.B1" office:value-type="string">
            <text:p text:style-name="HTML_20_Preformatted"><text:span text:style-name="T5">class U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System.out.println("if-body");</text:span></text:p>
            <text:p text:style-name="HTML_20_Preformatted"><text:span text:style-name="T5">else if(false)</text:span></text:p>
            <text:p text:style-name="HTML_20_Preformatted"><text:span text:style-name="T5">System.out.println("else if body");</text:span></text:p>
            <text:p text:style-name="HTML_20_Preformatted"><text:span text:style-name="T5">else if(true)</text:span></text:p>
            <text:p text:style-name="HTML_20_Preformatted"><text:span text:style-name="T5">System.out.println("else else if body");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77.C1" office:value-type="string">
            <text:p text:style-name="Standard"/>
          </table:table-cell>
        </table:table-row>
        <table:table-row table:style-name="Table277.1">
          <table:table-cell table:style-name="Table277.A2" table:number-columns-spanned="3" office:value-type="string">
            <table:table table:name="Table270" table:style-name="Table270">
              <table:table-column table:style-name="Table270.A"/>
              <table:table-row table:style-name="Table270.1">
                <table:table-cell table:style-name="Table270.A1" office:value-type="string">
                  <text:p text:style-name="Standard"><text:span text:style-name="pd-r10"><text:span text:style-name="T6">A.</text:span></text:span><draw:frame text:anchor-type="as-char" draw:z-index="23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71" table:style-name="Table271">
              <table:table-column table:style-name="Table271.A"/>
              <table:table-row table:style-name="Table271.1">
                <table:table-cell table:style-name="Table271.A1" office:value-type="string">
                  <text:p text:style-name="Standard"><text:span text:style-name="pd-r10"><text:span text:style-name="T6">B.</text:span></text:span><draw:frame text:anchor-type="as-char" draw:z-index="23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2" table:style-name="Table272">
              <table:table-column table:style-name="Table272.A"/>
              <table:table-row table:style-name="Table272.1">
                <table:table-cell table:style-name="Table272.A1" office:value-type="string">
                  <text:p text:style-name="Standard"><text:span text:style-name="pd-r10"><text:span text:style-name="T6">C.</text:span></text:span><draw:frame text:anchor-type="as-char" draw:z-index="23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7.3">
          <table:table-cell table:style-name="Table27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7.1">
          <table:table-cell table:style-name="Table277.A1" office:value-type="string">
            <text:p text:style-name="Standard"><text:span text:style-name="T1">80.</text:span></text:p>
          </table:table-cell>
          <table:table-cell table:style-name="Table277.B1" office:value-type="string">
            <text:p text:style-name="HTML_20_Preformatted"><text:span text:style-name="T5">class V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begin");</text:span></text:p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else body");</text:span></text:p>
            <text:p text:style-name="HTML_20_Preformatted"><text:span text:style-name="T5">}</text:span></text:p>
            <text:p text:style-name="HTML_20_Preformatted"><text:span text:style-name="T5">System.out.println("else else end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oft-page-break/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77.C4" office:value-type="string">
            <text:p text:style-name="Standard"/>
          </table:table-cell>
        </table:table-row>
        <table:table-row table:style-name="Table277.1">
          <table:table-cell table:style-name="Table277.A5" table:number-columns-spanned="3" office:value-type="string">
            <table:table table:name="Table273" table:style-name="Table273">
              <table:table-column table:style-name="Table273.A"/>
              <table:table-row table:style-name="Table273.1">
                <table:table-cell table:style-name="Table273.A1" office:value-type="string">
                  <text:p text:style-name="Standard"><text:span text:style-name="pd-r10"><text:span text:style-name="T6">A.</text:span></text:span><draw:frame text:anchor-type="as-char" draw:z-index="23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4" table:style-name="Table274">
              <table:table-column table:style-name="Table274.A"/>
              <table:table-row table:style-name="Table274.1">
                <table:table-cell table:style-name="Table274.A1" office:value-type="string">
                  <text:p text:style-name="Standard"><text:span text:style-name="pd-r10"><text:span text:style-name="T6">B.</text:span></text:span><draw:frame text:anchor-type="as-char" draw:z-index="23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5" table:style-name="Table275">
              <table:table-column table:style-name="Table275.A"/>
              <table:table-row table:style-name="Table275.1">
                <table:table-cell table:style-name="Table275.A1" office:value-type="string">
                  <text:p text:style-name="Standard"><text:span text:style-name="pd-r10"><text:span text:style-name="T6">C.</text:span></text:span><draw:frame text:anchor-type="as-char" draw:z-index="23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6" table:style-name="Table276">
              <table:table-column table:style-name="Table276.A"/>
              <table:table-row table:style-name="Table276.1">
                <table:table-cell table:style-name="Table276.A1" office:value-type="string">
                  <text:p text:style-name="Standard"><text:span text:style-name="pd-r10"><text:span text:style-name="T6">D.</text:span></text:span><draw:frame text:anchor-type="as-char" draw:z-index="23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lse begin</text:span></text:p>
                  <text:p text:style-name="HTML_20_Preformatted"><text:span text:style-name="T5">else else if body</text:span></text:p>
                  <text:p text:style-name="HTML_20_Preformatted"><text:span text:style-name="T5">else else end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7.3">
          <table:table-cell table:style-name="Table27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83" table:style-name="Table283">
        <table:table-column table:style-name="Table283.A"/>
        <table:table-column table:style-name="Table283.B"/>
        <table:table-column table:style-name="Table283.C"/>
        <table:table-row table:style-name="Table283.1">
          <table:table-cell table:style-name="Table283.A1" office:value-type="string">
            <text:p text:style-name="Standard"><text:span text:style-name="T1">81.</text:span></text:p>
          </table:table-cell>
          <table:table-cell table:style-name="Table283.B1" office:value-type="string">
            <text:p text:style-name="HTML_20_Preformatted"><text:span text:style-name="T5">class W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oft-page-break/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P1"/>
            <text:p text:style-name="HTML_20_Preformatted"><text:span text:style-name="T5">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else body");</text:span></text:p>
            <text:p text:style-name="HTML_20_Preformatted"><text:span text:style-name="T5">}</text:span></text:p>
            <text:p text:style-name="P1"/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83.C1" office:value-type="string">
            <text:p text:style-name="Standard"/>
          </table:table-cell>
        </table:table-row>
        <table:table-row table:style-name="Table283.1">
          <table:table-cell table:style-name="Table283.A2" table:number-columns-spanned="3" office:value-type="string">
            <table:table table:name="Table278" table:style-name="Table278">
              <table:table-column table:style-name="Table278.A"/>
              <table:table-row table:style-name="Table278.1">
                <table:table-cell table:style-name="Table278.A1" office:value-type="string">
                  <text:p text:style-name="Standard"><text:span text:style-name="pd-r10"><text:span text:style-name="T6">A.</text:span></text:span><draw:frame text:anchor-type="as-char" draw:z-index="23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79" table:style-name="Table279">
              <table:table-column table:style-name="Table279.A"/>
              <table:table-row table:style-name="Table279.1">
                <table:table-cell table:style-name="Table279.A1" office:value-type="string">
                  <text:p text:style-name="Standard"><text:soft-page-break/><text:span text:style-name="pd-r10"><text:span text:style-name="T6">B.</text:span></text:span><draw:frame text:anchor-type="as-char" draw:z-index="23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3.3">
          <table:table-cell table:style-name="Table28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83.1">
          <table:table-cell table:style-name="Table283.A1" office:value-type="string">
            <text:p text:style-name="Standard"><text:span text:style-name="T1">82.</text:span></text:p>
          </table:table-cell>
          <table:table-cell table:style-name="Table283.B1" office:value-type="string">
            <text:p text:style-name="HTML_20_Preformatted"><text:span text:style-name="T5">class X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else body");</text:span></text:p>
            <text:p text:style-name="HTML_20_Preformatted"><text:span text:style-name="T5">}</text:span></text:p>
            <text:p text:style-name="HTML_20_Preformatted"><text:span text:style-name="T5">System.out.println("else end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83.C4" office:value-type="string">
            <text:p text:style-name="Standard"/>
          </table:table-cell>
        </table:table-row>
        <table:table-row table:style-name="Table283.1">
          <table:table-cell table:style-name="Table283.A5" table:number-columns-spanned="3" office:value-type="string">
            <table:table table:name="Table280" table:style-name="Table280">
              <table:table-column table:style-name="Table280.A"/>
              <table:table-row table:style-name="Table280.1">
                <table:table-cell table:style-name="Table280.A1" office:value-type="string">
                  <text:p text:style-name="Standard"><text:span text:style-name="pd-r10"><text:span text:style-name="T6">A.</text:span></text:span><draw:frame text:anchor-type="as-char" draw:z-index="23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else else if body</text:span></text:p>
                  <text:p text:style-name="HTML_20_Preformatted"><text:span text:style-name="T5">else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81" table:style-name="Table281">
              <table:table-column table:style-name="Table281.A"/>
              <table:table-row table:style-name="Table281.1">
                <table:table-cell table:style-name="Table281.A1" office:value-type="string">
                  <text:p text:style-name="Standard"><text:span text:style-name="pd-r10"><text:span text:style-name="T6">B.</text:span></text:span><draw:frame text:anchor-type="as-char" draw:z-index="24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82" table:style-name="Table282">
              <table:table-column table:style-name="Table282.A"/>
              <table:table-row table:style-name="Table282.1">
                <table:table-cell table:style-name="Table282.A1" office:value-type="string">
                  <text:p text:style-name="Standard"><text:span text:style-name="pd-r10"><text:span text:style-name="T6">C.</text:span></text:span><draw:frame text:anchor-type="as-char" draw:z-index="24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3.3">
          <table:table-cell table:style-name="Table28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90" table:style-name="Table290">
        <table:table-column table:style-name="Table290.A"/>
        <table:table-column table:style-name="Table290.B"/>
        <table:table-column table:style-name="Table290.C"/>
        <table:table-row table:style-name="Table290.1">
          <table:table-cell table:style-name="Table290.A1" office:value-type="string">
            <text:p text:style-name="Standard"><text:span text:style-name="T1">83.</text:span></text:p>
          </table:table-cell>
          <table:table-cell table:style-name="Table290.B1" office:value-type="string">
            <text:p text:style-name="HTML_20_Preformatted"><text:span text:style-name="T5">class Y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P1"/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else body");</text:span></text:p>
            <text:p text:style-name="HTML_20_Preformatted"><text:span text:style-name="T5">}</text:span></text:p>
            <text:p text:style-name="P1"/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90.C1" office:value-type="string">
            <text:p text:style-name="Standard"/>
          </table:table-cell>
        </table:table-row>
        <table:table-row table:style-name="Table290.1">
          <table:table-cell table:style-name="Table290.A2" table:number-columns-spanned="3" office:value-type="string">
            <table:table table:name="Table284" table:style-name="Table284">
              <table:table-column table:style-name="Table284.A"/>
              <table:table-row table:style-name="Table284.1">
                <table:table-cell table:style-name="Table284.A1" office:value-type="string">
                  <text:p text:style-name="Standard"><text:span text:style-name="pd-r10"><text:span text:style-name="T6">A.</text:span></text:span><draw:frame text:anchor-type="as-char" draw:z-index="24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85" table:style-name="Table285">
              <table:table-column table:style-name="Table285.A"/>
              <table:table-row table:style-name="Table285.1">
                <table:table-cell table:style-name="Table285.A1" office:value-type="string">
                  <text:p text:style-name="Standard"><text:span text:style-name="pd-r10"><text:span text:style-name="T6">B.</text:span></text:span><draw:frame text:anchor-type="as-char" draw:z-index="24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86" table:style-name="Table286">
              <table:table-column table:style-name="Table286.A"/>
              <table:table-row table:style-name="Table286.1">
                <table:table-cell table:style-name="Table286.A1" office:value-type="string">
                  <text:p text:style-name="Standard"><text:span text:style-name="pd-r10"><text:span text:style-name="T6">C.</text:span></text:span><draw:frame text:anchor-type="as-char" draw:z-index="24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0.3">
          <table:table-cell table:style-name="Table29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90.1">
          <table:table-cell table:style-name="Table290.A1" office:value-type="string">
            <text:p text:style-name="Standard"><text:span text:style-name="T1">84.</text:span></text:p>
          </table:table-cell>
          <table:table-cell table:style-name="Table290.B1" office:value-type="string">
            <text:p text:style-name="HTML_20_Preformatted"><text:span text:style-name="T5">class Z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f(false)</text:span></text:p>
            <text:p text:style-name="HTML_20_Preformatted"><text:span text:style-name="T5">{</text:span></text:p>
            <text:p text:style-name="HTML_20_Preformatted"><text:span text:style-name="T5">System.out.println("if-body");</text:span></text:p>
            <text:p text:style-name="HTML_20_Preformatted"><text:span text:style-name="T5">}</text:span></text:p>
            <text:p text:style-name="HTML_20_Preformatted"><text:span text:style-name="T5">else if(false)</text:span></text:p>
            <text:p text:style-name="HTML_20_Preformatted"><text:span text:style-name="T5">{</text:span></text:p>
            <text:p text:style-name="HTML_20_Preformatted"><text:span text:style-name="T5">System.out.println("else if body");</text:span></text:p>
            <text:p text:style-name="HTML_20_Preformatted"><text:span text:style-name="T5">}</text:span></text:p>
            <text:p text:style-name="HTML_20_Preformatted"><text:span text:style-name="T5">else if(true)</text:span></text:p>
            <text:p text:style-name="HTML_20_Preformatted"><text:span text:style-name="T5">{</text:span></text:p>
            <text:p text:style-name="HTML_20_Preformatted"><text:span text:style-name="T5">System.out.println("else else if body"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 else else body");</text:span></text:p>
            <text:p text:style-name="HTML_20_Preformatted"><text:span text:style-name="T5">}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90.C4" office:value-type="string">
            <text:p text:style-name="Standard"/>
          </table:table-cell>
        </table:table-row>
        <table:table-row table:style-name="Table290.1">
          <table:table-cell table:style-name="Table290.A5" table:number-columns-spanned="3" office:value-type="string">
            <table:table table:name="Table287" table:style-name="Table287">
              <table:table-column table:style-name="Table287.A"/>
              <table:table-row table:style-name="Table287.1">
                <table:table-cell table:style-name="Table287.A1" office:value-type="string">
                  <text:p text:style-name="Standard"><text:span text:style-name="pd-r10"><text:span text:style-name="T6">A.</text:span></text:span><draw:frame text:anchor-type="as-char" draw:z-index="24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288" table:style-name="Table288">
              <table:table-column table:style-name="Table288.A"/>
              <table:table-row table:style-name="Table288.1">
                <table:table-cell table:style-name="Table288.A1" office:value-type="string">
                  <text:p text:style-name="Standard"><text:span text:style-name="pd-r10"><text:span text:style-name="T6">B.</text:span></text:span><draw:frame text:anchor-type="as-char" draw:z-index="24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 else if body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89" table:style-name="Table289">
              <table:table-column table:style-name="Table289.A"/>
              <table:table-row table:style-name="Table289.1">
                <table:table-cell table:style-name="Table289.A1" office:value-type="string">
                  <text:p text:style-name="Standard"><text:span text:style-name="pd-r10"><text:span text:style-name="T6">C.</text:span></text:span><draw:frame text:anchor-type="as-char" draw:z-index="24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0.3">
          <table:table-cell table:style-name="Table29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97" table:style-name="Table297">
        <table:table-column table:style-name="Table297.A"/>
        <table:table-column table:style-name="Table297.B"/>
        <table:table-column table:style-name="Table297.C"/>
        <table:table-row table:style-name="Table297.1">
          <table:table-cell table:style-name="Table297.A1" office:value-type="string">
            <text:p text:style-name="Standard"><text:span text:style-name="T1">85.</text:span></text:p>
          </table:table-cell>
          <table:table-cell table:style-name="Table29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0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97.C1" office:value-type="string">
            <text:p text:style-name="Standard"/>
          </table:table-cell>
        </table:table-row>
        <table:table-row table:style-name="Table297.1">
          <table:table-cell table:style-name="Table297.A2" table:number-columns-spanned="3" office:value-type="string">
            <table:table table:name="Table291" table:style-name="Table291">
              <table:table-column table:style-name="Table291.A"/>
              <table:table-row table:style-name="Table291.1">
                <table:table-cell table:style-name="Table291.A1" office:value-type="string">
                  <text:p text:style-name="Standard"><text:span text:style-name="pd-r10"><text:span text:style-name="T6">A.</text:span></text:span><draw:frame text:anchor-type="as-char" draw:z-index="24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1</text:span></text:p>
                  <text:p text:style-name="HTML_20_Preformatted"><text:span text:style-name="T5">main end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92" table:style-name="Table292">
              <table:table-column table:style-name="Table292.A"/>
              <table:table-row table:style-name="Table292.1">
                <table:table-cell table:style-name="Table292.A1" office:value-type="string">
                  <text:p text:style-name="Standard"><text:soft-page-break/><text:span text:style-name="pd-r10"><text:span text:style-name="T6">B.</text:span></text:span><draw:frame text:anchor-type="as-char" draw:z-index="24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2</text:span></text:p>
                  <text:p text:style-name="HTML_20_Preformatted"><text:span text:style-name="T5">main end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93" table:style-name="Table293">
              <table:table-column table:style-name="Table293.A"/>
              <table:table-row table:style-name="Table293.1">
                <table:table-cell table:style-name="Table293.A1" office:value-type="string">
                  <text:p text:style-name="Standard"><text:span text:style-name="pd-r10"><text:span text:style-name="T6">C.</text:span></text:span><draw:frame text:anchor-type="as-char" draw:z-index="25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2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7.3">
          <table:table-cell table:style-name="Table29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97.1">
          <table:table-cell table:style-name="Table297.A1" office:value-type="string">
            <text:p text:style-name="Standard"><text:span text:style-name="T1">86.</text:span></text:p>
          </table:table-cell>
          <table:table-cell table:style-name="Table297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1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297.C4" office:value-type="string">
            <text:p text:style-name="Standard"/>
          </table:table-cell>
        </table:table-row>
        <table:table-row table:style-name="Table297.1">
          <table:table-cell table:style-name="Table297.A5" table:number-columns-spanned="3" office:value-type="string">
            <table:table table:name="Table294" table:style-name="Table294">
              <table:table-column table:style-name="Table294.A"/>
              <table:table-row table:style-name="Table294.1">
                <table:table-cell table:style-name="Table294.A1" office:value-type="string">
                  <text:p text:style-name="Standard"><text:span text:style-name="pd-r10"><text:span text:style-name="T6">A.</text:span></text:span><draw:frame text:anchor-type="as-char" draw:z-index="25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2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95" table:style-name="Table295">
              <table:table-column table:style-name="Table295.A"/>
              <table:table-row table:style-name="Table295.1">
                <table:table-cell table:style-name="Table295.A1" office:value-type="string">
                  <text:p text:style-name="Standard"><text:soft-page-break/><text:span text:style-name="pd-r10"><text:span text:style-name="T6">B.</text:span></text:span><draw:frame text:anchor-type="as-char" draw:z-index="25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96" table:style-name="Table296">
              <table:table-column table:style-name="Table296.A"/>
              <table:table-row table:style-name="Table296.1">
                <table:table-cell table:style-name="Table296.A1" office:value-type="string">
                  <text:p text:style-name="Standard"><text:span text:style-name="pd-r10"><text:span text:style-name="T6">C.</text:span></text:span><draw:frame text:anchor-type="as-char" draw:z-index="25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1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7.3">
          <table:table-cell table:style-name="Table29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04" table:style-name="Table304">
        <table:table-column table:style-name="Table304.A"/>
        <table:table-column table:style-name="Table304.B"/>
        <table:table-column table:style-name="Table304.C"/>
        <table:table-row table:style-name="Table304.1">
          <table:table-cell table:style-name="Table304.A1" office:value-type="string">
            <text:p text:style-name="Standard"><text:span text:style-name="T1">87.</text:span></text:p>
          </table:table-cell>
          <table:table-cell table:style-name="Table304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0 || i++ == 1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04.C1" office:value-type="string">
            <text:p text:style-name="Standard"/>
          </table:table-cell>
        </table:table-row>
        <table:table-row table:style-name="Table304.1">
          <table:table-cell table:style-name="Table304.A2" table:number-columns-spanned="3" office:value-type="string">
            <table:table table:name="Table298" table:style-name="Table298">
              <table:table-column table:style-name="Table298.A"/>
              <table:table-row table:style-name="Table298.1">
                <table:table-cell table:style-name="Table298.A1" office:value-type="string">
                  <text:p text:style-name="Standard"><text:span text:style-name="pd-r10"><text:span text:style-name="T6">A.</text:span></text:span><draw:frame text:anchor-type="as-char" draw:z-index="25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2</text:span></text:p>
                  <text:p text:style-name="HTML_20_Preformatted"><text:span text:style-name="T5">main end:2</text:span></text:p>
                  <text:p text:style-name="HTML_20_Preformatted"><text:soft-page-break/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299" table:style-name="Table299">
              <table:table-column table:style-name="Table299.A"/>
              <table:table-row table:style-name="Table299.1">
                <table:table-cell table:style-name="Table299.A1" office:value-type="string">
                  <text:p text:style-name="Standard"><text:span text:style-name="pd-r10"><text:span text:style-name="T6">B.</text:span></text:span><draw:frame text:anchor-type="as-char" draw:z-index="25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1</text:span></text:p>
                  <text:p text:style-name="HTML_20_Preformatted"><text:span text:style-name="T5">main end:2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00" table:style-name="Table300">
              <table:table-column table:style-name="Table300.A"/>
              <table:table-row table:style-name="Table300.1">
                <table:table-cell table:style-name="Table300.A1" office:value-type="string">
                  <text:p text:style-name="Standard"><text:span text:style-name="pd-r10"><text:span text:style-name="T6">C.</text:span></text:span><draw:frame text:anchor-type="as-char" draw:z-index="25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04.3">
          <table:table-cell table:style-name="Table30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04.1">
          <table:table-cell table:style-name="Table304.A1" office:value-type="string">
            <text:p text:style-name="Standard"><text:span text:style-name="T1">88.</text:span></text:p>
          </table:table-cell>
          <table:table-cell table:style-name="Table304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1 || i++ == 1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04.C4" office:value-type="string">
            <text:p text:style-name="Standard"/>
          </table:table-cell>
        </table:table-row>
        <table:table-row table:style-name="Table304.1">
          <table:table-cell table:style-name="Table304.A5" table:number-columns-spanned="3" office:value-type="string">
            <table:table table:name="Table301" table:style-name="Table301">
              <table:table-column table:style-name="Table301.A"/>
              <table:table-row table:style-name="Table301.1">
                <table:table-cell table:style-name="Table301.A1" office:value-type="string">
                  <text:p text:style-name="Standard"><text:span text:style-name="pd-r10"><text:span text:style-name="T6">A.</text:span></text:span><draw:frame text:anchor-type="as-char" draw:z-index="25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3</text:span></text:p>
                  <text:p text:style-name="HTML_20_Preformatted"><text:span text:style-name="T5">main </text:span><text:soft-page-break/><text:span text:style-name="T5">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02" table:style-name="Table302">
              <table:table-column table:style-name="Table302.A"/>
              <table:table-row table:style-name="Table302.1">
                <table:table-cell table:style-name="Table302.A1" office:value-type="string">
                  <text:p text:style-name="Standard"><text:span text:style-name="pd-r10"><text:span text:style-name="T6">B.</text:span></text:span><draw:frame text:anchor-type="as-char" draw:z-index="25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03" table:style-name="Table303">
              <table:table-column table:style-name="Table303.A"/>
              <table:table-row table:style-name="Table303.1">
                <table:table-cell table:style-name="Table303.A1" office:value-type="string">
                  <text:p text:style-name="Standard"><text:span text:style-name="pd-r10"><text:span text:style-name="T6">C.</text:span></text:span><draw:frame text:anchor-type="as-char" draw:z-index="25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2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04.3">
          <table:table-cell table:style-name="Table30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11" table:style-name="Table311">
        <table:table-column table:style-name="Table311.A"/>
        <table:table-column table:style-name="Table311.B"/>
        <table:table-column table:style-name="Table311.C"/>
        <table:table-row table:style-name="Table311.1">
          <table:table-cell table:style-name="Table311.A1" office:value-type="string">
            <text:p text:style-name="Standard"><text:span text:style-name="T1">89.</text:span></text:p>
          </table:table-cell>
          <table:table-cell table:style-name="Table311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1 || i++ == 2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11.C1" office:value-type="string">
            <text:p text:style-name="Standard"/>
          </table:table-cell>
        </table:table-row>
        <table:table-row table:style-name="Table311.1">
          <table:table-cell table:style-name="Table311.A2" table:number-columns-spanned="3" office:value-type="string">
            <table:table table:name="Table305" table:style-name="Table305">
              <table:table-column table:style-name="Table305.A"/>
              <table:table-row table:style-name="Table305.1">
                <table:table-cell table:style-name="Table305.A1" office:value-type="string">
                  <text:p text:style-name="Standard"><text:span text:style-name="pd-r10"><text:span text:style-name="T6">A.</text:span></text:span><draw:frame text:anchor-type="as-char" draw:z-index="26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2</text:span></text:p>
                  <text:p text:style-name="HTML_20_Preformatted"><text:span text:style-name="T5">main end: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06" table:style-name="Table306">
              <table:table-column table:style-name="Table306.A"/>
              <table:table-row table:style-name="Table306.1">
                <table:table-cell table:style-name="Table306.A1" office:value-type="string">
                  <text:p text:style-name="Standard"><text:span text:style-name="pd-r10"><text:span text:style-name="T6">B.</text:span></text:span><draw:frame text:anchor-type="as-char" draw:z-index="26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4</text:span></text:p>
                  <text:p text:style-name="HTML_20_Preformatted"><text:span text:style-name="T5">main end: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07" table:style-name="Table307">
              <table:table-column table:style-name="Table307.A"/>
              <table:table-row table:style-name="Table307.1">
                <table:table-cell table:style-name="Table307.A1" office:value-type="string">
                  <text:p text:style-name="Standard"><text:span text:style-name="pd-r10"><text:span text:style-name="T6">C.</text:span></text:span><draw:frame text:anchor-type="as-char" draw:z-index="26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11.3">
          <table:table-cell table:style-name="Table31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11.1">
          <table:table-cell table:style-name="Table311.A1" office:value-type="string">
            <text:p text:style-name="Standard"><text:span text:style-name="T1">90.</text:span></text:p>
          </table:table-cell>
          <table:table-cell table:style-name="Table311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1 &amp;&amp; i++ == 2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11.C4" office:value-type="string">
            <text:p text:style-name="Standard"/>
          </table:table-cell>
        </table:table-row>
        <table:table-row table:style-name="Table311.1">
          <table:table-cell table:style-name="Table311.A5" table:number-columns-spanned="3" office:value-type="string">
            <table:table table:name="Table308" table:style-name="Table308">
              <table:table-column table:style-name="Table308.A"/>
              <table:table-row table:style-name="Table308.1">
                <table:table-cell table:style-name="Table308.A1" office:value-type="string">
                  <text:p text:style-name="Standard"><text:span text:style-name="pd-r10"><text:span text:style-name="T6">A.</text:span></text:span><draw:frame text:anchor-type="as-char" draw:z-index="26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else:1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09" table:style-name="Table309">
              <table:table-column table:style-name="Table309.A"/>
              <table:table-row table:style-name="Table309.1">
                <table:table-cell table:style-name="Table309.A1" office:value-type="string">
                  <text:p text:style-name="Standard"><text:soft-page-break/><text:span text:style-name="pd-r10"><text:span text:style-name="T6">B.</text:span></text:span><draw:frame text:anchor-type="as-char" draw:z-index="26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1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10" table:style-name="Table310">
              <table:table-column table:style-name="Table310.A"/>
              <table:table-row table:style-name="Table310.1">
                <table:table-cell table:style-name="Table310.A1" office:value-type="string">
                  <text:p text:style-name="Standard"><text:span text:style-name="pd-r10"><text:span text:style-name="T6">C.</text:span></text:span><draw:frame text:anchor-type="as-char" draw:z-index="26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11.3">
          <table:table-cell table:style-name="Table31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19" table:style-name="Table319">
        <table:table-column table:style-name="Table319.A"/>
        <table:table-column table:style-name="Table319.B"/>
        <table:table-column table:style-name="Table319.C"/>
        <table:table-row table:style-name="Table319.1">
          <table:table-cell table:style-name="Table319.A1" office:value-type="string">
            <text:p text:style-name="Standard"><text:span text:style-name="T1">91.</text:span></text:p>
          </table:table-cell>
          <table:table-cell table:style-name="Table319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0 &amp;&amp; i++ == 2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19.C1" office:value-type="string">
            <text:p text:style-name="Standard"/>
          </table:table-cell>
        </table:table-row>
        <table:table-row table:style-name="Table319.1">
          <table:table-cell table:style-name="Table319.A2" table:number-columns-spanned="3" office:value-type="string">
            <table:table table:name="Table312" table:style-name="Table312">
              <table:table-column table:style-name="Table312.A"/>
              <table:table-row table:style-name="Table312.1">
                <table:table-cell table:style-name="Table312.A1" office:value-type="string">
                  <text:p text:style-name="Standard"><text:span text:style-name="pd-r10"><text:span text:style-name="T6">A.</text:span></text:span><draw:frame text:anchor-type="as-char" draw:z-index="26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2</text:span></text:p>
                  <text:p text:style-name="HTML_20_Preformatted"><text:span text:style-name="T5">main end:4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13" table:style-name="Table313">
              <table:table-column table:style-name="Table313.A"/>
              <table:table-row table:style-name="Table313.1">
                <table:table-cell table:style-name="Table313.A1" office:value-type="string">
                  <text:p text:style-name="Standard"><text:span text:style-name="pd-r10"><text:span text:style-name="T6">B.</text:span></text:span><draw:frame text:anchor-type="as-char" draw:z-index="26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14" table:style-name="Table314">
              <table:table-column table:style-name="Table314.A"/>
              <table:table-row table:style-name="Table314.1">
                <table:table-cell table:style-name="Table314.A1" office:value-type="string">
                  <text:p text:style-name="Standard"><text:span text:style-name="pd-r10"><text:span text:style-name="T6">C.</text:span></text:span><draw:frame text:anchor-type="as-char" draw:z-index="26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4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19.3">
          <table:table-cell table:style-name="Table31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19.1">
          <table:table-cell table:style-name="Table319.A1" office:value-type="string">
            <text:p text:style-name="Standard"><text:span text:style-name="T1">92.</text:span></text:p>
          </table:table-cell>
          <table:table-cell table:style-name="Table319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0 &amp;&amp; i++ == 1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19.C4" office:value-type="string">
            <text:p text:style-name="Standard"/>
          </table:table-cell>
        </table:table-row>
        <table:table-row table:style-name="Table319.1">
          <table:table-cell table:style-name="Table319.A5" table:number-columns-spanned="3" office:value-type="string">
            <table:table table:name="Table315" table:style-name="Table315">
              <table:table-column table:style-name="Table315.A"/>
              <table:table-row table:style-name="Table315.1">
                <table:table-cell table:style-name="Table315.A1" office:value-type="string">
                  <text:p text:style-name="Standard"><text:span text:style-name="pd-r10"><text:span text:style-name="T6">A.</text:span></text:span><draw:frame text:anchor-type="as-char" draw:z-index="26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16" table:style-name="Table316">
              <table:table-column table:style-name="Table316.A"/>
              <table:table-row table:style-name="Table316.1">
                <table:table-cell table:style-name="Table316.A1" office:value-type="string">
                  <text:p text:style-name="Standard"><text:soft-page-break/><text:span text:style-name="pd-r10"><text:span text:style-name="T6">B.</text:span></text:span><draw:frame text:anchor-type="as-char" draw:z-index="27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2</text:span></text:p>
                  <text:p text:style-name="HTML_20_Preformatted"><text:span text:style-name="T5">main end:3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17" table:style-name="Table317">
              <table:table-column table:style-name="Table317.A"/>
              <table:table-row table:style-name="Table317.1">
                <table:table-cell table:style-name="Table317.A1" office:value-type="string">
                  <text:p text:style-name="Standard"><text:span text:style-name="pd-r10"><text:span text:style-name="T6">C.</text:span></text:span><draw:frame text:anchor-type="as-char" draw:z-index="27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:3</text:span></text:p>
                  <text:p text:style-name="HTML_20_Preformatted"><text:span text:style-name="T5">main end: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18" table:style-name="Table318">
              <table:table-column table:style-name="Table318.A"/>
              <table:table-row table:style-name="Table318.1">
                <table:table-cell table:style-name="Table318.A1" office:value-type="string">
                  <text:p text:style-name="Standard"><text:span text:style-name="pd-r10"><text:span text:style-name="T6">D.</text:span></text:span><draw:frame text:anchor-type="as-char" draw:z-index="27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19.3">
          <table:table-cell table:style-name="Table31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27" table:style-name="Table327">
        <table:table-column table:style-name="Table327.A"/>
        <table:table-column table:style-name="Table327.B"/>
        <table:table-column table:style-name="Table327.C"/>
        <table:table-row table:style-name="Table327.1">
          <table:table-cell table:style-name="Table327.A1" office:value-type="string">
            <text:p text:style-name="Standard"><text:span text:style-name="T1">93.</text:span></text:p>
          </table:table-cell>
          <table:table-cell table:style-name="Table327.B1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System.out.println("main begin");</text:span></text:p>
            <text:p text:style-name="HTML_20_Preformatted"><text:span text:style-name="T5">int i = 0;</text:span></text:p>
            <text:p text:style-name="HTML_20_Preformatted"><text:span text:style-name="T5">if(i++ == 0 &amp;&amp; i++ == 0)</text:span></text:p>
            <text:p text:style-name="HTML_20_Preformatted"><text:span text:style-name="T5">{</text:span></text:p>
            <text:p text:style-name="HTML_20_Preformatted"><text:span text:style-name="T5">System.out.println("if:" + i++);</text:span></text:p>
            <text:p text:style-name="HTML_20_Preformatted"><text:span text:style-name="T5">}</text:span></text:p>
            <text:p text:style-name="HTML_20_Preformatted"><text:span text:style-name="T5">else if(i++ == 2)</text:span></text:p>
            <text:p text:style-name="HTML_20_Preformatted"><text:span text:style-name="T5">{</text:span></text:p>
            <text:p text:style-name="HTML_20_Preformatted"><text:span text:style-name="T5">System.out.println("else:" + i++);</text:span></text:p>
            <text:p text:style-name="HTML_20_Preformatted"><text:span text:style-name="T5">i++;</text:span></text:p>
            <text:p text:style-name="HTML_20_Preformatted"><text:span text:style-name="T5">}</text:span></text:p>
            <text:p text:style-name="HTML_20_Preformatted"><text:span text:style-name="T5">System.out.println("main end:" + i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2"/>
          </table:table-cell>
          <table:table-cell table:style-name="Table327.C1" office:value-type="string">
            <text:p text:style-name="Standard"/>
          </table:table-cell>
        </table:table-row>
        <table:table-row table:style-name="Table327.1">
          <table:table-cell table:style-name="Table327.A2" table:number-columns-spanned="3" office:value-type="string">
            <table:table table:name="Table320" table:style-name="Table320">
              <table:table-column table:style-name="Table320.A"/>
              <table:table-row table:style-name="Table320.1">
                <table:table-cell table:style-name="Table320.A1" office:value-type="string">
                  <text:p text:style-name="Standard"><text:span text:style-name="pd-r10"><text:span text:style-name="T6">A.</text:span></text:span><draw:frame text:anchor-type="as-char" draw:z-index="27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3</text:span></text:p>
                  <text:p text:style-name="HTML_20_Preformatted"><text:span text:style-name="T5">main end:5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21" table:style-name="Table321">
              <table:table-column table:style-name="Table321.A"/>
              <table:table-row table:style-name="Table321.1">
                <table:table-cell table:style-name="Table321.A1" office:value-type="string">
                  <text:p text:style-name="Standard"><text:span text:style-name="pd-r10"><text:span text:style-name="T6">B.</text:span></text:span><draw:frame text:anchor-type="as-char" draw:z-index="27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else:3</text:span></text:p>
                  <text:p text:style-name="HTML_20_Preformatted"><text:span text:style-name="T5">main end: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22" table:style-name="Table322">
              <table:table-column table:style-name="Table322.A"/>
              <table:table-row table:style-name="Table322.1">
                <table:table-cell table:style-name="Table322.A1" office:value-type="string">
                  <text:p text:style-name="Standard"><text:span text:style-name="pd-r10"><text:span text:style-name="T6">C.</text:span></text:span><draw:frame text:anchor-type="as-char" draw:z-index="27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e 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27.3">
          <table:table-cell table:style-name="Table32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27.1">
          <table:table-cell table:style-name="Table327.A1" office:value-type="string">
            <text:p text:style-name="Standard"><text:span text:style-name="T1">94.</text:span></text:p>
          </table:table-cell>
          <table:table-cell table:style-name="Table32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27.C4" office:value-type="string">
            <text:p text:style-name="Standard"/>
          </table:table-cell>
        </table:table-row>
        <table:table-row table:style-name="Table327.1">
          <table:table-cell table:style-name="Table327.A5" table:number-columns-spanned="3" office:value-type="string">
            <table:table table:name="Table323" table:style-name="Table323">
              <table:table-column table:style-name="Table323.A"/>
              <table:table-row table:style-name="Table323.1">
                <table:table-cell table:style-name="Table323.A1" office:value-type="string">
                  <text:p text:style-name="Standard"><text:span text:style-name="pd-r10"><text:span text:style-name="T6">A.</text:span></text:span><draw:frame text:anchor-type="as-char" draw:z-index="27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24" table:style-name="Table324">
              <table:table-column table:style-name="Table324.A"/>
              <table:table-row table:style-name="Table324.1">
                <table:table-cell table:style-name="Table324.A1" office:value-type="string">
                  <text:p text:style-name="Standard"><text:span text:style-name="pd-r10"><text:span text:style-name="T6">B.</text:span></text:span><draw:frame text:anchor-type="as-char" draw:z-index="27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25" table:style-name="Table325">
              <table:table-column table:style-name="Table325.A"/>
              <table:table-row table:style-name="Table325.1">
                <table:table-cell table:style-name="Table325.A1" office:value-type="string">
                  <text:p text:style-name="Standard"><text:soft-page-break/><text:span text:style-name="pd-r10"><text:span text:style-name="T6">C.</text:span></text:span><draw:frame text:anchor-type="as-char" draw:z-index="27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26" table:style-name="Table326">
              <table:table-column table:style-name="Table326.A"/>
              <table:table-row table:style-name="Table326.1">
                <table:table-cell table:style-name="Table326.A1" office:value-type="string">
                  <text:p text:style-name="Standard"><text:span text:style-name="pd-r10"><text:span text:style-name="T6">D.</text:span></text:span><draw:frame text:anchor-type="as-char" draw:z-index="27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27.3">
          <table:table-cell table:style-name="Table32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36" table:style-name="Table336">
        <table:table-column table:style-name="Table336.A"/>
        <table:table-column table:style-name="Table336.B"/>
        <table:table-column table:style-name="Table336.C"/>
        <table:table-row table:style-name="Table336.1">
          <table:table-cell table:style-name="Table336.A1" office:value-type="string">
            <text:p text:style-name="Standard"><text:span text:style-name="T1">95.</text:span></text:p>
          </table:table-cell>
          <table:table-cell table:style-name="Table336.B1" office:value-type="string">
            <text:p text:style-name="HTML_20_Preformatted"><text:span text:style-name="T5">class B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36.C1" office:value-type="string">
            <text:p text:style-name="Standard"/>
          </table:table-cell>
        </table:table-row>
        <table:table-row table:style-name="Table336.1">
          <table:table-cell table:style-name="Table336.A2" table:number-columns-spanned="3" office:value-type="string">
            <table:table table:name="Table328" table:style-name="Table328">
              <table:table-column table:style-name="Table328.A"/>
              <table:table-row table:style-name="Table328.1">
                <table:table-cell table:style-name="Table328.A1" office:value-type="string">
                  <text:p text:style-name="Standard"><text:span text:style-name="pd-r10"><text:span text:style-name="T6">A.</text:span></text:span><draw:frame text:anchor-type="as-char" draw:z-index="28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29" table:style-name="Table329">
              <table:table-column table:style-name="Table329.A"/>
              <table:table-row table:style-name="Table329.1">
                <table:table-cell table:style-name="Table329.A1" office:value-type="string">
                  <text:p text:style-name="Standard"><text:span text:style-name="pd-r10"><text:span text:style-name="T6">B.</text:span></text:span><draw:frame text:anchor-type="as-char" draw:z-index="28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0" table:style-name="Table330">
              <table:table-column table:style-name="Table330.A"/>
              <table:table-row table:style-name="Table330.1">
                <table:table-cell table:style-name="Table330.A1" office:value-type="string">
                  <text:p text:style-name="Standard"><text:soft-page-break/><text:span text:style-name="pd-r10"><text:span text:style-name="T6">C.</text:span></text:span><draw:frame text:anchor-type="as-char" draw:z-index="28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1" table:style-name="Table331">
              <table:table-column table:style-name="Table331.A"/>
              <table:table-row table:style-name="Table331.1">
                <table:table-cell table:style-name="Table331.A1" office:value-type="string">
                  <text:p text:style-name="Standard"><text:span text:style-name="pd-r10"><text:span text:style-name="T6">D.</text:span></text:span><draw:frame text:anchor-type="as-char" draw:z-index="28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36.3">
          <table:table-cell table:style-name="Table33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36.1">
          <table:table-cell table:style-name="Table336.A1" office:value-type="string">
            <text:p text:style-name="Standard"><text:span text:style-name="T1">96.</text:span></text:p>
          </table:table-cell>
          <table:table-cell table:style-name="Table336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true;</text:span></text:p>
            <text:p text:style-name="HTML_20_Preformatted"><text:span text:style-name="T5"><text:s text:c="16"/>if(b1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36.C4" office:value-type="string">
            <text:p text:style-name="Standard"/>
          </table:table-cell>
        </table:table-row>
        <table:table-row table:style-name="Table336.1">
          <table:table-cell table:style-name="Table336.A5" table:number-columns-spanned="3" office:value-type="string">
            <table:table table:name="Table332" table:style-name="Table332">
              <table:table-column table:style-name="Table332.A"/>
              <table:table-row table:style-name="Table332.1">
                <table:table-cell table:style-name="Table332.A1" office:value-type="string">
                  <text:p text:style-name="Standard"><text:span text:style-name="pd-r10"><text:span text:style-name="T6">A.</text:span></text:span><draw:frame text:anchor-type="as-char" draw:z-index="28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3" table:style-name="Table333">
              <table:table-column table:style-name="Table333.A"/>
              <table:table-row table:style-name="Table333.1">
                <table:table-cell table:style-name="Table333.A1" office:value-type="string">
                  <text:p text:style-name="Standard"><text:span text:style-name="pd-r10"><text:span text:style-name="T6">B.</text:span></text:span><draw:frame text:anchor-type="as-char" draw:z-index="28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4" table:style-name="Table334">
              <table:table-column table:style-name="Table334.A"/>
              <table:table-row table:style-name="Table334.1">
                <table:table-cell table:style-name="Table334.A1" office:value-type="string">
                  <text:p text:style-name="Standard"><text:soft-page-break/><text:span text:style-name="pd-r10"><text:span text:style-name="T6">C.</text:span></text:span><draw:frame text:anchor-type="as-char" draw:z-index="28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5" table:style-name="Table335">
              <table:table-column table:style-name="Table335.A"/>
              <table:table-row table:style-name="Table335.1">
                <table:table-cell table:style-name="Table335.A1" office:value-type="string">
                  <text:p text:style-name="Standard"><text:span text:style-name="pd-r10"><text:span text:style-name="T6">D.</text:span></text:span><draw:frame text:anchor-type="as-char" draw:z-index="28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36.3">
          <table:table-cell table:style-name="Table33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45" table:style-name="Table345">
        <table:table-column table:style-name="Table345.A"/>
        <table:table-column table:style-name="Table345.B"/>
        <table:table-column table:style-name="Table345.C"/>
        <table:table-row table:style-name="Table345.1">
          <table:table-cell table:style-name="Table345.A1" office:value-type="string">
            <text:p text:style-name="Standard"><text:span text:style-name="T1">97.</text:span></text:p>
          </table:table-cell>
          <table:table-cell table:style-name="Table345.B1" office:value-type="string">
            <text:p text:style-name="HTML_20_Preformatted"><text:span text:style-name="T5">class D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false;</text:span></text:p>
            <text:p text:style-name="HTML_20_Preformatted"><text:span text:style-name="T5"><text:s text:c="16"/>if(b1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45.C1" office:value-type="string">
            <text:p text:style-name="Standard"/>
          </table:table-cell>
        </table:table-row>
        <table:table-row table:style-name="Table345.1">
          <table:table-cell table:style-name="Table345.A2" table:number-columns-spanned="3" office:value-type="string">
            <table:table table:name="Table337" table:style-name="Table337">
              <table:table-column table:style-name="Table337.A"/>
              <table:table-row table:style-name="Table337.1">
                <table:table-cell table:style-name="Table337.A1" office:value-type="string">
                  <text:p text:style-name="Standard"><text:span text:style-name="pd-r10"><text:span text:style-name="T6">A.</text:span></text:span><draw:frame text:anchor-type="as-char" draw:z-index="28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8" table:style-name="Table338">
              <table:table-column table:style-name="Table338.A"/>
              <table:table-row table:style-name="Table338.1">
                <table:table-cell table:style-name="Table338.A1" office:value-type="string">
                  <text:p text:style-name="Standard"><text:span text:style-name="pd-r10"><text:span text:style-name="T6">B.</text:span></text:span><draw:frame text:anchor-type="as-char" draw:z-index="28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39" table:style-name="Table339">
              <table:table-column table:style-name="Table339.A"/>
              <table:table-row table:style-name="Table339.1">
                <table:table-cell table:style-name="Table339.A1" office:value-type="string">
                  <text:p text:style-name="Standard"><text:soft-page-break/><text:span text:style-name="pd-r10"><text:span text:style-name="T6">C.</text:span></text:span><draw:frame text:anchor-type="as-char" draw:z-index="29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0" table:style-name="Table340">
              <table:table-column table:style-name="Table340.A"/>
              <table:table-row table:style-name="Table340.1">
                <table:table-cell table:style-name="Table340.A1" office:value-type="string">
                  <text:p text:style-name="Standard"><text:span text:style-name="pd-r10"><text:span text:style-name="T6">D.</text:span></text:span><draw:frame text:anchor-type="as-char" draw:z-index="29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5.3">
          <table:table-cell table:style-name="Table34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45.1">
          <table:table-cell table:style-name="Table345.A1" office:value-type="string">
            <text:p text:style-name="Standard"><text:span text:style-name="T1">98.</text:span></text:p>
          </table:table-cell>
          <table:table-cell table:style-name="Table345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;</text:span></text:p>
            <text:p text:style-name="HTML_20_Preformatted"><text:span text:style-name="T5"><text:s text:c="16"/>if(b1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45.C4" office:value-type="string">
            <text:p text:style-name="Standard"/>
          </table:table-cell>
        </table:table-row>
        <table:table-row table:style-name="Table345.1">
          <table:table-cell table:style-name="Table345.A5" table:number-columns-spanned="3" office:value-type="string">
            <table:table table:name="Table341" table:style-name="Table341">
              <table:table-column table:style-name="Table341.A"/>
              <table:table-row table:style-name="Table341.1">
                <table:table-cell table:style-name="Table341.A1" office:value-type="string">
                  <text:p text:style-name="Standard"><text:span text:style-name="pd-r10"><text:span text:style-name="T6">A.</text:span></text:span><draw:frame text:anchor-type="as-char" draw:z-index="29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2" table:style-name="Table342">
              <table:table-column table:style-name="Table342.A"/>
              <table:table-row table:style-name="Table342.1">
                <table:table-cell table:style-name="Table342.A1" office:value-type="string">
                  <text:p text:style-name="Standard"><text:span text:style-name="pd-r10"><text:span text:style-name="T6">B.</text:span></text:span><draw:frame text:anchor-type="as-char" draw:z-index="29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3" table:style-name="Table343">
              <table:table-column table:style-name="Table343.A"/>
              <table:table-row table:style-name="Table343.1">
                <table:table-cell table:style-name="Table343.A1" office:value-type="string">
                  <text:p text:style-name="Standard"><text:soft-page-break/><text:span text:style-name="pd-r10"><text:span text:style-name="T6">C.</text:span></text:span><draw:frame text:anchor-type="as-char" draw:z-index="29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4" table:style-name="Table344">
              <table:table-column table:style-name="Table344.A"/>
              <table:table-row table:style-name="Table344.1">
                <table:table-cell table:style-name="Table344.A1" office:value-type="string">
                  <text:p text:style-name="Standard"><text:span text:style-name="pd-r10"><text:span text:style-name="T6">D.</text:span></text:span><draw:frame text:anchor-type="as-char" draw:z-index="29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5.3">
          <table:table-cell table:style-name="Table34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54" table:style-name="Table354">
        <table:table-column table:style-name="Table354.A"/>
        <table:table-column table:style-name="Table354.B"/>
        <table:table-column table:style-name="Table354.C"/>
        <table:table-column table:style-name="Table354.D"/>
        <table:table-row table:style-name="Table354.1">
          <table:table-cell table:style-name="Table354.A1" office:value-type="string">
            <text:p text:style-name="Standard"><text:span text:style-name="T1">99.</text:span></text:p>
          </table:table-cell>
          <table:table-cell table:style-name="Table354.B1" table:number-columns-spanned="2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;</text:span></text:p>
            <text:p text:style-name="HTML_20_Preformatted"><text:span text:style-name="T5"><text:s text:c="16"/>if(b1 = 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covered-table-cell/>
          <table:table-cell table:style-name="Table354.D1" office:value-type="string">
            <text:p text:style-name="Standard"/>
          </table:table-cell>
        </table:table-row>
        <table:table-row table:style-name="Table354.1">
          <table:table-cell table:style-name="Table354.A2" table:number-columns-spanned="4" office:value-type="string">
            <table:table table:name="Table346" table:style-name="Table346">
              <table:table-column table:style-name="Table346.A"/>
              <table:table-row table:style-name="Table346.1">
                <table:table-cell table:style-name="Table346.A1" office:value-type="string">
                  <text:p text:style-name="Standard"><text:span text:style-name="pd-r10"><text:span text:style-name="T6">A.</text:span></text:span><draw:frame text:anchor-type="as-char" draw:z-index="29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7" table:style-name="Table347">
              <table:table-column table:style-name="Table347.A"/>
              <table:table-row table:style-name="Table347.1">
                <table:table-cell table:style-name="Table347.A1" office:value-type="string">
                  <text:p text:style-name="Standard"><text:span text:style-name="pd-r10"><text:span text:style-name="T6">B.</text:span></text:span><draw:frame text:anchor-type="as-char" draw:z-index="29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8" table:style-name="Table348">
              <table:table-column table:style-name="Table348.A"/>
              <table:table-row table:style-name="Table348.1">
                <table:table-cell table:style-name="Table348.A1" office:value-type="string">
                  <text:p text:style-name="Standard"><text:soft-page-break/><text:span text:style-name="pd-r10"><text:span text:style-name="T6">C.</text:span></text:span><draw:frame text:anchor-type="as-char" draw:z-index="29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49" table:style-name="Table349">
              <table:table-column table:style-name="Table349.A"/>
              <table:table-row table:style-name="Table349.1">
                <table:table-cell table:style-name="Table349.A1" office:value-type="string">
                  <text:p text:style-name="Standard"><text:span text:style-name="pd-r10"><text:span text:style-name="T6">D.</text:span></text:span><draw:frame text:anchor-type="as-char" draw:z-index="29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54.3">
          <table:table-cell table:style-name="Table354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54.1">
          <table:table-cell table:style-name="Table354.A1" table:number-columns-spanned="2" office:value-type="string">
            <text:p text:style-name="Standard"><text:span text:style-name="T1">100.</text:span></text:p>
          </table:table-cell>
          <table:covered-table-cell/>
          <table:table-cell table:style-name="Table354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;</text:span></text:p>
            <text:p text:style-name="HTML_20_Preformatted"><text:span text:style-name="T5"><text:s text:c="16"/>if(b1 =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54.D4" office:value-type="string">
            <text:p text:style-name="Standard"/>
          </table:table-cell>
        </table:table-row>
        <table:table-row table:style-name="Table354.1">
          <table:table-cell table:style-name="Table354.A5" table:number-columns-spanned="4" office:value-type="string">
            <table:table table:name="Table350" table:style-name="Table350">
              <table:table-column table:style-name="Table350.A"/>
              <table:table-row table:style-name="Table350.1">
                <table:table-cell table:style-name="Table350.A1" office:value-type="string">
                  <text:p text:style-name="Standard"><text:span text:style-name="pd-r10"><text:span text:style-name="T6">A.</text:span></text:span><draw:frame text:anchor-type="as-char" draw:z-index="30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51" table:style-name="Table351">
              <table:table-column table:style-name="Table351.A"/>
              <table:table-row table:style-name="Table351.1">
                <table:table-cell table:style-name="Table351.A1" office:value-type="string">
                  <text:p text:style-name="Standard"><text:span text:style-name="pd-r10"><text:span text:style-name="T6">B.</text:span></text:span><draw:frame text:anchor-type="as-char" draw:z-index="30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52" table:style-name="Table352">
              <table:table-column table:style-name="Table352.A"/>
              <table:table-row table:style-name="Table352.1">
                <table:table-cell table:style-name="Table352.A1" office:value-type="string">
                  <text:p text:style-name="Standard"><text:soft-page-break/><text:span text:style-name="pd-r10"><text:span text:style-name="T6">C.</text:span></text:span><draw:frame text:anchor-type="as-char" draw:z-index="30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53" table:style-name="Table353">
              <table:table-column table:style-name="Table353.A"/>
              <table:table-row table:style-name="Table353.1">
                <table:table-cell table:style-name="Table353.A1" office:value-type="string">
                  <text:p text:style-name="Standard"><text:span text:style-name="pd-r10"><text:span text:style-name="T6">D.</text:span></text:span><draw:frame text:anchor-type="as-char" draw:z-index="30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54.3">
          <table:table-cell table:style-name="Table354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363" table:style-name="Table363">
        <table:table-column table:style-name="Table363.A"/>
        <table:table-column table:style-name="Table363.B"/>
        <table:table-column table:style-name="Table363.C"/>
        <table:table-row table:style-name="Table363.1">
          <table:table-cell table:style-name="Table363.A1" office:value-type="string">
            <text:p text:style-name="Standard"><text:span text:style-name="T1">101.</text:span></text:p>
          </table:table-cell>
          <table:table-cell table:style-name="Table363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;</text:span></text:p>
            <text:p text:style-name="HTML_20_Preformatted"><text:span text:style-name="T5"><text:s text:c="16"/>if(b1 =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63.C1" office:value-type="string">
            <text:p text:style-name="Standard"/>
          </table:table-cell>
        </table:table-row>
        <table:table-row table:style-name="Table363.1">
          <table:table-cell table:style-name="Table363.A2" table:number-columns-spanned="3" office:value-type="string">
            <table:table table:name="Table355" table:style-name="Table355">
              <table:table-column table:style-name="Table355.A"/>
              <table:table-row table:style-name="Table355.1">
                <table:table-cell table:style-name="Table355.A1" office:value-type="string">
                  <text:p text:style-name="Standard"><text:span text:style-name="pd-r10"><text:span text:style-name="T6">A.</text:span></text:span><draw:frame text:anchor-type="as-char" draw:z-index="30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: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56" table:style-name="Table356">
              <table:table-column table:style-name="Table356.A"/>
              <table:table-row table:style-name="Table356.1">
                <table:table-cell table:style-name="Table356.A1" office:value-type="string">
                  <text:p text:style-name="Standard"><text:span text:style-name="pd-r10"><text:span text:style-name="T6">B.</text:span></text:span><draw:frame text:anchor-type="as-char" draw:z-index="30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57" table:style-name="Table357">
              <table:table-column table:style-name="Table357.A"/>
              <table:table-row table:style-name="Table357.1">
                <table:table-cell table:style-name="Table357.A1" office:value-type="string">
                  <text:p text:style-name="Standard"><text:soft-page-break/><text:span text:style-name="pd-r10"><text:span text:style-name="T6">C.</text:span></text:span><draw:frame text:anchor-type="as-char" draw:z-index="30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58" table:style-name="Table358">
              <table:table-column table:style-name="Table358.A"/>
              <table:table-row table:style-name="Table358.1">
                <table:table-cell table:style-name="Table358.A1" office:value-type="string">
                  <text:p text:style-name="Standard"><text:span text:style-name="pd-r10"><text:span text:style-name="T6">D.</text:span></text:span><draw:frame text:anchor-type="as-char" draw:z-index="30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63.3">
          <table:table-cell table:style-name="Table36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63.1">
          <table:table-cell table:style-name="Table363.A1" office:value-type="string">
            <text:p text:style-name="Standard"><text:span text:style-name="T1">102.</text:span></text:p>
          </table:table-cell>
          <table:table-cell table:style-name="Table363.B1" office:value-type="string">
            <text:p text:style-name="HTML_20_Preformatted"><text:span text:style-name="T5">class I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100 == 100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63.C4" office:value-type="string">
            <text:p text:style-name="Standard"/>
          </table:table-cell>
        </table:table-row>
        <table:table-row table:style-name="Table363.1">
          <table:table-cell table:style-name="Table363.A5" table:number-columns-spanned="3" office:value-type="string">
            <table:table table:name="Table359" table:style-name="Table359">
              <table:table-column table:style-name="Table359.A"/>
              <table:table-row table:style-name="Table359.1">
                <table:table-cell table:style-name="Table359.A1" office:value-type="string">
                  <text:p text:style-name="Standard"><text:span text:style-name="pd-r10"><text:span text:style-name="T6">A.</text:span></text:span><draw:frame text:anchor-type="as-char" draw:z-index="30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0" table:style-name="Table360">
              <table:table-column table:style-name="Table360.A"/>
              <table:table-row table:style-name="Table360.1">
                <table:table-cell table:style-name="Table360.A1" office:value-type="string">
                  <text:p text:style-name="Standard"><text:span text:style-name="pd-r10"><text:span text:style-name="T6">B.</text:span></text:span><draw:frame text:anchor-type="as-char" draw:z-index="30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1" table:style-name="Table361">
              <table:table-column table:style-name="Table361.A"/>
              <table:table-row table:style-name="Table361.1">
                <table:table-cell table:style-name="Table361.A1" office:value-type="string">
                  <text:p text:style-name="Standard"><text:soft-page-break/><text:span text:style-name="pd-r10"><text:span text:style-name="T6">C.</text:span></text:span><draw:frame text:anchor-type="as-char" draw:z-index="31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2" table:style-name="Table362">
              <table:table-column table:style-name="Table362.A"/>
              <table:table-row table:style-name="Table362.1">
                <table:table-cell table:style-name="Table362.A1" office:value-type="string">
                  <text:p text:style-name="Standard"><text:span text:style-name="pd-r10"><text:span text:style-name="T6">D.</text:span></text:span><draw:frame text:anchor-type="as-char" draw:z-index="31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63.3">
          <table:table-cell table:style-name="Table36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72" table:style-name="Table372">
        <table:table-column table:style-name="Table372.A"/>
        <table:table-column table:style-name="Table372.B"/>
        <table:table-column table:style-name="Table372.C"/>
        <table:table-row table:style-name="Table372.1">
          <table:table-cell table:style-name="Table372.A1" office:value-type="string">
            <text:p text:style-name="Standard"><text:span text:style-name="T1">103.</text:span></text:p>
          </table:table-cell>
          <table:table-cell table:style-name="Table372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100 == 200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72.C1" office:value-type="string">
            <text:p text:style-name="Standard"/>
          </table:table-cell>
        </table:table-row>
        <table:table-row table:style-name="Table372.1">
          <table:table-cell table:style-name="Table372.A2" table:number-columns-spanned="3" office:value-type="string">
            <table:table table:name="Table364" table:style-name="Table364">
              <table:table-column table:style-name="Table364.A"/>
              <table:table-row table:style-name="Table364.1">
                <table:table-cell table:style-name="Table364.A1" office:value-type="string">
                  <text:p text:style-name="Standard"><text:span text:style-name="pd-r10"><text:span text:style-name="T6">A.</text:span></text:span><draw:frame text:anchor-type="as-char" draw:z-index="31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5" table:style-name="Table365">
              <table:table-column table:style-name="Table365.A"/>
              <table:table-row table:style-name="Table365.1">
                <table:table-cell table:style-name="Table365.A1" office:value-type="string">
                  <text:p text:style-name="Standard"><text:span text:style-name="pd-r10"><text:span text:style-name="T6">B.</text:span></text:span><draw:frame text:anchor-type="as-char" draw:z-index="31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6" table:style-name="Table366">
              <table:table-column table:style-name="Table366.A"/>
              <table:table-row table:style-name="Table366.1">
                <table:table-cell table:style-name="Table366.A1" office:value-type="string">
                  <text:p text:style-name="Standard"><text:soft-page-break/><text:span text:style-name="pd-r10"><text:span text:style-name="T6">C.</text:span></text:span><draw:frame text:anchor-type="as-char" draw:z-index="31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7" table:style-name="Table367">
              <table:table-column table:style-name="Table367.A"/>
              <table:table-row table:style-name="Table367.1">
                <table:table-cell table:style-name="Table367.A1" office:value-type="string">
                  <text:p text:style-name="Standard"><text:span text:style-name="pd-r10"><text:span text:style-name="T6">D.</text:span></text:span><draw:frame text:anchor-type="as-char" draw:z-index="31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72.3">
          <table:table-cell table:style-name="Table37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72.1">
          <table:table-cell table:style-name="Table372.A1" office:value-type="string">
            <text:p text:style-name="Standard"><text:span text:style-name="T1">104.</text:span></text:p>
          </table:table-cell>
          <table:table-cell table:style-name="Table372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100 != 200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72.C4" office:value-type="string">
            <text:p text:style-name="Standard"/>
          </table:table-cell>
        </table:table-row>
        <table:table-row table:style-name="Table372.1">
          <table:table-cell table:style-name="Table372.A5" table:number-columns-spanned="3" office:value-type="string">
            <table:table table:name="Table368" table:style-name="Table368">
              <table:table-column table:style-name="Table368.A"/>
              <table:table-row table:style-name="Table368.1">
                <table:table-cell table:style-name="Table368.A1" office:value-type="string">
                  <text:p text:style-name="Standard"><text:span text:style-name="pd-r10"><text:span text:style-name="T6">A.</text:span></text:span><draw:frame text:anchor-type="as-char" draw:z-index="31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69" table:style-name="Table369">
              <table:table-column table:style-name="Table369.A"/>
              <table:table-row table:style-name="Table369.1">
                <table:table-cell table:style-name="Table369.A1" office:value-type="string">
                  <text:p text:style-name="Standard"><text:span text:style-name="pd-r10"><text:span text:style-name="T6">B.</text:span></text:span><draw:frame text:anchor-type="as-char" draw:z-index="31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0" table:style-name="Table370">
              <table:table-column table:style-name="Table370.A"/>
              <table:table-row table:style-name="Table370.1">
                <table:table-cell table:style-name="Table370.A1" office:value-type="string">
                  <text:p text:style-name="Standard"><text:soft-page-break/><text:span text:style-name="pd-r10"><text:span text:style-name="T6">C.</text:span></text:span><draw:frame text:anchor-type="as-char" draw:z-index="31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1" table:style-name="Table371">
              <table:table-column table:style-name="Table371.A"/>
              <table:table-row table:style-name="Table371.1">
                <table:table-cell table:style-name="Table371.A1" office:value-type="string">
                  <text:p text:style-name="Standard"><text:span text:style-name="pd-r10"><text:span text:style-name="T6">D.</text:span></text:span><draw:frame text:anchor-type="as-char" draw:z-index="31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72.3">
          <table:table-cell table:style-name="Table37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81" table:style-name="Table381">
        <table:table-column table:style-name="Table381.A"/>
        <table:table-column table:style-name="Table381.B"/>
        <table:table-column table:style-name="Table381.C"/>
        <table:table-row table:style-name="Table381.1">
          <table:table-cell table:style-name="Table381.A1" office:value-type="string">
            <text:p text:style-name="Standard"><text:span text:style-name="T1">105.</text:span></text:p>
          </table:table-cell>
          <table:table-cell table:style-name="Table381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100 != 100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81.C1" office:value-type="string">
            <text:p text:style-name="Standard"/>
          </table:table-cell>
        </table:table-row>
        <table:table-row table:style-name="Table381.1">
          <table:table-cell table:style-name="Table381.A2" table:number-columns-spanned="3" office:value-type="string">
            <table:table table:name="Table373" table:style-name="Table373">
              <table:table-column table:style-name="Table373.A"/>
              <table:table-row table:style-name="Table373.1">
                <table:table-cell table:style-name="Table373.A1" office:value-type="string">
                  <text:p text:style-name="Standard"><text:span text:style-name="pd-r10"><text:span text:style-name="T6">A.</text:span></text:span><draw:frame text:anchor-type="as-char" draw:z-index="32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4" table:style-name="Table374">
              <table:table-column table:style-name="Table374.A"/>
              <table:table-row table:style-name="Table374.1">
                <table:table-cell table:style-name="Table374.A1" office:value-type="string">
                  <text:p text:style-name="Standard"><text:span text:style-name="pd-r10"><text:span text:style-name="T6">B.</text:span></text:span><draw:frame text:anchor-type="as-char" draw:z-index="32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5" table:style-name="Table375">
              <table:table-column table:style-name="Table375.A"/>
              <table:table-row table:style-name="Table375.1">
                <table:table-cell table:style-name="Table375.A1" office:value-type="string">
                  <text:p text:style-name="Standard"><text:soft-page-break/><text:span text:style-name="pd-r10"><text:span text:style-name="T6">C.</text:span></text:span><draw:frame text:anchor-type="as-char" draw:z-index="32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6" table:style-name="Table376">
              <table:table-column table:style-name="Table376.A"/>
              <table:table-row table:style-name="Table376.1">
                <table:table-cell table:style-name="Table376.A1" office:value-type="string">
                  <text:p text:style-name="Standard"><text:span text:style-name="pd-r10"><text:span text:style-name="T6">D.</text:span></text:span><draw:frame text:anchor-type="as-char" draw:z-index="32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81.3">
          <table:table-cell table:style-name="Table38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81.1">
          <table:table-cell table:style-name="Table381.A1" office:value-type="string">
            <text:p text:style-name="Standard"><text:span text:style-name="T1">106.</text:span></text:p>
          </table:table-cell>
          <table:table-cell table:style-name="Table381.B1" office:value-type="string">
            <text:p text:style-name="HTML_20_Preformatted"><text:span text:style-name="T5">class M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24"/>System.out.println("from if4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81.C4" office:value-type="string">
            <text:p text:style-name="Standard"/>
          </table:table-cell>
        </table:table-row>
        <table:table-row table:style-name="Table381.1">
          <table:table-cell table:style-name="Table381.A5" table:number-columns-spanned="3" office:value-type="string">
            <table:table table:name="Table377" table:style-name="Table377">
              <table:table-column table:style-name="Table377.A"/>
              <table:table-row table:style-name="Table377.1">
                <table:table-cell table:style-name="Table377.A1" office:value-type="string">
                  <text:p text:style-name="Standard"><text:span text:style-name="pd-r10"><text:span text:style-name="T6">A.</text:span></text:span><draw:frame text:anchor-type="as-char" draw:z-index="32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from if4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78" table:style-name="Table378">
              <table:table-column table:style-name="Table378.A"/>
              <table:table-row table:style-name="Table378.1">
                <table:table-cell table:style-name="Table378.A1" office:value-type="string">
                  <text:p text:style-name="Standard"><text:span text:style-name="pd-r10"><text:span text:style-name="T6">B.</text:span></text:span><draw:frame text:anchor-type="as-char" draw:z-index="32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79" table:style-name="Table379">
              <table:table-column table:style-name="Table379.A"/>
              <table:table-row table:style-name="Table379.1">
                <table:table-cell table:style-name="Table379.A1" office:value-type="string">
                  <text:p text:style-name="Standard"><text:span text:style-name="pd-r10"><text:span text:style-name="T6">C.</text:span></text:span><draw:frame text:anchor-type="as-char" draw:z-index="32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from if4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80" table:style-name="Table380">
              <table:table-column table:style-name="Table380.A"/>
              <table:table-row table:style-name="Table380.1">
                <table:table-cell table:style-name="Table380.A1" office:value-type="string">
                  <text:p text:style-name="Standard"><text:span text:style-name="pd-r10"><text:span text:style-name="T6">D.</text:span></text:span><draw:frame text:anchor-type="as-char" draw:z-index="32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81.3">
          <table:table-cell table:style-name="Table38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90" table:style-name="Table390">
        <table:table-column table:style-name="Table390.A"/>
        <table:table-column table:style-name="Table390.B"/>
        <table:table-column table:style-name="Table390.C"/>
        <table:table-row table:style-name="Table390.1">
          <table:table-cell table:style-name="Table390.A1" office:value-type="string">
            <text:p text:style-name="Standard"><text:span text:style-name="T1">107.</text:span></text:p>
          </table:table-cell>
          <table:table-cell table:style-name="Table390.B1" office:value-type="string">
            <text:p text:style-name="HTML_20_Preformatted"><text:span text:style-name="T5">class N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{</text:span></text:p>
            <text:p text:style-name="HTML_20_Preformatted"><text:span text:style-name="T5"><text:s text:c="24"/>int i = 10;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24"/>System.out.println("from if4:" + i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90.C1" office:value-type="string">
            <text:p text:style-name="Standard"/>
          </table:table-cell>
        </table:table-row>
        <table:table-row table:style-name="Table390.1">
          <table:table-cell table:style-name="Table390.A2" table:number-columns-spanned="3" office:value-type="string">
            <table:table table:name="Table382" table:style-name="Table382">
              <table:table-column table:style-name="Table382.A"/>
              <table:table-row table:style-name="Table382.1">
                <table:table-cell table:style-name="Table382.A1" office:value-type="string">
                  <text:p text:style-name="Standard"><text:span text:style-name="pd-r10"><text:span text:style-name="T6">A.</text:span></text:span><draw:frame text:anchor-type="as-char" draw:z-index="32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from if4:10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83" table:style-name="Table383">
              <table:table-column table:style-name="Table383.A"/>
              <table:table-row table:style-name="Table383.1">
                <table:table-cell table:style-name="Table383.A1" office:value-type="string">
                  <text:p text:style-name="Standard"><text:span text:style-name="pd-r10"><text:span text:style-name="T6">B.</text:span></text:span><draw:frame text:anchor-type="as-char" draw:z-index="32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84" table:style-name="Table384">
              <table:table-column table:style-name="Table384.A"/>
              <table:table-row table:style-name="Table384.1">
                <table:table-cell table:style-name="Table384.A1" office:value-type="string">
                  <text:p text:style-name="Standard"><text:span text:style-name="pd-r10"><text:span text:style-name="T6">C.</text:span></text:span><draw:frame text:anchor-type="as-char" draw:z-index="33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from if4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85" table:style-name="Table385">
              <table:table-column table:style-name="Table385.A"/>
              <table:table-row table:style-name="Table385.1">
                <table:table-cell table:style-name="Table385.A1" office:value-type="string">
                  <text:p text:style-name="Standard"><text:span text:style-name="pd-r10"><text:span text:style-name="T6">D.</text:span></text:span><draw:frame text:anchor-type="as-char" draw:z-index="33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90.3">
          <table:table-cell table:style-name="Table39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90.1">
          <table:table-cell table:style-name="Table390.A1" office:value-type="string">
            <text:p text:style-name="Standard"><text:span text:style-name="T1">108.</text:span></text:p>
          </table:table-cell>
          <table:table-cell table:style-name="Table390.B1" office:value-type="string">
            <text:p text:style-name="HTML_20_Preformatted"><text:span text:style-name="T5">class O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{</text:span></text:p>
            <text:p text:style-name="HTML_20_Preformatted"><text:span text:style-name="T5"><text:s text:c="24"/>int i = 10;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24"/>System.out.println("from if4:" + i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90.C4" office:value-type="string">
            <text:p text:style-name="Standard"/>
          </table:table-cell>
        </table:table-row>
        <table:table-row table:style-name="Table390.1">
          <table:table-cell table:style-name="Table390.A5" table:number-columns-spanned="3" office:value-type="string">
            <table:table table:name="Table386" table:style-name="Table386">
              <table:table-column table:style-name="Table386.A"/>
              <table:table-row table:style-name="Table386.1">
                <table:table-cell table:style-name="Table386.A1" office:value-type="string">
                  <text:p text:style-name="Standard"><text:span text:style-name="pd-r10"><text:span text:style-name="T6">A.</text:span></text:span><draw:frame text:anchor-type="as-char" draw:z-index="33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from if4:10</text:span></text:p>
                  <text:p text:style-name="HTML_20_Preformatted"><text:span text:style-name="T5">main end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87" table:style-name="Table387">
              <table:table-column table:style-name="Table387.A"/>
              <table:table-row table:style-name="Table387.1">
                <table:table-cell table:style-name="Table387.A1" office:value-type="string">
                  <text:p text:style-name="Standard"><text:span text:style-name="pd-r10"><text:span text:style-name="T6">B.</text:span></text:span><draw:frame text:anchor-type="as-char" draw:z-index="33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88" table:style-name="Table388">
              <table:table-column table:style-name="Table388.A"/>
              <table:table-row table:style-name="Table388.1">
                <table:table-cell table:style-name="Table388.A1" office:value-type="string">
                  <text:p text:style-name="Standard"><text:span text:style-name="pd-r10"><text:span text:style-name="T6">C.</text:span></text:span><draw:frame text:anchor-type="as-char" draw:z-index="33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from if4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89" table:style-name="Table389">
              <table:table-column table:style-name="Table389.A"/>
              <table:table-row table:style-name="Table389.1">
                <table:table-cell table:style-name="Table389.A1" office:value-type="string">
                  <text:p text:style-name="Standard"><text:span text:style-name="pd-r10"><text:span text:style-name="T6">D.</text:span></text:span><draw:frame text:anchor-type="as-char" draw:z-index="33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90.3">
          <table:table-cell table:style-name="Table39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99" table:style-name="Table399">
        <table:table-column table:style-name="Table399.A"/>
        <table:table-column table:style-name="Table399.B"/>
        <table:table-column table:style-name="Table399.C"/>
        <table:table-row table:style-name="Table399.1">
          <table:table-cell table:style-name="Table399.A1" office:value-type="string">
            <text:p text:style-name="Standard"><text:span text:style-name="T1">109.</text:span></text:p>
          </table:table-cell>
          <table:table-cell table:style-name="Table399.B1" office:value-type="string">
            <text:p text:style-name="HTML_20_Preformatted"><text:span text:style-name="T5">class P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99.C1" office:value-type="string">
            <text:p text:style-name="Standard"/>
          </table:table-cell>
        </table:table-row>
        <table:table-row table:style-name="Table399.1">
          <table:table-cell table:style-name="Table399.A2" table:number-columns-spanned="3" office:value-type="string">
            <table:table table:name="Table391" table:style-name="Table391">
              <table:table-column table:style-name="Table391.A"/>
              <table:table-row table:style-name="Table391.1">
                <table:table-cell table:style-name="Table391.A1" office:value-type="string">
                  <text:p text:style-name="Standard"><text:span text:style-name="pd-r10"><text:span text:style-name="T6">A.</text:span></text:span><draw:frame text:anchor-type="as-char" draw:z-index="33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92" table:style-name="Table392">
              <table:table-column table:style-name="Table392.A"/>
              <table:table-row table:style-name="Table392.1">
                <table:table-cell table:style-name="Table392.A1" office:value-type="string">
                  <text:p text:style-name="Standard"><text:span text:style-name="pd-r10"><text:span text:style-name="T6">B.</text:span></text:span><draw:frame text:anchor-type="as-char" draw:z-index="33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93" table:style-name="Table393">
              <table:table-column table:style-name="Table393.A"/>
              <table:table-row table:style-name="Table393.1">
                <table:table-cell table:style-name="Table393.A1" office:value-type="string">
                  <text:p text:style-name="Standard"><text:span text:style-name="pd-r10"><text:span text:style-name="T6">C.</text:span></text:span><draw:frame text:anchor-type="as-char" draw:z-index="33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94" table:style-name="Table394">
              <table:table-column table:style-name="Table394.A"/>
              <table:table-row table:style-name="Table394.1">
                <table:table-cell table:style-name="Table394.A1" office:value-type="string">
                  <text:p text:style-name="Standard"><text:span text:style-name="pd-r10"><text:span text:style-name="T6">D.</text:span></text:span><draw:frame text:anchor-type="as-char" draw:z-index="33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99.3">
          <table:table-cell table:style-name="Table39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99.1">
          <table:table-cell table:style-name="Table399.A1" office:value-type="string">
            <text:p text:style-name="Standard"><text:span text:style-name="T1">110.</text:span></text:p>
          </table:table-cell>
          <table:table-cell table:style-name="Table399.B1" office:value-type="string">
            <text:p text:style-name="HTML_20_Preformatted"><text:span text:style-name="T5">class Q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;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399.C4" office:value-type="string">
            <text:p text:style-name="Standard"/>
          </table:table-cell>
        </table:table-row>
        <table:table-row table:style-name="Table399.1">
          <table:table-cell table:style-name="Table399.A5" table:number-columns-spanned="3" office:value-type="string">
            <table:table table:name="Table395" table:style-name="Table395">
              <table:table-column table:style-name="Table395.A"/>
              <table:table-row table:style-name="Table395.1">
                <table:table-cell table:style-name="Table395.A1" office:value-type="string">
                  <text:p text:style-name="Standard"><text:span text:style-name="pd-r10"><text:span text:style-name="T6">A.</text:span></text:span><draw:frame text:anchor-type="as-char" draw:z-index="34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396" table:style-name="Table396">
              <table:table-column table:style-name="Table396.A"/>
              <table:table-row table:style-name="Table396.1">
                <table:table-cell table:style-name="Table396.A1" office:value-type="string">
                  <text:p text:style-name="Standard"><text:span text:style-name="pd-r10"><text:span text:style-name="T6">B.</text:span></text:span><draw:frame text:anchor-type="as-char" draw:z-index="34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97" table:style-name="Table397">
              <table:table-column table:style-name="Table397.A"/>
              <table:table-row table:style-name="Table397.1">
                <table:table-cell table:style-name="Table397.A1" office:value-type="string">
                  <text:p text:style-name="Standard"><text:span text:style-name="pd-r10"><text:span text:style-name="T6">C.</text:span></text:span><draw:frame text:anchor-type="as-char" draw:z-index="34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398" table:style-name="Table398">
              <table:table-column table:style-name="Table398.A"/>
              <table:table-row table:style-name="Table398.1">
                <table:table-cell table:style-name="Table398.A1" office:value-type="string">
                  <text:p text:style-name="Standard"><text:span text:style-name="pd-r10"><text:span text:style-name="T6">D.</text:span></text:span><draw:frame text:anchor-type="as-char" draw:z-index="34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99.3">
          <table:table-cell table:style-name="Table39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08" table:style-name="Table408">
        <table:table-column table:style-name="Table408.A"/>
        <table:table-column table:style-name="Table408.B"/>
        <table:table-column table:style-name="Table408.C"/>
        <table:table-row table:style-name="Table408.1">
          <table:table-cell table:style-name="Table408.A1" office:value-type="string">
            <text:p text:style-name="Standard"><text:span text:style-name="T1">111.</text:span></text:p>
          </table:table-cell>
          <table:table-cell table:style-name="Table408.B1" office:value-type="string">
            <text:p text:style-name="HTML_20_Preformatted"><text:span text:style-name="T5">class R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 || 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08.C1" office:value-type="string">
            <text:p text:style-name="Standard"/>
          </table:table-cell>
        </table:table-row>
        <table:table-row table:style-name="Table408.1">
          <table:table-cell table:style-name="Table408.A2" table:number-columns-spanned="3" office:value-type="string">
            <table:table table:name="Table400" table:style-name="Table400">
              <table:table-column table:style-name="Table400.A"/>
              <table:table-row table:style-name="Table400.1">
                <table:table-cell table:style-name="Table400.A1" office:value-type="string">
                  <text:p text:style-name="Standard"><text:span text:style-name="pd-r10"><text:span text:style-name="T6">A.</text:span></text:span><draw:frame text:anchor-type="as-char" draw:z-index="34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01" table:style-name="Table401">
              <table:table-column table:style-name="Table401.A"/>
              <table:table-row table:style-name="Table401.1">
                <table:table-cell table:style-name="Table401.A1" office:value-type="string">
                  <text:p text:style-name="Standard"><text:span text:style-name="pd-r10"><text:span text:style-name="T6">B.</text:span></text:span><draw:frame text:anchor-type="as-char" draw:z-index="34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02" table:style-name="Table402">
              <table:table-column table:style-name="Table402.A"/>
              <table:table-row table:style-name="Table402.1">
                <table:table-cell table:style-name="Table402.A1" office:value-type="string">
                  <text:p text:style-name="Standard"><text:span text:style-name="pd-r10"><text:span text:style-name="T6">C.</text:span></text:span><draw:frame text:anchor-type="as-char" draw:z-index="34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03" table:style-name="Table403">
              <table:table-column table:style-name="Table403.A"/>
              <table:table-row table:style-name="Table403.1">
                <table:table-cell table:style-name="Table403.A1" office:value-type="string">
                  <text:p text:style-name="Standard"><text:span text:style-name="pd-r10"><text:span text:style-name="T6">D.</text:span></text:span><draw:frame text:anchor-type="as-char" draw:z-index="34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08.3">
          <table:table-cell table:style-name="Table40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08.1">
          <table:table-cell table:style-name="Table408.A1" office:value-type="string">
            <text:p text:style-name="Standard"><text:span text:style-name="T1">112.</text:span></text:p>
          </table:table-cell>
          <table:table-cell table:style-name="Table408.B1" office:value-type="string">
            <text:p text:style-name="HTML_20_Preformatted"><text:span text:style-name="T5">class S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 || 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08.C4" office:value-type="string">
            <text:p text:style-name="Standard"/>
          </table:table-cell>
        </table:table-row>
        <table:table-row table:style-name="Table408.1">
          <table:table-cell table:style-name="Table408.A5" table:number-columns-spanned="3" office:value-type="string">
            <table:table table:name="Table404" table:style-name="Table404">
              <table:table-column table:style-name="Table404.A"/>
              <table:table-row table:style-name="Table404.1">
                <table:table-cell table:style-name="Table404.A1" office:value-type="string">
                  <text:p text:style-name="Standard"><text:span text:style-name="pd-r10"><text:span text:style-name="T6">A.</text:span></text:span><draw:frame text:anchor-type="as-char" draw:z-index="34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05" table:style-name="Table405">
              <table:table-column table:style-name="Table405.A"/>
              <table:table-row table:style-name="Table405.1">
                <table:table-cell table:style-name="Table405.A1" office:value-type="string">
                  <text:p text:style-name="Standard"><text:span text:style-name="pd-r10"><text:span text:style-name="T6">B.</text:span></text:span><draw:frame text:anchor-type="as-char" draw:z-index="34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06" table:style-name="Table406">
              <table:table-column table:style-name="Table406.A"/>
              <table:table-row table:style-name="Table406.1">
                <table:table-cell table:style-name="Table406.A1" office:value-type="string">
                  <text:p text:style-name="Standard"><text:span text:style-name="pd-r10"><text:span text:style-name="T6">C.</text:span></text:span><draw:frame text:anchor-type="as-char" draw:z-index="35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07" table:style-name="Table407">
              <table:table-column table:style-name="Table407.A"/>
              <table:table-row table:style-name="Table407.1">
                <table:table-cell table:style-name="Table407.A1" office:value-type="string">
                  <text:p text:style-name="Standard"><text:span text:style-name="pd-r10"><text:span text:style-name="T6">D.</text:span></text:span><draw:frame text:anchor-type="as-char" draw:z-index="35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08.3">
          <table:table-cell table:style-name="Table40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17" table:style-name="Table417">
        <table:table-column table:style-name="Table417.A"/>
        <table:table-column table:style-name="Table417.B"/>
        <table:table-column table:style-name="Table417.C"/>
        <table:table-row table:style-name="Table417.1">
          <table:table-cell table:style-name="Table417.A1" office:value-type="string">
            <text:p text:style-name="Standard"><text:span text:style-name="T1">113.</text:span></text:p>
          </table:table-cell>
          <table:table-cell table:style-name="Table417.B1" office:value-type="string">
            <text:p text:style-name="HTML_20_Preformatted"><text:span text:style-name="T5">class T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 ||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17.C1" office:value-type="string">
            <text:p text:style-name="Standard"/>
          </table:table-cell>
        </table:table-row>
        <table:table-row table:style-name="Table417.1">
          <table:table-cell table:style-name="Table417.A2" table:number-columns-spanned="3" office:value-type="string">
            <table:table table:name="Table409" table:style-name="Table409">
              <table:table-column table:style-name="Table409.A"/>
              <table:table-row table:style-name="Table409.1">
                <table:table-cell table:style-name="Table409.A1" office:value-type="string">
                  <text:p text:style-name="Standard"><text:span text:style-name="pd-r10"><text:span text:style-name="T6">A.</text:span></text:span><draw:frame text:anchor-type="as-char" draw:z-index="35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10" table:style-name="Table410">
              <table:table-column table:style-name="Table410.A"/>
              <table:table-row table:style-name="Table410.1">
                <table:table-cell table:style-name="Table410.A1" office:value-type="string">
                  <text:p text:style-name="Standard"><text:span text:style-name="pd-r10"><text:span text:style-name="T6">B.</text:span></text:span><draw:frame text:anchor-type="as-char" draw:z-index="35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11" table:style-name="Table411">
              <table:table-column table:style-name="Table411.A"/>
              <table:table-row table:style-name="Table411.1">
                <table:table-cell table:style-name="Table411.A1" office:value-type="string">
                  <text:p text:style-name="Standard"><text:span text:style-name="pd-r10"><text:span text:style-name="T6">C.</text:span></text:span><draw:frame text:anchor-type="as-char" draw:z-index="35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12" table:style-name="Table412">
              <table:table-column table:style-name="Table412.A"/>
              <table:table-row table:style-name="Table412.1">
                <table:table-cell table:style-name="Table412.A1" office:value-type="string">
                  <text:p text:style-name="Standard"><text:span text:style-name="pd-r10"><text:span text:style-name="T6">D.</text:span></text:span><draw:frame text:anchor-type="as-char" draw:z-index="35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17.3">
          <table:table-cell table:style-name="Table41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17.1">
          <table:table-cell table:style-name="Table417.A1" office:value-type="string">
            <text:p text:style-name="Standard"><text:span text:style-name="T1">114.</text:span></text:p>
          </table:table-cell>
          <table:table-cell table:style-name="Table417.B1" office:value-type="string">
            <text:p text:style-name="HTML_20_Preformatted"><text:span text:style-name="T5">class U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 ||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17.C4" office:value-type="string">
            <text:p text:style-name="Standard"/>
          </table:table-cell>
        </table:table-row>
        <table:table-row table:style-name="Table417.1">
          <table:table-cell table:style-name="Table417.A5" table:number-columns-spanned="3" office:value-type="string">
            <table:table table:name="Table413" table:style-name="Table413">
              <table:table-column table:style-name="Table413.A"/>
              <table:table-row table:style-name="Table413.1">
                <table:table-cell table:style-name="Table413.A1" office:value-type="string">
                  <text:p text:style-name="Standard"><text:span text:style-name="pd-r10"><text:span text:style-name="T6">A.</text:span></text:span><draw:frame text:anchor-type="as-char" draw:z-index="35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14" table:style-name="Table414">
              <table:table-column table:style-name="Table414.A"/>
              <table:table-row table:style-name="Table414.1">
                <table:table-cell table:style-name="Table414.A1" office:value-type="string">
                  <text:p text:style-name="Standard"><text:span text:style-name="pd-r10"><text:span text:style-name="T6">B.</text:span></text:span><draw:frame text:anchor-type="as-char" draw:z-index="35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15" table:style-name="Table415">
              <table:table-column table:style-name="Table415.A"/>
              <table:table-row table:style-name="Table415.1">
                <table:table-cell table:style-name="Table415.A1" office:value-type="string">
                  <text:p text:style-name="Standard"><text:span text:style-name="pd-r10"><text:span text:style-name="T6">C.</text:span></text:span><draw:frame text:anchor-type="as-char" draw:z-index="35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16" table:style-name="Table416">
              <table:table-column table:style-name="Table416.A"/>
              <table:table-row table:style-name="Table416.1">
                <table:table-cell table:style-name="Table416.A1" office:value-type="string">
                  <text:p text:style-name="Standard"><text:span text:style-name="pd-r10"><text:span text:style-name="T6">D.</text:span></text:span><draw:frame text:anchor-type="as-char" draw:z-index="35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17.3">
          <table:table-cell table:style-name="Table41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26" table:style-name="Table426">
        <table:table-column table:style-name="Table426.A"/>
        <table:table-column table:style-name="Table426.B"/>
        <table:table-column table:style-name="Table426.C"/>
        <table:table-row table:style-name="Table426.1">
          <table:table-cell table:style-name="Table426.A1" office:value-type="string">
            <text:p text:style-name="Standard"><text:span text:style-name="T1">115.</text:span></text:p>
          </table:table-cell>
          <table:table-cell table:style-name="Table426.B1" office:value-type="string">
            <text:p text:style-name="HTML_20_Preformatted"><text:span text:style-name="T5">class V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 &amp;&amp; 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26.C1" office:value-type="string">
            <text:p text:style-name="Standard"/>
          </table:table-cell>
        </table:table-row>
        <table:table-row table:style-name="Table426.1">
          <table:table-cell table:style-name="Table426.A2" table:number-columns-spanned="3" office:value-type="string">
            <table:table table:name="Table418" table:style-name="Table418">
              <table:table-column table:style-name="Table418.A"/>
              <table:table-row table:style-name="Table418.1">
                <table:table-cell table:style-name="Table418.A1" office:value-type="string">
                  <text:p text:style-name="Standard"><text:span text:style-name="pd-r10"><text:span text:style-name="T6">A.</text:span></text:span><draw:frame text:anchor-type="as-char" draw:z-index="36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19" table:style-name="Table419">
              <table:table-column table:style-name="Table419.A"/>
              <table:table-row table:style-name="Table419.1">
                <table:table-cell table:style-name="Table419.A1" office:value-type="string">
                  <text:p text:style-name="Standard"><text:span text:style-name="pd-r10"><text:span text:style-name="T6">B.</text:span></text:span><draw:frame text:anchor-type="as-char" draw:z-index="36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20" table:style-name="Table420">
              <table:table-column table:style-name="Table420.A"/>
              <table:table-row table:style-name="Table420.1">
                <table:table-cell table:style-name="Table420.A1" office:value-type="string">
                  <text:p text:style-name="Standard"><text:span text:style-name="pd-r10"><text:span text:style-name="T6">C.</text:span></text:span><draw:frame text:anchor-type="as-char" draw:z-index="36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21" table:style-name="Table421">
              <table:table-column table:style-name="Table421.A"/>
              <table:table-row table:style-name="Table421.1">
                <table:table-cell table:style-name="Table421.A1" office:value-type="string">
                  <text:p text:style-name="Standard"><text:span text:style-name="pd-r10"><text:span text:style-name="T6">D.</text:span></text:span><draw:frame text:anchor-type="as-char" draw:z-index="36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26.3">
          <table:table-cell table:style-name="Table42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26.1">
          <table:table-cell table:style-name="Table426.A1" office:value-type="string">
            <text:p text:style-name="Standard"><text:span text:style-name="T1">116.</text:span></text:p>
          </table:table-cell>
          <table:table-cell table:style-name="Table426.B1" office:value-type="string">
            <text:p text:style-name="HTML_20_Preformatted"><text:span text:style-name="T5">class W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 &amp;&amp; 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26.C4" office:value-type="string">
            <text:p text:style-name="Standard"/>
          </table:table-cell>
        </table:table-row>
        <table:table-row table:style-name="Table426.1">
          <table:table-cell table:style-name="Table426.A5" table:number-columns-spanned="3" office:value-type="string">
            <table:table table:name="Table422" table:style-name="Table422">
              <table:table-column table:style-name="Table422.A"/>
              <table:table-row table:style-name="Table422.1">
                <table:table-cell table:style-name="Table422.A1" office:value-type="string">
                  <text:p text:style-name="Standard"><text:span text:style-name="pd-r10"><text:span text:style-name="T6">A.</text:span></text:span><draw:frame text:anchor-type="as-char" draw:z-index="36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23" table:style-name="Table423">
              <table:table-column table:style-name="Table423.A"/>
              <table:table-row table:style-name="Table423.1">
                <table:table-cell table:style-name="Table423.A1" office:value-type="string">
                  <text:p text:style-name="Standard"><text:span text:style-name="pd-r10"><text:span text:style-name="T6">B.</text:span></text:span><draw:frame text:anchor-type="as-char" draw:z-index="36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24" table:style-name="Table424">
              <table:table-column table:style-name="Table424.A"/>
              <table:table-row table:style-name="Table424.1">
                <table:table-cell table:style-name="Table424.A1" office:value-type="string">
                  <text:p text:style-name="Standard"><text:span text:style-name="pd-r10"><text:span text:style-name="T6">C.</text:span></text:span><draw:frame text:anchor-type="as-char" draw:z-index="36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25" table:style-name="Table425">
              <table:table-column table:style-name="Table425.A"/>
              <table:table-row table:style-name="Table425.1">
                <table:table-cell table:style-name="Table425.A1" office:value-type="string">
                  <text:p text:style-name="Standard"><text:span text:style-name="pd-r10"><text:span text:style-name="T6">D.</text:span></text:span><draw:frame text:anchor-type="as-char" draw:z-index="36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26.3">
          <table:table-cell table:style-name="Table42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35" table:style-name="Table435">
        <table:table-column table:style-name="Table435.A"/>
        <table:table-column table:style-name="Table435.B"/>
        <table:table-column table:style-name="Table435.C"/>
        <table:table-row table:style-name="Table435.1">
          <table:table-cell table:style-name="Table435.A1" office:value-type="string">
            <text:p text:style-name="Standard"><text:span text:style-name="T1">117.</text:span></text:p>
          </table:table-cell>
          <table:table-cell table:style-name="Table435.B1" office:value-type="string">
            <text:p text:style-name="HTML_20_Preformatted"><text:span text:style-name="T5">class X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 &amp;&amp;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35.C1" office:value-type="string">
            <text:p text:style-name="Standard"/>
          </table:table-cell>
        </table:table-row>
        <table:table-row table:style-name="Table435.1">
          <table:table-cell table:style-name="Table435.A2" table:number-columns-spanned="3" office:value-type="string">
            <table:table table:name="Table427" table:style-name="Table427">
              <table:table-column table:style-name="Table427.A"/>
              <table:table-row table:style-name="Table427.1">
                <table:table-cell table:style-name="Table427.A1" office:value-type="string">
                  <text:p text:style-name="Standard"><text:span text:style-name="pd-r10"><text:span text:style-name="T6">A.</text:span></text:span><draw:frame text:anchor-type="as-char" draw:z-index="36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28" table:style-name="Table428">
              <table:table-column table:style-name="Table428.A"/>
              <table:table-row table:style-name="Table428.1">
                <table:table-cell table:style-name="Table428.A1" office:value-type="string">
                  <text:p text:style-name="Standard"><text:span text:style-name="pd-r10"><text:span text:style-name="T6">B.</text:span></text:span><draw:frame text:anchor-type="as-char" draw:z-index="36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29" table:style-name="Table429">
              <table:table-column table:style-name="Table429.A"/>
              <table:table-row table:style-name="Table429.1">
                <table:table-cell table:style-name="Table429.A1" office:value-type="string">
                  <text:p text:style-name="Standard"><text:span text:style-name="pd-r10"><text:span text:style-name="T6">C.</text:span></text:span><draw:frame text:anchor-type="as-char" draw:z-index="37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30" table:style-name="Table430">
              <table:table-column table:style-name="Table430.A"/>
              <table:table-row table:style-name="Table430.1">
                <table:table-cell table:style-name="Table430.A1" office:value-type="string">
                  <text:p text:style-name="Standard"><text:span text:style-name="pd-r10"><text:span text:style-name="T6">D.</text:span></text:span><draw:frame text:anchor-type="as-char" draw:z-index="37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35.3">
          <table:table-cell table:style-name="Table43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35.1">
          <table:table-cell table:style-name="Table435.A1" office:value-type="string">
            <text:p text:style-name="Standard"><text:span text:style-name="T1">118.</text:span></text:p>
          </table:table-cell>
          <table:table-cell table:style-name="Table435.B1" office:value-type="string">
            <text:p text:style-name="HTML_20_Preformatted"><text:span text:style-name="T5">class Y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 &amp;&amp;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35.C4" office:value-type="string">
            <text:p text:style-name="Standard"/>
          </table:table-cell>
        </table:table-row>
        <table:table-row table:style-name="Table435.1">
          <table:table-cell table:style-name="Table435.A5" table:number-columns-spanned="3" office:value-type="string">
            <table:table table:name="Table431" table:style-name="Table431">
              <table:table-column table:style-name="Table431.A"/>
              <table:table-row table:style-name="Table431.1">
                <table:table-cell table:style-name="Table431.A1" office:value-type="string">
                  <text:p text:style-name="Standard"><text:span text:style-name="pd-r10"><text:span text:style-name="T6">A.</text:span></text:span><draw:frame text:anchor-type="as-char" draw:z-index="37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32" table:style-name="Table432">
              <table:table-column table:style-name="Table432.A"/>
              <table:table-row table:style-name="Table432.1">
                <table:table-cell table:style-name="Table432.A1" office:value-type="string">
                  <text:p text:style-name="Standard"><text:span text:style-name="pd-r10"><text:span text:style-name="T6">B.</text:span></text:span><draw:frame text:anchor-type="as-char" draw:z-index="37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33" table:style-name="Table433">
              <table:table-column table:style-name="Table433.A"/>
              <table:table-row table:style-name="Table433.1">
                <table:table-cell table:style-name="Table433.A1" office:value-type="string">
                  <text:p text:style-name="Standard"><text:span text:style-name="pd-r10"><text:span text:style-name="T6">C.</text:span></text:span><draw:frame text:anchor-type="as-char" draw:z-index="37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34" table:style-name="Table434">
              <table:table-column table:style-name="Table434.A"/>
              <table:table-row table:style-name="Table434.1">
                <table:table-cell table:style-name="Table434.A1" office:value-type="string">
                  <text:p text:style-name="Standard"><text:span text:style-name="pd-r10"><text:span text:style-name="T6">D.</text:span></text:span><draw:frame text:anchor-type="as-char" draw:z-index="37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35.3">
          <table:table-cell table:style-name="Table43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44" table:style-name="Table444">
        <table:table-column table:style-name="Table444.A"/>
        <table:table-column table:style-name="Table444.B"/>
        <table:table-column table:style-name="Table444.C"/>
        <table:table-row table:style-name="Table444.1">
          <table:table-cell table:style-name="Table444.A1" office:value-type="string">
            <text:p text:style-name="Standard"><text:span text:style-name="T1">119.</text:span></text:p>
          </table:table-cell>
          <table:table-cell table:style-name="Table444.B1" office:value-type="string">
            <text:p text:style-name="HTML_20_Preformatted"><text:span text:style-name="T5">class Z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!tru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44.C1" office:value-type="string">
            <text:p text:style-name="Standard"/>
          </table:table-cell>
        </table:table-row>
        <table:table-row table:style-name="Table444.1">
          <table:table-cell table:style-name="Table444.A2" table:number-columns-spanned="3" office:value-type="string">
            <table:table table:name="Table436" table:style-name="Table436">
              <table:table-column table:style-name="Table436.A"/>
              <table:table-row table:style-name="Table436.1">
                <table:table-cell table:style-name="Table436.A1" office:value-type="string">
                  <text:p text:style-name="Standard"><text:span text:style-name="pd-r10"><text:span text:style-name="T6">A.</text:span></text:span><draw:frame text:anchor-type="as-char" draw:z-index="37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37" table:style-name="Table437">
              <table:table-column table:style-name="Table437.A"/>
              <table:table-row table:style-name="Table437.1">
                <table:table-cell table:style-name="Table437.A1" office:value-type="string">
                  <text:p text:style-name="Standard"><text:span text:style-name="pd-r10"><text:span text:style-name="T6">B.</text:span></text:span><draw:frame text:anchor-type="as-char" draw:z-index="37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38" table:style-name="Table438">
              <table:table-column table:style-name="Table438.A"/>
              <table:table-row table:style-name="Table438.1">
                <table:table-cell table:style-name="Table438.A1" office:value-type="string">
                  <text:p text:style-name="Standard"><text:span text:style-name="pd-r10"><text:span text:style-name="T6">C.</text:span></text:span><draw:frame text:anchor-type="as-char" draw:z-index="37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39" table:style-name="Table439">
              <table:table-column table:style-name="Table439.A"/>
              <table:table-row table:style-name="Table439.1">
                <table:table-cell table:style-name="Table439.A1" office:value-type="string">
                  <text:p text:style-name="Standard"><text:span text:style-name="pd-r10"><text:span text:style-name="T6">D.</text:span></text:span><draw:frame text:anchor-type="as-char" draw:z-index="37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44.3">
          <table:table-cell table:style-name="Table44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44.1">
          <table:table-cell table:style-name="Table444.A1" office:value-type="string">
            <text:p text:style-name="Standard"><text:span text:style-name="T1">120.</text:span></text:p>
          </table:table-cell>
          <table:table-cell table:style-name="Table444.B1" office:value-type="string">
            <text:p text:style-name="HTML_20_Preformatted"><text:span text:style-name="T5">class Z1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!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44.C4" office:value-type="string">
            <text:p text:style-name="Standard"/>
          </table:table-cell>
        </table:table-row>
        <table:table-row table:style-name="Table444.1">
          <table:table-cell table:style-name="Table444.A5" table:number-columns-spanned="3" office:value-type="string">
            <table:table table:name="Table440" table:style-name="Table440">
              <table:table-column table:style-name="Table440.A"/>
              <table:table-row table:style-name="Table440.1">
                <table:table-cell table:style-name="Table440.A1" office:value-type="string">
                  <text:p text:style-name="Standard"><text:span text:style-name="pd-r10"><text:span text:style-name="T6">A.</text:span></text:span><draw:frame text:anchor-type="as-char" draw:z-index="38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41" table:style-name="Table441">
              <table:table-column table:style-name="Table441.A"/>
              <table:table-row table:style-name="Table441.1">
                <table:table-cell table:style-name="Table441.A1" office:value-type="string">
                  <text:p text:style-name="Standard"><text:span text:style-name="pd-r10"><text:span text:style-name="T6">B.</text:span></text:span><draw:frame text:anchor-type="as-char" draw:z-index="38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42" table:style-name="Table442">
              <table:table-column table:style-name="Table442.A"/>
              <table:table-row table:style-name="Table442.1">
                <table:table-cell table:style-name="Table442.A1" office:value-type="string">
                  <text:p text:style-name="Standard"><text:span text:style-name="pd-r10"><text:span text:style-name="T6">C.</text:span></text:span><draw:frame text:anchor-type="as-char" draw:z-index="38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43" table:style-name="Table443">
              <table:table-column table:style-name="Table443.A"/>
              <table:table-row table:style-name="Table443.1">
                <table:table-cell table:style-name="Table443.A1" office:value-type="string">
                  <text:p text:style-name="Standard"><text:span text:style-name="pd-r10"><text:span text:style-name="T6">D.</text:span></text:span><draw:frame text:anchor-type="as-char" draw:z-index="38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44.3">
          <table:table-cell table:style-name="Table44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53" table:style-name="Table453">
        <table:table-column table:style-name="Table453.A"/>
        <table:table-column table:style-name="Table453.B"/>
        <table:table-column table:style-name="Table453.C"/>
        <table:table-row table:style-name="Table453.1">
          <table:table-cell table:style-name="Table453.A1" office:value-type="string">
            <text:p text:style-name="Standard"><text:span text:style-name="T1">121.</text:span></text:p>
          </table:table-cell>
          <table:table-cell table:style-name="Table453.B1" office:value-type="string">
            <text:p text:style-name="HTML_20_Preformatted"><text:span text:style-name="T5">class Z2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true;</text:span></text:p>
            <text:p text:style-name="HTML_20_Preformatted"><text:span text:style-name="T5"><text:s text:c="16"/>if(!b1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53.C1" office:value-type="string">
            <text:p text:style-name="Standard"/>
          </table:table-cell>
        </table:table-row>
        <table:table-row table:style-name="Table453.1">
          <table:table-cell table:style-name="Table453.A2" table:number-columns-spanned="3" office:value-type="string">
            <table:table table:name="Table445" table:style-name="Table445">
              <table:table-column table:style-name="Table445.A"/>
              <table:table-row table:style-name="Table445.1">
                <table:table-cell table:style-name="Table445.A1" office:value-type="string">
                  <text:p text:style-name="Standard"><text:span text:style-name="pd-r10"><text:span text:style-name="T6">A.</text:span></text:span><draw:frame text:anchor-type="as-char" draw:z-index="38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46" table:style-name="Table446">
              <table:table-column table:style-name="Table446.A"/>
              <table:table-row table:style-name="Table446.1">
                <table:table-cell table:style-name="Table446.A1" office:value-type="string">
                  <text:p text:style-name="Standard"><text:span text:style-name="pd-r10"><text:span text:style-name="T6">B.</text:span></text:span><draw:frame text:anchor-type="as-char" draw:z-index="38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47" table:style-name="Table447">
              <table:table-column table:style-name="Table447.A"/>
              <table:table-row table:style-name="Table447.1">
                <table:table-cell table:style-name="Table447.A1" office:value-type="string">
                  <text:p text:style-name="Standard"><text:span text:style-name="pd-r10"><text:span text:style-name="T6">C.</text:span></text:span><draw:frame text:anchor-type="as-char" draw:z-index="38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48" table:style-name="Table448">
              <table:table-column table:style-name="Table448.A"/>
              <table:table-row table:style-name="Table448.1">
                <table:table-cell table:style-name="Table448.A1" office:value-type="string">
                  <text:p text:style-name="Standard"><text:span text:style-name="pd-r10"><text:span text:style-name="T6">D.</text:span></text:span><draw:frame text:anchor-type="as-char" draw:z-index="38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53.3">
          <table:table-cell table:style-name="Table45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53.1">
          <table:table-cell table:style-name="Table453.A1" office:value-type="string">
            <text:p text:style-name="Standard"><text:span text:style-name="T1">122.</text:span></text:p>
          </table:table-cell>
          <table:table-cell table:style-name="Table453.B1" office:value-type="string">
            <text:p text:style-name="HTML_20_Preformatted"><text:span text:style-name="T5">class Z3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true;</text:span></text:p>
            <text:p text:style-name="HTML_20_Preformatted"><text:span text:style-name="T5"><text:s text:c="16"/>if(b1 =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53.C4" office:value-type="string">
            <text:p text:style-name="Standard"/>
          </table:table-cell>
        </table:table-row>
        <table:table-row table:style-name="Table453.1">
          <table:table-cell table:style-name="Table453.A5" table:number-columns-spanned="3" office:value-type="string">
            <table:table table:name="Table449" table:style-name="Table449">
              <table:table-column table:style-name="Table449.A"/>
              <table:table-row table:style-name="Table449.1">
                <table:table-cell table:style-name="Table449.A1" office:value-type="string">
                  <text:p text:style-name="Standard"><text:span text:style-name="pd-r10"><text:span text:style-name="T6">A.</text:span></text:span><draw:frame text:anchor-type="as-char" draw:z-index="38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50" table:style-name="Table450">
              <table:table-column table:style-name="Table450.A"/>
              <table:table-row table:style-name="Table450.1">
                <table:table-cell table:style-name="Table450.A1" office:value-type="string">
                  <text:p text:style-name="Standard"><text:span text:style-name="pd-r10"><text:span text:style-name="T6">B.</text:span></text:span><draw:frame text:anchor-type="as-char" draw:z-index="38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51" table:style-name="Table451">
              <table:table-column table:style-name="Table451.A"/>
              <table:table-row table:style-name="Table451.1">
                <table:table-cell table:style-name="Table451.A1" office:value-type="string">
                  <text:p text:style-name="Standard"><text:span text:style-name="pd-r10"><text:span text:style-name="T6">C.</text:span></text:span><draw:frame text:anchor-type="as-char" draw:z-index="39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52" table:style-name="Table452">
              <table:table-column table:style-name="Table452.A"/>
              <table:table-row table:style-name="Table452.1">
                <table:table-cell table:style-name="Table452.A1" office:value-type="string">
                  <text:p text:style-name="Standard"><text:span text:style-name="pd-r10"><text:span text:style-name="T6">D.</text:span></text:span><draw:frame text:anchor-type="as-char" draw:z-index="39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53.3">
          <table:table-cell table:style-name="Table45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62" table:style-name="Table462">
        <table:table-column table:style-name="Table462.A"/>
        <table:table-column table:style-name="Table462.B"/>
        <table:table-column table:style-name="Table462.C"/>
        <table:table-row table:style-name="Table462.1">
          <table:table-cell table:style-name="Table462.A1" office:value-type="string">
            <text:p text:style-name="Standard"><text:span text:style-name="T1">123.</text:span></text:p>
          </table:table-cell>
          <table:table-cell table:style-name="Table462.B1" office:value-type="string">
            <text:p text:style-name="HTML_20_Preformatted"><text:span text:style-name="T5">class Z4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true;</text:span></text:p>
            <text:p text:style-name="HTML_20_Preformatted"><text:span text:style-name="T5"><text:s text:c="16"/>if(b1 == false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62.C1" office:value-type="string">
            <text:p text:style-name="Standard"/>
          </table:table-cell>
        </table:table-row>
        <table:table-row table:style-name="Table462.1">
          <table:table-cell table:style-name="Table462.A2" table:number-columns-spanned="3" office:value-type="string">
            <table:table table:name="Table454" table:style-name="Table454">
              <table:table-column table:style-name="Table454.A"/>
              <table:table-row table:style-name="Table454.1">
                <table:table-cell table:style-name="Table454.A1" office:value-type="string">
                  <text:p text:style-name="Standard"><text:span text:style-name="pd-r10"><text:span text:style-name="T6">A.</text:span></text:span><draw:frame text:anchor-type="as-char" draw:z-index="39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55" table:style-name="Table455">
              <table:table-column table:style-name="Table455.A"/>
              <table:table-row table:style-name="Table455.1">
                <table:table-cell table:style-name="Table455.A1" office:value-type="string">
                  <text:p text:style-name="Standard"><text:span text:style-name="pd-r10"><text:span text:style-name="T6">B.</text:span></text:span><draw:frame text:anchor-type="as-char" draw:z-index="39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56" table:style-name="Table456">
              <table:table-column table:style-name="Table456.A"/>
              <table:table-row table:style-name="Table456.1">
                <table:table-cell table:style-name="Table456.A1" office:value-type="string">
                  <text:p text:style-name="Standard"><text:span text:style-name="pd-r10"><text:span text:style-name="T6">C.</text:span></text:span><draw:frame text:anchor-type="as-char" draw:z-index="39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57" table:style-name="Table457">
              <table:table-column table:style-name="Table457.A"/>
              <table:table-row table:style-name="Table457.1">
                <table:table-cell table:style-name="Table457.A1" office:value-type="string">
                  <text:p text:style-name="Standard"><text:span text:style-name="pd-r10"><text:span text:style-name="T6">D.</text:span></text:span><draw:frame text:anchor-type="as-char" draw:z-index="39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62.3">
          <table:table-cell table:style-name="Table46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62.1">
          <table:table-cell table:style-name="Table462.A1" office:value-type="string">
            <text:p text:style-name="Standard"><text:span text:style-name="T1">124.</text:span></text:p>
          </table:table-cell>
          <table:table-cell table:style-name="Table462.B1" office:value-type="string">
            <text:p text:style-name="HTML_20_Preformatted"><text:span text:style-name="T5">class Z5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boolean b1 = true;</text:span></text:p>
            <text:p text:style-name="HTML_20_Preformatted"><text:span text:style-name="T5"><text:s text:c="16"/>if(b1 = !b1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b1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62.C4" office:value-type="string">
            <text:p text:style-name="Standard"/>
          </table:table-cell>
        </table:table-row>
        <table:table-row table:style-name="Table462.1">
          <table:table-cell table:style-name="Table462.A5" table:number-columns-spanned="3" office:value-type="string">
            <table:table table:name="Table458" table:style-name="Table458">
              <table:table-column table:style-name="Table458.A"/>
              <table:table-row table:style-name="Table458.1">
                <table:table-cell table:style-name="Table458.A1" office:value-type="string">
                  <text:p text:style-name="Standard"><text:span text:style-name="pd-r10"><text:span text:style-name="T6">A.</text:span></text:span><draw:frame text:anchor-type="as-char" draw:z-index="39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59" table:style-name="Table459">
              <table:table-column table:style-name="Table459.A"/>
              <table:table-row table:style-name="Table459.1">
                <table:table-cell table:style-name="Table459.A1" office:value-type="string">
                  <text:p text:style-name="Standard"><text:span text:style-name="pd-r10"><text:span text:style-name="T6">B.</text:span></text:span><draw:frame text:anchor-type="as-char" draw:z-index="39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60" table:style-name="Table460">
              <table:table-column table:style-name="Table460.A"/>
              <table:table-row table:style-name="Table460.1">
                <table:table-cell table:style-name="Table460.A1" office:value-type="string">
                  <text:p text:style-name="Standard"><text:span text:style-name="pd-r10"><text:span text:style-name="T6">C.</text:span></text:span><draw:frame text:anchor-type="as-char" draw:z-index="39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61" table:style-name="Table461">
              <table:table-column table:style-name="Table461.A"/>
              <table:table-row table:style-name="Table461.1">
                <table:table-cell table:style-name="Table461.A1" office:value-type="string">
                  <text:p text:style-name="Standard"><text:span text:style-name="pd-r10"><text:span text:style-name="T6">D.</text:span></text:span><draw:frame text:anchor-type="as-char" draw:z-index="39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62.3">
          <table:table-cell table:style-name="Table46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71" table:style-name="Table471">
        <table:table-column table:style-name="Table471.A"/>
        <table:table-column table:style-name="Table471.B"/>
        <table:table-column table:style-name="Table471.C"/>
        <table:table-row table:style-name="Table471.1">
          <table:table-cell table:style-name="Table471.A1" office:value-type="string">
            <text:p text:style-name="Standard"><text:span text:style-name="T1">125.</text:span></text:p>
          </table:table-cell>
          <table:table-cell table:style-name="Table471.B1" office:value-type="string">
            <text:p text:style-name="HTML_20_Preformatted"><text:span text:style-name="T5">class Z6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0;</text:span></text:p>
            <text:p text:style-name="HTML_20_Preformatted"><text:span text:style-name="T5"><text:s text:c="16"/>if(i = 10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71.C1" office:value-type="string">
            <text:p text:style-name="Standard"/>
          </table:table-cell>
        </table:table-row>
        <table:table-row table:style-name="Table471.1">
          <table:table-cell table:style-name="Table471.A2" table:number-columns-spanned="3" office:value-type="string">
            <table:table table:name="Table463" table:style-name="Table463">
              <table:table-column table:style-name="Table463.A"/>
              <table:table-row table:style-name="Table463.1">
                <table:table-cell table:style-name="Table463.A1" office:value-type="string">
                  <text:p text:style-name="Standard"><text:span text:style-name="pd-r10"><text:span text:style-name="T6">A.</text:span></text:span><draw:frame text:anchor-type="as-char" draw:z-index="40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64" table:style-name="Table464">
              <table:table-column table:style-name="Table464.A"/>
              <table:table-row table:style-name="Table464.1">
                <table:table-cell table:style-name="Table464.A1" office:value-type="string">
                  <text:p text:style-name="Standard"><text:span text:style-name="pd-r10"><text:span text:style-name="T6">B.</text:span></text:span><draw:frame text:anchor-type="as-char" draw:z-index="40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65" table:style-name="Table465">
              <table:table-column table:style-name="Table465.A"/>
              <table:table-row table:style-name="Table465.1">
                <table:table-cell table:style-name="Table465.A1" office:value-type="string">
                  <text:p text:style-name="Standard"><text:span text:style-name="pd-r10"><text:span text:style-name="T6">C.</text:span></text:span><draw:frame text:anchor-type="as-char" draw:z-index="40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66" table:style-name="Table466">
              <table:table-column table:style-name="Table466.A"/>
              <table:table-row table:style-name="Table466.1">
                <table:table-cell table:style-name="Table466.A1" office:value-type="string">
                  <text:p text:style-name="Standard"><text:span text:style-name="pd-r10"><text:span text:style-name="T6">D.</text:span></text:span><draw:frame text:anchor-type="as-char" draw:z-index="40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71.3">
          <table:table-cell table:style-name="Table47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71.1">
          <table:table-cell table:style-name="Table471.A1" office:value-type="string">
            <text:p text:style-name="Standard"><text:span text:style-name="T1">126.</text:span></text:p>
          </table:table-cell>
          <table:table-cell table:style-name="Table471.B1" office:value-type="string">
            <text:p text:style-name="HTML_20_Preformatted"><text:span text:style-name="T5">class Z7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nt i = 10;</text:span></text:p>
            <text:p text:style-name="HTML_20_Preformatted"><text:span text:style-name="T5"><text:s text:c="16"/>if(i == 10)</text:span></text:p>
            <text:p text:style-name="HTML_20_Preformatted"><text:span text:style-name="T5"><text:s text:c="16"/>{</text:span></text:p>
            <text:p text:style-name="HTML_20_Preformatted"><text:span text:style-name="T5"><text:s text:c="24"/>System.out.println("from if1");</text:span></text:p>
            <text:p text:style-name="HTML_20_Preformatted"><text:span text:style-name="T5"><text:s text:c="24"/>System.out.println("from if2");</text:span></text:p>
            <text:p text:style-name="HTML_20_Preformatted"><text:span text:style-name="T5"><text:s text:c="24"/>System.out.println("from if3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71.C4" office:value-type="string">
            <text:p text:style-name="Standard"/>
          </table:table-cell>
        </table:table-row>
        <table:table-row table:style-name="Table471.1">
          <table:table-cell table:style-name="Table471.A5" table:number-columns-spanned="3" office:value-type="string">
            <table:table table:name="Table467" table:style-name="Table467">
              <table:table-column table:style-name="Table467.A"/>
              <table:table-row table:style-name="Table467.1">
                <table:table-cell table:style-name="Table467.A1" office:value-type="string">
                  <text:p text:style-name="Standard"><text:span text:style-name="pd-r10"><text:span text:style-name="T6">A.</text:span></text:span><draw:frame text:anchor-type="as-char" draw:z-index="40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</text:span></text:p>
                  <text:p text:style-name="HTML_20_Preformatted"><text:span text:style-name="T5">main end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68" table:style-name="Table468">
              <table:table-column table:style-name="Table468.A"/>
              <table:table-row table:style-name="Table468.1">
                <table:table-cell table:style-name="Table468.A1" office:value-type="string">
                  <text:p text:style-name="Standard"><text:span text:style-name="pd-r10"><text:span text:style-name="T6">B.</text:span></text:span><draw:frame text:anchor-type="as-char" draw:z-index="40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from if1</text:span></text:p>
                  <text:p text:style-name="HTML_20_Preformatted"><text:span text:style-name="T5">from if2</text:span></text:p>
                  <text:p text:style-name="HTML_20_Preformatted"><text:span text:style-name="T5">from if3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69" table:style-name="Table469">
              <table:table-column table:style-name="Table469.A"/>
              <table:table-row table:style-name="Table469.1">
                <table:table-cell table:style-name="Table469.A1" office:value-type="string">
                  <text:p text:style-name="Standard"><text:span text:style-name="pd-r10"><text:span text:style-name="T6">C.</text:span></text:span><draw:frame text:anchor-type="as-char" draw:z-index="40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: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0" table:style-name="Table470">
              <table:table-column table:style-name="Table470.A"/>
              <table:table-row table:style-name="Table470.1">
                <table:table-cell table:style-name="Table470.A1" office:value-type="string">
                  <text:p text:style-name="Standard"><text:span text:style-name="pd-r10"><text:span text:style-name="T6">D.</text:span></text:span><draw:frame text:anchor-type="as-char" draw:z-index="40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71.3">
          <table:table-cell table:style-name="Table47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80" table:style-name="Table480">
        <table:table-column table:style-name="Table480.A"/>
        <table:table-column table:style-name="Table480.B"/>
        <table:table-column table:style-name="Table480.C"/>
        <table:table-row table:style-name="Table480.1">
          <table:table-cell table:style-name="Table480.A1" office:value-type="string">
            <text:p text:style-name="Standard"><text:span text:style-name="T1">127.</text:span></text:p>
          </table:table-cell>
          <table:table-cell table:style-name="Table480.B1" office:value-type="string">
            <text:p text:style-name="HTML_20_Preformatted"><text:span text:style-name="T5">public class A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24"/>System.out.println("if2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80.C1" office:value-type="string">
            <text:p text:style-name="Standard"/>
          </table:table-cell>
        </table:table-row>
        <table:table-row table:style-name="Table480.1">
          <table:table-cell table:style-name="Table480.A2" table:number-columns-spanned="3" office:value-type="string">
            <table:table table:name="Table472" table:style-name="Table472">
              <table:table-column table:style-name="Table472.A"/>
              <table:table-row table:style-name="Table472.1">
                <table:table-cell table:style-name="Table472.A1" office:value-type="string">
                  <text:p text:style-name="Standard"><text:span text:style-name="pd-r10"><text:span text:style-name="T6">A.</text:span></text:span><draw:frame text:anchor-type="as-char" draw:z-index="40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73" table:style-name="Table473">
              <table:table-column table:style-name="Table473.A"/>
              <table:table-row table:style-name="Table473.1">
                <table:table-cell table:style-name="Table473.A1" office:value-type="string">
                  <text:p text:style-name="Standard"><text:span text:style-name="pd-r10"><text:span text:style-name="T6">B.</text:span></text:span><draw:frame text:anchor-type="as-char" draw:z-index="40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4" table:style-name="Table474">
              <table:table-column table:style-name="Table474.A"/>
              <table:table-row table:style-name="Table474.1">
                <table:table-cell table:style-name="Table474.A1" office:value-type="string">
                  <text:p text:style-name="Standard"><text:span text:style-name="pd-r10"><text:span text:style-name="T6">C.</text:span></text:span><draw:frame text:anchor-type="as-char" draw:z-index="41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5" table:style-name="Table475">
              <table:table-column table:style-name="Table475.A"/>
              <table:table-row table:style-name="Table475.1">
                <table:table-cell table:style-name="Table475.A1" office:value-type="string">
                  <text:p text:style-name="Standard"><text:span text:style-name="pd-r10"><text:span text:style-name="T6">D.</text:span></text:span><draw:frame text:anchor-type="as-char" draw:z-index="41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0.3">
          <table:table-cell table:style-name="Table48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80.1">
          <table:table-cell table:style-name="Table480.A1" office:value-type="string">
            <text:p text:style-name="Standard"><text:span text:style-name="T1">128.</text:span></text:p>
          </table:table-cell>
          <table:table-cell table:style-name="Table48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B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24"/>System.out.println("if2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80.C4" office:value-type="string">
            <text:p text:style-name="Standard"/>
          </table:table-cell>
        </table:table-row>
        <table:table-row table:style-name="Table480.1">
          <table:table-cell table:style-name="Table480.A5" table:number-columns-spanned="3" office:value-type="string">
            <table:table table:name="Table476" table:style-name="Table476">
              <table:table-column table:style-name="Table476.A"/>
              <table:table-row table:style-name="Table476.1">
                <table:table-cell table:style-name="Table476.A1" office:value-type="string">
                  <text:p text:style-name="Standard"><text:span text:style-name="pd-r10"><text:span text:style-name="T6">A.</text:span></text:span><draw:frame text:anchor-type="as-char" draw:z-index="41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77" table:style-name="Table477">
              <table:table-column table:style-name="Table477.A"/>
              <table:table-row table:style-name="Table477.1">
                <table:table-cell table:style-name="Table477.A1" office:value-type="string">
                  <text:p text:style-name="Standard"><text:span text:style-name="pd-r10"><text:span text:style-name="T6">B.</text:span></text:span><draw:frame text:anchor-type="as-char" draw:z-index="41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8" table:style-name="Table478">
              <table:table-column table:style-name="Table478.A"/>
              <table:table-row table:style-name="Table478.1">
                <table:table-cell table:style-name="Table478.A1" office:value-type="string">
                  <text:p text:style-name="Standard"><text:span text:style-name="pd-r10"><text:span text:style-name="T6">C.</text:span></text:span><draw:frame text:anchor-type="as-char" draw:z-index="41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79" table:style-name="Table479">
              <table:table-column table:style-name="Table479.A"/>
              <table:table-row table:style-name="Table479.1">
                <table:table-cell table:style-name="Table479.A1" office:value-type="string">
                  <text:p text:style-name="Standard"><text:span text:style-name="pd-r10"><text:span text:style-name="T6">D.</text:span></text:span><draw:frame text:anchor-type="as-char" draw:z-index="41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0.3">
          <table:table-cell table:style-name="Table48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Standard"><text:span text:style-name="T1">129.</text:span></text:p>
          </table:table-cell>
          <table:table-cell table:style-name="Table49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C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if(false) {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24"/>System.out.println("if2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90.C1" office:value-type="string">
            <text:p text:style-name="Standard"/>
          </table:table-cell>
        </table:table-row>
        <text:soft-page-break/>
        <table:table-row table:style-name="Table490.1">
          <table:table-cell table:style-name="Table490.A2" table:number-columns-spanned="3" office:value-type="string">
            <table:table table:name="Table481" table:style-name="Table481">
              <table:table-column table:style-name="Table481.A"/>
              <table:table-row table:style-name="Table481.1">
                <table:table-cell table:style-name="Table481.A1" office:value-type="string">
                  <text:p text:style-name="Standard"><text:span text:style-name="pd-r10"><text:span text:style-name="T6">A.</text:span></text:span><draw:frame text:anchor-type="as-char" draw:z-index="41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2" table:style-name="Table482">
              <table:table-column table:style-name="Table482.A"/>
              <table:table-row table:style-name="Table482.1">
                <table:table-cell table:style-name="Table482.A1" office:value-type="string">
                  <text:p text:style-name="Standard"><text:span text:style-name="pd-r10"><text:span text:style-name="T6">B.</text:span></text:span><draw:frame text:anchor-type="as-char" draw:z-index="41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3" table:style-name="Table483">
              <table:table-column table:style-name="Table483.A"/>
              <table:table-row table:style-name="Table483.1">
                <table:table-cell table:style-name="Table483.A1" office:value-type="string">
                  <text:p text:style-name="Standard"><text:span text:style-name="pd-r10"><text:span text:style-name="T6">C.</text:span></text:span><draw:frame text:anchor-type="as-char" draw:z-index="41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4" table:style-name="Table484">
              <table:table-column table:style-name="Table484.A"/>
              <table:table-row table:style-name="Table484.1">
                <table:table-cell table:style-name="Table484.A1" office:value-type="string">
                  <text:p text:style-name="Standard"><text:span text:style-name="pd-r10"><text:span text:style-name="T6">D.</text:span></text:span><draw:frame text:anchor-type="as-char" draw:z-index="41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90.3">
          <table:table-cell table:style-name="Table49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90.1">
          <table:table-cell table:style-name="Table490.A1" office:value-type="string">
            <text:p text:style-name="Standard"><text:span text:style-name="T1">130.</text:span></text:p>
          </table:table-cell>
          <table:table-cell table:style-name="Table49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D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System.out.println("if1 end");</text:span></text:p>
            <text:p text:style-name="HTML_20_Preformatted"><text:soft-page-break/><text:span text:style-name="T5"><text:s text:c="16"/>}</text:span></text:p>
            <text:p text:style-name="HTML_20_Preformatted"><text:span text:style-name="T5"><text:s text:c="16"/>if(false) {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24"/>System.out.println("if2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490.C4" office:value-type="string">
            <text:p text:style-name="Standard"/>
          </table:table-cell>
        </table:table-row>
        <table:table-row table:style-name="Table490.1">
          <table:table-cell table:style-name="Table490.A5" table:number-columns-spanned="3" office:value-type="string">
            <table:table table:name="Table485" table:style-name="Table485">
              <table:table-column table:style-name="Table485.A"/>
              <table:table-row table:style-name="Table485.1">
                <table:table-cell table:style-name="Table485.A1" office:value-type="string">
                  <text:p text:style-name="Standard"><text:span text:style-name="pd-r10"><text:span text:style-name="T6">A.</text:span></text:span><draw:frame text:anchor-type="as-char" draw:z-index="42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6" table:style-name="Table486">
              <table:table-column table:style-name="Table486.A"/>
              <table:table-row table:style-name="Table486.1">
                <table:table-cell table:style-name="Table486.A1" office:value-type="string">
                  <text:p text:style-name="Standard"><text:span text:style-name="pd-r10"><text:span text:style-name="T6">B.</text:span></text:span><draw:frame text:anchor-type="as-char" draw:z-index="42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7" table:style-name="Table487">
              <table:table-column table:style-name="Table487.A"/>
              <table:table-row table:style-name="Table487.1">
                <table:table-cell table:style-name="Table487.A1" office:value-type="string">
                  <text:p text:style-name="Standard"><text:span text:style-name="pd-r10"><text:span text:style-name="T6">C.</text:span></text:span><draw:frame text:anchor-type="as-char" draw:z-index="42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8" table:style-name="Table488">
              <table:table-column table:style-name="Table488.A"/>
              <table:table-row table:style-name="Table488.1">
                <table:table-cell table:style-name="Table488.A1" office:value-type="string">
                  <text:p text:style-name="Standard"><text:soft-page-break/><text:span text:style-name="pd-r10"><text:span text:style-name="T6">D.</text:span></text:span><draw:frame text:anchor-type="as-char" draw:z-index="42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89" table:style-name="Table489">
              <table:table-column table:style-name="Table489.A"/>
              <table:table-row table:style-name="Table489.1">
                <table:table-cell table:style-name="Table489.A1" office:value-type="string">
                  <text:p text:style-name="Standard"><text:span text:style-name="pd-r10"><text:span text:style-name="T6">E.</text:span></text:span><draw:frame text:anchor-type="as-char" draw:z-index="42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90.3">
          <table:table-cell table:style-name="Table49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01" table:style-name="Table501">
        <table:table-column table:style-name="Table501.A"/>
        <table:table-column table:style-name="Table501.B"/>
        <table:table-column table:style-name="Table501.C"/>
        <table:table-row table:style-name="Table501.1">
          <table:table-cell table:style-name="Table501.A1" office:value-type="string">
            <text:p text:style-name="Standard"><text:span text:style-name="T1">131.</text:span></text:p>
          </table:table-cell>
          <table:table-cell table:style-name="Table501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E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01.C1" office:value-type="string">
            <text:p text:style-name="Standard"/>
          </table:table-cell>
        </table:table-row>
        <table:table-row table:style-name="Table501.1">
          <table:table-cell table:style-name="Table501.A2" table:number-columns-spanned="3" office:value-type="string">
            <table:table table:name="Table491" table:style-name="Table491">
              <table:table-column table:style-name="Table491.A"/>
              <table:table-row table:style-name="Table491.1">
                <table:table-cell table:style-name="Table491.A1" office:value-type="string">
                  <text:p text:style-name="Standard"><text:span text:style-name="pd-r10"><text:span text:style-name="T6">A.</text:span></text:span><draw:frame text:anchor-type="as-char" draw:z-index="42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492" table:style-name="Table492">
              <table:table-column table:style-name="Table492.A"/>
              <table:table-row table:style-name="Table492.1">
                <table:table-cell table:style-name="Table492.A1" office:value-type="string">
                  <text:p text:style-name="Standard"><text:span text:style-name="pd-r10"><text:span text:style-name="T6">B.</text:span></text:span><draw:frame text:anchor-type="as-char" draw:z-index="42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93" table:style-name="Table493">
              <table:table-column table:style-name="Table493.A"/>
              <table:table-row table:style-name="Table493.1">
                <table:table-cell table:style-name="Table493.A1" office:value-type="string">
                  <text:p text:style-name="Standard"><text:span text:style-name="pd-r10"><text:span text:style-name="T6">C.</text:span></text:span><draw:frame text:anchor-type="as-char" draw:z-index="42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94" table:style-name="Table494">
              <table:table-column table:style-name="Table494.A"/>
              <table:table-row table:style-name="Table494.1">
                <table:table-cell table:style-name="Table494.A1" office:value-type="string">
                  <text:p text:style-name="Standard"><text:span text:style-name="pd-r10"><text:span text:style-name="T6">D.</text:span></text:span><draw:frame text:anchor-type="as-char" draw:z-index="42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95" table:style-name="Table495">
              <table:table-column table:style-name="Table495.A"/>
              <table:table-row table:style-name="Table495.1">
                <table:table-cell table:style-name="Table495.A1" office:value-type="string">
                  <text:p text:style-name="Standard"><text:span text:style-name="pd-r10"><text:span text:style-name="T6">E.</text:span></text:span><draw:frame text:anchor-type="as-char" draw:z-index="42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01.3">
          <table:table-cell table:style-name="Table50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01.1">
          <table:table-cell table:style-name="Table501.A1" office:value-type="string">
            <text:p text:style-name="Standard"><text:span text:style-name="T1">132.</text:span></text:p>
          </table:table-cell>
          <table:table-cell table:style-name="Table501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F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</text:span><text:soft-page-break/><text:span text:style-name="T5">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01.C4" office:value-type="string">
            <text:p text:style-name="Standard"/>
          </table:table-cell>
        </table:table-row>
        <table:table-row table:style-name="Table501.1">
          <table:table-cell table:style-name="Table501.A5" table:number-columns-spanned="3" office:value-type="string">
            <table:table table:name="Table496" table:style-name="Table496">
              <table:table-column table:style-name="Table496.A"/>
              <table:table-row table:style-name="Table496.1">
                <table:table-cell table:style-name="Table496.A1" office:value-type="string">
                  <text:p text:style-name="Standard"><text:span text:style-name="pd-r10"><text:span text:style-name="T6">A.</text:span></text:span><draw:frame text:anchor-type="as-char" draw:z-index="43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97" table:style-name="Table497">
              <table:table-column table:style-name="Table497.A"/>
              <table:table-row table:style-name="Table497.1">
                <table:table-cell table:style-name="Table497.A1" office:value-type="string">
                  <text:p text:style-name="Standard"><text:span text:style-name="pd-r10"><text:span text:style-name="T6">B.</text:span></text:span><draw:frame text:anchor-type="as-char" draw:z-index="43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98" table:style-name="Table498">
              <table:table-column table:style-name="Table498.A"/>
              <table:table-row table:style-name="Table498.1">
                <table:table-cell table:style-name="Table498.A1" office:value-type="string">
                  <text:p text:style-name="Standard"><text:span text:style-name="pd-r10"><text:span text:style-name="T6">C.</text:span></text:span><draw:frame text:anchor-type="as-char" draw:z-index="43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499" table:style-name="Table499">
              <table:table-column table:style-name="Table499.A"/>
              <table:table-row table:style-name="Table499.1">
                <table:table-cell table:style-name="Table499.A1" office:value-type="string">
                  <text:p text:style-name="Standard"><text:span text:style-name="pd-r10"><text:span text:style-name="T6">D.</text:span></text:span><draw:frame text:anchor-type="as-char" draw:z-index="43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0" table:style-name="Table500">
              <table:table-column table:style-name="Table500.A"/>
              <table:table-row table:style-name="Table500.1">
                <table:table-cell table:style-name="Table500.A1" office:value-type="string">
                  <text:p text:style-name="Standard"><text:soft-page-break/><text:span text:style-name="pd-r10"><text:span text:style-name="T6">E.</text:span></text:span><draw:frame text:anchor-type="as-char" draw:z-index="43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01.3">
          <table:table-cell table:style-name="Table50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12" table:style-name="Table512">
        <table:table-column table:style-name="Table512.A"/>
        <table:table-column table:style-name="Table512.B"/>
        <table:table-column table:style-name="Table512.C"/>
        <table:table-row table:style-name="Table512.1">
          <table:table-cell table:style-name="Table512.A1" office:value-type="string">
            <text:p text:style-name="Standard"><text:span text:style-name="T1">133.</text:span></text:p>
          </table:table-cell>
          <table:table-cell table:style-name="Table51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G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fals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12.C1" office:value-type="string">
            <text:p text:style-name="Standard"/>
          </table:table-cell>
        </table:table-row>
        <table:table-row table:style-name="Table512.1">
          <table:table-cell table:style-name="Table512.A2" table:number-columns-spanned="3" office:value-type="string">
            <table:table table:name="Table502" table:style-name="Table502">
              <table:table-column table:style-name="Table502.A"/>
              <table:table-row table:style-name="Table502.1">
                <table:table-cell table:style-name="Table502.A1" office:value-type="string">
                  <text:p text:style-name="Standard"><text:span text:style-name="pd-r10"><text:span text:style-name="T6">A.</text:span></text:span><draw:frame text:anchor-type="as-char" draw:z-index="43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3" table:style-name="Table503">
              <table:table-column table:style-name="Table503.A"/>
              <table:table-row table:style-name="Table503.1">
                <table:table-cell table:style-name="Table503.A1" office:value-type="string">
                  <text:p text:style-name="Standard"><text:soft-page-break/><text:span text:style-name="pd-r10"><text:span text:style-name="T6">B.</text:span></text:span><draw:frame text:anchor-type="as-char" draw:z-index="43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4" table:style-name="Table504">
              <table:table-column table:style-name="Table504.A"/>
              <table:table-row table:style-name="Table504.1">
                <table:table-cell table:style-name="Table504.A1" office:value-type="string">
                  <text:p text:style-name="Standard"><text:span text:style-name="pd-r10"><text:span text:style-name="T6">C.</text:span></text:span><draw:frame text:anchor-type="as-char" draw:z-index="43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5" table:style-name="Table505">
              <table:table-column table:style-name="Table505.A"/>
              <table:table-row table:style-name="Table505.1">
                <table:table-cell table:style-name="Table505.A1" office:value-type="string">
                  <text:p text:style-name="Standard"><text:span text:style-name="pd-r10"><text:span text:style-name="T6">D.</text:span></text:span><draw:frame text:anchor-type="as-char" draw:z-index="43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6" table:style-name="Table506">
              <table:table-column table:style-name="Table506.A"/>
              <table:table-row table:style-name="Table506.1">
                <table:table-cell table:style-name="Table506.A1" office:value-type="string">
                  <text:p text:style-name="Standard"><text:span text:style-name="pd-r10"><text:span text:style-name="T6">E.</text:span></text:span><draw:frame text:anchor-type="as-char" draw:z-index="43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12.3">
          <table:table-cell table:style-name="Table51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12.1">
          <table:table-cell table:style-name="Table512.A1" office:value-type="string">
            <text:p text:style-name="Standard"><text:span text:style-name="T1">134.</text:span></text:p>
          </table:table-cell>
          <table:table-cell table:style-name="Table51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H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oft-page-break/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12.C4" office:value-type="string">
            <text:p text:style-name="Standard"/>
          </table:table-cell>
        </table:table-row>
        <table:table-row table:style-name="Table512.1">
          <table:table-cell table:style-name="Table512.A5" table:number-columns-spanned="3" office:value-type="string">
            <table:table table:name="Table507" table:style-name="Table507">
              <table:table-column table:style-name="Table507.A"/>
              <table:table-row table:style-name="Table507.1">
                <table:table-cell table:style-name="Table507.A1" office:value-type="string">
                  <text:p text:style-name="Standard"><text:span text:style-name="pd-r10"><text:span text:style-name="T6">A.</text:span></text:span><draw:frame text:anchor-type="as-char" draw:z-index="44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8" table:style-name="Table508">
              <table:table-column table:style-name="Table508.A"/>
              <table:table-row table:style-name="Table508.1">
                <table:table-cell table:style-name="Table508.A1" office:value-type="string">
                  <text:p text:style-name="Standard"><text:span text:style-name="pd-r10"><text:span text:style-name="T6">B.</text:span></text:span><draw:frame text:anchor-type="as-char" draw:z-index="44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09" table:style-name="Table509">
              <table:table-column table:style-name="Table509.A"/>
              <table:table-row table:style-name="Table509.1">
                <table:table-cell table:style-name="Table509.A1" office:value-type="string">
                  <text:p text:style-name="Standard"><text:span text:style-name="pd-r10"><text:span text:style-name="T6">C.</text:span></text:span><draw:frame text:anchor-type="as-char" draw:z-index="44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0" table:style-name="Table510">
              <table:table-column table:style-name="Table510.A"/>
              <table:table-row table:style-name="Table510.1">
                <table:table-cell table:style-name="Table510.A1" office:value-type="string">
                  <text:p text:style-name="Standard"><text:span text:style-name="pd-r10"><text:span text:style-name="T6">D.</text:span></text:span><draw:frame text:anchor-type="as-char" draw:z-index="44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1" table:style-name="Table511">
              <table:table-column table:style-name="Table511.A"/>
              <table:table-row table:style-name="Table511.1">
                <table:table-cell table:style-name="Table511.A1" office:value-type="string">
                  <text:p text:style-name="Standard"><text:soft-page-break/><text:span text:style-name="pd-r10"><text:span text:style-name="T6">E.</text:span></text:span><draw:frame text:anchor-type="as-char" draw:z-index="44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12.3">
          <table:table-cell table:style-name="Table51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23" table:style-name="Table523">
        <table:table-column table:style-name="Table523.A"/>
        <table:table-column table:style-name="Table523.B"/>
        <table:table-column table:style-name="Table523.C"/>
        <table:table-row table:style-name="Table523.1">
          <table:table-cell table:style-name="Table523.A1" office:value-type="string">
            <text:p text:style-name="Standard"><text:span text:style-name="T1">135.</text:span></text:p>
          </table:table-cell>
          <table:table-cell table:style-name="Table523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I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23.C1" office:value-type="string">
            <text:p text:style-name="Standard"/>
          </table:table-cell>
        </table:table-row>
        <table:table-row table:style-name="Table523.1">
          <table:table-cell table:style-name="Table523.A2" table:number-columns-spanned="3" office:value-type="string">
            <table:table table:name="Table513" table:style-name="Table513">
              <table:table-column table:style-name="Table513.A"/>
              <table:table-row table:style-name="Table513.1">
                <table:table-cell table:style-name="Table513.A1" office:value-type="string">
                  <text:p text:style-name="Standard"><text:span text:style-name="pd-r10"><text:span text:style-name="T6">A.</text:span></text:span><draw:frame text:anchor-type="as-char" draw:z-index="44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4" table:style-name="Table514">
              <table:table-column table:style-name="Table514.A"/>
              <table:table-row table:style-name="Table514.1">
                <table:table-cell table:style-name="Table514.A1" office:value-type="string">
                  <text:p text:style-name="Standard"><text:span text:style-name="pd-r10"><text:span text:style-name="T6">B.</text:span></text:span><draw:frame text:anchor-type="as-char" draw:z-index="44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5" table:style-name="Table515">
              <table:table-column table:style-name="Table515.A"/>
              <table:table-row table:style-name="Table515.1">
                <table:table-cell table:style-name="Table515.A1" office:value-type="string">
                  <text:p text:style-name="Standard"><text:soft-page-break/><text:span text:style-name="pd-r10"><text:span text:style-name="T6">C.</text:span></text:span><draw:frame text:anchor-type="as-char" draw:z-index="44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6" table:style-name="Table516">
              <table:table-column table:style-name="Table516.A"/>
              <table:table-row table:style-name="Table516.1">
                <table:table-cell table:style-name="Table516.A1" office:value-type="string">
                  <text:p text:style-name="Standard"><text:span text:style-name="pd-r10"><text:span text:style-name="T6">D.</text:span></text:span><draw:frame text:anchor-type="as-char" draw:z-index="44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17" table:style-name="Table517">
              <table:table-column table:style-name="Table517.A"/>
              <table:table-row table:style-name="Table517.1">
                <table:table-cell table:style-name="Table517.A1" office:value-type="string">
                  <text:p text:style-name="Standard"><text:span text:style-name="pd-r10"><text:span text:style-name="T6">E.</text:span></text:span><draw:frame text:anchor-type="as-char" draw:z-index="44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23.3">
          <table:table-cell table:style-name="Table52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23.1">
          <table:table-cell table:style-name="Table523.A1" office:value-type="string">
            <text:p text:style-name="Standard"><text:span text:style-name="T1">136.</text:span></text:p>
          </table:table-cell>
          <table:table-cell table:style-name="Table523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J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false) 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23.C4" office:value-type="string">
            <text:p text:style-name="Standard"/>
          </table:table-cell>
        </table:table-row>
        <table:table-row table:style-name="Table523.1">
          <table:table-cell table:style-name="Table523.A5" table:number-columns-spanned="3" office:value-type="string">
            <table:table table:name="Table518" table:style-name="Table518">
              <table:table-column table:style-name="Table518.A"/>
              <table:table-row table:style-name="Table518.1">
                <table:table-cell table:style-name="Table518.A1" office:value-type="string">
                  <text:p text:style-name="Standard"><text:span text:style-name="pd-r10"><text:span text:style-name="T6">A.</text:span></text:span><draw:frame text:anchor-type="as-char" draw:z-index="45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519" table:style-name="Table519">
              <table:table-column table:style-name="Table519.A"/>
              <table:table-row table:style-name="Table519.1">
                <table:table-cell table:style-name="Table519.A1" office:value-type="string">
                  <text:p text:style-name="Standard"><text:span text:style-name="pd-r10"><text:span text:style-name="T6">B.</text:span></text:span><draw:frame text:anchor-type="as-char" draw:z-index="45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0" table:style-name="Table520">
              <table:table-column table:style-name="Table520.A"/>
              <table:table-row table:style-name="Table520.1">
                <table:table-cell table:style-name="Table520.A1" office:value-type="string">
                  <text:p text:style-name="Standard"><text:span text:style-name="pd-r10"><text:span text:style-name="T6">C.</text:span></text:span><draw:frame text:anchor-type="as-char" draw:z-index="45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1" table:style-name="Table521">
              <table:table-column table:style-name="Table521.A"/>
              <table:table-row table:style-name="Table521.1">
                <table:table-cell table:style-name="Table521.A1" office:value-type="string">
                  <text:p text:style-name="Standard"><text:span text:style-name="pd-r10"><text:span text:style-name="T6">D.</text:span></text:span><draw:frame text:anchor-type="as-char" draw:z-index="45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2" table:style-name="Table522">
              <table:table-column table:style-name="Table522.A"/>
              <table:table-row table:style-name="Table522.1">
                <table:table-cell table:style-name="Table522.A1" office:value-type="string">
                  <text:p text:style-name="Standard"><text:span text:style-name="pd-r10"><text:span text:style-name="T6">E.</text:span></text:span><draw:frame text:anchor-type="as-char" draw:z-index="45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23.3">
          <table:table-cell table:style-name="Table52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32" table:style-name="Table532">
        <table:table-column table:style-name="Table532.A"/>
        <table:table-column table:style-name="Table532.B"/>
        <table:table-column table:style-name="Table532.C"/>
        <table:table-row table:style-name="Table532.1">
          <table:table-cell table:style-name="Table532.A1" office:value-type="string">
            <text:p text:style-name="Standard"><text:span text:style-name="T1">137.</text:span></text:p>
          </table:table-cell>
          <table:table-cell table:style-name="Table53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K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if(true) 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32.C1" office:value-type="string">
            <text:p text:style-name="Standard"/>
          </table:table-cell>
        </table:table-row>
        <table:table-row table:style-name="Table532.1">
          <table:table-cell table:style-name="Table532.A2" table:number-columns-spanned="3" office:value-type="string">
            <table:table table:name="Table524" table:style-name="Table524">
              <table:table-column table:style-name="Table524.A"/>
              <table:table-row table:style-name="Table524.1">
                <table:table-cell table:style-name="Table524.A1" office:value-type="string">
                  <text:p text:style-name="Standard"><text:span text:style-name="pd-r10"><text:span text:style-name="T6">A.</text:span></text:span><draw:frame text:anchor-type="as-char" draw:z-index="45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525" table:style-name="Table525">
              <table:table-column table:style-name="Table525.A"/>
              <table:table-row table:style-name="Table525.1">
                <table:table-cell table:style-name="Table525.A1" office:value-type="string">
                  <text:p text:style-name="Standard"><text:span text:style-name="pd-r10"><text:span text:style-name="T6">B.</text:span></text:span><draw:frame text:anchor-type="as-char" draw:z-index="45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6" table:style-name="Table526">
              <table:table-column table:style-name="Table526.A"/>
              <table:table-row table:style-name="Table526.1">
                <table:table-cell table:style-name="Table526.A1" office:value-type="string">
                  <text:p text:style-name="Standard"><text:span text:style-name="pd-r10"><text:span text:style-name="T6">C.</text:span></text:span><draw:frame text:anchor-type="as-char" draw:z-index="45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7" table:style-name="Table527">
              <table:table-column table:style-name="Table527.A"/>
              <table:table-row table:style-name="Table527.1">
                <table:table-cell table:style-name="Table527.A1" office:value-type="string">
                  <text:p text:style-name="Standard"><text:span text:style-name="pd-r10"><text:span text:style-name="T6">D.</text:span></text:span><draw:frame text:anchor-type="as-char" draw:z-index="45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32.3">
          <table:table-cell table:style-name="Table53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32.1">
          <table:table-cell table:style-name="Table532.A1" office:value-type="string">
            <text:p text:style-name="Standard"><text:span text:style-name="T1">138.</text:span></text:p>
          </table:table-cell>
          <table:table-cell table:style-name="Table53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L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24"/>if(true) 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32.C4" office:value-type="string">
            <text:p text:style-name="Standard"/>
          </table:table-cell>
        </table:table-row>
        <table:table-row table:style-name="Table532.1">
          <table:table-cell table:style-name="Table532.A5" table:number-columns-spanned="3" office:value-type="string">
            <table:table table:name="Table528" table:style-name="Table528">
              <table:table-column table:style-name="Table528.A"/>
              <table:table-row table:style-name="Table528.1">
                <table:table-cell table:style-name="Table528.A1" office:value-type="string">
                  <text:p text:style-name="Standard"><text:span text:style-name="pd-r10"><text:span text:style-name="T6">A.</text:span></text:span><draw:frame text:anchor-type="as-char" draw:z-index="45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29" table:style-name="Table529">
              <table:table-column table:style-name="Table529.A"/>
              <table:table-row table:style-name="Table529.1">
                <table:table-cell table:style-name="Table529.A1" office:value-type="string">
                  <text:p text:style-name="Standard"><text:soft-page-break/><text:span text:style-name="pd-r10"><text:span text:style-name="T6">B.</text:span></text:span><draw:frame text:anchor-type="as-char" draw:z-index="46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0" table:style-name="Table530">
              <table:table-column table:style-name="Table530.A"/>
              <table:table-row table:style-name="Table530.1">
                <table:table-cell table:style-name="Table530.A1" office:value-type="string">
                  <text:p text:style-name="Standard"><text:span text:style-name="pd-r10"><text:span text:style-name="T6">C.</text:span></text:span><draw:frame text:anchor-type="as-char" draw:z-index="46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1" table:style-name="Table531">
              <table:table-column table:style-name="Table531.A"/>
              <table:table-row table:style-name="Table531.1">
                <table:table-cell table:style-name="Table531.A1" office:value-type="string">
                  <text:p text:style-name="Standard"><text:span text:style-name="pd-r10"><text:span text:style-name="T6">D.</text:span></text:span><draw:frame text:anchor-type="as-char" draw:z-index="46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32.3">
          <table:table-cell table:style-name="Table53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41" table:style-name="Table541">
        <table:table-column table:style-name="Table541.A"/>
        <table:table-column table:style-name="Table541.B"/>
        <table:table-column table:style-name="Table541.C"/>
        <table:table-row table:style-name="Table541.1">
          <table:table-cell table:style-name="Table541.A1" office:value-type="string">
            <text:p text:style-name="Standard"><text:span text:style-name="T1">139.</text:span></text:p>
          </table:table-cell>
          <table:table-cell table:style-name="Table541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M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if(true) </text:span></text:p>
            <text:p text:style-name="HTML_20_Preformatted"><text:span text:style-name="T5"><text:s text:c="16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41.C1" office:value-type="string">
            <text:p text:style-name="Standard"/>
          </table:table-cell>
        </table:table-row>
        <table:table-row table:style-name="Table541.1">
          <table:table-cell table:style-name="Table541.A2" table:number-columns-spanned="3" office:value-type="string">
            <table:table table:name="Table533" table:style-name="Table533">
              <table:table-column table:style-name="Table533.A"/>
              <table:table-row table:style-name="Table533.1">
                <table:table-cell table:style-name="Table533.A1" office:value-type="string">
                  <text:p text:style-name="Standard"><text:span text:style-name="pd-r10"><text:span text:style-name="T6">A.</text:span></text:span><draw:frame text:anchor-type="as-char" draw:z-index="46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4" table:style-name="Table534">
              <table:table-column table:style-name="Table534.A"/>
              <table:table-row table:style-name="Table534.1">
                <table:table-cell table:style-name="Table534.A1" office:value-type="string">
                  <text:p text:style-name="Standard"><text:soft-page-break/><text:span text:style-name="pd-r10"><text:span text:style-name="T6">B.</text:span></text:span><draw:frame text:anchor-type="as-char" draw:z-index="46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5" table:style-name="Table535">
              <table:table-column table:style-name="Table535.A"/>
              <table:table-row table:style-name="Table535.1">
                <table:table-cell table:style-name="Table535.A1" office:value-type="string">
                  <text:p text:style-name="Standard"><text:span text:style-name="pd-r10"><text:span text:style-name="T6">C.</text:span></text:span><draw:frame text:anchor-type="as-char" draw:z-index="46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6" table:style-name="Table536">
              <table:table-column table:style-name="Table536.A"/>
              <table:table-row table:style-name="Table536.1">
                <table:table-cell table:style-name="Table536.A1" office:value-type="string">
                  <text:p text:style-name="Standard"><text:span text:style-name="pd-r10"><text:span text:style-name="T6">D.</text:span></text:span><draw:frame text:anchor-type="as-char" draw:z-index="46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41.3">
          <table:table-cell table:style-name="Table54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41.1">
          <table:table-cell table:style-name="Table541.A1" office:value-type="string">
            <text:p text:style-name="Standard"><text:span text:style-name="T1">140.</text:span></text:p>
          </table:table-cell>
          <table:table-cell table:style-name="Table541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N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16"/>if(true) </text:span></text:p>
            <text:p text:style-name="HTML_20_Preformatted"><text:span text:style-name="T5"><text:s text:c="16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41.C4" office:value-type="string">
            <text:p text:style-name="Standard"/>
          </table:table-cell>
        </table:table-row>
        <table:table-row table:style-name="Table541.1">
          <table:table-cell table:style-name="Table541.A5" table:number-columns-spanned="3" office:value-type="string">
            <table:table table:name="Table537" table:style-name="Table537">
              <table:table-column table:style-name="Table537.A"/>
              <table:table-row table:style-name="Table537.1">
                <table:table-cell table:style-name="Table537.A1" office:value-type="string">
                  <text:p text:style-name="Standard"><text:span text:style-name="pd-r10"><text:span text:style-name="T6">A.</text:span></text:span><draw:frame text:anchor-type="as-char" draw:z-index="46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8" table:style-name="Table538">
              <table:table-column table:style-name="Table538.A"/>
              <table:table-row table:style-name="Table538.1">
                <table:table-cell table:style-name="Table538.A1" office:value-type="string">
                  <text:p text:style-name="Standard"><text:soft-page-break/><text:span text:style-name="pd-r10"><text:span text:style-name="T6">B.</text:span></text:span><draw:frame text:anchor-type="as-char" draw:z-index="46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39" table:style-name="Table539">
              <table:table-column table:style-name="Table539.A"/>
              <table:table-row table:style-name="Table539.1">
                <table:table-cell table:style-name="Table539.A1" office:value-type="string">
                  <text:p text:style-name="Standard"><text:span text:style-name="pd-r10"><text:span text:style-name="T6">C.</text:span></text:span><draw:frame text:anchor-type="as-char" draw:z-index="46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0" table:style-name="Table540">
              <table:table-column table:style-name="Table540.A"/>
              <table:table-row table:style-name="Table540.1">
                <table:table-cell table:style-name="Table540.A1" office:value-type="string">
                  <text:p text:style-name="Standard"><text:span text:style-name="pd-r10"><text:span text:style-name="T6">D.</text:span></text:span><draw:frame text:anchor-type="as-char" draw:z-index="47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41.3">
          <table:table-cell table:style-name="Table54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50" table:style-name="Table550">
        <table:table-column table:style-name="Table550.A"/>
        <table:table-column table:style-name="Table550.B"/>
        <table:table-column table:style-name="Table550.C"/>
        <table:table-row table:style-name="Table550.1">
          <table:table-cell table:style-name="Table550.A1" office:value-type="string">
            <text:p text:style-name="Standard"><text:span text:style-name="T1">141.</text:span></text:p>
          </table:table-cell>
          <table:table-cell table:style-name="Table55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O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if(false) </text:span></text:p>
            <text:p text:style-name="HTML_20_Preformatted"><text:span text:style-name="T5"><text:s text:c="16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50.C1" office:value-type="string">
            <text:p text:style-name="Standard"/>
          </table:table-cell>
        </table:table-row>
        <table:table-row table:style-name="Table550.1">
          <table:table-cell table:style-name="Table550.A2" table:number-columns-spanned="3" office:value-type="string">
            <table:table table:name="Table542" table:style-name="Table542">
              <table:table-column table:style-name="Table542.A"/>
              <table:table-row table:style-name="Table542.1">
                <table:table-cell table:style-name="Table542.A1" office:value-type="string">
                  <text:p text:style-name="Standard"><text:span text:style-name="pd-r10"><text:span text:style-name="T6">A.</text:span></text:span><draw:frame text:anchor-type="as-char" draw:z-index="47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3" table:style-name="Table543">
              <table:table-column table:style-name="Table543.A"/>
              <table:table-row table:style-name="Table543.1">
                <table:table-cell table:style-name="Table543.A1" office:value-type="string">
                  <text:p text:style-name="Standard"><text:soft-page-break/><text:span text:style-name="pd-r10"><text:span text:style-name="T6">B.</text:span></text:span><draw:frame text:anchor-type="as-char" draw:z-index="47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4" table:style-name="Table544">
              <table:table-column table:style-name="Table544.A"/>
              <table:table-row table:style-name="Table544.1">
                <table:table-cell table:style-name="Table544.A1" office:value-type="string">
                  <text:p text:style-name="Standard"><text:span text:style-name="pd-r10"><text:span text:style-name="T6">C.</text:span></text:span><draw:frame text:anchor-type="as-char" draw:z-index="47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5" table:style-name="Table545">
              <table:table-column table:style-name="Table545.A"/>
              <table:table-row table:style-name="Table545.1">
                <table:table-cell table:style-name="Table545.A1" office:value-type="string">
                  <text:p text:style-name="Standard"><text:span text:style-name="pd-r10"><text:span text:style-name="T6">D.</text:span></text:span><draw:frame text:anchor-type="as-char" draw:z-index="47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0.3">
          <table:table-cell table:style-name="Table55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50.1">
          <table:table-cell table:style-name="Table550.A1" office:value-type="string">
            <text:p text:style-name="Standard"><text:span text:style-name="T1">142.</text:span></text:p>
          </table:table-cell>
          <table:table-cell table:style-name="Table55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P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System.out.println("if1 begin");</text:span></text:p>
            <text:p text:style-name="HTML_20_Preformatted"><text:span text:style-name="T5"><text:s text:c="16"/>if(false) </text:span></text:p>
            <text:p text:style-name="HTML_20_Preformatted"><text:span text:style-name="T5"><text:s text:c="16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50.C4" office:value-type="string">
            <text:p text:style-name="Standard"/>
          </table:table-cell>
        </table:table-row>
        <table:table-row table:style-name="Table550.1">
          <table:table-cell table:style-name="Table550.A5" table:number-columns-spanned="3" office:value-type="string">
            <table:table table:name="Table546" table:style-name="Table546">
              <table:table-column table:style-name="Table546.A"/>
              <table:table-row table:style-name="Table546.1">
                <table:table-cell table:style-name="Table546.A1" office:value-type="string">
                  <text:p text:style-name="Standard"><text:span text:style-name="pd-r10"><text:span text:style-name="T6">A.</text:span></text:span><draw:frame text:anchor-type="as-char" draw:z-index="47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7" table:style-name="Table547">
              <table:table-column table:style-name="Table547.A"/>
              <table:table-row table:style-name="Table547.1">
                <table:table-cell table:style-name="Table547.A1" office:value-type="string">
                  <text:p text:style-name="Standard"><text:soft-page-break/><text:span text:style-name="pd-r10"><text:span text:style-name="T6">B.</text:span></text:span><draw:frame text:anchor-type="as-char" draw:z-index="47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8" table:style-name="Table548">
              <table:table-column table:style-name="Table548.A"/>
              <table:table-row table:style-name="Table548.1">
                <table:table-cell table:style-name="Table548.A1" office:value-type="string">
                  <text:p text:style-name="Standard"><text:span text:style-name="pd-r10"><text:span text:style-name="T6">C.</text:span></text:span><draw:frame text:anchor-type="as-char" draw:z-index="47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49" table:style-name="Table549">
              <table:table-column table:style-name="Table549.A"/>
              <table:table-row table:style-name="Table549.1">
                <table:table-cell table:style-name="Table549.A1" office:value-type="string">
                  <text:p text:style-name="Standard"><text:span text:style-name="pd-r10"><text:span text:style-name="T6">D.</text:span></text:span><draw:frame text:anchor-type="as-char" draw:z-index="47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0.3">
          <table:table-cell table:style-name="Table55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59" table:style-name="Table559">
        <table:table-column table:style-name="Table559.A"/>
        <table:table-column table:style-name="Table559.B"/>
        <table:table-column table:style-name="Table559.C"/>
        <table:table-row table:style-name="Table559.1">
          <table:table-cell table:style-name="Table559.A1" office:value-type="string">
            <text:p text:style-name="Standard"><text:span text:style-name="T1">143.</text:span></text:p>
          </table:table-cell>
          <table:table-cell table:style-name="Table559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Q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16"/>System.out.println("if1 begin");</text:span></text:p>
            <text:p text:style-name="HTML_20_Preformatted"><text:span text:style-name="T5"><text:s text:c="16"/>if(true) </text:span></text:p>
            <text:p text:style-name="HTML_20_Preformatted"><text:span text:style-name="T5"><text:s text:c="16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59.C1" office:value-type="string">
            <text:p text:style-name="Standard"/>
          </table:table-cell>
        </table:table-row>
        <table:table-row table:style-name="Table559.1">
          <table:table-cell table:style-name="Table559.A2" table:number-columns-spanned="3" office:value-type="string">
            <table:table table:name="Table551" table:style-name="Table551">
              <table:table-column table:style-name="Table551.A"/>
              <table:table-row table:style-name="Table551.1">
                <table:table-cell table:style-name="Table551.A1" office:value-type="string">
                  <text:p text:style-name="Standard"><text:span text:style-name="pd-r10"><text:span text:style-name="T6">A.</text:span></text:span><draw:frame text:anchor-type="as-char" draw:z-index="47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2" table:style-name="Table552">
              <table:table-column table:style-name="Table552.A"/>
              <table:table-row table:style-name="Table552.1">
                <table:table-cell table:style-name="Table552.A1" office:value-type="string">
                  <text:p text:style-name="Standard"><text:soft-page-break/><text:span text:style-name="pd-r10"><text:span text:style-name="T6">B.</text:span></text:span><draw:frame text:anchor-type="as-char" draw:z-index="48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3" table:style-name="Table553">
              <table:table-column table:style-name="Table553.A"/>
              <table:table-row table:style-name="Table553.1">
                <table:table-cell table:style-name="Table553.A1" office:value-type="string">
                  <text:p text:style-name="Standard"><text:span text:style-name="pd-r10"><text:span text:style-name="T6">C.</text:span></text:span><draw:frame text:anchor-type="as-char" draw:z-index="48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4" table:style-name="Table554">
              <table:table-column table:style-name="Table554.A"/>
              <table:table-row table:style-name="Table554.1">
                <table:table-cell table:style-name="Table554.A1" office:value-type="string">
                  <text:p text:style-name="Standard"><text:span text:style-name="pd-r10"><text:span text:style-name="T6">D.</text:span></text:span><draw:frame text:anchor-type="as-char" draw:z-index="48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9.3">
          <table:table-cell table:style-name="Table55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59.1">
          <table:table-cell table:style-name="Table559.A1" office:value-type="string">
            <text:p text:style-name="Standard"><text:span text:style-name="T1">144.</text:span></text:p>
          </table:table-cell>
          <table:table-cell table:style-name="Table559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R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16"/>System.out.println("if1 begin");</text:span></text:p>
            <text:p text:style-name="HTML_20_Preformatted"><text:span text:style-name="T5"><text:s text:c="16"/>if(false) </text:span></text:p>
            <text:p text:style-name="HTML_20_Preformatted"><text:span text:style-name="T5"><text:s text:c="16"/>System.out.println("if2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59.C4" office:value-type="string">
            <text:p text:style-name="Standard"/>
          </table:table-cell>
        </table:table-row>
        <table:table-row table:style-name="Table559.1">
          <table:table-cell table:style-name="Table559.A5" table:number-columns-spanned="3" office:value-type="string">
            <table:table table:name="Table555" table:style-name="Table555">
              <table:table-column table:style-name="Table555.A"/>
              <table:table-row table:style-name="Table555.1">
                <table:table-cell table:style-name="Table555.A1" office:value-type="string">
                  <text:p text:style-name="Standard"><text:span text:style-name="pd-r10"><text:span text:style-name="T6">A.</text:span></text:span><draw:frame text:anchor-type="as-char" draw:z-index="48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6" table:style-name="Table556">
              <table:table-column table:style-name="Table556.A"/>
              <table:table-row table:style-name="Table556.1">
                <table:table-cell table:style-name="Table556.A1" office:value-type="string">
                  <text:p text:style-name="Standard"><text:soft-page-break/><text:span text:style-name="pd-r10"><text:span text:style-name="T6">B.</text:span></text:span><draw:frame text:anchor-type="as-char" draw:z-index="48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7" table:style-name="Table557">
              <table:table-column table:style-name="Table557.A"/>
              <table:table-row table:style-name="Table557.1">
                <table:table-cell table:style-name="Table557.A1" office:value-type="string">
                  <text:p text:style-name="Standard"><text:span text:style-name="pd-r10"><text:span text:style-name="T6">C.</text:span></text:span><draw:frame text:anchor-type="as-char" draw:z-index="48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58" table:style-name="Table558">
              <table:table-column table:style-name="Table558.A"/>
              <table:table-row table:style-name="Table558.1">
                <table:table-cell table:style-name="Table558.A1" office:value-type="string">
                  <text:p text:style-name="Standard"><text:span text:style-name="pd-r10"><text:span text:style-name="T6">D.</text:span></text:span><draw:frame text:anchor-type="as-char" draw:z-index="48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9.3">
          <table:table-cell table:style-name="Table55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70" table:style-name="Table570">
        <table:table-column table:style-name="Table570.A"/>
        <table:table-column table:style-name="Table570.B"/>
        <table:table-column table:style-name="Table570.C"/>
        <table:table-row table:style-name="Table570.1">
          <table:table-cell table:style-name="Table570.A1" office:value-type="string">
            <text:p text:style-name="Standard"><text:span text:style-name="T1">145.</text:span></text:p>
          </table:table-cell>
          <table:table-cell table:style-name="Table57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S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16"/>}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16"/>}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3 begin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70.C1" office:value-type="string">
            <text:p text:style-name="Standard"/>
          </table:table-cell>
        </table:table-row>
        <table:table-row table:style-name="Table570.1">
          <table:table-cell table:style-name="Table570.A2" table:number-columns-spanned="3" office:value-type="string">
            <table:table table:name="Table560" table:style-name="Table560">
              <table:table-column table:style-name="Table560.A"/>
              <table:table-row table:style-name="Table560.1">
                <table:table-cell table:style-name="Table560.A1" office:value-type="string">
                  <text:p text:style-name="Standard"><text:span text:style-name="pd-r10"><text:span text:style-name="T6">A.</text:span></text:span><draw:frame text:anchor-type="as-char" draw:z-index="48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end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561" table:style-name="Table561">
              <table:table-column table:style-name="Table561.A"/>
              <table:table-row table:style-name="Table561.1">
                <table:table-cell table:style-name="Table561.A1" office:value-type="string">
                  <text:p text:style-name="Standard"><text:span text:style-name="pd-r10"><text:span text:style-name="T6">B.</text:span></text:span><draw:frame text:anchor-type="as-char" draw:z-index="48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2" table:style-name="Table562">
              <table:table-column table:style-name="Table562.A"/>
              <table:table-row table:style-name="Table562.1">
                <table:table-cell table:style-name="Table562.A1" office:value-type="string">
                  <text:p text:style-name="Standard"><text:span text:style-name="pd-r10"><text:span text:style-name="T6">C.</text:span></text:span><draw:frame text:anchor-type="as-char" draw:z-index="48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3" table:style-name="Table563">
              <table:table-column table:style-name="Table563.A"/>
              <table:table-row table:style-name="Table563.1">
                <table:table-cell table:style-name="Table563.A1" office:value-type="string">
                  <text:p text:style-name="Standard"><text:span text:style-name="pd-r10"><text:span text:style-name="T6">D.</text:span></text:span><draw:frame text:anchor-type="as-char" draw:z-index="49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4" table:style-name="Table564">
              <table:table-column table:style-name="Table564.A"/>
              <table:table-row table:style-name="Table564.1">
                <table:table-cell table:style-name="Table564.A1" office:value-type="string">
                  <text:p text:style-name="Standard"><text:span text:style-name="pd-r10"><text:span text:style-name="T6">E.</text:span></text:span><draw:frame text:anchor-type="as-char" draw:z-index="49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70.3">
          <table:table-cell table:style-name="Table57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70.1">
          <table:table-cell table:style-name="Table570.A1" office:value-type="string">
            <text:p text:style-name="Standard"><text:span text:style-name="T1">146.</text:span></text:p>
          </table:table-cell>
          <table:table-cell table:style-name="Table570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T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16"/>if(true) 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24"/>System.out.println("if3 begin");</text:span></text:p>
            <text:p text:style-name="HTML_20_Preformatted"><text:span text:style-name="T5"><text:s text:c="16"/>System.out.println("main end");</text:span></text:p>
            <text:p text:style-name="HTML_20_Preformatted"><text:soft-page-break/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70.C4" office:value-type="string">
            <text:p text:style-name="Standard"/>
          </table:table-cell>
        </table:table-row>
        <table:table-row table:style-name="Table570.1">
          <table:table-cell table:style-name="Table570.A5" table:number-columns-spanned="3" office:value-type="string">
            <table:table table:name="Table565" table:style-name="Table565">
              <table:table-column table:style-name="Table565.A"/>
              <table:table-row table:style-name="Table565.1">
                <table:table-cell table:style-name="Table565.A1" office:value-type="string">
                  <text:p text:style-name="Standard"><text:span text:style-name="pd-r10"><text:span text:style-name="T6">A.</text:span></text:span><draw:frame text:anchor-type="as-char" draw:z-index="49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end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6" table:style-name="Table566">
              <table:table-column table:style-name="Table566.A"/>
              <table:table-row table:style-name="Table566.1">
                <table:table-cell table:style-name="Table566.A1" office:value-type="string">
                  <text:p text:style-name="Standard"><text:span text:style-name="pd-r10"><text:span text:style-name="T6">B.</text:span></text:span><draw:frame text:anchor-type="as-char" draw:z-index="49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7" table:style-name="Table567">
              <table:table-column table:style-name="Table567.A"/>
              <table:table-row table:style-name="Table567.1">
                <table:table-cell table:style-name="Table567.A1" office:value-type="string">
                  <text:p text:style-name="Standard"><text:span text:style-name="pd-r10"><text:span text:style-name="T6">C.</text:span></text:span><draw:frame text:anchor-type="as-char" draw:z-index="49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8" table:style-name="Table568">
              <table:table-column table:style-name="Table568.A"/>
              <table:table-row table:style-name="Table568.1">
                <table:table-cell table:style-name="Table568.A1" office:value-type="string">
                  <text:p text:style-name="Standard"><text:span text:style-name="pd-r10"><text:span text:style-name="T6">D.</text:span></text:span><draw:frame text:anchor-type="as-char" draw:z-index="49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69" table:style-name="Table569">
              <table:table-column table:style-name="Table569.A"/>
              <table:table-row table:style-name="Table569.1">
                <table:table-cell table:style-name="Table569.A1" office:value-type="string">
                  <text:p text:style-name="Standard"><text:span text:style-name="pd-r10"><text:span text:style-name="T6">E.</text:span></text:span><draw:frame text:anchor-type="as-char" draw:z-index="49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70.3">
          <table:table-cell table:style-name="Table57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81" table:style-name="Table581">
        <table:table-column table:style-name="Table581.A"/>
        <table:table-column table:style-name="Table581.B"/>
        <table:table-column table:style-name="Table581.C"/>
        <text:soft-page-break/>
        <table:table-row table:style-name="Table581.1">
          <table:table-cell table:style-name="Table581.A1" office:value-type="string">
            <text:p text:style-name="Standard"><text:span text:style-name="T1">147.</text:span></text:p>
          </table:table-cell>
          <table:table-cell table:style-name="Table581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U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16"/>if(true) </text:span></text:p>
            <text:p text:style-name="HTML_20_Preformatted"><text:span text:style-name="T5"><text:s text:c="24"/>System.out.println("if2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24"/>System.out.println("if3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81.C1" office:value-type="string">
            <text:p text:style-name="Standard"/>
          </table:table-cell>
        </table:table-row>
        <table:table-row table:style-name="Table581.1">
          <table:table-cell table:style-name="Table581.A2" table:number-columns-spanned="3" office:value-type="string">
            <table:table table:name="Table571" table:style-name="Table571">
              <table:table-column table:style-name="Table571.A"/>
              <table:table-row table:style-name="Table571.1">
                <table:table-cell table:style-name="Table571.A1" office:value-type="string">
                  <text:p text:style-name="Standard"><text:span text:style-name="pd-r10"><text:span text:style-name="T6">A.</text:span></text:span><draw:frame text:anchor-type="as-char" draw:z-index="49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end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2" table:style-name="Table572">
              <table:table-column table:style-name="Table572.A"/>
              <table:table-row table:style-name="Table572.1">
                <table:table-cell table:style-name="Table572.A1" office:value-type="string">
                  <text:p text:style-name="Standard"><text:span text:style-name="pd-r10"><text:span text:style-name="T6">B.</text:span></text:span><draw:frame text:anchor-type="as-char" draw:z-index="49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3" table:style-name="Table573">
              <table:table-column table:style-name="Table573.A"/>
              <table:table-row table:style-name="Table573.1">
                <table:table-cell table:style-name="Table573.A1" office:value-type="string">
                  <text:p text:style-name="Standard"><text:span text:style-name="pd-r10"><text:span text:style-name="T6">C.</text:span></text:span><draw:frame text:anchor-type="as-char" draw:z-index="49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4" table:style-name="Table574">
              <table:table-column table:style-name="Table574.A"/>
              <table:table-row table:style-name="Table574.1">
                <table:table-cell table:style-name="Table574.A1" office:value-type="string">
                  <text:p text:style-name="Standard"><text:soft-page-break/><text:span text:style-name="pd-r10"><text:span text:style-name="T6">D.</text:span></text:span><draw:frame text:anchor-type="as-char" draw:z-index="50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5" table:style-name="Table575">
              <table:table-column table:style-name="Table575.A"/>
              <table:table-row table:style-name="Table575.1">
                <table:table-cell table:style-name="Table575.A1" office:value-type="string">
                  <text:p text:style-name="Standard"><text:span text:style-name="pd-r10"><text:span text:style-name="T6">E.</text:span></text:span><draw:frame text:anchor-type="as-char" draw:z-index="50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81.3">
          <table:table-cell table:style-name="Table58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81.1">
          <table:table-cell table:style-name="Table581.A1" office:value-type="string">
            <text:p text:style-name="Standard"><text:span text:style-name="T1">148.</text:span></text:p>
          </table:table-cell>
          <table:table-cell table:style-name="Table581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V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if(true) {</text:span></text:p>
            <text:p text:style-name="HTML_20_Preformatted"><text:span text:style-name="T5"><text:s text:c="40"/>System.out.println("if3 begin");</text:span></text:p>
            <text:p text:style-name="HTML_20_Preformatted"><text:span text:style-name="T5"><text:s text:c="40"/>System.out.println("if3 end");</text:span></text:p>
            <text:p text:style-name="HTML_20_Preformatted"><text:span text:style-name="T5"><text:s text:c="32"/>}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81.C4" office:value-type="string">
            <text:p text:style-name="Standard"/>
          </table:table-cell>
        </table:table-row>
        <table:table-row table:style-name="Table581.1">
          <table:table-cell table:style-name="Table581.A5" table:number-columns-spanned="3" office:value-type="string">
            <table:table table:name="Table576" table:style-name="Table576">
              <table:table-column table:style-name="Table576.A"/>
              <table:table-row table:style-name="Table576.1">
                <table:table-cell table:style-name="Table576.A1" office:value-type="string">
                  <text:p text:style-name="Standard"><text:span text:style-name="pd-r10"><text:span text:style-name="T6">A.</text:span></text:span><draw:frame text:anchor-type="as-char" draw:z-index="50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if3 end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577" table:style-name="Table577">
              <table:table-column table:style-name="Table577.A"/>
              <table:table-row table:style-name="Table577.1">
                <table:table-cell table:style-name="Table577.A1" office:value-type="string">
                  <text:p text:style-name="Standard"><text:span text:style-name="pd-r10"><text:span text:style-name="T6">B.</text:span></text:span><draw:frame text:anchor-type="as-char" draw:z-index="50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if3 end</text:span></text:p>
                  <text:p text:style-name="HTML_20_Preformatted"><text:span text:style-name="T5">if2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8" table:style-name="Table578">
              <table:table-column table:style-name="Table578.A"/>
              <table:table-row table:style-name="Table578.1">
                <table:table-cell table:style-name="Table578.A1" office:value-type="string">
                  <text:p text:style-name="Standard"><text:span text:style-name="pd-r10"><text:span text:style-name="T6">C.</text:span></text:span><draw:frame text:anchor-type="as-char" draw:z-index="50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if3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79" table:style-name="Table579">
              <table:table-column table:style-name="Table579.A"/>
              <table:table-row table:style-name="Table579.1">
                <table:table-cell table:style-name="Table579.A1" office:value-type="string">
                  <text:p text:style-name="Standard"><text:span text:style-name="pd-r10"><text:span text:style-name="T6">D.</text:span></text:span><draw:frame text:anchor-type="as-char" draw:z-index="50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0" table:style-name="Table580">
              <table:table-column table:style-name="Table580.A"/>
              <table:table-row table:style-name="Table580.1">
                <table:table-cell table:style-name="Table580.A1" office:value-type="string">
                  <text:p text:style-name="Standard"><text:span text:style-name="pd-r10"><text:span text:style-name="T6">E.</text:span></text:span><draw:frame text:anchor-type="as-char" draw:z-index="50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81.3">
          <table:table-cell table:style-name="Table58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92" table:style-name="Table592">
        <table:table-column table:style-name="Table592.A"/>
        <table:table-column table:style-name="Table592.B"/>
        <table:table-column table:style-name="Table592.C"/>
        <table:table-row table:style-name="Table592.1">
          <table:table-cell table:style-name="Table592.A1" office:value-type="string">
            <text:p text:style-name="Standard"><text:span text:style-name="T1">149.</text:span></text:p>
          </table:table-cell>
          <table:table-cell table:style-name="Table59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X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fals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if(true) {</text:span></text:p>
            <text:p text:style-name="HTML_20_Preformatted"><text:span text:style-name="T5"><text:s text:c="40"/></text:span><text:soft-page-break/><text:span text:style-name="T5">System.out.println("if3 begin");</text:span></text:p>
            <text:p text:style-name="HTML_20_Preformatted"><text:span text:style-name="T5"><text:s text:c="40"/>System.out.println("if3 end");</text:span></text:p>
            <text:p text:style-name="HTML_20_Preformatted"><text:span text:style-name="T5"><text:s text:c="32"/>}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92.C1" office:value-type="string">
            <text:p text:style-name="Standard"/>
          </table:table-cell>
        </table:table-row>
        <table:table-row table:style-name="Table592.1">
          <table:table-cell table:style-name="Table592.A2" table:number-columns-spanned="3" office:value-type="string">
            <table:table table:name="Table582" table:style-name="Table582">
              <table:table-column table:style-name="Table582.A"/>
              <table:table-row table:style-name="Table582.1">
                <table:table-cell table:style-name="Table582.A1" office:value-type="string">
                  <text:p text:style-name="Standard"><text:span text:style-name="pd-r10"><text:span text:style-name="T6">A.</text:span></text:span><draw:frame text:anchor-type="as-char" draw:z-index="50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if3 end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3" table:style-name="Table583">
              <table:table-column table:style-name="Table583.A"/>
              <table:table-row table:style-name="Table583.1">
                <table:table-cell table:style-name="Table583.A1" office:value-type="string">
                  <text:p text:style-name="Standard"><text:span text:style-name="pd-r10"><text:span text:style-name="T6">B.</text:span></text:span><draw:frame text:anchor-type="as-char" draw:z-index="50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4" table:style-name="Table584">
              <table:table-column table:style-name="Table584.A"/>
              <table:table-row table:style-name="Table584.1">
                <table:table-cell table:style-name="Table584.A1" office:value-type="string">
                  <text:p text:style-name="Standard"><text:span text:style-name="pd-r10"><text:span text:style-name="T6">C.</text:span></text:span><draw:frame text:anchor-type="as-char" draw:z-index="50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if3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5" table:style-name="Table585">
              <table:table-column table:style-name="Table585.A"/>
              <table:table-row table:style-name="Table585.1">
                <table:table-cell table:style-name="Table585.A1" office:value-type="string">
                  <text:p text:style-name="Standard"><text:soft-page-break/><text:span text:style-name="pd-r10"><text:span text:style-name="T6">D.</text:span></text:span><draw:frame text:anchor-type="as-char" draw:z-index="51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6" table:style-name="Table586">
              <table:table-column table:style-name="Table586.A"/>
              <table:table-row table:style-name="Table586.1">
                <table:table-cell table:style-name="Table586.A1" office:value-type="string">
                  <text:p text:style-name="Standard"><text:span text:style-name="pd-r10"><text:span text:style-name="T6">E.</text:span></text:span><draw:frame text:anchor-type="as-char" draw:z-index="51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92.3">
          <table:table-cell table:style-name="Table59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92.1">
          <table:table-cell table:style-name="Table592.A1" office:value-type="string">
            <text:p text:style-name="Standard"><text:span text:style-name="T1">150.</text:span></text:p>
          </table:table-cell>
          <table:table-cell table:style-name="Table59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Y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if(false) {</text:span></text:p>
            <text:p text:style-name="HTML_20_Preformatted"><text:span text:style-name="T5"><text:s text:c="40"/>System.out.println("if3 begin");</text:span></text:p>
            <text:p text:style-name="HTML_20_Preformatted"><text:span text:style-name="T5"><text:s text:c="40"/>System.out.println("if3 end");</text:span></text:p>
            <text:p text:style-name="HTML_20_Preformatted"><text:span text:style-name="T5"><text:s text:c="32"/>}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592.C4" office:value-type="string">
            <text:p text:style-name="Standard"/>
          </table:table-cell>
        </table:table-row>
        <table:table-row table:style-name="Table592.1">
          <table:table-cell table:style-name="Table592.A5" table:number-columns-spanned="3" office:value-type="string">
            <table:table table:name="Table587" table:style-name="Table587">
              <table:table-column table:style-name="Table587.A"/>
              <table:table-row table:style-name="Table587.1">
                <table:table-cell table:style-name="Table587.A1" office:value-type="string">
                  <text:p text:style-name="Standard"><text:span text:style-name="pd-r10"><text:span text:style-name="T6">A.</text:span></text:span><draw:frame text:anchor-type="as-char" draw:z-index="51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if3 end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588" table:style-name="Table588">
              <table:table-column table:style-name="Table588.A"/>
              <table:table-row table:style-name="Table588.1">
                <table:table-cell table:style-name="Table588.A1" office:value-type="string">
                  <text:p text:style-name="Standard"><text:span text:style-name="pd-r10"><text:span text:style-name="T6">B.</text:span></text:span><draw:frame text:anchor-type="as-char" draw:z-index="51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89" table:style-name="Table589">
              <table:table-column table:style-name="Table589.A"/>
              <table:table-row table:style-name="Table589.1">
                <table:table-cell table:style-name="Table589.A1" office:value-type="string">
                  <text:p text:style-name="Standard"><text:span text:style-name="pd-r10"><text:span text:style-name="T6">C.</text:span></text:span><draw:frame text:anchor-type="as-char" draw:z-index="51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0" table:style-name="Table590">
              <table:table-column table:style-name="Table590.A"/>
              <table:table-row table:style-name="Table590.1">
                <table:table-cell table:style-name="Table590.A1" office:value-type="string">
                  <text:p text:style-name="Standard"><text:span text:style-name="pd-r10"><text:span text:style-name="T6">D.</text:span></text:span><draw:frame text:anchor-type="as-char" draw:z-index="51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1" table:style-name="Table591">
              <table:table-column table:style-name="Table591.A"/>
              <table:table-row table:style-name="Table591.1">
                <table:table-cell table:style-name="Table591.A1" office:value-type="string">
                  <text:p text:style-name="Standard"><text:span text:style-name="pd-r10"><text:span text:style-name="T6">E.</text:span></text:span><draw:frame text:anchor-type="as-char" draw:z-index="51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92.3">
          <table:table-cell table:style-name="Table59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03" table:style-name="Table603">
        <table:table-column table:style-name="Table603.A"/>
        <table:table-column table:style-name="Table603.B"/>
        <table:table-column table:style-name="Table603.C"/>
        <table:table-row table:style-name="Table603.1">
          <table:table-cell table:style-name="Table603.A1" office:value-type="string">
            <text:p text:style-name="Standard"><text:span text:style-name="T1">151.</text:span></text:p>
          </table:table-cell>
          <table:table-cell table:style-name="Table603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if(false) {</text:span></text:p>
            <text:p text:style-name="HTML_20_Preformatted"><text:span text:style-name="T5"><text:s text:c="40"/></text:span><text:soft-page-break/><text:span text:style-name="T5">System.out.println("if3 begin");</text:span></text:p>
            <text:p text:style-name="HTML_20_Preformatted"><text:span text:style-name="T5"><text:s text:c="32"/>}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03.C1" office:value-type="string">
            <text:p text:style-name="Standard"/>
          </table:table-cell>
        </table:table-row>
        <table:table-row table:style-name="Table603.1">
          <table:table-cell table:style-name="Table603.A2" table:number-columns-spanned="3" office:value-type="string">
            <table:table table:name="Table593" table:style-name="Table593">
              <table:table-column table:style-name="Table593.A"/>
              <table:table-row table:style-name="Table593.1">
                <table:table-cell table:style-name="Table593.A1" office:value-type="string">
                  <text:p text:style-name="Standard"><text:span text:style-name="pd-r10"><text:span text:style-name="T6">A.</text:span></text:span><draw:frame text:anchor-type="as-char" draw:z-index="51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4" table:style-name="Table594">
              <table:table-column table:style-name="Table594.A"/>
              <table:table-row table:style-name="Table594.1">
                <table:table-cell table:style-name="Table594.A1" office:value-type="string">
                  <text:p text:style-name="Standard"><text:span text:style-name="pd-r10"><text:span text:style-name="T6">B.</text:span></text:span><draw:frame text:anchor-type="as-char" draw:z-index="51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5" table:style-name="Table595">
              <table:table-column table:style-name="Table595.A"/>
              <table:table-row table:style-name="Table595.1">
                <table:table-cell table:style-name="Table595.A1" office:value-type="string">
                  <text:p text:style-name="Standard"><text:span text:style-name="pd-r10"><text:span text:style-name="T6">C.</text:span></text:span><draw:frame text:anchor-type="as-char" draw:z-index="51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6" table:style-name="Table596">
              <table:table-column table:style-name="Table596.A"/>
              <table:table-row table:style-name="Table596.1">
                <table:table-cell table:style-name="Table596.A1" office:value-type="string">
                  <text:p text:style-name="Standard"><text:soft-page-break/><text:span text:style-name="pd-r10"><text:span text:style-name="T6">D.</text:span></text:span><draw:frame text:anchor-type="as-char" draw:z-index="52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597" table:style-name="Table597">
              <table:table-column table:style-name="Table597.A"/>
              <table:table-row table:style-name="Table597.1">
                <table:table-cell table:style-name="Table597.A1" office:value-type="string">
                  <text:p text:style-name="Standard"><text:span text:style-name="pd-r10"><text:span text:style-name="T6">E.</text:span></text:span><draw:frame text:anchor-type="as-char" draw:z-index="52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03.3">
          <table:table-cell table:style-name="Table60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03.1">
          <table:table-cell table:style-name="Table603.A1" office:value-type="string">
            <text:p text:style-name="Standard"><text:span text:style-name="T1">152.</text:span></text:p>
          </table:table-cell>
          <table:table-cell table:style-name="Table603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1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System.out.println("if2 begin");</text:span></text:p>
            <text:p text:style-name="HTML_20_Preformatted"><text:span text:style-name="T5"><text:s text:c="32"/>if(false)</text:span></text:p>
            <text:p text:style-name="HTML_20_Preformatted"><text:span text:style-name="T5"><text:s text:c="40"/>System.out.println("if3 begin");</text:span></text:p>
            <text:p text:style-name="HTML_20_Preformatted"><text:span text:style-name="T5"><text:s text:c="32"/>System.out.println("if2 end");</text:span></text:p>
            <text:p text:style-name="HTML_20_Preformatted"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03.C4" office:value-type="string">
            <text:p text:style-name="Standard"/>
          </table:table-cell>
        </table:table-row>
        <table:table-row table:style-name="Table603.1">
          <table:table-cell table:style-name="Table603.A5" table:number-columns-spanned="3" office:value-type="string">
            <table:table table:name="Table598" table:style-name="Table598">
              <table:table-column table:style-name="Table598.A"/>
              <table:table-row table:style-name="Table598.1">
                <table:table-cell table:style-name="Table598.A1" office:value-type="string">
                  <text:p text:style-name="Standard"><text:span text:style-name="pd-r10"><text:span text:style-name="T6">A.</text:span></text:span><draw:frame text:anchor-type="as-char" draw:z-index="52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3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><text:soft-page-break/></text:p>
            <table:table table:name="Table599" table:style-name="Table599">
              <table:table-column table:style-name="Table599.A"/>
              <table:table-row table:style-name="Table599.1">
                <table:table-cell table:style-name="Table599.A1" office:value-type="string">
                  <text:p text:style-name="Standard"><text:span text:style-name="pd-r10"><text:span text:style-name="T6">B.</text:span></text:span><draw:frame text:anchor-type="as-char" draw:z-index="52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0" table:style-name="Table600">
              <table:table-column table:style-name="Table600.A"/>
              <table:table-row table:style-name="Table600.1">
                <table:table-cell table:style-name="Table600.A1" office:value-type="string">
                  <text:p text:style-name="Standard"><text:span text:style-name="pd-r10"><text:span text:style-name="T6">C.</text:span></text:span><draw:frame text:anchor-type="as-char" draw:z-index="52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2 begin</text:span></text:p>
                  <text:p text:style-name="HTML_20_Preformatted"><text:span text:style-name="T5">if2 end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1" table:style-name="Table601">
              <table:table-column table:style-name="Table601.A"/>
              <table:table-row table:style-name="Table601.1">
                <table:table-cell table:style-name="Table601.A1" office:value-type="string">
                  <text:p text:style-name="Standard"><text:span text:style-name="pd-r10"><text:span text:style-name="T6">D.</text:span></text:span><draw:frame text:anchor-type="as-char" draw:z-index="52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2" table:style-name="Table602">
              <table:table-column table:style-name="Table602.A"/>
              <table:table-row table:style-name="Table602.1">
                <table:table-cell table:style-name="Table602.A1" office:value-type="string">
                  <text:p text:style-name="Standard"><text:span text:style-name="pd-r10"><text:span text:style-name="T6">E.</text:span></text:span><draw:frame text:anchor-type="as-char" draw:z-index="52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03.3">
          <table:table-cell table:style-name="Table60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14" table:style-name="Table614">
        <table:table-column table:style-name="Table614.A"/>
        <table:table-column table:style-name="Table614.B"/>
        <table:table-column table:style-name="Table614.C"/>
        <table:table-row table:style-name="Table614.1">
          <table:table-cell table:style-name="Table614.A1" office:value-type="string">
            <text:p text:style-name="Standard"><text:span text:style-name="T1">153.</text:span></text:p>
          </table:table-cell>
          <table:table-cell table:style-name="Table614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2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 {</text:span></text:p>
            <text:p text:style-name="HTML_20_Preformatted"><text:span text:style-name="T5"><text:s text:c="32"/>if(false)</text:span></text:p>
            <text:p text:style-name="HTML_20_Preformatted"><text:span text:style-name="T5"><text:s text:c="40"/>System.out.println("if3 begin");</text:span></text:p>
            <text:p text:style-name="HTML_20_Preformatted"><text:soft-page-break/><text:span text:style-name="T5"><text:s text:c="24"/>}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14.C1" office:value-type="string">
            <text:p text:style-name="Standard"/>
          </table:table-cell>
        </table:table-row>
        <table:table-row table:style-name="Table614.1">
          <table:table-cell table:style-name="Table614.A2" table:number-columns-spanned="3" office:value-type="string">
            <table:table table:name="Table604" table:style-name="Table604">
              <table:table-column table:style-name="Table604.A"/>
              <table:table-row table:style-name="Table604.1">
                <table:table-cell table:style-name="Table604.A1" office:value-type="string">
                  <text:p text:style-name="Standard"><text:span text:style-name="pd-r10"><text:span text:style-name="T6">A.</text:span></text:span><draw:frame text:anchor-type="as-char" draw:z-index="52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3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5" table:style-name="Table605">
              <table:table-column table:style-name="Table605.A"/>
              <table:table-row table:style-name="Table605.1">
                <table:table-cell table:style-name="Table605.A1" office:value-type="string">
                  <text:p text:style-name="Standard"><text:span text:style-name="pd-r10"><text:span text:style-name="T6">B.</text:span></text:span><draw:frame text:anchor-type="as-char" draw:z-index="52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6" table:style-name="Table606">
              <table:table-column table:style-name="Table606.A"/>
              <table:table-row table:style-name="Table606.1">
                <table:table-cell table:style-name="Table606.A1" office:value-type="string">
                  <text:p text:style-name="Standard"><text:span text:style-name="pd-r10"><text:span text:style-name="T6">C.</text:span></text:span><draw:frame text:anchor-type="as-char" draw:z-index="52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3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7" table:style-name="Table607">
              <table:table-column table:style-name="Table607.A"/>
              <table:table-row table:style-name="Table607.1">
                <table:table-cell table:style-name="Table607.A1" office:value-type="string">
                  <text:p text:style-name="Standard"><text:span text:style-name="pd-r10"><text:span text:style-name="T6">D.</text:span></text:span><draw:frame text:anchor-type="as-char" draw:z-index="53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08" table:style-name="Table608">
              <table:table-column table:style-name="Table608.A"/>
              <table:table-row table:style-name="Table608.1">
                <table:table-cell table:style-name="Table608.A1" office:value-type="string">
                  <text:p text:style-name="Standard"><text:soft-page-break/><text:span text:style-name="pd-r10"><text:span text:style-name="T6">E.</text:span></text:span><draw:frame text:anchor-type="as-char" draw:z-index="53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14.3">
          <table:table-cell table:style-name="Table61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14.1">
          <table:table-cell table:style-name="Table614.A1" office:value-type="string">
            <text:p text:style-name="Standard"><text:span text:style-name="T1">154.</text:span></text:p>
          </table:table-cell>
          <table:table-cell table:style-name="Table614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3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System.out.println("if1 begin");</text:span></text:p>
            <text:p text:style-name="HTML_20_Preformatted"><text:span text:style-name="T5"><text:s text:c="24"/>if(true)</text:span></text:p>
            <text:p text:style-name="HTML_20_Preformatted"><text:span text:style-name="T5"><text:s text:c="32"/>if(false)</text:span></text:p>
            <text:p text:style-name="HTML_20_Preformatted"><text:span text:style-name="T5"><text:s text:c="40"/>System.out.println("if3 begin");</text:span></text:p>
            <text:p text:style-name="HTML_20_Preformatted"><text:span text:style-name="T5"><text:s text:c="24"/>System.out.println("if1 end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14.C4" office:value-type="string">
            <text:p text:style-name="Standard"/>
          </table:table-cell>
        </table:table-row>
        <table:table-row table:style-name="Table614.1">
          <table:table-cell table:style-name="Table614.A5" table:number-columns-spanned="3" office:value-type="string">
            <table:table table:name="Table609" table:style-name="Table609">
              <table:table-column table:style-name="Table609.A"/>
              <table:table-row table:style-name="Table609.1">
                <table:table-cell table:style-name="Table609.A1" office:value-type="string">
                  <text:p text:style-name="Standard"><text:span text:style-name="pd-r10"><text:span text:style-name="T6">A.</text:span></text:span><draw:frame text:anchor-type="as-char" draw:z-index="53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3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0" table:style-name="Table610">
              <table:table-column table:style-name="Table610.A"/>
              <table:table-row table:style-name="Table610.1">
                <table:table-cell table:style-name="Table610.A1" office:value-type="string">
                  <text:p text:style-name="Standard"><text:span text:style-name="pd-r10"><text:span text:style-name="T6">B.</text:span></text:span><draw:frame text:anchor-type="as-char" draw:z-index="53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1" table:style-name="Table611">
              <table:table-column table:style-name="Table611.A"/>
              <table:table-row table:style-name="Table611.1">
                <table:table-cell table:style-name="Table611.A1" office:value-type="string">
                  <text:p text:style-name="Standard"><text:soft-page-break/><text:span text:style-name="pd-r10"><text:span text:style-name="T6">C.</text:span></text:span><draw:frame text:anchor-type="as-char" draw:z-index="53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1 begin</text:span></text:p>
                  <text:p text:style-name="HTML_20_Preformatted"><text:span text:style-name="T5">if3 begin</text:span></text:p>
                  <text:p text:style-name="HTML_20_Preformatted"><text:span text:style-name="T5">if1 end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2" table:style-name="Table612">
              <table:table-column table:style-name="Table612.A"/>
              <table:table-row table:style-name="Table612.1">
                <table:table-cell table:style-name="Table612.A1" office:value-type="string">
                  <text:p text:style-name="Standard"><text:span text:style-name="pd-r10"><text:span text:style-name="T6">D.</text:span></text:span><draw:frame text:anchor-type="as-char" draw:z-index="53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3" table:style-name="Table613">
              <table:table-column table:style-name="Table613.A"/>
              <table:table-row table:style-name="Table613.1">
                <table:table-cell table:style-name="Table613.A1" office:value-type="string">
                  <text:p text:style-name="Standard"><text:span text:style-name="pd-r10"><text:span text:style-name="T6">E.</text:span></text:span><draw:frame text:anchor-type="as-char" draw:z-index="53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14.3">
          <table:table-cell table:style-name="Table61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23" table:style-name="Table623">
        <table:table-column table:style-name="Table623.A"/>
        <table:table-column table:style-name="Table623.B"/>
        <table:table-column table:style-name="Table623.C"/>
        <table:table-row table:style-name="Table623.1">
          <table:table-cell table:style-name="Table623.A1" office:value-type="string">
            <text:p text:style-name="Standard"><text:span text:style-name="T1">155.</text:span></text:p>
          </table:table-cell>
          <table:table-cell table:style-name="Table623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4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 {</text:span></text:p>
            <text:p text:style-name="HTML_20_Preformatted"><text:span text:style-name="T5"><text:s text:c="24"/>if(true)</text:span></text:p>
            <text:p text:style-name="HTML_20_Preformatted"><text:span text:style-name="T5"><text:s text:c="32"/>if(false)</text:span></text:p>
            <text:p text:style-name="HTML_20_Preformatted"><text:span text:style-name="T5"><text:s text:c="40"/>System.out.println("if3 begin");</text:span></text:p>
            <text:p text:style-name="HTML_20_Preformatted"><text:span text:style-name="T5"><text:s text:c="16"/>}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23.C1" office:value-type="string">
            <text:p text:style-name="Standard"/>
          </table:table-cell>
        </table:table-row>
        <table:table-row table:style-name="Table623.1">
          <table:table-cell table:style-name="Table623.A2" table:number-columns-spanned="3" office:value-type="string">
            <table:table table:name="Table615" table:style-name="Table615">
              <table:table-column table:style-name="Table615.A"/>
              <table:table-row table:style-name="Table615.1">
                <table:table-cell table:style-name="Table615.A1" office:value-type="string">
                  <text:p text:style-name="Standard"><text:span text:style-name="pd-r10"><text:span text:style-name="T6">A.</text:span></text:span><draw:frame text:anchor-type="as-char" draw:z-index="53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oft-page-break/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6" table:style-name="Table616">
              <table:table-column table:style-name="Table616.A"/>
              <table:table-row table:style-name="Table616.1">
                <table:table-cell table:style-name="Table616.A1" office:value-type="string">
                  <text:p text:style-name="Standard"><text:span text:style-name="pd-r10"><text:span text:style-name="T6">B.</text:span></text:span><draw:frame text:anchor-type="as-char" draw:z-index="53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7" table:style-name="Table617">
              <table:table-column table:style-name="Table617.A"/>
              <table:table-row table:style-name="Table617.1">
                <table:table-cell table:style-name="Table617.A1" office:value-type="string">
                  <text:p text:style-name="Standard"><text:span text:style-name="pd-r10"><text:span text:style-name="T6">C.</text:span></text:span><draw:frame text:anchor-type="as-char" draw:z-index="53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18" table:style-name="Table618">
              <table:table-column table:style-name="Table618.A"/>
              <table:table-row table:style-name="Table618.1">
                <table:table-cell table:style-name="Table618.A1" office:value-type="string">
                  <text:p text:style-name="Standard"><text:span text:style-name="pd-r10"><text:span text:style-name="T6">D.</text:span></text:span><draw:frame text:anchor-type="as-char" draw:z-index="54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3.3">
          <table:table-cell table:style-name="Table62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23.1">
          <table:table-cell table:style-name="Table623.A1" office:value-type="string">
            <text:p text:style-name="Standard"><text:span text:style-name="T1">156.</text:span></text:p>
          </table:table-cell>
          <table:table-cell table:style-name="Table623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5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24"/>if(true)</text:span></text:p>
            <text:p text:style-name="HTML_20_Preformatted"><text:span text:style-name="T5"><text:s text:c="32"/>if(false)</text:span></text:p>
            <text:p text:style-name="HTML_20_Preformatted"><text:span text:style-name="T5"><text:s text:c="40"/>System.out.println("if3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23.C4" office:value-type="string">
            <text:p text:style-name="Standard"/>
          </table:table-cell>
        </table:table-row>
        <table:table-row table:style-name="Table623.1">
          <table:table-cell table:style-name="Table623.A5" table:number-columns-spanned="3" office:value-type="string">
            <table:table table:name="Table619" table:style-name="Table619">
              <table:table-column table:style-name="Table619.A"/>
              <table:table-row table:style-name="Table619.1">
                <table:table-cell table:style-name="Table619.A1" office:value-type="string">
                  <text:p text:style-name="Standard"><text:span text:style-name="pd-r10"><text:span text:style-name="T6">A.</text:span></text:span><draw:frame text:anchor-type="as-char" draw:z-index="54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0" table:style-name="Table620">
              <table:table-column table:style-name="Table620.A"/>
              <table:table-row table:style-name="Table620.1">
                <table:table-cell table:style-name="Table620.A1" office:value-type="string">
                  <text:p text:style-name="Standard"><text:span text:style-name="pd-r10"><text:span text:style-name="T6">B.</text:span></text:span><draw:frame text:anchor-type="as-char" draw:z-index="54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text:soft-page-break/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1" table:style-name="Table621">
              <table:table-column table:style-name="Table621.A"/>
              <table:table-row table:style-name="Table621.1">
                <table:table-cell table:style-name="Table621.A1" office:value-type="string">
                  <text:p text:style-name="Standard"><text:span text:style-name="pd-r10"><text:span text:style-name="T6">C.</text:span></text:span><draw:frame text:anchor-type="as-char" draw:z-index="543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2" table:style-name="Table622">
              <table:table-column table:style-name="Table622.A"/>
              <table:table-row table:style-name="Table622.1">
                <table:table-cell table:style-name="Table622.A1" office:value-type="string">
                  <text:p text:style-name="Standard"><text:span text:style-name="pd-r10"><text:span text:style-name="T6">D.</text:span></text:span><draw:frame text:anchor-type="as-char" draw:z-index="544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3.3">
          <table:table-cell table:style-name="Table62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32" table:style-name="Table632">
        <table:table-column table:style-name="Table632.A"/>
        <table:table-column table:style-name="Table632.B"/>
        <table:table-column table:style-name="Table632.C"/>
        <table:table-row table:style-name="Table632.1">
          <table:table-cell table:style-name="Table632.A1" office:value-type="string">
            <text:p text:style-name="Standard"><text:span text:style-name="T1">157.</text:span></text:p>
          </table:table-cell>
          <table:table-cell table:style-name="Table63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6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true)</text:span></text:p>
            <text:p text:style-name="HTML_20_Preformatted"><text:span text:style-name="T5"><text:s text:c="16"/>if(true)</text:span></text:p>
            <text:p text:style-name="HTML_20_Preformatted"><text:span text:style-name="T5"><text:s text:c="16"/>if(false)</text:span></text:p>
            <text:p text:style-name="HTML_20_Preformatted"><text:span text:style-name="T5"><text:s text:c="16"/>System.out.println("if3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32.C1" office:value-type="string">
            <text:p text:style-name="Standard"/>
          </table:table-cell>
        </table:table-row>
        <table:table-row table:style-name="Table632.1">
          <table:table-cell table:style-name="Table632.A2" table:number-columns-spanned="3" office:value-type="string">
            <table:table table:name="Table624" table:style-name="Table624">
              <table:table-column table:style-name="Table624.A"/>
              <table:table-row table:style-name="Table624.1">
                <table:table-cell table:style-name="Table624.A1" office:value-type="string">
                  <text:p text:style-name="Standard"><text:span text:style-name="pd-r10"><text:span text:style-name="T6">A.</text:span></text:span><draw:frame text:anchor-type="as-char" draw:z-index="545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5" table:style-name="Table625">
              <table:table-column table:style-name="Table625.A"/>
              <table:table-row table:style-name="Table625.1">
                <table:table-cell table:style-name="Table625.A1" office:value-type="string">
                  <text:p text:style-name="Standard"><text:span text:style-name="pd-r10"><text:span text:style-name="T6">B.</text:span></text:span><draw:frame text:anchor-type="as-char" draw:z-index="546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oft-page-break/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6" table:style-name="Table626">
              <table:table-column table:style-name="Table626.A"/>
              <table:table-row table:style-name="Table626.1">
                <table:table-cell table:style-name="Table626.A1" office:value-type="string">
                  <text:p text:style-name="Standard"><text:span text:style-name="pd-r10"><text:span text:style-name="T6">C.</text:span></text:span><draw:frame text:anchor-type="as-char" draw:z-index="547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7" table:style-name="Table627">
              <table:table-column table:style-name="Table627.A"/>
              <table:table-row table:style-name="Table627.1">
                <table:table-cell table:style-name="Table627.A1" office:value-type="string">
                  <text:p text:style-name="Standard"><text:span text:style-name="pd-r10"><text:span text:style-name="T6">D.</text:span></text:span><draw:frame text:anchor-type="as-char" draw:z-index="548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32.3">
          <table:table-cell table:style-name="Table63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32.1">
          <table:table-cell table:style-name="Table632.A1" office:value-type="string">
            <text:p text:style-name="Standard"><text:span text:style-name="T1">158.</text:span></text:p>
          </table:table-cell>
          <table:table-cell table:style-name="Table632.B1" office:value-type="string">
            <text:p text:style-name="HTML_20_Preformatted"><text:span text:style-name="T5">package nested;</text:span></text:p>
            <text:p text:style-name="P1"/>
            <text:p text:style-name="HTML_20_Preformatted"><text:span text:style-name="T5">public class Z4 {</text:span></text:p>
            <text:p text:style-name="HTML_20_Preformatted"><text:span text:style-name="T5"><text:s text:c="8"/>public static void main(String[] args) {</text:span></text:p>
            <text:p text:style-name="HTML_20_Preformatted"><text:span text:style-name="T5"><text:s text:c="16"/>System.out.println("main begin");</text:span></text:p>
            <text:p text:style-name="HTML_20_Preformatted"><text:span text:style-name="T5"><text:s text:c="16"/>if(false)</text:span></text:p>
            <text:p text:style-name="HTML_20_Preformatted"><text:span text:style-name="T5"><text:s text:c="16"/>if(true)</text:span></text:p>
            <text:p text:style-name="HTML_20_Preformatted"><text:span text:style-name="T5"><text:s text:c="16"/>if(true)</text:span></text:p>
            <text:p text:style-name="HTML_20_Preformatted"><text:span text:style-name="T5"><text:s text:c="16"/>System.out.println("if3 begin");</text:span></text:p>
            <text:p text:style-name="HTML_20_Preformatted"><text:span text:style-name="T5"><text:s text:c="16"/>System.out.println("main end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2"/>
          </table:table-cell>
          <table:table-cell table:style-name="Table632.C4" office:value-type="string">
            <text:p text:style-name="Standard"/>
          </table:table-cell>
        </table:table-row>
        <table:table-row table:style-name="Table632.1">
          <table:table-cell table:style-name="Table632.A5" table:number-columns-spanned="3" office:value-type="string">
            <table:table table:name="Table628" table:style-name="Table628">
              <table:table-column table:style-name="Table628.A"/>
              <table:table-row table:style-name="Table628.1">
                <table:table-cell table:style-name="Table628.A1" office:value-type="string">
                  <text:p text:style-name="Standard"><text:span text:style-name="pd-r10"><text:span text:style-name="T6">A.</text:span></text:span><draw:frame text:anchor-type="as-char" draw:z-index="549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if3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29" table:style-name="Table629">
              <table:table-column table:style-name="Table629.A"/>
              <table:table-row table:style-name="Table629.1">
                <table:table-cell table:style-name="Table629.A1" office:value-type="string">
                  <text:p text:style-name="Standard"><text:span text:style-name="pd-r10"><text:span text:style-name="T6">B.</text:span></text:span><draw:frame text:anchor-type="as-char" draw:z-index="550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</text:span></text:p>
                  <text:p text:style-name="HTML_20_Preformatted"><text:span text:style-name="T5">main end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30" table:style-name="Table630">
              <table:table-column table:style-name="Table630.A"/>
              <table:table-row table:style-name="Table630.1">
                <table:table-cell table:style-name="Table630.A1" office:value-type="string">
                  <text:p text:style-name="Standard"><text:span text:style-name="pd-r10"><text:span text:style-name="T6">C.</text:span></text:span><draw:frame text:anchor-type="as-char" draw:z-index="551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oft-page-break/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3"/>
            <table:table table:name="Table631" table:style-name="Table631">
              <table:table-column table:style-name="Table631.A"/>
              <table:table-row table:style-name="Table631.1">
                <table:table-cell table:style-name="Table631.A1" office:value-type="string">
                  <text:p text:style-name="Standard"><text:span text:style-name="pd-r10"><text:span text:style-name="T6">D.</text:span></text:span><draw:frame text:anchor-type="as-char" draw:z-index="552" draw:style-name="gr1" draw:text-style-name="P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n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32.3">
          <table:table-cell table:style-name="Table63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  <text:p text:style-name="Standard"/>
      <text:p text:style-name="P7">Answers:</text:p>
      <text:p text:style-name="P7">1. C. 2</text:p>
      <text:p text:style-name="P7">2. A. if block:1 main:3</text:p>
      <text:p text:style-name="P7">3. B. main:0</text:p>
      <text:p text:style-name="P7">4. B. if block:0 main:2</text:p>
      <text:p text:style-name="P7">5. A. if block:1 main:3</text:p>
      <text:p text:style-name="P7">6. B. if block:1 main:4</text:p>
      <text:p text:style-name="P7">7.C. main:1</text:p>
      <text:p text:style-name="P7">8. B. main:0</text:p>
      <text:p text:style-name="P7">9. C. main:2</text:p>
      <text:p text:style-name="P7">10. B. main:1</text:p>
      <text:p text:style-name="P7">11. B. true false true true true true true false false false</text:p>
      <text:p text:style-name="P7">12. B. true 0</text:p>
      <text:p text:style-name="P7">13. A. false 1</text:p>
      <text:p text:style-name="P7">14. B. false 1</text:p>
      <text:p text:style-name="P7">15. C. true 1</text:p>
      <text:p text:style-name="P7">16. A. main begin if block main end</text:p>
      <text:p text:style-name="P7">17. B. main begin else block main end</text:p>
      <text:p text:style-name="P7">18. A. main begin else block main end</text:p>
      <text:p text:style-name="P7">19. A. main begin else block stmt1 else block stmt2 else block stmt3 main end</text:p>
      <text:p text:style-name="P7">20 A. main begin else block stmt1 else block stmt2 else block stmt3 main end</text:p>
      <text:p text:style-name="P7">21.B. Compile Time Error</text:p>
      <text:p text:style-name="P7">22.C. main begin if block main end:30</text:p>
      <text:p text:style-name="P7"><text:soft-page-break/>23. A. main begin else block stmt1 else block stmt2 else block stmt3 main end:40</text:p>
      <text:p text:style-name="P7">24. C. None</text:p>
      <text:p text:style-name="P7">25. A. main begin else block stmt1 else block stmt2 else block stmt3 main end</text:p>
      <text:p text:style-name="P7"><text:span text:style-name="T8">26. </text:span>A. Compile Time Error</text:p>
      <text:p text:style-name="P7"><text:span text:style-name="T8">27. </text:span>B. Compile Time Error</text:p>
      <text:p text:style-name="P7"><text:span text:style-name="T8">28. </text:span>C. main begin, main end:</text:p>
      <text:p text:style-name="P7"><text:span text:style-name="T8">29. </text:span>B. Compile Time Error</text:p>
      <text:p text:style-name="P7"><text:span text:style-name="T8">30. </text:span>A. main begin, block1-stmt1, block1-stmt2, block1-stmt3, block1-stmt4, some thing, block2-stmt1, block2-stmt2, block2-stmt3, block2-stmt4, main end:</text:p>
      <text:p text:style-name="P7"><text:span text:style-name="T8">31. </text:span>B. Compile Time Error</text:p>
      <text:p text:style-name="P7"><text:span text:style-name="T8">32. </text:span>C. main begin, block1-stmt1, block1-stmt2, block1-stmt3, block1-stmt4, some thing:10, main end:</text:p>
      <text:p text:style-name="P7"><text:span text:style-name="T8">33. </text:span>B. main begin, if1 begin, else2-body, if1 end, main end:</text:p>
      <text:p text:style-name="P7"><text:span text:style-name="T8">34. </text:span>A. main begin, if1 begin, if2 body, if1 end, main end:</text:p>
      <text:p text:style-name="P7"><text:span text:style-name="T8">35. </text:span>C. main begin, main end:</text:p>
      <text:p text:style-name="P7"><text:span text:style-name="T8">36. </text:span>A. main begin, if2 body, main end:</text:p>
      <text:p text:style-name="P7"><text:span text:style-name="T8">37. </text:span>A. main begin, if2 body, main end:</text:p>
      <text:p text:style-name="P7"><text:span text:style-name="T8">38. </text:span>B. main begin, else2-body, main end:</text:p>
      <text:p text:style-name="P7"><text:span text:style-name="T8">39. </text:span>B. main begin, main end:</text:p>
      <text:p text:style-name="P7"><text:span text:style-name="T8">40. </text:span>C. main begin, if2 body, main end:</text:p>
      <text:p text:style-name="P7"><text:span text:style-name="T8">41. </text:span>C. main begin, if1 begin, else2-body, if1 end, main end:</text:p>
      <text:p text:style-name="P7"><text:span text:style-name="T8">42. </text:span>B. main begin, else1-body, main end:</text:p>
      <text:p text:style-name="P7"><text:span text:style-name="T8">43. </text:span>B. main begin, else1-body, main end:</text:p>
      <text:p text:style-name="P7"><text:span text:style-name="T8">44. </text:span>C. main begin, else1-body, main end:</text:p>
      <text:p text:style-name="P7"><text:span text:style-name="T8">45. </text:span>C. main begin, else1-body, main end:</text:p>
      <text:p text:style-name="P7"><text:span text:style-name="T8">46. </text:span>C. main begin, else1-body, main end:</text:p>
      <text:p text:style-name="P7"><text:span text:style-name="T8">47. </text:span>A. main begin, if2 body, main end:</text:p>
      <text:p text:style-name="P7"><text:span text:style-name="T8">48. </text:span>A. main begin, else1 body, main end:</text:p>
      <text:p text:style-name="P7"><text:span text:style-name="T8">49. </text:span>C. main begin, else2-body, main end:</text:p>
      <text:p text:style-name="P7"><text:span text:style-name="T8">50. </text:span>C. main begin, if2 begin, if3-body, if1 end, main end:</text:p>
      <text:p text:style-name="P7"><text:span text:style-name="T9">51. </text:span>B.</text:p>
      <text:p text:style-name="P7"><text:span text:style-name="T9">52. </text:span>B.</text:p>
      <text:p text:style-name="P7"><text:soft-page-break/><text:span text:style-name="T9">53. </text:span>C.</text:p>
      <text:p text:style-name="P7"><text:span text:style-name="T9">54. </text:span>C.</text:p>
      <text:p text:style-name="P7"><text:span text:style-name="T9">55. </text:span>A.</text:p>
      <text:p text:style-name="P7"><text:span text:style-name="T9">56. </text:span>B.</text:p>
      <text:p text:style-name="P7"><text:span text:style-name="T9">57. </text:span>C.</text:p>
      <text:p text:style-name="P7"><text:span text:style-name="T9">58. </text:span>A.</text:p>
      <text:p text:style-name="P7"><text:span text:style-name="T9">59. </text:span>A.</text:p>
      <text:p text:style-name="P7"><text:span text:style-name="T9">60. </text:span>A.</text:p>
      <text:p text:style-name="P7"><text:span text:style-name="T9">61. </text:span>A.</text:p>
      <text:p text:style-name="P7"><text:span text:style-name="T9">62. </text:span>A.</text:p>
      <text:p text:style-name="P7"><text:span text:style-name="T9">63. </text:span>B.</text:p>
      <text:p text:style-name="P7"><text:span text:style-name="T9">64. </text:span>A.</text:p>
      <text:p text:style-name="P7"><text:span text:style-name="T9">65. </text:span>C.</text:p>
      <text:p text:style-name="P7"><text:span text:style-name="T9">66. </text:span>A.</text:p>
      <text:p text:style-name="P7"><text:span text:style-name="T9">67. </text:span>A.</text:p>
      <text:p text:style-name="P7"><text:span text:style-name="T9">68. </text:span>B.</text:p>
      <text:p text:style-name="P7"><text:span text:style-name="T9">69. </text:span>C.</text:p>
      <text:p text:style-name="P7"><text:span text:style-name="T9">70. </text:span>A.</text:p>
      <text:p text:style-name="P7"><text:span text:style-name="T9">71. </text:span>B.</text:p>
      <text:p text:style-name="P7"><text:span text:style-name="T9">72. </text:span>B.</text:p>
      <text:p text:style-name="P7"><text:span text:style-name="T9">73. </text:span>B.</text:p>
      <text:p text:style-name="P7"><text:span text:style-name="T9">74. </text:span>A.</text:p>
      <text:p text:style-name="P7"><text:span text:style-name="T9">75. </text:span>A.</text:p>
      <text:p text:style-name="P7"><text:span text:style-name="T10">76. </text:span>A.</text:p>
      <text:p text:style-name="P7"><text:span text:style-name="T10">77. </text:span>C.</text:p>
      <text:p text:style-name="P7"><text:span text:style-name="T10">78. </text:span>B.</text:p>
      <text:p text:style-name="P7"><text:span text:style-name="T10">79. </text:span>C.</text:p>
      <text:p text:style-name="P7"><text:span text:style-name="T10">80. </text:span>D.</text:p>
      <text:p text:style-name="P7"><text:span text:style-name="T10">81. </text:span>A.</text:p>
      <text:p text:style-name="P7"><text:span text:style-name="T10">82. </text:span>A.</text:p>
      <text:p text:style-name="P7"><text:span text:style-name="T10">83. </text:span>B.</text:p>
      <text:p text:style-name="P7"><text:span text:style-name="T10">84. </text:span>B.</text:p>
      <text:p text:style-name="P7"><text:soft-page-break/><text:span text:style-name="T10">85. </text:span>A.</text:p>
      <text:p text:style-name="P7"><text:span text:style-name="T10">86. </text:span>A.</text:p>
      <text:p text:style-name="P7"><text:span text:style-name="T10">87. </text:span>B.</text:p>
      <text:p text:style-name="P7"><text:span text:style-name="T10">88. </text:span>B.</text:p>
      <text:p text:style-name="P7"><text:span text:style-name="T10">89. </text:span>A.</text:p>
      <text:p text:style-name="P7"><text:span text:style-name="T10">90. </text:span>C.</text:p>
      <text:p text:style-name="P7"><text:span text:style-name="T10">91. </text:span>C.</text:p>
      <text:p text:style-name="P7"><text:span text:style-name="T10">92. </text:span>B.</text:p>
      <text:p text:style-name="P7"><text:span text:style-name="T10">93. </text:span>A.</text:p>
      <text:p text:style-name="P7"><text:span text:style-name="T10">94. </text:span>A.</text:p>
      <text:p text:style-name="P7"><text:span text:style-name="T10">95. </text:span>C.</text:p>
      <text:p text:style-name="P7"><text:span text:style-name="T10">96. </text:span>A.</text:p>
      <text:p text:style-name="P7"><text:span text:style-name="T10">97. </text:span>C.</text:p>
      <text:p text:style-name="P7"><text:span text:style-name="T10">98. </text:span>D.</text:p>
      <text:p text:style-name="P7"><text:span text:style-name="T10">99. </text:span>A.</text:p>
      <text:p text:style-name="P7"><text:span text:style-name="T10">100. </text:span>C.</text:p>
      <text:p text:style-name="P7"><text:span text:style-name="T11">101. </text:span>A.</text:p>
      <text:p text:style-name="P7"><text:span text:style-name="T11">102. </text:span>A.</text:p>
      <text:p text:style-name="P7"><text:span text:style-name="T11">103. </text:span>C.</text:p>
      <text:p text:style-name="P7"><text:span text:style-name="T11">104. </text:span>A.</text:p>
      <text:p text:style-name="P7"><text:span text:style-name="T11">105. </text:span>C.</text:p>
      <text:p text:style-name="P7"><text:span text:style-name="T11">106. </text:span>A.</text:p>
      <text:p text:style-name="P7"><text:span text:style-name="T11">107. </text:span>A.</text:p>
      <text:p text:style-name="P7"><text:span text:style-name="T11">108. </text:span>A.</text:p>
      <text:p text:style-name="P7"><text:span text:style-name="T11">109. </text:span>B.</text:p>
      <text:p text:style-name="P7"><text:span text:style-name="T11">110. </text:span>D.</text:p>
      <text:p text:style-name="P7"><text:span text:style-name="T11">111. </text:span>A.</text:p>
      <text:p text:style-name="P7"><text:span text:style-name="T11">112. </text:span>C.</text:p>
      <text:p text:style-name="P7"><text:span text:style-name="T11">113. </text:span>A.</text:p>
      <text:p text:style-name="P7"><text:span text:style-name="T11">114. </text:span>C.</text:p>
      <text:p text:style-name="P7"><text:span text:style-name="T11">115. </text:span>A.</text:p>
      <text:p text:style-name="P7"><text:span text:style-name="T11">116. </text:span>C.</text:p>
      <text:p text:style-name="P7"><text:soft-page-break/><text:span text:style-name="T11">117. </text:span>C.</text:p>
      <text:p text:style-name="P7"><text:span text:style-name="T11">118. </text:span>C.</text:p>
      <text:p text:style-name="P7"><text:span text:style-name="T11">119. </text:span>A.</text:p>
      <text:p text:style-name="P7"><text:span text:style-name="T11">120. </text:span>C.</text:p>
      <text:p text:style-name="P7"><text:span text:style-name="T11">121. </text:span>A.</text:p>
      <text:p text:style-name="P7"><text:span text:style-name="T11">122. </text:span>A.</text:p>
      <text:p text:style-name="P7"><text:span text:style-name="T11">123. </text:span>B.</text:p>
      <text:p text:style-name="P7"><text:span text:style-name="T11">124. </text:span>A.</text:p>
      <text:p text:style-name="P7"><text:span text:style-name="T11">125. </text:span>D.</text:p>
      <text:p text:style-name="P7"><text:span text:style-name="T12">126. </text:span>B.</text:p>
      <text:p text:style-name="P7"><text:span text:style-name="T12">127. </text:span>A.</text:p>
      <text:p text:style-name="P7"><text:span text:style-name="T12">128. </text:span>C.</text:p>
      <text:p text:style-name="P7"><text:span text:style-name="T12">129. </text:span>B.</text:p>
      <text:p text:style-name="P7"><text:span text:style-name="T12">130. </text:span>D.</text:p>
      <text:p text:style-name="P7"><text:span text:style-name="T12">131. </text:span>B.</text:p>
      <text:p text:style-name="P7"><text:span text:style-name="T12">132. </text:span>A.</text:p>
      <text:p text:style-name="P7"><text:span text:style-name="T12">133. </text:span>B.</text:p>
      <text:p text:style-name="P7"><text:span text:style-name="T12">134. </text:span>A.</text:p>
      <text:p text:style-name="P7"><text:span text:style-name="T12">135. </text:span>A.</text:p>
      <text:p text:style-name="P7"><text:span text:style-name="T12">136. </text:span>B.</text:p>
      <text:p text:style-name="P7"><text:span text:style-name="T12">137. </text:span>C.</text:p>
      <text:p text:style-name="P7"><text:span text:style-name="T12">138. </text:span>C.</text:p>
      <text:p text:style-name="P7"><text:span text:style-name="T12">139. </text:span>C.</text:p>
      <text:p text:style-name="P7"><text:span text:style-name="T12">140. </text:span>B.</text:p>
      <text:p text:style-name="P7"><text:span text:style-name="T13">141. </text:span>B.</text:p>
      <text:p text:style-name="P7"><text:span text:style-name="T13">142.</text:span>A.</text:p>
      <text:p text:style-name="P7"><text:span text:style-name="T13">143. </text:span>C.</text:p>
      <text:p text:style-name="P7"><text:span text:style-name="T13">144. </text:span>B.</text:p>
      <text:p text:style-name="P7"><text:span text:style-name="T13">145. </text:span>A.</text:p>
      <text:p text:style-name="P7"><text:span text:style-name="T13">146. </text:span>A.</text:p>
      <text:p text:style-name="P7"><text:span text:style-name="T13">147. </text:span>B.</text:p>
      <text:p text:style-name="P7"><text:span text:style-name="T13">148. </text:span>A.</text:p>
      <text:p text:style-name="P7"><text:soft-page-break/><text:span text:style-name="T13">149. </text:span>C.</text:p>
      <text:p text:style-name="P7"><text:span text:style-name="T13">150. </text:span>B.</text:p>
      <text:p text:style-name="P7"><text:span text:style-name="T13">151. </text:span>A.</text:p>
      <text:p text:style-name="P7"><text:span text:style-name="T13">152. </text:span>A.</text:p>
      <text:p text:style-name="P7"><text:span text:style-name="T13">153. </text:span>B.</text:p>
      <text:p text:style-name="P7"><text:span text:style-name="T13">154. </text:span>A.</text:p>
      <text:p text:style-name="P7"><text:span text:style-name="T13">155. </text:span>C.</text:p>
      <text:p text:style-name="P7"><text:span text:style-name="T13">156. </text:span>A.</text:p>
      <text:p text:style-name="P7"><text:span text:style-name="T13">157. </text:span>A.</text:p>
      <text:p text:style-name="P7"><text:span text:style-name="T13">158. </text:span>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10"/>Topic: </text:span><text:bookmark-start text:name="_GoBack"/><text:span text:style-name="MT1">If_and_else_if_and _else_block_Questions</text:span><text:bookmark-end text:name="_GoBack"/></text:p>
      </style:header>
      <style:footer>
        <text:p text:style-name="Footer"><text:span text:style-name="MT1">©VIJAYS PROGRAMMING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3</meta:editing-cycles>
    <meta:creation-date>2022-11-22T17:12:00</meta:creation-date>
    <dc:date>2023-11-27T11:55:11.381481663</dc:date>
    <meta:editing-duration>PT53M57S</meta:editing-duration>
    <meta:generator>LibreOffice/6.4.7.2$Linux_X86_64 LibreOffice_project/40$Build-2</meta:generator>
    <meta:document-statistic meta:table-count="632" meta:image-count="0" meta:object-count="0" meta:page-count="174" meta:paragraph-count="6906" meta:word-count="9316" meta:character-count="144879" meta:non-whitespace-character-count="54919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